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MT" svg:font-family="'Arial 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7" style:family="table" style:master-page-name="Converted3">
      <style:table-properties style:width="15.898cm" fo:margin-left="0.055cm" fo:margin-top="0cm" fo:margin-bottom="0cm" style:page-number="auto" table:align="left" style:writing-mode="lr-tb"/>
    </style:style>
    <style:style style:name="Table7.A" style:family="table-column">
      <style:table-column-properties style:column-width="15.896cm"/>
    </style:style>
    <style:style style:name="Table7.1" style:family="table-row">
      <style:table-row-properties style:min-row-height="0.654cm" fo:keep-together="auto"/>
    </style:style>
    <style:style style:name="Table7.A1" style:family="table-cell">
      <style:table-cell-properties fo:background-color="#efefef" fo:padding-left="0.012cm" fo:padding-right="0.012cm" fo:padding-top="0cm" fo:padding-bottom="0cm" fo:border="0.75pt solid #cccccc">
        <style:background-image/>
      </style:table-cell-properties>
    </style:style>
    <style:style style:name="Table10" style:family="table" style:master-page-name="Converted5">
      <style:table-properties style:width="15.898cm" fo:margin-left="0.055cm" fo:margin-top="0cm" fo:margin-bottom="0cm" style:page-number="auto" table:align="left" style:writing-mode="lr-tb"/>
    </style:style>
    <style:style style:name="Table10.A" style:family="table-column">
      <style:table-column-properties style:column-width="15.896cm"/>
    </style:style>
    <style:style style:name="Table10.1" style:family="table-row">
      <style:table-row-properties style:min-row-height="0.654cm" fo:keep-together="auto"/>
    </style:style>
    <style:style style:name="Table10.A1" style:family="table-cell">
      <style:table-cell-properties fo:background-color="#efefef" fo:padding-left="0.012cm" fo:padding-right="0.012cm" fo:padding-top="0cm" fo:padding-bottom="0cm" fo:border="0.75pt solid #cccccc">
        <style:background-image/>
      </style:table-cell-properties>
    </style:style>
    <style:style style:name="Table13" style:family="table" style:master-page-name="Converted7">
      <style:table-properties style:width="15.898cm" fo:margin-left="0.055cm" fo:margin-top="0cm" fo:margin-bottom="0cm" style:page-number="auto" table:align="left" style:writing-mode="lr-tb"/>
    </style:style>
    <style:style style:name="Table13.A" style:family="table-column">
      <style:table-column-properties style:column-width="15.896cm"/>
    </style:style>
    <style:style style:name="Table13.1" style:family="table-row">
      <style:table-row-properties style:min-row-height="0.654cm" fo:keep-together="auto"/>
    </style:style>
    <style:style style:name="Table13.A1" style:family="table-cell">
      <style:table-cell-properties fo:background-color="#efefef" fo:padding-left="0.012cm" fo:padding-right="0.012cm" fo:padding-top="0cm" fo:padding-bottom="0cm" fo:border="0.75pt solid #cccccc">
        <style:background-image/>
      </style:table-cell-properties>
    </style:style>
    <style:style style:name="Table16" style:family="table" style:master-page-name="Converted9">
      <style:table-properties style:width="15.898cm" fo:margin-left="0.055cm" fo:margin-top="0cm" fo:margin-bottom="0cm" style:page-number="auto" table:align="left" style:writing-mode="lr-tb"/>
    </style:style>
    <style:style style:name="Table16.A" style:family="table-column">
      <style:table-column-properties style:column-width="15.896cm"/>
    </style:style>
    <style:style style:name="Table16.1" style:family="table-row">
      <style:table-row-properties style:min-row-height="0.654cm" fo:keep-together="auto"/>
    </style:style>
    <style:style style:name="Table16.A1" style:family="table-cell">
      <style:table-cell-properties fo:background-color="#efefef" fo:padding-left="0.012cm" fo:padding-right="0.012cm" fo:padding-top="0cm" fo:padding-bottom="0cm" fo:border="0.75pt solid #cccccc">
        <style:background-image/>
      </style:table-cell-properties>
    </style:style>
    <style:style style:name="Table19" style:family="table" style:master-page-name="Converted10">
      <style:table-properties style:width="15.873cm" fo:margin-left="0.065cm" fo:margin-top="0cm" fo:margin-bottom="0cm" style:page-number="auto" table:align="left" style:writing-mode="lr-tb"/>
    </style:style>
    <style:style style:name="Table19.A" style:family="table-column">
      <style:table-column-properties style:column-width="15.873cm"/>
    </style:style>
    <style:style style:name="Table19.1" style:family="table-row">
      <style:table-row-properties style:min-row-height="12.772cm" fo:keep-together="auto"/>
    </style:style>
    <style:style style:name="Table19.A1" style:family="table-cell">
      <style:table-cell-properties fo:padding-left="0.012cm" fo:padding-right="0.012cm" fo:padding-top="0cm" fo:padding-bottom="0cm" fo:border="0.75pt solid #cccccc"/>
    </style:style>
    <style:style style:name="Table19.2" style:family="table-row">
      <style:table-row-properties style:min-row-height="0.473cm" fo:keep-together="auto"/>
    </style:style>
    <style:style style:name="Table19.A2" style:family="table-cell">
      <style:table-cell-properties fo:background-color="#9f9f9f" fo:padding-left="0.012cm" fo:padding-right="0.012cm" fo:padding-top="0cm" fo:padding-bottom="0cm" fo:border-left="none" fo:border-right="0.25pt solid #e2e2e2" fo:border-top="0.75pt solid #cccccc" fo:border-bottom="0.25pt solid #e2e2e2">
        <style:background-image/>
      </style:table-cell-properties>
    </style:style>
    <style:style style:name="Table20" style:family="table" style:master-page-name="Converted11">
      <style:table-properties style:width="15.898cm" fo:margin-left="0.055cm" fo:margin-top="0cm" fo:margin-bottom="0cm" style:page-number="auto" table:align="left" style:writing-mode="lr-tb"/>
    </style:style>
    <style:style style:name="Table20.A" style:family="table-column">
      <style:table-column-properties style:column-width="3.177cm"/>
    </style:style>
    <style:style style:name="Table20.B" style:family="table-column">
      <style:table-column-properties style:column-width="12.719cm"/>
    </style:style>
    <style:style style:name="Table20.1" style:family="table-row">
      <style:table-row-properties style:min-row-height="0.654cm" fo:keep-together="auto"/>
    </style:style>
    <style:style style:name="Table20.A1" style:family="table-cell">
      <style:table-cell-properties fo:background-color="#efefef" fo:padding-left="0.012cm" fo:padding-right="0.012cm" fo:padding-top="0cm" fo:padding-bottom="0cm" fo:border="0.75pt solid #cccccc">
        <style:background-image/>
      </style:table-cell-properties>
    </style:style>
    <style:style style:name="Table20.2" style:family="table-row">
      <style:table-row-properties style:min-row-height="0.591cm" fo:keep-together="auto"/>
    </style:style>
    <style:style style:name="Table20.A2" style:family="table-cell">
      <style:table-cell-properties fo:padding-left="0.012cm" fo:padding-right="0.012cm" fo:padding-top="0cm" fo:padding-bottom="0cm" fo:border="0.75pt solid #cccccc"/>
    </style:style>
    <style:style style:name="Table20.B2" style:family="table-cell">
      <style:table-cell-properties fo:padding-left="0.012cm" fo:padding-right="0.012cm" fo:padding-top="0cm" fo:padding-bottom="0cm" fo:border="0.75pt solid #cccccc"/>
    </style:style>
    <style:style style:name="Table20.A3" style:family="table-cell">
      <style:table-cell-properties fo:padding-left="0.012cm" fo:padding-right="0.012cm" fo:padding-top="0cm" fo:padding-bottom="0cm" fo:border="0.75pt solid #cccccc"/>
    </style:style>
    <style:style style:name="Table20.B3" style:family="table-cell">
      <style:table-cell-properties fo:padding-left="0.012cm" fo:padding-right="0.012cm" fo:padding-top="0cm" fo:padding-bottom="0cm" fo:border="0.75pt solid #cccccc"/>
    </style:style>
    <style:style style:name="Table20.A4" style:family="table-cell">
      <style:table-cell-properties fo:padding-left="0.012cm" fo:padding-right="0.012cm" fo:padding-top="0cm" fo:padding-bottom="0cm" fo:border="0.75pt solid #cccccc"/>
    </style:style>
    <style:style style:name="Table20.B4" style:family="table-cell">
      <style:table-cell-properties fo:padding-left="0.012cm" fo:padding-right="0.012cm" fo:padding-top="0cm" fo:padding-bottom="0cm" fo:border="0.75pt solid #cccccc"/>
    </style:style>
    <style:style style:name="Table20.5" style:family="table-row">
      <style:table-row-properties style:min-row-height="0.594cm" fo:keep-together="auto"/>
    </style:style>
    <style:style style:name="Table20.A5" style:family="table-cell">
      <style:table-cell-properties fo:padding-left="0.012cm" fo:padding-right="0.012cm" fo:padding-top="0cm" fo:padding-bottom="0cm" fo:border="0.75pt solid #cccccc"/>
    </style:style>
    <style:style style:name="Table20.B5" style:family="table-cell">
      <style:table-cell-properties fo:padding-left="0.012cm" fo:padding-right="0.012cm" fo:padding-top="0cm" fo:padding-bottom="0cm" fo:border="0.75pt solid #cccccc"/>
    </style:style>
    <style:style style:name="Table20.6" style:family="table-row">
      <style:table-row-properties style:min-row-height="0.176cm" fo:keep-together="auto"/>
    </style:style>
    <style:style style:name="Table20.A6" style:family="table-cell">
      <style:table-cell-properties fo:padding-left="0.012cm" fo:padding-right="0.012cm" fo:padding-top="0cm" fo:padding-bottom="0cm" fo:border="0.75pt solid #cccccc"/>
    </style:style>
    <style:style style:name="Table20.B6" style:family="table-cell">
      <style:table-cell-properties fo:padding-left="0.012cm" fo:padding-right="0.012cm" fo:padding-top="0cm" fo:padding-bottom="0cm" fo:border="0.75pt solid #cccccc"/>
    </style:style>
    <style:style style:name="Table23" style:family="table" style:master-page-name="Converted12">
      <style:table-properties style:width="15.873cm" fo:margin-left="0.065cm" fo:margin-top="0cm" fo:margin-bottom="0cm" style:page-number="auto" table:align="left" style:writing-mode="lr-tb"/>
    </style:style>
    <style:style style:name="Table23.A" style:family="table-column">
      <style:table-column-properties style:column-width="15.873cm"/>
    </style:style>
    <style:style style:name="Table23.1" style:family="table-row">
      <style:table-row-properties style:min-row-height="18.542cm" fo:keep-together="auto"/>
    </style:style>
    <style:style style:name="Table23.A1" style:family="table-cell">
      <style:table-cell-properties fo:padding-left="0.012cm" fo:padding-right="0.012cm" fo:padding-top="0cm" fo:padding-bottom="0cm" fo:border="0.75pt solid #cccccc"/>
    </style:style>
    <style:style style:name="Table23.2" style:family="table-row">
      <style:table-row-properties style:min-row-height="0.473cm" fo:keep-together="auto"/>
    </style:style>
    <style:style style:name="Table23.A2" style:family="table-cell">
      <style:table-cell-properties fo:background-color="#9f9f9f" fo:padding-left="0.012cm" fo:padding-right="0.012cm" fo:padding-top="0cm" fo:padding-bottom="0cm" fo:border-left="none" fo:border-right="0.25pt solid #e2e2e2" fo:border-top="0.75pt solid #cccccc" fo:border-bottom="0.25pt solid #e2e2e2">
        <style:background-image/>
      </style:table-cell-properties>
    </style:style>
    <style:style style:name="Table24" style:family="table" style:master-page-name="Converted13">
      <style:table-properties style:width="15.898cm" fo:margin-left="0.055cm" fo:margin-top="0cm" fo:margin-bottom="0cm" style:page-number="auto" table:align="left" style:writing-mode="lr-tb"/>
    </style:style>
    <style:style style:name="Table24.A" style:family="table-column">
      <style:table-column-properties style:column-width="15.896cm"/>
    </style:style>
    <style:style style:name="Table24.1" style:family="table-row">
      <style:table-row-properties style:min-row-height="0.654cm" fo:keep-together="auto"/>
    </style:style>
    <style:style style:name="Table24.A1" style:family="table-cell">
      <style:table-cell-properties fo:background-color="#efefef" fo:padding-left="0.012cm" fo:padding-right="0.012cm" fo:padding-top="0cm" fo:padding-bottom="0cm" fo:border="0.75pt solid #cccccc">
        <style:background-image/>
      </style:table-cell-properties>
    </style:style>
    <style:style style:name="Table27" style:family="table" style:master-page-name="Converted15">
      <style:table-properties style:width="15.898cm" fo:margin-left="0.055cm" fo:margin-top="0cm" fo:margin-bottom="0cm" style:page-number="auto" table:align="left" style:writing-mode="lr-tb"/>
    </style:style>
    <style:style style:name="Table27.A" style:family="table-column">
      <style:table-column-properties style:column-width="15.896cm"/>
    </style:style>
    <style:style style:name="Table27.1" style:family="table-row">
      <style:table-row-properties style:min-row-height="0.654cm" fo:keep-together="auto"/>
    </style:style>
    <style:style style:name="Table27.A1" style:family="table-cell">
      <style:table-cell-properties fo:background-color="#efefef" fo:padding-left="0.012cm" fo:padding-right="0.012cm" fo:padding-top="0cm" fo:padding-bottom="0cm" fo:border="0.75pt solid #cccccc">
        <style:background-image/>
      </style:table-cell-properties>
    </style:style>
    <style:style style:name="Table30" style:family="table" style:master-page-name="Converted16">
      <style:table-properties style:width="15.873cm" fo:margin-left="0.065cm" fo:margin-top="0cm" fo:margin-bottom="0cm" style:page-number="auto" table:align="left" style:writing-mode="lr-tb"/>
    </style:style>
    <style:style style:name="Table30.A" style:family="table-column">
      <style:table-column-properties style:column-width="15.873cm"/>
    </style:style>
    <style:style style:name="Table30.1" style:family="table-row">
      <style:table-row-properties style:min-row-height="14.233cm" fo:keep-together="auto"/>
    </style:style>
    <style:style style:name="Table30.A1" style:family="table-cell">
      <style:table-cell-properties fo:padding-left="0.012cm" fo:padding-right="0.012cm" fo:padding-top="0cm" fo:padding-bottom="0cm" fo:border="0.75pt solid #cccccc"/>
    </style:style>
    <style:style style:name="Table30.2" style:family="table-row">
      <style:table-row-properties style:min-row-height="0.473cm" fo:keep-together="auto"/>
    </style:style>
    <style:style style:name="Table30.A2" style:family="table-cell">
      <style:table-cell-properties fo:background-color="#9f9f9f" fo:padding-left="0.012cm" fo:padding-right="0.012cm" fo:padding-top="0cm" fo:padding-bottom="0cm" fo:border-left="none" fo:border-right="0.25pt solid #e2e2e2" fo:border-top="0.75pt solid #cccccc" fo:border-bottom="0.25pt solid #e2e2e2">
        <style:background-image/>
      </style:table-cell-properties>
    </style:style>
    <style:style style:name="Table31" style:family="table" style:master-page-name="Converted17">
      <style:table-properties style:width="15.898cm" fo:margin-left="0.055cm" fo:margin-top="0cm" fo:margin-bottom="0cm" style:page-number="auto" table:align="left" style:writing-mode="lr-tb"/>
    </style:style>
    <style:style style:name="Table31.A" style:family="table-column">
      <style:table-column-properties style:column-width="15.896cm"/>
    </style:style>
    <style:style style:name="Table31.1" style:family="table-row">
      <style:table-row-properties style:min-row-height="0.654cm" fo:keep-together="auto"/>
    </style:style>
    <style:style style:name="Table31.A1" style:family="table-cell">
      <style:table-cell-properties fo:background-color="#efefef" fo:padding-left="0.012cm" fo:padding-right="0.012cm" fo:padding-top="0cm" fo:padding-bottom="0cm" fo:border="0.75pt solid #cccccc">
        <style:background-image/>
      </style:table-cell-properties>
    </style:style>
    <style:style style:name="Table32" style:family="table">
      <style:table-properties style:width="15.9cm" fo:margin-left="0.055cm" fo:margin-top="0cm" fo:margin-bottom="0cm" table:align="left" style:writing-mode="lr-tb"/>
    </style:style>
    <style:style style:name="Table32.A" style:family="table-column">
      <style:table-column-properties style:column-width="3.177cm"/>
    </style:style>
    <style:style style:name="Table32.B" style:family="table-column">
      <style:table-column-properties style:column-width="4.771cm"/>
    </style:style>
    <style:style style:name="Table32.D" style:family="table-column">
      <style:table-column-properties style:column-width="4.773cm"/>
    </style:style>
    <style:style style:name="Table32.1" style:family="table-row">
      <style:table-row-properties style:min-row-height="0.591cm" fo:keep-together="auto"/>
    </style:style>
    <style:style style:name="Table32.A1" style:family="table-cell">
      <style:table-cell-properties fo:background-color="#efefef" fo:padding-left="0.012cm" fo:padding-right="0.012cm" fo:padding-top="0cm" fo:padding-bottom="0cm" fo:border="0.75pt solid #cccccc">
        <style:background-image/>
      </style:table-cell-properties>
    </style:style>
    <style:style style:name="Table32.B1" style:family="table-cell">
      <style:table-cell-properties fo:padding-left="0.012cm" fo:padding-right="0.012cm" fo:padding-top="0cm" fo:padding-bottom="0cm" fo:border="0.75pt solid #cccccc"/>
    </style:style>
    <style:style style:name="Table32.D1" style:family="table-cell">
      <style:table-cell-properties fo:padding-left="0.012cm" fo:padding-right="0.012cm" fo:padding-top="0cm" fo:padding-bottom="0cm" fo:border="0.75pt solid #cccccc"/>
    </style:style>
    <style:style style:name="Table32.2" style:family="table-row">
      <style:table-row-properties style:min-row-height="0.594cm" fo:keep-together="auto"/>
    </style:style>
    <style:style style:name="Table32.B2" style:family="table-cell">
      <style:table-cell-properties fo:padding-left="0.012cm" fo:padding-right="0.012cm" fo:padding-top="0cm" fo:padding-bottom="0cm" fo:border="0.75pt solid #cccccc"/>
    </style:style>
    <style:style style:name="Table32.D2" style:family="table-cell">
      <style:table-cell-properties fo:padding-left="0.012cm" fo:padding-right="0.012cm" fo:padding-top="0cm" fo:padding-bottom="0cm" fo:border="0.75pt solid #cccccc"/>
    </style:style>
    <style:style style:name="Table32.B3" style:family="table-cell">
      <style:table-cell-properties fo:padding-left="0.012cm" fo:padding-right="0.012cm" fo:padding-top="0cm" fo:padding-bottom="0cm" fo:border="0.75pt solid #cccccc"/>
    </style:style>
    <style:style style:name="Table32.D3" style:family="table-cell">
      <style:table-cell-properties fo:padding-left="0.012cm" fo:padding-right="0.012cm" fo:padding-top="0cm" fo:padding-bottom="0cm" fo:border="0.75pt solid #cccccc"/>
    </style:style>
    <style:style style:name="Table32.4" style:family="table-row">
      <style:table-row-properties style:min-row-height="0.593cm" fo:keep-together="auto"/>
    </style:style>
    <style:style style:name="Table32.B4" style:family="table-cell">
      <style:table-cell-properties fo:padding-left="0.012cm" fo:padding-right="0.012cm" fo:padding-top="0cm" fo:padding-bottom="0cm" fo:border="0.75pt solid #cccccc"/>
    </style:style>
    <style:style style:name="Table32.5" style:family="table-row">
      <style:table-row-properties style:min-row-height="1.078cm" fo:keep-together="auto"/>
    </style:style>
    <style:style style:name="Table32.B5" style:family="table-cell">
      <style:table-cell-properties fo:padding-left="0.012cm" fo:padding-right="0.012cm" fo:padding-top="0cm" fo:padding-bottom="0cm" fo:border="0.75pt solid #cccccc"/>
    </style:style>
    <style:style style:name="Table32.B6" style:family="table-cell">
      <style:table-cell-properties fo:padding-left="0.012cm" fo:padding-right="0.012cm" fo:padding-top="0cm" fo:padding-bottom="0cm" fo:border="0.75pt solid #cccccc"/>
    </style:style>
    <style:style style:name="Table32.7" style:family="table-row">
      <style:table-row-properties style:min-row-height="1.081cm" fo:keep-together="auto"/>
    </style:style>
    <style:style style:name="Table32.B7" style:family="table-cell">
      <style:table-cell-properties fo:padding-left="0.012cm" fo:padding-right="0.012cm" fo:padding-top="0cm" fo:padding-bottom="0cm" fo:border="0.75pt solid #cccccc"/>
    </style:style>
    <style:style style:name="Table33" style:family="table">
      <style:table-properties style:width="15.898cm" fo:margin-left="0.055cm" fo:margin-top="0cm" fo:margin-bottom="0cm" table:align="left" style:writing-mode="lr-tb"/>
    </style:style>
    <style:style style:name="Table33.A" style:family="table-column">
      <style:table-column-properties style:column-width="3.186cm"/>
    </style:style>
    <style:style style:name="Table33.B" style:family="table-column">
      <style:table-column-properties style:column-width="4.196cm"/>
    </style:style>
    <style:style style:name="Table33.C" style:family="table-column">
      <style:table-column-properties style:column-width="6.121cm"/>
    </style:style>
    <style:style style:name="Table33.D" style:family="table-column">
      <style:table-column-properties style:column-width="2.394cm"/>
    </style:style>
    <style:style style:name="Table33.1" style:family="table-row">
      <style:table-row-properties style:min-row-height="0.633cm" fo:keep-together="auto"/>
    </style:style>
    <style:style style:name="Table33.A1" style:family="table-cell">
      <style:table-cell-properties fo:background-color="#efefef" fo:padding-left="0.012cm" fo:padding-right="0.012cm" fo:padding-top="0cm" fo:padding-bottom="0cm" fo:border="0.75pt solid #cccccc">
        <style:background-image/>
      </style:table-cell-properties>
    </style:style>
    <style:style style:name="Table33.B1" style:family="table-cell">
      <style:table-cell-properties fo:background-color="#efefef" fo:padding-left="0.012cm" fo:padding-right="0.012cm" fo:padding-top="0cm" fo:padding-bottom="0cm" fo:border-left="0.75pt solid #cccccc" fo:border-right="0.75pt solid #cccccc" fo:border-top="0.75pt solid #cccccc" fo:border-bottom="none">
        <style:background-image/>
      </style:table-cell-properties>
    </style:style>
    <style:style style:name="Table33.2" style:family="table-row">
      <style:table-row-properties style:min-row-height="0.572cm" fo:keep-together="auto"/>
    </style:style>
    <style:style style:name="Table33.A2" style:family="table-cell">
      <style:table-cell-properties fo:background-color="#efefef" fo:padding-left="0.012cm" fo:padding-right="0.012cm" fo:padding-top="0cm" fo:padding-bottom="0cm" fo:border-left="0.75pt solid #cccccc" fo:border-right="0.75pt solid #cccccc" fo:border-top="none" fo:border-bottom="0.75pt solid #cccccc">
        <style:background-image/>
      </style:table-cell-properties>
    </style:style>
    <style:style style:name="Table33.B2" style:family="table-cell">
      <style:table-cell-properties fo:padding-left="0.012cm" fo:padding-right="0.012cm" fo:padding-top="0cm" fo:padding-bottom="0cm" fo:border-left="0.75pt solid #cccccc" fo:border-right="none" fo:border-top="none" fo:border-bottom="none"/>
    </style:style>
    <style:style style:name="Table33.C2" style:family="table-cell">
      <style:table-cell-properties fo:padding-left="0.012cm" fo:padding-right="0.012cm" fo:padding-top="0cm" fo:padding-bottom="0cm" fo:border="none"/>
    </style:style>
    <style:style style:name="Table33.D2" style:family="table-cell">
      <style:table-cell-properties fo:padding-left="0.012cm" fo:padding-right="0.012cm" fo:padding-top="0cm" fo:padding-bottom="0cm" fo:border-left="none" fo:border-right="0.75pt solid #cccccc" fo:border-top="none" fo:border-bottom="none"/>
    </style:style>
    <style:style style:name="Table33.3" style:family="table-row">
      <style:table-row-properties style:min-row-height="0.566cm" fo:keep-together="auto"/>
    </style:style>
    <style:style style:name="Table33.B3" style:family="table-cell">
      <style:table-cell-properties fo:padding-left="0.012cm" fo:padding-right="0.012cm" fo:padding-top="0cm" fo:padding-bottom="0cm" fo:border-left="0.75pt solid #cccccc" fo:border-right="none" fo:border-top="none" fo:border-bottom="none"/>
    </style:style>
    <style:style style:name="Table33.C3" style:family="table-cell">
      <style:table-cell-properties fo:padding-left="0.012cm" fo:padding-right="0.012cm" fo:padding-top="0cm" fo:padding-bottom="0cm" fo:border="none"/>
    </style:style>
    <style:style style:name="Table33.D3" style:family="table-cell">
      <style:table-cell-properties fo:padding-left="0.012cm" fo:padding-right="0.012cm" fo:padding-top="0cm" fo:padding-bottom="0cm" fo:border-left="none" fo:border-right="0.75pt solid #cccccc" fo:border-top="none" fo:border-bottom="none"/>
    </style:style>
    <style:style style:name="Table33.4" style:family="table-row">
      <style:table-row-properties style:min-row-height="0.623cm" fo:keep-together="auto"/>
    </style:style>
    <style:style style:name="Table33.B4" style:family="table-cell">
      <style:table-cell-properties fo:padding-left="0.012cm" fo:padding-right="0.012cm" fo:padding-top="0cm" fo:padding-bottom="0cm" fo:border-left="0.75pt solid #cccccc" fo:border-right="none" fo:border-top="none" fo:border-bottom="0.75pt solid #cccccc"/>
    </style:style>
    <style:style style:name="Table33.C4" style:family="table-cell">
      <style:table-cell-properties fo:padding-left="0.012cm" fo:padding-right="0.012cm" fo:padding-top="0cm" fo:padding-bottom="0cm" fo:border-left="none" fo:border-right="none" fo:border-top="none" fo:border-bottom="0.75pt solid #cccccc"/>
    </style:style>
    <style:style style:name="Table33.D4" style:family="table-cell">
      <style:table-cell-properties fo:padding-left="0.012cm" fo:padding-right="0.012cm" fo:padding-top="0cm" fo:padding-bottom="0cm" fo:border-left="none" fo:border-right="0.75pt solid #cccccc" fo:border-top="none" fo:border-bottom="0.75pt solid #cccccc"/>
    </style:style>
    <style:style style:name="Table33.5" style:family="table-row">
      <style:table-row-properties style:min-row-height="1.083cm" fo:keep-together="auto"/>
    </style:style>
    <style:style style:name="Table33.B5" style:family="table-cell">
      <style:table-cell-properties fo:padding-left="0.012cm" fo:padding-right="0.012cm" fo:padding-top="0cm" fo:padding-bottom="0cm" fo:border="0.75pt solid #cccccc"/>
    </style:style>
    <style:style style:name="Table34" style:family="table" style:master-page-name="Converted19">
      <style:table-properties style:width="15.873cm" fo:margin-left="0.065cm" fo:margin-top="0cm" fo:margin-bottom="0cm" style:page-number="auto" table:align="left" style:writing-mode="lr-tb"/>
    </style:style>
    <style:style style:name="Table34.A" style:family="table-column">
      <style:table-column-properties style:column-width="15.873cm"/>
    </style:style>
    <style:style style:name="Table34.1" style:family="table-row">
      <style:table-row-properties style:min-row-height="4.909cm" fo:keep-together="auto"/>
    </style:style>
    <style:style style:name="Table34.A1" style:family="table-cell">
      <style:table-cell-properties fo:padding-left="0.012cm" fo:padding-right="0.012cm" fo:padding-top="0cm" fo:padding-bottom="0cm" fo:border="0.75pt solid #cccccc"/>
    </style:style>
    <style:style style:name="Table34.2" style:family="table-row">
      <style:table-row-properties style:min-row-height="0.473cm" fo:keep-together="auto"/>
    </style:style>
    <style:style style:name="Table34.A2" style:family="table-cell">
      <style:table-cell-properties fo:background-color="#9f9f9f" fo:padding-left="0.012cm" fo:padding-right="0.012cm" fo:padding-top="0cm" fo:padding-bottom="0cm" fo:border-left="none" fo:border-right="0.25pt solid #e2e2e2" fo:border-top="0.75pt solid #cccccc" fo:border-bottom="0.25pt solid #e2e2e2">
        <style:background-image/>
      </style:table-cell-properties>
    </style:style>
    <style:style style:name="Table35" style:family="table" style:master-page-name="Converted20">
      <style:table-properties style:width="15.898cm" fo:margin-left="0.055cm" fo:margin-top="0cm" fo:margin-bottom="0cm" style:page-number="auto" table:align="left" style:writing-mode="lr-tb"/>
    </style:style>
    <style:style style:name="Table35.A" style:family="table-column">
      <style:table-column-properties style:column-width="15.896cm"/>
    </style:style>
    <style:style style:name="Table35.1" style:family="table-row">
      <style:table-row-properties style:min-row-height="0.654cm" fo:keep-together="auto"/>
    </style:style>
    <style:style style:name="Table35.A1" style:family="table-cell">
      <style:table-cell-properties fo:background-color="#efefef" fo:padding-left="0.012cm" fo:padding-right="0.012cm" fo:padding-top="0cm" fo:padding-bottom="0cm" fo:border="0.75pt solid #cccccc">
        <style:background-image/>
      </style:table-cell-properties>
    </style:style>
    <style:style style:name="Table38" style:family="table" style:master-page-name="Converted22">
      <style:table-properties style:width="15.898cm" fo:margin-left="0.055cm" fo:margin-top="0cm" fo:margin-bottom="0cm" style:page-number="auto" table:align="left" style:writing-mode="lr-tb"/>
    </style:style>
    <style:style style:name="Table38.A" style:family="table-column">
      <style:table-column-properties style:column-width="15.896cm"/>
    </style:style>
    <style:style style:name="Table38.1" style:family="table-row">
      <style:table-row-properties style:min-row-height="0.654cm" fo:keep-together="auto"/>
    </style:style>
    <style:style style:name="Table38.A1" style:family="table-cell">
      <style:table-cell-properties fo:background-color="#efefef" fo:padding-left="0.012cm" fo:padding-right="0.012cm" fo:padding-top="0cm" fo:padding-bottom="0cm" fo:border="0.75pt solid #cccccc">
        <style:background-image/>
      </style:table-cell-properties>
    </style:style>
    <style:style style:name="Table41" style:family="table" style:master-page-name="Converted24">
      <style:table-properties style:width="15.873cm" fo:margin-left="0.065cm" fo:margin-top="0cm" fo:margin-bottom="0cm" style:page-number="auto" table:align="left" style:writing-mode="lr-tb"/>
    </style:style>
    <style:style style:name="Table41.A" style:family="table-column">
      <style:table-column-properties style:column-width="15.873cm"/>
    </style:style>
    <style:style style:name="Table41.1" style:family="table-row">
      <style:table-row-properties style:min-row-height="17.154cm" fo:keep-together="auto"/>
    </style:style>
    <style:style style:name="Table41.A1" style:family="table-cell">
      <style:table-cell-properties fo:padding-left="0.012cm" fo:padding-right="0.012cm" fo:padding-top="0cm" fo:padding-bottom="0cm" fo:border="0.75pt solid #cccccc"/>
    </style:style>
    <style:style style:name="Table41.2" style:family="table-row">
      <style:table-row-properties style:min-row-height="0.473cm" fo:keep-together="auto"/>
    </style:style>
    <style:style style:name="Table41.A2" style:family="table-cell">
      <style:table-cell-properties fo:background-color="#9f9f9f" fo:padding-left="0.012cm" fo:padding-right="0.012cm" fo:padding-top="0cm" fo:padding-bottom="0cm" fo:border-left="none" fo:border-right="0.25pt solid #e2e2e2" fo:border-top="0.75pt solid #cccccc" fo:border-bottom="0.25pt solid #e2e2e2">
        <style:background-image/>
      </style:table-cell-properties>
    </style:style>
    <style:style style:name="Table42" style:family="table" style:master-page-name="Converted25">
      <style:table-properties style:width="15.898cm" fo:margin-left="0.055cm" fo:margin-top="0cm" fo:margin-bottom="0cm" style:page-number="auto" table:align="left" style:writing-mode="lr-tb"/>
    </style:style>
    <style:style style:name="Table42.A" style:family="table-column">
      <style:table-column-properties style:column-width="15.896cm"/>
    </style:style>
    <style:style style:name="Table42.1" style:family="table-row">
      <style:table-row-properties style:min-row-height="0.977cm" fo:keep-together="auto"/>
    </style:style>
    <style:style style:name="Table42.A1" style:family="table-cell">
      <style:table-cell-properties fo:background-color="#efefef" fo:padding-left="0.012cm" fo:padding-right="0.012cm" fo:padding-top="0cm" fo:padding-bottom="0cm" fo:border="0.75pt solid #cccccc">
        <style:background-image/>
      </style:table-cell-properties>
    </style:style>
    <style:style style:name="Table45" style:family="table" style:master-page-name="Converted28">
      <style:table-properties style:width="15.898cm" fo:margin-left="0.055cm" fo:margin-top="0cm" fo:margin-bottom="0cm" style:page-number="auto" table:align="left" style:writing-mode="lr-tb"/>
    </style:style>
    <style:style style:name="Table45.A" style:family="table-column">
      <style:table-column-properties style:column-width="15.896cm"/>
    </style:style>
    <style:style style:name="Table45.1" style:family="table-row">
      <style:table-row-properties style:min-row-height="0.654cm" fo:keep-together="auto"/>
    </style:style>
    <style:style style:name="Table45.A1" style:family="table-cell">
      <style:table-cell-properties fo:background-color="#efefef" fo:padding-left="0.012cm" fo:padding-right="0.012cm" fo:padding-top="0cm" fo:padding-bottom="0cm" fo:border="0.75pt solid #cccccc">
        <style:background-image/>
      </style:table-cell-properties>
    </style:style>
    <style:style style:name="Table48" style:family="table" style:master-page-name="Converted29">
      <style:table-properties style:width="15.873cm" fo:margin-left="0.065cm" fo:margin-top="0cm" fo:margin-bottom="0cm" style:page-number="auto" table:align="left" style:writing-mode="lr-tb"/>
    </style:style>
    <style:style style:name="Table48.A" style:family="table-column">
      <style:table-column-properties style:column-width="15.873cm"/>
    </style:style>
    <style:style style:name="Table48.1" style:family="table-row">
      <style:table-row-properties style:min-row-height="6.426cm" fo:keep-together="auto"/>
    </style:style>
    <style:style style:name="Table48.A1" style:family="table-cell">
      <style:table-cell-properties fo:padding-left="0.012cm" fo:padding-right="0.012cm" fo:padding-top="0cm" fo:padding-bottom="0cm" fo:border="0.75pt solid #cccccc"/>
    </style:style>
    <style:style style:name="Table48.2" style:family="table-row">
      <style:table-row-properties style:min-row-height="0.474cm" fo:keep-together="auto"/>
    </style:style>
    <style:style style:name="Table48.A2" style:family="table-cell">
      <style:table-cell-properties fo:background-color="#9f9f9f" fo:padding-left="0.012cm" fo:padding-right="0.012cm" fo:padding-top="0cm" fo:padding-bottom="0cm" fo:border-left="none" fo:border-right="0.25pt solid #e2e2e2" fo:border-top="0.75pt solid #cccccc" fo:border-bottom="0.25pt solid #e2e2e2">
        <style:background-image/>
      </style:table-cell-properties>
    </style:style>
    <style:style style:name="Table49" style:family="table" style:master-page-name="Converted30">
      <style:table-properties style:width="15.898cm" fo:margin-left="0.055cm" fo:margin-top="0cm" fo:margin-bottom="0cm" style:page-number="auto" table:align="left" style:writing-mode="lr-tb"/>
    </style:style>
    <style:style style:name="Table49.A" style:family="table-column">
      <style:table-column-properties style:column-width="15.896cm"/>
    </style:style>
    <style:style style:name="Table49.1" style:family="table-row">
      <style:table-row-properties style:min-row-height="0.654cm" fo:keep-together="auto"/>
    </style:style>
    <style:style style:name="Table49.A1" style:family="table-cell">
      <style:table-cell-properties fo:background-color="#efefef" fo:padding-left="0.012cm" fo:padding-right="0.012cm" fo:padding-top="0cm" fo:padding-bottom="0cm" fo:border="0.75pt solid #cccccc">
        <style:background-image/>
      </style:table-cell-properties>
    </style:style>
    <style:style style:name="Table52" style:family="table" style:master-page-name="Converted31">
      <style:table-properties style:width="15.873cm" fo:margin-left="0.065cm" fo:margin-top="0cm" fo:margin-bottom="0cm" style:page-number="auto" table:align="left" style:writing-mode="lr-tb"/>
    </style:style>
    <style:style style:name="Table52.A" style:family="table-column">
      <style:table-column-properties style:column-width="15.873cm"/>
    </style:style>
    <style:style style:name="Table52.1" style:family="table-row">
      <style:table-row-properties style:min-row-height="15.206cm" fo:keep-together="auto"/>
    </style:style>
    <style:style style:name="Table52.A1" style:family="table-cell">
      <style:table-cell-properties fo:padding-left="0.012cm" fo:padding-right="0.012cm" fo:padding-top="0cm" fo:padding-bottom="0cm" fo:border="0.75pt solid #cccccc"/>
    </style:style>
    <style:style style:name="Table52.2" style:family="table-row">
      <style:table-row-properties style:min-row-height="0.473cm" fo:keep-together="auto"/>
    </style:style>
    <style:style style:name="Table52.A2" style:family="table-cell">
      <style:table-cell-properties fo:background-color="#9f9f9f" fo:padding-left="0.012cm" fo:padding-right="0.012cm" fo:padding-top="0cm" fo:padding-bottom="0cm" fo:border-left="none" fo:border-right="0.25pt solid #e2e2e2" fo:border-top="0.75pt solid #cccccc" fo:border-bottom="0.25pt solid #e2e2e2">
        <style:background-image/>
      </style:table-cell-properties>
    </style:style>
    <style:style style:name="Table53" style:family="table" style:master-page-name="Converted32">
      <style:table-properties style:width="15.898cm" fo:margin-left="0.055cm" fo:margin-top="0cm" fo:margin-bottom="0cm" style:page-number="auto" table:align="left" style:writing-mode="lr-tb"/>
    </style:style>
    <style:style style:name="Table53.A" style:family="table-column">
      <style:table-column-properties style:column-width="15.896cm"/>
    </style:style>
    <style:style style:name="Table53.1" style:family="table-row">
      <style:table-row-properties style:min-row-height="0.654cm" fo:keep-together="auto"/>
    </style:style>
    <style:style style:name="Table53.A1" style:family="table-cell">
      <style:table-cell-properties fo:background-color="#efefef" fo:padding-left="0.012cm" fo:padding-right="0.012cm" fo:padding-top="0cm" fo:padding-bottom="0cm" fo:border="0.75pt solid #cccccc">
        <style:background-image/>
      </style:table-cell-properties>
    </style:style>
    <style:style style:name="Table56" style:family="table" style:master-page-name="Converted35">
      <style:table-properties style:width="15.898cm" fo:margin-left="0.055cm" fo:margin-top="0cm" fo:margin-bottom="0cm" style:page-number="auto" table:align="left" style:writing-mode="lr-tb"/>
    </style:style>
    <style:style style:name="Table56.A" style:family="table-column">
      <style:table-column-properties style:column-width="15.896cm"/>
    </style:style>
    <style:style style:name="Table56.1" style:family="table-row">
      <style:table-row-properties style:min-row-height="0.654cm" fo:keep-together="auto"/>
    </style:style>
    <style:style style:name="Table56.A1" style:family="table-cell">
      <style:table-cell-properties fo:background-color="#efefef" fo:padding-left="0.012cm" fo:padding-right="0.012cm" fo:padding-top="0cm" fo:padding-bottom="0cm" fo:border="0.75pt solid #cccccc">
        <style:background-image/>
      </style:table-cell-properties>
    </style:style>
    <style:style style:name="Table59" style:family="table" style:master-page-name="Converted38">
      <style:table-properties style:width="15.873cm" fo:margin-left="0.065cm" fo:margin-top="0cm" fo:margin-bottom="0cm" style:page-number="auto" table:align="left" style:writing-mode="lr-tb"/>
    </style:style>
    <style:style style:name="Table59.A" style:family="table-column">
      <style:table-column-properties style:column-width="15.873cm"/>
    </style:style>
    <style:style style:name="Table59.1" style:family="table-row">
      <style:table-row-properties style:min-row-height="4.909cm" fo:keep-together="auto"/>
    </style:style>
    <style:style style:name="Table59.A1" style:family="table-cell">
      <style:table-cell-properties fo:padding-left="0.012cm" fo:padding-right="0.012cm" fo:padding-top="0cm" fo:padding-bottom="0cm" fo:border="0.75pt solid #cccccc"/>
    </style:style>
    <style:style style:name="Table59.2" style:family="table-row">
      <style:table-row-properties style:min-row-height="0.473cm" fo:keep-together="auto"/>
    </style:style>
    <style:style style:name="Table59.A2" style:family="table-cell">
      <style:table-cell-properties fo:background-color="#9f9f9f" fo:padding-left="0.012cm" fo:padding-right="0.012cm" fo:padding-top="0cm" fo:padding-bottom="0cm" fo:border-left="none" fo:border-right="0.25pt solid #e2e2e2" fo:border-top="0.75pt solid #cccccc" fo:border-bottom="0.25pt solid #e2e2e2">
        <style:background-image/>
      </style:table-cell-properties>
    </style:style>
    <style:style style:name="Table60" style:family="table" style:master-page-name="Converted39">
      <style:table-properties style:width="15.898cm" fo:margin-left="0.055cm" fo:margin-top="0cm" fo:margin-bottom="0cm" style:page-number="auto" table:align="left" style:writing-mode="lr-tb"/>
    </style:style>
    <style:style style:name="Table60.A" style:family="table-column">
      <style:table-column-properties style:column-width="15.896cm"/>
    </style:style>
    <style:style style:name="Table60.1" style:family="table-row">
      <style:table-row-properties style:min-row-height="0.654cm" fo:keep-together="auto"/>
    </style:style>
    <style:style style:name="Table60.A1" style:family="table-cell">
      <style:table-cell-properties fo:background-color="#efefef" fo:padding-left="0.012cm" fo:padding-right="0.012cm" fo:padding-top="0cm" fo:padding-bottom="0cm" fo:border="0.75pt solid #cccccc">
        <style:background-image/>
      </style:table-cell-properties>
    </style:style>
    <style:style style:name="Table63" style:family="table" style:master-page-name="Converted41">
      <style:table-properties style:width="15.873cm" fo:margin-left="0.065cm" fo:margin-top="0cm" fo:margin-bottom="0cm" style:page-number="auto" table:align="left" style:writing-mode="lr-tb"/>
    </style:style>
    <style:style style:name="Table63.A" style:family="table-column">
      <style:table-column-properties style:column-width="15.873cm"/>
    </style:style>
    <style:style style:name="Table63.1" style:family="table-row">
      <style:table-row-properties style:min-row-height="11.82cm" fo:keep-together="auto"/>
    </style:style>
    <style:style style:name="Table63.A1" style:family="table-cell">
      <style:table-cell-properties fo:padding-left="0.012cm" fo:padding-right="0.012cm" fo:padding-top="0cm" fo:padding-bottom="0cm" fo:border="0.75pt solid #cccccc"/>
    </style:style>
    <style:style style:name="Table63.2" style:family="table-row">
      <style:table-row-properties style:min-row-height="0.473cm" fo:keep-together="auto"/>
    </style:style>
    <style:style style:name="Table63.A2" style:family="table-cell">
      <style:table-cell-properties fo:background-color="#9f9f9f" fo:padding-left="0.012cm" fo:padding-right="0.012cm" fo:padding-top="0cm" fo:padding-bottom="0cm" fo:border-left="none" fo:border-right="0.25pt solid #e2e2e2" fo:border-top="0.75pt solid #cccccc" fo:border-bottom="0.25pt solid #e2e2e2">
        <style:background-image/>
      </style:table-cell-properties>
    </style:style>
    <style:style style:name="Table64" style:family="table" style:master-page-name="Converted42">
      <style:table-properties style:width="15.898cm" fo:margin-left="0.055cm" fo:margin-top="0cm" fo:margin-bottom="0cm" style:page-number="auto" table:align="left" style:writing-mode="lr-tb"/>
    </style:style>
    <style:style style:name="Table64.A" style:family="table-column">
      <style:table-column-properties style:column-width="15.896cm"/>
    </style:style>
    <style:style style:name="Table64.1" style:family="table-row">
      <style:table-row-properties style:min-row-height="0.654cm" fo:keep-together="auto"/>
    </style:style>
    <style:style style:name="Table64.A1" style:family="table-cell">
      <style:table-cell-properties fo:background-color="#efefef" fo:padding-left="0.012cm" fo:padding-right="0.012cm" fo:padding-top="0cm" fo:padding-bottom="0cm" fo:border="0.75pt solid #cccccc">
        <style:background-image/>
      </style:table-cell-properties>
    </style:style>
    <style:style style:name="Table70" style:family="table" style:master-page-name="Converted46">
      <style:table-properties style:width="15.898cm" fo:margin-left="0.055cm" fo:margin-top="0cm" fo:margin-bottom="0cm" style:page-number="auto" table:align="left" style:writing-mode="lr-tb"/>
    </style:style>
    <style:style style:name="Table70.A" style:family="table-column">
      <style:table-column-properties style:column-width="15.896cm"/>
    </style:style>
    <style:style style:name="Table70.1" style:family="table-row">
      <style:table-row-properties style:min-row-height="0.654cm" fo:keep-together="auto"/>
    </style:style>
    <style:style style:name="Table70.A1" style:family="table-cell">
      <style:table-cell-properties fo:background-color="#efefef" fo:padding-left="0.012cm" fo:padding-right="0.012cm" fo:padding-top="0cm" fo:padding-bottom="0cm" fo:border="0.75pt solid #cccccc">
        <style:background-image/>
      </style:table-cell-properties>
    </style:style>
    <style:style style:name="Table73" style:family="table" style:master-page-name="Converted48">
      <style:table-properties style:width="15.898cm" fo:margin-left="0.055cm" fo:margin-top="0cm" fo:margin-bottom="0cm" style:page-number="auto" table:align="left" style:writing-mode="lr-tb"/>
    </style:style>
    <style:style style:name="Table73.A" style:family="table-column">
      <style:table-column-properties style:column-width="15.896cm"/>
    </style:style>
    <style:style style:name="Table73.1" style:family="table-row">
      <style:table-row-properties style:min-row-height="0.654cm" fo:keep-together="auto"/>
    </style:style>
    <style:style style:name="Table73.A1" style:family="table-cell">
      <style:table-cell-properties fo:background-color="#efefef" fo:padding-left="0.012cm" fo:padding-right="0.012cm" fo:padding-top="0cm" fo:padding-bottom="0cm" fo:border="0.75pt solid #cccccc">
        <style:background-image/>
      </style:table-cell-properties>
    </style:style>
    <style:style style:name="Table76" style:family="table" style:master-page-name="Converted50">
      <style:table-properties style:width="15.898cm" fo:margin-left="0.055cm" fo:margin-top="0cm" fo:margin-bottom="0cm" style:page-number="auto" table:align="left" style:writing-mode="lr-tb"/>
    </style:style>
    <style:style style:name="Table76.A" style:family="table-column">
      <style:table-column-properties style:column-width="15.896cm"/>
    </style:style>
    <style:style style:name="Table76.1" style:family="table-row">
      <style:table-row-properties style:min-row-height="0.654cm" fo:keep-together="auto"/>
    </style:style>
    <style:style style:name="Table76.A1" style:family="table-cell">
      <style:table-cell-properties fo:background-color="#efefef" fo:padding-left="0.012cm" fo:padding-right="0.012cm" fo:padding-top="0cm" fo:padding-bottom="0cm" fo:border="0.75pt solid #cccccc">
        <style:background-image/>
      </style:table-cell-properties>
    </style:style>
    <style:style style:name="Table79" style:family="table" style:master-page-name="Converted52">
      <style:table-properties style:width="15.898cm" fo:margin-left="0.055cm" fo:margin-top="0cm" fo:margin-bottom="0cm" style:page-number="auto" table:align="left" style:writing-mode="lr-tb"/>
    </style:style>
    <style:style style:name="Table79.A" style:family="table-column">
      <style:table-column-properties style:column-width="15.896cm"/>
    </style:style>
    <style:style style:name="Table79.1" style:family="table-row">
      <style:table-row-properties style:min-row-height="0.654cm" fo:keep-together="auto"/>
    </style:style>
    <style:style style:name="Table79.A1" style:family="table-cell">
      <style:table-cell-properties fo:background-color="#efefef" fo:padding-left="0.012cm" fo:padding-right="0.012cm" fo:padding-top="0cm" fo:padding-bottom="0cm" fo:border="0.75pt solid #cccccc">
        <style:background-image/>
      </style:table-cell-properties>
    </style:style>
    <style:style style:name="Table82" style:family="table" style:master-page-name="Converted53">
      <style:table-properties style:width="15.898cm" fo:margin-left="0.055cm" fo:margin-top="0cm" fo:margin-bottom="0cm" style:page-number="auto" table:align="left" style:writing-mode="lr-tb"/>
    </style:style>
    <style:style style:name="Table82.A" style:family="table-column">
      <style:table-column-properties style:column-width="15.896cm"/>
    </style:style>
    <style:style style:name="Table82.1" style:family="table-row">
      <style:table-row-properties style:min-row-height="0.654cm" fo:keep-together="auto"/>
    </style:style>
    <style:style style:name="Table82.A1" style:family="table-cell">
      <style:table-cell-properties fo:background-color="#efefef" fo:padding-left="0.012cm" fo:padding-right="0.012cm" fo:padding-top="0cm" fo:padding-bottom="0cm" fo:border="0.75pt solid #cccccc">
        <style:background-image/>
      </style:table-cell-properties>
    </style:style>
    <style:style style:name="Table85" style:family="table" style:master-page-name="Converted54">
      <style:table-properties style:width="15.873cm" fo:margin-left="0.065cm" fo:margin-top="0cm" fo:margin-bottom="0cm" style:page-number="auto" table:align="left" style:writing-mode="lr-tb"/>
    </style:style>
    <style:style style:name="Table85.A" style:family="table-column">
      <style:table-column-properties style:column-width="15.873cm"/>
    </style:style>
    <style:style style:name="Table85.1" style:family="table-row">
      <style:table-row-properties style:min-row-height="13.434cm" fo:keep-together="auto"/>
    </style:style>
    <style:style style:name="Table85.A1" style:family="table-cell">
      <style:table-cell-properties fo:padding-left="0.012cm" fo:padding-right="0.012cm" fo:padding-top="0cm" fo:padding-bottom="0cm" fo:border="0.75pt solid #cccccc"/>
    </style:style>
    <style:style style:name="Table85.2" style:family="table-row">
      <style:table-row-properties style:min-row-height="0.473cm" fo:keep-together="auto"/>
    </style:style>
    <style:style style:name="Table85.A2" style:family="table-cell">
      <style:table-cell-properties fo:background-color="#9f9f9f" fo:padding-left="0.012cm" fo:padding-right="0.012cm" fo:padding-top="0cm" fo:padding-bottom="0cm" fo:border-left="none" fo:border-right="0.25pt solid #e2e2e2" fo:border-top="0.75pt solid #cccccc" fo:border-bottom="0.25pt solid #e2e2e2">
        <style:background-image/>
      </style:table-cell-properties>
    </style:style>
    <style:style style:name="Table86" style:family="table" style:master-page-name="Converted55">
      <style:table-properties style:width="15.898cm" fo:margin-left="0.055cm" fo:margin-top="0cm" fo:margin-bottom="0cm" style:page-number="auto" table:align="left" style:writing-mode="lr-tb"/>
    </style:style>
    <style:style style:name="Table86.A" style:family="table-column">
      <style:table-column-properties style:column-width="15.896cm"/>
    </style:style>
    <style:style style:name="Table86.1" style:family="table-row">
      <style:table-row-properties style:min-row-height="0.654cm" fo:keep-together="auto"/>
    </style:style>
    <style:style style:name="Table86.A1" style:family="table-cell">
      <style:table-cell-properties fo:background-color="#efefef" fo:padding-left="0.012cm" fo:padding-right="0.012cm" fo:padding-top="0cm" fo:padding-bottom="0cm" fo:border="0.75pt solid #cccccc">
        <style:background-image/>
      </style:table-cell-properties>
    </style:style>
    <style:style style:name="Table89" style:family="table" style:master-page-name="Converted57">
      <style:table-properties style:width="15.898cm" fo:margin-left="0.055cm" fo:margin-top="0cm" fo:margin-bottom="0cm" style:page-number="auto" table:align="left" style:writing-mode="lr-tb"/>
    </style:style>
    <style:style style:name="Table89.A" style:family="table-column">
      <style:table-column-properties style:column-width="15.896cm"/>
    </style:style>
    <style:style style:name="Table89.1" style:family="table-row">
      <style:table-row-properties style:min-row-height="0.654cm" fo:keep-together="auto"/>
    </style:style>
    <style:style style:name="Table89.A1" style:family="table-cell">
      <style:table-cell-properties fo:background-color="#efefef" fo:padding-left="0.012cm" fo:padding-right="0.012cm" fo:padding-top="0cm" fo:padding-bottom="0cm" fo:border="0.75pt solid #cccccc">
        <style:background-image/>
      </style:table-cell-properties>
    </style:style>
    <style:style style:name="Table92" style:family="table" style:master-page-name="Converted59">
      <style:table-properties style:width="15.898cm" fo:margin-left="0.055cm" fo:margin-top="0cm" fo:margin-bottom="0cm" style:page-number="auto" table:align="left" style:writing-mode="lr-tb"/>
    </style:style>
    <style:style style:name="Table92.A" style:family="table-column">
      <style:table-column-properties style:column-width="15.896cm"/>
    </style:style>
    <style:style style:name="Table92.1" style:family="table-row">
      <style:table-row-properties style:min-row-height="0.654cm" fo:keep-together="auto"/>
    </style:style>
    <style:style style:name="Table92.A1" style:family="table-cell">
      <style:table-cell-properties fo:background-color="#efefef" fo:padding-left="0.012cm" fo:padding-right="0.012cm" fo:padding-top="0cm" fo:padding-bottom="0cm" fo:border="0.75pt solid #cccccc">
        <style:background-image/>
      </style:table-cell-properties>
    </style:style>
    <style:style style:name="Table96" style:family="table">
      <style:table-properties style:width="15.85cm" fo:margin-left="0.055cm" fo:margin-top="0cm" fo:margin-bottom="0cm" table:align="left" style:writing-mode="lr-tb"/>
    </style:style>
    <style:style style:name="Table96.A" style:family="table-column">
      <style:table-column-properties style:column-width="15.849cm"/>
    </style:style>
    <style:style style:name="Table96.1" style:family="table-row">
      <style:table-row-properties style:min-row-height="0.654cm" fo:keep-together="auto"/>
    </style:style>
    <style:style style:name="Table96.A1" style:family="table-cell">
      <style:table-cell-properties fo:background-color="#efefef" fo:padding-left="0.012cm" fo:padding-right="0.012cm" fo:padding-top="0cm" fo:padding-bottom="0cm" fo:border="0.75pt solid #cccccc">
        <style:background-image/>
      </style:table-cell-properties>
    </style:style>
    <style:style style:name="Table99" style:family="table">
      <style:table-properties style:width="15.85cm" fo:margin-left="0.055cm" fo:margin-top="0cm" fo:margin-bottom="0cm" table:align="left" style:writing-mode="lr-tb"/>
    </style:style>
    <style:style style:name="Table99.A" style:family="table-column">
      <style:table-column-properties style:column-width="15.849cm"/>
    </style:style>
    <style:style style:name="Table99.1" style:family="table-row">
      <style:table-row-properties style:min-row-height="0.649cm" fo:keep-together="auto"/>
    </style:style>
    <style:style style:name="Table99.A1" style:family="table-cell">
      <style:table-cell-properties fo:background-color="#efefef" fo:padding-left="0.012cm" fo:padding-right="0.012cm" fo:padding-top="0cm" fo:padding-bottom="0cm" fo:border="0.75pt solid #cccccc">
        <style:background-image/>
      </style:table-cell-properties>
    </style:style>
    <style:style style:name="Table106" style:family="table">
      <style:table-properties style:width="15.863cm" fo:margin-left="0.055cm" fo:margin-top="0cm" fo:margin-bottom="0cm" table:align="left" style:writing-mode="lr-tb"/>
    </style:style>
    <style:style style:name="Table106.A" style:family="table-column">
      <style:table-column-properties style:column-width="15.861cm"/>
    </style:style>
    <style:style style:name="Table106.1" style:family="table-row">
      <style:table-row-properties style:min-row-height="0.651cm" fo:keep-together="auto"/>
    </style:style>
    <style:style style:name="Table106.A1" style:family="table-cell">
      <style:table-cell-properties fo:background-color="#efefef" fo:padding-left="0.012cm" fo:padding-right="0.012cm" fo:padding-top="0cm" fo:padding-bottom="0cm" fo:border="0.75pt solid #cccccc">
        <style:background-image/>
      </style:table-cell-properties>
    </style:style>
    <style:style style:name="Table109" style:family="table">
      <style:table-properties style:width="15.85cm" fo:margin-left="0.055cm" fo:margin-top="0cm" fo:margin-bottom="0cm" table:align="left" style:writing-mode="lr-tb"/>
    </style:style>
    <style:style style:name="Table109.A" style:family="table-column">
      <style:table-column-properties style:column-width="15.849cm"/>
    </style:style>
    <style:style style:name="Table109.1" style:family="table-row">
      <style:table-row-properties style:min-row-height="0.654cm" fo:keep-together="auto"/>
    </style:style>
    <style:style style:name="Table109.A1" style:family="table-cell">
      <style:table-cell-properties fo:background-color="#efefef" fo:padding-left="0.012cm" fo:padding-right="0.012cm" fo:padding-top="0cm" fo:padding-bottom="0cm" fo:border="0.75pt solid #cccccc">
        <style:background-image/>
      </style:table-cell-properties>
    </style:style>
    <style:style style:name="Table113" style:family="table">
      <style:table-properties style:width="15.134cm" fo:margin-left="0.055cm" fo:margin-top="0cm" fo:margin-bottom="0cm" table:align="left" style:writing-mode="lr-tb"/>
    </style:style>
    <style:style style:name="Table113.A" style:family="table-column">
      <style:table-column-properties style:column-width="5.054cm"/>
    </style:style>
    <style:style style:name="Table113.B" style:family="table-column">
      <style:table-column-properties style:column-width="5.029cm"/>
    </style:style>
    <style:style style:name="Table113.C" style:family="table-column">
      <style:table-column-properties style:column-width="5.052cm"/>
    </style:style>
    <style:style style:name="Table113.1" style:family="table-row">
      <style:table-row-properties style:min-row-height="0.875cm" fo:keep-together="auto"/>
    </style:style>
    <style:style style:name="Table113.A1" style:family="table-cell">
      <style:table-cell-properties fo:padding-left="0.012cm" fo:padding-right="0.012cm" fo:padding-top="0cm" fo:padding-bottom="0cm" fo:border="0.75pt solid #000000"/>
    </style:style>
    <style:style style:name="Table113.4" style:family="table-row">
      <style:table-row-properties style:min-row-height="3.17cm" fo:keep-together="auto"/>
    </style:style>
    <style:style style:name="Table114" style:family="table">
      <style:table-properties style:width="15.873cm" fo:margin-left="0.69cm" fo:margin-top="0cm" fo:margin-bottom="0cm" table:align="left" style:writing-mode="lr-tb"/>
    </style:style>
    <style:style style:name="Table114.A" style:family="table-column">
      <style:table-column-properties style:column-width="1.429cm"/>
    </style:style>
    <style:style style:name="Table114.B" style:family="table-column">
      <style:table-column-properties style:column-width="4.447cm"/>
    </style:style>
    <style:style style:name="Table114.C" style:family="table-column">
      <style:table-column-properties style:column-width="6.057cm"/>
    </style:style>
    <style:style style:name="Table114.D" style:family="table-column">
      <style:table-column-properties style:column-width="3.939cm"/>
    </style:style>
    <style:style style:name="Table114.1" style:family="table-row">
      <style:table-row-properties style:min-row-height="0.778cm" fo:keep-together="auto"/>
    </style:style>
    <style:style style:name="Table114.A1" style:family="table-cell">
      <style:table-cell-properties fo:padding-left="0.012cm" fo:padding-right="0.012cm" fo:padding-top="0cm" fo:padding-bottom="0cm" fo:border="0.75pt solid #000000"/>
    </style:style>
    <style:style style:name="Table114.2" style:family="table-row">
      <style:table-row-properties style:min-row-height="1.984cm" fo:keep-together="auto"/>
    </style:style>
    <style:style style:name="Table114.4" style:family="table-row">
      <style:table-row-properties style:min-row-height="1.383cm" fo:keep-together="auto"/>
    </style:style>
    <style:style style:name="Table114.5" style:family="table-row">
      <style:table-row-properties style:min-row-height="2.589cm" fo:keep-together="auto"/>
    </style:style>
    <style:style style:name="Table114.7" style:family="table-row">
      <style:table-row-properties style:min-row-height="2.584cm" fo:keep-together="auto"/>
    </style:style>
    <style:style style:name="Table115" style:family="table">
      <style:table-properties style:width="15.873cm" fo:margin-left="0.69cm" fo:margin-top="0cm" fo:margin-bottom="0cm" table:align="left" style:writing-mode="lr-tb"/>
    </style:style>
    <style:style style:name="Table115.A" style:family="table-column">
      <style:table-column-properties style:column-width="1.429cm"/>
    </style:style>
    <style:style style:name="Table115.B" style:family="table-column">
      <style:table-column-properties style:column-width="4.447cm"/>
    </style:style>
    <style:style style:name="Table115.C" style:family="table-column">
      <style:table-column-properties style:column-width="6.057cm"/>
    </style:style>
    <style:style style:name="Table115.D" style:family="table-column">
      <style:table-column-properties style:column-width="3.939cm"/>
    </style:style>
    <style:style style:name="Table115.1" style:family="table-row">
      <style:table-row-properties style:min-row-height="2.589cm" fo:keep-together="auto"/>
    </style:style>
    <style:style style:name="Table115.A1" style:family="table-cell">
      <style:table-cell-properties fo:padding-left="0.012cm" fo:padding-right="0.012cm" fo:padding-top="0cm" fo:padding-bottom="0cm" fo:border="0.75pt solid #000000"/>
    </style:style>
    <style:style style:name="Table115.3" style:family="table-row">
      <style:table-row-properties style:min-row-height="2.586cm" fo:keep-together="auto"/>
    </style:style>
    <style:style style:name="Table1" style:family="table">
      <style:table-properties style:width="15.898cm" fo:margin-left="0.055cm" fo:margin-top="0cm" fo:margin-bottom="0cm" table:align="left" style:writing-mode="lr-tb"/>
    </style:style>
    <style:style style:name="Table1.A" style:family="table-column">
      <style:table-column-properties style:column-width="15.896cm"/>
    </style:style>
    <style:style style:name="Table1.1" style:family="table-row">
      <style:table-row-properties style:min-row-height="0.649cm" fo:keep-together="auto"/>
    </style:style>
    <style:style style:name="Table1.A1" style:family="table-cell">
      <style:table-cell-properties fo:background-color="#efefef" fo:padding-left="0.012cm" fo:padding-right="0.012cm" fo:padding-top="0cm" fo:padding-bottom="0cm" fo:border="0.75pt solid #cccccc">
        <style:background-image/>
      </style:table-cell-properties>
    </style:style>
    <style:style style:name="Table4" style:family="table" style:master-page-name="Converted1">
      <style:table-properties style:width="15.898cm" fo:margin-left="0.055cm" fo:margin-top="0cm" fo:margin-bottom="0cm" style:page-number="auto" table:align="left" style:writing-mode="lr-tb"/>
    </style:style>
    <style:style style:name="Table4.A" style:family="table-column">
      <style:table-column-properties style:column-width="15.896cm"/>
    </style:style>
    <style:style style:name="Table4.1" style:family="table-row">
      <style:table-row-properties style:min-row-height="0.654cm" fo:keep-together="auto"/>
    </style:style>
    <style:style style:name="Table4.A1" style:family="table-cell">
      <style:table-cell-properties fo:background-color="#efefef" fo:padding-left="0.012cm" fo:padding-right="0.012cm" fo:padding-top="0cm" fo:padding-bottom="0cm" fo:border="0.75pt solid #cccccc">
        <style:background-image/>
      </style:table-cell-properties>
    </style:style>
    <style:style style:name="Table2" style:family="table" style:master-page-name="Converted44">
      <style:table-properties style:width="15.898cm" fo:margin-left="0.055cm" fo:margin-top="0cm" fo:margin-bottom="0cm" style:page-number="auto" table:align="left" style:writing-mode="lr-tb"/>
    </style:style>
    <style:style style:name="Table2.A" style:family="table-column">
      <style:table-column-properties style:column-width="15.896cm"/>
    </style:style>
    <style:style style:name="Table2.1" style:family="table-row">
      <style:table-row-properties style:min-row-height="0.654cm" fo:keep-together="auto"/>
    </style:style>
    <style:style style:name="Table2.A1" style:family="table-cell">
      <style:table-cell-properties fo:background-color="#efefef" fo:padding-left="0.012cm" fo:padding-right="0.012cm" fo:padding-top="0cm" fo:padding-bottom="0cm" fo:border="0.75pt solid #cccccc">
        <style:background-image/>
      </style:table-cell-properties>
    </style:style>
    <style:style style:name="P1" style:family="paragraph" style:parent-style-name="Frame_20_contents">
      <style:paragraph-properties fo:margin-left="0.161cm" fo:margin-right="0cm" fo:margin-top="0.053cm" fo:margin-bottom="0cm" style:contextual-spacing="false" fo:text-align="start" style:justify-single-word="false" fo:text-indent="0cm" style:auto-text-indent="false"/>
    </style:style>
    <style:style style:name="P2" style:family="paragraph" style:parent-style-name="Frame_20_contents">
      <style:paragraph-properties fo:margin-left="0.041cm" fo:margin-right="0cm" fo:margin-top="0.002cm" fo:margin-bottom="0cm" style:contextual-spacing="false" fo:text-align="start" style:justify-single-word="false" fo:text-indent="0cm" style:auto-text-indent="false"/>
    </style:style>
    <style:style style:name="P3" style:family="paragraph" style:parent-style-name="Frame_20_contents">
      <style:paragraph-properties fo:margin-left="0.041cm" fo:margin-right="0cm" fo:margin-top="0.423cm" fo:margin-bottom="0cm" style:contextual-spacing="false" fo:text-align="start" style:justify-single-word="false" fo:text-indent="0cm" style:auto-text-indent="false"/>
    </style:style>
    <style:style style:name="P4" style:family="paragraph" style:parent-style-name="Frame_20_contents">
      <style:paragraph-properties fo:margin-left="0.041cm" fo:margin-right="0cm" fo:margin-top="0cm" fo:margin-bottom="0cm" style:contextual-spacing="false" fo:text-align="start" style:justify-single-word="false" fo:text-indent="0cm" style:auto-text-indent="false"/>
    </style:style>
    <style:style style:name="P5" style:family="paragraph" style:parent-style-name="Frame_20_contents">
      <style:paragraph-properties fo:margin-left="0.041cm" fo:margin-right="0cm" fo:margin-top="0.055cm" fo:margin-bottom="0cm" style:contextual-spacing="false" fo:text-align="start" style:justify-single-word="false" fo:text-indent="0cm" style:auto-text-indent="false"/>
    </style:style>
    <style:style style:name="P6" style:family="paragraph" style:parent-style-name="Frame_20_contents">
      <style:paragraph-properties fo:margin-left="0.041cm" fo:margin-right="0cm" fo:margin-top="0.314cm" fo:margin-bottom="0cm" style:contextual-spacing="false" fo:text-align="start" style:justify-single-word="false" fo:text-indent="0cm" style:auto-text-indent="false"/>
    </style:style>
    <style:style style:name="P7" style:family="paragraph" style:parent-style-name="Frame_20_contents">
      <style:paragraph-properties fo:margin-left="1.311cm" fo:margin-right="0cm" fo:margin-top="0cm" fo:margin-bottom="0cm" style:contextual-spacing="false" fo:text-align="start" style:justify-single-word="false" fo:text-indent="0cm" style:auto-text-indent="false"/>
    </style:style>
    <style:style style:name="P8" style:family="paragraph" style:parent-style-name="Frame_20_contents" style:list-style-name="WWNum4">
      <style:paragraph-properties fo:margin-left="1.309cm" fo:margin-right="0cm" fo:margin-top="0cm" fo:margin-bottom="0cm" style:contextual-spacing="false" fo:text-align="start" style:justify-single-word="false" fo:text-indent="-0.633cm" style:auto-text-indent="false">
        <style:tab-stops>
          <style:tab-stop style:position="1.309cm"/>
        </style:tab-stops>
      </style:paragraph-properties>
    </style:style>
    <style:style style:name="P9" style:family="paragraph" style:parent-style-name="Frame_20_contents" style:list-style-name="WWNum8">
      <style:paragraph-properties fo:margin-left="1.309cm" fo:margin-right="0cm" fo:margin-top="0cm" fo:margin-bottom="0cm" style:contextual-spacing="false" fo:text-align="start" style:justify-single-word="false" fo:text-indent="-0.633cm" style:auto-text-indent="false">
        <style:tab-stops>
          <style:tab-stop style:position="1.309cm"/>
        </style:tab-stops>
      </style:paragraph-properties>
    </style:style>
    <style:style style:name="P10" style:family="paragraph" style:parent-style-name="Frame_20_contents" style:list-style-name="WWNum8">
      <style:paragraph-properties fo:margin-left="1.309cm" fo:margin-right="0cm" fo:margin-top="0.004cm" fo:margin-bottom="0cm" style:contextual-spacing="false" fo:text-align="start" style:justify-single-word="false" fo:text-indent="-0.633cm" style:auto-text-indent="false">
        <style:tab-stops>
          <style:tab-stop style:position="1.309cm"/>
        </style:tab-stops>
      </style:paragraph-properties>
    </style:style>
    <style:style style:name="P11" style:family="paragraph" style:parent-style-name="Frame_20_contents" style:list-style-name="WWNum11">
      <style:paragraph-properties fo:margin-left="1.309cm" fo:margin-right="0cm" fo:margin-top="0.423cm" fo:margin-bottom="0cm" style:contextual-spacing="false" fo:text-align="start" style:justify-single-word="false" fo:text-indent="-0.633cm" style:auto-text-indent="false">
        <style:tab-stops>
          <style:tab-stop style:position="1.309cm"/>
        </style:tab-stops>
      </style:paragraph-properties>
    </style:style>
    <style:style style:name="P12" style:family="paragraph" style:parent-style-name="Frame_20_contents" style:list-style-name="WWNum11">
      <style:paragraph-properties fo:margin-left="1.309cm" fo:margin-right="0cm" fo:margin-top="0cm" fo:margin-bottom="0cm" style:contextual-spacing="false" fo:text-align="start" style:justify-single-word="false" fo:text-indent="-0.633cm" style:auto-text-indent="false">
        <style:tab-stops>
          <style:tab-stop style:position="1.309cm"/>
        </style:tab-stops>
      </style:paragraph-properties>
    </style:style>
    <style:style style:name="P13" style:family="paragraph" style:parent-style-name="Frame_20_contents" style:list-style-name="WWNum16">
      <style:paragraph-properties fo:margin-left="1.309cm" fo:margin-right="0cm" fo:margin-top="0cm" fo:margin-bottom="0cm" style:contextual-spacing="false" fo:text-align="start" style:justify-single-word="false" fo:text-indent="-0.633cm" style:auto-text-indent="false">
        <style:tab-stops>
          <style:tab-stop style:position="1.309cm"/>
        </style:tab-stops>
      </style:paragraph-properties>
    </style:style>
    <style:style style:name="P14" style:family="paragraph" style:parent-style-name="Frame_20_contents" style:list-style-name="WWNum16">
      <style:paragraph-properties fo:margin-left="1.309cm" fo:margin-right="0cm" fo:margin-top="0.004cm" fo:margin-bottom="0cm" style:contextual-spacing="false" fo:text-align="start" style:justify-single-word="false" fo:text-indent="-0.633cm" style:auto-text-indent="false">
        <style:tab-stops>
          <style:tab-stop style:position="1.309cm"/>
        </style:tab-stops>
      </style:paragraph-properties>
    </style:style>
    <style:style style:name="P15" style:family="paragraph" style:parent-style-name="Frame_20_contents" style:list-style-name="WWNum19">
      <style:paragraph-properties fo:margin-left="1.309cm" fo:margin-right="0cm" fo:margin-top="0.423cm" fo:margin-bottom="0cm" style:contextual-spacing="false" fo:text-align="start" style:justify-single-word="false" fo:text-indent="-0.633cm" style:auto-text-indent="false">
        <style:tab-stops>
          <style:tab-stop style:position="1.309cm"/>
        </style:tab-stops>
      </style:paragraph-properties>
    </style:style>
    <style:style style:name="P16" style:family="paragraph" style:parent-style-name="Frame_20_contents" style:list-style-name="WWNum19">
      <style:paragraph-properties fo:margin-left="1.309cm" fo:margin-right="0cm" fo:margin-top="0cm" fo:margin-bottom="0cm" style:contextual-spacing="false" fo:text-align="start" style:justify-single-word="false" fo:text-indent="-0.633cm" style:auto-text-indent="false">
        <style:tab-stops>
          <style:tab-stop style:position="1.309cm"/>
        </style:tab-stops>
      </style:paragraph-properties>
    </style:style>
    <style:style style:name="P17" style:family="paragraph" style:parent-style-name="Frame_20_contents" style:list-style-name="WWNum24">
      <style:paragraph-properties fo:margin-left="1.309cm" fo:margin-right="0cm" fo:margin-top="0cm" fo:margin-bottom="0cm" style:contextual-spacing="false" fo:text-align="start" style:justify-single-word="false" fo:text-indent="-0.633cm" style:auto-text-indent="false">
        <style:tab-stops>
          <style:tab-stop style:position="1.309cm"/>
        </style:tab-stops>
      </style:paragraph-properties>
    </style:style>
    <style:style style:name="P18" style:family="paragraph" style:parent-style-name="Frame_20_contents" style:list-style-name="WWNum24">
      <style:paragraph-properties fo:margin-left="1.309cm" fo:margin-right="0cm" fo:margin-top="0.002cm" fo:margin-bottom="0cm" style:contextual-spacing="false" fo:text-align="start" style:justify-single-word="false" fo:text-indent="-0.633cm" style:auto-text-indent="false">
        <style:tab-stops>
          <style:tab-stop style:position="1.309cm"/>
        </style:tab-stops>
      </style:paragraph-properties>
    </style:style>
    <style:style style:name="P19" style:family="paragraph" style:parent-style-name="Frame_20_contents" style:list-style-name="WWNum27">
      <style:paragraph-properties fo:margin-left="1.309cm" fo:margin-right="0cm" fo:margin-top="0cm" fo:margin-bottom="0cm" style:contextual-spacing="false" fo:text-align="start" style:justify-single-word="false" fo:text-indent="-0.633cm" style:auto-text-indent="false">
        <style:tab-stops>
          <style:tab-stop style:position="1.309cm"/>
        </style:tab-stops>
      </style:paragraph-properties>
    </style:style>
    <style:style style:name="P20" style:family="paragraph" style:parent-style-name="Frame_20_contents" style:list-style-name="WWNum36">
      <style:paragraph-properties fo:margin-left="1.309cm" fo:margin-right="0cm" fo:margin-top="0cm" fo:margin-bottom="0cm" style:contextual-spacing="false" fo:text-align="start" style:justify-single-word="false" fo:text-indent="-0.633cm" style:auto-text-indent="false">
        <style:tab-stops>
          <style:tab-stop style:position="1.309cm"/>
        </style:tab-stops>
      </style:paragraph-properties>
    </style:style>
    <style:style style:name="P21" style:family="paragraph" style:parent-style-name="Frame_20_contents" style:list-style-name="WWNum36">
      <style:paragraph-properties fo:margin-left="1.309cm" fo:margin-right="0cm" fo:margin-top="0.004cm" fo:margin-bottom="0cm" style:contextual-spacing="false" fo:text-align="start" style:justify-single-word="false" fo:text-indent="-0.633cm" style:auto-text-indent="false">
        <style:tab-stops>
          <style:tab-stop style:position="1.309cm"/>
        </style:tab-stops>
      </style:paragraph-properties>
    </style:style>
    <style:style style:name="P22" style:family="paragraph" style:parent-style-name="Frame_20_contents" style:list-style-name="WWNum44">
      <style:paragraph-properties fo:margin-left="1.309cm" fo:margin-right="0cm" fo:margin-top="0.423cm" fo:margin-bottom="0cm" style:contextual-spacing="false" fo:text-align="start" style:justify-single-word="false" fo:text-indent="-0.633cm" style:auto-text-indent="false">
        <style:tab-stops>
          <style:tab-stop style:position="1.309cm"/>
        </style:tab-stops>
      </style:paragraph-properties>
    </style:style>
    <style:style style:name="P23" style:family="paragraph" style:parent-style-name="Frame_20_contents" style:list-style-name="WWNum48">
      <style:paragraph-properties fo:margin-left="1.309cm" fo:margin-right="0cm" fo:margin-top="0.423cm" fo:margin-bottom="0cm" style:contextual-spacing="false" fo:text-align="start" style:justify-single-word="false" fo:text-indent="-0.633cm" style:auto-text-indent="false">
        <style:tab-stops>
          <style:tab-stop style:position="1.309cm"/>
        </style:tab-stops>
      </style:paragraph-properties>
    </style:style>
    <style:style style:name="P24" style:family="paragraph" style:parent-style-name="Frame_20_contents" style:list-style-name="WWNum48">
      <style:paragraph-properties fo:margin-left="1.309cm" fo:margin-right="0cm" fo:margin-top="0cm" fo:margin-bottom="0cm" style:contextual-spacing="false" fo:text-align="start" style:justify-single-word="false" fo:text-indent="-0.633cm" style:auto-text-indent="false">
        <style:tab-stops>
          <style:tab-stop style:position="1.309cm"/>
        </style:tab-stops>
      </style:paragraph-properties>
    </style:style>
    <style:style style:name="P25" style:family="paragraph" style:parent-style-name="Frame_20_contents">
      <style:paragraph-properties fo:margin-left="2.581cm" fo:margin-right="0cm" fo:margin-top="0cm" fo:margin-bottom="0cm" style:contextual-spacing="false" fo:text-align="start" style:justify-single-word="false" fo:text-indent="0cm" style:auto-text-indent="false"/>
    </style:style>
    <style:style style:name="P26" style:family="paragraph" style:parent-style-name="Frame_20_contents">
      <style:paragraph-properties fo:margin-left="2.581cm" fo:margin-right="0cm" fo:margin-top="0.004cm" fo:margin-bottom="0cm" style:contextual-spacing="false" fo:text-align="start" style:justify-single-word="false" fo:text-indent="0cm" style:auto-text-indent="false"/>
    </style:style>
    <style:style style:name="P27" style:family="paragraph" style:parent-style-name="Frame_20_contents">
      <style:paragraph-properties fo:margin-left="0.122cm" fo:margin-right="0cm" fo:margin-top="0.002cm" fo:margin-bottom="0cm" style:contextual-spacing="false" fo:text-align="start" style:justify-single-word="false" fo:text-indent="0cm" style:auto-text-indent="false"/>
    </style:style>
    <style:style style:name="P28" style:family="paragraph" style:parent-style-name="Frame_20_contents" style:list-style-name="WWNum33">
      <style:paragraph-properties fo:margin-left="1.311cm" fo:margin-right="0.986cm" fo:margin-top="0.002cm" fo:margin-bottom="0cm" style:contextual-spacing="false" fo:text-align="start" style:justify-single-word="false" fo:text-indent="-0.635cm" style:auto-text-indent="false">
        <style:tab-stops>
          <style:tab-stop style:position="1.311cm"/>
        </style:tab-stops>
      </style:paragraph-properties>
    </style:style>
    <style:style style:name="P29" style:family="paragraph" style:parent-style-name="Frame_20_contents" style:list-style-name="WWNum33">
      <style:paragraph-properties fo:margin-left="1.311cm" fo:margin-right="0cm" fo:margin-top="0cm" fo:margin-bottom="0cm" style:contextual-spacing="false" fo:text-align="start" style:justify-single-word="false" fo:text-indent="-0.635cm" style:auto-text-indent="false">
        <style:tab-stops>
          <style:tab-stop style:position="1.311cm"/>
        </style:tab-stops>
      </style:paragraph-properties>
    </style:style>
    <style:style style:name="P30" style:family="paragraph" style:parent-style-name="Frame_20_contents" style:list-style-name="WWNum27">
      <style:paragraph-properties fo:margin-left="1.309cm" fo:margin-right="0cm" fo:margin-top="0cm" fo:margin-bottom="0cm" style:contextual-spacing="false" fo:line-height="0.48cm" fo:text-align="start" style:justify-single-word="false" fo:text-indent="-0.633cm" style:auto-text-indent="false">
        <style:tab-stops>
          <style:tab-stop style:position="1.309cm"/>
        </style:tab-stops>
      </style:paragraph-properties>
    </style:style>
    <style:style style:name="P31" style:family="paragraph" style:parent-style-name="Frame_20_contents" style:list-style-name="WWNum39">
      <style:paragraph-properties fo:margin-left="1.309cm" fo:margin-right="0cm" fo:margin-top="0cm" fo:margin-bottom="0cm" style:contextual-spacing="false" fo:line-height="0.48cm" fo:text-align="justify" style:justify-single-word="false" fo:text-indent="-0.633cm" style:auto-text-indent="false">
        <style:tab-stops>
          <style:tab-stop style:position="1.309cm"/>
        </style:tab-stops>
      </style:paragraph-properties>
    </style:style>
    <style:style style:name="P32" style:family="paragraph" style:parent-style-name="Frame_20_contents" style:list-style-name="WWNum30">
      <style:paragraph-properties fo:margin-left="1.309cm" fo:margin-right="0cm" fo:margin-top="0cm" fo:margin-bottom="0cm" style:contextual-spacing="false" fo:line-height="0.487cm" fo:text-align="start" style:justify-single-word="false" fo:text-indent="-0.633cm" style:auto-text-indent="false">
        <style:tab-stops>
          <style:tab-stop style:position="1.309cm"/>
        </style:tab-stops>
      </style:paragraph-properties>
    </style:style>
    <style:style style:name="P33" style:family="paragraph" style:parent-style-name="Frame_20_contents" style:list-style-name="WWNum33">
      <style:paragraph-properties fo:margin-left="1.311cm" fo:margin-right="0cm" fo:margin-top="0.37cm" fo:margin-bottom="0cm" style:contextual-spacing="false" fo:line-height="0.453cm" fo:text-align="start" style:justify-single-word="false" fo:text-indent="-0.635cm" style:auto-text-indent="false">
        <style:tab-stops>
          <style:tab-stop style:position="1.311cm"/>
        </style:tab-stops>
      </style:paragraph-properties>
    </style:style>
    <style:style style:name="P34" style:family="paragraph" style:parent-style-name="Frame_20_contents" style:list-style-name="WWNum33">
      <style:paragraph-properties fo:margin-left="1.311cm" fo:margin-right="0cm" fo:margin-top="0cm" fo:margin-bottom="0cm" style:contextual-spacing="false" fo:line-height="0.453cm" fo:text-align="start" style:justify-single-word="false" fo:text-indent="-0.635cm" style:auto-text-indent="false">
        <style:tab-stops>
          <style:tab-stop style:position="1.311cm"/>
        </style:tab-stops>
      </style:paragraph-properties>
    </style:style>
    <style:style style:name="P35" style:family="paragraph" style:parent-style-name="Frame_20_contents" style:list-style-name="WWNum33">
      <style:paragraph-properties fo:margin-left="2.579cm" fo:margin-right="0cm" fo:margin-top="0.002cm" fo:margin-bottom="0cm" style:contextual-spacing="false" fo:line-height="0.45cm" fo:text-align="start" style:justify-single-word="false" fo:text-indent="-0.633cm" style:auto-text-indent="false">
        <style:tab-stops>
          <style:tab-stop style:position="2.579cm"/>
        </style:tab-stops>
      </style:paragraph-properties>
    </style:style>
    <style:style style:name="P36" style:family="paragraph" style:parent-style-name="Frame_20_contents">
      <style:paragraph-properties fo:margin-left="2.581cm" fo:margin-right="0cm" fo:margin-top="0cm" fo:margin-bottom="0cm" style:contextual-spacing="false" fo:line-height="0.42cm" fo:text-align="start" style:justify-single-word="false" fo:text-indent="0cm" style:auto-text-indent="false"/>
    </style:style>
    <style:style style:name="P37" style:family="paragraph" style:parent-style-name="Frame_20_contents" style:list-style-name="WWNum33">
      <style:paragraph-properties fo:margin-left="2.579cm" fo:margin-right="0cm" fo:margin-top="0.004cm" fo:margin-bottom="0cm" style:contextual-spacing="false" fo:line-height="0.448cm" fo:text-align="start" style:justify-single-word="false" fo:text-indent="-0.633cm" style:auto-text-indent="false">
        <style:tab-stops>
          <style:tab-stop style:position="2.579cm"/>
        </style:tab-stops>
      </style:paragraph-properties>
    </style:style>
    <style:style style:name="P38" style:family="paragraph" style:parent-style-name="Frame_20_contents" style:list-style-name="WWNum33">
      <style:paragraph-properties fo:margin-left="2.579cm" fo:margin-right="0cm" fo:margin-top="0.002cm" fo:margin-bottom="0cm" style:contextual-spacing="false" fo:line-height="0.448cm" fo:text-align="start" style:justify-single-word="false" fo:text-indent="-0.633cm" style:auto-text-indent="false">
        <style:tab-stops>
          <style:tab-stop style:position="2.579cm"/>
        </style:tab-stops>
      </style:paragraph-properties>
    </style:style>
    <style:style style:name="P39" style:family="paragraph" style:parent-style-name="Frame_20_contents" style:list-style-name="WWNum33">
      <style:paragraph-properties fo:margin-left="2.579cm" fo:margin-right="0cm" fo:margin-top="0cm" fo:margin-bottom="0cm" style:contextual-spacing="false" fo:line-height="0.448cm" fo:text-align="start" style:justify-single-word="false" fo:text-indent="-0.633cm" style:auto-text-indent="false">
        <style:tab-stops>
          <style:tab-stop style:position="2.579cm"/>
        </style:tab-stops>
      </style:paragraph-properties>
    </style:style>
    <style:style style:name="P40" style:family="paragraph" style:parent-style-name="Frame_20_contents" style:list-style-name="WWNum33">
      <style:paragraph-properties fo:margin-left="1.311cm" fo:margin-right="0cm" fo:margin-top="0cm" fo:margin-bottom="0cm" style:contextual-spacing="false" fo:line-height="0.439cm" fo:text-align="start" style:justify-single-word="false" fo:text-indent="-0.635cm" style:auto-text-indent="false">
        <style:tab-stops>
          <style:tab-stop style:position="1.311cm"/>
        </style:tab-stops>
      </style:paragraph-properties>
    </style:style>
    <style:style style:name="P41" style:family="paragraph" style:parent-style-name="Frame_20_contents" style:list-style-name="WWNum33">
      <style:paragraph-properties fo:margin-left="2.579cm" fo:margin-right="0cm" fo:margin-top="0cm" fo:margin-bottom="0cm" style:contextual-spacing="false" fo:line-height="0.434cm" fo:text-align="start" style:justify-single-word="false" fo:text-indent="-0.633cm" style:auto-text-indent="false">
        <style:tab-stops>
          <style:tab-stop style:position="2.579cm"/>
        </style:tab-stops>
      </style:paragraph-properties>
    </style:style>
    <style:style style:name="P42" style:family="paragraph" style:parent-style-name="Frame_20_contents" style:list-style-name="WWNum33">
      <style:paragraph-properties fo:margin-left="2.579cm" fo:margin-right="0cm" fo:margin-top="0cm" fo:margin-bottom="0cm" style:contextual-spacing="false" fo:line-height="0.432cm" fo:text-align="start" style:justify-single-word="false" fo:text-indent="-0.633cm" style:auto-text-indent="false">
        <style:tab-stops>
          <style:tab-stop style:position="2.579cm"/>
        </style:tab-stops>
      </style:paragraph-properties>
    </style:style>
    <style:style style:name="P43" style:family="paragraph" style:parent-style-name="Frame_20_contents" style:list-style-name="WWNum39">
      <style:paragraph-properties fo:margin-left="1.309cm" fo:margin-right="0cm" fo:margin-top="0cm" fo:margin-bottom="0cm" style:contextual-spacing="false" fo:text-align="justify" style:justify-single-word="false" fo:text-indent="-0.633cm" style:auto-text-indent="false">
        <style:tab-stops>
          <style:tab-stop style:position="1.309cm"/>
        </style:tab-stops>
      </style:paragraph-properties>
    </style:style>
    <style:style style:name="P44" style:family="paragraph" style:parent-style-name="Heading_20_1" style:list-style-name="WWNum21">
      <style:paragraph-properties fo:margin-left="1.39cm" fo:margin-right="0cm" fo:margin-top="0cm" fo:margin-bottom="0cm" style:contextual-spacing="false" fo:line-height="100%" fo:text-align="start" style:justify-single-word="false" fo:text-indent="-0.633cm" style:auto-text-indent="false">
        <style:tab-stops>
          <style:tab-stop style:position="1.39cm"/>
        </style:tab-stops>
      </style:paragraph-properties>
    </style:style>
    <style:style style:name="P45" style:family="paragraph" style:parent-style-name="Heading_20_1" style:list-style-name="WWNum21">
      <style:paragraph-properties fo:margin-left="1.39cm" fo:margin-right="0cm" fo:margin-top="0.002cm" fo:margin-bottom="0cm" style:contextual-spacing="false" fo:line-height="100%" fo:text-align="start" style:justify-single-word="false" fo:text-indent="-0.633cm" style:auto-text-indent="false">
        <style:tab-stops>
          <style:tab-stop style:position="1.39cm"/>
        </style:tab-stops>
      </style:paragraph-properties>
    </style:style>
    <style:style style:name="P46" style:family="paragraph" style:parent-style-name="Heading_20_1" style:list-style-name="WWNum26">
      <style:paragraph-properties fo:margin-left="1.39cm" fo:margin-right="0cm" fo:margin-top="0.002cm" fo:margin-bottom="0cm" style:contextual-spacing="false" fo:line-height="100%" fo:text-align="start" style:justify-single-word="false" fo:text-indent="-0.633cm" style:auto-text-indent="false">
        <style:tab-stops>
          <style:tab-stop style:position="1.39cm"/>
        </style:tab-stops>
      </style:paragraph-properties>
    </style:style>
    <style:style style:name="P47" style:family="paragraph" style:parent-style-name="Heading_20_1" style:list-style-name="WWNum26">
      <style:paragraph-properties fo:margin-left="1.39cm" fo:margin-right="0cm" fo:margin-top="0cm" fo:margin-bottom="0cm" style:contextual-spacing="false" fo:line-height="100%" fo:text-align="start" style:justify-single-word="false" fo:text-indent="-0.633cm" style:auto-text-indent="false">
        <style:tab-stops>
          <style:tab-stop style:position="1.39cm"/>
        </style:tab-stops>
      </style:paragraph-properties>
    </style:style>
    <style:style style:name="P48" style:family="paragraph" style:parent-style-name="Heading_20_1" style:list-style-name="WWNum41">
      <style:paragraph-properties fo:margin-left="1.39cm" fo:margin-right="0cm" fo:margin-top="0.004cm" fo:margin-bottom="0cm" style:contextual-spacing="false" fo:line-height="100%" fo:text-align="start" style:justify-single-word="false" fo:text-indent="-0.633cm" style:auto-text-indent="false">
        <style:tab-stops>
          <style:tab-stop style:position="1.39cm"/>
        </style:tab-stops>
      </style:paragraph-properties>
    </style:style>
    <style:style style:name="P49" style:family="paragraph" style:parent-style-name="Heading_20_1" style:list-style-name="WWNum41">
      <style:paragraph-properties fo:margin-left="1.39cm" fo:margin-right="0cm" fo:margin-top="0cm" fo:margin-bottom="0cm" style:contextual-spacing="false" fo:line-height="100%" fo:text-align="start" style:justify-single-word="false" fo:text-indent="-0.633cm" style:auto-text-indent="false">
        <style:tab-stops>
          <style:tab-stop style:position="1.39cm"/>
        </style:tab-stops>
      </style:paragraph-properties>
    </style:style>
    <style:style style:name="P50" style:family="paragraph" style:parent-style-name="Heading_20_1" style:list-style-name="WWNum46">
      <style:paragraph-properties fo:margin-left="1.39cm" fo:margin-right="0cm" fo:margin-top="0cm" fo:margin-bottom="0cm" style:contextual-spacing="false" fo:line-height="100%" fo:text-align="start" style:justify-single-word="false" fo:text-indent="-0.633cm" style:auto-text-indent="false">
        <style:tab-stops>
          <style:tab-stop style:position="1.39cm"/>
        </style:tab-stops>
      </style:paragraph-properties>
    </style:style>
    <style:style style:name="P51" style:family="paragraph" style:parent-style-name="Heading_20_1" style:list-style-name="WWNum45">
      <style:paragraph-properties fo:margin-left="5.202cm" fo:margin-right="0cm" fo:margin-top="0cm" fo:margin-bottom="0cm" style:contextual-spacing="false" fo:line-height="100%" fo:text-align="start" style:justify-single-word="false" fo:text-indent="-0.635cm" style:auto-text-indent="false">
        <style:tab-stops>
          <style:tab-stop style:position="5.202cm"/>
        </style:tab-stops>
      </style:paragraph-properties>
    </style:style>
    <style:style style:name="P52" style:family="paragraph" style:parent-style-name="Heading_20_1" style:list-style-name="WWNum46">
      <style:paragraph-properties fo:margin-left="0.633cm" fo:margin-right="6.003cm" fo:margin-top="0cm" fo:margin-bottom="0cm" style:contextual-spacing="false" fo:line-height="100%" fo:text-align="end" style:justify-single-word="false" fo:text-indent="-0.633cm" style:auto-text-indent="false">
        <style:tab-stops>
          <style:tab-stop style:position="0.633cm"/>
        </style:tab-stops>
      </style:paragraph-properties>
    </style:style>
    <style:style style:name="P53" style:family="paragraph" style:parent-style-name="Heading_20_1" style:list-style-name="WWNum32">
      <style:paragraph-properties fo:margin-left="1.39cm" fo:margin-right="0cm" fo:margin-top="0cm" fo:margin-bottom="0cm" style:contextual-spacing="false" fo:line-height="0.487cm" fo:text-align="start" style:justify-single-word="false" fo:text-indent="-0.633cm" style:auto-text-indent="false">
        <style:tab-stops>
          <style:tab-stop style:position="1.39cm"/>
        </style:tab-stops>
      </style:paragraph-properties>
    </style:style>
    <style:style style:name="P54" style:family="paragraph" style:parent-style-name="Heading_20_1" style:list-style-name="WWNum32" style:master-page-name="Converted27">
      <style:paragraph-properties fo:margin-left="1.39cm" fo:margin-right="0cm" fo:margin-top="0.116cm" fo:margin-bottom="0cm" style:contextual-spacing="false" fo:line-height="0.487cm" fo:text-align="start" style:justify-single-word="false" fo:text-indent="-0.633cm" style:auto-text-indent="false" style:page-number="auto">
        <style:tab-stops>
          <style:tab-stop style:position="1.39cm"/>
        </style:tab-stops>
      </style:paragraph-properties>
    </style:style>
    <style:style style:name="P55" style:family="paragraph" style:parent-style-name="Heading_20_1" style:list-style-name="WWNum51">
      <style:paragraph-properties fo:margin-left="1.39cm" fo:margin-right="0cm" fo:margin-top="0cm" fo:margin-bottom="0cm" style:contextual-spacing="false" fo:line-height="0.487cm" fo:text-align="start" style:justify-single-word="false" fo:text-indent="-0.633cm" style:auto-text-indent="false">
        <style:tab-stops>
          <style:tab-stop style:position="1.39cm"/>
        </style:tab-stops>
      </style:paragraph-properties>
    </style:style>
    <style:style style:name="P56" style:family="paragraph" style:parent-style-name="Heading_20_1" style:list-style-name="WWNum32">
      <style:paragraph-properties fo:margin-left="2.66cm" fo:margin-right="0cm" fo:margin-top="0cm" fo:margin-bottom="0cm" style:contextual-spacing="false" fo:line-height="0.517cm" fo:text-align="start" style:justify-single-word="false" fo:text-indent="-0.633cm" style:auto-text-indent="false">
        <style:tab-stops>
          <style:tab-stop style:position="2.66cm"/>
        </style:tab-stops>
      </style:paragraph-properties>
    </style:style>
    <style:style style:name="P57" style:family="paragraph" style:parent-style-name="Heading_20_1" style:list-style-name="WWNum51">
      <style:paragraph-properties fo:margin-left="1.39cm" fo:margin-right="0cm" fo:margin-top="0cm" fo:margin-bottom="0cm" style:contextual-spacing="false" fo:line-height="0.485cm" fo:text-align="start" style:justify-single-word="false" fo:text-indent="-0.633cm" style:auto-text-indent="false">
        <style:tab-stops>
          <style:tab-stop style:position="1.39cm"/>
        </style:tab-stops>
      </style:paragraph-properties>
    </style:style>
    <style:style style:name="P58" style:family="paragraph" style:parent-style-name="Heading_20_1">
      <style:paragraph-properties fo:margin-top="0.002cm" fo:margin-bottom="0cm" style:contextual-spacing="false"/>
    </style:style>
    <style:style style:name="P59" style:family="paragraph" style:parent-style-name="List_20_Paragraph" style:list-style-name="WWNum20">
      <style:paragraph-properties fo:margin-left="2.662cm" fo:margin-right="1.134cm" fo:margin-top="0cm" fo:margin-bottom="0cm" style:contextual-spacing="false" fo:line-height="100%" fo:text-align="start" style:justify-single-word="false" fo:text-indent="-0.635cm" style:auto-text-indent="false">
        <style:tab-stops>
          <style:tab-stop style:position="2.662cm"/>
        </style:tab-stops>
      </style:paragraph-properties>
    </style:style>
    <style:style style:name="P60" style:family="paragraph" style:parent-style-name="List_20_Paragraph" style:list-style-name="WWNum20">
      <style:paragraph-properties fo:margin-left="2.662cm" fo:margin-right="0cm" fo:margin-top="0cm" fo:margin-bottom="0cm" style:contextual-spacing="false" fo:line-height="100%" fo:text-align="start" style:justify-single-word="false" fo:text-indent="-0.635cm" style:auto-text-indent="false">
        <style:tab-stops>
          <style:tab-stop style:position="2.662cm"/>
        </style:tab-stops>
      </style:paragraph-properties>
    </style:style>
    <style:style style:name="P61" style:family="paragraph" style:parent-style-name="List_20_Paragraph" style:list-style-name="WWNum21">
      <style:paragraph-properties fo:margin-left="2.662cm" fo:margin-right="1.526cm" fo:margin-top="0cm" fo:margin-bottom="0cm" style:contextual-spacing="false" fo:line-height="100%" fo:text-align="start" style:justify-single-word="false" fo:text-indent="-0.635cm" style:auto-text-indent="false">
        <style:tab-stops>
          <style:tab-stop style:position="2.662cm"/>
        </style:tab-stops>
      </style:paragraph-properties>
    </style:style>
    <style:style style:name="P62" style:family="paragraph" style:parent-style-name="List_20_Paragraph" style:list-style-name="WWNum21">
      <style:paragraph-properties fo:margin-left="2.662cm" fo:margin-right="1.221cm" fo:margin-top="0cm" fo:margin-bottom="0cm" style:contextual-spacing="false" fo:line-height="100%" fo:text-align="start" style:justify-single-word="false" fo:text-indent="-0.635cm" style:auto-text-indent="false">
        <style:tab-stops>
          <style:tab-stop style:position="2.662cm"/>
        </style:tab-stops>
      </style:paragraph-properties>
    </style:style>
    <style:style style:name="P63" style:family="paragraph" style:parent-style-name="List_20_Paragraph" style:list-style-name="WWNum21">
      <style:paragraph-properties fo:margin-left="2.662cm" fo:margin-right="0cm" fo:margin-top="0cm" fo:margin-bottom="0cm" style:contextual-spacing="false" fo:line-height="100%" fo:text-align="start" style:justify-single-word="false" fo:text-indent="-0.635cm" style:auto-text-indent="false">
        <style:tab-stops>
          <style:tab-stop style:position="2.662cm"/>
        </style:tab-stops>
      </style:paragraph-properties>
    </style:style>
    <style:style style:name="P64" style:family="paragraph" style:parent-style-name="List_20_Paragraph" style:list-style-name="WWNum32">
      <style:paragraph-properties fo:margin-left="2.662cm" fo:margin-right="4.919cm" fo:margin-top="0cm" fo:margin-bottom="0cm" style:contextual-spacing="false" fo:line-height="100%" fo:text-align="start" style:justify-single-word="false" fo:text-indent="-0.635cm" style:auto-text-indent="false">
        <style:tab-stops>
          <style:tab-stop style:position="2.662cm"/>
        </style:tab-stops>
      </style:paragraph-properties>
    </style:style>
    <style:style style:name="P65" style:family="paragraph" style:parent-style-name="List_20_Paragraph" style:list-style-name="WWNum45">
      <style:paragraph-properties fo:margin-left="2.662cm" fo:margin-right="0cm" fo:margin-top="0cm" fo:margin-bottom="0cm" style:contextual-spacing="false" fo:line-height="100%" fo:text-align="start" style:justify-single-word="false" fo:text-indent="-0.635cm" style:auto-text-indent="false">
        <style:tab-stops>
          <style:tab-stop style:position="2.662cm"/>
        </style:tab-stops>
      </style:paragraph-properties>
    </style:style>
    <style:style style:name="P66" style:family="paragraph" style:parent-style-name="List_20_Paragraph" style:list-style-name="WWNum46">
      <style:paragraph-properties fo:margin-left="2.662cm" fo:margin-right="1.177cm" fo:margin-top="0cm" fo:margin-bottom="0cm" style:contextual-spacing="false" fo:line-height="100%" fo:text-align="start" style:justify-single-word="false" fo:text-indent="-0.635cm" style:auto-text-indent="false">
        <style:tab-stops>
          <style:tab-stop style:position="2.662cm"/>
        </style:tab-stops>
      </style:paragraph-properties>
    </style:style>
    <style:style style:name="P67" style:family="paragraph" style:parent-style-name="List_20_Paragraph" style:list-style-name="WWNum46">
      <style:paragraph-properties fo:margin-left="2.662cm" fo:margin-right="1.515cm" fo:margin-top="0cm" fo:margin-bottom="0cm" style:contextual-spacing="false" fo:line-height="100%" fo:text-align="start" style:justify-single-word="false" fo:text-indent="-0.635cm" style:auto-text-indent="false">
        <style:tab-stops>
          <style:tab-stop style:position="2.662cm"/>
        </style:tab-stops>
      </style:paragraph-properties>
    </style:style>
    <style:style style:name="P68" style:family="paragraph" style:parent-style-name="List_20_Paragraph" style:list-style-name="WWNum50">
      <style:paragraph-properties fo:margin-left="2.662cm" fo:margin-right="1.138cm" fo:margin-top="0cm" fo:margin-bottom="0cm" style:contextual-spacing="false" fo:line-height="100%" fo:text-align="start" style:justify-single-word="false" fo:text-indent="-0.635cm" style:auto-text-indent="false">
        <style:tab-stops>
          <style:tab-stop style:position="2.662cm"/>
        </style:tab-stops>
      </style:paragraph-properties>
    </style:style>
    <style:style style:name="P69" style:family="paragraph" style:parent-style-name="List_20_Paragraph" style:list-style-name="WWNum50">
      <style:paragraph-properties fo:margin-left="2.662cm" fo:margin-right="0cm" fo:margin-top="0cm" fo:margin-bottom="0cm" style:contextual-spacing="false" fo:line-height="100%" fo:text-align="start" style:justify-single-word="false" fo:text-indent="-0.635cm" style:auto-text-indent="false">
        <style:tab-stops>
          <style:tab-stop style:position="2.662cm"/>
        </style:tab-stops>
      </style:paragraph-properties>
    </style:style>
    <style:style style:name="P70" style:family="paragraph" style:parent-style-name="List_20_Paragraph" style:list-style-name="WWNum50">
      <style:paragraph-properties fo:margin-left="2.662cm" fo:margin-right="2.755cm" fo:margin-top="0cm" fo:margin-bottom="0cm" style:contextual-spacing="false" fo:line-height="100%" fo:text-align="start" style:justify-single-word="false" fo:text-indent="-0.635cm" style:auto-text-indent="false">
        <style:tab-stops>
          <style:tab-stop style:position="2.662cm"/>
        </style:tab-stops>
      </style:paragraph-properties>
    </style:style>
    <style:style style:name="P71" style:family="paragraph" style:parent-style-name="List_20_Paragraph" style:list-style-name="WWNum50">
      <style:paragraph-properties fo:margin-left="2.662cm" fo:margin-right="1.263cm" fo:margin-top="0cm" fo:margin-bottom="0cm" style:contextual-spacing="false" fo:line-height="100%" fo:text-align="start" style:justify-single-word="false" fo:text-indent="-0.635cm" style:auto-text-indent="false">
        <style:tab-stops>
          <style:tab-stop style:position="2.662cm"/>
        </style:tab-stops>
      </style:paragraph-properties>
    </style:style>
    <style:style style:name="P72" style:family="paragraph" style:parent-style-name="List_20_Paragraph" style:list-style-name="WWNum20">
      <style:paragraph-properties fo:margin-left="2.66cm" fo:margin-right="0cm" fo:margin-top="0.002cm" fo:margin-bottom="0cm" style:contextual-spacing="false" fo:line-height="100%" fo:text-align="start" style:justify-single-word="false" fo:text-indent="-0.633cm" style:auto-text-indent="false">
        <style:tab-stops>
          <style:tab-stop style:position="2.66cm"/>
        </style:tab-stops>
      </style:paragraph-properties>
    </style:style>
    <style:style style:name="P73" style:family="paragraph" style:parent-style-name="List_20_Paragraph" style:list-style-name="WWNum20">
      <style:paragraph-properties fo:margin-left="2.66cm" fo:margin-right="0cm" fo:margin-top="0cm" fo:margin-bottom="0cm" style:contextual-spacing="false" fo:line-height="100%" fo:text-align="start" style:justify-single-word="false" fo:text-indent="-0.633cm" style:auto-text-indent="false">
        <style:tab-stops>
          <style:tab-stop style:position="2.66cm"/>
        </style:tab-stops>
      </style:paragraph-properties>
    </style:style>
    <style:style style:name="P74" style:family="paragraph" style:parent-style-name="List_20_Paragraph" style:list-style-name="WWNum21">
      <style:paragraph-properties fo:margin-left="2.66cm" fo:margin-right="0cm" fo:margin-top="0cm" fo:margin-bottom="0cm" style:contextual-spacing="false" fo:line-height="100%" fo:text-align="start" style:justify-single-word="false" fo:text-indent="-0.633cm" style:auto-text-indent="false">
        <style:tab-stops>
          <style:tab-stop style:position="2.66cm"/>
        </style:tab-stops>
      </style:paragraph-properties>
    </style:style>
    <style:style style:name="P75" style:family="paragraph" style:parent-style-name="List_20_Paragraph" style:list-style-name="WWNum45">
      <style:paragraph-properties fo:margin-left="2.66cm" fo:margin-right="0cm" fo:margin-top="0cm" fo:margin-bottom="0cm" style:contextual-spacing="false" fo:line-height="100%" fo:text-align="start" style:justify-single-word="false" fo:text-indent="-0.633cm" style:auto-text-indent="false">
        <style:tab-stops>
          <style:tab-stop style:position="2.66cm"/>
        </style:tab-stops>
      </style:paragraph-properties>
    </style:style>
    <style:style style:name="P76" style:family="paragraph" style:parent-style-name="List_20_Paragraph" style:list-style-name="WWNum46">
      <style:paragraph-properties fo:margin-left="2.66cm" fo:margin-right="0cm" fo:margin-top="0cm" fo:margin-bottom="0cm" style:contextual-spacing="false" fo:line-height="100%" fo:text-align="start" style:justify-single-word="false" fo:text-indent="-0.633cm" style:auto-text-indent="false">
        <style:tab-stops>
          <style:tab-stop style:position="2.66cm"/>
        </style:tab-stops>
      </style:paragraph-properties>
    </style:style>
    <style:style style:name="P77" style:family="paragraph" style:parent-style-name="List_20_Paragraph" style:list-style-name="WWNum50">
      <style:paragraph-properties fo:margin-left="2.66cm" fo:margin-right="0cm" fo:margin-top="0cm" fo:margin-bottom="0cm" style:contextual-spacing="false" fo:line-height="100%" fo:text-align="start" style:justify-single-word="false" fo:text-indent="-0.633cm" style:auto-text-indent="false">
        <style:tab-stops>
          <style:tab-stop style:position="2.66cm"/>
        </style:tab-stops>
      </style:paragraph-properties>
    </style:style>
    <style:style style:name="P78" style:family="paragraph" style:parent-style-name="List_20_Paragraph" style:list-style-name="WWNum21">
      <style:paragraph-properties fo:margin-left="3.928cm" fo:margin-right="0cm" fo:margin-top="0cm" fo:margin-bottom="0cm" style:contextual-spacing="false" fo:line-height="100%" fo:text-align="start" style:justify-single-word="false" fo:text-indent="-0.54cm" style:auto-text-indent="false">
        <style:tab-stops>
          <style:tab-stop style:position="3.928cm"/>
        </style:tab-stops>
      </style:paragraph-properties>
    </style:style>
    <style:style style:name="P79" style:family="paragraph" style:parent-style-name="List_20_Paragraph" style:list-style-name="WWNum21">
      <style:paragraph-properties fo:margin-left="3.928cm" fo:margin-right="0cm" fo:margin-top="0cm" fo:margin-bottom="0cm" style:contextual-spacing="false" fo:line-height="100%" fo:text-align="start" style:justify-single-word="false" fo:text-indent="-0.658cm" style:auto-text-indent="false">
        <style:tab-stops>
          <style:tab-stop style:position="3.928cm"/>
        </style:tab-stops>
      </style:paragraph-properties>
    </style:style>
    <style:style style:name="P80" style:family="paragraph" style:parent-style-name="List_20_Paragraph" style:list-style-name="WWNum21">
      <style:paragraph-properties fo:margin-left="3.928cm" fo:margin-right="0cm" fo:margin-top="0cm" fo:margin-bottom="0cm" style:contextual-spacing="false" fo:line-height="100%" fo:text-align="start" style:justify-single-word="false" fo:text-indent="-0.751cm" style:auto-text-indent="false">
        <style:tab-stops>
          <style:tab-stop style:position="3.928cm"/>
        </style:tab-stops>
      </style:paragraph-properties>
    </style:style>
    <style:style style:name="P81" style:family="paragraph" style:parent-style-name="List_20_Paragraph" style:list-style-name="WWNum21">
      <style:paragraph-properties fo:margin-left="3.928cm" fo:margin-right="0cm" fo:margin-top="0.002cm" fo:margin-bottom="0cm" style:contextual-spacing="false" fo:line-height="100%" fo:text-align="start" style:justify-single-word="false" fo:text-indent="-0.751cm" style:auto-text-indent="false">
        <style:tab-stops>
          <style:tab-stop style:position="3.928cm"/>
        </style:tab-stops>
      </style:paragraph-properties>
    </style:style>
    <style:style style:name="P82" style:family="paragraph" style:parent-style-name="List_20_Paragraph" style:list-style-name="WWNum21">
      <style:paragraph-properties fo:margin-left="3.928cm" fo:margin-right="0cm" fo:margin-top="0cm" fo:margin-bottom="0cm" style:contextual-spacing="false" fo:line-height="100%" fo:text-align="start" style:justify-single-word="false" fo:text-indent="-0.87cm" style:auto-text-indent="false">
        <style:tab-stops>
          <style:tab-stop style:position="3.928cm"/>
        </style:tab-stops>
      </style:paragraph-properties>
    </style:style>
    <style:style style:name="P83" style:family="paragraph" style:parent-style-name="List_20_Paragraph" style:list-style-name="WWNum21">
      <style:paragraph-properties fo:margin-left="3.928cm" fo:margin-right="0cm" fo:margin-top="0cm" fo:margin-bottom="0cm" style:contextual-spacing="false" fo:line-height="100%" fo:text-align="start" style:justify-single-word="false" fo:text-indent="-0.984cm" style:auto-text-indent="false">
        <style:tab-stops>
          <style:tab-stop style:position="3.928cm"/>
        </style:tab-stops>
      </style:paragraph-properties>
    </style:style>
    <style:style style:name="P84" style:family="paragraph" style:parent-style-name="List_20_Paragraph" style:list-style-name="WWNum20">
      <style:paragraph-properties fo:margin-left="3.928cm" fo:margin-right="0cm" fo:margin-top="0cm" fo:margin-bottom="0cm" style:contextual-spacing="false" fo:line-height="100%" fo:text-align="start" style:justify-single-word="false" fo:text-indent="-0.54cm" style:auto-text-indent="false">
        <style:tab-stops>
          <style:tab-stop style:position="3.928cm"/>
        </style:tab-stops>
      </style:paragraph-properties>
    </style:style>
    <style:style style:name="P85" style:family="paragraph" style:parent-style-name="List_20_Paragraph" style:list-style-name="WWNum20">
      <style:paragraph-properties fo:margin-left="3.928cm" fo:margin-right="0cm" fo:margin-top="0.002cm" fo:margin-bottom="0cm" style:contextual-spacing="false" fo:line-height="100%" fo:text-align="start" style:justify-single-word="false" fo:text-indent="-0.658cm" style:auto-text-indent="false">
        <style:tab-stops>
          <style:tab-stop style:position="3.928cm"/>
        </style:tab-stops>
      </style:paragraph-properties>
    </style:style>
    <style:style style:name="P86" style:family="paragraph" style:parent-style-name="List_20_Paragraph" style:list-style-name="WWNum45">
      <style:paragraph-properties fo:margin-left="3.928cm" fo:margin-right="0cm" fo:margin-top="0cm" fo:margin-bottom="0cm" style:contextual-spacing="false" fo:line-height="100%" fo:text-align="start" style:justify-single-word="false" fo:text-indent="-0.54cm" style:auto-text-indent="false">
        <style:tab-stops>
          <style:tab-stop style:position="3.928cm"/>
        </style:tab-stops>
      </style:paragraph-properties>
    </style:style>
    <style:style style:name="P87" style:family="paragraph" style:parent-style-name="List_20_Paragraph" style:list-style-name="WWNum45">
      <style:paragraph-properties fo:margin-left="3.928cm" fo:margin-right="0cm" fo:margin-top="0cm" fo:margin-bottom="0cm" style:contextual-spacing="false" fo:line-height="100%" fo:text-align="start" style:justify-single-word="false" fo:text-indent="-0.658cm" style:auto-text-indent="false">
        <style:tab-stops>
          <style:tab-stop style:position="3.928cm"/>
        </style:tab-stops>
      </style:paragraph-properties>
    </style:style>
    <style:style style:name="P88" style:family="paragraph" style:parent-style-name="List_20_Paragraph" style:list-style-name="WWNum45">
      <style:paragraph-properties fo:margin-left="3.928cm" fo:margin-right="0cm" fo:margin-top="0cm" fo:margin-bottom="0cm" style:contextual-spacing="false" fo:line-height="100%" fo:text-align="start" style:justify-single-word="false" fo:text-indent="-0.751cm" style:auto-text-indent="false">
        <style:tab-stops>
          <style:tab-stop style:position="3.928cm"/>
        </style:tab-stops>
      </style:paragraph-properties>
    </style:style>
    <style:style style:name="P89" style:family="paragraph" style:parent-style-name="List_20_Paragraph" style:list-style-name="WWNum49">
      <style:paragraph-properties fo:margin-left="3.928cm" fo:margin-right="0cm" fo:margin-top="0cm" fo:margin-bottom="0cm" style:contextual-spacing="false" fo:line-height="100%" fo:text-align="start" style:justify-single-word="false" fo:text-indent="-0.751cm" style:auto-text-indent="false">
        <style:tab-stops>
          <style:tab-stop style:position="3.928cm"/>
        </style:tab-stops>
      </style:paragraph-properties>
    </style:style>
    <style:style style:name="P90" style:family="paragraph" style:parent-style-name="List_20_Paragraph" style:list-style-name="WWNum21">
      <style:paragraph-properties fo:margin-left="3.932cm" fo:margin-right="2.831cm" fo:margin-top="0cm" fo:margin-bottom="0cm" style:contextual-spacing="false" fo:line-height="100%" fo:text-align="start" style:justify-single-word="false" fo:text-indent="-0.661cm" style:auto-text-indent="false">
        <style:tab-stops>
          <style:tab-stop style:position="3.928cm"/>
          <style:tab-stop style:position="3.932cm"/>
        </style:tab-stops>
      </style:paragraph-properties>
    </style:style>
    <style:style style:name="P91" style:family="paragraph" style:parent-style-name="List_20_Paragraph" style:list-style-name="WWNum20">
      <style:paragraph-properties fo:margin-left="3.932cm" fo:margin-right="0.917cm" fo:margin-top="0cm" fo:margin-bottom="0cm" style:contextual-spacing="false" fo:line-height="100%" fo:text-align="start" style:justify-single-word="false" fo:text-indent="-0.543cm" style:auto-text-indent="false">
        <style:tab-stops>
          <style:tab-stop style:position="3.928cm"/>
          <style:tab-stop style:position="3.932cm"/>
        </style:tab-stops>
      </style:paragraph-properties>
    </style:style>
    <style:style style:name="P92" style:family="paragraph" style:parent-style-name="List_20_Paragraph" style:list-style-name="WWNum21">
      <style:paragraph-properties fo:margin-left="3.926cm" fo:margin-right="0cm" fo:margin-top="0cm" fo:margin-bottom="0cm" style:contextual-spacing="false" fo:line-height="100%" fo:text-align="start" style:justify-single-word="false" fo:text-indent="-0.771cm" style:auto-text-indent="false">
        <style:tab-stops>
          <style:tab-stop style:position="3.926cm"/>
        </style:tab-stops>
      </style:paragraph-properties>
    </style:style>
    <style:style style:name="P93" style:family="paragraph" style:parent-style-name="List_20_Paragraph" style:list-style-name="WWNum20">
      <style:paragraph-properties fo:margin-left="3.926cm" fo:margin-right="0cm" fo:margin-top="0cm" fo:margin-bottom="0cm" style:contextual-spacing="false" fo:line-height="100%" fo:text-align="start" style:justify-single-word="false" fo:text-indent="-0.771cm" style:auto-text-indent="false">
        <style:tab-stops>
          <style:tab-stop style:position="3.926cm"/>
        </style:tab-stops>
      </style:paragraph-properties>
    </style:style>
    <style:style style:name="P94" style:family="paragraph" style:parent-style-name="List_20_Paragraph" style:list-style-name="WWNum45">
      <style:paragraph-properties fo:margin-left="3.926cm" fo:margin-right="0cm" fo:margin-top="0cm" fo:margin-bottom="0cm" style:contextual-spacing="false" fo:line-height="100%" fo:text-align="start" style:justify-single-word="false" fo:text-indent="-0.771cm" style:auto-text-indent="false">
        <style:tab-stops>
          <style:tab-stop style:position="3.926cm"/>
        </style:tab-stops>
      </style:paragraph-properties>
    </style:style>
    <style:style style:name="P95" style:family="paragraph" style:parent-style-name="List_20_Paragraph" style:list-style-name="WWNum21">
      <style:paragraph-properties fo:margin-left="3.932cm" fo:margin-right="0cm" fo:margin-top="0cm" fo:margin-bottom="0cm" style:contextual-spacing="false" fo:line-height="100%" fo:text-align="start" style:justify-single-word="false" fo:text-indent="-0.635cm" style:auto-text-indent="false">
        <style:tab-stops>
          <style:tab-stop style:position="3.932cm"/>
        </style:tab-stops>
      </style:paragraph-properties>
    </style:style>
    <style:style style:name="P96" style:family="paragraph" style:parent-style-name="List_20_Paragraph" style:list-style-name="WWNum21">
      <style:paragraph-properties fo:margin-left="3.932cm" fo:margin-right="1.755cm" fo:margin-top="0cm" fo:margin-bottom="0cm" style:contextual-spacing="false" fo:line-height="100%" fo:text-align="start" style:justify-single-word="false" fo:text-indent="-0.635cm" style:auto-text-indent="false">
        <style:tab-stops>
          <style:tab-stop style:position="3.932cm"/>
        </style:tab-stops>
      </style:paragraph-properties>
    </style:style>
    <style:style style:name="P97" style:family="paragraph" style:parent-style-name="List_20_Paragraph" style:list-style-name="WWNum25">
      <style:paragraph-properties fo:margin-left="3.932cm" fo:margin-right="1.136cm" fo:margin-top="0cm" fo:margin-bottom="0cm" style:contextual-spacing="false" fo:line-height="100%" fo:text-align="start" style:justify-single-word="false" fo:text-indent="-0.635cm" style:auto-text-indent="false">
        <style:tab-stops>
          <style:tab-stop style:position="3.932cm"/>
        </style:tab-stops>
      </style:paragraph-properties>
    </style:style>
    <style:style style:name="P98" style:family="paragraph" style:parent-style-name="List_20_Paragraph" style:list-style-name="WWNum32">
      <style:paragraph-properties fo:margin-left="3.932cm" fo:margin-right="1.178cm" fo:margin-top="0cm" fo:margin-bottom="0cm" style:contextual-spacing="false" fo:line-height="100%" fo:text-align="start" style:justify-single-word="false" fo:text-indent="-0.635cm" style:auto-text-indent="false">
        <style:tab-stops>
          <style:tab-stop style:position="3.932cm"/>
        </style:tab-stops>
      </style:paragraph-properties>
    </style:style>
    <style:style style:name="P99" style:family="paragraph" style:parent-style-name="List_20_Paragraph" style:list-style-name="WWNum32">
      <style:paragraph-properties fo:margin-left="3.932cm" fo:margin-right="1.886cm" fo:margin-top="0cm" fo:margin-bottom="0cm" style:contextual-spacing="false" fo:line-height="100%" fo:text-align="start" style:justify-single-word="false" fo:text-indent="-0.635cm" style:auto-text-indent="false">
        <style:tab-stops>
          <style:tab-stop style:position="3.932cm"/>
        </style:tab-stops>
      </style:paragraph-properties>
    </style:style>
    <style:style style:name="P100" style:family="paragraph" style:parent-style-name="List_20_Paragraph" style:list-style-name="WWNum32">
      <style:paragraph-properties fo:margin-left="3.932cm" fo:margin-right="1.117cm" fo:margin-top="0cm" fo:margin-bottom="0cm" style:contextual-spacing="false" fo:line-height="100%" fo:text-align="start" style:justify-single-word="false" fo:text-indent="-0.635cm" style:auto-text-indent="false">
        <style:tab-stops>
          <style:tab-stop style:position="3.932cm"/>
        </style:tab-stops>
      </style:paragraph-properties>
    </style:style>
    <style:style style:name="P101" style:family="paragraph" style:parent-style-name="List_20_Paragraph" style:list-style-name="WWNum32">
      <style:paragraph-properties fo:margin-left="3.932cm" fo:margin-right="5.166cm" fo:margin-top="0cm" fo:margin-bottom="0cm" style:contextual-spacing="false" fo:line-height="100%" fo:text-align="start" style:justify-single-word="false" fo:text-indent="-0.635cm" style:auto-text-indent="false">
        <style:tab-stops>
          <style:tab-stop style:position="3.932cm"/>
        </style:tab-stops>
      </style:paragraph-properties>
    </style:style>
    <style:style style:name="P102" style:family="paragraph" style:parent-style-name="List_20_Paragraph" style:list-style-name="WWNum32">
      <style:paragraph-properties fo:margin-left="3.932cm" fo:margin-right="5.495cm" fo:margin-top="0cm" fo:margin-bottom="0cm" style:contextual-spacing="false" fo:line-height="100%" fo:text-align="start" style:justify-single-word="false" fo:text-indent="-0.635cm" style:auto-text-indent="false">
        <style:tab-stops>
          <style:tab-stop style:position="3.932cm"/>
        </style:tab-stops>
      </style:paragraph-properties>
    </style:style>
    <style:style style:name="P103" style:family="paragraph" style:parent-style-name="List_20_Paragraph" style:list-style-name="WWNum51">
      <style:paragraph-properties fo:margin-left="3.932cm" fo:margin-right="1.21cm" fo:margin-top="0cm" fo:margin-bottom="0cm" style:contextual-spacing="false" fo:line-height="100%" fo:text-align="start" style:justify-single-word="false" fo:text-indent="-0.635cm" style:auto-text-indent="false">
        <style:tab-stops>
          <style:tab-stop style:position="3.932cm"/>
        </style:tab-stops>
      </style:paragraph-properties>
    </style:style>
    <style:style style:name="P104" style:family="paragraph" style:parent-style-name="List_20_Paragraph" style:list-style-name="WWNum51">
      <style:paragraph-properties fo:margin-left="3.932cm" fo:margin-right="0.94cm" fo:margin-top="0cm" fo:margin-bottom="0cm" style:contextual-spacing="false" fo:line-height="100%" fo:text-align="start" style:justify-single-word="false" fo:text-indent="-0.635cm" style:auto-text-indent="false">
        <style:tab-stops>
          <style:tab-stop style:position="3.932cm"/>
        </style:tab-stops>
      </style:paragraph-properties>
    </style:style>
    <style:style style:name="P105" style:family="paragraph" style:parent-style-name="List_20_Paragraph" style:list-style-name="WWNum51">
      <style:paragraph-properties fo:margin-left="3.932cm" fo:margin-right="1.12cm" fo:margin-top="0cm" fo:margin-bottom="0cm" style:contextual-spacing="false" fo:line-height="100%" fo:text-align="start" style:justify-single-word="false" fo:text-indent="-0.635cm" style:auto-text-indent="false">
        <style:tab-stops>
          <style:tab-stop style:position="3.932cm"/>
        </style:tab-stops>
      </style:paragraph-properties>
    </style:style>
    <style:style style:name="P106" style:family="paragraph" style:parent-style-name="List_20_Paragraph" style:list-style-name="WWNum25" style:master-page-name="Converted21">
      <style:paragraph-properties fo:margin-left="3.93cm" fo:margin-right="0cm" fo:margin-top="0.116cm" fo:margin-bottom="0cm" style:contextual-spacing="false" fo:line-height="100%" fo:text-align="start" style:justify-single-word="false" fo:text-indent="-0.633cm" style:auto-text-indent="false" style:page-number="auto">
        <style:tab-stops>
          <style:tab-stop style:position="3.93cm"/>
        </style:tab-stops>
      </style:paragraph-properties>
    </style:style>
    <style:style style:name="P107" style:family="paragraph" style:parent-style-name="List_20_Paragraph" style:list-style-name="WWNum26">
      <style:paragraph-properties fo:margin-left="3.93cm" fo:margin-right="0cm" fo:margin-top="0cm" fo:margin-bottom="0cm" style:contextual-spacing="false" fo:line-height="100%" fo:text-align="start" style:justify-single-word="false" fo:text-indent="-0.633cm" style:auto-text-indent="false">
        <style:tab-stops>
          <style:tab-stop style:position="3.93cm"/>
        </style:tab-stops>
      </style:paragraph-properties>
    </style:style>
    <style:style style:name="P108" style:family="paragraph" style:parent-style-name="List_20_Paragraph" style:list-style-name="WWNum26">
      <style:paragraph-properties fo:margin-left="3.93cm" fo:margin-right="0cm" fo:margin-top="0.002cm" fo:margin-bottom="0cm" style:contextual-spacing="false" fo:line-height="100%" fo:text-align="start" style:justify-single-word="false" fo:text-indent="-0.633cm" style:auto-text-indent="false">
        <style:tab-stops>
          <style:tab-stop style:position="3.93cm"/>
        </style:tab-stops>
      </style:paragraph-properties>
    </style:style>
    <style:style style:name="P109" style:family="paragraph" style:parent-style-name="List_20_Paragraph" style:list-style-name="WWNum32">
      <style:paragraph-properties fo:margin-left="3.93cm" fo:margin-right="0cm" fo:margin-top="0cm" fo:margin-bottom="0cm" style:contextual-spacing="false" fo:line-height="100%" fo:text-align="start" style:justify-single-word="false" fo:text-indent="-0.633cm" style:auto-text-indent="false">
        <style:tab-stops>
          <style:tab-stop style:position="3.93cm"/>
        </style:tab-stops>
      </style:paragraph-properties>
    </style:style>
    <style:style style:name="P110" style:family="paragraph" style:parent-style-name="List_20_Paragraph" style:list-style-name="WWNum32">
      <style:paragraph-properties fo:margin-left="3.93cm" fo:margin-right="0cm" fo:margin-top="0.004cm" fo:margin-bottom="0cm" style:contextual-spacing="false" fo:line-height="100%" fo:text-align="start" style:justify-single-word="false" fo:text-indent="-0.633cm" style:auto-text-indent="false">
        <style:tab-stops>
          <style:tab-stop style:position="3.93cm"/>
        </style:tab-stops>
      </style:paragraph-properties>
    </style:style>
    <style:style style:name="P111" style:family="paragraph" style:parent-style-name="List_20_Paragraph" style:list-style-name="WWNum32">
      <style:paragraph-properties fo:margin-left="3.93cm" fo:margin-right="0cm" fo:margin-top="0.002cm" fo:margin-bottom="0cm" style:contextual-spacing="false" fo:line-height="100%" fo:text-align="start" style:justify-single-word="false" fo:text-indent="-0.633cm" style:auto-text-indent="false">
        <style:tab-stops>
          <style:tab-stop style:position="3.93cm"/>
        </style:tab-stops>
      </style:paragraph-properties>
    </style:style>
    <style:style style:name="P112" style:family="paragraph" style:parent-style-name="List_20_Paragraph" style:list-style-name="WWNum41">
      <style:paragraph-properties fo:margin-left="3.93cm" fo:margin-right="0cm" fo:margin-top="0cm" fo:margin-bottom="0cm" style:contextual-spacing="false" fo:line-height="100%" fo:text-align="start" style:justify-single-word="false" fo:text-indent="-0.633cm" style:auto-text-indent="false">
        <style:tab-stops>
          <style:tab-stop style:position="3.93cm"/>
        </style:tab-stops>
      </style:paragraph-properties>
    </style:style>
    <style:style style:name="P113" style:family="paragraph" style:parent-style-name="List_20_Paragraph" style:list-style-name="WWNum41">
      <style:paragraph-properties fo:margin-left="3.93cm" fo:margin-right="0cm" fo:margin-top="0.002cm" fo:margin-bottom="0cm" style:contextual-spacing="false" fo:line-height="100%" fo:text-align="start" style:justify-single-word="false" fo:text-indent="-0.633cm" style:auto-text-indent="false">
        <style:tab-stops>
          <style:tab-stop style:position="3.93cm"/>
        </style:tab-stops>
      </style:paragraph-properties>
    </style:style>
    <style:style style:name="P114" style:family="paragraph" style:parent-style-name="List_20_Paragraph" style:list-style-name="WWNum41">
      <style:paragraph-properties fo:margin-left="3.93cm" fo:margin-right="0cm" fo:margin-top="0.409cm" fo:margin-bottom="0cm" style:contextual-spacing="false" fo:line-height="100%" fo:text-align="start" style:justify-single-word="false" fo:text-indent="-0.633cm" style:auto-text-indent="false">
        <style:tab-stops>
          <style:tab-stop style:position="3.93cm"/>
        </style:tab-stops>
      </style:paragraph-properties>
    </style:style>
    <style:style style:name="P115" style:family="paragraph" style:parent-style-name="List_20_Paragraph" style:list-style-name="WWNum51">
      <style:paragraph-properties fo:margin-left="3.93cm" fo:margin-right="0cm" fo:margin-top="0cm" fo:margin-bottom="0cm" style:contextual-spacing="false" fo:line-height="100%" fo:text-align="start" style:justify-single-word="false" fo:text-indent="-0.633cm" style:auto-text-indent="false">
        <style:tab-stops>
          <style:tab-stop style:position="3.93cm"/>
        </style:tab-stops>
      </style:paragraph-properties>
    </style:style>
    <style:style style:name="P116" style:family="paragraph" style:parent-style-name="List_20_Paragraph" style:list-style-name="WWNum32">
      <style:paragraph-properties fo:margin-left="5.202cm" fo:margin-right="1.323cm" fo:margin-top="0cm" fo:margin-bottom="0cm" style:contextual-spacing="false" fo:line-height="100%" fo:text-align="start" style:justify-single-word="false" fo:text-indent="-0.635cm" style:auto-text-indent="false">
        <style:tab-stops>
          <style:tab-stop style:position="5.202cm"/>
        </style:tab-stops>
      </style:paragraph-properties>
    </style:style>
    <style:style style:name="P117" style:family="paragraph" style:parent-style-name="List_20_Paragraph" style:list-style-name="WWNum32">
      <style:paragraph-properties fo:margin-left="5.202cm" fo:margin-right="0cm" fo:margin-top="0cm" fo:margin-bottom="0cm" style:contextual-spacing="false" fo:line-height="100%" fo:text-align="start" style:justify-single-word="false" fo:text-indent="-0.635cm" style:auto-text-indent="false">
        <style:tab-stops>
          <style:tab-stop style:position="5.202cm"/>
        </style:tab-stops>
      </style:paragraph-properties>
    </style:style>
    <style:style style:name="P118" style:family="paragraph" style:parent-style-name="List_20_Paragraph" style:list-style-name="WWNum41">
      <style:paragraph-properties fo:margin-left="5.202cm" fo:margin-right="0cm" fo:margin-top="0cm" fo:margin-bottom="0cm" style:contextual-spacing="false" fo:line-height="100%" fo:text-align="start" style:justify-single-word="false" fo:text-indent="-0.635cm" style:auto-text-indent="false">
        <style:tab-stops>
          <style:tab-stop style:position="5.202cm"/>
        </style:tab-stops>
      </style:paragraph-properties>
    </style:style>
    <style:style style:name="P119" style:family="paragraph" style:parent-style-name="List_20_Paragraph" style:list-style-name="WWNum45">
      <style:paragraph-properties fo:margin-left="5.202cm" fo:margin-right="0cm" fo:margin-top="0cm" fo:margin-bottom="0cm" style:contextual-spacing="false" fo:line-height="100%" fo:text-align="start" style:justify-single-word="false" fo:text-indent="-0.635cm" style:auto-text-indent="false">
        <style:tab-stops>
          <style:tab-stop style:position="5.202cm"/>
        </style:tab-stops>
      </style:paragraph-properties>
    </style:style>
    <style:style style:name="P120" style:family="paragraph" style:parent-style-name="List_20_Paragraph" style:list-style-name="WWNum45">
      <style:paragraph-properties fo:margin-left="5.202cm" fo:margin-right="1.048cm" fo:margin-top="0.002cm" fo:margin-bottom="0cm" style:contextual-spacing="false" fo:line-height="100%" fo:text-align="start" style:justify-single-word="false" fo:text-indent="-0.635cm" style:auto-text-indent="false">
        <style:tab-stops>
          <style:tab-stop style:position="5.202cm"/>
        </style:tab-stops>
      </style:paragraph-properties>
    </style:style>
    <style:style style:name="P121" style:family="paragraph" style:parent-style-name="List_20_Paragraph" style:list-style-name="WWNum45">
      <style:paragraph-properties fo:margin-left="5.202cm" fo:margin-right="1.801cm" fo:margin-top="0cm" fo:margin-bottom="0cm" style:contextual-spacing="false" fo:line-height="100%" fo:text-align="start" style:justify-single-word="false" fo:text-indent="-0.635cm" style:auto-text-indent="false">
        <style:tab-stops>
          <style:tab-stop style:position="5.202cm"/>
        </style:tab-stops>
      </style:paragraph-properties>
    </style:style>
    <style:style style:name="P122" style:family="paragraph" style:parent-style-name="List_20_Paragraph" style:list-style-name="WWNum49">
      <style:paragraph-properties fo:margin-left="5.202cm" fo:margin-right="0cm" fo:margin-top="0cm" fo:margin-bottom="0cm" style:contextual-spacing="false" fo:line-height="100%" fo:text-align="start" style:justify-single-word="false" fo:text-indent="-0.635cm" style:auto-text-indent="false">
        <style:tab-stops>
          <style:tab-stop style:position="5.202cm"/>
        </style:tab-stops>
      </style:paragraph-properties>
    </style:style>
    <style:style style:name="P123" style:family="paragraph" style:parent-style-name="List_20_Paragraph" style:list-style-name="WWNum41">
      <style:paragraph-properties fo:margin-left="6.472cm" fo:margin-right="2.457cm" fo:margin-top="0cm" fo:margin-bottom="0cm" style:contextual-spacing="false" fo:line-height="100%" fo:text-align="start" style:justify-single-word="false" fo:text-indent="-0.635cm" style:auto-text-indent="false">
        <style:tab-stops>
          <style:tab-stop style:position="6.472cm"/>
        </style:tab-stops>
      </style:paragraph-properties>
    </style:style>
    <style:style style:name="P124" style:family="paragraph" style:parent-style-name="List_20_Paragraph" style:list-style-name="WWNum45">
      <style:paragraph-properties fo:margin-left="6.472cm" fo:margin-right="0cm" fo:margin-top="0.002cm" fo:margin-bottom="0cm" style:contextual-spacing="false" fo:line-height="100%" fo:text-align="start" style:justify-single-word="false" fo:text-indent="-0.635cm" style:auto-text-indent="false">
        <style:tab-stops>
          <style:tab-stop style:position="6.472cm"/>
        </style:tab-stops>
      </style:paragraph-properties>
    </style:style>
    <style:style style:name="P125" style:family="paragraph" style:parent-style-name="List_20_Paragraph" style:list-style-name="WWNum45">
      <style:paragraph-properties fo:margin-left="6.472cm" fo:margin-right="0cm" fo:margin-top="0cm" fo:margin-bottom="0cm" style:contextual-spacing="false" fo:line-height="100%" fo:text-align="start" style:justify-single-word="false" fo:text-indent="-0.635cm" style:auto-text-indent="false">
        <style:tab-stops>
          <style:tab-stop style:position="6.472cm"/>
        </style:tab-stops>
      </style:paragraph-properties>
    </style:style>
    <style:style style:name="P126" style:family="paragraph" style:parent-style-name="List_20_Paragraph" style:list-style-name="WWNum45">
      <style:paragraph-properties fo:margin-left="6.472cm" fo:margin-right="1.24cm" fo:margin-top="0cm" fo:margin-bottom="0cm" style:contextual-spacing="false" fo:line-height="100%" fo:text-align="start" style:justify-single-word="false" fo:text-indent="-0.635cm" style:auto-text-indent="false">
        <style:tab-stops>
          <style:tab-stop style:position="6.472cm"/>
        </style:tab-stops>
      </style:paragraph-properties>
    </style:style>
    <style:style style:name="P127" style:family="paragraph" style:parent-style-name="List_20_Paragraph" style:list-style-name="WWNum45">
      <style:paragraph-properties fo:margin-left="6.472cm" fo:margin-right="1.829cm" fo:margin-top="0cm" fo:margin-bottom="0cm" style:contextual-spacing="false" fo:line-height="100%" fo:text-align="start" style:justify-single-word="false" fo:text-indent="-0.635cm" style:auto-text-indent="false">
        <style:tab-stops>
          <style:tab-stop style:position="6.472cm"/>
        </style:tab-stops>
      </style:paragraph-properties>
    </style:style>
    <style:style style:name="P128" style:family="paragraph" style:parent-style-name="List_20_Paragraph" style:list-style-name="WWNum45">
      <style:paragraph-properties fo:margin-left="6.472cm" fo:margin-right="2.032cm" fo:margin-top="0cm" fo:margin-bottom="0cm" style:contextual-spacing="false" fo:line-height="100%" fo:text-align="start" style:justify-single-word="false" fo:text-indent="-0.635cm" style:auto-text-indent="false">
        <style:tab-stops>
          <style:tab-stop style:position="6.472cm"/>
        </style:tab-stops>
      </style:paragraph-properties>
    </style:style>
    <style:style style:name="P129" style:family="paragraph" style:parent-style-name="List_20_Paragraph" style:list-style-name="WWNum45">
      <style:paragraph-properties fo:margin-left="6.472cm" fo:margin-right="0.93cm" fo:margin-top="0cm" fo:margin-bottom="0cm" style:contextual-spacing="false" fo:line-height="100%" fo:text-align="start" style:justify-single-word="false" fo:text-indent="-0.635cm" style:auto-text-indent="false">
        <style:tab-stops>
          <style:tab-stop style:position="6.472cm"/>
        </style:tab-stops>
      </style:paragraph-properties>
    </style:style>
    <style:style style:name="P130" style:family="paragraph" style:parent-style-name="List_20_Paragraph" style:list-style-name="WWNum45">
      <style:paragraph-properties fo:margin-left="6.47cm" fo:margin-right="0cm" fo:margin-top="0cm" fo:margin-bottom="0cm" style:contextual-spacing="false" fo:line-height="100%" fo:text-align="start" style:justify-single-word="false" fo:text-indent="-0.633cm" style:auto-text-indent="false">
        <style:tab-stops>
          <style:tab-stop style:position="6.47cm"/>
        </style:tab-stops>
      </style:paragraph-properties>
    </style:style>
    <style:style style:name="P131" style:family="paragraph" style:parent-style-name="List_20_Paragraph" style:list-style-name="WWNum45">
      <style:paragraph-properties fo:margin-left="6.47cm" fo:margin-right="0cm" fo:margin-top="0.002cm" fo:margin-bottom="0cm" style:contextual-spacing="false" fo:line-height="100%" fo:text-align="start" style:justify-single-word="false" fo:text-indent="-0.633cm" style:auto-text-indent="false">
        <style:tab-stops>
          <style:tab-stop style:position="6.47cm"/>
        </style:tab-stops>
      </style:paragraph-properties>
    </style:style>
    <style:style style:name="P132" style:family="paragraph" style:parent-style-name="List_20_Paragraph" style:list-style-name="WWNum45">
      <style:paragraph-properties fo:margin-left="7.74cm" fo:margin-right="0cm" fo:margin-top="0cm" fo:margin-bottom="0cm" style:contextual-spacing="false" fo:line-height="100%" fo:text-align="start" style:justify-single-word="false" fo:text-indent="-0.54cm" style:auto-text-indent="false">
        <style:tab-stops>
          <style:tab-stop style:position="7.74cm"/>
        </style:tab-stops>
      </style:paragraph-properties>
    </style:style>
    <style:style style:name="P133" style:family="paragraph" style:parent-style-name="List_20_Paragraph" style:list-style-name="WWNum45">
      <style:paragraph-properties fo:margin-left="7.74cm" fo:margin-right="0cm" fo:margin-top="0cm" fo:margin-bottom="0cm" style:contextual-spacing="false" fo:line-height="100%" fo:text-align="start" style:justify-single-word="false" fo:text-indent="-0.658cm" style:auto-text-indent="false">
        <style:tab-stops>
          <style:tab-stop style:position="7.74cm"/>
        </style:tab-stops>
      </style:paragraph-properties>
    </style:style>
    <style:style style:name="P134" style:family="paragraph" style:parent-style-name="List_20_Paragraph" style:list-style-name="WWNum45" style:master-page-name="Converted37">
      <style:paragraph-properties fo:margin-left="7.74cm" fo:margin-right="0cm" fo:margin-top="0.116cm" fo:margin-bottom="0cm" style:contextual-spacing="false" fo:line-height="100%" fo:text-align="start" style:justify-single-word="false" fo:text-indent="-0.658cm" style:auto-text-indent="false" style:page-number="auto">
        <style:tab-stops>
          <style:tab-stop style:position="7.74cm"/>
        </style:tab-stops>
      </style:paragraph-properties>
    </style:style>
    <style:style style:name="P135" style:family="paragraph" style:parent-style-name="List_20_Paragraph" style:list-style-name="WWNum45">
      <style:paragraph-properties fo:margin-left="7.742cm" fo:margin-right="1.155cm" fo:margin-top="0cm" fo:margin-bottom="0cm" style:contextual-spacing="false" fo:line-height="100%" fo:text-align="start" style:justify-single-word="false" fo:text-indent="-0.543cm" style:auto-text-indent="false">
        <style:tab-stops>
          <style:tab-stop style:position="7.738cm"/>
          <style:tab-stop style:position="7.742cm"/>
        </style:tab-stops>
      </style:paragraph-properties>
    </style:style>
    <style:style style:name="P136" style:family="paragraph" style:parent-style-name="List_20_Paragraph" style:list-style-name="WWNum45">
      <style:paragraph-properties fo:margin-left="7.742cm" fo:margin-right="0.942cm" fo:margin-top="0cm" fo:margin-bottom="0cm" style:contextual-spacing="false" fo:line-height="100%" fo:text-align="start" style:justify-single-word="false" fo:text-indent="-0.543cm" style:auto-text-indent="false">
        <style:tab-stops>
          <style:tab-stop style:position="7.738cm"/>
          <style:tab-stop style:position="7.742cm"/>
        </style:tab-stops>
      </style:paragraph-properties>
    </style:style>
    <style:style style:name="P137" style:family="paragraph" style:parent-style-name="List_20_Paragraph" style:list-style-name="WWNum45">
      <style:paragraph-properties fo:margin-left="7.742cm" fo:margin-right="1.085cm" fo:margin-top="0cm" fo:margin-bottom="0cm" style:contextual-spacing="false" fo:line-height="100%" fo:text-align="start" style:justify-single-word="false" fo:text-indent="-0.661cm" style:auto-text-indent="false">
        <style:tab-stops>
          <style:tab-stop style:position="7.738cm"/>
          <style:tab-stop style:position="7.742cm"/>
        </style:tab-stops>
      </style:paragraph-properties>
    </style:style>
    <style:style style:name="P138" style:family="paragraph" style:parent-style-name="List_20_Paragraph" style:list-style-name="WWNum45">
      <style:paragraph-properties fo:margin-left="7.742cm" fo:margin-right="2.413cm" fo:margin-top="0cm" fo:margin-bottom="0cm" style:contextual-spacing="false" fo:line-height="100%" fo:text-align="start" style:justify-single-word="false" fo:text-indent="-0.543cm" style:auto-text-indent="false">
        <style:tab-stops>
          <style:tab-stop style:position="7.738cm"/>
          <style:tab-stop style:position="7.742cm"/>
        </style:tab-stops>
      </style:paragraph-properties>
    </style:style>
    <style:style style:name="P139" style:family="paragraph" style:parent-style-name="List_20_Paragraph" style:list-style-name="WWNum45">
      <style:paragraph-properties fo:margin-left="7.742cm" fo:margin-right="1.903cm" fo:margin-top="0cm" fo:margin-bottom="0cm" style:contextual-spacing="false" fo:line-height="100%" fo:text-align="start" style:justify-single-word="false" fo:text-indent="-0.661cm" style:auto-text-indent="false">
        <style:tab-stops>
          <style:tab-stop style:position="7.738cm"/>
          <style:tab-stop style:position="7.742cm"/>
        </style:tab-stops>
      </style:paragraph-properties>
    </style:style>
    <style:style style:name="P140" style:family="paragraph" style:parent-style-name="List_20_Paragraph" style:list-style-name="WWNum45">
      <style:paragraph-properties fo:margin-left="7.742cm" fo:margin-right="1.905cm" fo:margin-top="0cm" fo:margin-bottom="0cm" style:contextual-spacing="false" fo:line-height="100%" fo:text-align="start" style:justify-single-word="false" fo:text-indent="-0.661cm" style:auto-text-indent="false">
        <style:tab-stops>
          <style:tab-stop style:position="7.738cm"/>
          <style:tab-stop style:position="7.742cm"/>
        </style:tab-stops>
      </style:paragraph-properties>
    </style:style>
    <style:style style:name="P141" style:family="paragraph" style:parent-style-name="List_20_Paragraph" style:list-style-name="WWNum45">
      <style:paragraph-properties fo:margin-left="7.742cm" fo:margin-right="1.371cm" fo:margin-top="0cm" fo:margin-bottom="0cm" style:contextual-spacing="false" fo:line-height="100%" fo:text-align="start" style:justify-single-word="false" fo:text-indent="-0.776cm" style:auto-text-indent="false">
        <style:tab-stops>
          <style:tab-stop style:position="7.736cm"/>
          <style:tab-stop style:position="7.742cm"/>
        </style:tab-stops>
      </style:paragraph-properties>
    </style:style>
    <style:style style:name="P142" style:family="paragraph" style:parent-style-name="List_20_Paragraph" style:list-style-name="WWNum45">
      <style:paragraph-properties fo:margin-left="9.012cm" fo:margin-right="0cm" fo:margin-top="0cm" fo:margin-bottom="0cm" style:contextual-spacing="false" fo:line-height="100%" fo:text-align="start" style:justify-single-word="false" fo:text-indent="-0.635cm" style:auto-text-indent="false">
        <style:tab-stops>
          <style:tab-stop style:position="9.012cm"/>
        </style:tab-stops>
      </style:paragraph-properties>
    </style:style>
    <style:style style:name="P143" style:family="paragraph" style:parent-style-name="List_20_Paragraph" style:list-style-name="WWNum45">
      <style:paragraph-properties fo:margin-left="7.738cm" fo:margin-right="0cm" fo:margin-top="0.002cm" fo:margin-bottom="0cm" style:contextual-spacing="false" fo:line-height="100%" fo:text-align="start" style:justify-single-word="false" fo:text-indent="-0.771cm" style:auto-text-indent="false">
        <style:tab-stops>
          <style:tab-stop style:position="7.738cm"/>
        </style:tab-stops>
      </style:paragraph-properties>
    </style:style>
    <style:style style:name="P144" style:family="paragraph" style:parent-style-name="List_20_Paragraph" style:list-style-name="WWNum49">
      <style:paragraph-properties fo:margin-left="3.932cm" fo:margin-right="2.051cm" fo:margin-top="0cm" fo:margin-bottom="0cm" style:contextual-spacing="false" fo:line-height="100%" fo:text-align="start" style:justify-single-word="false" fo:text-indent="-0.776cm" style:auto-text-indent="false">
        <style:tab-stops>
          <style:tab-stop style:position="3.926cm"/>
          <style:tab-stop style:position="3.932cm"/>
        </style:tab-stops>
      </style:paragraph-properties>
    </style:style>
    <style:style style:name="P145" style:family="paragraph" style:parent-style-name="List_20_Paragraph" style:list-style-name="WWNum51">
      <style:paragraph-properties fo:margin-left="1.392cm" fo:margin-right="1.591cm" fo:margin-top="0cm" fo:margin-bottom="0cm" style:contextual-spacing="false" fo:line-height="100%" fo:text-align="start" style:justify-single-word="false" fo:text-indent="-0.635cm" style:auto-text-indent="false">
        <style:tab-stops>
          <style:tab-stop style:position="1.392cm"/>
        </style:tab-stops>
      </style:paragraph-properties>
    </style:style>
    <style:style style:name="P146" style:family="paragraph" style:parent-style-name="List_20_Paragraph" style:list-style-name="WWNum51">
      <style:paragraph-properties fo:margin-left="1.392cm" fo:margin-right="1.819cm" fo:margin-top="0cm" fo:margin-bottom="0cm" style:contextual-spacing="false" fo:line-height="100%" fo:text-align="start" style:justify-single-word="false" fo:text-indent="-0.635cm" style:auto-text-indent="false">
        <style:tab-stops>
          <style:tab-stop style:position="1.392cm"/>
        </style:tab-stops>
      </style:paragraph-properties>
    </style:style>
    <style:style style:name="P147" style:family="paragraph" style:parent-style-name="List_20_Paragraph" style:list-style-name="WWNum74">
      <style:paragraph-properties fo:margin-left="1.311cm" fo:margin-right="1.012cm" fo:margin-top="0.002cm" fo:margin-bottom="0cm" style:contextual-spacing="false" fo:line-height="100%" fo:text-align="start" style:justify-single-word="false" fo:text-indent="-0.635cm" style:auto-text-indent="false">
        <style:tab-stops>
          <style:tab-stop style:position="1.311cm"/>
        </style:tab-stops>
      </style:paragraph-properties>
    </style:style>
    <style:style style:name="P148" style:family="paragraph" style:parent-style-name="List_20_Paragraph" style:list-style-name="WWNum74">
      <style:paragraph-properties fo:margin-left="1.311cm" fo:margin-right="1.522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49" style:family="paragraph" style:parent-style-name="List_20_Paragraph" style:list-style-name="WWNum74">
      <style:paragraph-properties fo:margin-left="1.311cm" fo:margin-right="1.446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50" style:family="paragraph" style:parent-style-name="List_20_Paragraph" style:list-style-name="WWNum74">
      <style:paragraph-properties fo:margin-left="1.311cm" fo:margin-right="1.304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51" style:family="paragraph" style:parent-style-name="List_20_Paragraph" style:list-style-name="WWNum74">
      <style:paragraph-properties fo:margin-left="1.311cm" fo:margin-right="1.159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52" style:family="paragraph" style:parent-style-name="List_20_Paragraph" style:list-style-name="WWNum74">
      <style:paragraph-properties fo:margin-left="1.311cm" fo:margin-right="0.914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53" style:family="paragraph" style:parent-style-name="List_20_Paragraph" style:list-style-name="WWNum74">
      <style:paragraph-properties fo:margin-left="1.311cm" fo:margin-right="0.833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54" style:family="paragraph" style:parent-style-name="List_20_Paragraph" style:list-style-name="WWNum74">
      <style:paragraph-properties fo:margin-left="1.311cm" fo:margin-right="1.3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55" style:family="paragraph" style:parent-style-name="List_20_Paragraph" style:list-style-name="WWNum74">
      <style:paragraph-properties fo:margin-left="1.311cm" fo:margin-right="1.083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56" style:family="paragraph" style:parent-style-name="List_20_Paragraph" style:list-style-name="WWNum74">
      <style:paragraph-properties fo:margin-left="1.311cm" fo:margin-right="1.173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57" style:family="paragraph" style:parent-style-name="List_20_Paragraph" style:list-style-name="WWNum74">
      <style:paragraph-properties fo:margin-left="1.311cm" fo:margin-right="1.734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58" style:family="paragraph" style:parent-style-name="List_20_Paragraph" style:list-style-name="WWNum74">
      <style:paragraph-properties fo:margin-left="1.311cm" fo:margin-right="2.327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59" style:family="paragraph" style:parent-style-name="List_20_Paragraph" style:list-style-name="WWNum74">
      <style:paragraph-properties fo:margin-left="1.311cm" fo:margin-right="1.122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60" style:family="paragraph" style:parent-style-name="List_20_Paragraph" style:list-style-name="WWNum74" style:master-page-name="Converted63">
      <style:paragraph-properties fo:margin-left="1.311cm" fo:margin-right="0.915cm" fo:margin-top="0.141cm" fo:margin-bottom="0cm" style:contextual-spacing="false" fo:line-height="100%" fo:text-align="start" style:justify-single-word="false" fo:text-indent="-0.635cm" style:auto-text-indent="false" style:page-number="auto">
        <style:tab-stops>
          <style:tab-stop style:position="1.311cm"/>
        </style:tab-stops>
      </style:paragraph-properties>
    </style:style>
    <style:style style:name="P161" style:family="paragraph" style:parent-style-name="List_20_Paragraph" style:list-style-name="WWNum74">
      <style:paragraph-properties fo:margin-left="1.311cm" fo:margin-right="0.855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62" style:family="paragraph" style:parent-style-name="List_20_Paragraph" style:list-style-name="WWNum74">
      <style:paragraph-properties fo:margin-left="1.311cm" fo:margin-right="1.101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63" style:family="paragraph" style:parent-style-name="List_20_Paragraph" style:list-style-name="WWNum74">
      <style:paragraph-properties fo:margin-left="1.311cm" fo:margin-right="1.214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64" style:family="paragraph" style:parent-style-name="List_20_Paragraph" style:list-style-name="WWNum74">
      <style:paragraph-properties fo:margin-left="1.311cm" fo:margin-right="0.878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65" style:family="paragraph" style:parent-style-name="List_20_Paragraph" style:list-style-name="WWNum74">
      <style:paragraph-properties fo:margin-left="1.311cm" fo:margin-right="0.838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66" style:family="paragraph" style:parent-style-name="List_20_Paragraph" style:list-style-name="WWNum74">
      <style:paragraph-properties fo:margin-left="1.311cm" fo:margin-right="1.693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167" style:family="paragraph" style:parent-style-name="List_20_Paragraph" style:list-style-name="WWNum74">
      <style:paragraph-properties fo:margin-left="1.311cm" fo:margin-right="0cm" fo:margin-top="0.002cm" fo:margin-bottom="0cm" style:contextual-spacing="false" fo:line-height="100%" fo:text-align="start" style:justify-single-word="false" fo:text-indent="-0.635cm" style:auto-text-indent="false">
        <style:tab-stops>
          <style:tab-stop style:position="1.311cm"/>
        </style:tab-stops>
      </style:paragraph-properties>
    </style:style>
    <style:style style:name="P168" style:family="paragraph" style:parent-style-name="List_20_Paragraph" style:list-style-name="WWNum76">
      <style:paragraph-properties fo:margin-left="1.311cm" fo:margin-right="0cm" fo:margin-top="0.002cm" fo:margin-bottom="0cm" style:contextual-spacing="false" fo:line-height="100%" fo:text-align="start" style:justify-single-word="false" fo:text-indent="-0.635cm" style:auto-text-indent="false">
        <style:tab-stops>
          <style:tab-stop style:position="1.311cm"/>
        </style:tab-stops>
      </style:paragraph-properties>
    </style:style>
    <style:style style:name="P169" style:family="paragraph" style:parent-style-name="List_20_Paragraph" style:list-style-name="WWNum76">
      <style:paragraph-properties fo:margin-left="1.311cm" fo:margin-right="0cm" fo:margin-top="0.004cm" fo:margin-bottom="0cm" style:contextual-spacing="false" fo:line-height="100%" fo:text-align="start" style:justify-single-word="false" fo:text-indent="-0.635cm" style:auto-text-indent="false">
        <style:tab-stops>
          <style:tab-stop style:position="1.311cm"/>
        </style:tab-stops>
      </style:paragraph-properties>
    </style:style>
    <style:style style:name="P170" style:family="paragraph" style:parent-style-name="List_20_Paragraph" style:list-style-name="WWNum75">
      <style:paragraph-properties fo:margin-left="3.851cm" fo:margin-right="0cm" fo:margin-top="0cm" fo:margin-bottom="0cm" style:contextual-spacing="false" fo:line-height="100%" fo:text-align="start" style:justify-single-word="false" fo:text-indent="-0.635cm" style:auto-text-indent="false">
        <style:tab-stops>
          <style:tab-stop style:position="3.851cm"/>
        </style:tab-stops>
      </style:paragraph-properties>
    </style:style>
    <style:style style:name="P171" style:family="paragraph" style:parent-style-name="List_20_Paragraph" style:list-style-name="WWNum75">
      <style:paragraph-properties fo:margin-left="3.851cm" fo:margin-right="0cm" fo:margin-top="0.002cm" fo:margin-bottom="0cm" style:contextual-spacing="false" fo:line-height="100%" fo:text-align="start" style:justify-single-word="false" fo:text-indent="-0.635cm" style:auto-text-indent="false">
        <style:tab-stops>
          <style:tab-stop style:position="3.851cm"/>
        </style:tab-stops>
      </style:paragraph-properties>
    </style:style>
    <style:style style:name="P172" style:family="paragraph" style:parent-style-name="List_20_Paragraph" style:list-style-name="WWNum75" style:master-page-name="Converted64">
      <style:paragraph-properties fo:margin-left="3.851cm" fo:margin-right="0cm" fo:margin-top="0.141cm" fo:margin-bottom="0cm" style:contextual-spacing="false" fo:line-height="100%" fo:text-align="start" style:justify-single-word="false" fo:text-indent="-0.635cm" style:auto-text-indent="false" style:page-number="auto">
        <style:tab-stops>
          <style:tab-stop style:position="3.851cm"/>
        </style:tab-stops>
      </style:paragraph-properties>
    </style:style>
    <style:style style:name="P173" style:family="paragraph" style:parent-style-name="List_20_Paragraph" style:list-style-name="WWNum41">
      <style:paragraph-properties fo:margin-left="0.593cm" fo:margin-right="0cm" fo:margin-top="0cm" fo:margin-bottom="0cm" style:contextual-spacing="false" fo:line-height="100%" fo:text-align="start" style:justify-single-word="false" fo:text-indent="-0.552cm" style:auto-text-indent="false">
        <style:tab-stops>
          <style:tab-stop style:position="0.593cm"/>
        </style:tab-stops>
      </style:paragraph-properties>
    </style:style>
    <style:style style:name="P174" style:family="paragraph" style:parent-style-name="List_20_Paragraph" style:list-style-name="WWNum41">
      <style:paragraph-properties fo:margin-left="0.721cm" fo:margin-right="0cm" fo:margin-top="0.002cm" fo:margin-bottom="0cm" style:contextual-spacing="false" fo:line-height="100%" fo:text-align="start" style:justify-single-word="false" fo:text-indent="-0.681cm" style:auto-text-indent="false">
        <style:tab-stops>
          <style:tab-stop style:position="0.721cm"/>
        </style:tab-stops>
      </style:paragraph-properties>
    </style:style>
    <style:style style:name="P175" style:family="paragraph" style:parent-style-name="List_20_Paragraph" style:list-style-name="WWNum41">
      <style:paragraph-properties fo:margin-left="3.93cm" fo:margin-right="0cm" fo:margin-top="0.004cm" fo:margin-bottom="0cm" style:contextual-spacing="false" fo:line-height="100%" fo:text-align="justify" style:justify-single-word="false" fo:text-indent="-0.633cm" style:auto-text-indent="false">
        <style:tab-stops>
          <style:tab-stop style:position="3.93cm"/>
        </style:tab-stops>
      </style:paragraph-properties>
    </style:style>
    <style:style style:name="P176" style:family="paragraph" style:parent-style-name="List_20_Paragraph" style:list-style-name="WWNum41">
      <style:paragraph-properties fo:margin-left="2.66cm" fo:margin-right="0cm" fo:margin-top="0cm" fo:margin-bottom="0cm" style:contextual-spacing="false" fo:line-height="100%" fo:text-align="justify" style:justify-single-word="false" fo:text-indent="-0.633cm" style:auto-text-indent="false">
        <style:tab-stops>
          <style:tab-stop style:position="2.66cm"/>
        </style:tab-stops>
      </style:paragraph-properties>
    </style:style>
    <style:style style:name="P177" style:family="paragraph" style:parent-style-name="List_20_Paragraph" style:list-style-name="WWNum74">
      <style:paragraph-properties fo:margin-left="1.311cm" fo:margin-right="0.855cm" fo:margin-top="0cm" fo:margin-bottom="0cm" style:contextual-spacing="false" fo:line-height="100%" fo:text-align="justify" style:justify-single-word="false" fo:text-indent="-0.635cm" style:auto-text-indent="false">
        <style:tab-stops>
          <style:tab-stop style:position="1.311cm"/>
        </style:tab-stops>
      </style:paragraph-properties>
    </style:style>
    <style:style style:name="P178" style:family="paragraph" style:parent-style-name="List_20_Paragraph" style:list-style-name="WWNum21">
      <style:paragraph-properties fo:margin-left="3.928cm" fo:margin-right="0cm" fo:margin-top="0cm" fo:margin-bottom="0cm" style:contextual-spacing="false" fo:line-height="0.483cm" fo:text-align="start" style:justify-single-word="false" fo:text-indent="-0.54cm" style:auto-text-indent="false">
        <style:tab-stops>
          <style:tab-stop style:position="3.928cm"/>
        </style:tab-stops>
      </style:paragraph-properties>
    </style:style>
    <style:style style:name="P179" style:family="paragraph" style:parent-style-name="List_20_Paragraph" style:list-style-name="WWNum26">
      <style:paragraph-properties fo:margin-left="2.662cm" fo:margin-right="7.557cm" fo:margin-top="0.011cm" fo:margin-bottom="0cm" style:contextual-spacing="false" fo:line-height="96%" fo:text-align="start" style:justify-single-word="false" fo:text-indent="-0.635cm" style:auto-text-indent="false">
        <style:tab-stops>
          <style:tab-stop style:position="2.662cm"/>
        </style:tab-stops>
      </style:paragraph-properties>
    </style:style>
    <style:style style:name="P180" style:family="paragraph" style:parent-style-name="List_20_Paragraph" style:list-style-name="WWNum26">
      <style:paragraph-properties fo:margin-left="2.662cm" fo:margin-right="7.557cm" fo:margin-top="0.005cm" fo:margin-bottom="0cm" style:contextual-spacing="false" fo:line-height="96%" fo:text-align="start" style:justify-single-word="false" fo:text-indent="-0.635cm" style:auto-text-indent="false">
        <style:tab-stops>
          <style:tab-stop style:position="2.662cm"/>
        </style:tab-stops>
      </style:paragraph-properties>
    </style:style>
    <style:style style:name="P181" style:family="paragraph" style:parent-style-name="List_20_Paragraph" style:list-style-name="WWNum26">
      <style:paragraph-properties fo:margin-left="2.662cm" fo:margin-right="7.557cm" fo:margin-top="0.012cm" fo:margin-bottom="0cm" style:contextual-spacing="false" fo:line-height="96%" fo:text-align="start" style:justify-single-word="false" fo:text-indent="-0.635cm" style:auto-text-indent="false">
        <style:tab-stops>
          <style:tab-stop style:position="2.662cm"/>
        </style:tab-stops>
      </style:paragraph-properties>
    </style:style>
    <style:style style:name="P182" style:family="paragraph" style:parent-style-name="List_20_Paragraph" style:list-style-name="WWNum40" style:master-page-name="Converted33">
      <style:paragraph-properties fo:margin-left="2.662cm" fo:margin-right="1.505cm" fo:margin-top="0.129cm" fo:margin-bottom="0cm" style:contextual-spacing="false" fo:line-height="96%" fo:text-align="start" style:justify-single-word="false" fo:text-indent="-0.635cm" style:auto-text-indent="false" style:page-number="auto">
        <style:tab-stops>
          <style:tab-stop style:position="2.662cm"/>
        </style:tab-stops>
      </style:paragraph-properties>
    </style:style>
    <style:style style:name="P183" style:family="paragraph" style:parent-style-name="List_20_Paragraph" style:list-style-name="WWNum40">
      <style:paragraph-properties fo:margin-left="2.662cm" fo:margin-right="1.773cm" fo:margin-top="0.014cm" fo:margin-bottom="0cm" style:contextual-spacing="false" fo:line-height="96%" fo:text-align="start" style:justify-single-word="false" fo:text-indent="-0.635cm" style:auto-text-indent="false">
        <style:tab-stops>
          <style:tab-stop style:position="2.662cm"/>
        </style:tab-stops>
      </style:paragraph-properties>
    </style:style>
    <style:style style:name="P184" style:family="paragraph" style:parent-style-name="List_20_Paragraph" style:list-style-name="WWNum41">
      <style:paragraph-properties fo:margin-left="2.662cm" fo:margin-right="3.276cm" fo:margin-top="0.012cm" fo:margin-bottom="0cm" style:contextual-spacing="false" fo:line-height="96%" fo:text-align="start" style:justify-single-word="false" fo:text-indent="-0.635cm" style:auto-text-indent="false">
        <style:tab-stops>
          <style:tab-stop style:position="2.662cm"/>
        </style:tab-stops>
      </style:paragraph-properties>
    </style:style>
    <style:style style:name="P185" style:family="paragraph" style:parent-style-name="List_20_Paragraph" style:list-style-name="WWNum26">
      <style:paragraph-properties fo:margin-left="2.66cm" fo:margin-right="0cm" fo:margin-top="0cm" fo:margin-bottom="0cm" style:contextual-spacing="false" fo:line-height="0.494cm" fo:text-align="start" style:justify-single-word="false" fo:text-indent="-0.633cm" style:auto-text-indent="false">
        <style:tab-stops>
          <style:tab-stop style:position="2.66cm"/>
        </style:tab-stops>
      </style:paragraph-properties>
    </style:style>
    <style:style style:name="P186" style:family="paragraph" style:parent-style-name="List_20_Paragraph" style:list-style-name="WWNum41">
      <style:paragraph-properties fo:margin-left="2.66cm" fo:margin-right="0cm" fo:margin-top="0cm" fo:margin-bottom="0cm" style:contextual-spacing="false" fo:line-height="0.494cm" fo:text-align="start" style:justify-single-word="false" fo:text-indent="-0.633cm" style:auto-text-indent="false">
        <style:tab-stops>
          <style:tab-stop style:position="2.66cm"/>
        </style:tab-stops>
      </style:paragraph-properties>
    </style:style>
    <style:style style:name="P187" style:family="paragraph" style:parent-style-name="List_20_Paragraph" style:list-style-name="WWNum41">
      <style:paragraph-properties fo:margin-left="2.66cm" fo:margin-right="0cm" fo:margin-top="0.004cm" fo:margin-bottom="0cm" style:contextual-spacing="false" fo:line-height="0.494cm" fo:text-align="start" style:justify-single-word="false" fo:text-indent="-0.633cm" style:auto-text-indent="false">
        <style:tab-stops>
          <style:tab-stop style:position="2.66cm"/>
        </style:tab-stops>
      </style:paragraph-properties>
    </style:style>
    <style:style style:name="P188" style:family="paragraph" style:parent-style-name="List_20_Paragraph" style:list-style-name="WWNum26">
      <style:paragraph-properties fo:margin-left="2.66cm" fo:margin-right="0cm" fo:margin-top="0cm" fo:margin-bottom="0cm" style:contextual-spacing="false" fo:line-height="0.49cm" fo:text-align="start" style:justify-single-word="false" fo:text-indent="-0.633cm" style:auto-text-indent="false">
        <style:tab-stops>
          <style:tab-stop style:position="2.66cm"/>
        </style:tab-stops>
      </style:paragraph-properties>
    </style:style>
    <style:style style:name="P189" style:family="paragraph" style:parent-style-name="List_20_Paragraph" style:list-style-name="WWNum26">
      <style:paragraph-properties fo:margin-left="2.66cm" fo:margin-right="0cm" fo:margin-top="0cm" fo:margin-bottom="0cm" style:contextual-spacing="false" fo:line-height="0.487cm" fo:text-align="start" style:justify-single-word="false" fo:text-indent="-0.633cm" style:auto-text-indent="false">
        <style:tab-stops>
          <style:tab-stop style:position="2.66cm"/>
        </style:tab-stops>
      </style:paragraph-properties>
    </style:style>
    <style:style style:name="P190" style:family="paragraph" style:parent-style-name="List_20_Paragraph" style:list-style-name="WWNum32">
      <style:paragraph-properties fo:margin-left="3.93cm" fo:margin-right="0cm" fo:margin-top="0cm" fo:margin-bottom="0cm" style:contextual-spacing="false" fo:line-height="0.487cm" fo:text-align="start" style:justify-single-word="false" fo:text-indent="-0.633cm" style:auto-text-indent="false">
        <style:tab-stops>
          <style:tab-stop style:position="3.93cm"/>
        </style:tab-stops>
      </style:paragraph-properties>
    </style:style>
    <style:style style:name="P191" style:family="paragraph" style:parent-style-name="List_20_Paragraph" style:list-style-name="WWNum75">
      <style:paragraph-properties fo:margin-left="1.309cm" fo:margin-right="0cm" fo:margin-top="0cm" fo:margin-bottom="0cm" style:contextual-spacing="false" fo:line-height="0.487cm" fo:text-align="start" style:justify-single-word="false" fo:text-indent="-0.633cm" style:auto-text-indent="false">
        <style:tab-stops>
          <style:tab-stop style:position="1.309cm"/>
        </style:tab-stops>
      </style:paragraph-properties>
    </style:style>
    <style:style style:name="P192" style:family="paragraph" style:parent-style-name="List_20_Paragraph" style:list-style-name="WWNum75">
      <style:paragraph-properties fo:margin-left="3.851cm" fo:margin-right="0cm" fo:margin-top="0cm" fo:margin-bottom="0cm" style:contextual-spacing="false" fo:line-height="0.487cm" fo:text-align="start" style:justify-single-word="false" fo:text-indent="-0.635cm" style:auto-text-indent="false">
        <style:tab-stops>
          <style:tab-stop style:position="3.851cm"/>
        </style:tab-stops>
      </style:paragraph-properties>
    </style:style>
    <style:style style:name="P193" style:family="paragraph" style:parent-style-name="List_20_Paragraph" style:list-style-name="WWNum75">
      <style:paragraph-properties fo:margin-left="0.633cm" fo:margin-right="12.347cm" fo:margin-top="0cm" fo:margin-bottom="0cm" style:contextual-spacing="false" fo:line-height="0.487cm" fo:text-align="end" style:justify-single-word="false" fo:text-indent="-0.633cm" style:auto-text-indent="false">
        <style:tab-stops>
          <style:tab-stop style:position="0.633cm"/>
        </style:tab-stops>
      </style:paragraph-properties>
    </style:style>
    <style:style style:name="P194" style:family="paragraph" style:parent-style-name="List_20_Paragraph" style:list-style-name="WWNum31" style:master-page-name="Converted26">
      <style:paragraph-properties fo:margin-left="2.66cm" fo:margin-right="0cm" fo:margin-top="0.152cm" fo:margin-bottom="0cm" style:contextual-spacing="false" fo:line-height="0.519cm" fo:text-align="start" style:justify-single-word="false" fo:text-indent="-0.633cm" style:auto-text-indent="false" style:page-number="auto">
        <style:tab-stops>
          <style:tab-stop style:position="2.66cm"/>
        </style:tab-stops>
      </style:paragraph-properties>
    </style:style>
    <style:style style:name="P195" style:family="paragraph" style:parent-style-name="List_20_Paragraph" style:list-style-name="WWNum32">
      <style:paragraph-properties fo:margin-left="2.66cm" fo:margin-right="0cm" fo:margin-top="0cm" fo:margin-bottom="0cm" style:contextual-spacing="false" fo:line-height="0.519cm" fo:text-align="start" style:justify-single-word="false" fo:text-indent="-0.633cm" style:auto-text-indent="false">
        <style:tab-stops>
          <style:tab-stop style:position="2.66cm"/>
        </style:tab-stops>
      </style:paragraph-properties>
    </style:style>
    <style:style style:name="P196" style:family="paragraph" style:parent-style-name="List_20_Paragraph" style:list-style-name="WWNum51">
      <style:paragraph-properties fo:margin-left="1.39cm" fo:margin-right="0cm" fo:margin-top="0cm" fo:margin-bottom="0cm" style:contextual-spacing="false" fo:line-height="0.519cm" fo:text-align="start" style:justify-single-word="false" fo:text-indent="-0.633cm" style:auto-text-indent="false">
        <style:tab-stops>
          <style:tab-stop style:position="1.39cm"/>
        </style:tab-stops>
      </style:paragraph-properties>
    </style:style>
    <style:style style:name="P197" style:family="paragraph" style:parent-style-name="List_20_Paragraph" style:list-style-name="WWNum74">
      <style:paragraph-properties fo:margin-left="1.311cm" fo:margin-right="0cm" fo:margin-top="0cm" fo:margin-bottom="0cm" style:contextual-spacing="false" fo:line-height="0.519cm" fo:text-align="start" style:justify-single-word="false" fo:text-indent="-0.635cm" style:auto-text-indent="false">
        <style:tab-stops>
          <style:tab-stop style:position="1.311cm"/>
        </style:tab-stops>
      </style:paragraph-properties>
    </style:style>
    <style:style style:name="P198" style:family="paragraph" style:parent-style-name="List_20_Paragraph" style:list-style-name="WWNum32">
      <style:paragraph-properties fo:margin-left="2.66cm" fo:margin-right="0cm" fo:margin-top="0cm" fo:margin-bottom="0cm" style:contextual-spacing="false" fo:line-height="0.517cm" fo:text-align="start" style:justify-single-word="false" fo:text-indent="-0.633cm" style:auto-text-indent="false">
        <style:tab-stops>
          <style:tab-stop style:position="2.66cm"/>
        </style:tab-stops>
      </style:paragraph-properties>
    </style:style>
    <style:style style:name="P199" style:family="paragraph" style:parent-style-name="List_20_Paragraph" style:list-style-name="WWNum51">
      <style:paragraph-properties fo:margin-left="1.39cm" fo:margin-right="0cm" fo:margin-top="0cm" fo:margin-bottom="0cm" style:contextual-spacing="false" fo:line-height="0.517cm" fo:text-align="start" style:justify-single-word="false" fo:text-indent="-0.633cm" style:auto-text-indent="false">
        <style:tab-stops>
          <style:tab-stop style:position="1.39cm"/>
        </style:tab-stops>
      </style:paragraph-properties>
    </style:style>
    <style:style style:name="P200" style:family="paragraph" style:parent-style-name="List_20_Paragraph" style:list-style-name="WWNum74">
      <style:paragraph-properties fo:margin-left="1.311cm" fo:margin-right="0cm" fo:margin-top="0cm" fo:margin-bottom="0cm" style:contextual-spacing="false" fo:line-height="0.517cm" fo:text-align="start" style:justify-single-word="false" fo:text-indent="-0.635cm" style:auto-text-indent="false">
        <style:tab-stops>
          <style:tab-stop style:position="1.311cm"/>
        </style:tab-stops>
      </style:paragraph-properties>
    </style:style>
    <style:style style:name="P201" style:family="paragraph" style:parent-style-name="List_20_Paragraph" style:list-style-name="WWNum76">
      <style:paragraph-properties fo:margin-left="1.311cm" fo:margin-right="0cm" fo:margin-top="0.002cm" fo:margin-bottom="0cm" style:contextual-spacing="false" fo:line-height="0.517cm" fo:text-align="start" style:justify-single-word="false" fo:text-indent="-0.635cm" style:auto-text-indent="false">
        <style:tab-stops>
          <style:tab-stop style:position="1.311cm"/>
        </style:tab-stops>
      </style:paragraph-properties>
    </style:style>
    <style:style style:name="P202" style:family="paragraph" style:parent-style-name="List_20_Paragraph" style:list-style-name="WWNum76">
      <style:paragraph-properties fo:margin-left="1.311cm" fo:margin-right="0cm" fo:margin-top="0cm" fo:margin-bottom="0cm" style:contextual-spacing="false" fo:line-height="0.517cm" fo:text-align="start" style:justify-single-word="false" fo:text-indent="-0.635cm" style:auto-text-indent="false">
        <style:tab-stops>
          <style:tab-stop style:position="1.311cm"/>
        </style:tab-stops>
      </style:paragraph-properties>
    </style:style>
    <style:style style:name="P203" style:family="paragraph" style:parent-style-name="List_20_Paragraph" style:list-style-name="WWNum75">
      <style:paragraph-properties fo:margin-left="2.581cm" fo:margin-right="0cm" fo:margin-top="0cm" fo:margin-bottom="0cm" style:contextual-spacing="false" fo:line-height="0.517cm" fo:text-align="start" style:justify-single-word="false" fo:text-indent="-0.635cm" style:auto-text-indent="false">
        <style:tab-stops>
          <style:tab-stop style:position="2.581cm"/>
        </style:tab-stops>
      </style:paragraph-properties>
    </style:style>
    <style:style style:name="P204" style:family="paragraph" style:parent-style-name="List_20_Paragraph" style:list-style-name="WWNum75">
      <style:paragraph-properties fo:margin-left="0.633cm" fo:margin-right="12.441cm" fo:margin-top="0cm" fo:margin-bottom="0cm" style:contextual-spacing="false" fo:line-height="0.517cm" fo:text-align="end" style:justify-single-word="false" fo:text-indent="-0.633cm" style:auto-text-indent="false">
        <style:tab-stops>
          <style:tab-stop style:position="0.633cm"/>
        </style:tab-stops>
      </style:paragraph-properties>
    </style:style>
    <style:style style:name="P205" style:family="paragraph" style:parent-style-name="List_20_Paragraph" style:list-style-name="WWNum32">
      <style:paragraph-properties fo:margin-left="3.93cm" fo:margin-right="0cm" fo:margin-top="0.004cm" fo:margin-bottom="0cm" style:contextual-spacing="false" fo:line-height="0.485cm" fo:text-align="start" style:justify-single-word="false" fo:text-indent="-0.633cm" style:auto-text-indent="false">
        <style:tab-stops>
          <style:tab-stop style:position="3.93cm"/>
        </style:tab-stops>
      </style:paragraph-properties>
    </style:style>
    <style:style style:name="P206" style:family="paragraph" style:parent-style-name="List_20_Paragraph" style:list-style-name="WWNum32">
      <style:paragraph-properties fo:margin-left="3.93cm" fo:margin-right="0cm" fo:margin-top="0cm" fo:margin-bottom="0cm" style:contextual-spacing="false" fo:line-height="0.485cm" fo:text-align="start" style:justify-single-word="false" fo:text-indent="-0.633cm" style:auto-text-indent="false">
        <style:tab-stops>
          <style:tab-stop style:position="3.93cm"/>
        </style:tab-stops>
      </style:paragraph-properties>
    </style:style>
    <style:style style:name="P207" style:family="paragraph" style:parent-style-name="List_20_Paragraph" style:list-style-name="WWNum45">
      <style:paragraph-properties fo:margin-left="6.472cm" fo:margin-right="0cm" fo:margin-top="0cm" fo:margin-bottom="0cm" style:contextual-spacing="false" fo:line-height="0.485cm" fo:text-align="start" style:justify-single-word="false" fo:text-indent="-0.635cm" style:auto-text-indent="false">
        <style:tab-stops>
          <style:tab-stop style:position="6.472cm"/>
        </style:tab-stops>
      </style:paragraph-properties>
    </style:style>
    <style:style style:name="P208" style:family="paragraph" style:parent-style-name="List_20_Paragraph">
      <style:paragraph-properties fo:margin-top="0cm" fo:margin-bottom="0cm" style:contextual-spacing="false" fo:line-height="100%" fo:text-align="start" style:justify-single-word="false"/>
      <style:text-properties fo:font-size="12pt" style:font-size-asian="12pt"/>
    </style:style>
    <style:style style:name="P209" style:family="paragraph" style:parent-style-name="List_20_Paragraph" style:list-style-name="WWNum41">
      <style:paragraph-properties fo:margin-left="2.662cm" fo:margin-right="2.632cm" fo:margin-top="0cm" fo:margin-bottom="0cm" style:contextual-spacing="false" fo:line-height="98%" fo:text-align="justify" style:justify-single-word="false" fo:text-indent="-0.635cm" style:auto-text-indent="false">
        <style:tab-stops>
          <style:tab-stop style:position="2.662cm"/>
        </style:tab-stops>
      </style:paragraph-properties>
    </style:style>
    <style:style style:name="P210" style:family="paragraph" style:parent-style-name="List_20_Paragraph" style:list-style-name="WWNum45">
      <style:paragraph-properties fo:margin-left="7.742cm" fo:margin-right="1.235cm" fo:margin-top="0.004cm" fo:margin-bottom="0cm" style:contextual-spacing="false" fo:line-height="98%" fo:text-align="start" style:justify-single-word="false" fo:text-indent="-0.543cm" style:auto-text-indent="false">
        <style:tab-stops>
          <style:tab-stop style:position="7.738cm"/>
          <style:tab-stop style:position="7.742cm"/>
        </style:tab-stops>
      </style:paragraph-properties>
    </style:style>
    <style:style style:name="P211" style:family="paragraph" style:parent-style-name="List_20_Paragraph" style:list-style-name="WWNum41">
      <style:paragraph-properties fo:margin-left="3.93cm" fo:margin-right="0cm" fo:margin-top="0cm" fo:margin-bottom="0cm" style:contextual-spacing="false" fo:line-height="0.48cm" fo:text-align="start" style:justify-single-word="false" fo:text-indent="-0.633cm" style:auto-text-indent="false">
        <style:tab-stops>
          <style:tab-stop style:position="3.93cm"/>
        </style:tab-stops>
      </style:paragraph-properties>
    </style:style>
    <style:style style:name="P212" style:family="paragraph" style:parent-style-name="List_20_Paragraph" style:list-style-name="WWNum51">
      <style:paragraph-properties fo:margin-left="2.66cm" fo:margin-right="0cm" fo:margin-top="0cm" fo:margin-bottom="0cm" style:contextual-spacing="false" fo:line-height="0.503cm" fo:text-align="start" style:justify-single-word="false" fo:text-indent="-0.633cm" style:auto-text-indent="false">
        <style:tab-stops>
          <style:tab-stop style:position="2.66cm"/>
        </style:tab-stops>
      </style:paragraph-properties>
    </style:style>
    <style:style style:name="P213" style:family="paragraph" style:parent-style-name="List_20_Paragraph" style:list-style-name="WWNum51">
      <style:paragraph-properties fo:margin-left="2.66cm" fo:margin-right="0cm" fo:margin-top="0cm" fo:margin-bottom="0cm" style:contextual-spacing="false" fo:line-height="0.504cm" fo:text-align="start" style:justify-single-word="false" fo:text-indent="-0.633cm" style:auto-text-indent="false">
        <style:tab-stops>
          <style:tab-stop style:position="2.66cm"/>
        </style:tab-stops>
      </style:paragraph-properties>
    </style:style>
    <style:style style:name="P214" style:family="paragraph" style:parent-style-name="List_20_Paragraph" style:list-style-name="WWNum51">
      <style:paragraph-properties fo:margin-left="0.633cm" fo:margin-right="4.422cm" fo:margin-top="0cm" fo:margin-bottom="0cm" style:contextual-spacing="false" fo:line-height="0.504cm" fo:text-align="end" style:justify-single-word="false" fo:text-indent="-0.633cm" style:auto-text-indent="false">
        <style:tab-stops>
          <style:tab-stop style:position="0.633cm"/>
        </style:tab-stops>
      </style:paragraph-properties>
    </style:style>
    <style:style style:name="P215" style:family="paragraph" style:parent-style-name="List_20_Paragraph" style:list-style-name="WWNum51">
      <style:paragraph-properties fo:margin-left="0.633cm" fo:margin-right="4.334cm" fo:margin-top="0cm" fo:margin-bottom="0cm" style:contextual-spacing="false" fo:line-height="0.469cm" fo:text-align="end" style:justify-single-word="false" fo:text-indent="-0.633cm" style:auto-text-indent="false">
        <style:tab-stops>
          <style:tab-stop style:position="0.633cm"/>
        </style:tab-stops>
      </style:paragraph-properties>
    </style:style>
    <style:style style:name="P216" style:family="paragraph" style:parent-style-name="List_20_Paragraph" style:list-style-name="WWNum51">
      <style:paragraph-properties fo:margin-left="2.662cm" fo:margin-right="1.124cm" fo:margin-top="0cm" fo:margin-bottom="0cm" style:contextual-spacing="false" fo:line-height="92%" fo:text-align="start" style:justify-single-word="false" fo:text-indent="-0.635cm" style:auto-text-indent="false">
        <style:tab-stops>
          <style:tab-stop style:position="2.662cm"/>
        </style:tab-stops>
      </style:paragraph-properties>
    </style:style>
    <style:style style:name="P217" style:family="paragraph" style:parent-style-name="List_20_Paragraph" style:list-style-name="WWNum51">
      <style:paragraph-properties fo:margin-left="1.39cm" fo:margin-right="0cm" fo:margin-top="0cm" fo:margin-bottom="0cm" style:contextual-spacing="false" fo:line-height="0.515cm" fo:text-align="start" style:justify-single-word="false" fo:text-indent="-0.633cm" style:auto-text-indent="false">
        <style:tab-stops>
          <style:tab-stop style:position="1.39cm"/>
        </style:tab-stops>
      </style:paragraph-properties>
    </style:style>
    <style:style style:name="P218" style:family="paragraph" style:parent-style-name="List_20_Paragraph" style:list-style-name="WWNum74">
      <style:paragraph-properties fo:margin-left="1.311cm" fo:margin-right="0cm" fo:margin-top="0cm" fo:margin-bottom="0cm" style:contextual-spacing="false" fo:line-height="0.515cm" fo:text-align="start" style:justify-single-word="false" fo:text-indent="-0.635cm" style:auto-text-indent="false">
        <style:tab-stops>
          <style:tab-stop style:position="1.311cm"/>
        </style:tab-stops>
      </style:paragraph-properties>
    </style:style>
    <style:style style:name="P219" style:family="paragraph" style:parent-style-name="Standard" style:master-page-name="Standard">
      <style:paragraph-properties fo:margin-left="0.041cm" fo:margin-right="0cm" fo:margin-top="0.039cm" fo:margin-bottom="0cm" style:contextual-spacing="false" fo:text-align="start" style:justify-single-word="false" fo:text-indent="0cm" style:auto-text-indent="false" style:page-number="auto"/>
    </style:style>
    <style:style style:name="P220" style:family="paragraph" style:parent-style-name="Standard">
      <style:paragraph-properties fo:margin-left="2.662cm" fo:margin-right="0cm" fo:margin-top="0cm" fo:margin-bottom="0cm" style:contextual-spacing="false" fo:text-align="start" style:justify-single-word="false" fo:text-indent="0cm" style:auto-text-indent="false"/>
    </style:style>
    <style:style style:name="P221" style:family="paragraph" style:parent-style-name="Standard">
      <style:paragraph-properties fo:orphans="0" fo:widows="0"/>
      <style:text-properties fo:font-size="1pt" style:font-size-asian="1pt" style:font-size-complex="1pt"/>
    </style:style>
    <style:style style:name="P222" style:family="paragraph" style:parent-style-name="Table_20_Paragraph">
      <style:paragraph-properties fo:margin-top="0.049cm" fo:margin-bottom="0cm" style:contextual-spacing="false" fo:orphans="0" fo:widows="0"/>
    </style:style>
    <style:style style:name="P223" style:family="paragraph" style:parent-style-name="Table_20_Paragraph">
      <style:paragraph-properties fo:orphans="0" fo:widows="0"/>
    </style:style>
    <style:style style:name="P224" style:family="paragraph" style:parent-style-name="Table_20_Paragraph">
      <style:paragraph-properties fo:margin-left="0.055cm" fo:margin-right="0cm" fo:orphans="0" fo:widows="0" fo:text-indent="0cm" style:auto-text-indent="false"/>
    </style:style>
    <style:style style:name="P225" style:family="paragraph" style:parent-style-name="Table_20_Paragraph">
      <style:paragraph-properties fo:margin-left="0.055cm" fo:margin-right="0cm" fo:margin-top="0.048cm" fo:margin-bottom="0cm" style:contextual-spacing="false" fo:orphans="0" fo:widows="0" fo:text-indent="0cm" style:auto-text-indent="false"/>
    </style:style>
    <style:style style:name="P226" style:family="paragraph" style:parent-style-name="Table_20_Paragraph">
      <style:paragraph-properties fo:margin-left="0.055cm" fo:margin-right="0cm" fo:margin-top="0.049cm" fo:margin-bottom="0cm" style:contextual-spacing="false" fo:orphans="0" fo:widows="0" fo:text-indent="0cm" style:auto-text-indent="false"/>
    </style:style>
    <style:style style:name="P227" style:family="paragraph" style:parent-style-name="Table_20_Paragraph">
      <style:paragraph-properties fo:margin-top="0.048cm" fo:margin-bottom="0cm" style:contextual-spacing="false" fo:orphans="0" fo:widows="0"/>
    </style:style>
    <style:style style:name="P228" style:family="paragraph" style:parent-style-name="Table_20_Paragraph">
      <style:paragraph-properties fo:margin-left="0.053cm" fo:margin-right="0.019cm" fo:orphans="0" fo:widows="0" fo:text-indent="0cm" style:auto-text-indent="false"/>
    </style:style>
    <style:style style:name="P229" style:family="paragraph" style:parent-style-name="Table_20_Paragraph">
      <style:paragraph-properties fo:margin-left="0.06cm" fo:margin-right="0cm" fo:margin-top="0.104cm" fo:margin-bottom="0cm" style:contextual-spacing="false" fo:orphans="0" fo:widows="0" fo:text-indent="0cm" style:auto-text-indent="false"/>
    </style:style>
    <style:style style:name="P230" style:family="paragraph" style:parent-style-name="Table_20_Paragraph">
      <style:paragraph-properties fo:margin-left="0.06cm" fo:margin-right="0cm" fo:margin-top="0.035cm" fo:margin-bottom="0cm" style:contextual-spacing="false" fo:orphans="0" fo:widows="0" fo:text-indent="0cm" style:auto-text-indent="false"/>
    </style:style>
    <style:style style:name="P231" style:family="paragraph" style:parent-style-name="Table_20_Paragraph">
      <style:paragraph-properties fo:margin-left="0.06cm" fo:margin-right="0cm" fo:margin-top="0.03cm" fo:margin-bottom="0cm" style:contextual-spacing="false" fo:orphans="0" fo:widows="0" fo:text-indent="0cm" style:auto-text-indent="false"/>
    </style:style>
    <style:style style:name="P232" style:family="paragraph" style:parent-style-name="Table_20_Paragraph">
      <style:paragraph-properties fo:margin-left="0.06cm" fo:margin-right="0cm" fo:margin-top="0.035cm" fo:margin-bottom="0cm" style:contextual-spacing="false" fo:orphans="0" fo:widows="0" fo:text-indent="0cm" style:auto-text-indent="false">
        <style:tab-stops>
          <style:tab-stop style:position="1.683cm"/>
        </style:tab-stops>
      </style:paragraph-properties>
    </style:style>
    <style:style style:name="P233" style:family="paragraph" style:parent-style-name="Table_20_Paragraph">
      <style:paragraph-properties fo:margin-left="0.06cm" fo:margin-right="0cm" fo:margin-top="0.03cm" fo:margin-bottom="0cm" style:contextual-spacing="false" fo:orphans="0" fo:widows="0" fo:text-indent="0cm" style:auto-text-indent="false">
        <style:tab-stops>
          <style:tab-stop style:position="1.683cm"/>
        </style:tab-stops>
      </style:paragraph-properties>
    </style:style>
    <style:style style:name="P234" style:family="paragraph" style:parent-style-name="Table_20_Paragraph">
      <style:paragraph-properties fo:margin-left="0.053cm" fo:margin-right="0.192cm" fo:orphans="0" fo:widows="0" fo:text-indent="0cm" style:auto-text-indent="false"/>
    </style:style>
    <style:style style:name="P235" style:family="paragraph" style:parent-style-name="Table_20_Paragraph">
      <style:paragraph-properties fo:margin-left="0.048cm" fo:margin-right="0cm" fo:orphans="0" fo:widows="0" fo:text-indent="0cm" style:auto-text-indent="false"/>
    </style:style>
    <style:style style:name="P236" style:family="paragraph" style:parent-style-name="Table_20_Paragraph">
      <style:paragraph-properties fo:margin-top="0.055cm" fo:margin-bottom="0cm" style:contextual-spacing="false" fo:orphans="0" fo:widows="0"/>
    </style:style>
    <style:style style:name="P237" style:family="paragraph" style:parent-style-name="Table_20_Paragraph">
      <style:paragraph-properties fo:margin-left="0.233cm" fo:margin-right="0cm" fo:margin-top="0.035cm" fo:margin-bottom="0cm" style:contextual-spacing="false" fo:orphans="0" fo:widows="0" fo:text-indent="0cm" style:auto-text-indent="false"/>
    </style:style>
    <style:style style:name="P238" style:family="paragraph" style:parent-style-name="Table_20_Paragraph">
      <style:paragraph-properties fo:margin-left="0.233cm" fo:margin-right="0cm" fo:margin-top="0.03cm" fo:margin-bottom="0cm" style:contextual-spacing="false" fo:orphans="0" fo:widows="0" fo:text-indent="0cm" style:auto-text-indent="false"/>
    </style:style>
    <style:style style:name="P239" style:family="paragraph" style:parent-style-name="Table_20_Paragraph">
      <style:paragraph-properties fo:margin-left="0.06cm" fo:margin-right="0cm" fo:margin-top="0.035cm" fo:margin-bottom="0cm" style:contextual-spacing="false" fo:orphans="0" fo:widows="0" fo:text-indent="0cm" style:auto-text-indent="false">
        <style:tab-stops>
          <style:tab-stop style:position="1.711cm"/>
        </style:tab-stops>
      </style:paragraph-properties>
    </style:style>
    <style:style style:name="P240" style:family="paragraph" style:parent-style-name="Table_20_Paragraph">
      <style:paragraph-properties fo:margin-left="0.06cm" fo:margin-right="0cm" fo:margin-top="0.03cm" fo:margin-bottom="0cm" style:contextual-spacing="false" fo:orphans="0" fo:widows="0" fo:text-indent="0cm" style:auto-text-indent="false">
        <style:tab-stops>
          <style:tab-stop style:position="1.711cm"/>
        </style:tab-stops>
      </style:paragraph-properties>
    </style:style>
    <style:style style:name="P241" style:family="paragraph" style:parent-style-name="Table_20_Paragraph">
      <style:paragraph-properties fo:margin-left="0.28cm" fo:margin-right="0cm" fo:margin-top="0.035cm" fo:margin-bottom="0cm" style:contextual-spacing="false" fo:orphans="0" fo:widows="0" fo:text-indent="0cm" style:auto-text-indent="false"/>
    </style:style>
    <style:style style:name="P242" style:family="paragraph" style:parent-style-name="Table_20_Paragraph">
      <style:paragraph-properties fo:margin-left="0.28cm" fo:margin-right="0cm" fo:margin-top="0.03cm" fo:margin-bottom="0cm" style:contextual-spacing="false" fo:orphans="0" fo:widows="0" fo:text-indent="0cm" style:auto-text-indent="false"/>
    </style:style>
    <style:style style:name="P243" style:family="paragraph" style:parent-style-name="Table_20_Paragraph">
      <style:paragraph-properties fo:margin-left="0.06cm" fo:margin-right="0cm" fo:margin-top="0.035cm" fo:margin-bottom="0cm" style:contextual-spacing="false" fo:orphans="0" fo:widows="0" fo:text-indent="0cm" style:auto-text-indent="false">
        <style:tab-stops>
          <style:tab-stop style:position="1.559cm"/>
        </style:tab-stops>
      </style:paragraph-properties>
    </style:style>
    <style:style style:name="P244" style:family="paragraph" style:parent-style-name="Table_20_Paragraph">
      <style:paragraph-properties fo:margin-left="0.06cm" fo:margin-right="0cm" fo:margin-top="0.03cm" fo:margin-bottom="0cm" style:contextual-spacing="false" fo:orphans="0" fo:widows="0" fo:text-indent="0cm" style:auto-text-indent="false">
        <style:tab-stops>
          <style:tab-stop style:position="1.559cm"/>
        </style:tab-stops>
      </style:paragraph-properties>
    </style:style>
    <style:style style:name="P245" style:family="paragraph" style:parent-style-name="Table_20_Paragraph">
      <style:paragraph-properties fo:margin-left="2.593cm" fo:margin-right="0.122cm" fo:margin-top="0.004cm" fo:margin-bottom="0cm" style:contextual-spacing="false" fo:orphans="0" fo:widows="0" fo:text-indent="0cm" style:auto-text-indent="false"/>
    </style:style>
    <style:style style:name="P246" style:family="paragraph" style:parent-style-name="Table_20_Paragraph">
      <style:paragraph-properties fo:margin-left="2.593cm" fo:margin-right="0.122cm" fo:margin-top="0cm" fo:margin-bottom="0cm" style:contextual-spacing="false" fo:orphans="0" fo:widows="0" fo:text-indent="0cm" style:auto-text-indent="false"/>
    </style:style>
    <style:style style:name="P247" style:family="paragraph" style:parent-style-name="Table_20_Paragraph">
      <style:paragraph-properties fo:margin-left="2.593cm" fo:margin-right="0cm" fo:margin-top="0cm" fo:margin-bottom="0cm" style:contextual-spacing="false" fo:orphans="0" fo:widows="0" fo:text-indent="0cm" style:auto-text-indent="false"/>
    </style:style>
    <style:style style:name="P248" style:family="paragraph" style:parent-style-name="Table_20_Paragraph">
      <style:paragraph-properties fo:margin-left="2.593cm" fo:margin-right="0cm" fo:margin-top="0.002cm" fo:margin-bottom="0cm" style:contextual-spacing="false" fo:orphans="0" fo:widows="0" fo:text-indent="0cm" style:auto-text-indent="false"/>
    </style:style>
    <style:style style:name="P249" style:family="paragraph" style:parent-style-name="Table_20_Paragraph">
      <style:paragraph-properties fo:margin-left="2.593cm" fo:margin-right="0cm" fo:margin-top="0.004cm" fo:margin-bottom="0cm" style:contextual-spacing="false" fo:orphans="0" fo:widows="0" fo:text-indent="0cm" style:auto-text-indent="false"/>
    </style:style>
    <style:style style:name="P250" style:family="paragraph" style:parent-style-name="Table_20_Paragraph">
      <style:paragraph-properties fo:margin-left="2.593cm" fo:margin-right="0.21cm" fo:margin-top="0.004cm" fo:margin-bottom="0cm" style:contextual-spacing="false" fo:orphans="0" fo:widows="0" fo:text-indent="0cm" style:auto-text-indent="false"/>
    </style:style>
    <style:style style:name="P251" style:family="paragraph" style:parent-style-name="Table_20_Paragraph">
      <style:paragraph-properties fo:margin-left="0.06cm" fo:margin-right="0cm" fo:margin-top="0.035cm" fo:margin-bottom="0cm" style:contextual-spacing="false" fo:orphans="0" fo:widows="0" fo:text-indent="0cm" style:auto-text-indent="false">
        <style:tab-stops>
          <style:tab-stop style:position="1.704cm"/>
        </style:tab-stops>
      </style:paragraph-properties>
    </style:style>
    <style:style style:name="P252" style:family="paragraph" style:parent-style-name="Table_20_Paragraph">
      <style:paragraph-properties fo:margin-left="0.06cm" fo:margin-right="0cm" fo:margin-top="0.03cm" fo:margin-bottom="0cm" style:contextual-spacing="false" fo:orphans="0" fo:widows="0" fo:text-indent="0cm" style:auto-text-indent="false">
        <style:tab-stops>
          <style:tab-stop style:position="1.704cm"/>
        </style:tab-stops>
      </style:paragraph-properties>
    </style:style>
    <style:style style:name="P253" style:family="paragraph" style:parent-style-name="Table_20_Paragraph">
      <style:paragraph-properties fo:margin-left="0.418cm" fo:margin-right="0cm" fo:margin-top="0.035cm" fo:margin-bottom="0cm" style:contextual-spacing="false" fo:orphans="0" fo:widows="0" fo:text-indent="0cm" style:auto-text-indent="false"/>
    </style:style>
    <style:style style:name="P254" style:family="paragraph" style:parent-style-name="Table_20_Paragraph">
      <style:paragraph-properties fo:margin-left="0.418cm" fo:margin-right="0cm" fo:margin-top="0.03cm" fo:margin-bottom="0cm" style:contextual-spacing="false" fo:orphans="0" fo:widows="0" fo:text-indent="0cm" style:auto-text-indent="false"/>
    </style:style>
    <style:style style:name="P255" style:family="paragraph" style:parent-style-name="Table_20_Paragraph">
      <style:paragraph-properties fo:margin-left="0.06cm" fo:margin-right="0cm" fo:margin-top="0.035cm" fo:margin-bottom="0cm" style:contextual-spacing="false" fo:orphans="0" fo:widows="0" fo:text-indent="0cm" style:auto-text-indent="false">
        <style:tab-stops>
          <style:tab-stop style:position="1.556cm"/>
        </style:tab-stops>
      </style:paragraph-properties>
    </style:style>
    <style:style style:name="P256" style:family="paragraph" style:parent-style-name="Table_20_Paragraph">
      <style:paragraph-properties fo:margin-left="0.06cm" fo:margin-right="0cm" fo:margin-top="0.03cm" fo:margin-bottom="0cm" style:contextual-spacing="false" fo:orphans="0" fo:widows="0" fo:text-indent="0cm" style:auto-text-indent="false">
        <style:tab-stops>
          <style:tab-stop style:position="1.556cm"/>
        </style:tab-stops>
      </style:paragraph-properties>
    </style:style>
    <style:style style:name="P257" style:family="paragraph" style:parent-style-name="Table_20_Paragraph">
      <style:paragraph-properties fo:margin-left="0.106cm" fo:margin-right="0cm" fo:margin-top="0.108cm" fo:margin-bottom="0cm" style:contextual-spacing="false" fo:orphans="0" fo:widows="0" fo:text-indent="-0.635cm" style:auto-text-indent="false">
        <style:tab-stops>
          <style:tab-stop style:position="1.556cm"/>
        </style:tab-stops>
      </style:paragraph-properties>
    </style:style>
    <style:style style:name="P258" style:family="paragraph" style:parent-style-name="Table_20_Paragraph">
      <style:paragraph-properties fo:margin-left="0.289cm" fo:margin-right="0cm" fo:margin-top="0.035cm" fo:margin-bottom="0cm" style:contextual-spacing="false" fo:orphans="0" fo:widows="0" fo:text-indent="0cm" style:auto-text-indent="false"/>
    </style:style>
    <style:style style:name="P259" style:family="paragraph" style:parent-style-name="Table_20_Paragraph">
      <style:paragraph-properties fo:margin-left="0.289cm" fo:margin-right="0cm" fo:margin-top="0.03cm" fo:margin-bottom="0cm" style:contextual-spacing="false" fo:orphans="0" fo:widows="0" fo:text-indent="0cm" style:auto-text-indent="false"/>
    </style:style>
    <style:style style:name="P260" style:family="paragraph" style:parent-style-name="Table_20_Paragraph">
      <style:paragraph-properties fo:margin-left="0.166cm" fo:margin-right="0cm" fo:margin-top="0.035cm" fo:margin-bottom="0cm" style:contextual-spacing="false" fo:orphans="0" fo:widows="0" fo:text-indent="0cm" style:auto-text-indent="false"/>
    </style:style>
    <style:style style:name="P261" style:family="paragraph" style:parent-style-name="Table_20_Paragraph">
      <style:paragraph-properties fo:margin-left="0.166cm" fo:margin-right="0cm" fo:margin-top="0.03cm" fo:margin-bottom="0cm" style:contextual-spacing="false" fo:orphans="0" fo:widows="0" fo:text-indent="0cm" style:auto-text-indent="false"/>
    </style:style>
    <style:style style:name="P262" style:family="paragraph" style:parent-style-name="Table_20_Paragraph">
      <style:paragraph-properties fo:margin-left="2.593cm" fo:margin-right="0.007cm" fo:margin-top="0cm" fo:margin-bottom="0cm" style:contextual-spacing="false" fo:orphans="0" fo:widows="0" fo:text-indent="0cm" style:auto-text-indent="false"/>
    </style:style>
    <style:style style:name="P263" style:family="paragraph" style:parent-style-name="Table_20_Paragraph">
      <style:paragraph-properties fo:margin-left="0.153cm" fo:margin-right="0cm" fo:margin-top="0.035cm" fo:margin-bottom="0cm" style:contextual-spacing="false" fo:orphans="0" fo:widows="0" fo:text-indent="0cm" style:auto-text-indent="false"/>
    </style:style>
    <style:style style:name="P264" style:family="paragraph" style:parent-style-name="Table_20_Paragraph">
      <style:paragraph-properties fo:margin-left="0.153cm" fo:margin-right="0cm" fo:margin-top="0.03cm" fo:margin-bottom="0cm" style:contextual-spacing="false" fo:orphans="0" fo:widows="0" fo:text-indent="0cm" style:auto-text-indent="false"/>
    </style:style>
    <style:style style:name="P265" style:family="paragraph" style:parent-style-name="Table_20_Paragraph">
      <style:paragraph-properties fo:margin-left="0.173cm" fo:margin-right="0cm" fo:margin-top="0.035cm" fo:margin-bottom="0cm" style:contextual-spacing="false" fo:orphans="0" fo:widows="0" fo:text-indent="0cm" style:auto-text-indent="false"/>
    </style:style>
    <style:style style:name="P266" style:family="paragraph" style:parent-style-name="Table_20_Paragraph">
      <style:paragraph-properties fo:margin-left="0.173cm" fo:margin-right="0cm" fo:margin-top="0.03cm" fo:margin-bottom="0cm" style:contextual-spacing="false" fo:orphans="0" fo:widows="0" fo:text-indent="0cm" style:auto-text-indent="false"/>
    </style:style>
    <style:style style:name="P267" style:family="paragraph" style:parent-style-name="Table_20_Paragraph">
      <style:paragraph-properties fo:margin-top="0cm" fo:margin-bottom="0cm" style:contextual-spacing="false" fo:orphans="0" fo:widows="0"/>
    </style:style>
    <style:style style:name="P268" style:family="paragraph" style:parent-style-name="Table_20_Paragraph">
      <style:paragraph-properties fo:margin-left="0.4cm" fo:margin-right="0cm" fo:margin-top="0.035cm" fo:margin-bottom="0cm" style:contextual-spacing="false" fo:orphans="0" fo:widows="0" fo:text-indent="0cm" style:auto-text-indent="false"/>
    </style:style>
    <style:style style:name="P269" style:family="paragraph" style:parent-style-name="Table_20_Paragraph">
      <style:paragraph-properties fo:margin-left="0.4cm" fo:margin-right="0cm" fo:margin-top="0.03cm" fo:margin-bottom="0cm" style:contextual-spacing="false" fo:orphans="0" fo:widows="0" fo:text-indent="0cm" style:auto-text-indent="false"/>
    </style:style>
    <style:style style:name="P270" style:family="paragraph" style:parent-style-name="Table_20_Paragraph">
      <style:paragraph-properties fo:margin-left="0.06cm" fo:margin-right="0cm" fo:margin-top="0.035cm" fo:margin-bottom="0cm" style:contextual-spacing="false" fo:orphans="0" fo:widows="0" fo:text-indent="0cm" style:auto-text-indent="false">
        <style:tab-stops>
          <style:tab-stop style:position="1.64cm"/>
        </style:tab-stops>
      </style:paragraph-properties>
    </style:style>
    <style:style style:name="P271" style:family="paragraph" style:parent-style-name="Table_20_Paragraph">
      <style:paragraph-properties fo:margin-left="0.06cm" fo:margin-right="0cm" fo:margin-top="0.03cm" fo:margin-bottom="0cm" style:contextual-spacing="false" fo:orphans="0" fo:widows="0" fo:text-indent="0cm" style:auto-text-indent="false">
        <style:tab-stops>
          <style:tab-stop style:position="1.64cm"/>
        </style:tab-stops>
      </style:paragraph-properties>
    </style:style>
    <style:style style:name="P272" style:family="paragraph" style:parent-style-name="Table_20_Paragraph">
      <style:paragraph-properties fo:margin-left="0.365cm" fo:margin-right="0cm" fo:margin-top="0.035cm" fo:margin-bottom="0cm" style:contextual-spacing="false" fo:orphans="0" fo:widows="0" fo:text-indent="0cm" style:auto-text-indent="false"/>
    </style:style>
    <style:style style:name="P273" style:family="paragraph" style:parent-style-name="Table_20_Paragraph">
      <style:paragraph-properties fo:margin-left="0.365cm" fo:margin-right="0cm" fo:margin-top="0.03cm" fo:margin-bottom="0cm" style:contextual-spacing="false" fo:orphans="0" fo:widows="0" fo:text-indent="0cm" style:auto-text-indent="false"/>
    </style:style>
    <style:style style:name="P274" style:family="paragraph" style:parent-style-name="Table_20_Paragraph">
      <style:paragraph-properties fo:margin-left="2.593cm" fo:margin-right="0cm" fo:orphans="0" fo:widows="0" fo:text-indent="-0.635cm" style:auto-text-indent="false"/>
    </style:style>
    <style:style style:name="P275" style:family="paragraph" style:parent-style-name="Table_20_Paragraph">
      <style:paragraph-properties fo:margin-left="2.593cm" fo:margin-right="0cm" fo:margin-top="0cm" fo:margin-bottom="0cm" style:contextual-spacing="false" fo:orphans="0" fo:widows="0" fo:text-indent="-0.635cm" style:auto-text-indent="false"/>
    </style:style>
    <style:style style:name="P276" style:family="paragraph" style:parent-style-name="Table_20_Paragraph">
      <style:paragraph-properties fo:margin-left="0.055cm" fo:margin-right="0cm" fo:margin-top="0.048cm" fo:margin-bottom="0cm" style:contextual-spacing="false" fo:orphans="0" fo:widows="0" fo:text-indent="-0.635cm" style:auto-text-indent="false"/>
    </style:style>
    <style:style style:name="P277" style:family="paragraph" style:parent-style-name="Table_20_Paragraph">
      <style:paragraph-properties fo:margin-left="0.055cm" fo:margin-right="0cm" fo:orphans="0" fo:widows="0" fo:text-indent="-0.635cm" style:auto-text-indent="false"/>
    </style:style>
    <style:style style:name="P278" style:family="paragraph" style:parent-style-name="Table_20_Paragraph">
      <style:paragraph-properties fo:margin-left="0.053cm" fo:margin-right="0.019cm" fo:orphans="0" fo:widows="0" fo:text-indent="-0.635cm" style:auto-text-indent="false"/>
    </style:style>
    <style:style style:name="P279" style:family="paragraph" style:parent-style-name="Table_20_Paragraph">
      <style:paragraph-properties fo:margin-left="0.06cm" fo:margin-right="0cm" fo:margin-top="0.104cm" fo:margin-bottom="0cm" style:contextual-spacing="false" fo:orphans="0" fo:widows="0" fo:text-indent="-0.635cm" style:auto-text-indent="false"/>
    </style:style>
    <style:style style:name="P280" style:family="paragraph" style:parent-style-name="Table_20_Paragraph">
      <style:paragraph-properties fo:margin-left="0.06cm" fo:margin-right="0cm" fo:margin-top="0.035cm" fo:margin-bottom="0cm" style:contextual-spacing="false" fo:orphans="0" fo:widows="0" fo:text-indent="-0.635cm" style:auto-text-indent="false">
        <style:tab-stops>
          <style:tab-stop style:position="1.707cm"/>
        </style:tab-stops>
      </style:paragraph-properties>
    </style:style>
    <style:style style:name="P281" style:family="paragraph" style:parent-style-name="Table_20_Paragraph">
      <style:paragraph-properties fo:margin-left="0.06cm" fo:margin-right="0cm" fo:margin-top="0.03cm" fo:margin-bottom="0cm" style:contextual-spacing="false" fo:orphans="0" fo:widows="0" fo:text-indent="-0.635cm" style:auto-text-indent="false">
        <style:tab-stops>
          <style:tab-stop style:position="1.707cm"/>
        </style:tab-stops>
      </style:paragraph-properties>
    </style:style>
    <style:style style:name="P282" style:family="paragraph" style:parent-style-name="Table_20_Paragraph">
      <style:paragraph-properties fo:margin-left="0.422cm" fo:margin-right="0cm" fo:margin-top="0.035cm" fo:margin-bottom="0cm" style:contextual-spacing="false" fo:orphans="0" fo:widows="0" fo:text-indent="-0.635cm" style:auto-text-indent="false"/>
    </style:style>
    <style:style style:name="P283" style:family="paragraph" style:parent-style-name="Table_20_Paragraph">
      <style:paragraph-properties fo:margin-left="0.422cm" fo:margin-right="0cm" fo:margin-top="0.03cm" fo:margin-bottom="0cm" style:contextual-spacing="false" fo:orphans="0" fo:widows="0" fo:text-indent="-0.635cm" style:auto-text-indent="false"/>
    </style:style>
    <style:style style:name="P284" style:family="paragraph" style:parent-style-name="Table_20_Paragraph">
      <style:paragraph-properties fo:margin-left="0.053cm" fo:margin-right="0.192cm" fo:orphans="0" fo:widows="0" fo:text-indent="-0.635cm" style:auto-text-indent="false"/>
    </style:style>
    <style:style style:name="P285" style:family="paragraph" style:parent-style-name="Table_20_Paragraph">
      <style:paragraph-properties fo:margin-left="0.048cm" fo:margin-right="0cm" fo:orphans="0" fo:widows="0" fo:text-indent="-0.635cm" style:auto-text-indent="false"/>
    </style:style>
    <style:style style:name="P286" style:family="paragraph" style:parent-style-name="Table_20_Paragraph">
      <style:paragraph-properties fo:margin-left="0.06cm" fo:margin-right="0cm" fo:margin-top="0.035cm" fo:margin-bottom="0cm" style:contextual-spacing="false" fo:orphans="0" fo:widows="0" fo:text-indent="-0.635cm" style:auto-text-indent="false">
        <style:tab-stops>
          <style:tab-stop style:position="1.81cm"/>
        </style:tab-stops>
      </style:paragraph-properties>
    </style:style>
    <style:style style:name="P287" style:family="paragraph" style:parent-style-name="Table_20_Paragraph">
      <style:paragraph-properties fo:margin-left="0.06cm" fo:margin-right="0cm" fo:margin-top="0.03cm" fo:margin-bottom="0cm" style:contextual-spacing="false" fo:orphans="0" fo:widows="0" fo:text-indent="-0.635cm" style:auto-text-indent="false">
        <style:tab-stops>
          <style:tab-stop style:position="1.81cm"/>
        </style:tab-stops>
      </style:paragraph-properties>
    </style:style>
    <style:style style:name="P288" style:family="paragraph" style:parent-style-name="Table_20_Paragraph">
      <style:paragraph-properties fo:margin-left="0.512cm" fo:margin-right="0cm" fo:margin-top="0.035cm" fo:margin-bottom="0cm" style:contextual-spacing="false" fo:orphans="0" fo:widows="0" fo:text-indent="-0.635cm" style:auto-text-indent="false"/>
    </style:style>
    <style:style style:name="P289" style:family="paragraph" style:parent-style-name="Table_20_Paragraph">
      <style:paragraph-properties fo:margin-left="0.512cm" fo:margin-right="0cm" fo:margin-top="0.03cm" fo:margin-bottom="0cm" style:contextual-spacing="false" fo:orphans="0" fo:widows="0" fo:text-indent="-0.635cm" style:auto-text-indent="false"/>
    </style:style>
    <style:style style:name="P290" style:family="paragraph" style:parent-style-name="Table_20_Paragraph">
      <style:paragraph-properties fo:margin-left="0.18cm" fo:margin-right="0cm" fo:margin-top="0.035cm" fo:margin-bottom="0cm" style:contextual-spacing="false" fo:orphans="0" fo:widows="0" fo:text-indent="0cm" style:auto-text-indent="false"/>
    </style:style>
    <style:style style:name="P291" style:family="paragraph" style:parent-style-name="Table_20_Paragraph">
      <style:paragraph-properties fo:margin-left="0.18cm" fo:margin-right="0cm" fo:margin-top="0.03cm" fo:margin-bottom="0cm" style:contextual-spacing="false" fo:orphans="0" fo:widows="0" fo:text-indent="0cm" style:auto-text-indent="false"/>
    </style:style>
    <style:style style:name="P292" style:family="paragraph" style:parent-style-name="Table_20_Paragraph">
      <style:paragraph-properties fo:margin-left="0.427cm" fo:margin-right="0cm" fo:margin-top="0.035cm" fo:margin-bottom="0cm" style:contextual-spacing="false" fo:orphans="0" fo:widows="0" fo:text-indent="0cm" style:auto-text-indent="false"/>
    </style:style>
    <style:style style:name="P293" style:family="paragraph" style:parent-style-name="Table_20_Paragraph">
      <style:paragraph-properties fo:margin-left="0.427cm" fo:margin-right="0cm" fo:margin-top="0.03cm" fo:margin-bottom="0cm" style:contextual-spacing="false" fo:orphans="0" fo:widows="0" fo:text-indent="0cm" style:auto-text-indent="false"/>
    </style:style>
    <style:style style:name="P294" style:family="paragraph" style:parent-style-name="Table_20_Paragraph">
      <style:paragraph-properties fo:margin-left="0.291cm" fo:margin-right="0cm" fo:margin-top="0.035cm" fo:margin-bottom="0cm" style:contextual-spacing="false" fo:orphans="0" fo:widows="0" fo:text-indent="0cm" style:auto-text-indent="false"/>
    </style:style>
    <style:style style:name="P295" style:family="paragraph" style:parent-style-name="Table_20_Paragraph">
      <style:paragraph-properties fo:margin-left="0.291cm" fo:margin-right="0cm" fo:margin-top="0.03cm" fo:margin-bottom="0cm" style:contextual-spacing="false" fo:orphans="0" fo:widows="0" fo:text-indent="0cm" style:auto-text-indent="false"/>
    </style:style>
    <style:style style:name="P296" style:family="paragraph" style:parent-style-name="Table_20_Paragraph">
      <style:paragraph-properties fo:margin-left="0.06cm" fo:margin-right="0cm" fo:margin-top="0.035cm" fo:margin-bottom="0cm" style:contextual-spacing="false" fo:orphans="0" fo:widows="0" fo:text-indent="0cm" style:auto-text-indent="false">
        <style:tab-stops>
          <style:tab-stop style:position="1.662cm"/>
        </style:tab-stops>
      </style:paragraph-properties>
    </style:style>
    <style:style style:name="P297" style:family="paragraph" style:parent-style-name="Table_20_Paragraph">
      <style:paragraph-properties fo:margin-left="0.06cm" fo:margin-right="0cm" fo:margin-top="0.03cm" fo:margin-bottom="0cm" style:contextual-spacing="false" fo:orphans="0" fo:widows="0" fo:text-indent="0cm" style:auto-text-indent="false">
        <style:tab-stops>
          <style:tab-stop style:position="1.662cm"/>
        </style:tab-stops>
      </style:paragraph-properties>
    </style:style>
    <style:style style:name="P298" style:family="paragraph" style:parent-style-name="Table_20_Paragraph">
      <style:paragraph-properties fo:margin-left="0.407cm" fo:margin-right="0cm" fo:margin-top="0.035cm" fo:margin-bottom="0cm" style:contextual-spacing="false" fo:orphans="0" fo:widows="0" fo:text-indent="0cm" style:auto-text-indent="false"/>
    </style:style>
    <style:style style:name="P299" style:family="paragraph" style:parent-style-name="Table_20_Paragraph">
      <style:paragraph-properties fo:margin-left="0.407cm" fo:margin-right="0cm" fo:margin-top="0.03cm" fo:margin-bottom="0cm" style:contextual-spacing="false" fo:orphans="0" fo:widows="0" fo:text-indent="0cm" style:auto-text-indent="false"/>
    </style:style>
    <style:style style:name="P300" style:family="paragraph" style:parent-style-name="Table_20_Paragraph">
      <style:paragraph-properties fo:margin-left="0.275cm" fo:margin-right="0cm" fo:margin-top="0.035cm" fo:margin-bottom="0cm" style:contextual-spacing="false" fo:orphans="0" fo:widows="0" fo:text-indent="0cm" style:auto-text-indent="false"/>
    </style:style>
    <style:style style:name="P301" style:family="paragraph" style:parent-style-name="Table_20_Paragraph">
      <style:paragraph-properties fo:margin-left="0.275cm" fo:margin-right="0cm" fo:margin-top="0.03cm" fo:margin-bottom="0cm" style:contextual-spacing="false" fo:orphans="0" fo:widows="0" fo:text-indent="0cm" style:auto-text-indent="false"/>
    </style:style>
    <style:style style:name="P302" style:family="paragraph" style:parent-style-name="Table_20_Paragraph">
      <style:paragraph-properties fo:margin-left="0.051cm" fo:margin-right="0cm" fo:margin-top="0.048cm" fo:margin-bottom="0cm" style:contextual-spacing="false" fo:orphans="0" fo:widows="0" fo:text-indent="0cm" style:auto-text-indent="false"/>
    </style:style>
    <style:style style:name="P303" style:family="paragraph" style:parent-style-name="Table_20_Paragraph">
      <style:paragraph-properties fo:margin-left="0.051cm" fo:margin-right="0cm" fo:orphans="0" fo:widows="0" fo:text-indent="0cm" style:auto-text-indent="false"/>
    </style:style>
    <style:style style:name="P304" style:family="paragraph" style:parent-style-name="Table_20_Paragraph">
      <style:paragraph-properties fo:margin-left="0.053cm" fo:margin-right="0.182cm" fo:orphans="0" fo:widows="0" fo:text-indent="0cm" style:auto-text-indent="false"/>
    </style:style>
    <style:style style:name="P305" style:family="paragraph" style:parent-style-name="Table_20_Paragraph">
      <style:paragraph-properties fo:margin-left="0.053cm" fo:margin-right="0.182cm" fo:margin-top="0.048cm" fo:margin-bottom="0cm" style:contextual-spacing="false" fo:orphans="0" fo:widows="0" fo:text-indent="0cm" style:auto-text-indent="false"/>
    </style:style>
    <style:style style:name="P306" style:family="paragraph" style:parent-style-name="Table_20_Paragraph">
      <style:paragraph-properties fo:margin-left="0.243cm" fo:margin-right="0cm" fo:margin-top="0.104cm" fo:margin-bottom="0cm" style:contextual-spacing="false" fo:orphans="0" fo:widows="0" fo:text-indent="0cm" style:auto-text-indent="false"/>
    </style:style>
    <style:style style:name="P307" style:family="paragraph" style:parent-style-name="Table_20_Paragraph">
      <style:paragraph-properties fo:margin-left="0.243cm" fo:margin-right="0cm" fo:margin-top="0.148cm" fo:margin-bottom="0cm" style:contextual-spacing="false" fo:orphans="0" fo:widows="0" fo:text-indent="0cm" style:auto-text-indent="false">
        <style:tab-stops>
          <style:tab-stop style:position="3.323cm"/>
          <style:tab-stop style:position="6.41cm"/>
          <style:tab-stop style:position="9.5cm"/>
        </style:tab-stops>
      </style:paragraph-properties>
    </style:style>
    <style:style style:name="P308" style:family="paragraph" style:parent-style-name="Table_20_Paragraph">
      <style:paragraph-properties fo:margin-left="0.243cm" fo:margin-right="0cm" fo:margin-top="0.106cm" fo:margin-bottom="0cm" style:contextual-spacing="false" fo:orphans="0" fo:widows="0" fo:text-indent="0cm" style:auto-text-indent="false">
        <style:tab-stops>
          <style:tab-stop style:position="3.323cm"/>
          <style:tab-stop style:position="6.41cm"/>
          <style:tab-stop style:position="9.5cm"/>
        </style:tab-stops>
      </style:paragraph-properties>
    </style:style>
    <style:style style:name="P309" style:family="paragraph" style:parent-style-name="Table_20_Paragraph">
      <style:paragraph-properties fo:margin-left="6.41cm" fo:margin-right="2.762cm" fo:margin-top="0cm" fo:margin-bottom="0cm" style:contextual-spacing="false" fo:orphans="0" fo:widows="0" fo:text-indent="0cm" style:auto-text-indent="false"/>
    </style:style>
    <style:style style:name="P310" style:family="paragraph" style:parent-style-name="Table_20_Paragraph">
      <style:paragraph-properties fo:margin-left="0.243cm" fo:margin-right="0cm" fo:margin-top="0.106cm" fo:margin-bottom="0cm" style:contextual-spacing="false" fo:orphans="0" fo:widows="0" fo:text-indent="0cm" style:auto-text-indent="false">
        <style:tab-stops>
          <style:tab-stop style:position="3.323cm"/>
          <style:tab-stop style:position="6.41cm"/>
        </style:tab-stops>
      </style:paragraph-properties>
    </style:style>
    <style:style style:name="P311" style:family="paragraph" style:parent-style-name="Table_20_Paragraph">
      <style:paragraph-properties fo:margin-left="0.067cm" fo:margin-right="0cm" fo:margin-top="0.104cm" fo:margin-bottom="0cm" style:contextual-spacing="false" fo:orphans="0" fo:widows="0" fo:text-indent="0cm" style:auto-text-indent="false"/>
    </style:style>
    <style:style style:name="P312" style:family="paragraph" style:parent-style-name="Table_20_Paragraph">
      <style:paragraph-properties fo:margin-left="0.067cm" fo:margin-right="0cm" fo:margin-top="0.108cm" fo:margin-bottom="0cm" style:contextual-spacing="false" fo:orphans="0" fo:widows="0" fo:text-indent="0cm" style:auto-text-indent="false"/>
    </style:style>
    <style:style style:name="P313" style:family="paragraph" style:parent-style-name="Table_20_Paragraph">
      <style:paragraph-properties fo:margin-left="0.067cm" fo:margin-right="0cm" fo:margin-top="0.048cm" fo:margin-bottom="0cm" style:contextual-spacing="false" fo:orphans="0" fo:widows="0" fo:text-indent="0cm" style:auto-text-indent="false"/>
    </style:style>
    <style:style style:name="P314" style:family="paragraph" style:parent-style-name="Table_20_Paragraph">
      <style:paragraph-properties fo:margin-left="0.067cm" fo:margin-right="0cm" fo:orphans="0" fo:widows="0" fo:text-indent="0cm" style:auto-text-indent="false"/>
    </style:style>
    <style:style style:name="P315" style:family="paragraph" style:parent-style-name="Table_20_Paragraph">
      <style:paragraph-properties fo:margin-left="0.067cm" fo:margin-right="0cm" fo:margin-top="0.035cm" fo:margin-bottom="0cm" style:contextual-spacing="false" fo:orphans="0" fo:widows="0" fo:text-indent="0cm" style:auto-text-indent="false"/>
    </style:style>
    <style:style style:name="P316" style:family="paragraph" style:parent-style-name="Table_20_Paragraph">
      <style:paragraph-properties fo:margin-left="0.067cm" fo:margin-right="0cm" fo:margin-top="0.028cm" fo:margin-bottom="0cm" style:contextual-spacing="false" fo:orphans="0" fo:widows="0" fo:text-indent="0cm" style:auto-text-indent="false"/>
    </style:style>
    <style:style style:name="P317" style:family="paragraph" style:parent-style-name="Table_20_Paragraph">
      <style:paragraph-properties fo:margin-left="0.067cm" fo:margin-right="0cm" fo:margin-top="0.03cm" fo:margin-bottom="0cm" style:contextual-spacing="false" fo:orphans="0" fo:widows="0" fo:text-indent="0cm" style:auto-text-indent="false"/>
    </style:style>
    <style:style style:name="P318" style:family="paragraph" style:parent-style-name="Table_20_Paragraph">
      <style:paragraph-properties fo:margin-left="0.243cm" fo:margin-right="0cm" fo:margin-top="0.035cm" fo:margin-bottom="0cm" style:contextual-spacing="false" fo:orphans="0" fo:widows="0" fo:text-indent="0cm" style:auto-text-indent="false">
        <style:tab-stops>
          <style:tab-stop style:position="3.323cm"/>
        </style:tab-stops>
      </style:paragraph-properties>
    </style:style>
    <style:style style:name="P319" style:family="paragraph" style:parent-style-name="Table_20_Paragraph">
      <style:paragraph-properties fo:margin-left="0.243cm" fo:margin-right="0cm" fo:margin-top="0.03cm" fo:margin-bottom="0cm" style:contextual-spacing="false" fo:orphans="0" fo:widows="0" fo:text-indent="0cm" style:auto-text-indent="false">
        <style:tab-stops>
          <style:tab-stop style:position="3.323cm"/>
        </style:tab-stops>
      </style:paragraph-properties>
    </style:style>
    <style:style style:name="P320" style:family="paragraph" style:parent-style-name="Table_20_Paragraph">
      <style:paragraph-properties fo:margin-left="0.406cm" fo:margin-right="0.116cm" fo:margin-top="0.035cm" fo:margin-bottom="0cm" style:contextual-spacing="false" fo:orphans="0" fo:widows="0" fo:text-indent="0cm" style:auto-text-indent="false"/>
    </style:style>
    <style:style style:name="P321" style:family="paragraph" style:parent-style-name="Table_20_Paragraph">
      <style:paragraph-properties fo:margin-left="0.406cm" fo:margin-right="0.116cm" fo:margin-top="0.03cm" fo:margin-bottom="0cm" style:contextual-spacing="false" fo:orphans="0" fo:widows="0" fo:text-indent="0cm" style:auto-text-indent="false"/>
    </style:style>
    <style:style style:name="P322" style:family="paragraph" style:parent-style-name="Table_20_Paragraph">
      <style:paragraph-properties fo:margin-left="0.148cm" fo:margin-right="0cm" fo:margin-top="0.035cm" fo:margin-bottom="0cm" style:contextual-spacing="false" fo:orphans="0" fo:widows="0" fo:text-indent="0cm" style:auto-text-indent="false"/>
    </style:style>
    <style:style style:name="P323" style:family="paragraph" style:parent-style-name="Table_20_Paragraph">
      <style:paragraph-properties fo:margin-left="0.148cm" fo:margin-right="0cm" fo:margin-top="0.03cm" fo:margin-bottom="0cm" style:contextual-spacing="false" fo:orphans="0" fo:widows="0" fo:text-indent="0cm" style:auto-text-indent="false"/>
    </style:style>
    <style:style style:name="P324" style:family="paragraph" style:parent-style-name="Table_20_Paragraph">
      <style:paragraph-properties fo:margin-left="0.148cm" fo:margin-right="0cm" fo:margin-top="0.028cm" fo:margin-bottom="0cm" style:contextual-spacing="false" fo:orphans="0" fo:widows="0" fo:text-indent="0cm" style:auto-text-indent="false"/>
    </style:style>
    <style:style style:name="P325" style:family="paragraph" style:parent-style-name="Table_20_Paragraph">
      <style:paragraph-properties fo:margin-left="0.406cm" fo:margin-right="0.148cm" fo:margin-top="0.035cm" fo:margin-bottom="0cm" style:contextual-spacing="false" fo:orphans="0" fo:widows="0" fo:text-indent="0cm" style:auto-text-indent="false"/>
    </style:style>
    <style:style style:name="P326" style:family="paragraph" style:parent-style-name="Table_20_Paragraph">
      <style:paragraph-properties fo:margin-left="0.406cm" fo:margin-right="0.148cm" fo:margin-top="0.028cm" fo:margin-bottom="0cm" style:contextual-spacing="false" fo:orphans="0" fo:widows="0" fo:text-indent="0cm" style:auto-text-indent="false"/>
    </style:style>
    <style:style style:name="P327" style:family="paragraph" style:parent-style-name="Table_20_Paragraph">
      <style:paragraph-properties fo:margin-left="0.104cm" fo:margin-right="0cm" fo:margin-top="0.108cm" fo:margin-bottom="0cm" style:contextual-spacing="false" fo:orphans="0" fo:widows="0" fo:text-indent="-0.635cm" style:auto-text-indent="false"/>
    </style:style>
    <style:style style:name="P328" style:family="paragraph" style:parent-style-name="Table_20_Paragraph">
      <style:paragraph-properties fo:margin-left="0.106cm" fo:margin-right="0cm" fo:margin-top="0.108cm" fo:margin-bottom="0cm" style:contextual-spacing="false" fo:orphans="0" fo:widows="0" fo:text-indent="-0.635cm" style:auto-text-indent="false"/>
    </style:style>
    <style:style style:name="P329" style:family="paragraph" style:parent-style-name="Table_20_Paragraph">
      <style:paragraph-properties fo:margin-left="0.106cm" fo:margin-right="0cm" fo:margin-top="0cm" fo:margin-bottom="0cm" style:contextual-spacing="false" fo:orphans="0" fo:widows="0" fo:text-indent="-0.635cm" style:auto-text-indent="false"/>
    </style:style>
    <style:style style:name="P330" style:family="paragraph" style:parent-style-name="Table_20_Paragraph">
      <style:paragraph-properties fo:margin-left="0.106cm" fo:margin-right="0.127cm" fo:margin-top="0cm" fo:margin-bottom="0cm" style:contextual-spacing="false" fo:orphans="0" fo:widows="0" fo:text-indent="-0.635cm" style:auto-text-indent="false"/>
    </style:style>
    <style:style style:name="P331" style:family="paragraph" style:parent-style-name="Table_20_Paragraph">
      <style:paragraph-properties fo:margin-left="0.363cm" fo:margin-right="0cm" fo:margin-top="0.176cm" fo:margin-bottom="0cm" style:contextual-spacing="false" fo:orphans="0" fo:widows="0" fo:text-indent="0cm" style:auto-text-indent="false"/>
    </style:style>
    <style:style style:name="P332" style:family="paragraph" style:parent-style-name="Table_20_Paragraph">
      <style:paragraph-properties fo:margin-left="0.363cm" fo:margin-right="0cm" fo:margin-top="0.178cm" fo:margin-bottom="0cm" style:contextual-spacing="false" fo:orphans="0" fo:widows="0" fo:text-indent="0cm" style:auto-text-indent="false"/>
    </style:style>
    <style:style style:name="P333" style:family="paragraph" style:parent-style-name="Table_20_Paragraph">
      <style:paragraph-properties fo:margin-left="0.363cm" fo:margin-right="2.231cm" fo:margin-top="0.176cm" fo:margin-bottom="0cm" style:contextual-spacing="false" fo:orphans="0" fo:widows="0" fo:text-indent="0cm" style:auto-text-indent="false"/>
    </style:style>
    <style:style style:name="P334" style:family="paragraph" style:parent-style-name="Table_20_Paragraph">
      <style:paragraph-properties fo:margin-left="0.36cm" fo:margin-right="0cm" fo:margin-top="0.176cm" fo:margin-bottom="0cm" style:contextual-spacing="false" fo:orphans="0" fo:widows="0" fo:text-indent="0cm" style:auto-text-indent="false"/>
    </style:style>
    <style:style style:name="P335" style:family="paragraph" style:parent-style-name="Table_20_Paragraph">
      <style:paragraph-properties fo:margin-left="0.36cm" fo:margin-right="0cm" fo:margin-top="0.178cm" fo:margin-bottom="0cm" style:contextual-spacing="false" fo:orphans="0" fo:widows="0" fo:text-indent="0cm" style:auto-text-indent="false"/>
    </style:style>
    <style:style style:name="P336" style:family="paragraph" style:parent-style-name="Table_20_Paragraph">
      <style:paragraph-properties fo:margin-left="0.36cm" fo:margin-right="0.083cm" fo:margin-top="0.176cm" fo:margin-bottom="0cm" style:contextual-spacing="false" fo:orphans="0" fo:widows="0" fo:text-indent="0cm" style:auto-text-indent="false"/>
    </style:style>
    <style:style style:name="P337" style:family="paragraph" style:parent-style-name="Table_20_Paragraph">
      <style:paragraph-properties fo:margin-left="0.37cm" fo:margin-right="0.577cm" fo:margin-top="0.176cm" fo:margin-bottom="0cm" style:contextual-spacing="false" fo:orphans="0" fo:widows="0" fo:text-indent="0cm" style:auto-text-indent="false"/>
    </style:style>
    <style:style style:name="P338" style:family="paragraph" style:parent-style-name="Table_20_Paragraph">
      <style:paragraph-properties fo:margin-left="0.363cm" fo:margin-right="0.247cm" fo:margin-top="0.176cm" fo:margin-bottom="0cm" style:contextual-spacing="false" fo:orphans="0" fo:widows="0" fo:text-indent="0cm" style:auto-text-indent="false"/>
    </style:style>
    <style:style style:name="P339" style:family="paragraph" style:parent-style-name="Table_20_Paragraph">
      <style:paragraph-properties fo:margin-left="0.36cm" fo:margin-right="1.979cm" fo:margin-top="0.176cm" fo:margin-bottom="0cm" style:contextual-spacing="false" fo:orphans="0" fo:widows="0" fo:text-indent="0cm" style:auto-text-indent="false"/>
    </style:style>
    <style:style style:name="P340" style:family="paragraph" style:parent-style-name="Table_20_Paragraph">
      <style:paragraph-properties fo:margin-left="0.37cm" fo:margin-right="1.238cm" fo:margin-top="0.176cm" fo:margin-bottom="0cm" style:contextual-spacing="false" fo:orphans="0" fo:widows="0" fo:text-indent="0cm" style:auto-text-indent="false"/>
    </style:style>
    <style:style style:name="P341" style:family="paragraph" style:parent-style-name="Table_20_Paragraph">
      <style:paragraph-properties fo:margin-left="0.37cm" fo:margin-right="0.452cm" fo:margin-top="0.176cm" fo:margin-bottom="0cm" style:contextual-spacing="false" fo:orphans="0" fo:widows="0" fo:text-indent="0cm" style:auto-text-indent="false">
        <style:tab-stops>
          <style:tab-stop style:position="2.706cm"/>
        </style:tab-stops>
      </style:paragraph-properties>
    </style:style>
    <style:style style:name="P342" style:family="paragraph" style:parent-style-name="Table_20_Paragraph">
      <style:paragraph-properties fo:margin-left="0.37cm" fo:margin-right="0.452cm" fo:margin-top="0.176cm" fo:margin-bottom="0cm" style:contextual-spacing="false" fo:orphans="0" fo:widows="0" fo:text-indent="0cm" style:auto-text-indent="false"/>
    </style:style>
    <style:style style:name="P343" style:family="paragraph" style:parent-style-name="Table_20_Paragraph">
      <style:paragraph-properties fo:margin-left="0cm" fo:margin-right="0.422cm" fo:margin-top="0.035cm" fo:margin-bottom="0cm" style:contextual-spacing="false" fo:text-align="end" style:justify-single-word="false" fo:orphans="0" fo:widows="0" fo:text-indent="0cm" style:auto-text-indent="false"/>
    </style:style>
    <style:style style:name="P344" style:family="paragraph" style:parent-style-name="Table_20_Paragraph">
      <style:paragraph-properties fo:margin-left="0cm" fo:margin-right="0.422cm" fo:margin-top="0.03cm" fo:margin-bottom="0cm" style:contextual-spacing="false" fo:text-align="end" style:justify-single-word="false" fo:orphans="0" fo:widows="0" fo:text-indent="0cm" style:auto-text-indent="false"/>
    </style:style>
    <style:style style:name="P345" style:family="paragraph" style:parent-style-name="Table_20_Paragraph">
      <style:paragraph-properties fo:margin-left="0cm" fo:margin-right="0.279cm" fo:margin-top="0.035cm" fo:margin-bottom="0cm" style:contextual-spacing="false" fo:text-align="end" style:justify-single-word="false" fo:orphans="0" fo:widows="0" fo:text-indent="0cm" style:auto-text-indent="false"/>
    </style:style>
    <style:style style:name="P346" style:family="paragraph" style:parent-style-name="Table_20_Paragraph">
      <style:paragraph-properties fo:margin-left="0cm" fo:margin-right="0.279cm" fo:margin-top="0.03cm" fo:margin-bottom="0cm" style:contextual-spacing="false" fo:text-align="end" style:justify-single-word="false" fo:orphans="0" fo:widows="0" fo:text-indent="0cm" style:auto-text-indent="false"/>
    </style:style>
    <style:style style:name="P347" style:family="paragraph" style:parent-style-name="Table_20_Paragraph">
      <style:paragraph-properties fo:margin-left="0cm" fo:margin-right="0.146cm" fo:margin-top="0.035cm" fo:margin-bottom="0cm" style:contextual-spacing="false" fo:text-align="end" style:justify-single-word="false" fo:orphans="0" fo:widows="0" fo:text-indent="0cm" style:auto-text-indent="false"/>
    </style:style>
    <style:style style:name="P348" style:family="paragraph" style:parent-style-name="Table_20_Paragraph">
      <style:paragraph-properties fo:margin-left="0cm" fo:margin-right="0.146cm" fo:margin-top="0.03cm" fo:margin-bottom="0cm" style:contextual-spacing="false" fo:text-align="end" style:justify-single-word="false" fo:orphans="0" fo:widows="0" fo:text-indent="0cm" style:auto-text-indent="false"/>
    </style:style>
    <style:style style:name="P349" style:family="paragraph" style:parent-style-name="Table_20_Paragraph">
      <style:paragraph-properties fo:margin-left="0cm" fo:margin-right="0.134cm" fo:margin-top="0.035cm" fo:margin-bottom="0cm" style:contextual-spacing="false" fo:text-align="end" style:justify-single-word="false" fo:orphans="0" fo:widows="0" fo:text-indent="0cm" style:auto-text-indent="false"/>
    </style:style>
    <style:style style:name="P350" style:family="paragraph" style:parent-style-name="Table_20_Paragraph">
      <style:paragraph-properties fo:margin-left="0cm" fo:margin-right="0.134cm" fo:margin-top="0.03cm" fo:margin-bottom="0cm" style:contextual-spacing="false" fo:text-align="end" style:justify-single-word="false" fo:orphans="0" fo:widows="0" fo:text-indent="0cm" style:auto-text-indent="false"/>
    </style:style>
    <style:style style:name="P351" style:family="paragraph" style:parent-style-name="Table_20_Paragraph">
      <style:paragraph-properties fo:margin-left="0cm" fo:margin-right="0.404cm" fo:margin-top="0.035cm" fo:margin-bottom="0cm" style:contextual-spacing="false" fo:text-align="end" style:justify-single-word="false" fo:orphans="0" fo:widows="0" fo:text-indent="0cm" style:auto-text-indent="false"/>
    </style:style>
    <style:style style:name="P352" style:family="paragraph" style:parent-style-name="Table_20_Paragraph">
      <style:paragraph-properties fo:margin-left="0cm" fo:margin-right="0.404cm" fo:margin-top="0.03cm" fo:margin-bottom="0cm" style:contextual-spacing="false" fo:text-align="end" style:justify-single-word="false" fo:orphans="0" fo:widows="0" fo:text-indent="0cm" style:auto-text-indent="false"/>
    </style:style>
    <style:style style:name="P353" style:family="paragraph" style:parent-style-name="Table_20_Paragraph">
      <style:paragraph-properties fo:margin-left="0cm" fo:margin-right="0.362cm" fo:margin-top="0.035cm" fo:margin-bottom="0cm" style:contextual-spacing="false" fo:text-align="end" style:justify-single-word="false" fo:orphans="0" fo:widows="0" fo:text-indent="0cm" style:auto-text-indent="false"/>
    </style:style>
    <style:style style:name="P354" style:family="paragraph" style:parent-style-name="Table_20_Paragraph">
      <style:paragraph-properties fo:margin-left="0cm" fo:margin-right="0.362cm" fo:margin-top="0.03cm" fo:margin-bottom="0cm" style:contextual-spacing="false" fo:text-align="end" style:justify-single-word="false" fo:orphans="0" fo:widows="0" fo:text-indent="0cm" style:auto-text-indent="false"/>
    </style:style>
    <style:style style:name="P355" style:family="paragraph" style:parent-style-name="Table_20_Paragraph">
      <style:paragraph-properties fo:margin-left="0cm" fo:margin-right="0.427cm" fo:margin-top="0.035cm" fo:margin-bottom="0cm" style:contextual-spacing="false" fo:text-align="end" style:justify-single-word="false" fo:orphans="0" fo:widows="0" fo:text-indent="-0.635cm" style:auto-text-indent="false"/>
    </style:style>
    <style:style style:name="P356" style:family="paragraph" style:parent-style-name="Table_20_Paragraph">
      <style:paragraph-properties fo:margin-left="0cm" fo:margin-right="0.427cm" fo:margin-top="0.03cm" fo:margin-bottom="0cm" style:contextual-spacing="false" fo:text-align="end" style:justify-single-word="false" fo:orphans="0" fo:widows="0" fo:text-indent="-0.635cm" style:auto-text-indent="false"/>
    </style:style>
    <style:style style:name="P357" style:family="paragraph" style:parent-style-name="Table_20_Paragraph">
      <style:paragraph-properties fo:margin-left="0cm" fo:margin-right="0.524cm" fo:margin-top="0.035cm" fo:margin-bottom="0cm" style:contextual-spacing="false" fo:text-align="end" style:justify-single-word="false" fo:orphans="0" fo:widows="0" fo:text-indent="-0.635cm" style:auto-text-indent="false"/>
    </style:style>
    <style:style style:name="P358" style:family="paragraph" style:parent-style-name="Table_20_Paragraph">
      <style:paragraph-properties fo:margin-left="0cm" fo:margin-right="0.524cm" fo:margin-top="0.03cm" fo:margin-bottom="0cm" style:contextual-spacing="false" fo:text-align="end" style:justify-single-word="false" fo:orphans="0" fo:widows="0" fo:text-indent="-0.635cm" style:auto-text-indent="false"/>
    </style:style>
    <style:style style:name="P359" style:family="paragraph" style:parent-style-name="Table_20_Paragraph">
      <style:paragraph-properties fo:margin-left="0cm" fo:margin-right="0.22cm" fo:margin-top="0.035cm" fo:margin-bottom="0cm" style:contextual-spacing="false" fo:text-align="end" style:justify-single-word="false" fo:orphans="0" fo:widows="0" fo:text-indent="0cm" style:auto-text-indent="false"/>
    </style:style>
    <style:style style:name="P360" style:family="paragraph" style:parent-style-name="Table_20_Paragraph">
      <style:paragraph-properties fo:margin-left="0cm" fo:margin-right="0.22cm" fo:margin-top="0.03cm" fo:margin-bottom="0cm" style:contextual-spacing="false" fo:text-align="end" style:justify-single-word="false" fo:orphans="0" fo:widows="0" fo:text-indent="0cm" style:auto-text-indent="false"/>
    </style:style>
    <style:style style:name="P361" style:family="paragraph" style:parent-style-name="Table_20_Paragraph">
      <style:paragraph-properties fo:margin-left="0cm" fo:margin-right="0.432cm" fo:margin-top="0.035cm" fo:margin-bottom="0cm" style:contextual-spacing="false" fo:text-align="end" style:justify-single-word="false" fo:orphans="0" fo:widows="0" fo:text-indent="0cm" style:auto-text-indent="false"/>
    </style:style>
    <style:style style:name="P362" style:family="paragraph" style:parent-style-name="Table_20_Paragraph">
      <style:paragraph-properties fo:margin-left="0cm" fo:margin-right="0.432cm" fo:margin-top="0.03cm" fo:margin-bottom="0cm" style:contextual-spacing="false" fo:text-align="end" style:justify-single-word="false" fo:orphans="0" fo:widows="0" fo:text-indent="0cm" style:auto-text-indent="false"/>
    </style:style>
    <style:style style:name="P363" style:family="paragraph" style:parent-style-name="Table_20_Paragraph">
      <style:paragraph-properties fo:margin-left="0cm" fo:margin-right="0.272cm" fo:margin-top="0.035cm" fo:margin-bottom="0cm" style:contextual-spacing="false" fo:text-align="end" style:justify-single-word="false" fo:orphans="0" fo:widows="0" fo:text-indent="0cm" style:auto-text-indent="false"/>
    </style:style>
    <style:style style:name="P364" style:family="paragraph" style:parent-style-name="Table_20_Paragraph">
      <style:paragraph-properties fo:margin-left="0cm" fo:margin-right="0.272cm" fo:margin-top="0.03cm" fo:margin-bottom="0cm" style:contextual-spacing="false" fo:text-align="end" style:justify-single-word="false" fo:orphans="0" fo:widows="0" fo:text-indent="0cm" style:auto-text-indent="false"/>
    </style:style>
    <style:style style:name="P365" style:family="paragraph" style:parent-style-name="Table_20_Paragraph">
      <style:paragraph-properties fo:margin-left="0cm" fo:margin-right="0.284cm" fo:margin-top="0.035cm" fo:margin-bottom="0cm" style:contextual-spacing="false" fo:text-align="end" style:justify-single-word="false" fo:orphans="0" fo:widows="0" fo:text-indent="0cm" style:auto-text-indent="false"/>
    </style:style>
    <style:style style:name="P366" style:family="paragraph" style:parent-style-name="Table_20_Paragraph">
      <style:paragraph-properties fo:margin-left="0cm" fo:margin-right="0.284cm" fo:margin-top="0.03cm" fo:margin-bottom="0cm" style:contextual-spacing="false" fo:text-align="end" style:justify-single-word="false" fo:orphans="0" fo:widows="0" fo:text-indent="0cm" style:auto-text-indent="false"/>
    </style:style>
    <style:style style:name="P367" style:family="paragraph" style:parent-style-name="Table_20_Paragraph">
      <style:paragraph-properties fo:margin-left="0cm" fo:margin-right="0.377cm" fo:margin-top="0.035cm" fo:margin-bottom="0cm" style:contextual-spacing="false" fo:text-align="end" style:justify-single-word="false" fo:orphans="0" fo:widows="0" fo:text-indent="0cm" style:auto-text-indent="false"/>
    </style:style>
    <style:style style:name="P368" style:family="paragraph" style:parent-style-name="Table_20_Paragraph">
      <style:paragraph-properties fo:margin-left="0cm" fo:margin-right="0.377cm" fo:margin-top="0.03cm" fo:margin-bottom="0cm" style:contextual-spacing="false" fo:text-align="end" style:justify-single-word="false" fo:orphans="0" fo:widows="0" fo:text-indent="0cm" style:auto-text-indent="false"/>
    </style:style>
    <style:style style:name="P369" style:family="paragraph" style:parent-style-name="Table_20_Paragraph">
      <style:paragraph-properties fo:margin-left="0cm" fo:margin-right="0.377cm" fo:margin-top="0.028cm" fo:margin-bottom="0cm" style:contextual-spacing="false" fo:text-align="end" style:justify-single-word="false" fo:orphans="0" fo:widows="0" fo:text-indent="0cm" style:auto-text-indent="false"/>
    </style:style>
    <style:style style:name="P370" style:family="paragraph" style:parent-style-name="Table_20_Paragraph">
      <style:paragraph-properties fo:margin-left="0cm" fo:margin-right="0.252cm" fo:margin-top="0.035cm" fo:margin-bottom="0cm" style:contextual-spacing="false" fo:text-align="end" style:justify-single-word="false" fo:orphans="0" fo:widows="0" fo:text-indent="0cm" style:auto-text-indent="false"/>
    </style:style>
    <style:style style:name="P371" style:family="paragraph" style:parent-style-name="Table_20_Paragraph">
      <style:paragraph-properties fo:margin-left="0cm" fo:margin-right="0.252cm" fo:margin-top="0.03cm" fo:margin-bottom="0cm" style:contextual-spacing="false" fo:text-align="end" style:justify-single-word="false" fo:orphans="0" fo:widows="0" fo:text-indent="0cm" style:auto-text-indent="false"/>
    </style:style>
    <style:style style:name="P372" style:family="paragraph" style:parent-style-name="Table_20_Paragraph" style:list-style-name="WWNum10">
      <style:paragraph-properties fo:margin-left="1.321cm" fo:margin-right="0cm" fo:margin-top="0cm" fo:margin-bottom="0cm" style:contextual-spacing="false" fo:line-height="100%" fo:text-align="start" style:justify-single-word="false" fo:orphans="0" fo:widows="0" fo:text-indent="-0.633cm" style:auto-text-indent="false">
        <style:tab-stops>
          <style:tab-stop style:position="1.321cm"/>
        </style:tab-stops>
      </style:paragraph-properties>
    </style:style>
    <style:style style:name="P373" style:family="paragraph" style:parent-style-name="Table_20_Paragraph" style:list-style-name="WWNum10">
      <style:paragraph-properties fo:margin-left="1.321cm" fo:margin-right="0cm" fo:margin-top="0.004cm" fo:margin-bottom="0cm" style:contextual-spacing="false" fo:line-height="100%" fo:text-align="start" style:justify-single-word="false" fo:orphans="0" fo:widows="0" fo:text-indent="-0.633cm" style:auto-text-indent="false">
        <style:tab-stops>
          <style:tab-stop style:position="1.321cm"/>
        </style:tab-stops>
      </style:paragraph-properties>
    </style:style>
    <style:style style:name="P374" style:family="paragraph" style:parent-style-name="Table_20_Paragraph" style:list-style-name="WWNum13">
      <style:paragraph-properties fo:margin-left="1.321cm" fo:margin-right="0cm" fo:margin-top="0cm" fo:margin-bottom="0cm" style:contextual-spacing="false" fo:line-height="100%" fo:text-align="start" style:justify-single-word="false" fo:orphans="0" fo:widows="0" fo:text-indent="-0.633cm" style:auto-text-indent="false">
        <style:tab-stops>
          <style:tab-stop style:position="1.321cm"/>
        </style:tab-stops>
      </style:paragraph-properties>
    </style:style>
    <style:style style:name="P375" style:family="paragraph" style:parent-style-name="Table_20_Paragraph" style:list-style-name="WWNum18">
      <style:paragraph-properties fo:margin-left="1.321cm" fo:margin-right="0cm" fo:margin-top="0cm" fo:margin-bottom="0cm" style:contextual-spacing="false" fo:line-height="100%" fo:text-align="start" style:justify-single-word="false" fo:orphans="0" fo:widows="0" fo:text-indent="-0.633cm" style:auto-text-indent="false">
        <style:tab-stops>
          <style:tab-stop style:position="1.321cm"/>
        </style:tab-stops>
      </style:paragraph-properties>
    </style:style>
    <style:style style:name="P376" style:family="paragraph" style:parent-style-name="Table_20_Paragraph" style:list-style-name="WWNum23">
      <style:paragraph-properties fo:margin-left="1.321cm" fo:margin-right="0cm" fo:margin-top="0cm" fo:margin-bottom="0cm" style:contextual-spacing="false" fo:line-height="100%" fo:text-align="start" style:justify-single-word="false" fo:orphans="0" fo:widows="0" fo:text-indent="-0.633cm" style:auto-text-indent="false">
        <style:tab-stops>
          <style:tab-stop style:position="1.321cm"/>
        </style:tab-stops>
      </style:paragraph-properties>
    </style:style>
    <style:style style:name="P377" style:family="paragraph" style:parent-style-name="Table_20_Paragraph" style:list-style-name="WWNum29">
      <style:paragraph-properties fo:margin-left="1.321cm" fo:margin-right="0cm" fo:margin-top="0cm" fo:margin-bottom="0cm" style:contextual-spacing="false" fo:line-height="100%" fo:text-align="start" style:justify-single-word="false" fo:orphans="0" fo:widows="0" fo:text-indent="-0.633cm" style:auto-text-indent="false">
        <style:tab-stops>
          <style:tab-stop style:position="1.321cm"/>
        </style:tab-stops>
      </style:paragraph-properties>
    </style:style>
    <style:style style:name="P378" style:family="paragraph" style:parent-style-name="Table_20_Paragraph" style:list-style-name="WWNum38">
      <style:paragraph-properties fo:margin-left="1.321cm" fo:margin-right="0cm" fo:margin-top="0cm" fo:margin-bottom="0cm" style:contextual-spacing="false" fo:line-height="100%" fo:text-align="start" style:justify-single-word="false" fo:orphans="0" fo:widows="0" fo:text-indent="-0.633cm" style:auto-text-indent="false">
        <style:tab-stops>
          <style:tab-stop style:position="1.321cm"/>
        </style:tab-stops>
      </style:paragraph-properties>
    </style:style>
    <style:style style:name="P379" style:family="paragraph" style:parent-style-name="Table_20_Paragraph" style:list-style-name="WWNum47">
      <style:paragraph-properties fo:margin-left="1.321cm" fo:margin-right="0cm" fo:margin-top="0cm" fo:margin-bottom="0cm" style:contextual-spacing="false" fo:line-height="100%" fo:text-align="start" style:justify-single-word="false" fo:orphans="0" fo:widows="0" fo:text-indent="-0.633cm" style:auto-text-indent="false">
        <style:tab-stops>
          <style:tab-stop style:position="1.321cm"/>
        </style:tab-stops>
      </style:paragraph-properties>
    </style:style>
    <style:style style:name="P380" style:family="paragraph" style:parent-style-name="Table_20_Paragraph" style:list-style-name="WWNum12">
      <style:paragraph-properties fo:margin-left="2.591cm" fo:margin-right="0cm" fo:margin-top="0.053cm" fo:margin-bottom="0cm" style:contextual-spacing="false" fo:line-height="100%" fo:text-align="start" style:justify-single-word="false" fo:orphans="0" fo:widows="0" fo:text-indent="-0.633cm" style:auto-text-indent="false">
        <style:tab-stops>
          <style:tab-stop style:position="2.591cm"/>
        </style:tab-stops>
      </style:paragraph-properties>
    </style:style>
    <style:style style:name="P381" style:family="paragraph" style:parent-style-name="Table_20_Paragraph" style:list-style-name="WWNum13">
      <style:paragraph-properties fo:margin-left="2.591cm" fo:margin-right="0cm" fo:margin-top="0cm" fo:margin-bottom="0cm" style:contextual-spacing="false" fo:line-height="100%" fo:text-align="start" style:justify-single-word="false" fo:orphans="0" fo:widows="0" fo:text-indent="-0.633cm" style:auto-text-indent="false">
        <style:tab-stops>
          <style:tab-stop style:position="2.591cm"/>
        </style:tab-stops>
      </style:paragraph-properties>
    </style:style>
    <style:style style:name="P382" style:family="paragraph" style:parent-style-name="Table_20_Paragraph" style:list-style-name="WWNum22">
      <style:paragraph-properties fo:margin-left="2.591cm" fo:margin-right="0cm" fo:margin-top="0cm" fo:margin-bottom="0cm" style:contextual-spacing="false" fo:line-height="100%" fo:text-align="start" style:justify-single-word="false" fo:orphans="0" fo:widows="0" fo:text-indent="-0.633cm" style:auto-text-indent="false">
        <style:tab-stops>
          <style:tab-stop style:position="2.591cm"/>
        </style:tab-stops>
      </style:paragraph-properties>
    </style:style>
    <style:style style:name="P383" style:family="paragraph" style:parent-style-name="Table_20_Paragraph" style:list-style-name="WWNum23">
      <style:paragraph-properties fo:margin-left="2.591cm" fo:margin-right="0cm" fo:margin-top="0cm" fo:margin-bottom="0cm" style:contextual-spacing="false" fo:line-height="100%" fo:text-align="start" style:justify-single-word="false" fo:orphans="0" fo:widows="0" fo:text-indent="-0.633cm" style:auto-text-indent="false">
        <style:tab-stops>
          <style:tab-stop style:position="2.591cm"/>
        </style:tab-stops>
      </style:paragraph-properties>
    </style:style>
    <style:style style:name="P384" style:family="paragraph" style:parent-style-name="Table_20_Paragraph" style:list-style-name="WWNum47">
      <style:paragraph-properties fo:margin-left="2.591cm" fo:margin-right="0cm" fo:margin-top="0cm" fo:margin-bottom="0cm" style:contextual-spacing="false" fo:line-height="100%" fo:text-align="start" style:justify-single-word="false" fo:orphans="0" fo:widows="0" fo:text-indent="-0.633cm" style:auto-text-indent="false">
        <style:tab-stops>
          <style:tab-stop style:position="2.591cm"/>
        </style:tab-stops>
      </style:paragraph-properties>
    </style:style>
    <style:style style:name="P385" style:family="paragraph" style:parent-style-name="Table_20_Paragraph" style:list-style-name="WWNum54">
      <style:paragraph-properties fo:margin-left="2.591cm" fo:margin-right="0cm" fo:margin-top="0cm" fo:margin-bottom="0cm" style:contextual-spacing="false" fo:line-height="100%" fo:text-align="start" style:justify-single-word="false" fo:orphans="0" fo:widows="0" fo:text-indent="-0.633cm" style:auto-text-indent="false">
        <style:tab-stops>
          <style:tab-stop style:position="2.591cm"/>
        </style:tab-stops>
      </style:paragraph-properties>
    </style:style>
    <style:style style:name="P386" style:family="paragraph" style:parent-style-name="Table_20_Paragraph" style:list-style-name="WWNum12">
      <style:paragraph-properties fo:margin-left="2.593cm" fo:margin-right="0cm" fo:margin-top="0cm" fo:margin-bottom="0cm" style:contextual-spacing="false" fo:line-height="100%" fo:text-align="start" style:justify-single-word="false" fo:orphans="0" fo:widows="0" fo:text-indent="-0.635cm" style:auto-text-indent="false">
        <style:tab-stops>
          <style:tab-stop style:position="2.593cm"/>
        </style:tab-stops>
      </style:paragraph-properties>
    </style:style>
    <style:style style:name="P387" style:family="paragraph" style:parent-style-name="Table_20_Paragraph" style:list-style-name="WWNum13">
      <style:paragraph-properties fo:margin-left="2.593cm" fo:margin-right="0cm" fo:margin-top="0cm" fo:margin-bottom="0cm" style:contextual-spacing="false" fo:line-height="100%" fo:text-align="start" style:justify-single-word="false" fo:orphans="0" fo:widows="0" fo:text-indent="-0.635cm" style:auto-text-indent="false">
        <style:tab-stops>
          <style:tab-stop style:position="2.593cm"/>
        </style:tab-stops>
      </style:paragraph-properties>
    </style:style>
    <style:style style:name="P388" style:family="paragraph" style:parent-style-name="Table_20_Paragraph" style:list-style-name="WWNum22">
      <style:paragraph-properties fo:margin-left="2.593cm" fo:margin-right="0cm" fo:margin-top="0.053cm" fo:margin-bottom="0cm" style:contextual-spacing="false" fo:line-height="100%" fo:text-align="start" style:justify-single-word="false" fo:orphans="0" fo:widows="0" fo:text-indent="-0.635cm" style:auto-text-indent="false">
        <style:tab-stops>
          <style:tab-stop style:position="2.593cm"/>
        </style:tab-stops>
      </style:paragraph-properties>
    </style:style>
    <style:style style:name="P389" style:family="paragraph" style:parent-style-name="Table_20_Paragraph" style:list-style-name="WWNum47">
      <style:paragraph-properties fo:margin-left="2.593cm" fo:margin-right="0.669cm" fo:margin-top="0cm" fo:margin-bottom="0cm" style:contextual-spacing="false" fo:line-height="100%" fo:text-align="start" style:justify-single-word="false" fo:orphans="0" fo:widows="0" fo:text-indent="-0.635cm" style:auto-text-indent="false">
        <style:tab-stops>
          <style:tab-stop style:position="2.593cm"/>
        </style:tab-stops>
      </style:paragraph-properties>
    </style:style>
    <style:style style:name="P390" style:family="paragraph" style:parent-style-name="Table_20_Paragraph" style:list-style-name="WWNum54">
      <style:paragraph-properties fo:margin-left="2.593cm" fo:margin-right="0.667cm" fo:margin-top="0cm" fo:margin-bottom="0cm" style:contextual-spacing="false" fo:line-height="100%" fo:text-align="start" style:justify-single-word="false" fo:orphans="0" fo:widows="0" fo:text-indent="-0.635cm" style:auto-text-indent="false">
        <style:tab-stops>
          <style:tab-stop style:position="2.593cm"/>
        </style:tab-stops>
      </style:paragraph-properties>
    </style:style>
    <style:style style:name="P391" style:family="paragraph" style:parent-style-name="Table_20_Paragraph" style:list-style-name="WWNum13">
      <style:paragraph-properties fo:margin-left="3.861cm" fo:margin-right="0cm" fo:margin-top="0cm" fo:margin-bottom="0cm" style:contextual-spacing="false" fo:line-height="100%" fo:text-align="start" style:justify-single-word="false" fo:orphans="0" fo:widows="0" fo:text-indent="-0.54cm" style:auto-text-indent="false">
        <style:tab-stops>
          <style:tab-stop style:position="3.861cm"/>
        </style:tab-stops>
      </style:paragraph-properties>
    </style:style>
    <style:style style:name="P392" style:family="paragraph" style:parent-style-name="Table_20_Paragraph" style:list-style-name="WWNum18">
      <style:paragraph-properties fo:margin-left="3.863cm" fo:margin-right="0cm" fo:margin-top="0cm" fo:margin-bottom="0cm" style:contextual-spacing="false" fo:line-height="100%" fo:text-align="start" style:justify-single-word="false" fo:orphans="0" fo:widows="0" fo:text-indent="-0.635cm" style:auto-text-indent="false">
        <style:tab-stops>
          <style:tab-stop style:position="3.863cm"/>
        </style:tab-stops>
      </style:paragraph-properties>
    </style:style>
    <style:style style:name="P393" style:family="paragraph" style:parent-style-name="Table_20_Paragraph" style:list-style-name="WWNum38">
      <style:paragraph-properties fo:margin-left="3.863cm" fo:margin-right="0cm" fo:margin-top="0.002cm" fo:margin-bottom="0cm" style:contextual-spacing="false" fo:line-height="100%" fo:text-align="start" style:justify-single-word="false" fo:orphans="0" fo:widows="0" fo:text-indent="-0.635cm" style:auto-text-indent="false">
        <style:tab-stops>
          <style:tab-stop style:position="3.863cm"/>
        </style:tab-stops>
      </style:paragraph-properties>
    </style:style>
    <style:style style:name="P394" style:family="paragraph" style:parent-style-name="Table_20_Paragraph" style:list-style-name="WWNum38">
      <style:paragraph-properties fo:margin-left="3.863cm" fo:margin-right="0cm" fo:margin-top="0cm" fo:margin-bottom="0cm" style:contextual-spacing="false" fo:line-height="100%" fo:text-align="start" style:justify-single-word="false" fo:orphans="0" fo:widows="0" fo:text-indent="-0.635cm" style:auto-text-indent="false">
        <style:tab-stops>
          <style:tab-stop style:position="3.863cm"/>
        </style:tab-stops>
      </style:paragraph-properties>
    </style:style>
    <style:style style:name="P395" style:family="paragraph" style:parent-style-name="Table_20_Paragraph" style:list-style-name="WWNum38">
      <style:paragraph-properties fo:margin-left="3.863cm" fo:margin-right="1.66cm" fo:margin-top="0cm" fo:margin-bottom="0cm" style:contextual-spacing="false" fo:line-height="100%" fo:text-align="start" style:justify-single-word="false" fo:orphans="0" fo:widows="0" fo:text-indent="-0.635cm" style:auto-text-indent="false">
        <style:tab-stops>
          <style:tab-stop style:position="3.863cm"/>
        </style:tab-stops>
      </style:paragraph-properties>
    </style:style>
    <style:style style:name="P396" style:family="paragraph" style:parent-style-name="Table_20_Paragraph" style:list-style-name="WWNum35">
      <style:paragraph-properties fo:margin-left="1.323cm" fo:margin-right="0.589cm" fo:margin-top="0cm" fo:margin-bottom="0cm" style:contextual-spacing="false" fo:line-height="100%" fo:text-align="start" style:justify-single-word="false" fo:orphans="0" fo:widows="0" fo:text-indent="-0.635cm" style:auto-text-indent="false">
        <style:tab-stops>
          <style:tab-stop style:position="1.323cm"/>
        </style:tab-stops>
      </style:paragraph-properties>
    </style:style>
    <style:style style:name="P397" style:family="paragraph" style:parent-style-name="Table_20_Paragraph" style:list-style-name="WWNum35">
      <style:paragraph-properties fo:margin-left="1.323cm" fo:margin-right="0.531cm" fo:margin-top="0.37cm" fo:margin-bottom="0cm" style:contextual-spacing="false" fo:line-height="100%" fo:text-align="start" style:justify-single-word="false" fo:orphans="0" fo:widows="0" fo:text-indent="-0.635cm" style:auto-text-indent="false">
        <style:tab-stops>
          <style:tab-stop style:position="1.323cm"/>
        </style:tab-stops>
      </style:paragraph-properties>
    </style:style>
    <style:style style:name="P398" style:family="paragraph" style:parent-style-name="Table_20_Paragraph" style:list-style-name="WWNum53">
      <style:paragraph-properties fo:margin-left="1.323cm" fo:margin-right="0.213cm" fo:margin-top="0cm" fo:margin-bottom="0cm" style:contextual-spacing="false" fo:line-height="100%" fo:text-align="start" style:justify-single-word="false" fo:orphans="0" fo:widows="0" fo:text-indent="-0.635cm" style:auto-text-indent="false">
        <style:tab-stops>
          <style:tab-stop style:position="1.323cm"/>
        </style:tab-stops>
      </style:paragraph-properties>
    </style:style>
    <style:style style:name="P399" style:family="paragraph" style:parent-style-name="Table_20_Paragraph" style:list-style-name="WWNum67">
      <style:paragraph-properties fo:margin-left="1.323cm" fo:margin-right="0.235cm" fo:margin-top="0.007cm" fo:margin-bottom="0cm" style:contextual-spacing="false" fo:line-height="100%" fo:text-align="start" style:justify-single-word="false" fo:orphans="0" fo:widows="0" fo:text-indent="-0.635cm" style:auto-text-indent="false">
        <style:tab-stops>
          <style:tab-stop style:position="1.323cm"/>
        </style:tab-stops>
      </style:paragraph-properties>
    </style:style>
    <style:style style:name="P400" style:family="paragraph" style:parent-style-name="Table_20_Paragraph" style:list-style-name="WWNum67">
      <style:paragraph-properties fo:margin-left="1.323cm" fo:margin-right="0.303cm" fo:margin-top="0cm" fo:margin-bottom="0cm" style:contextual-spacing="false" fo:line-height="100%" fo:text-align="start" style:justify-single-word="false" fo:orphans="0" fo:widows="0" fo:text-indent="-0.635cm" style:auto-text-indent="false">
        <style:tab-stops>
          <style:tab-stop style:position="1.323cm"/>
        </style:tab-stops>
      </style:paragraph-properties>
    </style:style>
    <style:style style:name="P401" style:family="paragraph" style:parent-style-name="Table_20_Paragraph" style:list-style-name="WWNum67">
      <style:paragraph-properties fo:margin-left="1.323cm" fo:margin-right="0.557cm" fo:margin-top="0cm" fo:margin-bottom="0cm" style:contextual-spacing="false" fo:line-height="100%" fo:text-align="start" style:justify-single-word="false" fo:orphans="0" fo:widows="0" fo:text-indent="-0.635cm" style:auto-text-indent="false">
        <style:tab-stops>
          <style:tab-stop style:position="1.323cm"/>
        </style:tab-stops>
      </style:paragraph-properties>
    </style:style>
    <style:style style:name="P402" style:family="paragraph" style:parent-style-name="Table_20_Paragraph" style:list-style-name="WWNum67">
      <style:paragraph-properties fo:margin-left="1.323cm" fo:margin-right="0.069cm" fo:margin-top="0.009cm" fo:margin-bottom="0cm" style:contextual-spacing="false" fo:line-height="100%" fo:text-align="start" style:justify-single-word="false" fo:orphans="0" fo:widows="0" fo:text-indent="-0.635cm" style:auto-text-indent="false">
        <style:tab-stops>
          <style:tab-stop style:position="1.323cm"/>
        </style:tab-stops>
      </style:paragraph-properties>
    </style:style>
    <style:style style:name="P403" style:family="paragraph" style:parent-style-name="Table_20_Paragraph" style:list-style-name="WWNum67">
      <style:paragraph-properties fo:margin-left="1.323cm" fo:margin-right="0.376cm" fo:margin-top="0cm" fo:margin-bottom="0cm" style:contextual-spacing="false" fo:line-height="100%" fo:text-align="start" style:justify-single-word="false" fo:orphans="0" fo:widows="0" fo:text-indent="-0.635cm" style:auto-text-indent="false">
        <style:tab-stops>
          <style:tab-stop style:position="1.323cm"/>
        </style:tab-stops>
      </style:paragraph-properties>
    </style:style>
    <style:style style:name="P404" style:family="paragraph" style:parent-style-name="Table_20_Paragraph" style:list-style-name="WWNum67">
      <style:paragraph-properties fo:margin-left="1.323cm" fo:margin-right="0.097cm" fo:margin-top="0cm" fo:margin-bottom="0cm" style:contextual-spacing="false" fo:line-height="100%" fo:text-align="start" style:justify-single-word="false" fo:orphans="0" fo:widows="0" fo:text-indent="-0.635cm" style:auto-text-indent="false">
        <style:tab-stops>
          <style:tab-stop style:position="1.323cm"/>
        </style:tab-stops>
      </style:paragraph-properties>
    </style:style>
    <style:style style:name="P405" style:family="paragraph" style:parent-style-name="Table_20_Paragraph" style:list-style-name="WWNum67">
      <style:paragraph-properties fo:margin-left="1.323cm" fo:margin-right="0.767cm" fo:margin-top="0cm" fo:margin-bottom="0cm" style:contextual-spacing="false" fo:line-height="100%" fo:text-align="start" style:justify-single-word="false" fo:orphans="0" fo:widows="0" fo:text-indent="-0.635cm" style:auto-text-indent="false">
        <style:tab-stops>
          <style:tab-stop style:position="1.323cm"/>
        </style:tab-stops>
      </style:paragraph-properties>
    </style:style>
    <style:style style:name="P406" style:family="paragraph" style:parent-style-name="Table_20_Paragraph" style:list-style-name="WWNum67">
      <style:paragraph-properties fo:margin-left="1.323cm" fo:margin-right="0.067cm" fo:margin-top="0cm" fo:margin-bottom="0cm" style:contextual-spacing="false" fo:line-height="100%" fo:text-align="start" style:justify-single-word="false" fo:orphans="0" fo:widows="0" fo:text-indent="-0.635cm" style:auto-text-indent="false">
        <style:tab-stops>
          <style:tab-stop style:position="1.323cm"/>
        </style:tab-stops>
      </style:paragraph-properties>
    </style:style>
    <style:style style:name="P407" style:family="paragraph" style:parent-style-name="Table_20_Paragraph" style:list-style-name="WWNum13">
      <style:paragraph-properties fo:margin-left="1.926cm" fo:margin-right="0cm" fo:margin-top="0cm" fo:margin-bottom="0cm" style:contextual-spacing="false" fo:line-height="100%" fo:text-align="center" style:justify-single-word="false" fo:orphans="0" fo:widows="0" fo:text-indent="-0.633cm" style:auto-text-indent="false">
        <style:tab-stops>
          <style:tab-stop style:position="1.926cm"/>
        </style:tab-stops>
      </style:paragraph-properties>
    </style:style>
    <style:style style:name="P408" style:family="paragraph" style:parent-style-name="Table_20_Paragraph" style:list-style-name="WWNum9">
      <style:paragraph-properties fo:margin-left="2.591cm" fo:margin-right="0cm" fo:margin-top="0.053cm" fo:margin-bottom="0cm" style:contextual-spacing="false" fo:line-height="0.494cm" fo:text-align="start" style:justify-single-word="false" fo:orphans="0" fo:widows="0" fo:text-indent="-0.633cm" style:auto-text-indent="false">
        <style:tab-stops>
          <style:tab-stop style:position="2.591cm"/>
        </style:tab-stops>
      </style:paragraph-properties>
    </style:style>
    <style:style style:name="P409" style:family="paragraph" style:parent-style-name="Table_20_Paragraph" style:list-style-name="WWNum9">
      <style:paragraph-properties fo:margin-left="2.591cm" fo:margin-right="0cm" fo:margin-top="0.004cm" fo:margin-bottom="0cm" style:contextual-spacing="false" fo:line-height="0.494cm" fo:text-align="start" style:justify-single-word="false" fo:orphans="0" fo:widows="0" fo:text-indent="-0.633cm" style:auto-text-indent="false">
        <style:tab-stops>
          <style:tab-stop style:position="2.591cm"/>
        </style:tab-stops>
      </style:paragraph-properties>
    </style:style>
    <style:style style:name="P410" style:family="paragraph" style:parent-style-name="Table_20_Paragraph" style:list-style-name="WWNum10">
      <style:paragraph-properties fo:margin-left="2.591cm" fo:margin-right="0cm" fo:margin-top="0cm" fo:margin-bottom="0cm" style:contextual-spacing="false" fo:line-height="0.494cm" fo:text-align="start" style:justify-single-word="false" fo:orphans="0" fo:widows="0" fo:text-indent="-0.633cm" style:auto-text-indent="false">
        <style:tab-stops>
          <style:tab-stop style:position="2.591cm"/>
        </style:tab-stops>
      </style:paragraph-properties>
    </style:style>
    <style:style style:name="P411" style:family="paragraph" style:parent-style-name="Table_20_Paragraph" style:list-style-name="WWNum17">
      <style:paragraph-properties fo:margin-left="2.591cm" fo:margin-right="0cm" fo:margin-top="0.004cm" fo:margin-bottom="0cm" style:contextual-spacing="false" fo:line-height="0.494cm" fo:text-align="start" style:justify-single-word="false" fo:orphans="0" fo:widows="0" fo:text-indent="-0.633cm" style:auto-text-indent="false">
        <style:tab-stops>
          <style:tab-stop style:position="2.591cm"/>
        </style:tab-stops>
      </style:paragraph-properties>
    </style:style>
    <style:style style:name="P412" style:family="paragraph" style:parent-style-name="Table_20_Paragraph" style:list-style-name="WWNum18">
      <style:paragraph-properties fo:margin-left="2.591cm" fo:margin-right="0cm" fo:margin-top="0cm" fo:margin-bottom="0cm" style:contextual-spacing="false" fo:line-height="0.494cm" fo:text-align="start" style:justify-single-word="false" fo:orphans="0" fo:widows="0" fo:text-indent="-0.633cm" style:auto-text-indent="false">
        <style:tab-stops>
          <style:tab-stop style:position="2.591cm"/>
        </style:tab-stops>
      </style:paragraph-properties>
    </style:style>
    <style:style style:name="P413" style:family="paragraph" style:parent-style-name="Table_20_Paragraph" style:list-style-name="WWNum28">
      <style:paragraph-properties fo:margin-left="2.591cm" fo:margin-right="0cm" fo:margin-top="0cm" fo:margin-bottom="0cm" style:contextual-spacing="false" fo:line-height="0.494cm" fo:text-align="start" style:justify-single-word="false" fo:orphans="0" fo:widows="0" fo:text-indent="-0.633cm" style:auto-text-indent="false">
        <style:tab-stops>
          <style:tab-stop style:position="2.591cm"/>
        </style:tab-stops>
      </style:paragraph-properties>
    </style:style>
    <style:style style:name="P414" style:family="paragraph" style:parent-style-name="Table_20_Paragraph" style:list-style-name="WWNum29">
      <style:paragraph-properties fo:margin-left="2.591cm" fo:margin-right="0cm" fo:margin-top="0cm" fo:margin-bottom="0cm" style:contextual-spacing="false" fo:line-height="0.494cm" fo:text-align="start" style:justify-single-word="false" fo:orphans="0" fo:widows="0" fo:text-indent="-0.633cm" style:auto-text-indent="false">
        <style:tab-stops>
          <style:tab-stop style:position="2.591cm"/>
        </style:tab-stops>
      </style:paragraph-properties>
    </style:style>
    <style:style style:name="P415" style:family="paragraph" style:parent-style-name="Table_20_Paragraph" style:list-style-name="WWNum29">
      <style:paragraph-properties fo:margin-left="2.591cm" fo:margin-right="0cm" fo:margin-top="0.005cm" fo:margin-bottom="0cm" style:contextual-spacing="false" fo:line-height="0.494cm" fo:text-align="start" style:justify-single-word="false" fo:orphans="0" fo:widows="0" fo:text-indent="-0.633cm" style:auto-text-indent="false">
        <style:tab-stops>
          <style:tab-stop style:position="2.591cm"/>
        </style:tab-stops>
      </style:paragraph-properties>
    </style:style>
    <style:style style:name="P416" style:family="paragraph" style:parent-style-name="Table_20_Paragraph" style:list-style-name="WWNum37">
      <style:paragraph-properties fo:margin-left="2.591cm" fo:margin-right="0cm" fo:margin-top="0.053cm" fo:margin-bottom="0cm" style:contextual-spacing="false" fo:line-height="0.494cm" fo:text-align="start" style:justify-single-word="false" fo:orphans="0" fo:widows="0" fo:text-indent="-0.633cm" style:auto-text-indent="false">
        <style:tab-stops>
          <style:tab-stop style:position="2.591cm"/>
        </style:tab-stops>
      </style:paragraph-properties>
    </style:style>
    <style:style style:name="P417" style:family="paragraph" style:parent-style-name="Table_20_Paragraph" style:list-style-name="WWNum37">
      <style:paragraph-properties fo:margin-left="2.591cm" fo:margin-right="0cm" fo:margin-top="0.004cm" fo:margin-bottom="0cm" style:contextual-spacing="false" fo:line-height="0.494cm" fo:text-align="start" style:justify-single-word="false" fo:orphans="0" fo:widows="0" fo:text-indent="-0.633cm" style:auto-text-indent="false">
        <style:tab-stops>
          <style:tab-stop style:position="2.591cm"/>
        </style:tab-stops>
      </style:paragraph-properties>
    </style:style>
    <style:style style:name="P418" style:family="paragraph" style:parent-style-name="Table_20_Paragraph" style:list-style-name="WWNum38">
      <style:paragraph-properties fo:margin-left="2.591cm" fo:margin-right="0cm" fo:margin-top="0cm" fo:margin-bottom="0cm" style:contextual-spacing="false" fo:line-height="0.494cm" fo:text-align="start" style:justify-single-word="false" fo:orphans="0" fo:widows="0" fo:text-indent="-0.633cm" style:auto-text-indent="false">
        <style:tab-stops>
          <style:tab-stop style:position="2.591cm"/>
        </style:tab-stops>
      </style:paragraph-properties>
    </style:style>
    <style:style style:name="P419" style:family="paragraph" style:parent-style-name="Table_20_Paragraph">
      <style:paragraph-properties fo:margin-left="2.593cm" fo:margin-right="0cm" fo:margin-top="0cm" fo:margin-bottom="0cm" style:contextual-spacing="false" fo:line-height="0.48cm" fo:orphans="0" fo:widows="0" fo:text-indent="0cm" style:auto-text-indent="false"/>
    </style:style>
    <style:style style:name="P420" style:family="paragraph" style:parent-style-name="Table_20_Paragraph" style:list-style-name="WWNum9">
      <style:paragraph-properties fo:margin-left="2.593cm" fo:margin-right="3.106cm" fo:margin-top="0.012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21" style:family="paragraph" style:parent-style-name="Table_20_Paragraph" style:list-style-name="WWNum10">
      <style:paragraph-properties fo:margin-left="2.593cm" fo:margin-right="5.223cm" fo:margin-top="0.011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22" style:family="paragraph" style:parent-style-name="Table_20_Paragraph" style:list-style-name="WWNum10">
      <style:paragraph-properties fo:margin-left="2.593cm" fo:margin-right="1.042cm" fo:margin-top="0.012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23" style:family="paragraph" style:parent-style-name="Table_20_Paragraph" style:list-style-name="WWNum10">
      <style:paragraph-properties fo:margin-left="2.593cm" fo:margin-right="3.344cm" fo:margin-top="0.012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24" style:family="paragraph" style:parent-style-name="Table_20_Paragraph" style:list-style-name="WWNum10">
      <style:paragraph-properties fo:margin-left="2.593cm" fo:margin-right="0.254cm" fo:margin-top="0.011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25" style:family="paragraph" style:parent-style-name="Table_20_Paragraph" style:list-style-name="WWNum17">
      <style:paragraph-properties fo:margin-left="2.593cm" fo:margin-right="1.707cm" fo:margin-top="0.065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26" style:family="paragraph" style:parent-style-name="Table_20_Paragraph" style:list-style-name="WWNum17">
      <style:paragraph-properties fo:margin-left="2.593cm" fo:margin-right="0.547cm" fo:margin-top="0.011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27" style:family="paragraph" style:parent-style-name="Table_20_Paragraph" style:list-style-name="WWNum18">
      <style:paragraph-properties fo:margin-left="2.593cm" fo:margin-right="4.233cm" fo:margin-top="0.012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28" style:family="paragraph" style:parent-style-name="Table_20_Paragraph" style:list-style-name="WWNum18">
      <style:paragraph-properties fo:margin-left="2.593cm" fo:margin-right="5.177cm" fo:margin-top="0.005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29" style:family="paragraph" style:parent-style-name="Table_20_Paragraph" style:list-style-name="WWNum28">
      <style:paragraph-properties fo:margin-left="2.593cm" fo:margin-right="4.987cm" fo:margin-top="0.065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30" style:family="paragraph" style:parent-style-name="Table_20_Paragraph" style:list-style-name="WWNum29">
      <style:paragraph-properties fo:margin-left="2.593cm" fo:margin-right="7.161cm" fo:margin-top="0.011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31" style:family="paragraph" style:parent-style-name="Table_20_Paragraph" style:list-style-name="WWNum29">
      <style:paragraph-properties fo:margin-left="2.593cm" fo:margin-right="0.949cm" fo:margin-top="0.012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32" style:family="paragraph" style:parent-style-name="Table_20_Paragraph" style:list-style-name="WWNum37">
      <style:paragraph-properties fo:margin-left="2.593cm" fo:margin-right="0.25cm" fo:margin-top="0.012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33" style:family="paragraph" style:parent-style-name="Table_20_Paragraph" style:list-style-name="WWNum38">
      <style:paragraph-properties fo:margin-left="2.593cm" fo:margin-right="7.094cm" fo:margin-top="0.004cm" fo:margin-bottom="0cm" style:contextual-spacing="false" fo:line-height="96%" fo:text-align="start" style:justify-single-word="false" fo:orphans="0" fo:widows="0" fo:text-indent="-0.635cm" style:auto-text-indent="false">
        <style:tab-stops>
          <style:tab-stop style:position="2.593cm"/>
        </style:tab-stops>
      </style:paragraph-properties>
    </style:style>
    <style:style style:name="P434" style:family="paragraph" style:parent-style-name="Table_20_Paragraph">
      <style:paragraph-properties fo:margin-top="0.053cm" fo:margin-bottom="0cm" style:contextual-spacing="false"/>
      <style:text-properties fo:font-size="12pt" style:font-size-asian="12pt"/>
    </style:style>
    <style:style style:name="P435" style:family="paragraph" style:parent-style-name="Table_20_Paragraph">
      <style:paragraph-properties fo:margin-left="0cm" fo:margin-right="0cm" fo:margin-top="0cm" fo:margin-bottom="0cm" style:contextual-spacing="false" fo:orphans="0" fo:widows="0" fo:text-indent="0cm" style:auto-text-indent="false"/>
      <style:text-properties fo:font-size="12pt" style:font-size-asian="12pt"/>
    </style:style>
    <style:style style:name="P436" style:family="paragraph" style:parent-style-name="Table_20_Paragraph">
      <style:paragraph-properties fo:margin-left="0cm" fo:margin-right="0cm" fo:margin-top="0cm" fo:margin-bottom="0cm" style:contextual-spacing="false" fo:orphans="0" fo:widows="0" fo:text-indent="0cm" style:auto-text-indent="false"/>
      <style:text-properties fo:font-size="9pt" style:font-size-asian="9pt"/>
    </style:style>
    <style:style style:name="P437" style:family="paragraph" style:parent-style-name="Table_20_Paragraph">
      <style:paragraph-properties fo:margin-left="0cm" fo:margin-right="0cm" fo:margin-top="0cm" fo:margin-bottom="0cm" style:contextual-spacing="false" fo:orphans="0" fo:widows="0" fo:text-indent="-0.635cm" style:auto-text-indent="false"/>
      <style:text-properties fo:font-size="9pt" style:font-size-asian="9pt"/>
    </style:style>
    <style:style style:name="P438" style:family="paragraph" style:parent-style-name="Table_20_Paragraph">
      <style:paragraph-properties fo:margin-top="0.053cm" fo:margin-bottom="0cm" style:contextual-spacing="false"/>
      <style:text-properties fo:font-size="9pt" style:font-size-asian="9pt"/>
    </style:style>
    <style:style style:name="P439" style:family="paragraph" style:parent-style-name="Table_20_Paragraph">
      <style:paragraph-properties fo:margin-left="1.436cm" fo:margin-right="0cm" fo:margin-top="0.002cm" fo:margin-bottom="0cm" style:contextual-spacing="false" fo:text-align="center" style:justify-single-word="false" fo:orphans="0" fo:widows="0" fo:text-indent="0cm" style:auto-text-indent="false"/>
    </style:style>
    <style:style style:name="P440" style:family="paragraph" style:parent-style-name="Table_20_Paragraph">
      <style:paragraph-properties fo:margin-left="0cm" fo:margin-right="0.076cm" fo:margin-top="0.035cm" fo:margin-bottom="0cm" style:contextual-spacing="false" fo:text-align="center" style:justify-single-word="false" fo:orphans="0" fo:widows="0" fo:text-indent="0cm" style:auto-text-indent="false"/>
    </style:style>
    <style:style style:name="P441" style:family="paragraph" style:parent-style-name="Table_20_Paragraph">
      <style:paragraph-properties fo:margin-left="0cm" fo:margin-right="0.076cm" fo:margin-top="0.03cm" fo:margin-bottom="0cm" style:contextual-spacing="false" fo:text-align="center" style:justify-single-word="false" fo:orphans="0" fo:widows="0" fo:text-indent="0cm" style:auto-text-indent="false"/>
    </style:style>
    <style:style style:name="P442" style:family="paragraph" style:parent-style-name="Table_20_Paragraph">
      <style:paragraph-properties fo:margin-left="0cm" fo:margin-right="0.064cm" fo:margin-top="0.035cm" fo:margin-bottom="0cm" style:contextual-spacing="false" fo:text-align="center" style:justify-single-word="false" fo:orphans="0" fo:widows="0" fo:text-indent="0cm" style:auto-text-indent="false"/>
    </style:style>
    <style:style style:name="P443" style:family="paragraph" style:parent-style-name="Table_20_Paragraph">
      <style:paragraph-properties fo:margin-left="0cm" fo:margin-right="0.064cm" fo:margin-top="0.03cm" fo:margin-bottom="0cm" style:contextual-spacing="false" fo:text-align="center" style:justify-single-word="false" fo:orphans="0" fo:widows="0" fo:text-indent="0cm" style:auto-text-indent="false"/>
    </style:style>
    <style:style style:name="P444" style:family="paragraph" style:parent-style-name="Table_20_Paragraph">
      <style:paragraph-properties fo:margin-left="0cm" fo:margin-right="0.083cm" fo:margin-top="0.035cm" fo:margin-bottom="0cm" style:contextual-spacing="false" fo:text-align="center" style:justify-single-word="false" fo:orphans="0" fo:widows="0" fo:text-indent="0cm" style:auto-text-indent="false"/>
    </style:style>
    <style:style style:name="P445" style:family="paragraph" style:parent-style-name="Table_20_Paragraph">
      <style:paragraph-properties fo:margin-left="0cm" fo:margin-right="0.083cm" fo:margin-top="0.03cm" fo:margin-bottom="0cm" style:contextual-spacing="false" fo:text-align="center" style:justify-single-word="false" fo:orphans="0" fo:widows="0" fo:text-indent="0cm" style:auto-text-indent="false"/>
    </style:style>
    <style:style style:name="P446" style:family="paragraph" style:parent-style-name="Table_20_Paragraph">
      <style:paragraph-properties fo:margin-left="0.245cm" fo:margin-right="0cm" fo:margin-top="0.035cm" fo:margin-bottom="0cm" style:contextual-spacing="false" fo:text-align="center" style:justify-single-word="false" fo:orphans="0" fo:widows="0" fo:text-indent="0cm" style:auto-text-indent="false"/>
    </style:style>
    <style:style style:name="P447" style:family="paragraph" style:parent-style-name="Table_20_Paragraph">
      <style:paragraph-properties fo:margin-left="0.245cm" fo:margin-right="0cm" fo:margin-top="0.03cm" fo:margin-bottom="0cm" style:contextual-spacing="false" fo:text-align="center" style:justify-single-word="false" fo:orphans="0" fo:widows="0" fo:text-indent="0cm" style:auto-text-indent="false"/>
    </style:style>
    <style:style style:name="P448" style:family="paragraph" style:parent-style-name="Table_20_Paragraph">
      <style:paragraph-properties fo:margin-left="0cm" fo:margin-right="0.051cm" fo:margin-top="0.035cm" fo:margin-bottom="0cm" style:contextual-spacing="false" fo:text-align="center" style:justify-single-word="false" fo:orphans="0" fo:widows="0" fo:text-indent="0cm" style:auto-text-indent="false"/>
    </style:style>
    <style:style style:name="P449" style:family="paragraph" style:parent-style-name="Table_20_Paragraph">
      <style:paragraph-properties fo:margin-left="0cm" fo:margin-right="0.051cm" fo:margin-top="0.03cm" fo:margin-bottom="0cm" style:contextual-spacing="false" fo:text-align="center" style:justify-single-word="false" fo:orphans="0" fo:widows="0" fo:text-indent="0cm" style:auto-text-indent="false"/>
    </style:style>
    <style:style style:name="P450" style:family="paragraph" style:parent-style-name="Table_20_Paragraph">
      <style:paragraph-properties fo:margin-left="0cm" fo:margin-right="0.136cm" fo:margin-top="0.035cm" fo:margin-bottom="0cm" style:contextual-spacing="false" fo:text-align="center" style:justify-single-word="false" fo:orphans="0" fo:widows="0" fo:text-indent="0cm" style:auto-text-indent="false"/>
    </style:style>
    <style:style style:name="P451" style:family="paragraph" style:parent-style-name="Table_20_Paragraph">
      <style:paragraph-properties fo:margin-left="0.191cm" fo:margin-right="0cm" fo:margin-top="0.035cm" fo:margin-bottom="0cm" style:contextual-spacing="false" fo:text-align="center" style:justify-single-word="false" fo:orphans="0" fo:widows="0" fo:text-indent="0cm" style:auto-text-indent="false"/>
    </style:style>
    <style:style style:name="P452" style:family="paragraph" style:parent-style-name="Table_20_Paragraph">
      <style:paragraph-properties fo:margin-left="0.191cm" fo:margin-right="0cm" fo:margin-top="0.03cm" fo:margin-bottom="0cm" style:contextual-spacing="false" fo:text-align="center" style:justify-single-word="false" fo:orphans="0" fo:widows="0" fo:text-indent="0cm" style:auto-text-indent="false"/>
    </style:style>
    <style:style style:name="P453" style:family="paragraph" style:parent-style-name="Table_20_Paragraph">
      <style:paragraph-properties fo:margin-left="0cm" fo:margin-right="0.39cm" fo:margin-top="0.03cm" fo:margin-bottom="0cm" style:contextual-spacing="false" fo:text-align="center" style:justify-single-word="false" fo:orphans="0" fo:widows="0" fo:text-indent="0cm" style:auto-text-indent="false"/>
    </style:style>
    <style:style style:name="P454" style:family="paragraph" style:parent-style-name="Table_20_Paragraph">
      <style:paragraph-properties fo:margin-left="0.009cm" fo:margin-right="0.39cm" fo:margin-top="0.03cm" fo:margin-bottom="0cm" style:contextual-spacing="false" fo:text-align="center" style:justify-single-word="false" fo:orphans="0" fo:widows="0" fo:text-indent="0cm" style:auto-text-indent="false"/>
    </style:style>
    <style:style style:name="P455" style:family="paragraph" style:parent-style-name="Table_20_Paragraph">
      <style:paragraph-properties fo:margin-left="0cm" fo:margin-right="0.092cm" fo:margin-top="0.035cm" fo:margin-bottom="0cm" style:contextual-spacing="false" fo:text-align="center" style:justify-single-word="false" fo:orphans="0" fo:widows="0" fo:text-indent="0cm" style:auto-text-indent="false"/>
    </style:style>
    <style:style style:name="P456" style:family="paragraph" style:parent-style-name="Table_20_Paragraph">
      <style:paragraph-properties fo:margin-left="0cm" fo:margin-right="0.092cm" fo:margin-top="0.03cm" fo:margin-bottom="0cm" style:contextual-spacing="false" fo:text-align="center" style:justify-single-word="false" fo:orphans="0" fo:widows="0" fo:text-indent="0cm" style:auto-text-indent="false"/>
    </style:style>
    <style:style style:name="P457" style:family="paragraph" style:parent-style-name="Table_20_Paragraph">
      <style:paragraph-properties fo:margin-left="0.247cm" fo:margin-right="0cm" fo:margin-top="0.035cm" fo:margin-bottom="0cm" style:contextual-spacing="false" fo:text-align="center" style:justify-single-word="false" fo:orphans="0" fo:widows="0" fo:text-indent="0cm" style:auto-text-indent="false"/>
    </style:style>
    <style:style style:name="P458" style:family="paragraph" style:parent-style-name="Table_20_Paragraph">
      <style:paragraph-properties fo:margin-left="0.247cm" fo:margin-right="0cm" fo:margin-top="0.03cm" fo:margin-bottom="0cm" style:contextual-spacing="false" fo:text-align="center" style:justify-single-word="false" fo:orphans="0" fo:widows="0" fo:text-indent="0cm" style:auto-text-indent="false"/>
    </style:style>
    <style:style style:name="P459" style:family="paragraph" style:parent-style-name="Table_20_Paragraph" style:list-style-name="WWNum13">
      <style:paragraph-properties fo:margin-left="2.593cm" fo:margin-right="0cm" fo:margin-top="0cm" fo:margin-bottom="0cm" style:contextual-spacing="false" fo:line-height="0.483cm" fo:text-align="start" style:justify-single-word="false" fo:orphans="0" fo:widows="0" fo:text-indent="-0.635cm" style:auto-text-indent="false">
        <style:tab-stops>
          <style:tab-stop style:position="2.593cm"/>
        </style:tab-stops>
      </style:paragraph-properties>
    </style:style>
    <style:style style:name="P460" style:family="paragraph" style:parent-style-name="Table_20_Paragraph" style:list-style-name="WWNum29">
      <style:paragraph-properties fo:margin-left="1.321cm" fo:margin-right="0cm" fo:margin-top="0cm" fo:margin-bottom="0cm" style:contextual-spacing="false" fo:line-height="0.483cm" fo:text-align="start" style:justify-single-word="false" fo:orphans="0" fo:widows="0" fo:text-indent="-0.633cm" style:auto-text-indent="false">
        <style:tab-stops>
          <style:tab-stop style:position="1.321cm"/>
        </style:tab-stops>
      </style:paragraph-properties>
    </style:style>
    <style:style style:name="P461" style:family="paragraph" style:parent-style-name="Table_20_Paragraph" style:list-style-name="WWNum18">
      <style:paragraph-properties fo:margin-left="2.591cm" fo:margin-right="0cm" fo:margin-top="0cm" fo:margin-bottom="0cm" style:contextual-spacing="false" fo:line-height="0.487cm" fo:text-align="start" style:justify-single-word="false" fo:orphans="0" fo:widows="0" fo:text-indent="-0.633cm" style:auto-text-indent="false">
        <style:tab-stops>
          <style:tab-stop style:position="2.591cm"/>
        </style:tab-stops>
      </style:paragraph-properties>
    </style:style>
    <style:style style:name="P462" style:family="paragraph" style:parent-style-name="Table_20_Paragraph" style:list-style-name="WWNum52">
      <style:paragraph-properties fo:margin-left="2.591cm" fo:margin-right="0cm" fo:margin-top="0cm" fo:margin-bottom="0cm" style:contextual-spacing="false" fo:line-height="0.487cm" fo:text-align="start" style:justify-single-word="false" fo:orphans="0" fo:widows="0" fo:text-indent="-0.633cm" style:auto-text-indent="false">
        <style:tab-stops>
          <style:tab-stop style:position="2.591cm"/>
        </style:tab-stops>
      </style:paragraph-properties>
    </style:style>
    <style:style style:name="P463" style:family="paragraph" style:parent-style-name="Table_20_Paragraph" style:list-style-name="WWNum54">
      <style:paragraph-properties fo:margin-left="1.321cm" fo:margin-right="0cm" fo:margin-top="0cm" fo:margin-bottom="0cm" style:contextual-spacing="false" fo:line-height="0.487cm" fo:text-align="start" style:justify-single-word="false" fo:orphans="0" fo:widows="0" fo:text-indent="-0.633cm" style:auto-text-indent="false">
        <style:tab-stops>
          <style:tab-stop style:position="1.321cm"/>
        </style:tab-stops>
      </style:paragraph-properties>
    </style:style>
    <style:style style:name="P464" style:family="paragraph" style:parent-style-name="Table_20_Paragraph" style:list-style-name="WWNum18">
      <style:paragraph-properties fo:margin-left="2.593cm" fo:margin-right="0.379cm" fo:margin-top="0.007cm" fo:margin-bottom="0cm" style:contextual-spacing="false" fo:line-height="98%" fo:text-align="start" style:justify-single-word="false" fo:orphans="0" fo:widows="0" fo:text-indent="-0.635cm" style:auto-text-indent="false">
        <style:tab-stops>
          <style:tab-stop style:position="2.593cm"/>
        </style:tab-stops>
      </style:paragraph-properties>
    </style:style>
    <style:style style:name="P465" style:family="paragraph" style:parent-style-name="Table_20_Paragraph" style:list-style-name="WWNum28">
      <style:paragraph-properties fo:margin-left="2.593cm" fo:margin-right="0.605cm" fo:margin-top="0cm" fo:margin-bottom="0cm" style:contextual-spacing="false" fo:line-height="98%" fo:text-align="start" style:justify-single-word="false" fo:orphans="0" fo:widows="0" fo:text-indent="-0.635cm" style:auto-text-indent="false">
        <style:tab-stops>
          <style:tab-stop style:position="2.593cm"/>
        </style:tab-stops>
      </style:paragraph-properties>
    </style:style>
    <style:style style:name="P466" style:family="paragraph" style:parent-style-name="Table_20_Paragraph" style:list-style-name="WWNum29">
      <style:paragraph-properties fo:margin-left="2.593cm" fo:margin-right="0.577cm" fo:margin-top="0.002cm" fo:margin-bottom="0cm" style:contextual-spacing="false" fo:line-height="98%" fo:text-align="start" style:justify-single-word="false" fo:orphans="0" fo:widows="0" fo:text-indent="-0.635cm" style:auto-text-indent="false">
        <style:tab-stops>
          <style:tab-stop style:position="2.593cm"/>
        </style:tab-stops>
      </style:paragraph-properties>
    </style:style>
    <style:style style:name="P467" style:family="paragraph" style:parent-style-name="Table_20_Paragraph" style:list-style-name="WWNum18">
      <style:paragraph-properties fo:margin-left="1.321cm" fo:margin-right="0cm" fo:margin-top="0cm" fo:margin-bottom="0cm" style:contextual-spacing="false" fo:line-height="0.485cm" fo:text-align="start" style:justify-single-word="false" fo:orphans="0" fo:widows="0" fo:text-indent="-0.633cm" style:auto-text-indent="false">
        <style:tab-stops>
          <style:tab-stop style:position="1.321cm"/>
        </style:tab-stops>
      </style:paragraph-properties>
    </style:style>
    <style:style style:name="P468" style:family="paragraph" style:parent-style-name="Table_20_Paragraph" style:list-style-name="WWNum38">
      <style:paragraph-properties fo:margin-left="1.321cm" fo:margin-right="0cm" fo:margin-top="0cm" fo:margin-bottom="0cm" style:contextual-spacing="false" fo:line-height="0.485cm" fo:text-align="start" style:justify-single-word="false" fo:orphans="0" fo:widows="0" fo:text-indent="-0.633cm" style:auto-text-indent="false">
        <style:tab-stops>
          <style:tab-stop style:position="1.321cm"/>
        </style:tab-stops>
      </style:paragraph-properties>
    </style:style>
    <style:style style:name="P469" style:family="paragraph" style:parent-style-name="Table_20_Paragraph">
      <style:paragraph-properties fo:margin-left="1.323cm" fo:margin-right="0cm" fo:margin-top="0cm" fo:margin-bottom="0cm" style:contextual-spacing="false" fo:line-height="0.485cm" fo:orphans="0" fo:widows="0" fo:text-indent="-0.635cm" style:auto-text-indent="false"/>
    </style:style>
    <style:style style:name="P470" style:family="paragraph" style:parent-style-name="Table_20_Paragraph">
      <style:paragraph-properties fo:margin-left="2.593cm" fo:margin-right="0cm" fo:margin-top="0cm" fo:margin-bottom="0cm" style:contextual-spacing="false" fo:line-height="0.478cm" fo:orphans="0" fo:widows="0" fo:text-indent="0cm" style:auto-text-indent="false"/>
    </style:style>
    <style:style style:name="P471" style:family="paragraph" style:parent-style-name="Table_20_Paragraph" style:list-style-name="WWNum34">
      <style:paragraph-properties fo:margin-left="2.591cm" fo:margin-right="0cm" fo:margin-top="0.055cm" fo:margin-bottom="0cm" style:contextual-spacing="false" fo:line-height="0.45cm" fo:text-align="start" style:justify-single-word="false" fo:orphans="0" fo:widows="0" fo:text-indent="-0.633cm" style:auto-text-indent="false">
        <style:tab-stops>
          <style:tab-stop style:position="2.591cm"/>
        </style:tab-stops>
      </style:paragraph-properties>
    </style:style>
    <style:style style:name="P472" style:family="paragraph" style:parent-style-name="Table_20_Paragraph" style:list-style-name="WWNum34">
      <style:paragraph-properties fo:margin-left="2.591cm" fo:margin-right="0cm" fo:margin-top="0cm" fo:margin-bottom="0cm" style:contextual-spacing="false" fo:line-height="0.434cm" fo:text-align="start" style:justify-single-word="false" fo:orphans="0" fo:widows="0" fo:text-indent="-0.633cm" style:auto-text-indent="false">
        <style:tab-stops>
          <style:tab-stop style:position="2.591cm"/>
        </style:tab-stops>
      </style:paragraph-properties>
    </style:style>
    <style:style style:name="P473" style:family="paragraph" style:parent-style-name="Table_20_Paragraph" style:list-style-name="WWNum35">
      <style:paragraph-properties fo:margin-left="1.323cm" fo:margin-right="0cm" fo:margin-top="0cm" fo:margin-bottom="0cm" style:contextual-spacing="false" fo:line-height="0.439cm" fo:text-align="start" style:justify-single-word="false" fo:orphans="0" fo:widows="0" fo:text-indent="-0.635cm" style:auto-text-indent="false">
        <style:tab-stops>
          <style:tab-stop style:position="1.323cm"/>
        </style:tab-stops>
      </style:paragraph-properties>
    </style:style>
    <style:style style:name="P474" style:family="paragraph" style:parent-style-name="Table_20_Paragraph">
      <style:paragraph-properties fo:margin-left="0cm" fo:margin-right="0cm" fo:margin-top="0cm" fo:margin-bottom="0cm" style:contextual-spacing="false" fo:orphans="0" fo:widows="0" fo:text-indent="0cm" style:auto-text-indent="false"/>
      <style:text-properties fo:font-size="10.5pt" style:font-size-asian="10.5pt"/>
    </style:style>
    <style:style style:name="P475" style:family="paragraph" style:parent-style-name="Table_20_Paragraph">
      <style:paragraph-properties fo:margin-left="0cm" fo:margin-right="0cm" fo:margin-top="0.325cm" fo:margin-bottom="0cm" style:contextual-spacing="false" fo:orphans="0" fo:widows="0" fo:text-indent="0cm" style:auto-text-indent="false"/>
      <style:text-properties fo:font-size="10.5pt" style:font-size-asian="10.5pt"/>
    </style:style>
    <style:style style:name="P476" style:family="paragraph" style:parent-style-name="Table_20_Paragraph" style:list-style-name="WWNum52">
      <style:paragraph-properties fo:margin-left="2.591cm" fo:margin-right="0cm" fo:margin-top="0.053cm" fo:margin-bottom="0cm" style:contextual-spacing="false" fo:line-height="0.504cm" fo:text-align="start" style:justify-single-word="false" fo:orphans="0" fo:widows="0" fo:text-indent="-0.633cm" style:auto-text-indent="false">
        <style:tab-stops>
          <style:tab-stop style:position="2.591cm"/>
        </style:tab-stops>
      </style:paragraph-properties>
    </style:style>
    <style:style style:name="P477" style:family="paragraph" style:parent-style-name="Table_20_Paragraph" style:list-style-name="WWNum52">
      <style:paragraph-properties fo:margin-left="2.591cm" fo:margin-right="0cm" fo:margin-top="0.009cm" fo:margin-bottom="0cm" style:contextual-spacing="false" fo:line-height="0.504cm" fo:text-align="start" style:justify-single-word="false" fo:orphans="0" fo:widows="0" fo:text-indent="-0.633cm" style:auto-text-indent="false">
        <style:tab-stops>
          <style:tab-stop style:position="2.591cm"/>
        </style:tab-stops>
      </style:paragraph-properties>
    </style:style>
    <style:style style:name="P478" style:family="paragraph" style:parent-style-name="Table_20_Paragraph" style:list-style-name="WWNum52">
      <style:paragraph-properties fo:margin-left="2.591cm" fo:margin-right="0cm" fo:margin-top="0.007cm" fo:margin-bottom="0cm" style:contextual-spacing="false" fo:line-height="0.504cm" fo:text-align="start" style:justify-single-word="false" fo:orphans="0" fo:widows="0" fo:text-indent="-0.633cm" style:auto-text-indent="false">
        <style:tab-stops>
          <style:tab-stop style:position="2.591cm"/>
        </style:tab-stops>
      </style:paragraph-properties>
    </style:style>
    <style:style style:name="P479" style:family="paragraph" style:parent-style-name="Table_20_Paragraph" style:list-style-name="WWNum52">
      <style:paragraph-properties fo:margin-left="2.593cm" fo:margin-right="0.381cm" fo:margin-top="0.007cm" fo:margin-bottom="0cm" style:contextual-spacing="false" fo:line-height="92%" fo:text-align="start" style:justify-single-word="false" fo:orphans="0" fo:widows="0" fo:text-indent="-0.635cm" style:auto-text-indent="false">
        <style:tab-stops>
          <style:tab-stop style:position="2.593cm"/>
        </style:tab-stops>
      </style:paragraph-properties>
    </style:style>
    <style:style style:name="P480" style:family="paragraph" style:parent-style-name="Table_20_Paragraph" style:list-style-name="WWNum52">
      <style:paragraph-properties fo:margin-left="2.593cm" fo:margin-right="0.99cm" fo:margin-top="0.007cm" fo:margin-bottom="0cm" style:contextual-spacing="false" fo:line-height="92%" fo:text-align="start" style:justify-single-word="false" fo:orphans="0" fo:widows="0" fo:text-indent="-0.635cm" style:auto-text-indent="false">
        <style:tab-stops>
          <style:tab-stop style:position="2.593cm"/>
        </style:tab-stops>
      </style:paragraph-properties>
    </style:style>
    <style:style style:name="P481" style:family="paragraph" style:parent-style-name="Table_20_Paragraph" style:list-style-name="WWNum66">
      <style:paragraph-properties fo:margin-left="2.593cm" fo:margin-right="0.081cm" fo:margin-top="0.078cm" fo:margin-bottom="0cm" style:contextual-spacing="false" fo:line-height="92%" fo:text-align="start" style:justify-single-word="false" fo:orphans="0" fo:widows="0" fo:text-indent="-0.635cm" style:auto-text-indent="false">
        <style:tab-stops>
          <style:tab-stop style:position="2.593cm"/>
        </style:tab-stops>
      </style:paragraph-properties>
    </style:style>
    <style:style style:name="P482" style:family="paragraph" style:parent-style-name="Table_20_Paragraph" style:list-style-name="WWNum67">
      <style:paragraph-properties fo:margin-left="2.593cm" fo:margin-right="0.074cm" fo:margin-top="0.019cm" fo:margin-bottom="0cm" style:contextual-spacing="false" fo:line-height="92%" fo:text-align="start" style:justify-single-word="false" fo:orphans="0" fo:widows="0" fo:text-indent="-0.635cm" style:auto-text-indent="false">
        <style:tab-stops>
          <style:tab-stop style:position="2.593cm"/>
        </style:tab-stops>
      </style:paragraph-properties>
    </style:style>
    <style:style style:name="P483" style:family="paragraph" style:parent-style-name="Table_20_Paragraph" style:list-style-name="WWNum53">
      <style:paragraph-properties fo:margin-left="1.323cm" fo:margin-right="0cm" fo:margin-top="0cm" fo:margin-bottom="0cm" style:contextual-spacing="false" fo:line-height="0.517cm" fo:text-align="start" style:justify-single-word="false" fo:orphans="0" fo:widows="0" fo:text-indent="-0.635cm" style:auto-text-indent="false">
        <style:tab-stops>
          <style:tab-stop style:position="1.323cm"/>
        </style:tab-stops>
      </style:paragraph-properties>
    </style:style>
    <style:style style:name="P484" style:family="paragraph" style:parent-style-name="Table_20_Paragraph">
      <style:paragraph-properties fo:margin-left="0cm" fo:margin-right="0cm" fo:margin-top="0cm" fo:margin-bottom="0cm" style:contextual-spacing="false" fo:orphans="0" fo:widows="0" fo:text-indent="0cm" style:auto-text-indent="false"/>
      <style:text-properties fo:font-size="11pt" style:font-size-asian="11pt"/>
    </style:style>
    <style:style style:name="P485" style:family="paragraph" style:parent-style-name="Table_20_Paragraph">
      <style:paragraph-properties fo:margin-left="0.406cm" fo:margin-right="0.263cm" fo:margin-top="0.035cm" fo:margin-bottom="0cm" style:contextual-spacing="false" fo:text-align="justify" style:justify-single-word="false" fo:orphans="0" fo:widows="0" fo:text-indent="0cm" style:auto-text-indent="false"/>
    </style:style>
    <style:style style:name="P486" style:family="paragraph" style:parent-style-name="Table_20_Paragraph">
      <style:paragraph-properties fo:margin-left="0.406cm" fo:margin-right="0.235cm" fo:margin-top="0.03cm" fo:margin-bottom="0cm" style:contextual-spacing="false" fo:text-align="justify" style:justify-single-word="false" fo:orphans="0" fo:widows="0" fo:text-indent="0cm" style:auto-text-indent="false"/>
    </style:style>
    <style:style style:name="P487" style:family="paragraph" style:parent-style-name="Table_20_Paragraph">
      <style:paragraph-properties fo:margin-left="0cm" fo:margin-right="0cm" fo:margin-top="0.035cm" fo:margin-bottom="0cm" style:contextual-spacing="false" fo:orphans="0" fo:widows="0" fo:text-indent="-0.635cm" style:auto-text-indent="false"/>
      <style:text-properties style:font-name="Calibri" fo:font-size="10.5pt" style:font-size-asian="10.5pt"/>
    </style:style>
    <style:style style:name="P488" style:family="paragraph" style:parent-style-name="Table_20_Paragraph">
      <style:paragraph-properties fo:margin-top="0.053cm" fo:margin-bottom="0cm" style:contextual-spacing="false" fo:line-height="0.566cm"/>
      <style:text-properties style:font-name="Calibri" fo:font-size="14pt" style:font-size-asian="14pt"/>
    </style:style>
    <style:style style:name="P489" style:family="paragraph" style:parent-style-name="Table_20_Paragraph">
      <style:paragraph-properties fo:margin-left="0.363cm" fo:margin-right="0cm" fo:margin-top="0.176cm" fo:margin-bottom="0cm" style:contextual-spacing="false" fo:line-height="0.566cm" fo:orphans="0" fo:widows="0" fo:text-indent="0cm" style:auto-text-indent="false"/>
    </style:style>
    <style:style style:name="P490" style:family="paragraph" style:parent-style-name="Table_20_Paragraph">
      <style:paragraph-properties fo:margin-left="0.363cm" fo:margin-right="0cm" fo:margin-top="0cm" fo:margin-bottom="0cm" style:contextual-spacing="false" fo:line-height="0.566cm" fo:orphans="0" fo:widows="0" fo:text-indent="0cm" style:auto-text-indent="false"/>
    </style:style>
    <style:style style:name="P491" style:family="paragraph" style:parent-style-name="Table_20_Paragraph">
      <style:paragraph-properties fo:margin-left="0.36cm" fo:margin-right="0cm" fo:margin-top="0.176cm" fo:margin-bottom="0cm" style:contextual-spacing="false" fo:line-height="0.566cm" fo:orphans="0" fo:widows="0" fo:text-indent="0cm" style:auto-text-indent="false"/>
    </style:style>
    <style:style style:name="P492" style:family="paragraph" style:parent-style-name="Table_20_Paragraph">
      <style:paragraph-properties fo:margin-left="0.37cm" fo:margin-right="0cm" fo:margin-top="0.176cm" fo:margin-bottom="0cm" style:contextual-spacing="false" fo:line-height="0.566cm" fo:orphans="0" fo:widows="0" fo:text-indent="0cm" style:auto-text-indent="false"/>
    </style:style>
    <style:style style:name="P493" style:family="paragraph" style:parent-style-name="Table_20_Paragraph">
      <style:paragraph-properties fo:margin-left="0.37cm" fo:margin-right="0cm" fo:margin-top="0.002cm" fo:margin-bottom="0cm" style:contextual-spacing="false" fo:line-height="0.566cm" fo:orphans="0" fo:widows="0" fo:text-indent="0cm" style:auto-text-indent="false"/>
    </style:style>
    <style:style style:name="P494" style:family="paragraph" style:parent-style-name="Table_20_Paragraph">
      <style:paragraph-properties fo:margin-left="0.37cm" fo:margin-right="0cm" fo:margin-top="0.004cm" fo:margin-bottom="0cm" style:contextual-spacing="false" fo:line-height="0.566cm" fo:orphans="0" fo:widows="0" fo:text-indent="0cm" style:auto-text-indent="false"/>
    </style:style>
    <style:style style:name="P495" style:family="paragraph" style:parent-style-name="Table_20_Paragraph">
      <style:paragraph-properties fo:margin-left="0.37cm" fo:margin-right="0cm" fo:margin-top="0cm" fo:margin-bottom="0cm" style:contextual-spacing="false" fo:line-height="0.566cm" fo:orphans="0" fo:widows="0" fo:text-indent="0cm" style:auto-text-indent="false"/>
    </style:style>
    <style:style style:name="P496" style:family="paragraph" style:parent-style-name="Table_20_Paragraph">
      <style:paragraph-properties fo:margin-left="0.37cm" fo:margin-right="0cm" fo:margin-top="0.189cm" fo:margin-bottom="0cm" style:contextual-spacing="false" fo:line-height="0.601cm" fo:orphans="0" fo:widows="0" fo:text-indent="0cm" style:auto-text-indent="false"/>
    </style:style>
    <style:style style:name="P497" style:family="paragraph" style:parent-style-name="Table_20_Paragraph">
      <style:paragraph-properties fo:margin-left="0.37cm" fo:margin-right="0cm" fo:margin-top="0cm" fo:margin-bottom="0cm" style:contextual-spacing="false" fo:line-height="0.601cm" fo:orphans="0" fo:widows="0" fo:text-indent="0cm" style:auto-text-indent="false"/>
    </style:style>
    <style:style style:name="P498" style:family="paragraph" style:parent-style-name="Table_20_Paragraph">
      <style:paragraph-properties fo:margin-left="0.37cm" fo:margin-right="0cm" fo:margin-top="0.191cm" fo:margin-bottom="0cm" style:contextual-spacing="false" fo:line-height="0.601cm" fo:orphans="0" fo:widows="0" fo:text-indent="0cm" style:auto-text-indent="false"/>
    </style:style>
    <style:style style:name="P499" style:family="paragraph" style:parent-style-name="Table_20_Paragraph">
      <style:paragraph-properties fo:margin-left="0cm" fo:margin-right="0cm" fo:margin-top="0cm" fo:margin-bottom="0cm" style:contextual-spacing="false" fo:orphans="0" fo:widows="0" fo:text-indent="0cm" style:auto-text-indent="false"/>
      <style:text-properties fo:font-size="14pt" style:font-size-asian="14pt"/>
    </style:style>
    <style:style style:name="P500" style:family="paragraph" style:parent-style-name="Table_20_Paragraph">
      <style:paragraph-properties fo:margin-left="0.363cm" fo:margin-right="0.614cm" fo:margin-top="0.141cm" fo:margin-bottom="0cm" style:contextual-spacing="false" style:line-height-at-least="0.6cm" fo:orphans="0" fo:widows="0" fo:text-indent="0cm" style:auto-text-indent="false"/>
    </style:style>
    <style:style style:name="P501" style:family="paragraph" style:parent-style-name="Table_20_Paragraph">
      <style:paragraph-properties fo:margin-left="0.36cm" fo:margin-right="0cm" fo:margin-top="0.141cm" fo:margin-bottom="0cm" style:contextual-spacing="false" style:line-height-at-least="0.6cm" fo:orphans="0" fo:widows="0" fo:text-indent="0cm" style:auto-text-indent="false"/>
    </style:style>
    <style:style style:name="P502" style:family="paragraph" style:parent-style-name="Table_20_Paragraph">
      <style:paragraph-properties fo:margin-left="0.37cm" fo:margin-right="0cm" fo:margin-top="0cm" fo:margin-bottom="0cm" style:contextual-spacing="false" fo:line-height="0.556cm" fo:orphans="0" fo:widows="0" fo:text-indent="0cm" style:auto-text-indent="false"/>
    </style:style>
    <style:style style:name="P503" style:family="paragraph" style:parent-style-name="Table_20_Paragraph">
      <style:paragraph-properties fo:margin-left="0.363cm" fo:margin-right="0.196cm" fo:margin-top="0.148cm" fo:margin-bottom="0cm" style:contextual-spacing="false" fo:line-height="0.6cm" fo:orphans="0" fo:widows="0" fo:text-indent="0cm" style:auto-text-indent="false"/>
    </style:style>
    <style:style style:name="P504" style:family="paragraph" style:parent-style-name="Table_20_Paragraph">
      <style:paragraph-properties fo:margin-left="0.37cm" fo:margin-right="0cm" fo:margin-top="0cm" fo:margin-bottom="0cm" style:contextual-spacing="false" fo:line-height="0.564cm" fo:orphans="0" fo:widows="0" fo:text-indent="0cm" style:auto-text-indent="false"/>
    </style:style>
    <style:style style:name="P505" style:family="paragraph" style:parent-style-name="Table_20_Paragraph">
      <style:paragraph-properties fo:margin-left="0.37cm" fo:margin-right="0cm" fo:margin-top="0cm" fo:margin-bottom="0cm" style:contextual-spacing="false" fo:line-height="0.57cm" fo:orphans="0" fo:widows="0" fo:text-indent="0cm" style:auto-text-indent="false"/>
    </style:style>
    <style:style style:name="P506" style:family="paragraph" style:parent-style-name="Text_20_body">
      <style:paragraph-properties fo:margin-top="0cm" fo:margin-bottom="0cm" style:contextual-spacing="false"/>
      <style:text-properties style:font-name="Calibri" fo:font-size="10pt" style:font-size-asian="10pt"/>
    </style:style>
    <style:style style:name="P507" style:family="paragraph" style:parent-style-name="Text_20_body">
      <style:paragraph-properties fo:margin-top="0.259cm" fo:margin-bottom="0cm" style:contextual-spacing="false"/>
      <style:text-properties style:font-name="Calibri" fo:font-size="10pt" style:font-size-asian="10pt"/>
    </style:style>
    <style:style style:name="P508" style:family="paragraph" style:parent-style-name="Text_20_body">
      <style:paragraph-properties fo:margin-top="0.062cm" fo:margin-bottom="0cm" style:contextual-spacing="false"/>
      <style:text-properties style:font-name="Calibri" fo:font-size="10pt" style:font-size-asian="10pt"/>
    </style:style>
    <style:style style:name="P509" style:family="paragraph" style:parent-style-name="Text_20_body">
      <style:paragraph-properties fo:margin-top="0.06cm" fo:margin-bottom="0cm" style:contextual-spacing="false"/>
      <style:text-properties style:font-name="Calibri" fo:font-size="10pt" style:font-size-asian="10pt"/>
    </style:style>
    <style:style style:name="P510" style:family="paragraph" style:parent-style-name="Text_20_body">
      <style:paragraph-properties fo:margin-top="0.014cm" fo:margin-bottom="0cm" style:contextual-spacing="false"/>
      <style:text-properties style:font-name="Calibri" fo:font-size="10pt" style:font-size-asian="10pt"/>
    </style:style>
    <style:style style:name="P511" style:family="paragraph" style:parent-style-name="Text_20_body">
      <style:paragraph-properties fo:margin-top="0.099cm" fo:margin-bottom="0cm" style:contextual-spacing="false"/>
      <style:text-properties style:font-name="Calibri" fo:font-size="10pt" style:font-size-asian="10pt"/>
    </style:style>
    <style:style style:name="P512" style:family="paragraph" style:parent-style-name="Text_20_body">
      <style:paragraph-properties fo:margin-top="0.011cm" fo:margin-bottom="0cm" style:contextual-spacing="false"/>
      <style:text-properties style:font-name="Calibri" fo:font-size="10pt" style:font-size-asian="10pt"/>
    </style:style>
    <style:style style:name="P513" style:family="paragraph" style:parent-style-name="Text_20_body">
      <style:paragraph-properties fo:margin-top="0.086cm" fo:margin-bottom="0cm" style:contextual-spacing="false"/>
      <style:text-properties style:font-name="Calibri" fo:font-size="10pt" style:font-size-asian="10pt"/>
    </style:style>
    <style:style style:name="P514" style:family="paragraph" style:parent-style-name="Text_20_body">
      <style:paragraph-properties fo:margin-top="0.254cm" fo:margin-bottom="0.002cm" style:contextual-spacing="false"/>
      <style:text-properties style:font-name="Calibri" fo:font-size="10pt" style:font-size-asian="10pt"/>
    </style:style>
    <style:style style:name="P515" style:family="paragraph" style:parent-style-name="Text_20_body">
      <style:text-properties style:font-name="Calibri" fo:font-size="16pt" style:font-size-asian="16pt"/>
    </style:style>
    <style:style style:name="P516" style:family="paragraph" style:parent-style-name="Text_20_body">
      <style:paragraph-properties fo:margin-top="0.305cm" fo:margin-bottom="0cm" style:contextual-spacing="false"/>
      <style:text-properties style:font-name="Calibri" fo:font-size="16pt" style:font-size-asian="16pt"/>
    </style:style>
    <style:style style:name="P517" style:family="paragraph" style:parent-style-name="Text_20_body" style:master-page-name="Converted66">
      <style:paragraph-properties style:page-number="auto"/>
      <style:text-properties style:font-name="Calibri" fo:font-size="16pt" style:font-size-asian="16pt"/>
    </style:style>
    <style:style style:name="P518" style:family="paragraph" style:parent-style-name="Text_20_body">
      <style:paragraph-properties fo:margin-top="0cm" fo:margin-bottom="0cm" style:contextual-spacing="false"/>
      <style:text-properties fo:font-size="10pt" style:font-size-asian="10pt"/>
    </style:style>
    <style:style style:name="P519" style:family="paragraph" style:parent-style-name="Text_20_body">
      <style:paragraph-properties fo:margin-top="0.123cm" fo:margin-bottom="0cm" style:contextual-spacing="false"/>
      <style:text-properties fo:font-size="10pt" style:font-size-asian="10pt"/>
    </style:style>
    <style:style style:name="P520" style:family="paragraph" style:parent-style-name="Text_20_body">
      <style:paragraph-properties fo:margin-top="0.085cm" fo:margin-bottom="0cm" style:contextual-spacing="false"/>
      <style:text-properties fo:font-size="10pt" style:font-size-asian="10pt"/>
    </style:style>
    <style:style style:name="P521" style:family="paragraph" style:parent-style-name="Text_20_body">
      <style:paragraph-properties fo:margin-top="0.035cm" fo:margin-bottom="0cm" style:contextual-spacing="false"/>
      <style:text-properties fo:font-size="10pt" style:font-size-asian="10pt"/>
    </style:style>
    <style:style style:name="P522" style:family="paragraph" style:parent-style-name="Text_20_body">
      <style:paragraph-properties fo:margin-top="0.041cm" fo:margin-bottom="0cm" style:contextual-spacing="false"/>
      <style:text-properties fo:font-size="10pt" style:font-size-asian="10pt"/>
    </style:style>
    <style:style style:name="P523" style:family="paragraph" style:parent-style-name="Text_20_body">
      <style:paragraph-properties fo:margin-top="0.111cm" fo:margin-bottom="0cm" style:contextual-spacing="false"/>
      <style:text-properties fo:font-size="10pt" style:font-size-asian="10pt"/>
    </style:style>
    <style:style style:name="P524" style:family="paragraph" style:parent-style-name="Text_20_body">
      <style:paragraph-properties fo:margin-top="0.086cm" fo:margin-bottom="0cm" style:contextual-spacing="false"/>
      <style:text-properties fo:font-size="10pt" style:font-size-asian="10pt"/>
    </style:style>
    <style:style style:name="P525" style:family="paragraph" style:parent-style-name="Text_20_body">
      <style:paragraph-properties fo:margin-top="0.039cm" fo:margin-bottom="0cm" style:contextual-spacing="false"/>
      <style:text-properties fo:font-size="10pt" style:font-size-asian="10pt"/>
    </style:style>
    <style:style style:name="P526" style:family="paragraph" style:parent-style-name="Text_20_body">
      <style:text-properties fo:font-size="10pt" style:font-size-asian="10pt"/>
    </style:style>
    <style:style style:name="P527" style:family="paragraph" style:parent-style-name="Text_20_body">
      <style:paragraph-properties fo:margin-top="0.164cm" fo:margin-bottom="0cm" style:contextual-spacing="false"/>
      <style:text-properties fo:font-size="10pt" style:font-size-asian="10pt"/>
    </style:style>
    <style:style style:name="P528" style:family="paragraph" style:parent-style-name="Text_20_body">
      <style:paragraph-properties fo:margin-top="0.085cm" fo:margin-bottom="0.002cm" style:contextual-spacing="false"/>
      <style:text-properties fo:font-size="10pt" style:font-size-asian="10pt"/>
    </style:style>
    <style:style style:name="P529" style:family="paragraph" style:parent-style-name="Text_20_body">
      <style:paragraph-properties fo:margin-top="0.12cm" fo:margin-bottom="0cm" style:contextual-spacing="false"/>
      <style:text-properties fo:font-size="10pt" style:font-size-asian="10pt"/>
    </style:style>
    <style:style style:name="P530" style:family="paragraph" style:parent-style-name="Text_20_body" style:master-page-name="Converted62">
      <style:paragraph-properties fo:margin-top="0.118cm" fo:margin-bottom="0.002cm" style:contextual-spacing="false" style:page-number="auto"/>
      <style:text-properties fo:font-size="10pt" style:font-size-asian="10pt"/>
    </style:style>
    <style:style style:name="P531" style:family="paragraph" style:parent-style-name="Text_20_body">
      <style:paragraph-properties fo:margin-top="0.042cm" fo:margin-bottom="0cm" style:contextual-spacing="false"/>
      <style:text-properties fo:font-size="10pt" style:font-size-asian="10pt"/>
    </style:style>
    <style:style style:name="P532" style:family="paragraph" style:parent-style-name="Text_20_body">
      <style:paragraph-properties fo:margin-top="0.25cm" fo:margin-bottom="0.002cm" style:contextual-spacing="false"/>
      <style:text-properties fo:font-size="10pt" style:font-size-asian="10pt"/>
    </style:style>
    <style:style style:name="P533" style:family="paragraph" style:parent-style-name="Text_20_body">
      <style:paragraph-properties fo:margin-top="0.09cm" fo:margin-bottom="0.002cm" style:contextual-spacing="false"/>
      <style:text-properties fo:font-size="10pt" style:font-size-asian="10pt"/>
    </style:style>
    <style:style style:name="P534" style:family="paragraph" style:parent-style-name="Text_20_body">
      <style:paragraph-properties fo:margin-top="0.076cm" fo:margin-bottom="0cm" style:contextual-spacing="false"/>
      <style:text-properties fo:font-size="10pt" style:font-size-asian="10pt"/>
    </style:style>
    <style:style style:name="P535" style:family="paragraph" style:parent-style-name="Text_20_body">
      <style:paragraph-properties fo:margin-top="0.252cm" fo:margin-bottom="0cm" style:contextual-spacing="false"/>
      <style:text-properties fo:font-size="10pt" style:font-size-asian="10pt"/>
    </style:style>
    <style:style style:name="P536" style:family="paragraph" style:parent-style-name="Text_20_body">
      <style:paragraph-properties fo:margin-top="0.261cm" fo:margin-bottom="0cm" style:contextual-spacing="false"/>
      <style:text-properties fo:font-size="10pt" style:font-size-asian="10pt"/>
    </style:style>
    <style:style style:name="P537" style:family="paragraph" style:parent-style-name="Text_20_body">
      <style:paragraph-properties fo:margin-top="0.309cm" fo:margin-bottom="0cm" style:contextual-spacing="false"/>
      <style:text-properties fo:font-size="10pt" style:font-size-asian="10pt"/>
    </style:style>
    <style:style style:name="P538" style:family="paragraph" style:parent-style-name="Text_20_body">
      <style:paragraph-properties fo:margin-top="0.205cm" fo:margin-bottom="0cm" style:contextual-spacing="false"/>
      <style:text-properties fo:font-size="10pt" style:font-size-asian="10pt"/>
    </style:style>
    <style:style style:name="P539" style:family="paragraph" style:parent-style-name="Text_20_body">
      <style:paragraph-properties fo:margin-top="0.199cm" fo:margin-bottom="0cm" style:contextual-spacing="false"/>
      <style:text-properties fo:font-size="10pt" officeooo:paragraph-rsid="001b9f4b" style:font-size-asian="10pt"/>
    </style:style>
    <style:style style:name="P540" style:family="paragraph" style:parent-style-name="Text_20_body">
      <style:paragraph-properties fo:margin-left="0.041cm" fo:margin-right="0cm" fo:margin-top="0.049cm" fo:margin-bottom="0cm" style:contextual-spacing="false" fo:text-indent="0cm" style:auto-text-indent="false"/>
    </style:style>
    <style:style style:name="P541" style:family="paragraph" style:parent-style-name="Text_20_body">
      <style:paragraph-properties fo:margin-left="0.041cm" fo:margin-right="0cm" fo:text-indent="0cm" style:auto-text-indent="false"/>
    </style:style>
    <style:style style:name="P542" style:family="paragraph" style:parent-style-name="Text_20_body" style:master-page-name="Converted2">
      <style:paragraph-properties fo:margin-left="0.041cm" fo:margin-right="0cm" fo:text-indent="0cm" style:auto-text-indent="false" style:page-number="auto"/>
    </style:style>
    <style:style style:name="P543" style:family="paragraph" style:parent-style-name="Text_20_body" style:master-page-name="Converted4">
      <style:paragraph-properties fo:margin-left="0.041cm" fo:margin-right="0cm" fo:text-indent="0cm" style:auto-text-indent="false" style:page-number="auto"/>
    </style:style>
    <style:style style:name="P544" style:family="paragraph" style:parent-style-name="Text_20_body" style:master-page-name="Converted6">
      <style:paragraph-properties fo:margin-left="0.041cm" fo:margin-right="0cm" fo:text-indent="0cm" style:auto-text-indent="false" style:page-number="auto"/>
    </style:style>
    <style:style style:name="P545" style:family="paragraph" style:parent-style-name="Text_20_body" style:master-page-name="Converted8">
      <style:paragraph-properties fo:margin-left="0.041cm" fo:margin-right="0cm" fo:text-indent="0cm" style:auto-text-indent="false" style:page-number="auto"/>
    </style:style>
    <style:style style:name="P546" style:family="paragraph" style:parent-style-name="Text_20_body">
      <style:paragraph-properties fo:margin-left="0.041cm" fo:margin-right="0cm" fo:margin-top="0.473cm" fo:margin-bottom="0cm" style:contextual-spacing="false" fo:text-indent="0cm" style:auto-text-indent="false"/>
    </style:style>
    <style:style style:name="P547" style:family="paragraph" style:parent-style-name="Text_20_body" style:master-page-name="Converted14">
      <style:paragraph-properties fo:margin-left="0.041cm" fo:margin-right="0cm" fo:text-indent="0cm" style:auto-text-indent="false" style:page-number="auto"/>
    </style:style>
    <style:style style:name="P548" style:family="paragraph" style:parent-style-name="Text_20_body">
      <style:paragraph-properties fo:margin-left="0.041cm" fo:margin-right="0cm" fo:margin-top="0.053cm" fo:margin-bottom="0cm" style:contextual-spacing="false" fo:text-indent="0cm" style:auto-text-indent="false"/>
    </style:style>
    <style:style style:name="P549" style:family="paragraph" style:parent-style-name="Text_20_body" style:master-page-name="Converted45">
      <style:paragraph-properties fo:margin-left="0.041cm" fo:margin-right="0cm" fo:text-indent="0cm" style:auto-text-indent="false" style:page-number="auto"/>
    </style:style>
    <style:style style:name="P550" style:family="paragraph" style:parent-style-name="Text_20_body" style:master-page-name="Converted47">
      <style:paragraph-properties fo:margin-left="0.041cm" fo:margin-right="0cm" fo:text-indent="0cm" style:auto-text-indent="false" style:page-number="auto"/>
    </style:style>
    <style:style style:name="P551" style:family="paragraph" style:parent-style-name="Text_20_body" style:master-page-name="Converted49">
      <style:paragraph-properties fo:margin-left="0.041cm" fo:margin-right="0cm" fo:text-indent="0cm" style:auto-text-indent="false" style:page-number="auto"/>
    </style:style>
    <style:style style:name="P552" style:family="paragraph" style:parent-style-name="Text_20_body" style:master-page-name="Converted51">
      <style:paragraph-properties fo:margin-left="0.041cm" fo:margin-right="0cm" fo:text-indent="0cm" style:auto-text-indent="false" style:page-number="auto"/>
    </style:style>
    <style:style style:name="P553" style:family="paragraph" style:parent-style-name="Text_20_body" style:master-page-name="Converted56">
      <style:paragraph-properties fo:margin-left="0.041cm" fo:margin-right="0cm" fo:text-indent="0cm" style:auto-text-indent="false" style:page-number="auto"/>
    </style:style>
    <style:style style:name="P554" style:family="paragraph" style:parent-style-name="Text_20_body" style:master-page-name="Converted58">
      <style:paragraph-properties fo:margin-left="0.041cm" fo:margin-right="0cm" fo:text-indent="0cm" style:auto-text-indent="false" style:page-number="auto"/>
    </style:style>
    <style:style style:name="P555" style:family="paragraph" style:parent-style-name="Text_20_body" style:master-page-name="Converted60">
      <style:paragraph-properties fo:margin-left="0.041cm" fo:margin-right="0cm" fo:text-indent="0cm" style:auto-text-indent="false" style:page-number="auto"/>
    </style:style>
    <style:style style:name="P556" style:family="paragraph" style:parent-style-name="Text_20_body">
      <style:paragraph-properties fo:margin-left="0.041cm" fo:margin-right="0cm" fo:margin-top="0.002cm" fo:margin-bottom="0cm" style:contextual-spacing="false" fo:text-indent="0cm" style:auto-text-indent="false"/>
    </style:style>
    <style:style style:name="P557" style:family="paragraph" style:parent-style-name="Text_20_body">
      <style:paragraph-properties fo:margin-top="0.007cm" fo:margin-bottom="0cm" style:contextual-spacing="false"/>
    </style:style>
    <style:style style:name="P558" style:family="paragraph" style:parent-style-name="Text_20_body" style:master-page-name="Converted67">
      <style:paragraph-properties fo:margin-top="0.007cm" fo:margin-bottom="0cm" style:contextual-spacing="false" style:page-number="auto"/>
    </style:style>
    <style:style style:name="P559" style:family="paragraph" style:parent-style-name="Text_20_body">
      <style:paragraph-properties fo:margin-top="0.007cm" fo:margin-bottom="0cm" style:contextual-spacing="false"/>
      <style:text-properties fo:font-weight="bold" style:font-weight-asian="bold"/>
    </style:style>
    <style:style style:name="P560" style:family="paragraph" style:parent-style-name="Text_20_body">
      <style:paragraph-properties fo:margin-top="0.004cm" fo:margin-bottom="0cm" style:contextual-spacing="false"/>
      <style:text-properties fo:font-weight="bold" style:font-weight-asian="bold"/>
    </style:style>
    <style:style style:name="P561" style:family="paragraph" style:parent-style-name="Text_20_body">
      <style:paragraph-properties fo:margin-top="0.009cm" fo:margin-bottom="0cm" style:contextual-spacing="false"/>
      <style:text-properties fo:font-weight="bold" style:font-weight-asian="bold"/>
    </style:style>
    <style:style style:name="P562" style:family="paragraph" style:parent-style-name="Text_20_body" style:list-style-name="WWNum1">
      <style:paragraph-properties fo:margin-left="1.309cm" fo:margin-right="0cm" fo:margin-top="0cm" fo:margin-bottom="0cm" style:contextual-spacing="false" fo:line-height="100%" fo:text-align="start" style:justify-single-word="false" fo:text-indent="-0.633cm" style:auto-text-indent="false">
        <style:tab-stops>
          <style:tab-stop style:position="1.309cm"/>
        </style:tab-stops>
      </style:paragraph-properties>
    </style:style>
    <style:style style:name="P563" style:family="paragraph" style:parent-style-name="Text_20_body" style:list-style-name="WWNum2">
      <style:paragraph-properties fo:margin-left="1.309cm" fo:margin-right="0cm" fo:margin-top="0cm" fo:margin-bottom="0cm" style:contextual-spacing="false" fo:line-height="100%" fo:text-align="start" style:justify-single-word="false" fo:text-indent="-0.633cm" style:auto-text-indent="false">
        <style:tab-stops>
          <style:tab-stop style:position="1.309cm"/>
        </style:tab-stops>
      </style:paragraph-properties>
    </style:style>
    <style:style style:name="P564" style:family="paragraph" style:parent-style-name="Text_20_body" style:list-style-name="WWNum4">
      <style:paragraph-properties fo:margin-left="1.309cm" fo:margin-right="0cm" fo:margin-top="0cm" fo:margin-bottom="0cm" style:contextual-spacing="false" fo:line-height="100%" fo:text-align="start" style:justify-single-word="false" fo:text-indent="-0.633cm" style:auto-text-indent="false">
        <style:tab-stops>
          <style:tab-stop style:position="1.309cm"/>
        </style:tab-stops>
      </style:paragraph-properties>
    </style:style>
    <style:style style:name="P565" style:family="paragraph" style:parent-style-name="Text_20_body" style:list-style-name="WWNum6">
      <style:paragraph-properties fo:margin-left="1.309cm" fo:margin-right="0cm" fo:margin-top="0cm" fo:margin-bottom="0cm" style:contextual-spacing="false" fo:line-height="100%" fo:text-align="start" style:justify-single-word="false" fo:text-indent="-0.633cm" style:auto-text-indent="false">
        <style:tab-stops>
          <style:tab-stop style:position="1.309cm"/>
        </style:tab-stops>
      </style:paragraph-properties>
    </style:style>
    <style:style style:name="P566" style:family="paragraph" style:parent-style-name="Text_20_body" style:list-style-name="WWNum6">
      <style:paragraph-properties fo:margin-left="1.309cm" fo:margin-right="0cm" fo:margin-top="0.002cm" fo:margin-bottom="0cm" style:contextual-spacing="false" fo:line-height="100%" fo:text-align="start" style:justify-single-word="false" fo:text-indent="-0.633cm" style:auto-text-indent="false">
        <style:tab-stops>
          <style:tab-stop style:position="1.309cm"/>
        </style:tab-stops>
      </style:paragraph-properties>
    </style:style>
    <style:style style:name="P567" style:family="paragraph" style:parent-style-name="Text_20_body" style:list-style-name="WWNum14">
      <style:paragraph-properties fo:margin-left="1.309cm" fo:margin-right="0cm" fo:margin-top="0cm" fo:margin-bottom="0cm" style:contextual-spacing="false" fo:line-height="100%" fo:text-align="start" style:justify-single-word="false" fo:text-indent="-0.633cm" style:auto-text-indent="false">
        <style:tab-stops>
          <style:tab-stop style:position="1.309cm"/>
        </style:tab-stops>
      </style:paragraph-properties>
    </style:style>
    <style:style style:name="P568" style:family="paragraph" style:parent-style-name="Text_20_body" style:list-style-name="WWNum11">
      <style:paragraph-properties fo:margin-left="2.579cm" fo:margin-right="0cm" fo:margin-top="0cm" fo:margin-bottom="0cm" style:contextual-spacing="false" fo:line-height="100%" fo:text-align="start" style:justify-single-word="false" fo:text-indent="-0.633cm" style:auto-text-indent="false">
        <style:tab-stops>
          <style:tab-stop style:position="2.579cm"/>
        </style:tab-stops>
      </style:paragraph-properties>
    </style:style>
    <style:style style:name="P569" style:family="paragraph" style:parent-style-name="Text_20_body" style:list-style-name="WWNum11">
      <style:paragraph-properties fo:margin-left="2.579cm" fo:margin-right="0cm" fo:margin-top="0.002cm" fo:margin-bottom="0cm" style:contextual-spacing="false" fo:line-height="100%" fo:text-align="start" style:justify-single-word="false" fo:text-indent="-0.633cm" style:auto-text-indent="false">
        <style:tab-stops>
          <style:tab-stop style:position="2.579cm"/>
        </style:tab-stops>
      </style:paragraph-properties>
    </style:style>
    <style:style style:name="P570" style:family="paragraph" style:parent-style-name="Text_20_body" style:list-style-name="WWNum19">
      <style:paragraph-properties fo:margin-left="2.579cm" fo:margin-right="0cm" fo:margin-top="0cm" fo:margin-bottom="0cm" style:contextual-spacing="false" fo:line-height="100%" fo:text-align="start" style:justify-single-word="false" fo:text-indent="-0.633cm" style:auto-text-indent="false">
        <style:tab-stops>
          <style:tab-stop style:position="2.579cm"/>
        </style:tab-stops>
      </style:paragraph-properties>
    </style:style>
    <style:style style:name="P571" style:family="paragraph" style:parent-style-name="Text_20_body" style:list-style-name="WWNum44">
      <style:paragraph-properties fo:margin-left="2.579cm" fo:margin-right="0cm" fo:margin-top="0cm" fo:margin-bottom="0cm" style:contextual-spacing="false" fo:line-height="100%" fo:text-align="start" style:justify-single-word="false" fo:text-indent="-0.633cm" style:auto-text-indent="false">
        <style:tab-stops>
          <style:tab-stop style:position="2.579cm"/>
        </style:tab-stops>
      </style:paragraph-properties>
    </style:style>
    <style:style style:name="P572" style:family="paragraph" style:parent-style-name="Text_20_body" style:list-style-name="WWNum48">
      <style:paragraph-properties fo:margin-left="2.579cm" fo:margin-right="0cm" fo:margin-top="0cm" fo:margin-bottom="0cm" style:contextual-spacing="false" fo:line-height="100%" fo:text-align="start" style:justify-single-word="false" fo:text-indent="-0.633cm" style:auto-text-indent="false">
        <style:tab-stops>
          <style:tab-stop style:position="2.579cm"/>
        </style:tab-stops>
      </style:paragraph-properties>
    </style:style>
    <style:style style:name="P573" style:family="paragraph" style:parent-style-name="Text_20_body" style:list-style-name="WWNum11">
      <style:paragraph-properties fo:margin-left="2.581cm" fo:margin-right="0.619cm" fo:margin-top="0cm" fo:margin-bottom="0cm" style:contextual-spacing="false" fo:line-height="100%" fo:text-align="start" style:justify-single-word="false" fo:text-indent="-0.635cm" style:auto-text-indent="false">
        <style:tab-stops>
          <style:tab-stop style:position="2.581cm"/>
        </style:tab-stops>
      </style:paragraph-properties>
    </style:style>
    <style:style style:name="P574" style:family="paragraph" style:parent-style-name="Text_20_body" style:list-style-name="WWNum19">
      <style:paragraph-properties fo:margin-left="2.581cm" fo:margin-right="0.66cm" fo:margin-top="0cm" fo:margin-bottom="0cm" style:contextual-spacing="false" fo:line-height="100%" fo:text-align="start" style:justify-single-word="false" fo:text-indent="-0.635cm" style:auto-text-indent="false">
        <style:tab-stops>
          <style:tab-stop style:position="2.581cm"/>
        </style:tab-stops>
      </style:paragraph-properties>
    </style:style>
    <style:style style:name="P575" style:family="paragraph" style:parent-style-name="Text_20_body" style:list-style-name="WWNum19">
      <style:paragraph-properties fo:margin-left="2.581cm" fo:margin-right="0cm" fo:margin-top="0.002cm" fo:margin-bottom="0cm" style:contextual-spacing="false" fo:line-height="100%" fo:text-align="start" style:justify-single-word="false" fo:text-indent="-0.635cm" style:auto-text-indent="false">
        <style:tab-stops>
          <style:tab-stop style:position="2.581cm"/>
        </style:tab-stops>
      </style:paragraph-properties>
    </style:style>
    <style:style style:name="P576" style:family="paragraph" style:parent-style-name="Text_20_body" style:list-style-name="WWNum30">
      <style:paragraph-properties fo:margin-left="2.581cm" fo:margin-right="1.739cm" fo:margin-top="0cm" fo:margin-bottom="0cm" style:contextual-spacing="false" fo:line-height="100%" fo:text-align="start" style:justify-single-word="false" fo:text-indent="-0.635cm" style:auto-text-indent="false">
        <style:tab-stops>
          <style:tab-stop style:position="2.581cm"/>
        </style:tab-stops>
      </style:paragraph-properties>
    </style:style>
    <style:style style:name="P577" style:family="paragraph" style:parent-style-name="Text_20_body" style:list-style-name="WWNum30">
      <style:paragraph-properties fo:margin-left="2.581cm" fo:margin-right="0.12cm" fo:margin-top="0cm" fo:margin-bottom="0cm" style:contextual-spacing="false" fo:line-height="100%" fo:text-align="start" style:justify-single-word="false" fo:text-indent="-0.635cm" style:auto-text-indent="false">
        <style:tab-stops>
          <style:tab-stop style:position="2.581cm"/>
        </style:tab-stops>
      </style:paragraph-properties>
    </style:style>
    <style:style style:name="P578" style:family="paragraph" style:parent-style-name="Text_20_body" style:list-style-name="WWNum44">
      <style:paragraph-properties fo:margin-left="2.581cm" fo:margin-right="0.24cm" fo:margin-top="0cm" fo:margin-bottom="0cm" style:contextual-spacing="false" fo:line-height="100%" fo:text-align="start" style:justify-single-word="false" fo:text-indent="-0.635cm" style:auto-text-indent="false">
        <style:tab-stops>
          <style:tab-stop style:position="2.581cm"/>
        </style:tab-stops>
      </style:paragraph-properties>
    </style:style>
    <style:style style:name="P579" style:family="paragraph" style:parent-style-name="Text_20_body" style:list-style-name="WWNum48">
      <style:paragraph-properties fo:margin-left="2.581cm" fo:margin-right="0.681cm" fo:margin-top="0cm" fo:margin-bottom="0cm" style:contextual-spacing="false" fo:line-height="100%" fo:text-align="start" style:justify-single-word="false" fo:text-indent="-0.635cm" style:auto-text-indent="false">
        <style:tab-stops>
          <style:tab-stop style:position="2.581cm"/>
        </style:tab-stops>
      </style:paragraph-properties>
    </style:style>
    <style:style style:name="P580" style:family="paragraph" style:parent-style-name="Text_20_body" style:list-style-name="WWNum14">
      <style:paragraph-properties fo:margin-left="1.311cm" fo:margin-right="1.173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81" style:family="paragraph" style:parent-style-name="Text_20_body" style:list-style-name="WWNum55">
      <style:paragraph-properties fo:margin-left="1.311cm" fo:margin-right="0.751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82" style:family="paragraph" style:parent-style-name="Text_20_body" style:list-style-name="WWNum55">
      <style:paragraph-properties fo:margin-left="1.311cm" fo:margin-right="0.106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83" style:family="paragraph" style:parent-style-name="Text_20_body" style:list-style-name="WWNum57">
      <style:paragraph-properties fo:margin-left="1.311cm" fo:margin-right="0.413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84" style:family="paragraph" style:parent-style-name="Text_20_body" style:list-style-name="WWNum57">
      <style:paragraph-properties fo:margin-left="1.311cm" fo:margin-right="0.266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85" style:family="paragraph" style:parent-style-name="Text_20_body" style:list-style-name="WWNum57">
      <style:paragraph-properties fo:margin-left="1.311cm" fo:margin-right="0.409cm" fo:margin-top="0.002cm" fo:margin-bottom="0cm" style:contextual-spacing="false" fo:line-height="100%" fo:text-align="start" style:justify-single-word="false" fo:text-indent="-0.635cm" style:auto-text-indent="false">
        <style:tab-stops>
          <style:tab-stop style:position="1.311cm"/>
        </style:tab-stops>
      </style:paragraph-properties>
    </style:style>
    <style:style style:name="P586" style:family="paragraph" style:parent-style-name="Text_20_body" style:list-style-name="WWNum57">
      <style:paragraph-properties fo:margin-left="1.311cm" fo:margin-right="0.346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87" style:family="paragraph" style:parent-style-name="Text_20_body" style:list-style-name="WWNum59">
      <style:paragraph-properties fo:margin-left="1.311cm" fo:margin-right="0.494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88" style:family="paragraph" style:parent-style-name="Text_20_body" style:list-style-name="WWNum59">
      <style:paragraph-properties fo:margin-left="1.311cm" fo:margin-right="0.501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89" style:family="paragraph" style:parent-style-name="Text_20_body" style:list-style-name="WWNum59">
      <style:paragraph-properties fo:margin-left="1.311cm" fo:margin-right="0.335cm" fo:margin-top="0.002cm" fo:margin-bottom="0cm" style:contextual-spacing="false" fo:line-height="100%" fo:text-align="start" style:justify-single-word="false" fo:text-indent="-0.635cm" style:auto-text-indent="false">
        <style:tab-stops>
          <style:tab-stop style:position="1.311cm"/>
        </style:tab-stops>
      </style:paragraph-properties>
    </style:style>
    <style:style style:name="P590" style:family="paragraph" style:parent-style-name="Text_20_body" style:list-style-name="WWNum59">
      <style:paragraph-properties fo:margin-left="1.311cm" fo:margin-right="0.462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91" style:family="paragraph" style:parent-style-name="Text_20_body" style:list-style-name="WWNum61">
      <style:paragraph-properties fo:margin-left="1.311cm" fo:margin-right="0.977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92" style:family="paragraph" style:parent-style-name="Text_20_body" style:list-style-name="WWNum61">
      <style:paragraph-properties fo:margin-left="1.311cm" fo:margin-right="0.245cm" fo:margin-top="0.002cm" fo:margin-bottom="0cm" style:contextual-spacing="false" fo:line-height="100%" fo:text-align="start" style:justify-single-word="false" fo:text-indent="-0.635cm" style:auto-text-indent="false">
        <style:tab-stops>
          <style:tab-stop style:position="1.311cm"/>
        </style:tab-stops>
      </style:paragraph-properties>
    </style:style>
    <style:style style:name="P593" style:family="paragraph" style:parent-style-name="Text_20_body" style:list-style-name="WWNum61">
      <style:paragraph-properties fo:margin-left="1.311cm" fo:margin-right="0.7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94" style:family="paragraph" style:parent-style-name="Text_20_body" style:list-style-name="WWNum61">
      <style:paragraph-properties fo:margin-left="1.311cm" fo:margin-right="0.499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95" style:family="paragraph" style:parent-style-name="Text_20_body" style:list-style-name="WWNum61">
      <style:paragraph-properties fo:margin-left="1.311cm" fo:margin-right="0.316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96" style:family="paragraph" style:parent-style-name="Text_20_body" style:list-style-name="WWNum63">
      <style:paragraph-properties fo:margin-left="1.311cm" fo:margin-right="0.182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97" style:family="paragraph" style:parent-style-name="Text_20_body" style:list-style-name="WWNum63">
      <style:paragraph-properties fo:margin-left="1.311cm" fo:margin-right="0.136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598" style:family="paragraph" style:parent-style-name="Text_20_body" style:list-style-name="WWNum63">
      <style:paragraph-properties fo:margin-left="1.311cm" fo:margin-right="0.45cm" fo:margin-top="0.002cm" fo:margin-bottom="0cm" style:contextual-spacing="false" fo:line-height="100%" fo:text-align="start" style:justify-single-word="false" fo:text-indent="-0.635cm" style:auto-text-indent="false">
        <style:tab-stops>
          <style:tab-stop style:position="1.311cm"/>
        </style:tab-stops>
      </style:paragraph-properties>
    </style:style>
    <style:style style:name="P599" style:family="paragraph" style:parent-style-name="Text_20_body" style:list-style-name="WWNum63">
      <style:paragraph-properties fo:margin-left="1.311cm" fo:margin-right="0.312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600" style:family="paragraph" style:parent-style-name="Text_20_body" style:list-style-name="WWNum65">
      <style:paragraph-properties fo:margin-left="1.311cm" fo:margin-right="0.436cm" fo:margin-top="0.422cm" fo:margin-bottom="0cm" style:contextual-spacing="false" fo:line-height="100%" fo:text-align="start" style:justify-single-word="false" fo:text-indent="-0.635cm" style:auto-text-indent="false">
        <style:tab-stops>
          <style:tab-stop style:position="1.311cm"/>
        </style:tab-stops>
      </style:paragraph-properties>
    </style:style>
    <style:style style:name="P601" style:family="paragraph" style:parent-style-name="Text_20_body" style:list-style-name="WWNum65">
      <style:paragraph-properties fo:margin-left="1.311cm" fo:margin-right="0.46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602" style:family="paragraph" style:parent-style-name="Text_20_body" style:list-style-name="WWNum68">
      <style:paragraph-properties fo:margin-left="1.311cm" fo:margin-right="0.229cm" fo:margin-top="0.422cm" fo:margin-bottom="0cm" style:contextual-spacing="false" fo:line-height="100%" fo:text-align="start" style:justify-single-word="false" fo:text-indent="-0.635cm" style:auto-text-indent="false">
        <style:tab-stops>
          <style:tab-stop style:position="1.311cm"/>
        </style:tab-stops>
      </style:paragraph-properties>
    </style:style>
    <style:style style:name="P603" style:family="paragraph" style:parent-style-name="Text_20_body" style:list-style-name="WWNum68">
      <style:paragraph-properties fo:margin-left="1.311cm" fo:margin-right="0.108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604" style:family="paragraph" style:parent-style-name="Text_20_body" style:list-style-name="WWNum70">
      <style:paragraph-properties fo:margin-left="1.311cm" fo:margin-right="0.415cm" fo:margin-top="0.048cm" fo:margin-bottom="0cm" style:contextual-spacing="false" fo:line-height="100%" fo:text-align="start" style:justify-single-word="false" fo:text-indent="-0.635cm" style:auto-text-indent="false">
        <style:tab-stops>
          <style:tab-stop style:position="1.311cm"/>
        </style:tab-stops>
      </style:paragraph-properties>
    </style:style>
    <style:style style:name="P605" style:family="paragraph" style:parent-style-name="Text_20_body" style:list-style-name="WWNum70">
      <style:paragraph-properties fo:margin-left="1.311cm" fo:margin-right="0.531cm" fo:margin-top="0.002cm" fo:margin-bottom="0cm" style:contextual-spacing="false" fo:line-height="100%" fo:text-align="start" style:justify-single-word="false" fo:text-indent="-0.635cm" style:auto-text-indent="false">
        <style:tab-stops>
          <style:tab-stop style:position="1.311cm"/>
        </style:tab-stops>
      </style:paragraph-properties>
    </style:style>
    <style:style style:name="P606" style:family="paragraph" style:parent-style-name="Text_20_body" style:list-style-name="WWNum70">
      <style:paragraph-properties fo:margin-left="1.311cm" fo:margin-right="0.699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607" style:family="paragraph" style:parent-style-name="Text_20_body" style:list-style-name="WWNum72">
      <style:paragraph-properties fo:margin-left="1.311cm" fo:margin-right="0.755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608" style:family="paragraph" style:parent-style-name="Text_20_body" style:list-style-name="WWNum72">
      <style:paragraph-properties fo:margin-left="1.311cm" fo:margin-right="0.362cm" fo:margin-top="0.002cm" fo:margin-bottom="0cm" style:contextual-spacing="false" fo:line-height="100%" fo:text-align="start" style:justify-single-word="false" fo:text-indent="-0.635cm" style:auto-text-indent="false">
        <style:tab-stops>
          <style:tab-stop style:position="1.311cm"/>
        </style:tab-stops>
      </style:paragraph-properties>
    </style:style>
    <style:style style:name="P609" style:family="paragraph" style:parent-style-name="Text_20_body" style:list-style-name="WWNum72">
      <style:paragraph-properties fo:margin-left="1.311cm" fo:margin-right="0.628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610" style:family="paragraph" style:parent-style-name="Text_20_body" style:list-style-name="WWNum72">
      <style:paragraph-properties fo:margin-left="1.311cm" fo:margin-right="0.277cm" fo:margin-top="0cm" fo:margin-bottom="0cm" style:contextual-spacing="false" fo:line-height="100%" fo:text-align="start" style:justify-single-word="false" fo:text-indent="-0.635cm" style:auto-text-indent="false">
        <style:tab-stops>
          <style:tab-stop style:position="1.311cm"/>
        </style:tab-stops>
      </style:paragraph-properties>
    </style:style>
    <style:style style:name="P611" style:family="paragraph" style:parent-style-name="Text_20_body" style:list-style-name="WWNum24">
      <style:paragraph-properties fo:margin-left="3.851cm" fo:margin-right="0cm" fo:margin-top="0cm" fo:margin-bottom="0cm" style:contextual-spacing="false" fo:line-height="100%" fo:text-align="start" style:justify-single-word="false" fo:text-indent="-0.635cm" style:auto-text-indent="false">
        <style:tab-stops>
          <style:tab-stop style:position="3.851cm"/>
        </style:tab-stops>
      </style:paragraph-properties>
    </style:style>
    <style:style style:name="P612" style:family="paragraph" style:parent-style-name="Text_20_body" style:list-style-name="WWNum24">
      <style:paragraph-properties fo:margin-left="3.851cm" fo:margin-right="1.148cm" fo:margin-top="0cm" fo:margin-bottom="0cm" style:contextual-spacing="false" fo:line-height="100%" fo:text-align="start" style:justify-single-word="false" fo:text-indent="-0.635cm" style:auto-text-indent="false">
        <style:tab-stops>
          <style:tab-stop style:position="3.851cm"/>
        </style:tab-stops>
      </style:paragraph-properties>
    </style:style>
    <style:style style:name="P613" style:family="paragraph" style:parent-style-name="Text_20_body" style:list-style-name="WWNum44">
      <style:paragraph-properties fo:margin-left="3.851cm" fo:margin-right="0cm" fo:margin-top="0cm" fo:margin-bottom="0cm" style:contextual-spacing="false" fo:line-height="100%" fo:text-align="start" style:justify-single-word="false" fo:text-indent="-0.635cm" style:auto-text-indent="false">
        <style:tab-stops>
          <style:tab-stop style:position="3.851cm"/>
        </style:tab-stops>
      </style:paragraph-properties>
    </style:style>
    <style:style style:name="P614" style:family="paragraph" style:parent-style-name="Text_20_body" style:list-style-name="WWNum65">
      <style:paragraph-properties fo:margin-left="3.851cm" fo:margin-right="0cm" fo:margin-top="0cm" fo:margin-bottom="0cm" style:contextual-spacing="false" fo:line-height="100%" fo:text-align="start" style:justify-single-word="false" fo:text-indent="-0.635cm" style:auto-text-indent="false">
        <style:tab-stops>
          <style:tab-stop style:position="3.851cm"/>
        </style:tab-stops>
      </style:paragraph-properties>
    </style:style>
    <style:style style:name="P615" style:family="paragraph" style:parent-style-name="Text_20_body" style:list-style-name="WWNum44">
      <style:paragraph-properties fo:margin-left="3.849cm" fo:margin-right="0cm" fo:margin-top="0cm" fo:margin-bottom="0cm" style:contextual-spacing="false" fo:line-height="100%" fo:text-align="start" style:justify-single-word="false" fo:text-indent="-0.54cm" style:auto-text-indent="false">
        <style:tab-stops>
          <style:tab-stop style:position="3.849cm"/>
        </style:tab-stops>
      </style:paragraph-properties>
    </style:style>
    <style:style style:name="P616" style:family="paragraph" style:parent-style-name="Text_20_body" style:list-style-name="WWNum44">
      <style:paragraph-properties fo:margin-left="3.849cm" fo:margin-right="0cm" fo:margin-top="0cm" fo:margin-bottom="0cm" style:contextual-spacing="false" fo:line-height="100%" fo:text-align="start" style:justify-single-word="false" fo:text-indent="-0.658cm" style:auto-text-indent="false">
        <style:tab-stops>
          <style:tab-stop style:position="3.849cm"/>
        </style:tab-stops>
      </style:paragraph-properties>
    </style:style>
    <style:style style:name="P617" style:family="paragraph" style:parent-style-name="Text_20_body" style:list-style-name="WWNum44">
      <style:paragraph-properties fo:margin-left="3.849cm" fo:margin-right="0cm" fo:margin-top="0.002cm" fo:margin-bottom="0cm" style:contextual-spacing="false" fo:line-height="100%" fo:text-align="start" style:justify-single-word="false" fo:text-indent="-0.751cm" style:auto-text-indent="false">
        <style:tab-stops>
          <style:tab-stop style:position="3.849cm"/>
        </style:tab-stops>
      </style:paragraph-properties>
    </style:style>
    <style:style style:name="P618" style:family="paragraph" style:parent-style-name="Text_20_body" style:list-style-name="WWNum44">
      <style:paragraph-properties fo:margin-left="3.849cm" fo:margin-right="0cm" fo:margin-top="0cm" fo:margin-bottom="0cm" style:contextual-spacing="false" fo:line-height="100%" fo:text-align="start" style:justify-single-word="false" fo:text-indent="-0.751cm" style:auto-text-indent="false">
        <style:tab-stops>
          <style:tab-stop style:position="3.849cm"/>
        </style:tab-stops>
      </style:paragraph-properties>
    </style:style>
    <style:style style:name="P619" style:family="paragraph" style:parent-style-name="Text_20_body" style:list-style-name="WWNum44">
      <style:paragraph-properties fo:margin-left="3.849cm" fo:margin-right="0cm" fo:margin-top="0cm" fo:margin-bottom="0cm" style:contextual-spacing="false" fo:line-height="100%" fo:text-align="start" style:justify-single-word="false" fo:text-indent="-0.87cm" style:auto-text-indent="false">
        <style:tab-stops>
          <style:tab-stop style:position="3.849cm"/>
        </style:tab-stops>
      </style:paragraph-properties>
    </style:style>
    <style:style style:name="P620" style:family="paragraph" style:parent-style-name="Text_20_body" style:list-style-name="WWNum44">
      <style:paragraph-properties fo:margin-left="3.849cm" fo:margin-right="0cm" fo:margin-top="0cm" fo:margin-bottom="0cm" style:contextual-spacing="false" fo:line-height="100%" fo:text-align="start" style:justify-single-word="false" fo:text-indent="-0.984cm" style:auto-text-indent="false">
        <style:tab-stops>
          <style:tab-stop style:position="3.849cm"/>
        </style:tab-stops>
      </style:paragraph-properties>
    </style:style>
    <style:style style:name="P621" style:family="paragraph" style:parent-style-name="Text_20_body" style:list-style-name="WWNum48">
      <style:paragraph-properties fo:margin-left="3.849cm" fo:margin-right="0cm" fo:margin-top="0cm" fo:margin-bottom="0cm" style:contextual-spacing="false" fo:line-height="100%" fo:text-align="start" style:justify-single-word="false" fo:text-indent="-0.54cm" style:auto-text-indent="false">
        <style:tab-stops>
          <style:tab-stop style:position="3.849cm"/>
        </style:tab-stops>
      </style:paragraph-properties>
    </style:style>
    <style:style style:name="P622" style:family="paragraph" style:parent-style-name="Text_20_body" style:list-style-name="WWNum48">
      <style:paragraph-properties fo:margin-left="3.849cm" fo:margin-right="0cm" fo:margin-top="0cm" fo:margin-bottom="0cm" style:contextual-spacing="false" fo:line-height="100%" fo:text-align="start" style:justify-single-word="false" fo:text-indent="-0.658cm" style:auto-text-indent="false">
        <style:tab-stops>
          <style:tab-stop style:position="3.849cm"/>
        </style:tab-stops>
      </style:paragraph-properties>
    </style:style>
    <style:style style:name="P623" style:family="paragraph" style:parent-style-name="Text_20_body" style:list-style-name="WWNum44">
      <style:paragraph-properties fo:margin-left="3.847cm" fo:margin-right="0cm" fo:margin-top="0cm" fo:margin-bottom="0cm" style:contextual-spacing="false" fo:line-height="100%" fo:text-align="start" style:justify-single-word="false" fo:text-indent="-0.771cm" style:auto-text-indent="false">
        <style:tab-stops>
          <style:tab-stop style:position="3.847cm"/>
        </style:tab-stops>
      </style:paragraph-properties>
    </style:style>
    <style:style style:name="P624" style:family="paragraph" style:parent-style-name="Text_20_body" style:list-style-name="WWNum48">
      <style:paragraph-properties fo:margin-left="5.122cm" fo:margin-right="0.672cm" fo:margin-top="0.002cm" fo:margin-bottom="0cm" style:contextual-spacing="false" fo:line-height="100%" fo:text-align="start" style:justify-single-word="false" fo:text-indent="-0.635cm" style:auto-text-indent="false">
        <style:tab-stops>
          <style:tab-stop style:position="5.122cm"/>
        </style:tab-stops>
      </style:paragraph-properties>
    </style:style>
    <style:style style:name="P625" style:family="paragraph" style:parent-style-name="Text_20_body" style:list-style-name="WWNum48">
      <style:paragraph-properties fo:margin-left="5.122cm" fo:margin-right="0.155cm" fo:margin-top="0.002cm" fo:margin-bottom="0cm" style:contextual-spacing="false" fo:line-height="100%" fo:text-align="start" style:justify-single-word="false" fo:text-indent="-0.635cm" style:auto-text-indent="false">
        <style:tab-stops>
          <style:tab-stop style:position="5.122cm"/>
        </style:tab-stops>
      </style:paragraph-properties>
    </style:style>
    <style:style style:name="P626" style:family="paragraph" style:parent-style-name="Text_20_body" style:list-style-name="WWNum55">
      <style:paragraph-properties fo:margin-left="1.311cm" fo:margin-right="0.526cm" fo:margin-top="0.002cm" fo:margin-bottom="0cm" style:contextual-spacing="false" fo:line-height="100%" fo:text-align="justify" style:justify-single-word="false" fo:text-indent="-0.635cm" style:auto-text-indent="false">
        <style:tab-stops>
          <style:tab-stop style:position="1.311cm"/>
        </style:tab-stops>
      </style:paragraph-properties>
    </style:style>
    <style:style style:name="P627" style:family="paragraph" style:parent-style-name="Text_20_body" style:list-style-name="WWNum55">
      <style:paragraph-properties fo:margin-left="1.311cm" fo:margin-right="0.875cm" fo:margin-top="0cm" fo:margin-bottom="0cm" style:contextual-spacing="false" fo:line-height="100%" fo:text-align="justify" style:justify-single-word="false" fo:text-indent="-0.635cm" style:auto-text-indent="false">
        <style:tab-stops>
          <style:tab-stop style:position="1.311cm"/>
        </style:tab-stops>
      </style:paragraph-properties>
    </style:style>
    <style:style style:name="P628" style:family="paragraph" style:parent-style-name="Text_20_body" style:list-style-name="WWNum55">
      <style:paragraph-properties fo:margin-left="1.311cm" fo:margin-right="0.351cm" fo:margin-top="0cm" fo:margin-bottom="0cm" style:contextual-spacing="false" fo:line-height="100%" fo:text-align="justify" style:justify-single-word="false" fo:text-indent="-0.635cm" style:auto-text-indent="false">
        <style:tab-stops>
          <style:tab-stop style:position="1.311cm"/>
        </style:tab-stops>
      </style:paragraph-properties>
    </style:style>
    <style:style style:name="P629" style:family="paragraph" style:parent-style-name="Text_20_body" style:list-style-name="WWNum70">
      <style:paragraph-properties fo:margin-left="1.311cm" fo:margin-right="0.422cm" fo:margin-top="0cm" fo:margin-bottom="0cm" style:contextual-spacing="false" fo:line-height="100%" fo:text-align="justify" style:justify-single-word="false" fo:text-indent="-0.635cm" style:auto-text-indent="false">
        <style:tab-stops>
          <style:tab-stop style:position="1.311cm"/>
        </style:tab-stops>
      </style:paragraph-properties>
    </style:style>
    <style:style style:name="P630" style:family="paragraph" style:parent-style-name="Text_20_body" style:list-style-name="WWNum70">
      <style:paragraph-properties fo:margin-left="1.309cm" fo:margin-right="0cm" fo:margin-top="0cm" fo:margin-bottom="0cm" style:contextual-spacing="false" fo:line-height="100%" fo:text-align="justify" style:justify-single-word="false" fo:text-indent="-0.633cm" style:auto-text-indent="false">
        <style:tab-stops>
          <style:tab-stop style:position="1.309cm"/>
        </style:tab-stops>
      </style:paragraph-properties>
    </style:style>
    <style:style style:name="P631" style:family="paragraph" style:parent-style-name="Text_20_body">
      <style:paragraph-properties fo:margin-left="1.311cm" fo:margin-right="0cm" fo:text-indent="0cm" style:auto-text-indent="false"/>
    </style:style>
    <style:style style:name="P632" style:family="paragraph" style:parent-style-name="Text_20_body">
      <style:paragraph-properties fo:margin-left="1.311cm" fo:margin-right="0cm" fo:margin-top="0.002cm" fo:margin-bottom="0cm" style:contextual-spacing="false" fo:text-indent="0cm" style:auto-text-indent="false"/>
    </style:style>
    <style:style style:name="P633" style:family="paragraph" style:parent-style-name="Text_20_body">
      <style:paragraph-properties fo:margin-left="0.051cm" fo:margin-right="0cm" fo:text-indent="0cm" style:auto-text-indent="false"/>
    </style:style>
    <style:style style:name="P634" style:family="paragraph" style:parent-style-name="Text_20_body">
      <style:paragraph-properties fo:margin-left="1.311cm" fo:margin-right="0.28cm" fo:text-indent="0cm" style:auto-text-indent="false"/>
    </style:style>
    <style:style style:name="P635" style:family="paragraph" style:parent-style-name="Text_20_body" style:list-style-name="WWNum8">
      <style:paragraph-properties fo:margin-left="2.581cm" fo:margin-right="6.32cm" fo:margin-top="0.012cm" fo:margin-bottom="0cm" style:contextual-spacing="false" fo:line-height="96%" fo:text-align="start" style:justify-single-word="false" fo:text-indent="-0.635cm" style:auto-text-indent="false">
        <style:tab-stops>
          <style:tab-stop style:position="2.581cm"/>
        </style:tab-stops>
      </style:paragraph-properties>
    </style:style>
    <style:style style:name="P636" style:family="paragraph" style:parent-style-name="Text_20_body" style:list-style-name="WWNum8">
      <style:paragraph-properties fo:margin-left="2.581cm" fo:margin-right="3.794cm" fo:margin-top="0.012cm" fo:margin-bottom="0cm" style:contextual-spacing="false" fo:line-height="96%" fo:text-align="start" style:justify-single-word="false" fo:text-indent="-0.635cm" style:auto-text-indent="false">
        <style:tab-stops>
          <style:tab-stop style:position="2.581cm"/>
        </style:tab-stops>
      </style:paragraph-properties>
    </style:style>
    <style:style style:name="P637" style:family="paragraph" style:parent-style-name="Text_20_body" style:list-style-name="WWNum8">
      <style:paragraph-properties fo:margin-left="2.581cm" fo:margin-right="5.911cm" fo:margin-top="0.011cm" fo:margin-bottom="0cm" style:contextual-spacing="false" fo:line-height="96%" fo:text-align="start" style:justify-single-word="false" fo:text-indent="-0.635cm" style:auto-text-indent="false">
        <style:tab-stops>
          <style:tab-stop style:position="2.581cm"/>
        </style:tab-stops>
      </style:paragraph-properties>
    </style:style>
    <style:style style:name="P638" style:family="paragraph" style:parent-style-name="Text_20_body" style:list-style-name="WWNum16">
      <style:paragraph-properties fo:margin-left="2.581cm" fo:margin-right="1.773cm" fo:margin-top="0.012cm" fo:margin-bottom="0cm" style:contextual-spacing="false" fo:line-height="96%" fo:text-align="start" style:justify-single-word="false" fo:text-indent="-0.635cm" style:auto-text-indent="false">
        <style:tab-stops>
          <style:tab-stop style:position="2.581cm"/>
        </style:tab-stops>
      </style:paragraph-properties>
    </style:style>
    <style:style style:name="P639" style:family="paragraph" style:parent-style-name="Text_20_body" style:list-style-name="WWNum16">
      <style:paragraph-properties fo:margin-left="2.581cm" fo:margin-right="0.145cm" fo:margin-top="0.005cm" fo:margin-bottom="0cm" style:contextual-spacing="false" fo:line-height="96%" fo:text-align="start" style:justify-single-word="false" fo:text-indent="-0.635cm" style:auto-text-indent="false">
        <style:tab-stops>
          <style:tab-stop style:position="2.581cm"/>
        </style:tab-stops>
      </style:paragraph-properties>
    </style:style>
    <style:style style:name="P640" style:family="paragraph" style:parent-style-name="Text_20_body" style:list-style-name="WWNum16">
      <style:paragraph-properties fo:margin-left="2.581cm" fo:margin-right="6.126cm" fo:margin-top="0.011cm" fo:margin-bottom="0cm" style:contextual-spacing="false" fo:line-height="96%" fo:text-align="start" style:justify-single-word="false" fo:text-indent="-0.635cm" style:auto-text-indent="false">
        <style:tab-stops>
          <style:tab-stop style:position="2.581cm"/>
        </style:tab-stops>
      </style:paragraph-properties>
    </style:style>
    <style:style style:name="P641" style:family="paragraph" style:parent-style-name="Text_20_body" style:list-style-name="WWNum24">
      <style:paragraph-properties fo:margin-left="2.581cm" fo:margin-right="5.461cm" fo:margin-top="0.012cm" fo:margin-bottom="0cm" style:contextual-spacing="false" fo:line-height="96%" fo:text-align="start" style:justify-single-word="false" fo:text-indent="-0.635cm" style:auto-text-indent="false">
        <style:tab-stops>
          <style:tab-stop style:position="2.581cm"/>
        </style:tab-stops>
      </style:paragraph-properties>
    </style:style>
    <style:style style:name="P642" style:family="paragraph" style:parent-style-name="Text_20_body" style:list-style-name="WWNum24">
      <style:paragraph-properties fo:margin-left="2.581cm" fo:margin-right="6.735cm" fo:margin-top="0.011cm" fo:margin-bottom="0cm" style:contextual-spacing="false" fo:line-height="96%" fo:text-align="start" style:justify-single-word="false" fo:text-indent="-0.635cm" style:auto-text-indent="false">
        <style:tab-stops>
          <style:tab-stop style:position="2.581cm"/>
        </style:tab-stops>
      </style:paragraph-properties>
    </style:style>
    <style:style style:name="P643" style:family="paragraph" style:parent-style-name="Text_20_body" style:list-style-name="WWNum27">
      <style:paragraph-properties fo:margin-left="2.581cm" fo:margin-right="1.739cm" fo:margin-top="0.012cm" fo:margin-bottom="0cm" style:contextual-spacing="false" fo:line-height="96%" fo:text-align="start" style:justify-single-word="false" fo:text-indent="-0.635cm" style:auto-text-indent="false">
        <style:tab-stops>
          <style:tab-stop style:position="2.581cm"/>
        </style:tab-stops>
      </style:paragraph-properties>
    </style:style>
    <style:style style:name="P644" style:family="paragraph" style:parent-style-name="Text_20_body" style:list-style-name="WWNum27">
      <style:paragraph-properties fo:margin-left="2.581cm" fo:margin-right="0.504cm" fo:margin-top="0.012cm" fo:margin-bottom="0cm" style:contextual-spacing="false" fo:line-height="96%" fo:text-align="start" style:justify-single-word="false" fo:text-indent="-0.635cm" style:auto-text-indent="false">
        <style:tab-stops>
          <style:tab-stop style:position="2.581cm"/>
        </style:tab-stops>
      </style:paragraph-properties>
    </style:style>
    <style:style style:name="P645" style:family="paragraph" style:parent-style-name="Text_20_body" style:list-style-name="WWNum27">
      <style:paragraph-properties fo:margin-left="2.581cm" fo:margin-right="0.194cm" fo:margin-top="0.014cm" fo:margin-bottom="0cm" style:contextual-spacing="false" fo:line-height="96%" fo:text-align="start" style:justify-single-word="false" fo:text-indent="-0.635cm" style:auto-text-indent="false">
        <style:tab-stops>
          <style:tab-stop style:position="2.581cm"/>
        </style:tab-stops>
      </style:paragraph-properties>
    </style:style>
    <style:style style:name="P646" style:family="paragraph" style:parent-style-name="Text_20_body" style:list-style-name="WWNum27">
      <style:paragraph-properties fo:margin-left="2.581cm" fo:margin-right="2.021cm" fo:margin-top="0.016cm" fo:margin-bottom="0cm" style:contextual-spacing="false" fo:line-height="96%" fo:text-align="start" style:justify-single-word="false" fo:text-indent="-0.635cm" style:auto-text-indent="false">
        <style:tab-stops>
          <style:tab-stop style:position="2.581cm"/>
        </style:tab-stops>
      </style:paragraph-properties>
    </style:style>
    <style:style style:name="P647" style:family="paragraph" style:parent-style-name="Text_20_body" style:list-style-name="WWNum36">
      <style:paragraph-properties fo:margin-left="2.581cm" fo:margin-right="7.108cm" fo:margin-top="0.005cm" fo:margin-bottom="0cm" style:contextual-spacing="false" fo:line-height="96%" fo:text-align="start" style:justify-single-word="false" fo:text-indent="-0.635cm" style:auto-text-indent="false">
        <style:tab-stops>
          <style:tab-stop style:position="2.581cm"/>
        </style:tab-stops>
      </style:paragraph-properties>
    </style:style>
    <style:style style:name="P648" style:family="paragraph" style:parent-style-name="Text_20_body" style:list-style-name="WWNum36">
      <style:paragraph-properties fo:margin-left="2.581cm" fo:margin-right="0.496cm" fo:margin-top="0.012cm" fo:margin-bottom="0cm" style:contextual-spacing="false" fo:line-height="96%" fo:text-align="start" style:justify-single-word="false" fo:text-indent="-0.635cm" style:auto-text-indent="false">
        <style:tab-stops>
          <style:tab-stop style:position="2.581cm"/>
        </style:tab-stops>
      </style:paragraph-properties>
    </style:style>
    <style:style style:name="P649" style:family="paragraph" style:parent-style-name="Text_20_body" style:list-style-name="WWNum39">
      <style:paragraph-properties fo:margin-left="2.581cm" fo:margin-right="0.808cm" fo:margin-top="0.012cm" fo:margin-bottom="0cm" style:contextual-spacing="false" fo:line-height="96%" fo:text-align="start" style:justify-single-word="false" fo:text-indent="-0.635cm" style:auto-text-indent="false">
        <style:tab-stops>
          <style:tab-stop style:position="2.581cm"/>
        </style:tab-stops>
      </style:paragraph-properties>
    </style:style>
    <style:style style:name="P650" style:family="paragraph" style:parent-style-name="Text_20_body">
      <style:paragraph-properties fo:margin-left="2.581cm" fo:margin-right="0cm" fo:margin-top="0.004cm" fo:margin-bottom="0cm" style:contextual-spacing="false" fo:text-indent="0cm" style:auto-text-indent="false"/>
    </style:style>
    <style:style style:name="P651" style:family="paragraph" style:parent-style-name="Text_20_body">
      <style:paragraph-properties fo:margin-left="2.581cm" fo:margin-right="0cm" fo:text-indent="0cm" style:auto-text-indent="false"/>
    </style:style>
    <style:style style:name="P652" style:family="paragraph" style:parent-style-name="Text_20_body" style:list-style-name="WWNum8">
      <style:paragraph-properties fo:margin-left="2.579cm" fo:margin-right="0cm" fo:margin-top="0cm" fo:margin-bottom="0cm" style:contextual-spacing="false" fo:line-height="0.494cm" fo:text-align="start" style:justify-single-word="false" fo:text-indent="-0.633cm" style:auto-text-indent="false">
        <style:tab-stops>
          <style:tab-stop style:position="2.579cm"/>
        </style:tab-stops>
      </style:paragraph-properties>
    </style:style>
    <style:style style:name="P653" style:family="paragraph" style:parent-style-name="Text_20_body" style:list-style-name="WWNum16">
      <style:paragraph-properties fo:margin-left="2.579cm" fo:margin-right="0cm" fo:margin-top="0cm" fo:margin-bottom="0cm" style:contextual-spacing="false" fo:line-height="0.494cm" fo:text-align="start" style:justify-single-word="false" fo:text-indent="-0.633cm" style:auto-text-indent="false">
        <style:tab-stops>
          <style:tab-stop style:position="2.579cm"/>
        </style:tab-stops>
      </style:paragraph-properties>
    </style:style>
    <style:style style:name="P654" style:family="paragraph" style:parent-style-name="Text_20_body" style:list-style-name="WWNum16">
      <style:paragraph-properties fo:margin-left="2.579cm" fo:margin-right="0cm" fo:margin-top="0.004cm" fo:margin-bottom="0cm" style:contextual-spacing="false" fo:line-height="0.494cm" fo:text-align="start" style:justify-single-word="false" fo:text-indent="-0.633cm" style:auto-text-indent="false">
        <style:tab-stops>
          <style:tab-stop style:position="2.579cm"/>
        </style:tab-stops>
      </style:paragraph-properties>
    </style:style>
    <style:style style:name="P655" style:family="paragraph" style:parent-style-name="Text_20_body" style:list-style-name="WWNum27">
      <style:paragraph-properties fo:margin-left="2.579cm" fo:margin-right="0cm" fo:margin-top="0.004cm" fo:margin-bottom="0cm" style:contextual-spacing="false" fo:line-height="0.494cm" fo:text-align="start" style:justify-single-word="false" fo:text-indent="-0.633cm" style:auto-text-indent="false">
        <style:tab-stops>
          <style:tab-stop style:position="2.579cm"/>
        </style:tab-stops>
      </style:paragraph-properties>
    </style:style>
    <style:style style:name="P656" style:family="paragraph" style:parent-style-name="Text_20_body" style:list-style-name="WWNum36">
      <style:paragraph-properties fo:margin-left="2.579cm" fo:margin-right="0cm" fo:margin-top="0cm" fo:margin-bottom="0cm" style:contextual-spacing="false" fo:line-height="0.494cm" fo:text-align="start" style:justify-single-word="false" fo:text-indent="-0.633cm" style:auto-text-indent="false">
        <style:tab-stops>
          <style:tab-stop style:position="2.579cm"/>
        </style:tab-stops>
      </style:paragraph-properties>
    </style:style>
    <style:style style:name="P657" style:family="paragraph" style:parent-style-name="Text_20_body" style:list-style-name="WWNum39">
      <style:paragraph-properties fo:margin-left="2.579cm" fo:margin-right="0cm" fo:margin-top="0.004cm" fo:margin-bottom="0cm" style:contextual-spacing="false" fo:line-height="0.494cm" fo:text-align="start" style:justify-single-word="false" fo:text-indent="-0.633cm" style:auto-text-indent="false">
        <style:tab-stops>
          <style:tab-stop style:position="2.579cm"/>
        </style:tab-stops>
      </style:paragraph-properties>
    </style:style>
    <style:style style:name="P658" style:family="paragraph" style:parent-style-name="Text_20_body" style:list-style-name="WWNum39">
      <style:paragraph-properties fo:margin-left="2.579cm" fo:margin-right="0cm" fo:margin-top="0cm" fo:margin-bottom="0cm" style:contextual-spacing="false" fo:line-height="0.494cm" fo:text-align="start" style:justify-single-word="false" fo:text-indent="-0.633cm" style:auto-text-indent="false">
        <style:tab-stops>
          <style:tab-stop style:position="2.579cm"/>
        </style:tab-stops>
      </style:paragraph-properties>
    </style:style>
    <style:style style:name="P659" style:family="paragraph" style:parent-style-name="Text_20_body" style:list-style-name="WWNum39">
      <style:paragraph-properties fo:margin-left="2.579cm" fo:margin-right="0cm" fo:margin-top="0cm" fo:margin-bottom="0cm" style:contextual-spacing="false" fo:line-height="0.494cm" fo:text-align="justify" style:justify-single-word="false" fo:text-indent="-0.633cm" style:auto-text-indent="false">
        <style:tab-stops>
          <style:tab-stop style:position="2.579cm"/>
        </style:tab-stops>
      </style:paragraph-properties>
    </style:style>
    <style:style style:name="P660" style:family="paragraph" style:parent-style-name="Text_20_body">
      <style:paragraph-properties fo:margin-left="1.946cm" fo:margin-right="0cm" fo:line-height="0.48cm" fo:text-indent="0.635cm" style:auto-text-indent="false"/>
    </style:style>
    <style:style style:name="P661" style:family="paragraph" style:parent-style-name="Text_20_body">
      <style:paragraph-properties fo:margin-left="2.581cm" fo:margin-right="0cm" fo:line-height="0.48cm" fo:text-indent="0cm" style:auto-text-indent="false"/>
    </style:style>
    <style:style style:name="P662" style:family="paragraph" style:parent-style-name="Text_20_body">
      <style:paragraph-properties fo:margin-left="2.662cm" fo:margin-right="0cm" fo:line-height="0.48cm" fo:text-indent="0cm" style:auto-text-indent="false"/>
    </style:style>
    <style:style style:name="P663" style:family="paragraph" style:parent-style-name="Text_20_body">
      <style:paragraph-properties fo:margin-left="2.581cm" fo:margin-right="0cm" fo:line-height="0.48cm" fo:text-align="justify" style:justify-single-word="false" fo:text-indent="0cm" style:auto-text-indent="false"/>
    </style:style>
    <style:style style:name="P664" style:family="paragraph" style:parent-style-name="Text_20_body">
      <style:paragraph-properties fo:margin-left="0.146cm" fo:margin-right="0cm" fo:text-indent="0cm" style:auto-text-indent="false"/>
    </style:style>
    <style:style style:name="P665" style:family="paragraph" style:parent-style-name="Text_20_body">
      <style:paragraph-properties fo:margin-left="2.581cm" fo:margin-right="0.28cm" fo:text-indent="0cm" style:auto-text-indent="false"/>
    </style:style>
    <style:style style:name="P666" style:family="paragraph" style:parent-style-name="Text_20_body">
      <style:paragraph-properties fo:margin-left="2.581cm" fo:margin-right="0.28cm" fo:margin-top="0.004cm" fo:margin-bottom="0cm" style:contextual-spacing="false" fo:text-indent="0cm" style:auto-text-indent="false"/>
    </style:style>
    <style:style style:name="P667" style:family="paragraph" style:parent-style-name="Text_20_body">
      <style:paragraph-properties fo:margin-left="0.041cm" fo:margin-right="0.28cm" fo:text-indent="0cm" style:auto-text-indent="false"/>
    </style:style>
    <style:style style:name="P668" style:family="paragraph" style:parent-style-name="Text_20_body">
      <style:paragraph-properties fo:margin-left="0.041cm" fo:margin-right="0.28cm" fo:margin-top="0.049cm" fo:margin-bottom="0cm" style:contextual-spacing="false" fo:text-indent="0cm" style:auto-text-indent="false"/>
    </style:style>
    <style:style style:name="P669" style:family="paragraph" style:parent-style-name="Text_20_body">
      <style:paragraph-properties fo:margin-left="2.581cm" fo:margin-right="0.21cm" fo:text-indent="0cm" style:auto-text-indent="false"/>
    </style:style>
    <style:style style:name="P670" style:family="paragraph" style:parent-style-name="Text_20_body" style:master-page-name="Converted18">
      <style:paragraph-properties fo:margin-left="2.662cm" fo:margin-right="1.03cm" fo:margin-top="0.116cm" fo:margin-bottom="0cm" style:contextual-spacing="false" fo:text-indent="0cm" style:auto-text-indent="false" style:page-number="auto"/>
    </style:style>
    <style:style style:name="P671" style:family="paragraph" style:parent-style-name="Text_20_body">
      <style:paragraph-properties fo:margin-left="2.662cm" fo:margin-right="1.03cm" fo:text-indent="0cm" style:auto-text-indent="false"/>
    </style:style>
    <style:style style:name="P672" style:family="paragraph" style:parent-style-name="Text_20_body">
      <style:paragraph-properties fo:margin-left="2.662cm" fo:margin-right="1.03cm" fo:margin-top="0.004cm" fo:margin-bottom="0cm" style:contextual-spacing="false" fo:text-indent="0cm" style:auto-text-indent="false"/>
    </style:style>
    <style:style style:name="P673" style:family="paragraph" style:parent-style-name="Text_20_body">
      <style:paragraph-properties fo:margin-left="2.662cm" fo:margin-right="0cm" fo:text-indent="0cm" style:auto-text-indent="false"/>
    </style:style>
    <style:style style:name="P674" style:family="paragraph" style:parent-style-name="Text_20_body">
      <style:paragraph-properties fo:margin-left="2.662cm" fo:margin-right="0.949cm" fo:text-indent="0cm" style:auto-text-indent="false"/>
    </style:style>
    <style:style style:name="P675" style:family="paragraph" style:parent-style-name="Text_20_body">
      <style:paragraph-properties fo:margin-left="2.662cm" fo:margin-right="0.949cm" fo:margin-top="0.004cm" fo:margin-bottom="0cm" style:contextual-spacing="false" fo:text-indent="0cm" style:auto-text-indent="false"/>
    </style:style>
    <style:style style:name="P676" style:family="paragraph" style:parent-style-name="Text_20_body">
      <style:paragraph-properties fo:margin-left="3.932cm" fo:margin-right="0cm" fo:text-indent="0cm" style:auto-text-indent="false"/>
    </style:style>
    <style:style style:name="P677" style:family="paragraph" style:parent-style-name="Text_20_body" style:master-page-name="Converted22">
      <style:paragraph-properties fo:margin-top="0.007cm" fo:margin-bottom="0cm" style:contextual-spacing="false" style:page-number="auto"/>
      <style:text-properties fo:font-size="8.5pt" style:font-size-asian="8.5pt"/>
    </style:style>
    <style:style style:name="P678" style:family="paragraph" style:parent-style-name="Text_20_body">
      <style:paragraph-properties fo:margin-top="0.009cm" fo:margin-bottom="0cm" style:contextual-spacing="false"/>
    </style:style>
    <style:style style:name="P679" style:family="paragraph" style:parent-style-name="Text_20_body" style:list-style-name="WWNum30">
      <style:paragraph-properties fo:margin-left="2.581cm" fo:margin-right="0cm" fo:margin-top="0.002cm" fo:margin-bottom="0cm" style:contextual-spacing="false" fo:line-height="0.519cm" fo:text-align="start" style:justify-single-word="false" fo:text-indent="-0.635cm" style:auto-text-indent="false">
        <style:tab-stops>
          <style:tab-stop style:position="2.581cm"/>
        </style:tab-stops>
      </style:paragraph-properties>
    </style:style>
    <style:style style:name="P680" style:family="paragraph" style:parent-style-name="Text_20_body" style:list-style-name="WWNum68">
      <style:paragraph-properties fo:margin-left="1.311cm" fo:margin-right="0cm" fo:margin-top="0.002cm" fo:margin-bottom="0cm" style:contextual-spacing="false" fo:line-height="0.519cm" fo:text-align="start" style:justify-single-word="false" fo:text-indent="-0.635cm" style:auto-text-indent="false">
        <style:tab-stops>
          <style:tab-stop style:position="1.311cm"/>
        </style:tab-stops>
      </style:paragraph-properties>
    </style:style>
    <style:style style:name="P681" style:family="paragraph" style:parent-style-name="Text_20_body">
      <style:paragraph-properties fo:margin-left="2.662cm" fo:margin-right="0cm" fo:line-height="0.487cm" fo:text-indent="0cm" style:auto-text-indent="false"/>
    </style:style>
    <style:style style:name="P682" style:family="paragraph" style:parent-style-name="Text_20_body">
      <style:paragraph-properties fo:margin-left="3.932cm" fo:margin-right="0cm" fo:line-height="0.487cm" fo:text-indent="0cm" style:auto-text-indent="false"/>
    </style:style>
    <style:style style:name="P683" style:family="paragraph" style:parent-style-name="Text_20_body" style:list-style-name="WWNum39">
      <style:paragraph-properties fo:margin-left="2.579cm" fo:margin-right="0cm" fo:margin-top="0cm" fo:margin-bottom="0cm" style:contextual-spacing="false" fo:line-height="0.487cm" fo:text-align="justify" style:justify-single-word="false" fo:text-indent="-0.633cm" style:auto-text-indent="false">
        <style:tab-stops>
          <style:tab-stop style:position="2.579cm"/>
        </style:tab-stops>
      </style:paragraph-properties>
    </style:style>
    <style:style style:name="P684" style:family="paragraph" style:parent-style-name="Text_20_body" style:list-style-name="WWNum68">
      <style:paragraph-properties fo:margin-left="2.579cm" fo:margin-right="0cm" fo:margin-top="0cm" fo:margin-bottom="0cm" style:contextual-spacing="false" fo:line-height="0.487cm" fo:text-align="start" style:justify-single-word="false" fo:text-indent="-0.633cm" style:auto-text-indent="false">
        <style:tab-stops>
          <style:tab-stop style:position="2.579cm"/>
        </style:tab-stops>
      </style:paragraph-properties>
    </style:style>
    <style:style style:name="P685" style:family="paragraph" style:parent-style-name="Text_20_body">
      <style:paragraph-properties fo:margin-left="1.311cm" fo:margin-right="0cm" fo:line-height="0.487cm" fo:text-indent="0cm" style:auto-text-indent="false"/>
    </style:style>
    <style:style style:name="P686" style:family="paragraph" style:parent-style-name="Text_20_body">
      <style:paragraph-properties fo:margin-left="3.932cm" fo:margin-right="0cm" fo:text-indent="-0.635cm" style:auto-text-indent="false"/>
    </style:style>
    <style:style style:name="P687" style:family="paragraph" style:parent-style-name="Text_20_body">
      <style:paragraph-properties fo:margin-left="3.932cm" fo:margin-right="1.03cm" fo:text-indent="-0.635cm" style:auto-text-indent="false"/>
    </style:style>
    <style:style style:name="P688" style:family="paragraph" style:parent-style-name="Text_20_body">
      <style:paragraph-properties fo:margin-left="5.202cm" fo:margin-right="1.03cm" fo:text-indent="-0.635cm" style:auto-text-indent="false"/>
    </style:style>
    <style:style style:name="P689" style:family="paragraph" style:parent-style-name="Text_20_body">
      <style:paragraph-properties fo:margin-left="2.581cm" fo:margin-right="4.944cm" fo:text-indent="0cm" style:auto-text-indent="false"/>
    </style:style>
    <style:style style:name="P690" style:family="paragraph" style:parent-style-name="Text_20_body" style:list-style-name="WWNum39">
      <style:paragraph-properties fo:margin-left="2.581cm" fo:margin-right="0.385cm" fo:margin-top="0.005cm" fo:margin-bottom="0cm" style:contextual-spacing="false" fo:line-height="98%" fo:text-align="justify" style:justify-single-word="false" fo:text-indent="-0.635cm" style:auto-text-indent="false">
        <style:tab-stops>
          <style:tab-stop style:position="2.581cm"/>
        </style:tab-stops>
      </style:paragraph-properties>
    </style:style>
    <style:style style:name="P691" style:family="paragraph" style:parent-style-name="Text_20_body" style:list-style-name="WWNum39">
      <style:paragraph-properties fo:margin-left="2.579cm" fo:margin-right="0cm" fo:margin-top="0cm" fo:margin-bottom="0cm" style:contextual-spacing="false" fo:line-height="0.49cm" fo:text-align="justify" style:justify-single-word="false" fo:text-indent="-0.633cm" style:auto-text-indent="false">
        <style:tab-stops>
          <style:tab-stop style:position="2.579cm"/>
        </style:tab-stops>
      </style:paragraph-properties>
    </style:style>
    <style:style style:name="P692" style:family="paragraph" style:parent-style-name="Text_20_body">
      <style:paragraph-properties fo:margin-left="3.932cm" fo:margin-right="0cm" fo:text-align="justify" style:justify-single-word="false" fo:text-indent="0cm" style:auto-text-indent="false"/>
    </style:style>
    <style:style style:name="P693" style:family="paragraph" style:parent-style-name="Text_20_body" style:master-page-name="Converted34">
      <style:paragraph-properties fo:margin-left="0.041cm" fo:margin-right="0cm" fo:text-indent="-0.635cm" style:auto-text-indent="false" style:page-number="auto"/>
    </style:style>
    <style:style style:name="P694" style:family="paragraph" style:parent-style-name="Text_20_body" style:master-page-name="Converted43">
      <style:paragraph-properties fo:margin-left="0.041cm" fo:margin-right="0cm" fo:text-indent="-0.635cm" style:auto-text-indent="false" style:page-number="auto"/>
    </style:style>
    <style:style style:name="P695" style:family="paragraph" style:parent-style-name="Text_20_body" style:master-page-name="Converted36">
      <style:paragraph-properties fo:margin-left="3.177cm" fo:margin-right="0cm" fo:margin-top="0.116cm" fo:margin-bottom="0cm" style:contextual-spacing="false" fo:text-indent="0cm" style:auto-text-indent="false" style:page-number="auto"/>
    </style:style>
    <style:style style:name="P696" style:family="paragraph" style:parent-style-name="Text_20_body">
      <style:paragraph-properties fo:margin-left="7.742cm" fo:margin-right="0.413cm" fo:margin-top="0.002cm" fo:margin-bottom="0cm" style:contextual-spacing="false" fo:text-indent="0cm" style:auto-text-indent="false"/>
    </style:style>
    <style:style style:name="P697" style:family="paragraph" style:parent-style-name="Text_20_body">
      <style:paragraph-properties fo:margin-left="0cm" fo:margin-right="6.018cm" fo:text-align="end" style:justify-single-word="false" fo:text-indent="-0.635cm" style:auto-text-indent="false"/>
    </style:style>
    <style:style style:name="P698" style:family="paragraph" style:parent-style-name="Text_20_body">
      <style:paragraph-properties fo:margin-left="2.662cm" fo:margin-right="0cm" fo:text-indent="-0.635cm" style:auto-text-indent="false"/>
    </style:style>
    <style:style style:name="P699" style:family="paragraph" style:parent-style-name="Text_20_body">
      <style:paragraph-properties fo:margin-left="2.662cm" fo:margin-right="1.03cm" fo:text-indent="-0.635cm" style:auto-text-indent="false"/>
    </style:style>
    <style:style style:name="P700" style:family="paragraph" style:parent-style-name="Text_20_body">
      <style:paragraph-properties fo:margin-left="0.051cm" fo:margin-right="0cm" fo:text-indent="-0.635cm" style:auto-text-indent="false"/>
    </style:style>
    <style:style style:name="P701" style:family="paragraph" style:parent-style-name="Text_20_body" style:master-page-name="Converted40">
      <style:paragraph-properties fo:margin-left="5.202cm" fo:margin-right="0.949cm" fo:margin-top="0.12cm" fo:margin-bottom="0cm" style:contextual-spacing="false" fo:text-indent="-0.635cm" style:auto-text-indent="false" style:page-number="auto"/>
    </style:style>
    <style:style style:name="P702" style:family="paragraph" style:parent-style-name="Text_20_body">
      <style:paragraph-properties fo:margin-left="5.202cm" fo:margin-right="0cm" fo:text-indent="-0.635cm" style:auto-text-indent="false"/>
    </style:style>
    <style:style style:name="P703" style:family="paragraph" style:parent-style-name="Text_20_body">
      <style:paragraph-properties fo:margin-left="1.392cm" fo:margin-right="0cm" fo:line-height="0.485cm" fo:text-indent="-0.635cm" style:auto-text-indent="false"/>
    </style:style>
    <style:style style:name="P704" style:family="paragraph" style:parent-style-name="Text_20_body">
      <style:paragraph-properties fo:margin-left="1.311cm" fo:margin-right="0cm" fo:line-height="0.485cm" fo:text-indent="0cm" style:auto-text-indent="false"/>
    </style:style>
    <style:style style:name="P705" style:family="paragraph" style:parent-style-name="Text_20_body">
      <style:paragraph-properties fo:margin-left="0.041cm" fo:margin-right="0.055cm" fo:margin-top="0.049cm" fo:margin-bottom="0cm" style:contextual-spacing="false" fo:text-indent="0cm" style:auto-text-indent="false"/>
    </style:style>
    <style:style style:name="P706" style:family="paragraph" style:parent-style-name="Text_20_body">
      <style:paragraph-properties fo:margin-left="0.041cm" fo:margin-right="0.21cm" fo:margin-top="0.049cm" fo:margin-bottom="0cm" style:contextual-spacing="false" fo:text-indent="0cm" style:auto-text-indent="false"/>
    </style:style>
    <style:style style:name="P707" style:family="paragraph" style:parent-style-name="Text_20_body" style:list-style-name="WWNum65">
      <style:paragraph-properties fo:margin-left="2.579cm" fo:margin-right="0cm" fo:margin-top="0.002cm" fo:margin-bottom="0cm" style:contextual-spacing="false" fo:line-height="0.504cm" fo:text-align="start" style:justify-single-word="false" fo:text-indent="-0.633cm" style:auto-text-indent="false">
        <style:tab-stops>
          <style:tab-stop style:position="2.579cm"/>
        </style:tab-stops>
      </style:paragraph-properties>
    </style:style>
    <style:style style:name="P708" style:family="paragraph" style:parent-style-name="Text_20_body" style:list-style-name="WWNum65">
      <style:paragraph-properties fo:margin-left="2.579cm" fo:margin-right="0cm" fo:margin-top="0cm" fo:margin-bottom="0cm" style:contextual-spacing="false" fo:line-height="0.504cm" fo:text-align="start" style:justify-single-word="false" fo:text-indent="-0.633cm" style:auto-text-indent="false">
        <style:tab-stops>
          <style:tab-stop style:position="2.579cm"/>
        </style:tab-stops>
      </style:paragraph-properties>
    </style:style>
    <style:style style:name="P709" style:family="paragraph" style:parent-style-name="Text_20_body" style:list-style-name="WWNum68">
      <style:paragraph-properties fo:margin-left="2.579cm" fo:margin-right="0cm" fo:margin-top="0cm" fo:margin-bottom="0cm" style:contextual-spacing="false" fo:line-height="0.504cm" fo:text-align="start" style:justify-single-word="false" fo:text-indent="-0.633cm" style:auto-text-indent="false">
        <style:tab-stops>
          <style:tab-stop style:position="2.579cm"/>
        </style:tab-stops>
      </style:paragraph-properties>
    </style:style>
    <style:style style:name="P710" style:family="paragraph" style:parent-style-name="Text_20_body" style:list-style-name="WWNum70">
      <style:paragraph-properties fo:margin-left="2.579cm" fo:margin-right="0cm" fo:margin-top="0.009cm" fo:margin-bottom="0cm" style:contextual-spacing="false" fo:line-height="0.504cm" fo:text-align="start" style:justify-single-word="false" fo:text-indent="-0.633cm" style:auto-text-indent="false">
        <style:tab-stops>
          <style:tab-stop style:position="2.579cm"/>
        </style:tab-stops>
      </style:paragraph-properties>
    </style:style>
    <style:style style:name="P711" style:family="paragraph" style:parent-style-name="Text_20_body" style:list-style-name="WWNum65">
      <style:paragraph-properties fo:margin-left="3.851cm" fo:margin-right="0cm" fo:margin-top="0cm" fo:margin-bottom="0cm" style:contextual-spacing="false" fo:line-height="0.469cm" fo:text-align="start" style:justify-single-word="false" fo:text-indent="-0.635cm" style:auto-text-indent="false">
        <style:tab-stops>
          <style:tab-stop style:position="3.851cm"/>
        </style:tab-stops>
      </style:paragraph-properties>
    </style:style>
    <style:style style:name="P712" style:family="paragraph" style:parent-style-name="Text_20_body" style:list-style-name="WWNum65">
      <style:paragraph-properties fo:margin-left="2.581cm" fo:margin-right="1.162cm" fo:margin-top="0.009cm" fo:margin-bottom="0cm" style:contextual-spacing="false" fo:line-height="92%" fo:text-align="start" style:justify-single-word="false" fo:text-indent="-0.635cm" style:auto-text-indent="false">
        <style:tab-stops>
          <style:tab-stop style:position="2.581cm"/>
        </style:tab-stops>
      </style:paragraph-properties>
    </style:style>
    <style:style style:name="P713" style:family="paragraph" style:parent-style-name="Text_20_body" style:list-style-name="WWNum70">
      <style:paragraph-properties fo:margin-left="2.581cm" fo:margin-right="0.494cm" fo:margin-top="0.023cm" fo:margin-bottom="0cm" style:contextual-spacing="false" fo:line-height="92%" fo:text-align="start" style:justify-single-word="false" fo:text-indent="-0.635cm" style:auto-text-indent="false">
        <style:tab-stops>
          <style:tab-stop style:position="2.581cm"/>
        </style:tab-stops>
      </style:paragraph-properties>
    </style:style>
    <style:style style:name="P714" style:family="paragraph" style:parent-style-name="Text_20_body" style:list-style-name="WWNum70">
      <style:paragraph-properties fo:margin-left="1.311cm" fo:margin-right="0cm" fo:margin-top="0cm" fo:margin-bottom="0cm" style:contextual-spacing="false" fo:line-height="0.515cm" fo:text-align="start" style:justify-single-word="false" fo:text-indent="-0.635cm" style:auto-text-indent="false">
        <style:tab-stops>
          <style:tab-stop style:position="1.311cm"/>
        </style:tab-stops>
      </style:paragraph-properties>
    </style:style>
    <style:style style:name="P715" style:family="paragraph" style:parent-style-name="Text_20_body" style:list-style-name="WWNum70">
      <style:paragraph-properties fo:margin-left="1.311cm" fo:margin-right="0cm" fo:margin-top="0cm" fo:margin-bottom="0cm" style:contextual-spacing="false" fo:line-height="0.499cm" fo:text-align="start" style:justify-single-word="false" fo:text-indent="-0.635cm" style:auto-text-indent="false">
        <style:tab-stops>
          <style:tab-stop style:position="1.311cm"/>
        </style:tab-stops>
      </style:paragraph-properties>
    </style:style>
    <style:style style:name="P716" style:family="paragraph" style:parent-style-name="Text_20_body" style:list-style-name="WWNum70">
      <style:paragraph-properties fo:margin-left="1.309cm" fo:margin-right="0cm" fo:margin-top="0cm" fo:margin-bottom="0cm" style:contextual-spacing="false" fo:line-height="0.517cm" fo:text-align="justify" style:justify-single-word="false" fo:text-indent="-0.633cm" style:auto-text-indent="false">
        <style:tab-stops>
          <style:tab-stop style:position="1.309cm"/>
        </style:tab-stops>
      </style:paragraph-properties>
    </style:style>
    <style:style style:name="P717" style:family="paragraph" style:parent-style-name="Text_20_body" style:master-page-name="Converted61">
      <style:paragraph-properties fo:margin-left="0.041cm" fo:margin-right="1.03cm" fo:margin-top="0.138cm" fo:margin-bottom="0cm" style:contextual-spacing="false" fo:text-indent="0cm" style:auto-text-indent="false" style:page-number="auto"/>
    </style:style>
    <style:style style:name="P718" style:family="paragraph" style:parent-style-name="Text_20_body">
      <style:paragraph-properties fo:margin-left="0.041cm" fo:margin-right="1.03cm" fo:margin-top="0.002cm" fo:margin-bottom="0cm" style:contextual-spacing="false" fo:text-indent="0cm" style:auto-text-indent="false"/>
    </style:style>
    <style:style style:name="P719" style:family="paragraph" style:parent-style-name="Text_20_body">
      <style:paragraph-properties fo:margin-left="0.041cm" fo:margin-right="1.03cm" fo:text-indent="0cm" style:auto-text-indent="false"/>
    </style:style>
    <style:style style:name="P720" style:family="paragraph" style:parent-style-name="Text_20_body">
      <style:paragraph-properties fo:margin-top="0.004cm" fo:margin-bottom="0cm" style:contextual-spacing="false"/>
    </style:style>
    <style:style style:name="P721" style:family="paragraph" style:parent-style-name="Text_20_body">
      <style:paragraph-properties fo:margin-top="0.005cm" fo:margin-bottom="0cm" style:contextual-spacing="false"/>
    </style:style>
    <style:style style:name="P722" style:family="paragraph" style:parent-style-name="Text_20_body">
      <style:paragraph-properties fo:margin-top="0.011cm" fo:margin-bottom="0cm" style:contextual-spacing="false"/>
    </style:style>
    <style:style style:name="P723" style:family="paragraph" style:parent-style-name="Text_20_body">
      <style:paragraph-properties fo:margin-top="0.002cm" fo:margin-bottom="0cm" style:contextual-spacing="false"/>
    </style:style>
    <style:style style:name="P724" style:family="paragraph" style:parent-style-name="Text_20_body">
      <style:text-properties fo:font-size="16pt" style:font-size-asian="16pt"/>
    </style:style>
    <style:style style:name="P725" style:family="paragraph" style:parent-style-name="Text_20_body">
      <style:paragraph-properties fo:margin-top="0.259cm" fo:margin-bottom="0cm" style:contextual-spacing="false"/>
      <style:text-properties fo:font-size="16pt" style:font-size-asian="16pt"/>
    </style:style>
    <style:style style:name="P726" style:family="paragraph" style:parent-style-name="Text_20_body" style:master-page-name="Converted65">
      <style:paragraph-properties style:page-number="auto"/>
      <style:text-properties fo:font-size="16pt" style:font-size-asian="16pt"/>
    </style:style>
    <style:style style:name="P727" style:family="paragraph" style:parent-style-name="Text_20_body">
      <style:paragraph-properties fo:margin-left="1.311cm" fo:margin-right="0cm" fo:text-indent="0cm" style:auto-text-indent="false"/>
      <style:text-properties officeooo:paragraph-rsid="00199b2a"/>
    </style:style>
    <style:style style:name="P728" style:family="paragraph">
      <style:paragraph-properties fo:margin-top="0.053cm" fo:margin-bottom="0cm" fo:line-height="100%" fo:text-align="start"/>
      <style:text-properties fo:font-size="11pt"/>
    </style:style>
    <style:style style:name="P729" style:family="paragraph">
      <loext:graphic-properties draw:fill="solid" draw:fill-color="#bababa"/>
      <style:paragraph-properties fo:margin-top="0.053cm" fo:margin-bottom="0cm" fo:line-height="100%" fo:text-align="start"/>
      <style:text-properties fo:font-size="11pt"/>
    </style:style>
    <style:style style:name="P730" style:family="paragraph">
      <loext:graphic-properties draw:fill="solid" draw:fill-color="#000000"/>
      <style:paragraph-properties fo:text-align="start"/>
      <style:text-properties fo:font-size="11pt"/>
    </style:style>
    <style:style style:name="P731" style:family="paragraph">
      <loext:graphic-properties draw:fill="solid" draw:fill-color="#efefef"/>
      <style:paragraph-properties fo:text-align="start"/>
      <style:text-properties fo:font-size="18pt"/>
    </style:style>
    <style:style style:name="P732" style:family="paragraph">
      <loext:graphic-properties draw:fill="solid" draw:fill-color="#bababa"/>
      <style:paragraph-properties fo:text-align="start"/>
      <style:text-properties fo:font-size="18pt"/>
    </style:style>
    <style:style style:name="P733" style:family="paragraph">
      <loext:graphic-properties draw:fill="solid" draw:fill-color="#bababa"/>
      <style:paragraph-properties fo:text-align="start"/>
      <style:text-properties fo:font-size="11pt"/>
    </style:style>
    <style:style style:name="P734" style:family="paragraph">
      <loext:graphic-properties draw:fill="solid" draw:fill-color="#cccccc"/>
      <style:paragraph-properties fo:text-align="start"/>
      <style:text-properties fo:font-size="11pt"/>
    </style:style>
    <style:style style:name="P735" style:family="paragraph">
      <loext:graphic-properties draw:fill="solid" draw:fill-color="#9f9f9f"/>
      <style:paragraph-properties fo:text-align="start"/>
      <style:text-properties fo:font-size="11pt"/>
    </style:style>
    <style:style style:name="P736" style:family="paragraph">
      <loext:graphic-properties draw:fill="solid" draw:fill-color="#e2e2e2"/>
      <style:paragraph-properties fo:text-align="start"/>
      <style:text-properties fo:font-size="11pt"/>
    </style:style>
    <style:style style:name="P737" style:family="paragraph">
      <loext:graphic-properties draw:fill="none"/>
      <style:paragraph-properties fo:margin-top="0.053cm" fo:margin-bottom="0cm" fo:line-height="100%" fo:text-align="start"/>
      <style:text-properties fo:font-size="11pt"/>
    </style:style>
    <style:style style:name="P738" style:family="paragraph">
      <style:paragraph-properties fo:margin-top="0.049cm" fo:margin-bottom="0cm" fo:line-height="100%" fo:text-align="start"/>
      <style:text-properties fo:font-size="11pt"/>
    </style:style>
    <style:style style:name="P739" style:family="paragraph">
      <loext:graphic-properties draw:fill="none"/>
      <style:paragraph-properties fo:margin-top="0.049cm" fo:margin-bottom="0cm" fo:line-height="100%" fo:text-align="start"/>
      <style:text-properties fo:font-size="11pt"/>
    </style:style>
    <style:style style:name="P740" style:family="paragraph">
      <loext:graphic-properties draw:fill="none"/>
      <style:paragraph-properties fo:text-align="start"/>
      <style:text-properties fo:font-size="11pt"/>
    </style:style>
    <style:style style:name="P741" style:family="paragraph">
      <loext:graphic-properties draw:fill="solid" draw:fill-color="#cccccc"/>
      <style:paragraph-properties fo:text-align="start"/>
      <style:text-properties fo:font-size="18pt"/>
    </style:style>
    <style:style style:name="P742" style:family="paragraph">
      <style:paragraph-properties fo:margin-top="0cm" fo:margin-bottom="0cm" fo:line-height="100%" fo:text-align="start"/>
      <style:text-properties fo:font-size="11pt"/>
    </style:style>
    <style:style style:name="P743" style:family="paragraph">
      <style:paragraph-properties fo:margin-top="0.002cm" fo:margin-bottom="0cm" fo:line-height="100%" fo:text-align="start"/>
      <style:text-properties fo:font-size="11pt"/>
    </style:style>
    <style:style style:name="P744" style:family="paragraph">
      <loext:graphic-properties draw:fill="none"/>
      <style:paragraph-properties fo:text-align="start"/>
      <style:text-properties fo:font-size="18pt"/>
    </style:style>
    <style:style style:name="P745" style:family="paragraph">
      <style:paragraph-properties fo:margin-top="0cm" fo:margin-bottom="0cm" style:line-height-at-least="0.517cm" fo:text-align="start"/>
      <style:text-properties fo:font-size="11pt"/>
    </style:style>
    <style:style style:name="P746" style:family="paragraph">
      <style:paragraph-properties fo:margin-top="0.004cm" fo:margin-bottom="0cm" fo:line-height="100%" fo:text-align="start"/>
      <style:text-properties fo:font-size="11pt"/>
    </style:style>
    <style:style style:name="P747" style:family="paragraph">
      <style:paragraph-properties fo:margin-top="0cm" fo:margin-bottom="0cm" style:line-height-at-least="0.515cm" fo:text-align="start"/>
      <style:text-properties fo:font-size="11pt"/>
    </style:style>
    <style:style style:name="P748" style:family="paragraph">
      <style:paragraph-properties fo:margin-top="0.053cm" fo:margin-bottom="0cm" fo:line-height="100%" fo:text-align="end"/>
      <style:text-properties fo:font-size="11pt"/>
    </style:style>
    <style:style style:name="P749" style:family="paragraph">
      <style:paragraph-properties fo:margin-top="0cm" fo:margin-bottom="0cm" fo:line-height="100%" fo:text-align="end"/>
      <style:text-properties fo:font-size="11pt"/>
    </style:style>
    <style:style style:name="P750" style:family="paragraph">
      <style:paragraph-properties fo:margin-top="0cm" fo:margin-bottom="0cm" fo:line-height="100%" fo:text-align="justify"/>
      <style:text-properties fo:font-size="11pt"/>
    </style:style>
    <style:style style:name="P751" style:family="paragraph">
      <loext:graphic-properties draw:fill="none"/>
      <style:paragraph-properties fo:margin-top="0.053cm" fo:margin-bottom="0cm" fo:line-height="100%" fo:text-align="end"/>
      <style:text-properties fo:font-size="11pt"/>
    </style:style>
    <style:style style:name="P752" style:family="paragraph">
      <style:paragraph-properties fo:margin-top="0cm" fo:margin-bottom="0cm" style:line-height-at-least="0.494cm" fo:text-align="start"/>
      <style:text-properties fo:font-size="11pt"/>
    </style:style>
    <style:style style:name="P753" style:family="paragraph">
      <style:paragraph-properties fo:margin-top="0cm" fo:margin-bottom="0cm" style:line-height-at-least="0.48cm" fo:text-align="start"/>
      <style:text-properties fo:font-size="11pt"/>
    </style:style>
    <style:style style:name="P754" style:family="paragraph">
      <style:paragraph-properties fo:margin-top="0.011cm" fo:margin-bottom="0cm" fo:line-height="96%" fo:text-align="start"/>
      <style:text-properties fo:font-size="11pt"/>
    </style:style>
    <style:style style:name="T1" style:family="text">
      <style:text-properties style:font-name="Calibri" fo:font-size="16pt" style:font-size-asian="16pt"/>
    </style:style>
    <style:style style:name="T2" style:family="text">
      <style:text-properties style:font-name="Calibri" fo:font-size="16pt" fo:letter-spacing="-0.007cm" style:font-size-asian="16pt"/>
    </style:style>
    <style:style style:name="T3" style:family="text">
      <style:text-properties style:font-name="Calibri" fo:font-size="16pt" fo:letter-spacing="-0.011cm" style:font-size-asian="16pt"/>
    </style:style>
    <style:style style:name="T4" style:family="text">
      <style:text-properties style:font-name="Calibri" fo:font-size="16pt" fo:letter-spacing="-0.004cm" style:font-size-asian="16pt"/>
    </style:style>
    <style:style style:name="T5" style:family="text">
      <style:text-properties style:font-name="Calibri" fo:font-size="16pt" fo:letter-spacing="-0.016cm" style:font-size-asian="16pt"/>
    </style:style>
    <style:style style:name="T6" style:family="text">
      <style:text-properties style:font-name="Calibri" fo:font-size="16pt" fo:letter-spacing="-0.009cm" style:font-size-asian="16pt"/>
    </style:style>
    <style:style style:name="T7" style:family="text">
      <style:text-properties style:font-name="Calibri" fo:font-size="16pt" fo:letter-spacing="-0.023cm" style:font-size-asian="16pt"/>
    </style:style>
    <style:style style:name="T8" style:family="text">
      <style:text-properties style:font-name="Calibri" fo:font-size="10.5pt" fo:font-weight="bold" style:font-size-asian="10.5pt" style:font-weight-asian="bold"/>
    </style:style>
    <style:style style:name="T9" style:family="text">
      <style:text-properties style:font-name="Calibri" fo:font-size="10.5pt" fo:letter-spacing="-0.009cm" fo:font-weight="bold" style:font-size-asian="10.5pt" style:font-weight-asian="bold"/>
    </style:style>
    <style:style style:name="T10" style:family="text">
      <style:text-properties style:font-name="Calibri" fo:font-size="10.5pt" fo:letter-spacing="-0.009cm" style:font-size-asian="10.5pt"/>
    </style:style>
    <style:style style:name="T11" style:family="text">
      <style:text-properties style:font-name="Calibri" fo:font-size="10.5pt" fo:letter-spacing="-0.002cm" fo:font-weight="bold" style:font-size-asian="10.5pt" style:font-weight-asian="bold"/>
    </style:style>
    <style:style style:name="T12" style:family="text">
      <style:text-properties style:font-name="Calibri" fo:font-size="10.5pt" fo:letter-spacing="-0.004cm" fo:font-weight="bold" style:font-size-asian="10.5pt" style:font-weight-asian="bold"/>
    </style:style>
    <style:style style:name="T13" style:family="text">
      <style:text-properties style:font-name="Calibri" fo:font-size="10.5pt" fo:letter-spacing="-0.004cm" style:font-size-asian="10.5pt"/>
    </style:style>
    <style:style style:name="T14" style:family="text">
      <style:text-properties style:font-name="Calibri" fo:font-size="10.5pt" fo:letter-spacing="-0.012cm" fo:font-weight="bold" style:font-size-asian="10.5pt" style:font-weight-asian="bold"/>
    </style:style>
    <style:style style:name="T15" style:family="text">
      <style:text-properties style:font-name="Calibri" fo:font-size="10.5pt" fo:letter-spacing="-0.012cm" style:font-size-asian="10.5pt"/>
    </style:style>
    <style:style style:name="T16" style:family="text">
      <style:text-properties style:font-name="Calibri" fo:font-size="10.5pt" fo:letter-spacing="-0.007cm" fo:font-weight="bold" style:font-size-asian="10.5pt" style:font-weight-asian="bold"/>
    </style:style>
    <style:style style:name="T17" style:family="text">
      <style:text-properties style:font-name="Calibri" fo:font-size="10.5pt" fo:letter-spacing="-0.007cm" style:font-size-asian="10.5pt"/>
    </style:style>
    <style:style style:name="T18" style:family="text">
      <style:text-properties style:font-name="Calibri" fo:font-size="10.5pt" style:font-size-asian="10.5pt"/>
    </style:style>
    <style:style style:name="T19" style:family="text">
      <style:text-properties style:font-name="Calibri" fo:font-size="10.5pt" fo:letter-spacing="-0.005cm" style:font-size-asian="10.5pt"/>
    </style:style>
    <style:style style:name="T20" style:family="text">
      <style:text-properties style:font-name="Calibri" fo:font-size="10.5pt" fo:letter-spacing="-0.016cm" style:font-size-asian="10.5pt"/>
    </style:style>
    <style:style style:name="T21" style:family="text">
      <style:text-properties style:font-name="Calibri" fo:font-size="10.5pt" fo:letter-spacing="-0.011cm" style:font-size-asian="10.5pt"/>
    </style:style>
    <style:style style:name="T22" style:family="text">
      <style:text-properties style:font-name="Calibri" fo:font-size="10.5pt" fo:letter-spacing="-0.014cm" style:font-size-asian="10.5pt"/>
    </style:style>
    <style:style style:name="T23" style:family="text">
      <style:text-properties style:font-name="Calibri" fo:font-size="14pt" fo:letter-spacing="-0.009cm" style:font-size-asian="14pt"/>
    </style:style>
    <style:style style:name="T24" style:family="text">
      <style:text-properties style:font-name="Calibri" fo:font-size="14pt" style:font-size-asian="14pt"/>
    </style:style>
    <style:style style:name="T25" style:family="text">
      <style:text-properties style:font-name="Calibri" fo:font-size="14pt" fo:letter-spacing="-0.018cm" style:font-size-asian="14pt"/>
    </style:style>
    <style:style style:name="T26" style:family="text">
      <style:text-properties style:font-name="Calibri" fo:font-size="14pt" fo:letter-spacing="-0.007cm" style:font-size-asian="14pt"/>
    </style:style>
    <style:style style:name="T27" style:family="text">
      <style:text-properties style:font-name="Calibri" fo:font-size="14pt" fo:letter-spacing="-0.004cm" style:font-size-asian="14pt"/>
    </style:style>
    <style:style style:name="T28" style:family="text">
      <style:text-properties style:font-name="Calibri" fo:font-size="14pt" fo:letter-spacing="-0.011cm" style:font-size-asian="14pt"/>
    </style:style>
    <style:style style:name="T29" style:family="text">
      <style:text-properties style:font-name="Calibri" fo:font-size="14pt" fo:letter-spacing="-0.021cm" style:font-size-asian="14pt"/>
    </style:style>
    <style:style style:name="T30" style:family="text">
      <style:text-properties style:font-name="Calibri" fo:font-size="14pt" fo:letter-spacing="-0.016cm" style:font-size-asian="14pt"/>
    </style:style>
    <style:style style:name="T31" style:family="text">
      <style:text-properties style:font-name="Calibri" fo:font-size="14pt" fo:letter-spacing="-0.014cm" style:font-size-asian="14pt"/>
    </style:style>
    <style:style style:name="T32" style:family="text">
      <style:text-properties style:font-name="Calibri" fo:font-size="14pt" fo:letter-spacing="-0.002cm" style:font-size-asian="14pt"/>
    </style:style>
    <style:style style:name="T33" style:family="text">
      <style:text-properties style:font-name="Calibri" fo:font-size="14pt" fo:letter-spacing="-0.028cm" style:font-size-asian="14pt"/>
    </style:style>
    <style:style style:name="T34" style:family="text">
      <style:text-properties style:font-name="Calibri" fo:font-size="14pt" fo:letter-spacing="-0.012cm" style:font-size-asian="14pt"/>
    </style:style>
    <style:style style:name="T35" style:family="text">
      <style:text-properties style:font-name="Calibri" fo:font-size="14pt" fo:letter-spacing="0.071cm" style:font-size-asian="14pt"/>
    </style:style>
    <style:style style:name="T36" style:family="text">
      <style:text-properties style:font-name="Calibri" fo:font-size="14pt" fo:letter-spacing="-0.019cm" style:font-size-asian="14pt"/>
    </style:style>
    <style:style style:name="T37" style:family="text">
      <style:text-properties fo:font-size="13.5pt" fo:font-weight="bold" style:font-size-asian="13.5pt" style:font-weight-asian="bold"/>
    </style:style>
    <style:style style:name="T38" style:family="text">
      <style:text-properties fo:font-size="13.5pt" fo:letter-spacing="-0.018cm" fo:font-weight="bold" style:font-size-asian="13.5pt" style:font-weight-asian="bold"/>
    </style:style>
    <style:style style:name="T39" style:family="text">
      <style:text-properties fo:font-size="13.5pt" fo:letter-spacing="-0.021cm" fo:font-weight="bold" style:font-size-asian="13.5pt" style:font-weight-asian="bold"/>
    </style:style>
    <style:style style:name="T40" style:family="text">
      <style:text-properties fo:font-size="13.5pt" fo:letter-spacing="-0.023cm" fo:font-weight="bold" style:font-size-asian="13.5pt" style:font-weight-asian="bold"/>
    </style:style>
    <style:style style:name="T41" style:family="text">
      <style:text-properties fo:font-size="13.5pt" fo:letter-spacing="-0.019cm" fo:font-weight="bold" style:font-size-asian="13.5pt" style:font-weight-asian="bold"/>
    </style:style>
    <style:style style:name="T42" style:family="text">
      <style:text-properties fo:font-size="13.5pt" fo:letter-spacing="-0.016cm" fo:font-weight="bold" style:font-size-asian="13.5pt" style:font-weight-asian="bold"/>
    </style:style>
    <style:style style:name="T43" style:family="text">
      <style:text-properties fo:font-size="13.5pt" fo:letter-spacing="-0.009cm" fo:font-weight="bold" style:font-size-asian="13.5pt" style:font-weight-asian="bold"/>
    </style:style>
    <style:style style:name="T44" style:family="text">
      <style:text-properties fo:font-size="13.5pt" fo:letter-spacing="-0.014cm" fo:font-weight="bold" style:font-size-asian="13.5pt" style:font-weight-asian="bold"/>
    </style:style>
    <style:style style:name="T45" style:family="text">
      <style:text-properties fo:color="#0000ff" loext:opacity="100%" fo:font-size="13.5pt" style:text-underline-style="solid" style:text-underline-width="auto" style:text-underline-color="#0000ff" fo:font-weight="bold" style:font-size-asian="13.5pt" style:font-weight-asian="bold"/>
    </style:style>
    <style:style style:name="T46" style:family="text">
      <style:text-properties fo:color="#0000ff" loext:opacity="100%" fo:font-size="13.5pt" fo:letter-spacing="-0.014cm" style:text-underline-style="solid" style:text-underline-width="auto" style:text-underline-color="#0000ff" fo:font-weight="bold" style:font-size-asian="13.5pt" style:font-weight-asian="bold"/>
    </style:style>
    <style:style style:name="T47" style:family="text">
      <style:text-properties fo:color="#0000ff" loext:opacity="100%" fo:font-size="13.5pt" fo:letter-spacing="-0.014cm" fo:font-weight="bold" style:font-size-asian="13.5pt" style:font-weight-asian="bold"/>
    </style:style>
    <style:style style:name="T48" style:family="text">
      <style:text-properties fo:color="#0000ff" loext:opacity="100%" fo:font-size="13.5pt" fo:letter-spacing="-0.016cm" style:text-underline-style="solid" style:text-underline-width="auto" style:text-underline-color="#0000ff" fo:font-weight="bold" style:font-size-asian="13.5pt" style:font-weight-asian="bold"/>
    </style:style>
    <style:style style:name="T49" style:family="text">
      <style:text-properties fo:color="#0000ff" loext:opacity="100%" fo:font-size="13.5pt" fo:letter-spacing="-0.016cm" fo:font-weight="bold" style:font-size-asian="13.5pt" style:font-weight-asian="bold"/>
    </style:style>
    <style:style style:name="T50" style:family="text">
      <style:text-properties fo:color="#0000ff" loext:opacity="100%" fo:font-size="13.5pt" fo:letter-spacing="-0.012cm" fo:font-weight="bold" style:font-size-asian="13.5pt" style:font-weight-asian="bold"/>
    </style:style>
    <style:style style:name="T51" style:family="text">
      <style:text-properties fo:color="#0000ff" loext:opacity="100%" fo:font-size="13.5pt" fo:letter-spacing="-0.012cm" style:text-underline-style="solid" style:text-underline-width="auto" style:text-underline-color="#0000ff" fo:font-weight="bold" style:font-size-asian="13.5pt" style:font-weight-asian="bold"/>
    </style:style>
    <style:style style:name="T52" style:family="text">
      <style:text-properties fo:color="#0000ff" loext:opacity="100%" fo:font-size="13.5pt" fo:letter-spacing="-0.019cm" fo:font-weight="bold" style:font-size-asian="13.5pt" style:font-weight-asian="bold"/>
    </style:style>
    <style:style style:name="T53" style:family="text">
      <style:text-properties fo:color="#0000ff" loext:opacity="100%" fo:font-size="13.5pt" fo:letter-spacing="-0.019cm" style:text-underline-style="solid" style:text-underline-width="auto" style:text-underline-color="#0000ff" fo:font-weight="bold" style:font-size-asian="13.5pt" style:font-weight-asian="bold"/>
    </style:style>
    <style:style style:name="T54" style:family="text">
      <style:text-properties fo:color="#0000ff" loext:opacity="100%" fo:font-size="13.5pt" fo:letter-spacing="-0.021cm" style:text-underline-style="solid" style:text-underline-width="auto" style:text-underline-color="#0000ff" fo:font-weight="bold" style:font-size-asian="13.5pt" style:font-weight-asian="bold"/>
    </style:style>
    <style:style style:name="T55" style:family="text">
      <style:text-properties fo:color="#0000ff" loext:opacity="100%" fo:font-size="13.5pt" fo:letter-spacing="-0.018cm" fo:font-weight="bold" style:font-size-asian="13.5pt" style:font-weight-asian="bold"/>
    </style:style>
    <style:style style:name="T56" style:family="text">
      <style:text-properties fo:color="#0000ff" loext:opacity="100%" fo:font-size="13.5pt" fo:letter-spacing="-0.018cm" style:text-underline-style="solid" style:text-underline-width="auto" style:text-underline-color="#0000ff" fo:font-weight="bold" style:font-size-asian="13.5pt" style:font-weight-asian="bold"/>
    </style:style>
    <style:style style:name="T57" style:family="text">
      <style:text-properties fo:color="#0000ff" loext:opacity="100%" fo:font-size="13.5pt" fo:letter-spacing="-0.011cm" fo:font-weight="bold" style:font-size-asian="13.5pt" style:font-weight-asian="bold"/>
    </style:style>
    <style:style style:name="T58" style:family="text">
      <style:text-properties fo:color="#0000ff" loext:opacity="100%" fo:font-size="13.5pt" fo:letter-spacing="-0.011cm" style:text-underline-style="solid" style:text-underline-width="auto" style:text-underline-color="#0000ff" fo:font-weight="bold" style:font-size-asian="13.5pt" style:font-weight-asian="bold"/>
    </style:style>
    <style:style style:name="T59" style:family="text">
      <style:text-properties fo:color="#0000ff" loext:opacity="100%" fo:font-size="13.5pt" fo:letter-spacing="-0.009cm" style:text-underline-style="solid" style:text-underline-width="auto" style:text-underline-color="#0000ff" fo:font-weight="bold" style:font-size-asian="13.5pt" style:font-weight-asian="bold"/>
    </style:style>
    <style:style style:name="T60" style:family="text">
      <style:text-properties fo:color="#0000ff" loext:opacity="100%" fo:font-size="13.5pt" fo:letter-spacing="-0.009cm" fo:font-weight="bold" style:font-size-asian="13.5pt" style:font-weight-asian="bold"/>
    </style:style>
    <style:style style:name="T61" style:family="text">
      <style:text-properties fo:color="#0000ff" loext:opacity="100%" fo:font-size="13.5pt" fo:letter-spacing="-0.007cm" style:text-underline-style="solid" style:text-underline-width="auto" style:text-underline-color="#0000ff" fo:font-weight="bold" style:font-size-asian="13.5pt" style:font-weight-asian="bold"/>
    </style:style>
    <style:style style:name="T62" style:family="text">
      <style:text-properties fo:color="#0000ff" loext:opacity="100%" fo:font-size="13.5pt" fo:letter-spacing="-0.005cm" fo:font-weight="bold" style:font-size-asian="13.5pt" style:font-weight-asian="bold"/>
    </style:style>
    <style:style style:name="T63" style:family="text">
      <style:text-properties fo:color="#0000ff" loext:opacity="100%" fo:font-size="12pt" fo:letter-spacing="-0.004cm" style:text-underline-style="solid" style:text-underline-width="auto" style:text-underline-color="#0000ff" style:font-size-asian="12pt"/>
    </style:style>
    <style:style style:name="T64" style:family="text">
      <style:text-properties fo:color="#0000ff" loext:opacity="100%" fo:font-size="12pt" style:text-underline-style="solid" style:text-underline-width="auto" style:text-underline-color="#0000ff" style:font-size-asian="12pt"/>
    </style:style>
    <style:style style:name="T65" style:family="text">
      <style:text-properties fo:color="#0000ff" loext:opacity="100%" fo:font-size="12pt" fo:letter-spacing="-0.009cm" style:text-underline-style="solid" style:text-underline-width="auto" style:text-underline-color="#0000ff" style:font-size-asian="12pt"/>
    </style:style>
    <style:style style:name="T66" style:family="text">
      <style:text-properties fo:color="#0000ff" loext:opacity="100%" fo:font-size="12pt" fo:letter-spacing="0.002cm" style:font-size-asian="12pt"/>
    </style:style>
    <style:style style:name="T67" style:family="text">
      <style:text-properties fo:color="#0000ff" loext:opacity="100%" fo:font-size="12pt" style:font-size-asian="12pt"/>
    </style:style>
    <style:style style:name="T68" style:family="text">
      <style:text-properties fo:color="#0000ff" loext:opacity="100%" style:text-underline-style="solid" style:text-underline-width="auto" style:text-underline-color="#0000ff"/>
    </style:style>
    <style:style style:name="T69" style:family="text">
      <style:text-properties fo:color="#0000ff" loext:opacity="100%" fo:letter-spacing="0.002cm"/>
    </style:style>
    <style:style style:name="T70" style:family="text">
      <style:text-properties fo:font-size="8pt" style:font-size-asian="8pt"/>
    </style:style>
    <style:style style:name="T71" style:family="text">
      <style:text-properties fo:font-size="8pt" fo:letter-spacing="-0.011cm" style:font-size-asian="8pt"/>
    </style:style>
    <style:style style:name="T72" style:family="text">
      <style:text-properties fo:font-size="8pt" fo:letter-spacing="0.056cm" style:font-size-asian="8pt"/>
    </style:style>
    <style:style style:name="T73" style:family="text">
      <style:text-properties fo:font-size="8pt" fo:letter-spacing="-0.009cm" style:font-size-asian="8pt"/>
    </style:style>
    <style:style style:name="T74" style:family="text">
      <style:text-properties fo:font-size="8pt" fo:letter-spacing="-0.004cm" style:font-size-asian="8pt"/>
    </style:style>
    <style:style style:name="T75" style:family="text">
      <style:text-properties fo:font-size="8pt" fo:letter-spacing="0.058cm" style:font-size-asian="8pt"/>
    </style:style>
    <style:style style:name="T76" style:family="text">
      <style:text-properties fo:font-size="8pt" fo:letter-spacing="-0.012cm" style:font-size-asian="8pt"/>
    </style:style>
    <style:style style:name="T77" style:family="text">
      <style:text-properties fo:font-size="8pt" fo:letter-spacing="0.053cm" style:font-size-asian="8pt"/>
    </style:style>
    <style:style style:name="T78" style:family="text">
      <style:text-properties fo:font-size="8pt" fo:letter-spacing="0.055cm" style:font-size-asian="8pt"/>
    </style:style>
    <style:style style:name="T79" style:family="text">
      <style:text-properties fo:font-size="8pt" fo:letter-spacing="-0.005cm" style:font-size-asian="8pt"/>
    </style:style>
    <style:style style:name="T80" style:family="text">
      <style:text-properties fo:font-size="8pt" fo:letter-spacing="0.062cm" style:font-size-asian="8pt"/>
    </style:style>
    <style:style style:name="T81" style:family="text">
      <style:text-properties fo:font-size="8pt" fo:letter-spacing="-0.007cm" style:font-size-asian="8pt"/>
    </style:style>
    <style:style style:name="T82" style:family="text">
      <style:text-properties fo:font-size="8pt" fo:letter-spacing="0.067cm" style:font-size-asian="8pt"/>
    </style:style>
    <style:style style:name="T83" style:family="text">
      <style:text-properties fo:font-size="8pt" fo:letter-spacing="0.071cm" style:font-size-asian="8pt"/>
    </style:style>
    <style:style style:name="T84" style:family="text">
      <style:text-properties fo:font-size="8pt" fo:letter-spacing="0.049cm" style:font-size-asian="8pt"/>
    </style:style>
    <style:style style:name="T85" style:family="text">
      <style:text-properties fo:font-size="8pt" fo:letter-spacing="0.06cm" style:font-size-asian="8pt"/>
    </style:style>
    <style:style style:name="T86" style:family="text">
      <style:text-properties fo:font-size="12pt" fo:letter-spacing="-0.004cm" fo:font-weight="bold" style:font-size-asian="12pt" style:font-weight-asian="bold"/>
    </style:style>
    <style:style style:name="T87" style:family="text">
      <style:text-properties fo:font-size="12pt" fo:letter-spacing="-0.004cm" style:font-size-asian="12pt"/>
    </style:style>
    <style:style style:name="T88" style:family="text">
      <style:text-properties fo:font-size="12pt" fo:font-weight="bold" style:font-size-asian="12pt" style:font-weight-asian="bold"/>
    </style:style>
    <style:style style:name="T89" style:family="text">
      <style:text-properties fo:font-size="12pt" style:font-size-asian="12pt"/>
    </style:style>
    <style:style style:name="T90" style:family="text">
      <style:text-properties fo:font-size="12pt" fo:letter-spacing="-0.009cm" style:font-size-asian="12pt"/>
    </style:style>
    <style:style style:name="T91" style:family="text">
      <style:text-properties fo:font-size="12pt" fo:letter-spacing="-0.009cm" fo:font-weight="bold" style:font-size-asian="12pt" style:font-weight-asian="bold"/>
    </style:style>
    <style:style style:name="T92" style:family="text">
      <style:text-properties fo:font-size="12pt" fo:letter-spacing="-0.007cm" style:font-size-asian="12pt"/>
    </style:style>
    <style:style style:name="T93" style:family="text">
      <style:text-properties fo:font-size="12pt" fo:letter-spacing="-0.007cm" fo:font-weight="bold" style:font-size-asian="12pt" style:font-weight-asian="bold"/>
    </style:style>
    <style:style style:name="T94" style:family="text">
      <style:text-properties fo:font-size="12pt" fo:letter-spacing="-0.018cm" style:font-size-asian="12pt"/>
    </style:style>
    <style:style style:name="T95" style:family="text">
      <style:text-properties fo:font-size="12pt" fo:letter-spacing="-0.005cm" fo:font-weight="bold" style:font-size-asian="12pt" style:font-weight-asian="bold"/>
    </style:style>
    <style:style style:name="T96" style:family="text">
      <style:text-properties fo:font-size="12pt" fo:letter-spacing="-0.005cm" style:font-size-asian="12pt"/>
    </style:style>
    <style:style style:name="T97" style:family="text">
      <style:text-properties fo:font-size="12pt" fo:letter-spacing="-0.002cm" style:font-size-asian="12pt"/>
    </style:style>
    <style:style style:name="T98" style:family="text">
      <style:text-properties fo:font-size="12pt" fo:letter-spacing="-0.002cm" fo:font-weight="bold" style:font-size-asian="12pt" style:font-weight-asian="bold"/>
    </style:style>
    <style:style style:name="T99" style:family="text">
      <style:text-properties fo:font-size="12pt" fo:letter-spacing="-0.026cm" fo:font-weight="bold" style:font-size-asian="12pt" style:font-weight-asian="bold"/>
    </style:style>
    <style:style style:name="T100" style:family="text">
      <style:text-properties fo:font-size="12pt" fo:letter-spacing="-0.026cm" style:font-size-asian="12pt"/>
    </style:style>
    <style:style style:name="T101" style:family="text">
      <style:text-properties fo:font-size="12pt" fo:letter-spacing="-0.011cm" style:font-size-asian="12pt"/>
    </style:style>
    <style:style style:name="T102" style:family="text">
      <style:text-properties fo:font-size="12pt" fo:letter-spacing="-0.011cm" fo:font-weight="bold" style:font-size-asian="12pt" style:font-weight-asian="bold"/>
    </style:style>
    <style:style style:name="T103" style:family="text">
      <style:text-properties fo:font-size="12pt" fo:letter-spacing="0.002cm" style:font-size-asian="12pt"/>
    </style:style>
    <style:style style:name="T104" style:family="text">
      <style:text-properties fo:font-size="12pt" fo:letter-spacing="0.002cm" fo:font-weight="bold" style:font-size-asian="12pt" style:font-weight-asian="bold"/>
    </style:style>
    <style:style style:name="T105" style:family="text">
      <style:text-properties fo:font-size="12pt" fo:letter-spacing="0.062cm" style:font-size-asian="12pt"/>
    </style:style>
    <style:style style:name="T106" style:family="text">
      <style:text-properties fo:font-size="12pt" fo:letter-spacing="0.004cm" style:font-size-asian="12pt"/>
    </style:style>
    <style:style style:name="T107" style:family="text">
      <style:text-properties fo:font-size="12pt" fo:letter-spacing="0.004cm" fo:font-weight="bold" style:font-size-asian="12pt" style:font-weight-asian="bold"/>
    </style:style>
    <style:style style:name="T108" style:family="text">
      <style:text-properties fo:font-size="12pt" fo:letter-spacing="-0.014cm" style:font-size-asian="12pt"/>
    </style:style>
    <style:style style:name="T109" style:family="text">
      <style:text-properties fo:font-size="12pt" fo:letter-spacing="-0.016cm" style:font-size-asian="12pt"/>
    </style:style>
    <style:style style:name="T110" style:family="text">
      <style:text-properties fo:font-size="12pt" fo:letter-spacing="-0.012cm" style:font-size-asian="12pt"/>
    </style:style>
    <style:style style:name="T111" style:family="text">
      <style:text-properties fo:font-size="12pt" fo:letter-spacing="-0.012cm" fo:font-weight="bold" style:font-size-asian="12pt" style:font-weight-asian="bold"/>
    </style:style>
    <style:style style:name="T112" style:family="text">
      <style:text-properties fo:font-size="12pt" fo:letter-spacing="0.123cm" style:font-size-asian="12pt"/>
    </style:style>
    <style:style style:name="T113" style:family="text">
      <style:text-properties fo:font-size="12pt" fo:letter-spacing="0.123cm" style:font-size-asian="12pt" style:text-scale="150%"/>
    </style:style>
    <style:style style:name="T114" style:family="text">
      <style:text-properties fo:font-size="12pt" fo:letter-spacing="0.102cm" style:font-size-asian="12pt"/>
    </style:style>
    <style:style style:name="T115" style:family="text">
      <style:text-properties fo:font-size="12pt" fo:letter-spacing="0.093cm" style:font-size-asian="12pt"/>
    </style:style>
    <style:style style:name="T116" style:family="text">
      <style:text-properties fo:font-size="12pt" fo:letter-spacing="0.115cm" style:font-size-asian="12pt"/>
    </style:style>
    <style:style style:name="T117" style:family="text">
      <style:text-properties fo:font-size="12pt" fo:letter-spacing="0.076cm" style:font-size-asian="12pt"/>
    </style:style>
    <style:style style:name="T118" style:family="text">
      <style:text-properties fo:font-size="12pt" fo:letter-spacing="0.141cm" fo:font-weight="bold" style:font-size-asian="12pt" style:font-weight-asian="bold" style:text-scale="150%"/>
    </style:style>
    <style:style style:name="T119" style:family="text">
      <style:text-properties fo:font-size="12pt" fo:letter-spacing="0.06cm" style:font-size-asian="12pt"/>
    </style:style>
    <style:style style:name="T120" style:family="text">
      <style:text-properties fo:font-size="12pt" fo:letter-spacing="0.049cm" style:font-size-asian="12pt"/>
    </style:style>
    <style:style style:name="T121" style:family="text">
      <style:text-properties fo:font-size="12pt" fo:letter-spacing="-0.021cm" style:font-size-asian="12pt"/>
    </style:style>
    <style:style style:name="T122" style:family="text">
      <style:text-properties fo:font-size="12pt" fo:letter-spacing="0.108cm" style:font-size-asian="12pt" style:text-scale="150%"/>
    </style:style>
    <style:style style:name="T123" style:family="text">
      <style:text-properties fo:font-size="12pt" fo:letter-spacing="0.071cm" style:font-size-asian="12pt"/>
    </style:style>
    <style:style style:name="T124" style:family="text">
      <style:text-properties fo:font-size="12pt" fo:letter-spacing="-0.023cm" style:font-size-asian="12pt"/>
    </style:style>
    <style:style style:name="T125" style:family="text">
      <style:text-properties fo:color="#ffffff" loext:opacity="100%" fo:font-size="12pt" fo:letter-spacing="-0.004cm" fo:font-weight="bold" style:font-size-asian="12pt" style:font-weight-asian="bold"/>
    </style:style>
    <style:style style:name="T126" style:family="text">
      <style:text-properties fo:color="#000000" loext:opacity="100%" fo:font-size="13.5pt" fo:font-weight="bold" style:font-size-asian="13.5pt" style:font-weight-asian="bold"/>
    </style:style>
    <style:style style:name="T127" style:family="text">
      <style:text-properties fo:color="#000000" loext:opacity="100%" fo:font-size="13.5pt" fo:letter-spacing="-0.016cm" fo:font-weight="bold" style:font-size-asian="13.5pt" style:font-weight-asian="bold"/>
    </style:style>
    <style:style style:name="T128" style:family="text">
      <style:text-properties fo:color="#000000" loext:opacity="100%" fo:font-size="8pt" style:font-size-asian="8pt"/>
    </style:style>
    <style:style style:name="T129" style:family="text">
      <style:text-properties fo:color="#000000" loext:opacity="100%" fo:font-size="8pt" fo:letter-spacing="-0.009cm" style:font-size-asian="8pt"/>
    </style:style>
    <style:style style:name="T130" style:family="text">
      <style:text-properties fo:color="#000000" loext:opacity="100%" fo:font-size="8pt" fo:letter-spacing="0.058cm" style:font-size-asian="8pt"/>
    </style:style>
    <style:style style:name="T131" style:family="text">
      <style:text-properties fo:color="#000000" loext:opacity="100%" fo:font-size="8pt" fo:letter-spacing="-0.007cm" style:font-size-asian="8pt"/>
    </style:style>
    <style:style style:name="T132" style:family="text">
      <style:text-properties fo:color="#000000" loext:opacity="100%" fo:font-size="8pt" fo:letter-spacing="-0.004cm" style:font-size-asian="8pt"/>
    </style:style>
    <style:style style:name="T133" style:family="text">
      <style:text-properties fo:font-weight="bold" style:font-weight-asian="bold"/>
    </style:style>
    <style:style style:name="T134" style:family="text">
      <style:text-properties fo:font-weight="bold" style:font-weight-asian="bold" style:font-weight-complex="bold"/>
    </style:style>
    <style:style style:name="T135" style:family="text">
      <style:text-properties fo:letter-spacing="-0.004cm"/>
    </style:style>
    <style:style style:name="T136" style:family="text">
      <style:text-properties fo:letter-spacing="-0.004cm" fo:font-weight="bold" style:font-weight-asian="bold"/>
    </style:style>
    <style:style style:name="T137" style:family="text">
      <style:text-properties fo:letter-spacing="-0.004cm" fo:font-weight="bold" style:font-weight-asian="bold" style:font-weight-complex="bold"/>
    </style:style>
    <style:style style:name="T138" style:family="text">
      <style:text-properties fo:letter-spacing="-0.002cm"/>
    </style:style>
    <style:style style:name="T139" style:family="text">
      <style:text-properties fo:letter-spacing="-0.002cm" fo:font-weight="bold" style:font-weight-asian="bold"/>
    </style:style>
    <style:style style:name="T140" style:family="text">
      <style:text-properties fo:letter-spacing="-0.002cm" fo:font-weight="bold" style:font-weight-asian="bold" style:font-weight-complex="bold"/>
    </style:style>
    <style:style style:name="T141" style:family="text">
      <style:text-properties fo:letter-spacing="-0.005cm"/>
    </style:style>
    <style:style style:name="T142" style:family="text">
      <style:text-properties fo:letter-spacing="-0.005cm" fo:font-weight="bold" style:font-weight-asian="bold"/>
    </style:style>
    <style:style style:name="T143" style:family="text">
      <style:text-properties fo:letter-spacing="0.002cm"/>
    </style:style>
    <style:style style:name="T144" style:family="text">
      <style:text-properties fo:letter-spacing="0.002cm" fo:font-weight="bold" style:font-weight-asian="bold"/>
    </style:style>
    <style:style style:name="T145" style:family="text">
      <style:text-properties fo:letter-spacing="-0.009cm"/>
    </style:style>
    <style:style style:name="T146" style:family="text">
      <style:text-properties fo:letter-spacing="-0.009cm" fo:font-weight="bold" style:font-weight-asian="bold"/>
    </style:style>
    <style:style style:name="T147" style:family="text">
      <style:text-properties fo:letter-spacing="-0.007cm"/>
    </style:style>
    <style:style style:name="T148" style:family="text">
      <style:text-properties fo:letter-spacing="-0.007cm" fo:font-weight="bold" style:font-weight-asian="bold"/>
    </style:style>
    <style:style style:name="T149" style:family="text">
      <style:text-properties fo:letter-spacing="-0.007cm" fo:font-weight="bold" style:font-weight-asian="bold" style:font-weight-complex="bold"/>
    </style:style>
    <style:style style:name="T150" style:family="text">
      <style:text-properties fo:letter-spacing="-0.014cm"/>
    </style:style>
    <style:style style:name="T151" style:family="text">
      <style:text-properties fo:letter-spacing="-0.011cm"/>
    </style:style>
    <style:style style:name="T152" style:family="text">
      <style:text-properties fo:letter-spacing="-0.012cm"/>
    </style:style>
    <style:style style:name="T153" style:family="text">
      <style:text-properties fo:letter-spacing="0.004cm"/>
    </style:style>
    <style:style style:name="T154" style:family="text">
      <style:text-properties fo:letter-spacing="0.004cm" fo:font-weight="bold" style:font-weight-asian="bold"/>
    </style:style>
    <style:style style:name="T155" style:family="text">
      <style:text-properties fo:letter-spacing="-0.018cm"/>
    </style:style>
    <style:style style:name="T156" style:family="text">
      <style:text-properties fo:letter-spacing="-0.016cm"/>
    </style:style>
    <style:style style:name="T157" style:family="text">
      <style:text-properties fo:letter-spacing="0.071cm"/>
    </style:style>
    <style:style style:name="T158" style:family="text">
      <style:text-properties fo:color="#292a2d" loext:opacity="100%" style:font-name="Cambria" fo:font-size="10.5pt" fo:font-weight="bold" style:font-size-asian="10.5pt" style:font-weight-asian="bold"/>
    </style:style>
    <style:style style:name="T159" style:family="text">
      <style:text-properties fo:color="#292a2d" loext:opacity="100%" style:font-name="Cambria" fo:font-size="10.5pt" fo:letter-spacing="-0.011cm" fo:font-weight="bold" style:font-size-asian="10.5pt" style:font-weight-asian="bold"/>
    </style:style>
    <style:style style:name="T160" style:family="text">
      <style:text-properties fo:color="#292a2d" loext:opacity="100%" style:font-name="Cambria" fo:font-size="10.5pt" fo:letter-spacing="-0.011cm" style:font-size-asian="10.5pt"/>
    </style:style>
    <style:style style:name="T161" style:family="text">
      <style:text-properties fo:color="#292a2d" loext:opacity="100%" style:font-name="Cambria" fo:font-size="10.5pt" style:font-size-asian="10.5pt"/>
    </style:style>
    <style:style style:name="T162" style:family="text">
      <style:text-properties fo:color="#292a2d" loext:opacity="100%" style:font-name="Cambria" fo:font-size="10.5pt" fo:letter-spacing="-0.007cm" style:font-size-asian="10.5pt"/>
    </style:style>
    <style:style style:name="T163" style:family="text">
      <style:text-properties fo:color="#292a2d" loext:opacity="100%" style:font-name="Cambria" fo:font-size="10.5pt" fo:letter-spacing="-0.009cm" style:font-size-asian="10.5pt"/>
    </style:style>
    <style:style style:name="T164" style:family="text">
      <style:text-properties fo:color="#292a2d" loext:opacity="100%" style:font-name="Cambria" fo:font-size="10.5pt" fo:letter-spacing="-0.009cm" fo:font-weight="bold" style:font-size-asian="10.5pt" style:font-weight-asian="bold"/>
    </style:style>
    <style:style style:name="T165" style:family="text">
      <style:text-properties fo:color="#292a2d" loext:opacity="100%" style:font-name="Cambria" fo:font-size="10.5pt" fo:letter-spacing="-0.004cm" style:font-size-asian="10.5pt"/>
    </style:style>
    <style:style style:name="T166" style:family="text">
      <style:text-properties fo:color="#292a2d" loext:opacity="100%" style:font-name="Cambria" fo:font-size="10.5pt" fo:letter-spacing="-0.004cm" fo:font-weight="bold" style:font-size-asian="10.5pt" style:font-weight-asian="bold"/>
    </style:style>
    <style:style style:name="T167" style:family="text">
      <style:text-properties fo:color="#292a2d" loext:opacity="100%" style:font-name="Cambria" fo:font-size="10.5pt" fo:letter-spacing="-0.014cm" fo:font-weight="bold" style:font-size-asian="10.5pt" style:font-weight-asian="bold"/>
    </style:style>
    <style:style style:name="T168" style:family="text">
      <style:text-properties fo:color="#292a2d" loext:opacity="100%" style:font-name="Cambria" fo:font-size="10.5pt" fo:letter-spacing="-0.014cm" style:font-size-asian="10.5pt"/>
    </style:style>
    <style:style style:name="T169" style:family="text">
      <style:text-properties fo:color="#292a2d" loext:opacity="100%" style:font-name="Cambria" fo:font-size="10.5pt" fo:letter-spacing="-0.005cm" style:font-size-asian="10.5pt"/>
    </style:style>
    <style:style style:name="T170" style:family="text">
      <style:text-properties fo:color="#292a2d" loext:opacity="100%" style:font-name="Cambria" fo:font-size="10.5pt" fo:letter-spacing="-0.016cm" fo:font-weight="bold" style:font-size-asian="10.5pt" style:font-weight-asian="bold"/>
    </style:style>
    <style:style style:name="T171" style:family="text">
      <style:text-properties fo:color="#292a2d" loext:opacity="100%" style:font-name="Cambria" fo:font-size="10.5pt" fo:letter-spacing="-0.012cm" style:font-size-asian="10.5pt"/>
    </style:style>
    <style:style style:name="T172" style:family="text">
      <style:text-properties fo:color="#292a2d" loext:opacity="100%" style:font-name="Cambria" fo:font-size="10.5pt" fo:letter-spacing="-0.002cm" style:font-size-asian="10.5pt"/>
    </style:style>
    <style:style style:name="T173" style:family="text">
      <style:text-properties style:font-name="Cambria" fo:font-size="10.5pt" style:font-size-asian="10.5pt"/>
    </style:style>
    <style:style style:name="T174" style:family="text">
      <style:text-properties style:font-name="Cambria" fo:font-size="10.5pt" fo:font-weight="bold" style:font-size-asian="10.5pt" style:font-weight-asian="bold"/>
    </style:style>
    <style:style style:name="T175" style:family="text">
      <style:text-properties fo:letter-spacing="0.051cm"/>
    </style:style>
    <style:style style:name="T176" style:family="text">
      <style:text-properties style:font-name="Arial MT"/>
    </style:style>
    <style:style style:name="T177" style:family="text">
      <style:text-properties style:font-name="Arial MT" fo:letter-spacing="-0.005cm"/>
    </style:style>
    <style:style style:name="T178" style:family="text">
      <style:text-properties style:font-name="Arial MT" fo:letter-spacing="-0.009cm"/>
    </style:style>
    <style:style style:name="T179" style:family="text">
      <style:text-properties style:font-name="Arial MT" fo:letter-spacing="-0.007cm"/>
    </style:style>
    <style:style style:name="T180" style:family="text">
      <style:text-properties style:font-name="Arial MT" fo:letter-spacing="0.141cm"/>
    </style:style>
    <style:style style:name="T181" style:family="text">
      <style:text-properties style:text-position="24% 100%" style:font-name="Calibri" fo:font-size="10.5pt" fo:letter-spacing="-0.004cm" style:font-size-asian="10.5pt"/>
    </style:style>
    <style:style style:name="T182" style:family="text">
      <style:text-properties style:text-position="24% 100%" style:font-name="Calibri" fo:font-size="10.5pt" style:font-size-asian="10.5pt"/>
    </style:style>
    <style:style style:name="T183" style:family="text">
      <style:text-properties fo:color="#db3424" loext:opacity="100%" style:font-name="Arial MT" fo:font-size="10pt" style:font-size-asian="10pt"/>
    </style:style>
    <style:style style:name="T184" style:family="text">
      <style:text-properties fo:color="#db3424" loext:opacity="100%" style:font-name="Arial MT" fo:font-size="10pt" fo:letter-spacing="-0.002cm" style:font-size-asian="10pt"/>
    </style:style>
    <style:style style:name="T185" style:family="text">
      <style:text-properties fo:color="#db3424" loext:opacity="100%" style:font-name="Arial MT" fo:font-size="10pt" fo:letter-spacing="-0.009cm" style:font-size-asian="10pt"/>
    </style:style>
    <style:style style:name="T186" style:family="text">
      <style:text-properties fo:font-variant="normal" fo:text-transform="none" fo:color="#ffffff" loext:opacity="100%" style:text-line-through-style="none" style:text-line-through-type="none" style:text-position="0% 100%" fo:font-size="12pt" fo:letter-spacing="-0.001cm" fo:font-style="normal" style:text-underline-style="none" fo:font-weight="bold" fo:background-color="transparent" style:font-size-asian="12pt" style:font-style-asian="normal" style:font-weight-asian="bold" style:font-size-complex="12pt" style:font-style-complex="normal" style:font-weight-complex="bold"/>
    </style:style>
    <style:style style:name="T187" style:family="text">
      <style:text-properties fo:font-variant="normal" fo:text-transform="none" style:use-window-font-color="true" loext:opacity="0%"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8" style:family="text">
      <style:text-properties fo:font-variant="normal" fo:text-transform="none" style:use-window-font-color="true" loext:opacity="0%" style:text-line-through-style="none" style:text-line-through-type="none" style:text-position="0% 100%" fo:font-size="12pt" fo:letter-spacing="-0.001cm"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9" style:family="text">
      <style:text-properties fo:font-variant="normal" fo:text-transform="none" style:use-window-font-color="true" loext:opacity="0%" style:text-line-through-style="none" style:text-line-through-type="none" style:text-position="0% 100%" fo:font-size="12pt" fo:letter-spacing="normal" fo:font-style="normal" style:text-underline-style="none" fo:font-weight="bold" fo:background-color="transparent" style:font-size-asian="12pt" style:font-style-asian="normal" style:font-weight-asian="bold" style:font-size-complex="12pt" style:font-style-complex="normal" style:font-weight-complex="bold"/>
    </style:style>
    <style:style style:name="T190" style:family="text">
      <style:text-properties fo:font-variant="normal" fo:text-transform="none" style:use-window-font-color="true" loext:opacity="0%" style:text-line-through-style="none" style:text-line-through-type="none" style:text-position="0% 100%" fo:font-size="12pt" fo:letter-spacing="-0.001cm" fo:font-style="normal" style:text-underline-style="none" fo:font-weight="bold" fo:background-color="transparent" style:font-size-asian="12pt" style:font-style-asian="normal" style:font-weight-asian="bold" style:font-size-complex="12pt" style:font-style-complex="normal" style:font-weight-complex="bold"/>
    </style:style>
    <style:style style:name="T191" style:family="text">
      <style:text-properties fo:font-variant="normal" fo:text-transform="none" style:use-window-font-color="true" loext:opacity="0%" style:text-line-through-style="none" style:text-line-through-type="none" style:text-position="0% 100%" fo:font-size="12pt" fo:letter-spacing="-0.002cm"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2" style:family="text">
      <style:text-properties fo:font-variant="normal" fo:text-transform="none" style:use-window-font-color="true" loext:opacity="0%" style:text-line-through-style="none" style:text-line-through-type="none" style:text-position="0% 100%" fo:font-size="12pt" fo:letter-spacing="0.001cm"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3" style:family="text">
      <style:text-properties fo:font-variant="normal" fo:text-transform="none" style:use-window-font-color="true" loext:opacity="0%" style:text-line-through-style="none" style:text-line-through-type="none" style:text-position="0% 100%" fo:font-size="12pt" fo:letter-spacing="-0.003cm"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4" style:family="text">
      <style:text-properties fo:font-variant="normal" fo:text-transform="none" style:use-window-font-color="true" loext:opacity="0%" style:text-line-through-style="none" style:text-line-through-type="none" style:text-position="0% 100%" fo:font-size="12pt" fo:letter-spacing="0.028cm"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cm"/>
      </style:section-properties>
    </style:style>
    <style:style style:name="gr1" style:family="graphic">
      <style:graphic-properties fo:margin-left="-0.002cm" fo:margin-right="0.002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solid" draw:fill-color="#bababa" draw:textarea-vertical-align="top" draw:auto-grow-height="false" draw:fit-to-size="false" style:shrink-to-fit="false" fo:min-height="1.087cm" fo:min-width="2.409cm" fo:padding-top="0cm" fo:padding-bottom="0cm" fo:padding-left="0cm" fo:padding-right="0cm" fo:wrap-option="wrap" style:run-through="background"/>
      <style:paragraph-properties style:writing-mode="lr-tb"/>
    </style:style>
    <style:style style:name="gr3" style:family="graphic">
      <style:graphic-properties draw:stroke="none" svg:stroke-width="0cm" draw:fill="solid" draw:fill-color="#000000" draw:textarea-vertical-align="top" draw:auto-grow-height="false" draw:fit-to-size="false" style:shrink-to-fit="false" fo:min-height="1.138cm" fo:min-width="15.935cm" fo:padding-top="0cm" fo:padding-bottom="0cm" fo:padding-left="0cm" fo:padding-right="0cm" fo:wrap-option="wrap" style:run-through="background"/>
    </style:style>
    <style:style style:name="gr4" style:family="graphic">
      <style:graphic-properties fo:margin-left="-0.002cm" fo:margin-right="0.002cm" fo:margin-top="0.002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solid" svg:stroke-width="0.025cm" svg:stroke-color="#cccccc" draw:fill="solid" draw:fill-color="#efefef" draw:textarea-vertical-align="top" draw:auto-grow-height="false" fo:min-height="0.684cm" fo:min-width="15.856cm" fo:padding-top="0cm" fo:padding-bottom="0cm" fo:padding-left="0cm" fo:padding-right="0cm" fo:wrap-option="wrap" fo:margin-left="-0.012cm" fo:margin-right="-0.012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solid" draw:fill-color="#bababa" draw:textarea-vertical-align="top" draw:auto-grow-height="false" fo:min-height="0.6cm" fo:min-width="2.415cm" fo:padding-top="0cm" fo:padding-bottom="0cm" fo:padding-left="0cm" fo:padding-right="0cm" fo:wrap-option="wrap" fo:margin-left="0.002cm" fo:margin-right="-0.002cm" fo:margin-top="0cm" fo:margin-bottom="0.002cm" style:run-through="background" style:wrap="none" style:vertical-pos="from-top" style:vertical-rel="paragraph" style:horizontal-pos="from-left" style:horizontal-rel="page" draw:wrap-influence-on-position="once-concurrent" loext:allow-overlap="true" style:flow-with-text="false"/>
    </style:style>
    <style:style style:name="gr7" style:family="graphic">
      <style:graphic-properties fo:margin-left="-0.002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8" style:family="graphic">
      <style:graphic-properties draw:stroke="none" svg:stroke-width="0cm" draw:fill="solid" draw:fill-color="#bababa" draw:textarea-vertical-align="top" draw:auto-grow-height="false" draw:fit-to-size="false" style:shrink-to-fit="false" fo:min-height="0.598cm" fo:min-width="2.413cm" fo:padding-top="0cm" fo:padding-bottom="0cm" fo:padding-left="0cm" fo:padding-right="0cm" fo:wrap-option="wrap" style:run-through="background"/>
    </style:style>
    <style:style style:name="gr9" style:family="graphic">
      <style:graphic-properties draw:stroke="none" svg:stroke-width="0cm" draw:fill="solid" draw:fill-color="#cccccc" draw:textarea-vertical-align="top" draw:auto-grow-height="false" draw:fit-to-size="false" style:shrink-to-fit="false" fo:min-height="0.026cm" fo:min-width="15.901cm" fo:padding-top="0cm" fo:padding-bottom="0cm" fo:padding-left="0cm" fo:padding-right="0cm" fo:wrap-option="wrap" style:run-through="background"/>
    </style:style>
    <style:style style:name="gr10" style:family="graphic">
      <style:graphic-properties draw:stroke="none" svg:stroke-width="0cm" draw:fill="solid" draw:fill-color="#9f9f9f" draw:textarea-vertical-align="top" draw:auto-grow-height="false" draw:fit-to-size="false" style:shrink-to-fit="false" fo:min-height="0.4cm" fo:min-width="15.923cm" fo:padding-top="0cm" fo:padding-bottom="0cm" fo:padding-left="0cm" fo:padding-right="0cm" fo:wrap-option="wrap" style:run-through="background"/>
    </style:style>
    <style:style style:name="gr11" style:family="graphic">
      <style:graphic-properties draw:stroke="none" svg:stroke-width="0cm" draw:fill="solid" draw:fill-color="#e2e2e2" draw:textarea-vertical-align="top" draw:auto-grow-height="false" draw:fit-to-size="false" style:shrink-to-fit="false" fo:min-height="0.009cm" fo:min-width="0.009cm" fo:padding-top="0cm" fo:padding-bottom="0cm" fo:padding-left="0cm" fo:padding-right="0cm" fo:wrap-option="wrap" style:run-through="background"/>
    </style:style>
    <style:style style:name="gr12" style:family="graphic">
      <style:graphic-properties draw:stroke="none" svg:stroke-width="0cm" draw:fill="solid" draw:fill-color="#9f9f9f" draw:textarea-vertical-align="top" draw:auto-grow-height="false" draw:fit-to-size="false" style:shrink-to-fit="false" fo:min-height="0.395cm" fo:min-width="15.926cm" fo:padding-top="0cm" fo:padding-bottom="0cm" fo:padding-left="0cm" fo:padding-right="0cm" fo:wrap-option="wrap" style:run-through="background"/>
    </style:style>
    <style:style style:name="gr13" style:family="graphic">
      <style:graphic-properties draw:stroke="none" svg:stroke-width="0cm" draw:fill="solid" draw:fill-color="#e2e2e2" draw:textarea-vertical-align="top" draw:auto-grow-height="false" draw:fit-to-size="false" style:shrink-to-fit="false" fo:min-height="0.386cm" fo:min-width="0.009cm" fo:padding-top="0cm" fo:padding-bottom="0cm" fo:padding-left="0cm" fo:padding-right="0cm" fo:wrap-option="wrap" style:run-through="background"/>
    </style:style>
    <style:style style:name="gr14" style:family="graphic">
      <style:graphic-properties draw:stroke="none" svg:stroke-width="0cm" draw:fill="solid" draw:fill-color="#9f9f9f" draw:textarea-vertical-align="top" draw:auto-grow-height="false" draw:fit-to-size="false" style:shrink-to-fit="false" fo:min-height="0.009cm" fo:min-width="0.009cm" fo:padding-top="0cm" fo:padding-bottom="0cm" fo:padding-left="0cm" fo:padding-right="0cm" fo:wrap-option="wrap" style:run-through="background"/>
    </style:style>
    <style:style style:name="gr15" style:family="graphic">
      <style:graphic-properties draw:stroke="none" svg:stroke-width="0cm" draw:fill="solid" draw:fill-color="#e2e2e2" draw:textarea-vertical-align="top" draw:auto-grow-height="false" draw:fit-to-size="false" style:shrink-to-fit="false" fo:min-height="0.009cm" fo:min-width="15.926cm" fo:padding-top="0cm" fo:padding-bottom="0cm" fo:padding-left="0cm" fo:padding-right="0cm" fo:wrap-option="wrap" style:run-through="background"/>
    </style:style>
    <style:style style:name="gr16" style:family="graphic">
      <style:graphic-properties draw:stroke="none" svg:stroke-width="0cm" draw:fill="none" draw:textarea-vertical-align="top" draw:auto-grow-height="false" draw:fit-to-size="false" style:shrink-to-fit="false" fo:min-height="0.598cm" fo:min-width="2.413cm" fo:padding-top="0cm" fo:padding-bottom="0cm" fo:padding-left="0cm" fo:padding-right="0cm" fo:wrap-option="wrap" style:run-through="background"/>
      <style:paragraph-properties style:writing-mode="lr-tb"/>
    </style:style>
    <style:style style:name="gr17" style:family="graphic">
      <style:graphic-properties draw:stroke="solid" svg:stroke-width="0.025cm" svg:stroke-color="#cccccc" draw:fill="none" draw:textarea-vertical-align="top" draw:auto-grow-height="false" draw:fit-to-size="false" style:shrink-to-fit="false" fo:min-height="1.117cm" fo:min-width="15.877cm" fo:padding-top="0cm" fo:padding-bottom="0cm" fo:padding-left="0cm" fo:padding-right="0cm" fo:wrap-option="wrap" style:run-through="background"/>
      <style:paragraph-properties style:writing-mode="lr-tb"/>
    </style:style>
    <style:style style:name="gr18" style:family="graphic">
      <style:graphic-properties draw:stroke="none" svg:stroke-width="0cm" draw:fill="solid" draw:fill-color="#9f9f9f" draw:textarea-vertical-align="top" draw:auto-grow-height="false" draw:fit-to-size="false" style:shrink-to-fit="false" fo:min-height="0.399cm" fo:min-width="15.923cm" fo:padding-top="0cm" fo:padding-bottom="0cm" fo:padding-left="0cm" fo:padding-right="0cm" fo:wrap-option="wrap" style:run-through="background"/>
    </style:style>
    <style:style style:name="gr19" style:family="graphic">
      <style:graphic-properties draw:stroke="none" svg:stroke-width="0cm" draw:fill="solid" draw:fill-color="#9f9f9f" draw:textarea-vertical-align="top" draw:auto-grow-height="false" draw:fit-to-size="false" style:shrink-to-fit="false" fo:min-height="0.39cm" fo:min-width="15.926cm" fo:padding-top="0cm" fo:padding-bottom="0cm" fo:padding-left="0cm" fo:padding-right="0cm" fo:wrap-option="wrap" style:run-through="background"/>
    </style:style>
    <style:style style:name="gr20" style:family="graphic">
      <style:graphic-properties draw:stroke="none" svg:stroke-width="0cm" draw:fill="solid" draw:fill-color="#e2e2e2" draw:textarea-vertical-align="top" draw:auto-grow-height="false" draw:fit-to-size="false" style:shrink-to-fit="false" fo:min-height="0.381cm" fo:min-width="0.009cm" fo:padding-top="0cm" fo:padding-bottom="0cm" fo:padding-left="0cm" fo:padding-right="0cm" fo:wrap-option="wrap" style:run-through="background"/>
    </style:style>
    <style:style style:name="gr21"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95cm" svg:stroke-color="#db3424" draw:fill="none" draw:textarea-vertical-align="top" draw:auto-grow-height="false" draw:fit-to-size="false" style:shrink-to-fit="false" fo:min-height="0.097cm" fo:min-width="1.168cm" fo:padding-top="0cm" fo:padding-bottom="0cm" fo:padding-left="0cm" fo:padding-right="0cm" fo:wrap-option="wrap" style:run-through="background"/>
    </style:style>
    <style:style style:name="gr23" style:family="graphic">
      <style:graphic-properties draw:stroke="none" svg:stroke-width="0cm" draw:fill="solid" draw:fill-color="#cccccc" draw:textarea-vertical-align="top" draw:auto-grow-height="false" fo:min-height="23.948cm" fo:min-width="15.40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4" style:family="graphic">
      <style:graphic-properties draw:stroke="none" svg:stroke-width="0cm" draw:fill="solid" draw:fill-color="#cccccc" draw:textarea-vertical-align="top" draw:auto-grow-height="false" fo:min-height="24.253cm" fo:min-width="15.40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5" style:family="graphic">
      <style:graphic-properties draw:stroke="none" svg:stroke-width="0cm" draw:fill="solid" draw:fill-color="#cccccc" draw:textarea-vertical-align="top" draw:auto-grow-height="false" fo:min-height="24.19cm" fo:min-width="15.40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6"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7" style:family="graphic">
      <style:graphic-properties draw:stroke="none" svg:stroke-width="0cm" draw:fill="solid" draw:fill-color="#cccccc" draw:textarea-vertical-align="top" draw:auto-grow-height="false" draw:fit-to-size="false" style:shrink-to-fit="false" fo:min-height="14.864cm" fo:min-width="15.901cm" fo:padding-top="0cm" fo:padding-bottom="0cm" fo:padding-left="0cm" fo:padding-right="0cm" fo:wrap-option="wrap" style:run-through="background"/>
    </style:style>
    <style:style style:name="gr28" style:family="graphic">
      <style:graphic-properties draw:stroke="none" svg:stroke-width="0cm" draw:fill="solid" draw:fill-color="#cccccc" draw:textarea-vertical-align="top" draw:auto-grow-height="false" fo:min-height="24.16cm" fo:min-width="15.40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9" style:family="graphic">
      <style:graphic-properties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0" style:family="graphic">
      <style:graphic-properties draw:stroke="none" svg:stroke-width="0cm" draw:fill="solid" draw:fill-color="#cccccc" draw:textarea-vertical-align="top" draw:auto-grow-height="false" draw:fit-to-size="false" style:shrink-to-fit="false" fo:min-height="24.028cm" fo:min-width="15.901cm" fo:padding-top="0cm" fo:padding-bottom="0cm" fo:padding-left="0cm" fo:padding-right="0cm" fo:wrap-option="wrap" style:run-through="background"/>
    </style:style>
    <style:style style:name="gr31" style:family="graphic">
      <style:graphic-properties draw:stroke="none" svg:stroke-width="0cm" draw:fill="solid" draw:fill-color="#cccccc" draw:textarea-vertical-align="top" draw:auto-grow-height="false" fo:min-height="23.767cm" fo:min-width="15.40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2" style:family="graphic">
      <style:graphic-properties fo:margin-left="0cm" fo:margin-right="0cm" fo:margin-top="0cm" fo:margin-bottom="0.023cm" style:run-through="foreground" style:vertical-pos="top" style:vertical-rel="baseline" style:horizontal-pos="from-left" style:horizontal-rel="paragraph" draw:wrap-influence-on-position="once-concurrent" loext:allow-overlap="true" style:flow-with-text="false"/>
    </style:style>
    <style:style style:name="gr33" style:family="graphic">
      <style:graphic-properties draw:stroke="none" svg:stroke-width="0cm" draw:fill="solid" draw:fill-color="#cccccc" draw:textarea-vertical-align="top" draw:auto-grow-height="false" draw:fit-to-size="false" style:shrink-to-fit="false" fo:min-height="0.026cm" fo:min-width="15.901cm" fo:padding-top="0cm" fo:padding-bottom="0cm" fo:padding-left="0cm" fo:padding-right="0cm" fo:wrap-option="wrap" style:run-through="foreground"/>
    </style:style>
    <style:style style:name="gr34" style:family="graphic">
      <style:graphic-properties draw:stroke="none" svg:stroke-width="0cm" draw:fill="solid" draw:fill-color="#9f9f9f" draw:textarea-vertical-align="top" draw:auto-grow-height="false" draw:fit-to-size="false" style:shrink-to-fit="false" fo:min-height="0.399cm" fo:min-width="15.923cm" fo:padding-top="0cm" fo:padding-bottom="0cm" fo:padding-left="0cm" fo:padding-right="0cm" fo:wrap-option="wrap" style:run-through="foreground"/>
    </style:style>
    <style:style style:name="gr35" style:family="graphic">
      <style:graphic-properties draw:stroke="none" svg:stroke-width="0cm" draw:fill="solid" draw:fill-color="#e2e2e2" draw:textarea-vertical-align="top" draw:auto-grow-height="false" draw:fit-to-size="false" style:shrink-to-fit="false" fo:min-height="0.009cm" fo:min-width="0.009cm" fo:padding-top="0cm" fo:padding-bottom="0cm" fo:padding-left="0cm" fo:padding-right="0cm" fo:wrap-option="wrap" style:run-through="foreground"/>
    </style:style>
    <style:style style:name="gr36" style:family="graphic">
      <style:graphic-properties draw:stroke="none" svg:stroke-width="0cm" draw:fill="solid" draw:fill-color="#9f9f9f" draw:textarea-vertical-align="top" draw:auto-grow-height="false" draw:fit-to-size="false" style:shrink-to-fit="false" fo:min-height="0.392cm" fo:min-width="15.926cm" fo:padding-top="0cm" fo:padding-bottom="0cm" fo:padding-left="0cm" fo:padding-right="0cm" fo:wrap-option="wrap" style:run-through="foreground"/>
    </style:style>
    <style:style style:name="gr37" style:family="graphic">
      <style:graphic-properties draw:stroke="none" svg:stroke-width="0cm" draw:fill="solid" draw:fill-color="#e2e2e2" draw:textarea-vertical-align="top" draw:auto-grow-height="false" draw:fit-to-size="false" style:shrink-to-fit="false" fo:min-height="0.383cm" fo:min-width="0.009cm" fo:padding-top="0cm" fo:padding-bottom="0cm" fo:padding-left="0cm" fo:padding-right="0cm" fo:wrap-option="wrap" style:run-through="foreground"/>
    </style:style>
    <style:style style:name="gr38" style:family="graphic">
      <style:graphic-properties draw:stroke="none" svg:stroke-width="0cm" draw:fill="solid" draw:fill-color="#9f9f9f" draw:textarea-vertical-align="top" draw:auto-grow-height="false" draw:fit-to-size="false" style:shrink-to-fit="false" fo:min-height="0.009cm" fo:min-width="0.009cm" fo:padding-top="0cm" fo:padding-bottom="0cm" fo:padding-left="0cm" fo:padding-right="0cm" fo:wrap-option="wrap" style:run-through="foreground"/>
    </style:style>
    <style:style style:name="gr39" style:family="graphic">
      <style:graphic-properties draw:stroke="none" svg:stroke-width="0cm" draw:fill="solid" draw:fill-color="#e2e2e2" draw:textarea-vertical-align="top" draw:auto-grow-height="false" draw:fit-to-size="false" style:shrink-to-fit="false" fo:min-height="0.009cm" fo:min-width="15.926cm" fo:padding-top="0cm" fo:padding-bottom="0cm" fo:padding-left="0cm" fo:padding-right="0cm" fo:wrap-option="wrap" style:run-through="foreground"/>
    </style:style>
    <style:style style:name="gr40" style:family="graphic">
      <style:graphic-properties draw:stroke="solid" svg:stroke-width="0.025cm" svg:stroke-color="#cccccc" draw:fill="none" draw:textarea-vertical-align="top" draw:auto-grow-height="false" draw:fit-to-size="false" style:shrink-to-fit="false" fo:min-height="4.535cm" fo:min-width="15.877cm" fo:padding-top="0cm" fo:padding-bottom="0cm" fo:padding-left="0cm" fo:padding-right="0cm" fo:wrap-option="wrap" style:run-through="foreground"/>
      <style:paragraph-properties style:writing-mode="lr-tb"/>
    </style:style>
    <style:style style:name="gr41" style:family="graphic" style:parent-style-name="Frame">
      <style:graphic-properties draw:stroke="solid" svg:stroke-width="0.025cm" svg:stroke-color="#cccccc" draw:fill="none" draw:textarea-vertical-align="top" draw:auto-grow-height="false" fo:min-height="9.398cm" fo:min-width="15.877cm" fo:padding-top="0cm" fo:padding-bottom="0cm" fo:padding-left="0cm" fo:padding-right="0cm" fo:wrap-option="wrap" fo:margin-left="0.026cm" fo:margin-right="0cm" fo:margin-top="0cm" fo:margin-bottom="0.023cm" style:run-through="foreground" style:vertical-pos="top" style:vertical-rel="baseline" style:horizontal-pos="from-left" style:horizontal-rel="paragraph" draw:wrap-influence-on-position="once-concurrent" loext:allow-overlap="true" style:flow-with-text="false"/>
    </style:style>
    <style:style style:name="gr42" style:family="graphic">
      <style:graphic-properties fo:margin-left="0cm" fo:margin-right="0cm" fo:margin-top="0cm" fo:margin-bottom="0.011cm" style:run-through="foreground" style:vertical-pos="top" style:vertical-rel="baseline" style:horizontal-pos="from-left" style:horizontal-rel="paragraph" draw:wrap-influence-on-position="once-concurrent" loext:allow-overlap="true" style:flow-with-text="false"/>
    </style:style>
    <style:style style:name="gr43" style:family="graphic">
      <style:graphic-properties draw:stroke="solid" svg:stroke-width="0.025cm" svg:stroke-color="#cccccc" draw:fill="none" draw:textarea-vertical-align="top" draw:auto-grow-height="false" draw:fit-to-size="false" style:shrink-to-fit="false" fo:min-height="5.606cm" fo:min-width="15.877cm" fo:padding-top="0cm" fo:padding-bottom="0cm" fo:padding-left="0cm" fo:padding-right="0cm" fo:wrap-option="wrap" style:run-through="foreground"/>
      <style:paragraph-properties style:writing-mode="lr-tb"/>
    </style:style>
    <style:style style:name="gr44" style:family="graphic" style:parent-style-name="Frame">
      <style:graphic-properties draw:stroke="solid" svg:stroke-width="0.025cm" svg:stroke-color="#cccccc" draw:fill="none" draw:textarea-vertical-align="top" draw:auto-grow-height="false" fo:min-height="9.172cm" fo:min-width="15.877cm" fo:padding-top="0cm" fo:padding-bottom="0cm" fo:padding-left="0cm" fo:padding-right="0cm" fo:wrap-option="wrap" fo:margin-left="0.026cm" fo:margin-right="0cm" fo:margin-top="0cm" fo:margin-bottom="0.037cm" style:run-through="foreground" style:vertical-pos="top" style:vertical-rel="baseline" style:horizontal-pos="from-left" style:horizontal-rel="paragraph" draw:wrap-influence-on-position="once-concurrent" loext:allow-overlap="true" style:flow-with-text="false"/>
    </style:style>
    <style:style style:name="gr45" style:family="graphic">
      <style:graphic-properties fo:margin-left="0cm" fo:margin-right="0cm" fo:margin-top="0cm" fo:margin-bottom="0.004cm" style:run-through="foreground" style:vertical-pos="top" style:vertical-rel="baseline" style:horizontal-pos="from-left" style:horizontal-rel="paragraph" draw:wrap-influence-on-position="once-concurrent" loext:allow-overlap="true" style:flow-with-text="false"/>
    </style:style>
    <style:style style:name="gr46" style:family="graphic">
      <style:graphic-properties draw:stroke="none" svg:stroke-width="0cm" draw:fill="solid" draw:fill-color="#9f9f9f" draw:textarea-vertical-align="top" draw:auto-grow-height="false" draw:fit-to-size="false" style:shrink-to-fit="false" fo:min-height="0.4cm" fo:min-width="15.923cm" fo:padding-top="0cm" fo:padding-bottom="0cm" fo:padding-left="0cm" fo:padding-right="0cm" fo:wrap-option="wrap" style:run-through="foreground"/>
    </style:style>
    <style:style style:name="gr47" style:family="graphic">
      <style:graphic-properties draw:stroke="solid" svg:stroke-width="0.025cm" svg:stroke-color="#cccccc" draw:fill="none" draw:textarea-vertical-align="top" draw:auto-grow-height="false" draw:fit-to-size="false" style:shrink-to-fit="false" fo:min-height="5.56cm" fo:min-width="15.877cm" fo:padding-top="0cm" fo:padding-bottom="0cm" fo:padding-left="0cm" fo:padding-right="0cm" fo:wrap-option="wrap" style:run-through="foreground"/>
      <style:paragraph-properties style:writing-mode="lr-tb"/>
    </style:style>
    <style:style style:name="gr48" style:family="graphic" style:parent-style-name="Frame">
      <style:graphic-properties draw:stroke="solid" svg:stroke-width="0.025cm" svg:stroke-color="#cccccc" draw:fill="none" draw:textarea-vertical-align="top" draw:auto-grow-height="false" fo:min-height="8.313cm" fo:min-width="15.877cm" fo:padding-top="0cm" fo:padding-bottom="0cm" fo:padding-left="0cm" fo:padding-right="0cm" fo:wrap-option="wrap" fo:margin-left="0.026cm" fo:margin-right="0cm" fo:margin-top="0cm" fo:margin-bottom="0.023cm" style:run-through="foreground" style:vertical-pos="top" style:vertical-rel="baseline" style:horizontal-pos="from-left" style:horizontal-rel="paragraph" draw:wrap-influence-on-position="once-concurrent" loext:allow-overlap="true" style:flow-with-text="false"/>
    </style:style>
    <style:style style:name="gr49" style:family="graphic" style:parent-style-name="Frame">
      <style:graphic-properties draw:stroke="solid" svg:stroke-width="0.025cm" svg:stroke-color="#cccccc" draw:fill="none" draw:textarea-vertical-align="top" draw:auto-grow-height="false" fo:min-height="9.74cm" fo:min-width="15.877cm" fo:padding-top="0cm" fo:padding-bottom="0cm" fo:padding-left="0cm" fo:padding-right="0cm" fo:wrap-option="wrap" fo:margin-left="0.026cm" fo:margin-right="0cm" fo:margin-top="0cm" fo:margin-bottom="0.025cm" style:run-through="foreground" style:vertical-pos="top" style:vertical-rel="baseline" style:horizontal-pos="from-left" style:horizontal-rel="paragraph" draw:wrap-influence-on-position="once-concurrent" loext:allow-overlap="true" style:flow-with-text="false"/>
    </style:style>
    <style:style style:name="gr50" style:family="graphic">
      <style:graphic-properties draw:stroke="none" svg:stroke-width="0cm" draw:fill="solid" draw:fill-color="#cccccc" draw:textarea-vertical-align="top" draw:auto-grow-height="false" draw:fit-to-size="false" style:shrink-to-fit="false" fo:min-height="0.028cm" fo:min-width="15.901cm" fo:padding-top="0cm" fo:padding-bottom="0cm" fo:padding-left="0cm" fo:padding-right="0cm" fo:wrap-option="wrap" style:run-through="foreground"/>
    </style:style>
    <style:style style:name="gr51" style:family="graphic">
      <style:graphic-properties draw:stroke="solid" svg:stroke-width="0.025cm" svg:stroke-color="#cccccc" draw:fill="none" draw:textarea-vertical-align="top" draw:auto-grow-height="false" draw:fit-to-size="false" style:shrink-to-fit="false" fo:min-height="2.099cm" fo:min-width="15.877cm" fo:padding-top="0cm" fo:padding-bottom="0cm" fo:padding-left="0cm" fo:padding-right="0cm" fo:wrap-option="wrap" style:run-through="foreground"/>
      <style:paragraph-properties style:writing-mode="lr-tb"/>
    </style:style>
    <style:style style:name="gr52" style:family="graphic">
      <style:graphic-properties fo:margin-left="0cm" fo:margin-right="0cm" fo:margin-top="0cm" fo:margin-bottom="0.012cm" style:run-through="foreground" style:vertical-pos="top" style:vertical-rel="baseline" style:horizontal-pos="from-left" style:horizontal-rel="paragraph" draw:wrap-influence-on-position="once-concurrent" loext:allow-overlap="true" style:flow-with-text="false"/>
    </style:style>
    <style:style style:name="gr53" style:family="graphic">
      <style:graphic-properties draw:stroke="solid" svg:stroke-width="0.025cm" svg:stroke-color="#cccccc" draw:fill="none" draw:textarea-vertical-align="top" draw:auto-grow-height="false" draw:fit-to-size="false" style:shrink-to-fit="false" fo:min-height="2.588cm" fo:min-width="15.877cm" fo:padding-top="0cm" fo:padding-bottom="0cm" fo:padding-left="0cm" fo:padding-right="0cm" fo:wrap-option="wrap" style:run-through="foreground"/>
      <style:paragraph-properties style:writing-mode="lr-tb"/>
    </style:style>
    <style:style style:name="gr54" style:family="graphic">
      <style:graphic-properties fo:margin-left="0cm" fo:margin-right="0cm" fo:margin-top="0cm" fo:margin-bottom="0.002cm" style:run-through="foreground" style:vertical-pos="from-top" style:horizontal-pos="from-left" style:horizontal-rel="paragraph" draw:wrap-influence-on-position="once-concurrent" loext:allow-overlap="true" style:flow-with-text="false"/>
    </style:style>
    <style:style style:name="gr55" style:family="graphic">
      <style:graphic-properties draw:stroke="solid" svg:stroke-width="0.025cm" svg:stroke-color="#cccccc" draw:fill="none" draw:textarea-vertical-align="top" draw:auto-grow-height="false" draw:fit-to-size="false" style:shrink-to-fit="false" fo:min-height="3.074cm" fo:min-width="15.877cm" fo:padding-top="0cm" fo:padding-bottom="0cm" fo:padding-left="0cm" fo:padding-right="0cm" fo:wrap-option="wrap" style:run-through="foreground"/>
      <style:paragraph-properties style:writing-mode="lr-tb"/>
    </style:style>
    <style:style style:name="gr56" style:family="graphic" style:parent-style-name="Frame">
      <style:graphic-properties draw:stroke="solid" svg:stroke-width="0.025cm" svg:stroke-color="#cccccc" draw:fill="none" draw:textarea-vertical-align="top" draw:auto-grow-height="false" fo:min-height="8.911cm" fo:min-width="15.877cm" fo:padding-top="0cm" fo:padding-bottom="0cm" fo:padding-left="0cm" fo:padding-right="0cm" fo:wrap-option="wrap" fo:margin-left="0.026cm" fo:margin-right="0cm" fo:margin-top="0cm" fo:margin-bottom="0.034cm" style:run-through="foreground" style:vertical-pos="top" style:vertical-rel="baseline" style:horizontal-pos="from-left" style:horizontal-rel="paragraph" draw:wrap-influence-on-position="once-concurrent" loext:allow-overlap="true" style:flow-with-text="false"/>
    </style:style>
    <style:style style:name="gr57" style:family="graphic">
      <style:graphic-properties fo:margin-left="0cm" fo:margin-right="0cm" fo:margin-top="0cm" fo:margin-bottom="0.002cm" style:run-through="foreground" style:vertical-pos="top" style:vertical-rel="baseline" style:horizontal-pos="from-left" style:horizontal-rel="paragraph" draw:wrap-influence-on-position="once-concurrent" loext:allow-overlap="true" style:flow-with-text="false"/>
    </style:style>
    <style:style style:name="gr58" style:family="graphic" style:parent-style-name="Frame">
      <style:graphic-properties draw:stroke="solid" svg:stroke-width="0.025cm" svg:stroke-color="#cccccc" draw:fill="none" draw:textarea-vertical-align="top" draw:auto-grow-height="false" fo:min-height="8.424cm" fo:min-width="15.877cm" fo:padding-top="0cm" fo:padding-bottom="0cm" fo:padding-left="0cm" fo:padding-right="0cm" fo:wrap-option="wrap" fo:margin-left="0.026cm" fo:margin-right="0cm" fo:margin-top="0cm" fo:margin-bottom="0.018cm" style:run-through="foreground" style:vertical-pos="top" style:vertical-rel="baseline" style:horizontal-pos="from-left" style:horizontal-rel="paragraph" draw:wrap-influence-on-position="once-concurrent" loext:allow-overlap="true" style:flow-with-text="false"/>
    </style:style>
    <style:style style:name="gr59" style:family="graphic" style:parent-style-name="Frame">
      <style:graphic-properties draw:stroke="solid" svg:stroke-width="0.025cm" svg:stroke-color="#cccccc" draw:fill="none" draw:textarea-vertical-align="top" draw:auto-grow-height="false" fo:min-height="9.68cm" fo:min-width="15.877cm" fo:padding-top="0cm" fo:padding-bottom="0cm" fo:padding-left="0cm" fo:padding-right="0cm" fo:wrap-option="wrap" fo:margin-left="0.026cm" fo:margin-right="0cm" fo:margin-top="0cm" fo:margin-bottom="0.032cm" style:run-through="foreground" style:vertical-pos="top" style:vertical-rel="baseline" style:horizontal-pos="from-left" style:horizontal-rel="paragraph" draw:wrap-influence-on-position="once-concurrent" loext:allow-overlap="true" style:flow-with-text="false"/>
    </style:style>
    <style:style style:name="gr60" style:family="graphic">
      <style:graphic-properties fo:margin-left="0cm" fo:margin-right="0cm" fo:margin-top="0cm" fo:margin-bottom="0.021cm" style:run-through="foreground" style:vertical-pos="top" style:vertical-rel="baseline" style:horizontal-pos="from-left" style:horizontal-rel="paragraph" draw:wrap-influence-on-position="once-concurrent" loext:allow-overlap="true" style:flow-with-text="false"/>
    </style:style>
    <style:style style:name="gr61" style:family="graphic">
      <style:graphic-properties draw:stroke="solid" svg:stroke-width="0.025cm" svg:stroke-color="#cccccc" draw:fill="none" draw:textarea-vertical-align="top" draw:auto-grow-height="false" draw:fit-to-size="false" style:shrink-to-fit="false" fo:min-height="5.436cm" fo:min-width="15.877cm" fo:padding-top="0cm" fo:padding-bottom="0cm" fo:padding-left="0cm" fo:padding-right="0cm" fo:wrap-option="wrap" style:run-through="foreground"/>
      <style:paragraph-properties style:writing-mode="lr-tb"/>
    </style:style>
    <style:style style:name="gr62" style:family="graphic" style:parent-style-name="Frame">
      <style:graphic-properties draw:stroke="solid" svg:stroke-width="0.025cm" svg:stroke-color="#cccccc" draw:fill="none" draw:textarea-vertical-align="top" draw:auto-grow-height="false" fo:min-height="11.917cm" fo:min-width="15.877cm" fo:padding-top="0cm" fo:padding-bottom="0cm" fo:padding-left="0cm" fo:padding-right="0cm" fo:wrap-option="wrap" fo:margin-left="0.026cm" fo:margin-right="0cm" fo:margin-top="0cm" fo:margin-bottom="0.034cm" style:run-through="foreground" style:vertical-pos="from-top" style:horizontal-pos="from-left" style:horizontal-rel="paragraph" draw:wrap-influence-on-position="once-concurrent" loext:allow-overlap="true" style:flow-with-text="false"/>
    </style:style>
    <style:style style:name="gr63" style:family="graphic" style:parent-style-name="Frame">
      <style:graphic-properties draw:stroke="solid" svg:stroke-width="0.025cm" svg:stroke-color="#cccccc" draw:fill="none" draw:textarea-vertical-align="top" draw:auto-grow-height="false" fo:min-height="9.008cm" fo:min-width="15.877cm" fo:padding-top="0cm" fo:padding-bottom="0cm" fo:padding-left="0cm" fo:padding-right="0cm" fo:wrap-option="wrap" fo:margin-left="0.026cm" fo:margin-right="0cm" fo:margin-top="0cm" fo:margin-bottom="0.016cm" style:run-through="foreground" style:vertical-pos="top" style:vertical-rel="baseline" style:horizontal-pos="from-left" style:horizontal-rel="paragraph" draw:wrap-influence-on-position="once-concurrent" loext:allow-overlap="true" style:flow-with-text="false"/>
    </style:style>
    <style:style style:name="gr64" style:family="graphic" style:parent-style-name="Frame">
      <style:graphic-properties draw:stroke="solid" svg:stroke-width="0.025cm" svg:stroke-color="#cccccc" draw:fill="none" draw:textarea-vertical-align="top" draw:auto-grow-height="false" fo:min-height="9.193cm" fo:min-width="15.877cm" fo:padding-top="0cm" fo:padding-bottom="0cm" fo:padding-left="0cm" fo:padding-right="0cm" fo:wrap-option="wrap" fo:margin-left="0.026cm" fo:margin-right="0cm" fo:margin-top="0cm" fo:margin-bottom="0.016cm" style:run-through="foreground" style:vertical-pos="top" style:vertical-rel="baseline" style:horizontal-pos="from-left" style:horizontal-rel="paragraph" draw:wrap-influence-on-position="once-concurrent" loext:allow-overlap="true" style:flow-with-text="false"/>
    </style:style>
    <style:style style:name="gr65" style:family="graphic">
      <style:graphic-properties draw:stroke="none" svg:stroke-width="0cm" draw:fill="solid" draw:fill-color="#9f9f9f" draw:textarea-vertical-align="top" draw:auto-grow-height="false" draw:fit-to-size="false" style:shrink-to-fit="false" fo:min-height="0.395cm" fo:min-width="15.926cm" fo:padding-top="0cm" fo:padding-bottom="0cm" fo:padding-left="0cm" fo:padding-right="0cm" fo:wrap-option="wrap" style:run-through="foreground"/>
    </style:style>
    <style:style style:name="gr66" style:family="graphic">
      <style:graphic-properties draw:stroke="none" svg:stroke-width="0cm" draw:fill="solid" draw:fill-color="#e2e2e2" draw:textarea-vertical-align="top" draw:auto-grow-height="false" draw:fit-to-size="false" style:shrink-to-fit="false" fo:min-height="0.386cm" fo:min-width="0.009cm" fo:padding-top="0cm" fo:padding-bottom="0cm" fo:padding-left="0cm" fo:padding-right="0cm" fo:wrap-option="wrap" style:run-through="foreground"/>
    </style:style>
    <style:style style:name="gr67" style:family="graphic">
      <style:graphic-properties draw:stroke="solid" svg:stroke-width="0.025cm" svg:stroke-color="#cccccc" draw:fill="none" draw:textarea-vertical-align="top" draw:auto-grow-height="false" draw:fit-to-size="false" style:shrink-to-fit="false" fo:min-height="7.459cm" fo:min-width="15.877cm" fo:padding-top="0cm" fo:padding-bottom="0cm" fo:padding-left="0cm" fo:padding-right="0cm" fo:wrap-option="wrap" style:run-through="foreground"/>
      <style:paragraph-properties style:writing-mode="lr-tb"/>
    </style:style>
    <style:style style:name="gr68" style:family="graphic" style:parent-style-name="Frame">
      <style:graphic-properties draw:stroke="solid" svg:stroke-width="0.025cm" svg:stroke-color="#cccccc" draw:fill="none" draw:textarea-vertical-align="top" draw:auto-grow-height="false" fo:min-height="8.707cm" fo:min-width="15.877cm" fo:padding-top="0cm" fo:padding-bottom="0cm" fo:padding-left="0cm" fo:padding-right="0cm" fo:wrap-option="wrap" fo:margin-left="0.026cm" fo:margin-right="0cm" fo:margin-top="0cm" fo:margin-bottom="0.026cm" style:run-through="foreground" style:vertical-pos="top" style:vertical-rel="baseline" style:horizontal-pos="from-left" style:horizontal-rel="paragraph" draw:wrap-influence-on-position="once-concurrent" loext:allow-overlap="true" style:flow-with-text="false"/>
    </style:style>
    <style:style style:name="gr69" style:family="graphic">
      <style:graphic-properties fo:margin-left="0cm" fo:margin-right="0cm" fo:margin-top="0cm" fo:margin-bottom="0.018cm" style:run-through="foreground" style:vertical-pos="top" style:vertical-rel="baseline" style:horizontal-pos="from-left" style:horizontal-rel="paragraph" draw:wrap-influence-on-position="once-concurrent" loext:allow-overlap="true" style:flow-with-text="false"/>
    </style:style>
    <style:style style:name="gr70" style:family="graphic">
      <style:graphic-properties draw:stroke="solid" svg:stroke-width="0.025cm" svg:stroke-color="#cccccc" draw:fill="none" draw:textarea-vertical-align="top" draw:auto-grow-height="false" draw:fit-to-size="false" style:shrink-to-fit="false" fo:min-height="3.561cm" fo:min-width="15.877cm" fo:padding-top="0cm" fo:padding-bottom="0cm" fo:padding-left="0cm" fo:padding-right="0cm" fo:wrap-option="wrap" style:run-through="foreground"/>
      <style:paragraph-properties style:writing-mode="lr-tb"/>
    </style:style>
    <style:style style:name="gr71" style:family="graphic" style:parent-style-name="Frame">
      <style:graphic-properties draw:stroke="solid" svg:stroke-width="0.025cm" svg:stroke-color="#cccccc" draw:fill="none" draw:textarea-vertical-align="top" draw:auto-grow-height="false" fo:min-height="9.885cm" fo:min-width="15.877cm" fo:padding-top="0cm" fo:padding-bottom="0cm" fo:padding-left="0cm" fo:padding-right="0cm" fo:wrap-option="wrap" fo:margin-left="0.026cm" fo:margin-right="0cm" fo:margin-top="0cm" fo:margin-bottom="0.039cm" style:run-through="foreground" style:vertical-pos="top" style:vertical-rel="baseline" style:horizontal-pos="from-left" style:horizontal-rel="paragraph" draw:wrap-influence-on-position="once-concurrent" loext:allow-overlap="true" style:flow-with-text="false"/>
    </style:style>
    <style:style style:name="gr72" style:family="graphic" style:parent-style-name="Frame">
      <style:graphic-properties draw:stroke="solid" svg:stroke-width="0.025cm" svg:stroke-color="#cccccc" draw:fill="none" draw:textarea-vertical-align="top" draw:auto-grow-height="false" fo:min-height="10.372cm" fo:min-width="15.877cm" fo:padding-top="0cm" fo:padding-bottom="0cm" fo:padding-left="0cm" fo:padding-right="0cm" fo:wrap-option="wrap" fo:margin-left="0.026cm" fo:margin-right="0cm" fo:margin-top="0cm" fo:margin-bottom="0.028cm" style:run-through="foreground" style:vertical-pos="top" style:vertical-rel="baseline" style:horizontal-pos="from-left" style:horizontal-rel="paragraph" draw:wrap-influence-on-position="once-concurrent" loext:allow-overlap="true" style:flow-with-text="false"/>
    </style:style>
    <style:style style:name="gr73" style:family="graphic">
      <style:graphic-properties fo:margin-left="0cm" fo:margin-right="0cm" fo:margin-top="0cm" fo:margin-bottom="0.007cm" style:run-through="foreground" style:vertical-pos="top" style:vertical-rel="baseline" style:horizontal-pos="from-left" style:horizontal-rel="paragraph" draw:wrap-influence-on-position="once-concurrent" loext:allow-overlap="true" style:flow-with-text="false"/>
    </style:style>
    <style:style style:name="gr74" style:family="graphic">
      <style:graphic-properties draw:stroke="none" svg:stroke-width="0cm" draw:fill="solid" draw:fill-color="#e2e2e2" draw:textarea-vertical-align="top" draw:auto-grow-height="false" draw:fit-to-size="false" style:shrink-to-fit="false" fo:min-height="0.011cm" fo:min-width="0.009cm" fo:padding-top="0cm" fo:padding-bottom="0cm" fo:padding-left="0cm" fo:padding-right="0cm" fo:wrap-option="wrap" style:run-through="foreground"/>
    </style:style>
    <style:style style:name="gr75" style:family="graphic">
      <style:graphic-properties draw:stroke="none" svg:stroke-width="0cm" draw:fill="solid" draw:fill-color="#9f9f9f" draw:textarea-vertical-align="top" draw:auto-grow-height="false" draw:fit-to-size="false" style:shrink-to-fit="false" fo:min-height="0.393cm" fo:min-width="15.926cm" fo:padding-top="0cm" fo:padding-bottom="0cm" fo:padding-left="0cm" fo:padding-right="0cm" fo:wrap-option="wrap" style:run-through="foreground"/>
    </style:style>
    <style:style style:name="gr76" style:family="graphic">
      <style:graphic-properties draw:stroke="solid" svg:stroke-width="0.025cm" svg:stroke-color="#cccccc" draw:fill="none" draw:textarea-vertical-align="top" draw:auto-grow-height="false" draw:fit-to-size="false" style:shrink-to-fit="false" fo:min-height="1.612cm" fo:min-width="15.877cm" fo:padding-top="0cm" fo:padding-bottom="0cm" fo:padding-left="0cm" fo:padding-right="0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19"><text:span text:style-name="T1">6)</text:span><text:span text:style-name="T2"> </text:span><text:span text:style-name="T1">User</text:span><text:span text:style-name="T3"> </text:span><text:span text:style-name="T4">stories</text:span></text:p>
        <text:p text:style-name="P507"/>
        <table:table table:name="Table1" table:style-name="Table1">
          <table:table-column table:style-name="Table1.A"/>
          <table:table-row table:style-name="Table1.1">
            <table:table-cell table:style-name="Table1.A1" office:value-type="string">
              <text:p text:style-name="P222"><text:span text:style-name="T74"/></text:p>
            </table:table-cell>
          </table:table-row>
        </table:table>
        <text:p text:style-name="P508"/>
        <text:p text:style-name="P509"/>
        <text:p text:style-name="P510"><draw:g text:anchor-type="char" draw:z-index="49" draw:name="Group 1" draw:style-name="gr7"><draw:custom-shape draw:name="Graphic 2" draw:style-name="gr8" draw:text-style-name="P733" svg:width="2.412cm" svg:height="0.597cm" svg:x="2.54cm" svg:y="0.487cm"><text:p/><draw:enhanced-geometry draw:mirror-horizontal="false" draw:mirror-vertical="false" drawooo:sub-view-size="868680 215265" draw:text-areas="0 0 ?f0 ?f1" svg:viewBox="0 0 0 0" draw:type="ooxml-non-primitive" draw:enhanced-path="M 868680 0 L 0 0 0 19812 0 193548 0 213360 0 214884 868680 214884 868680 213360 868680 193548 868680 19812 868680 0 Z N"><draw:equation draw:name="f0" draw:formula="logwidth"/><draw:equation draw:name="f1" draw:formula="logheight"/></draw:enhanced-geometry></draw:custom-shape><draw:custom-shape draw:name="Graphic 3" draw:style-name="gr9" draw:text-style-name="P734" svg:width="15.9cm" svg:height="0.025cm" svg:x="2.554cm" svg:y="2.194cm"><text:p/><draw:enhanced-geometry draw:mirror-horizontal="false" draw:mirror-vertical="false" drawooo:sub-view-size="5723890 9525 5723890 9525" draw:text-areas="0 0 ?f0 ?f1" svg:viewBox="0 0 0 0" draw:type="ooxml-non-primitive" draw:enhanced-path="M 5714365 0 L 9144 0 0 0 0 9131 9144 9131 5714365 9131 5714365 0 Z N M 5723585 0 L 5714441 0 5714441 9131 5723585 9131 5723585 0 Z N"><draw:equation draw:name="f0" draw:formula="logwidth"/><draw:equation draw:name="f1" draw:formula="logheight"/></draw:enhanced-geometry></draw:custom-shape><draw:custom-shape draw:name="Graphic 4" draw:style-name="gr18" draw:text-style-name="P735" svg:width="15.922cm" svg:height="0.398cm" svg:x="2.54cm" svg:y="2.302cm"><text:p/><draw:enhanced-geometry draw:mirror-horizontal="false" draw:mirror-vertical="false" drawooo:sub-view-size="5731510 143510" draw:text-areas="0 0 ?f0 ?f1" svg:viewBox="0 0 0 0" draw:type="ooxml-non-primitive" draw:enhanced-path="M 5731497 0 L 0 0 0 143510 5731497 143510 5731497 0 Z N"><draw:equation draw:name="f0" draw:formula="logwidth"/><draw:equation draw:name="f1" draw:formula="logheight"/></draw:enhanced-geometry></draw:custom-shape><draw:custom-shape draw:name="Graphic 5" draw:style-name="gr11" draw:text-style-name="P736" svg:width="0.008cm" svg:height="0.008cm" svg:x="18.459cm" svg:y="2.306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6" draw:style-name="gr19" draw:text-style-name="P735" svg:width="15.925cm" svg:height="0.389cm" svg:x="2.54cm" svg:y="2.306cm"><text:p/><draw:enhanced-geometry draw:mirror-horizontal="false" draw:mirror-vertical="false" drawooo:sub-view-size="5732780 140335 5732780 140335" draw:text-areas="0 0 ?f0 ?f1" svg:viewBox="0 0 0 0" draw:type="ooxml-non-primitive" draw:enhanced-path="M 3048 3035 L 0 3035 0 140195 3048 140195 3048 3035 Z N M 5732716 0 L 5729668 0 5729668 3035 5732716 3035 5732716 0 Z N"><draw:equation draw:name="f0" draw:formula="logwidth"/><draw:equation draw:name="f1" draw:formula="logheight"/></draw:enhanced-geometry></draw:custom-shape><draw:custom-shape draw:name="Graphic 7" draw:style-name="gr20" draw:text-style-name="P736" svg:width="0.008cm" svg:height="0.38cm" svg:x="18.459cm" svg:y="2.313cm"><text:p/><draw:enhanced-geometry draw:mirror-horizontal="false" draw:mirror-vertical="false" drawooo:sub-view-size="3175 137160" draw:text-areas="0 0 ?f0 ?f1" svg:viewBox="0 0 0 0" draw:type="ooxml-non-primitive" draw:enhanced-path="M 3047 0 L 0 0 0 137159 3047 137159 3047 0 Z N"><draw:equation draw:name="f0" draw:formula="logwidth"/><draw:equation draw:name="f1" draw:formula="logheight"/></draw:enhanced-geometry></draw:custom-shape><draw:custom-shape draw:name="Graphic 8" draw:style-name="gr14" draw:text-style-name="P735" svg:width="0.008cm" svg:height="0.008cm" svg:x="2.54cm" svg:y="2.694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9" draw:style-name="gr15" draw:text-style-name="P736" svg:width="15.925cm" svg:height="0.008cm" svg:x="2.54cm" svg:y="2.695cm"><text:p/><draw:enhanced-geometry draw:mirror-horizontal="false" draw:mirror-vertical="false" drawooo:sub-view-size="5732780 3175 5732780 3175" draw:text-areas="0 0 ?f0 ?f1" svg:viewBox="0 0 0 0" draw:type="ooxml-non-primitive" draw:enhanced-path="M 5729605 0 L 3048 0 0 0 0 3035 3048 3035 5729605 3035 5729605 0 Z N M 5732716 0 L 5729668 0 5729668 3035 5732716 3035 5732716 0 Z N"><draw:equation draw:name="f0" draw:formula="logwidth"/><draw:equation draw:name="f1" draw:formula="logheight"/></draw:enhanced-geometry></draw:custom-shape><draw:custom-shape draw:name="Textbox 10" draw:style-name="gr16" draw:text-style-name="P737" svg:width="2.412cm" svg:height="0.597cm" svg:x="2.54cm" svg:y="0.487cm"><text:p text:style-name="P728"><text:span text:style-name="T186">Descriptio</text:span><text:span text:style-name="T186">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1" draw:style-name="gr17" draw:text-style-name="P737" svg:width="15.876cm" svg:height="1.116cm" svg:x="2.566cm" svg:y="1.092cm"><text:p text:style-name="P728"><text:span text:style-name="T187">Splash</text:span><text:span text:style-name="T188"> </text:span><text:span text:style-name="T187">screen will be</text:span><text:span text:style-name="T188"> </text:span><text:span text:style-name="T187">visible when Application will be </text:span><text:span text:style-name="T188">launch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section>
      <table:table table:name="Table4" table:style-name="Table4">
        <table:table-column table:style-name="Table4.A"/>
        <table:table-row table:style-name="Table4.1">
          <table:table-cell table:style-name="Table4.A1" office:value-type="string">
            <text:p text:style-name="P236"><text:span text:style-name="T37">[DDVXY-3]</text:span><text:span text:style-name="T39"> </text:span><text:a xlink:type="simple" xlink:href="https://hyperlinkinfosystem.atlassian.net/browse/DDVXY-3" text:style-name="Default_20_Style" text:visited-style-name="Default_20_Style"><text:span text:style-name="T45">Choose</text:span></text:a><text:a xlink:type="simple" xlink:href="https://hyperlinkinfosystem.atlassian.net/browse/DDVXY-3" text:style-name="Default_20_Style" text:visited-style-name="Default_20_Style"><text:span text:style-name="T48"> </text:span></text:a><text:a xlink:type="simple" xlink:href="https://hyperlinkinfosystem.atlassian.net/browse/DDVXY-3" text:style-name="Default_20_Style" text:visited-style-name="Default_20_Style"><text:span text:style-name="T45">the</text:span></text:a><text:a xlink:type="simple" xlink:href="https://hyperlinkinfosystem.atlassian.net/browse/DDVXY-3" text:style-name="Default_20_Style" text:visited-style-name="Default_20_Style"><text:span text:style-name="T48"> </text:span></text:a><text:a xlink:type="simple" xlink:href="https://hyperlinkinfosystem.atlassian.net/browse/DDVXY-3" text:style-name="Default_20_Style" text:visited-style-name="Default_20_Style"><text:span text:style-name="T45">language</text:span></text:a><text:span text:style-name="T50"> </text:span><text:span text:style-name="T70">Created:</text:span><text:span text:style-name="T71"> </text:span><text:span text:style-name="T70">03/Jun/25</text:span><text:span text:style-name="T75"> </text:span><text:span text:style-name="T70">Updated:</text:span><text:span text:style-name="T73"> </text:span><text:span text:style-name="T74">03/Jun/25</text:span></text:p>
          </table:table-cell>
        </table:table-row>
      </table:table>
      <text:p text:style-name="P511"/>
      <text:p text:style-name="P509"/>
      <text:p text:style-name="P512"><draw:custom-shape text:anchor-type="char" draw:z-index="50" draw:name="Textbox 12"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0" draw:name="Textbox 13" draw:style-name="gr71" draw:text-style-name="P744" svg:width="15.876cm" svg:height="9.884cm"><text:p text:style-name="P540"><text:span text:style-name="T133">I</text:span><text:span text:style-name="T136"> </text:span><text:span text:style-name="T133">want</text:span><text:span text:style-name="T136"> </text:span>to select<text:span text:style-name="T138"> </text:span>my preferred<text:span text:style-name="T138"> </text:span>language<text:span text:style-name="T135"> </text:span>from a<text:span text:style-name="T141"> </text:span>list of<text:span text:style-name="T138"> </text:span>available <text:span text:style-name="T135">options,</text:span></text:p><text:p text:style-name="P541"><text:span text:style-name="T133">So</text:span><text:span text:style-name="T139"> </text:span><text:span text:style-name="T133">that</text:span><text:span text:style-name="T136"> </text:span>I<text:span text:style-name="T138"> </text:span>can<text:span text:style-name="T138"> </text:span>explore<text:span text:style-name="T138"> </text:span>the app<text:span text:style-name="T138"> </text:span>in a<text:span text:style-name="T138"> </text:span>language<text:span text:style-name="T143"> </text:span>I'm<text:span text:style-name="T138"> </text:span>comfortable<text:span text:style-name="T138"> </text:span><text:span text:style-name="T135">with.</text:span></text:p><text:p text:style-name="P557"/><text:p text:style-name="P2"><text:span text:style-name="T88">Acceptance</text:span><text:span text:style-name="T93"> </text:span><text:span text:style-name="T86">Criteria:</text:span></text:p><text:p text:style-name="P559"/><text:list xml:id="list66373011" text:style-name="WWNum1"><text:list-item><text:p text:style-name="P562"><text:span text:style-name="T133">Given </text:span>I<text:span text:style-name="T145"> </text:span>open<text:span text:style-name="T138"> </text:span>the<text:span text:style-name="T143"> </text:span>app<text:span text:style-name="T138"> </text:span>for the<text:span text:style-name="T138"> </text:span>first <text:span text:style-name="T135">time,</text:span></text:p></text:list-item></text:list><text:p text:style-name="P631"><text:span text:style-name="T133">When </text:span>I<text:span text:style-name="T145"> </text:span>am directed<text:span text:style-name="T138"> </text:span>to<text:span text:style-name="T138"> </text:span>the<text:span text:style-name="T138"> </text:span>language<text:span text:style-name="T135"> </text:span>selection <text:span text:style-name="T135">screen,</text:span></text:p><text:p text:style-name="P631"><text:span text:style-name="T149">Then </text:span><text:span text:style-name="T147">I</text:span><text:span text:style-name="T150"> </text:span><text:span text:style-name="T147">should see</text:span><text:span text:style-name="T145"> </text:span><text:span text:style-name="T147">a</text:span><text:span text:style-name="T145"> </text:span><text:span text:style-name="T147">list of language</text:span><text:span text:style-name="T145"> </text:span><text:span text:style-name="T147">options</text:span><text:span text:style-name="T145"> </text:span><text:span text:style-name="T147">including Arabic (العربية), English </text:span>(English), French (Français), Spanish (Español), and German (Deutsch).</text:p><text:list xml:id="list124223855080959" text:continue-numbering="true" text:style-name="WWNum1"><text:list-item><text:p text:style-name="P562"><text:span text:style-name="T133">Given </text:span>I<text:span text:style-name="T147"> </text:span>am<text:span text:style-name="T138"> </text:span>on the<text:span text:style-name="T135"> </text:span>language<text:span text:style-name="T138"> </text:span>selection <text:span text:style-name="T135">screen,</text:span></text:p></text:list-item></text:list><text:p text:style-name="P631"><text:span text:style-name="T133">When </text:span>I<text:span text:style-name="T147"> </text:span>tap on a<text:span text:style-name="T138"> </text:span>language<text:span text:style-name="T138"> </text:span><text:span text:style-name="T135">option,</text:span></text:p><text:p text:style-name="P632"><text:span text:style-name="T133">Then</text:span><text:span text:style-name="T142"> </text:span>the<text:span text:style-name="T147"> </text:span>selected<text:span text:style-name="T147"> </text:span>language<text:span text:style-name="T145"> </text:span>should<text:span text:style-name="T147"> </text:span>be<text:span text:style-name="T145"> </text:span>highlighted<text:span text:style-name="T147"> </text:span>with<text:span text:style-name="T147"> </text:span>a<text:span text:style-name="T147"> </text:span>green<text:span text:style-name="T135"> </text:span>checkmark,<text:span text:style-name="T141"> </text:span>and<text:span text:style-name="T147"> </text:span>other options should remain unselected.</text:p><text:list xml:id="list124224514782454" text:continue-numbering="true" text:style-name="WWNum1"><text:list-item><text:p text:style-name="P562"><text:span text:style-name="T133">Given </text:span>I<text:span text:style-name="T147"> </text:span>have<text:span text:style-name="T138"> </text:span>selected a<text:span text:style-name="T135"> language,</text:span></text:p></text:list-item></text:list><text:p text:style-name="P631"><text:span text:style-name="T133">When </text:span>I<text:span text:style-name="T145"> </text:span>tap the<text:span text:style-name="T135"> </text:span>"Continue"<text:span text:style-name="T138"> </text:span><text:span text:style-name="T135">button,</text:span></text:p><text:p text:style-name="P631"><text:span text:style-name="T133">Then</text:span><text:span text:style-name="T136"> </text:span>the<text:span text:style-name="T141"> </text:span>app<text:span text:style-name="T141"> </text:span>should<text:span text:style-name="T141"> </text:span>proceed<text:span text:style-name="T141"> </text:span>to<text:span text:style-name="T141"> </text:span>the<text:span text:style-name="T147"> </text:span>next<text:span text:style-name="T141"> </text:span>screen,<text:span text:style-name="T141"> </text:span>and<text:span text:style-name="T141"> </text:span>all<text:span text:style-name="T141"> </text:span>app<text:span text:style-name="T141"> </text:span>content<text:span text:style-name="T141"> </text:span>should<text:span text:style-name="T141"> </text:span>be displayed in the selected language.</text:p><text:list xml:id="list124223392160823" text:continue-numbering="true" text:style-name="WWNum1"><text:list-item><text:p text:style-name="P562"><text:span text:style-name="T133">Given </text:span>I<text:span text:style-name="T147"> </text:span>am<text:span text:style-name="T138"> </text:span>on the<text:span text:style-name="T135"> </text:span>language<text:span text:style-name="T138"> </text:span>selection <text:span text:style-name="T135">screen,</text:span></text:p></text:list-item></text:list><text:p text:style-name="P631"><text:span text:style-name="T133">When </text:span>I<text:span text:style-name="T147"> </text:span>tap<text:span text:style-name="T138"> </text:span>the<text:span text:style-name="T138"> </text:span>back <text:span text:style-name="T135">arrow,</text:span></text:p><text:p text:style-name="P727"><text:span text:style-name="T133">Then</text:span><text:span text:style-name="T139"> </text:span>I<text:span text:style-name="T147"> </text:span>should<text:span text:style-name="T138"> </text:span>be<text:span text:style-name="T135"> </text:span>taken<text:span text:style-name="T138"> </text:span>to<text:span text:style-name="T138"> </text:span>the<text:span text:style-name="T138"> </text:span>previous<text:span text:style-name="T138"> </text:span>screen<text:span text:style-name="T138"> </text:span>(if <text:span text:style-name="T135">applic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6"/>
      <text:p text:style-name="P542"><draw:g text:anchor-type="as-char" draw:z-index="1" draw:name="Shape2" draw:style-name="gr73"><draw:custom-shape draw:name="Graphic 15" draw:style-name="gr33" draw:text-style-name="P734" svg:width="15.9cm" svg:height="0.025cm" svg:x="0.014cm" svg:y="1.6cm"><text:p/><draw:enhanced-geometry draw:mirror-horizontal="false" draw:mirror-vertical="false" drawooo:sub-view-size="5723890 9525 5723890 9525" draw:text-areas="0 0 ?f0 ?f1" svg:viewBox="0 0 0 0" draw:type="ooxml-non-primitive" draw:enhanced-path="M 5714365 0 L 9144 0 0 0 0 9144 9144 9144 5714365 9144 5714365 0 Z N M 5723585 0 L 5714441 0 5714441 9144 5723585 9144 5723585 0 Z N"><draw:equation draw:name="f0" draw:formula="logwidth"/><draw:equation draw:name="f1" draw:formula="logheight"/></draw:enhanced-geometry></draw:custom-shape><draw:custom-shape draw:name="Graphic 16" draw:style-name="gr46" draw:text-style-name="P735" svg:width="15.922cm" svg:height="0.399cm" svg:x="0cm" svg:y="1.709cm"><text:p/><draw:enhanced-geometry draw:mirror-horizontal="false" draw:mirror-vertical="false" drawooo:sub-view-size="5731510 142875" draw:text-areas="0 0 ?f0 ?f1" svg:viewBox="0 0 0 0" draw:type="ooxml-non-primitive" draw:enhanced-path="M 5731497 0 L 5729910 0 3352 0 304 0 0 0 0 142875 5731497 142875 5731497 0 Z N"><draw:equation draw:name="f0" draw:formula="logwidth"/><draw:equation draw:name="f1" draw:formula="logheight"/></draw:enhanced-geometry></draw:custom-shape><draw:custom-shape draw:name="Graphic 17" draw:style-name="gr74" draw:text-style-name="P736" svg:width="0.008cm" svg:height="0.01cm" svg:x="15.919cm" svg:y="1.709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18" draw:style-name="gr75" draw:text-style-name="P735" svg:width="15.925cm" svg:height="0.392cm" svg:x="0cm" svg:y="1.709cm"><text:p/><draw:enhanced-geometry draw:mirror-horizontal="false" draw:mirror-vertical="false" drawooo:sub-view-size="5732780 140335 5732780 140335" draw:text-areas="0 0 ?f0 ?f1" svg:viewBox="0 0 0 0" draw:type="ooxml-non-primitive" draw:enhanced-path="M 3048 3048 L 0 3048 0 140208 3048 140208 3048 3048 Z N M 5732716 0 L 5729668 0 5729668 3048 5732716 3048 5732716 0 Z N"><draw:equation draw:name="f0" draw:formula="logwidth"/><draw:equation draw:name="f1" draw:formula="logheight"/></draw:enhanced-geometry></draw:custom-shape><draw:custom-shape draw:name="Graphic 19" draw:style-name="gr37" draw:text-style-name="P736" svg:width="0.008cm" svg:height="0.382cm" svg:x="15.919cm" svg:y="1.72cm"><text:p/><draw:enhanced-geometry draw:mirror-horizontal="false" draw:mirror-vertical="false" drawooo:sub-view-size="3175 137160" draw:text-areas="0 0 ?f0 ?f1" svg:viewBox="0 0 0 0" draw:type="ooxml-non-primitive" draw:enhanced-path="M 3047 0 L 0 0 0 137159 3047 137159 3047 0 Z N"><draw:equation draw:name="f0" draw:formula="logwidth"/><draw:equation draw:name="f1" draw:formula="logheight"/></draw:enhanced-geometry></draw:custom-shape><draw:custom-shape draw:name="Graphic 20" draw:style-name="gr38" draw:text-style-name="P735" svg:width="0.008cm" svg:height="0.008cm" svg:x="0cm" svg:y="2.103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21" draw:style-name="gr39" draw:text-style-name="P736" svg:width="15.925cm" svg:height="0.008cm" svg:x="0cm" svg:y="2.103cm"><text:p/><draw:enhanced-geometry draw:mirror-horizontal="false" draw:mirror-vertical="false" drawooo:sub-view-size="5732780 3175 5732780 3175" draw:text-areas="0 0 ?f0 ?f1" svg:viewBox="0 0 0 0" draw:type="ooxml-non-primitive" draw:enhanced-path="M 5729605 0 L 3048 0 0 0 0 3035 3048 3035 5729605 3035 5729605 0 Z N M 5732716 0 L 5729668 0 5729668 3035 5732716 3035 5732716 0 Z N"><draw:equation draw:name="f0" draw:formula="logwidth"/><draw:equation draw:name="f1" draw:formula="logheight"/></draw:enhanced-geometry></draw:custom-shape><draw:custom-shape draw:name="Textbox 22" draw:style-name="gr76" draw:text-style-name="P737" svg:width="15.876cm" svg:height="1.611cm" svg:x="0.026cm" svg:y="0cm"><text:p text:style-name="P728"><text:span text:style-name="T187">5.</text:span><text:span text:style-name="T194"> </text:span><text:span text:style-name="T187">The</text:span><text:span text:style-name="T188"> </text:span><text:span text:style-name="T187">"Continue" button should be prominently displayed in red at the bottom of the screen and should be tappable only after a language is select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7" table:style-name="Table7">
        <table:table-column table:style-name="Table7.A"/>
        <table:table-row table:style-name="Table7.1">
          <table:table-cell table:style-name="Table7.A1" office:value-type="string">
            <text:p text:style-name="P236"><text:span text:style-name="T37">[DDVXY-5]</text:span><text:span text:style-name="T40"> </text:span><text:a xlink:type="simple" xlink:href="https://hyperlinkinfosystem.atlassian.net/browse/DDVXY-5" text:style-name="Default_20_Style" text:visited-style-name="Default_20_Style"><text:span text:style-name="T45">Walkthrough</text:span></text:a><text:span text:style-name="T52"> </text:span><text:span text:style-name="T70">Created:</text:span><text:span text:style-name="T76"> </text:span><text:span text:style-name="T70">03/Jun/25</text:span><text:span text:style-name="T77"> </text:span><text:span text:style-name="T70">Updated:</text:span><text:span text:style-name="T76"> </text:span><text:span text:style-name="T74">03/Jun/25</text:span></text:p>
          </table:table-cell>
        </table:table-row>
      </table:table>
      <text:p text:style-name="P511"/>
      <text:p text:style-name="P509"/>
      <text:p text:style-name="P512"><draw:custom-shape text:anchor-type="char" draw:z-index="51" draw:name="Textbox 23"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2" draw:name="Textbox 24" draw:style-name="gr72" draw:text-style-name="P744" svg:width="15.876cm" svg:height="10.371cm"><text:p text:style-name="P540"><text:span text:style-name="T133">I</text:span><text:span text:style-name="T148"> </text:span><text:span text:style-name="T133">want</text:span><text:span text:style-name="T136"> </text:span>to<text:span text:style-name="T138"> </text:span>see<text:span text:style-name="T135"> </text:span>an<text:span text:style-name="T138"> </text:span>engaging onboarding screen<text:span text:style-name="T138"> </text:span>that<text:span text:style-name="T143"> </text:span>introduces<text:span text:style-name="T138"> </text:span>the<text:span text:style-name="T138"> </text:span>app's<text:span text:style-name="T135"> </text:span>value<text:span text:style-name="T138"> </text:span><text:span text:style-name="T135">proposition,</text:span></text:p><text:p text:style-name="P541"><text:span text:style-name="T133">So</text:span><text:span text:style-name="T139"> </text:span><text:span text:style-name="T133">that</text:span><text:span text:style-name="T136"> </text:span>I<text:span text:style-name="T135"> </text:span>can understand<text:span text:style-name="T143"> </text:span>the<text:span text:style-name="T138"> </text:span>benefits<text:span text:style-name="T138"> </text:span>of<text:span text:style-name="T138"> </text:span>using<text:span text:style-name="T138"> </text:span>the<text:span text:style-name="T143"> </text:span>app<text:span text:style-name="T138"> </text:span>and<text:span text:style-name="T138"> </text:span>proceed to<text:span text:style-name="T138"> </text:span>the<text:span text:style-name="T135"> </text:span>next <text:span text:style-name="T135">step.</text:span></text:p><text:p text:style-name="P557"/><text:p text:style-name="P2"><text:span text:style-name="T88">Acceptance</text:span><text:span text:style-name="T93"> </text:span><text:span text:style-name="T86">Criteria:</text:span></text:p><text:p text:style-name="P559"/><text:list xml:id="list1098559619" text:style-name="WWNum2"><text:list-item><text:p text:style-name="P563"><text:span text:style-name="T133">Given </text:span>I<text:span text:style-name="T145"> </text:span>open<text:span text:style-name="T138"> </text:span>the<text:span text:style-name="T143"> </text:span>app<text:span text:style-name="T138"> </text:span>for the<text:span text:style-name="T138"> </text:span>first <text:span text:style-name="T135">time,</text:span></text:p></text:list-item></text:list><text:p text:style-name="P631"><text:span text:style-name="T133">When </text:span>I<text:span text:style-name="T147"> </text:span>am<text:span text:style-name="T138"> </text:span>directed to<text:span text:style-name="T138"> </text:span>the<text:span text:style-name="T138"> </text:span>first<text:span text:style-name="T138"> </text:span>onboarding <text:span text:style-name="T135">screen,</text:span></text:p><text:p text:style-name="P631"><text:span text:style-name="T133">Then</text:span><text:span text:style-name="T136"> </text:span>I<text:span text:style-name="T151"> </text:span>should<text:span text:style-name="T141"> </text:span>see<text:span text:style-name="T147"> </text:span>a<text:span text:style-name="T147"> </text:span>visually<text:span text:style-name="T141"> </text:span>appealing<text:span text:style-name="T141"> </text:span>background<text:span text:style-name="T141"> </text:span>image<text:span text:style-name="T147"> </text:span>of<text:span text:style-name="T141"> </text:span>a<text:span text:style-name="T147"> </text:span>coffee<text:span text:style-name="T147"> </text:span>drink<text:span text:style-name="T135"> </text:span>with<text:span text:style-name="T141"> </text:span>the app logo "R+" displayed prominently at the top.</text:p><text:list xml:id="list124224677060205" text:continue-numbering="true" text:style-name="WWNum2"><text:list-item><text:p text:style-name="P563"><text:span text:style-name="T133">Given </text:span>I<text:span text:style-name="T145"> </text:span>am on<text:span text:style-name="T138"> </text:span>the<text:span text:style-name="T143"> </text:span>first<text:span text:style-name="T138"> </text:span>onboarding <text:span text:style-name="T135">screen,</text:span></text:p></text:list-item></text:list><text:p text:style-name="P7"><text:span text:style-name="T88">When</text:span><text:span text:style-name="T86"> </text:span><text:span text:style-name="T89">the</text:span><text:span text:style-name="T87"> </text:span><text:span text:style-name="T89">screen</text:span><text:span text:style-name="T87"> loads,</text:span></text:p><text:p text:style-name="P632"><text:span text:style-name="T133">Then</text:span><text:span text:style-name="T136"> </text:span>I<text:span text:style-name="T151"> </text:span>should<text:span text:style-name="T141"> </text:span>see<text:span text:style-name="T147"> </text:span>the<text:span text:style-name="T141"> </text:span>headline<text:span text:style-name="T147"> </text:span>"Offers<text:span text:style-name="T147"> </text:span>Made<text:span text:style-name="T147"> </text:span>Simple,<text:span text:style-name="T141"> </text:span>Rewards<text:span text:style-name="T147"> </text:span>Made<text:span text:style-name="T147"> </text:span>Better"<text:span text:style-name="T147"> </text:span>and<text:span text:style-name="T141"> </text:span>the description text "Semper in cursus magna et eu varius nunc adipiscing. Elementum justo, laoreet id sem." below the logo. (Text can be changed as per requirement)</text:p><text:list xml:id="list124223650731885" text:continue-numbering="true" text:style-name="WWNum2"><text:list-item><text:p text:style-name="P563"><text:span text:style-name="T133">Given </text:span>I<text:span text:style-name="T145"> </text:span>am on<text:span text:style-name="T138"> </text:span>the<text:span text:style-name="T143"> </text:span>first<text:span text:style-name="T138"> </text:span>onboarding <text:span text:style-name="T135">screen,</text:span></text:p></text:list-item></text:list><text:p text:style-name="P7"><text:span text:style-name="T88">When </text:span><text:span text:style-name="T89">I</text:span><text:span text:style-name="T90"> </text:span><text:span text:style-name="T89">view</text:span><text:span text:style-name="T87"> </text:span><text:span text:style-name="T89">the</text:span><text:span text:style-name="T97"> </text:span><text:span text:style-name="T87">screen,</text:span></text:p><text:p text:style-name="P631"><text:span text:style-name="T133">Then</text:span><text:span text:style-name="T139"> </text:span>I<text:span text:style-name="T151"> </text:span>should<text:span text:style-name="T135"> </text:span>see<text:span text:style-name="T141"> </text:span>a<text:span text:style-name="T141"> </text:span>pagination<text:span text:style-name="T135"> </text:span>indicator<text:span text:style-name="T135"> </text:span>with<text:span text:style-name="T135"> </text:span>three<text:span text:style-name="T141"> </text:span>dots<text:span text:style-name="T135"> </text:span>at<text:span text:style-name="T135"> </text:span>the<text:span text:style-name="T141"> </text:span>bottom,<text:span text:style-name="T135"> </text:span>with<text:span text:style-name="T135"> </text:span>the<text:span text:style-name="T135"> </text:span>first dot filled in red to indicate the current screen.</text:p><text:list xml:id="list124224017285491" text:continue-numbering="true" text:style-name="WWNum2"><text:list-item><text:p text:style-name="P563"><text:span text:style-name="T133">Given </text:span>I<text:span text:style-name="T145"> </text:span>am on<text:span text:style-name="T138"> </text:span>the<text:span text:style-name="T143"> </text:span>first<text:span text:style-name="T138"> </text:span>onboarding <text:span text:style-name="T135">screen,</text:span></text:p></text:list-item></text:list><text:p text:style-name="P631"><text:span text:style-name="T133">When </text:span>I<text:span text:style-name="T145"> </text:span>tap the<text:span text:style-name="T135"> </text:span>"Continue"<text:span text:style-name="T138"> </text:span><text:span text:style-name="T135">button,</text:span></text:p><text:p text:style-name="P631"><text:span text:style-name="T133">Then </text:span>I<text:span text:style-name="T145"> </text:span>should<text:span text:style-name="T138"> </text:span>be<text:span text:style-name="T135"> </text:span>taken<text:span text:style-name="T138"> </text:span>to the<text:span text:style-name="T138"> </text:span>next<text:span text:style-name="T138"> </text:span>onboarding<text:span text:style-name="T138"> </text:span>screen<text:span text:style-name="T138"> </text:span>(Onboarding <text:span text:style-name="T147">#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6"/>
      <text:p text:style-name="P543"><draw:g text:anchor-type="as-char" draw:z-index="3" draw:name="Shape3" draw:style-name="gr57"><draw:custom-shape draw:name="Graphic 26" draw:style-name="gr33" draw:text-style-name="P734" svg:width="15.9cm" svg:height="0.025cm" svg:x="0.014cm" svg:y="3.062cm"><text:p/><draw:enhanced-geometry draw:mirror-horizontal="false" draw:mirror-vertical="false" drawooo:sub-view-size="5723890 9525 5723890 9525" draw:text-areas="0 0 ?f0 ?f1" svg:viewBox="0 0 0 0" draw:type="ooxml-non-primitive" draw:enhanced-path="M 5714365 0 L 9144 0 0 0 0 9144 9144 9144 5714365 9144 5714365 0 Z N M 5723585 0 L 5714441 0 5714441 9144 5723585 9144 5723585 0 Z N"><draw:equation draw:name="f0" draw:formula="logwidth"/><draw:equation draw:name="f1" draw:formula="logheight"/></draw:enhanced-geometry></draw:custom-shape><draw:custom-shape draw:name="Graphic 27" draw:style-name="gr34" draw:text-style-name="P735" svg:width="15.922cm" svg:height="0.398cm" svg:x="0cm" svg:y="3.171cm"><text:p/><draw:enhanced-geometry draw:mirror-horizontal="false" draw:mirror-vertical="false" drawooo:sub-view-size="5731510 142875" draw:text-areas="0 0 ?f0 ?f1" svg:viewBox="0 0 0 0" draw:type="ooxml-non-primitive" draw:enhanced-path="M 5731497 0 L 0 0 0 142875 5731497 142875 5731497 0 Z N"><draw:equation draw:name="f0" draw:formula="logwidth"/><draw:equation draw:name="f1" draw:formula="logheight"/></draw:enhanced-geometry></draw:custom-shape><draw:custom-shape draw:name="Graphic 28" draw:style-name="gr35" draw:text-style-name="P736" svg:width="0.008cm" svg:height="0.008cm" svg:x="15.919cm" svg:y="3.171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29" draw:style-name="gr36" draw:text-style-name="P735" svg:width="15.925cm" svg:height="0.391cm" svg:x="0cm" svg:y="3.171cm"><text:p/><draw:enhanced-geometry draw:mirror-horizontal="false" draw:mirror-vertical="false" drawooo:sub-view-size="5732780 140335 5732780 140335" draw:text-areas="0 0 ?f0 ?f1" svg:viewBox="0 0 0 0" draw:type="ooxml-non-primitive" draw:enhanced-path="M 3048 3035 L 0 3035 0 140195 3048 140195 3048 3035 Z N M 5732716 0 L 5729668 0 5729668 3035 5732716 3035 5732716 0 Z N"><draw:equation draw:name="f0" draw:formula="logwidth"/><draw:equation draw:name="f1" draw:formula="logheight"/></draw:enhanced-geometry></draw:custom-shape><draw:custom-shape draw:name="Graphic 30" draw:style-name="gr37" draw:text-style-name="P736" svg:width="0.008cm" svg:height="0.382cm" svg:x="15.919cm" svg:y="3.18cm"><text:p/><draw:enhanced-geometry draw:mirror-horizontal="false" draw:mirror-vertical="false" drawooo:sub-view-size="3175 137160" draw:text-areas="0 0 ?f0 ?f1" svg:viewBox="0 0 0 0" draw:type="ooxml-non-primitive" draw:enhanced-path="M 3047 0 L 0 0 0 137159 3047 137159 3047 0 Z N"><draw:equation draw:name="f0" draw:formula="logwidth"/><draw:equation draw:name="f1" draw:formula="logheight"/></draw:enhanced-geometry></draw:custom-shape><draw:custom-shape draw:name="Graphic 31" draw:style-name="gr38" draw:text-style-name="P735" svg:width="0.008cm" svg:height="0.008cm" svg:x="0cm" svg:y="3.563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32" draw:style-name="gr39" draw:text-style-name="P736" svg:width="15.925cm" svg:height="0.008cm" svg:x="0cm" svg:y="3.563cm"><text:p/><draw:enhanced-geometry draw:mirror-horizontal="false" draw:mirror-vertical="false" drawooo:sub-view-size="5732780 3175 5732780 3175" draw:text-areas="0 0 ?f0 ?f1" svg:viewBox="0 0 0 0" draw:type="ooxml-non-primitive" draw:enhanced-path="M 5729605 0 L 3048 0 0 0 0 3048 3048 3048 5729605 3048 5729605 0 Z N M 5732716 0 L 5729668 0 5729668 3048 5732716 3048 5732716 0 Z N"><draw:equation draw:name="f0" draw:formula="logwidth"/><draw:equation draw:name="f1" draw:formula="logheight"/></draw:enhanced-geometry></draw:custom-shape><draw:custom-shape draw:name="Textbox 33" draw:style-name="gr55" draw:text-style-name="P737" svg:width="15.876cm" svg:height="3.073cm" svg:x="0.026cm" svg:y="0cm"><text:p text:style-name="P728"><text:span text:style-name="T189">Given </text:span><text:span text:style-name="T187">I</text:span><text:span text:style-name="T191"> </text:span><text:span text:style-name="T187">am on the first onboarding </text:span><text:span text:style-name="T188">screen,</text:span></text:p><text:p text:style-name="P742"><text:span text:style-name="T189">When </text:span><text:span text:style-name="T187">I</text:span><text:span text:style-name="T188"> </text:span><text:span text:style-name="T187">tap the</text:span><text:span text:style-name="T188"> </text:span><text:span text:style-name="T187">"Skip" </text:span><text:span text:style-name="T188">link,</text:span></text:p><text:p text:style-name="P742"><text:span text:style-name="T189">Then</text:span><text:span text:style-name="T190"> </text:span><text:span text:style-name="T187">I</text:span><text:span text:style-name="T188"> </text:span><text:span text:style-name="T187">should skip the onboarding process and be taken to the next page app </text:span><text:span text:style-name="T188">screen.</text:span></text:p><text:p text:style-name="P743"><text:span text:style-name="T187">The</text:span><text:span text:style-name="T191"> </text:span><text:span text:style-name="T187">"Continue"</text:span><text:span text:style-name="T188"> </text:span><text:span text:style-name="T187">button</text:span><text:span text:style-name="T188"> </text:span><text:span text:style-name="T187">should</text:span><text:span text:style-name="T188"> </text:span><text:span text:style-name="T187">be</text:span><text:span text:style-name="T188"> </text:span><text:span text:style-name="T187">prominently</text:span><text:span text:style-name="T188"> </text:span><text:span text:style-name="T187">displayed</text:span><text:span text:style-name="T188"> </text:span><text:span text:style-name="T187">in</text:span><text:span text:style-name="T188"> </text:span><text:span text:style-name="T187">red</text:span><text:span text:style-name="T188"> </text:span><text:span text:style-name="T187">at</text:span><text:span text:style-name="T188"> </text:span><text:span text:style-name="T187">the</text:span><text:span text:style-name="T188"> </text:span><text:span text:style-name="T187">bottom</text:span><text:span text:style-name="T188"> </text:span><text:span text:style-name="T187">of</text:span><text:span text:style-name="T188"> </text:span><text:span text:style-name="T187">the screen, with the "Skip" link in smaller text below 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10" table:style-name="Table10">
        <table:table-column table:style-name="Table10.A"/>
        <table:table-row table:style-name="Table10.1">
          <table:table-cell table:style-name="Table10.A1" office:value-type="string">
            <text:p text:style-name="P236"><text:span text:style-name="T37">[DDVXY-7]</text:span><text:span text:style-name="T41"> </text:span><text:a xlink:type="simple" xlink:href="https://hyperlinkinfosystem.atlassian.net/browse/DDVXY-7" text:style-name="Default_20_Style" text:visited-style-name="Default_20_Style"><text:span text:style-name="T45">Welcome</text:span></text:a><text:a xlink:type="simple" xlink:href="https://hyperlinkinfosystem.atlassian.net/browse/DDVXY-7" text:style-name="Default_20_Style" text:visited-style-name="Default_20_Style"><text:span text:style-name="T48"> </text:span></text:a><text:a xlink:type="simple" xlink:href="https://hyperlinkinfosystem.atlassian.net/browse/DDVXY-7" text:style-name="Default_20_Style" text:visited-style-name="Default_20_Style"><text:span text:style-name="T45">Login</text:span></text:a><text:span text:style-name="T47"> </text:span><text:span text:style-name="T70">Created:</text:span><text:span text:style-name="T73"> </text:span><text:span text:style-name="T70">03/Jun/25</text:span><text:span text:style-name="T77"> </text:span><text:span text:style-name="T70">Updated:</text:span><text:span text:style-name="T73"> </text:span><text:span text:style-name="T74">03/Jun/25</text:span></text:p>
          </table:table-cell>
        </table:table-row>
      </table:table>
      <text:p text:style-name="P511"/>
      <text:p text:style-name="P509"/>
      <text:p text:style-name="P512"><draw:custom-shape text:anchor-type="char" draw:z-index="52" draw:name="Textbox 34"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4" draw:name="Textbox 35" draw:style-name="gr71" draw:text-style-name="P744" svg:width="15.876cm" svg:height="9.884cm"><text:p text:style-name="P540"><text:span text:style-name="T133">I</text:span><text:span text:style-name="T136"> </text:span><text:span text:style-name="T133">want</text:span><text:span text:style-name="T136"> </text:span>to<text:span text:style-name="T138"> </text:span>see<text:span text:style-name="T141"> </text:span>a<text:span text:style-name="T135"> </text:span>welcome screen<text:span text:style-name="T138"> </text:span>that<text:span text:style-name="T138"> </text:span>introduces<text:span text:style-name="T135"> </text:span>the app<text:span text:style-name="T138"> </text:span>and<text:span text:style-name="T138"> </text:span>provides<text:span text:style-name="T135"> </text:span>login<text:span text:style-name="T138"> </text:span><text:span text:style-name="T135">options,</text:span></text:p><text:p text:style-name="P541"><text:span text:style-name="T133">So</text:span><text:span text:style-name="T139"> </text:span><text:span text:style-name="T133">that</text:span><text:span text:style-name="T139"> </text:span>I<text:span text:style-name="T135"> </text:span>can choose<text:span text:style-name="T138"> </text:span>to<text:span text:style-name="T138"> </text:span>sign in,<text:span text:style-name="T138"> </text:span>sign up, or<text:span text:style-name="T138"> </text:span>continue<text:span text:style-name="T138"> </text:span>as<text:span text:style-name="T135"> </text:span>a<text:span text:style-name="T138"> </text:span>guest to<text:span text:style-name="T138"> </text:span>access<text:span text:style-name="T138"> </text:span>the<text:span text:style-name="T143"> </text:span><text:span text:style-name="T147">app.</text:span></text:p><text:p text:style-name="P557"/><text:p text:style-name="P2"><text:span text:style-name="T88">Acceptance</text:span><text:span text:style-name="T93"> </text:span><text:span text:style-name="T86">Criteria:</text:span></text:p><text:p text:style-name="P559"/><text:list xml:id="list2727768719" text:style-name="WWNum4"><text:list-item><text:p text:style-name="P8"><text:span text:style-name="T88">Given</text:span><text:span text:style-name="T86"> </text:span><text:span text:style-name="T89">I</text:span><text:span text:style-name="T92"> </text:span><text:span text:style-name="T89">open</text:span><text:span text:style-name="T97"> </text:span><text:span text:style-name="T89">the</text:span><text:span text:style-name="T103"> </text:span><text:span text:style-name="T92">app,</text:span></text:p></text:list-item></text:list><text:p text:style-name="P631"><text:span text:style-name="T133">When </text:span>I<text:span text:style-name="T145"> </text:span>am directed<text:span text:style-name="T138"> </text:span>to the<text:span text:style-name="T135"> </text:span>welcome<text:span text:style-name="T138"> </text:span><text:span text:style-name="T135">screen,</text:span></text:p><text:p text:style-name="P634"><text:span text:style-name="T133">Then</text:span><text:span text:style-name="T136"> </text:span>I<text:span text:style-name="T152"> </text:span>should<text:span text:style-name="T141"> </text:span>see<text:span text:style-name="T147"> </text:span>a<text:span text:style-name="T147"> </text:span>background<text:span text:style-name="T141"> </text:span>image<text:span text:style-name="T147"> </text:span>featuring<text:span text:style-name="T141"> </text:span>Formula<text:span text:style-name="T141"> </text:span>1<text:span text:style-name="T141"> </text:span>drivers<text:span text:style-name="T147"> </text:span>with<text:span text:style-name="T141"> </text:span>a<text:span text:style-name="T135"> </text:span>cityscape in the background.</text:p><text:list xml:id="list124223148026083" text:continue-numbering="true" text:style-name="WWNum4"><text:list-item><text:p text:style-name="P564"><text:span text:style-name="T133">Given </text:span>I<text:span text:style-name="T147"> </text:span>am on the<text:span text:style-name="T138"> </text:span>welcome <text:span text:style-name="T135">screen,</text:span></text:p></text:list-item></text:list><text:p text:style-name="P7"><text:span text:style-name="T88">When</text:span><text:span text:style-name="T86"> </text:span><text:span text:style-name="T89">the</text:span><text:span text:style-name="T87"> </text:span><text:span text:style-name="T89">screen</text:span><text:span text:style-name="T87"> loads,</text:span></text:p><text:p text:style-name="P632"><text:span text:style-name="T133">Then</text:span><text:span text:style-name="T136"> </text:span>I<text:span text:style-name="T152"> </text:span>should<text:span text:style-name="T141"> </text:span>see<text:span text:style-name="T147"> </text:span>the<text:span text:style-name="T135"> </text:span>app<text:span text:style-name="T141"> </text:span>logo<text:span text:style-name="T141"> </text:span>"R+"<text:span text:style-name="T147"> </text:span>at<text:span text:style-name="T141"> </text:span>the<text:span text:style-name="T141"> </text:span>top<text:span text:style-name="T141"> </text:span>and<text:span text:style-name="T141"> </text:span>the<text:span text:style-name="T141"> </text:span>tagline<text:span text:style-name="T147"> </text:span>"Redeem+,<text:span text:style-name="T135"> </text:span>Unlock Offers, Anytime, Anywhere" below the background image.</text:p><text:list xml:id="list124223991841315" text:continue-numbering="true" text:style-name="WWNum4"><text:list-item><text:p text:style-name="P564"><text:span text:style-name="T133">Given </text:span>I<text:span text:style-name="T147"> </text:span>am on the<text:span text:style-name="T138"> </text:span>welcome <text:span text:style-name="T135">screen,</text:span></text:p></text:list-item></text:list><text:p text:style-name="P7"><text:span text:style-name="T88">When </text:span><text:span text:style-name="T89">I</text:span><text:span text:style-name="T90"> </text:span><text:span text:style-name="T89">view</text:span><text:span text:style-name="T87"> </text:span><text:span text:style-name="T89">the</text:span><text:span text:style-name="T97"> </text:span><text:span text:style-name="T87">screen,</text:span></text:p><text:p text:style-name="P631"><text:span text:style-name="T133">Then</text:span><text:span text:style-name="T136"> </text:span>I<text:span text:style-name="T151"> </text:span>should<text:span text:style-name="T135"> </text:span>see<text:span text:style-name="T141"> </text:span>three<text:span text:style-name="T135"> </text:span>buttons:<text:span text:style-name="T135"> </text:span>"Sign<text:span text:style-name="T135"> </text:span>In"<text:span text:style-name="T141"> </text:span>in<text:span text:style-name="T135"> </text:span>red,<text:span text:style-name="T135"> </text:span>"Sign<text:span text:style-name="T135"> </text:span>Up"<text:span text:style-name="T141"> </text:span>in<text:span text:style-name="T135"> </text:span>white,<text:span text:style-name="T135"> </text:span>and<text:span text:style-name="T135"> </text:span>"Continue as a guest" as a text link in teal.</text:p><text:list xml:id="list124222926872576" text:continue-numbering="true" text:style-name="WWNum4"><text:list-item><text:p text:style-name="P564"><text:span text:style-name="T133">Given </text:span>I<text:span text:style-name="T147"> </text:span>am on the<text:span text:style-name="T138"> </text:span>welcome <text:span text:style-name="T135">screen,</text:span></text:p></text:list-item></text:list><text:p text:style-name="P631"><text:span text:style-name="T133">When</text:span><text:span text:style-name="T139"> </text:span>I<text:span text:style-name="T145"> </text:span>tap<text:span text:style-name="T138"> </text:span>the<text:span text:style-name="T135"> </text:span>"Sign<text:span text:style-name="T143"> </text:span>In"<text:span text:style-name="T143"> </text:span><text:span text:style-name="T135">button,</text:span></text:p><text:p text:style-name="P631"><text:span text:style-name="T133">Then </text:span>I<text:span text:style-name="T147"> </text:span>should be<text:span text:style-name="T138"> </text:span>taken to the sign-in <text:span text:style-name="T135">scre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6"/>
      <text:p text:style-name="P544"><draw:g text:anchor-type="as-char" draw:z-index="5" draw:name="Shape4" draw:style-name="gr69"><draw:custom-shape draw:name="Graphic 37" draw:style-name="gr33" draw:text-style-name="P734" svg:width="15.9cm" svg:height="0.025cm" svg:x="0.014cm" svg:y="3.549cm"><text:p/><draw:enhanced-geometry draw:mirror-horizontal="false" draw:mirror-vertical="false" drawooo:sub-view-size="5723890 9525 5723890 9525" draw:text-areas="0 0 ?f0 ?f1" svg:viewBox="0 0 0 0" draw:type="ooxml-non-primitive" draw:enhanced-path="M 5714365 0 L 9144 0 0 0 0 9144 9144 9144 5714365 9144 5714365 0 Z N M 5723585 0 L 5714441 0 5714441 9144 5723585 9144 5723585 0 Z N"><draw:equation draw:name="f0" draw:formula="logwidth"/><draw:equation draw:name="f1" draw:formula="logheight"/></draw:enhanced-geometry></draw:custom-shape><draw:custom-shape draw:name="Graphic 38" draw:style-name="gr34" draw:text-style-name="P735" svg:width="15.922cm" svg:height="0.398cm" svg:x="0cm" svg:y="3.658cm"><text:p/><draw:enhanced-geometry draw:mirror-horizontal="false" draw:mirror-vertical="false" drawooo:sub-view-size="5731510 142875" draw:text-areas="0 0 ?f0 ?f1" svg:viewBox="0 0 0 0" draw:type="ooxml-non-primitive" draw:enhanced-path="M 5731497 0 L 5729910 0 3352 0 304 0 0 0 0 142875 5731497 142875 5731497 0 Z N"><draw:equation draw:name="f0" draw:formula="logwidth"/><draw:equation draw:name="f1" draw:formula="logheight"/></draw:enhanced-geometry></draw:custom-shape><draw:custom-shape draw:name="Graphic 39" draw:style-name="gr35" draw:text-style-name="P736" svg:width="0.008cm" svg:height="0.008cm" svg:x="15.919cm" svg:y="3.658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40" draw:style-name="gr36" draw:text-style-name="P735" svg:width="15.925cm" svg:height="0.391cm" svg:x="0cm" svg:y="3.658cm"><text:p/><draw:enhanced-geometry draw:mirror-horizontal="false" draw:mirror-vertical="false" drawooo:sub-view-size="5732780 140335 5732780 140335" draw:text-areas="0 0 ?f0 ?f1" svg:viewBox="0 0 0 0" draw:type="ooxml-non-primitive" draw:enhanced-path="M 3048 3060 L 0 3060 0 140208 3048 140208 3048 3060 Z N M 5732716 0 L 5729668 0 5729668 3048 5732716 3048 5732716 0 Z N"><draw:equation draw:name="f0" draw:formula="logwidth"/><draw:equation draw:name="f1" draw:formula="logheight"/></draw:enhanced-geometry></draw:custom-shape><draw:custom-shape draw:name="Graphic 41" draw:style-name="gr37" draw:text-style-name="P736" svg:width="0.008cm" svg:height="0.382cm" svg:x="15.919cm" svg:y="3.667cm"><text:p/><draw:enhanced-geometry draw:mirror-horizontal="false" draw:mirror-vertical="false" drawooo:sub-view-size="3175 137160" draw:text-areas="0 0 ?f0 ?f1" svg:viewBox="0 0 0 0" draw:type="ooxml-non-primitive" draw:enhanced-path="M 3047 0 L 0 0 0 137159 3047 137159 3047 0 Z N"><draw:equation draw:name="f0" draw:formula="logwidth"/><draw:equation draw:name="f1" draw:formula="logheight"/></draw:enhanced-geometry></draw:custom-shape><draw:custom-shape draw:name="Graphic 42" draw:style-name="gr38" draw:text-style-name="P735" svg:width="0.008cm" svg:height="0.008cm" svg:x="0cm" svg:y="4.05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43" draw:style-name="gr39" draw:text-style-name="P736" svg:width="15.925cm" svg:height="0.008cm" svg:x="0cm" svg:y="4.05cm"><text:p/><draw:enhanced-geometry draw:mirror-horizontal="false" draw:mirror-vertical="false" drawooo:sub-view-size="5732780 3175 5732780 3175" draw:text-areas="0 0 ?f0 ?f1" svg:viewBox="0 0 0 0" draw:type="ooxml-non-primitive" draw:enhanced-path="M 5729605 0 L 3048 0 0 0 0 3048 3048 3048 5729605 3048 5729605 0 Z N M 5732716 0 L 5729668 0 5729668 3048 5732716 3048 5732716 0 Z N"><draw:equation draw:name="f0" draw:formula="logwidth"/><draw:equation draw:name="f1" draw:formula="logheight"/></draw:enhanced-geometry></draw:custom-shape><draw:custom-shape draw:name="Textbox 44" draw:style-name="gr70" draw:text-style-name="P737" svg:width="15.876cm" svg:height="3.56cm" svg:x="0.026cm" svg:y="0cm"><text:p text:style-name="P728"><text:span text:style-name="T189">Given </text:span><text:span text:style-name="T187">I</text:span><text:span text:style-name="T188"> </text:span><text:span text:style-name="T187">am on the welcome </text:span><text:span text:style-name="T188">screen,</text:span></text:p><text:p text:style-name="P742"><text:span text:style-name="T189">When </text:span><text:span text:style-name="T187">I</text:span><text:span text:style-name="T188"> </text:span><text:span text:style-name="T187">tap the "Sign Up" </text:span><text:span text:style-name="T188">button,</text:span></text:p><text:p text:style-name="P742"><text:span text:style-name="T189">Then </text:span><text:span text:style-name="T187">I</text:span><text:span text:style-name="T188"> </text:span><text:span text:style-name="T187">should be taken to the sign-up </text:span><text:span text:style-name="T188">screen.</text:span></text:p><text:p text:style-name="P743"><text:span text:style-name="T189">Given </text:span><text:span text:style-name="T187">I</text:span><text:span text:style-name="T188"> </text:span><text:span text:style-name="T187">am on the welcome </text:span><text:span text:style-name="T188">screen,</text:span></text:p><text:p text:style-name="P742"><text:span text:style-name="T189">When</text:span><text:span text:style-name="T190"> </text:span><text:span text:style-name="T187">I</text:span><text:span text:style-name="T191"> </text:span><text:span text:style-name="T187">tap the "Continue</text:span><text:span text:style-name="T188"> </text:span><text:span text:style-name="T187">as</text:span><text:span text:style-name="T188"> </text:span><text:span text:style-name="T187">a</text:span><text:span text:style-name="T188"> </text:span><text:span text:style-name="T187">guest" </text:span><text:span text:style-name="T188">link,</text:span></text:p><text:p text:style-name="P742"><text:span text:style-name="T189">Then </text:span><text:span text:style-name="T187">I</text:span><text:span text:style-name="T188"> </text:span><text:span text:style-name="T187">should be taken to the main app screen without logging </text:span><text:span text:style-name="T191">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13" table:style-name="Table13">
        <table:table-column table:style-name="Table13.A"/>
        <table:table-row table:style-name="Table13.1">
          <table:table-cell table:style-name="Table13.A1" office:value-type="string">
            <text:p text:style-name="P236"><text:span text:style-name="T37">[DDVXY-9]</text:span><text:span text:style-name="T41"> </text:span><text:a xlink:type="simple" xlink:href="https://hyperlinkinfosystem.atlassian.net/browse/DDVXY-9" text:style-name="Default_20_Style" text:visited-style-name="Default_20_Style"><text:span text:style-name="T45">Implement</text:span></text:a><text:a xlink:type="simple" xlink:href="https://hyperlinkinfosystem.atlassian.net/browse/DDVXY-9" text:style-name="Default_20_Style" text:visited-style-name="Default_20_Style"><text:span text:style-name="T48"> </text:span></text:a><text:a xlink:type="simple" xlink:href="https://hyperlinkinfosystem.atlassian.net/browse/DDVXY-9" text:style-name="Default_20_Style" text:visited-style-name="Default_20_Style"><text:span text:style-name="T45">Login</text:span></text:a><text:span text:style-name="T50"> </text:span><text:span text:style-name="T70">Created:</text:span><text:span text:style-name="T71"> </text:span><text:span text:style-name="T70">03/Jun/25</text:span><text:span text:style-name="T77"> </text:span><text:span text:style-name="T70">Updated:</text:span><text:span text:style-name="T73"> </text:span><text:span text:style-name="T74">03/Jun/25</text:span></text:p>
          </table:table-cell>
        </table:table-row>
      </table:table>
      <text:p text:style-name="P511"/>
      <text:p text:style-name="P509"><draw:custom-shape text:anchor-type="char" draw:z-index="53" draw:name="Textbox 45"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6" draw:name="Textbox 46" draw:style-name="gr56" draw:text-style-name="P744" svg:width="15.876cm" svg:height="8.91cm"><text:p text:style-name="P540"><text:span text:style-name="T133">I</text:span><text:span text:style-name="T136"> </text:span><text:span text:style-name="T133">want</text:span><text:span text:style-name="T136"> </text:span>to sign<text:span text:style-name="T138"> </text:span>into<text:span text:style-name="T138"> </text:span>my account<text:span text:style-name="T138"> </text:span>using my<text:span text:style-name="T138"> </text:span>credentials<text:span text:style-name="T135"> </text:span>or social<text:span text:style-name="T138"> </text:span>login <text:span text:style-name="T135">options,</text:span></text:p><text:p text:style-name="P541"><text:span text:style-name="T133">So</text:span><text:span text:style-name="T136"> </text:span><text:span text:style-name="T133">that</text:span><text:span text:style-name="T139"> </text:span>I<text:span text:style-name="T135"> </text:span>can<text:span text:style-name="T135"> </text:span>access<text:span text:style-name="T135"> </text:span>the<text:span text:style-name="T138"> </text:span>app's<text:span text:style-name="T135"> </text:span>features<text:span text:style-name="T135"> securely.</text:span></text:p><text:p text:style-name="P557"/><text:p text:style-name="P2"><text:span text:style-name="T88">Acceptance</text:span><text:span text:style-name="T93"> </text:span><text:span text:style-name="T86">Criteria:</text:span></text:p><text:p text:style-name="P559"/><text:list xml:id="list2231034645" text:style-name="WWNum6"><text:list-item><text:p text:style-name="P565"><text:span text:style-name="T133">Given</text:span><text:span text:style-name="T144"> </text:span>I<text:span text:style-name="T147"> </text:span>am on the<text:span text:style-name="T138"> </text:span>sign-in <text:span text:style-name="T135">screen,</text:span></text:p></text:list-item></text:list><text:p text:style-name="P7"><text:span text:style-name="T88">When</text:span><text:span text:style-name="T86"> </text:span><text:span text:style-name="T89">the</text:span><text:span text:style-name="T87"> </text:span><text:span text:style-name="T89">screen</text:span><text:span text:style-name="T87"> loads,</text:span></text:p><text:p text:style-name="P634"><text:span text:style-name="T133">Then</text:span><text:span text:style-name="T136"> </text:span>I<text:span text:style-name="T152"> </text:span>should<text:span text:style-name="T141"> </text:span>see<text:span text:style-name="T147"> </text:span>a<text:span text:style-name="T147"> </text:span>"Welcome<text:span text:style-name="T147"> </text:span>back!"<text:span text:style-name="T147"> </text:span>headline<text:span text:style-name="T147"> </text:span>at<text:span text:style-name="T138"> </text:span>the<text:span text:style-name="T141"> </text:span>top,<text:span text:style-name="T141"> </text:span>with<text:span text:style-name="T141"> </text:span>fields<text:span text:style-name="T147"> </text:span>for "Username" and "Password" below it.</text:p><text:list xml:id="list124223234724078" text:continue-numbering="true" text:style-name="WWNum6"><text:list-item><text:p text:style-name="P566"><text:span text:style-name="T133">Given</text:span><text:span text:style-name="T144"> </text:span>I<text:span text:style-name="T147"> </text:span>am on the<text:span text:style-name="T138"> </text:span>sign-in <text:span text:style-name="T135">screen,</text:span></text:p></text:list-item></text:list><text:p text:style-name="P631"><text:span text:style-name="T133">When</text:span><text:span text:style-name="T136"> </text:span>I<text:span text:style-name="T147"> </text:span>view<text:span text:style-name="T135"> </text:span>the<text:span text:style-name="T138"> </text:span>password <text:span text:style-name="T135">field,</text:span></text:p><text:p text:style-name="P631"><text:span text:style-name="T133">Then</text:span><text:span text:style-name="T136"> </text:span>I<text:span text:style-name="T147"> </text:span>should<text:span text:style-name="T138"> </text:span>see<text:span text:style-name="T138"> </text:span>an<text:span text:style-name="T143"> </text:span>eye<text:span text:style-name="T143"> </text:span>icon<text:span text:style-name="T138"> </text:span>to toggle<text:span text:style-name="T135"> </text:span>the visibility<text:span text:style-name="T138"> </text:span>of the<text:span text:style-name="T135"> password.</text:span></text:p><text:list xml:id="list124223203251693" text:continue-numbering="true" text:style-name="WWNum6"><text:list-item><text:p text:style-name="P565"><text:span text:style-name="T133">Given</text:span><text:span text:style-name="T144"> </text:span>I<text:span text:style-name="T147"> </text:span>am on the<text:span text:style-name="T138"> </text:span>sign-in <text:span text:style-name="T135">screen,</text:span></text:p></text:list-item></text:list><text:p text:style-name="P7"><text:span text:style-name="T88">When </text:span><text:span text:style-name="T89">I</text:span><text:span text:style-name="T90"> </text:span><text:span text:style-name="T89">view</text:span><text:span text:style-name="T87"> </text:span><text:span text:style-name="T89">the</text:span><text:span text:style-name="T97"> </text:span><text:span text:style-name="T87">screen,</text:span></text:p><text:p text:style-name="P631"><text:span text:style-name="T133">Then </text:span>I<text:span text:style-name="T145"> </text:span>should<text:span text:style-name="T138"> </text:span>see<text:span text:style-name="T135"> </text:span>a<text:span text:style-name="T135"> </text:span>"Forget<text:span text:style-name="T138"> </text:span>Password"<text:span text:style-name="T135"> </text:span>link<text:span text:style-name="T138"> </text:span>in<text:span text:style-name="T138"> </text:span>red<text:span text:style-name="T138"> </text:span>below<text:span text:style-name="T135"> </text:span>the<text:span text:style-name="T138"> </text:span>password<text:span text:style-name="T153"> </text:span><text:span text:style-name="T135">field.</text:span></text:p><text:list xml:id="list124223363719278" text:continue-numbering="true" text:style-name="WWNum6"><text:list-item><text:p text:style-name="P565"><text:span text:style-name="T133">Given</text:span><text:span text:style-name="T144"> </text:span>I<text:span text:style-name="T147"> </text:span>am on the<text:span text:style-name="T138"> </text:span>sign-in <text:span text:style-name="T135">screen,</text:span></text:p></text:list-item></text:list><text:p text:style-name="P631"><text:span text:style-name="T133">When</text:span><text:span text:style-name="T142"> </text:span>I<text:span text:style-name="T145"> </text:span>tap<text:span text:style-name="T138"> </text:span>the<text:span text:style-name="T141"> </text:span>"Sign<text:span text:style-name="T143"> </text:span>In"<text:span text:style-name="T143"> </text:span>button<text:span text:style-name="T135"> </text:span>after<text:span text:style-name="T138"> </text:span>entering<text:span text:style-name="T138"> </text:span>valid<text:span text:style-name="T138"> </text:span><text:span text:style-name="T135">credentials,</text:span></text:p><text:p text:style-name="P631"><text:span text:style-name="T133">Then</text:span><text:span text:style-name="T136"> </text:span>I<text:span text:style-name="T147"> </text:span>should<text:span text:style-name="T138"> </text:span>be<text:span text:style-name="T138"> </text:span>logged into the<text:span text:style-name="T138"> </text:span>app and<text:span text:style-name="T138"> </text:span>taken to<text:span text:style-name="T143"> </text:span>the main<text:span text:style-name="T138"> </text:span>app <text:span text:style-name="T135">scre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6"/>
      <text:p text:style-name="P545"><draw:g text:anchor-type="as-char" draw:z-index="7" draw:name="Shape5" draw:style-name="gr42"><draw:custom-shape draw:name="Graphic 48" draw:style-name="gr33" draw:text-style-name="P734" svg:width="15.9cm" svg:height="0.025cm" svg:x="0.014cm" svg:y="7.445cm"><text:p/><draw:enhanced-geometry draw:mirror-horizontal="false" draw:mirror-vertical="false" drawooo:sub-view-size="5723890 9525 5723890 9525" draw:text-areas="0 0 ?f0 ?f1" svg:viewBox="0 0 0 0" draw:type="ooxml-non-primitive" draw:enhanced-path="M 5714365 0 L 9144 0 0 0 0 9144 9144 9144 5714365 9144 5714365 0 Z N M 5723585 0 L 5714441 0 5714441 9144 5723585 9144 5723585 0 Z N"><draw:equation draw:name="f0" draw:formula="logwidth"/><draw:equation draw:name="f1" draw:formula="logheight"/></draw:enhanced-geometry></draw:custom-shape><draw:custom-shape draw:name="Graphic 49" draw:style-name="gr46" draw:text-style-name="P735" svg:width="15.922cm" svg:height="0.399cm" svg:x="0cm" svg:y="7.553cm"><text:p/><draw:enhanced-geometry draw:mirror-horizontal="false" draw:mirror-vertical="false" drawooo:sub-view-size="5731510 144145" draw:text-areas="0 0 ?f0 ?f1" svg:viewBox="0 0 0 0" draw:type="ooxml-non-primitive" draw:enhanced-path="M 5731497 1143 L 5729910 1143 5729910 0 3352 0 304 0 304 1143 0 1143 0 144018 5731497 144018 5731497 1143 Z N"><draw:equation draw:name="f0" draw:formula="logwidth"/><draw:equation draw:name="f1" draw:formula="logheight"/></draw:enhanced-geometry></draw:custom-shape><draw:custom-shape draw:name="Graphic 50" draw:style-name="gr35" draw:text-style-name="P736" svg:width="0.008cm" svg:height="0.008cm" svg:x="15.919cm" svg:y="7.553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51" draw:style-name="gr65" draw:text-style-name="P735" svg:width="15.925cm" svg:height="0.394cm" svg:x="0cm" svg:y="7.553cm"><text:p/><draw:enhanced-geometry draw:mirror-horizontal="false" draw:mirror-vertical="false" drawooo:sub-view-size="5732780 142240 5732780 142240" draw:text-areas="0 0 ?f0 ?f1" svg:viewBox="0 0 0 0" draw:type="ooxml-non-primitive" draw:enhanced-path="M 3048 3048 L 0 3048 0 141732 3048 141732 3048 3048 Z N M 5732716 0 L 5729668 0 5729668 3048 5732716 3048 5732716 0 Z N"><draw:equation draw:name="f0" draw:formula="logwidth"/><draw:equation draw:name="f1" draw:formula="logheight"/></draw:enhanced-geometry></draw:custom-shape><draw:custom-shape draw:name="Graphic 52" draw:style-name="gr66" draw:text-style-name="P736" svg:width="0.008cm" svg:height="0.385cm" svg:x="15.919cm" svg:y="7.562cm"><text:p/><draw:enhanced-geometry draw:mirror-horizontal="false" draw:mirror-vertical="false" drawooo:sub-view-size="3175 139065" draw:text-areas="0 0 ?f0 ?f1" svg:viewBox="0 0 0 0" draw:type="ooxml-non-primitive" draw:enhanced-path="M 3047 0 L 0 0 0 138683 3047 138683 3047 0 Z N"><draw:equation draw:name="f0" draw:formula="logwidth"/><draw:equation draw:name="f1" draw:formula="logheight"/></draw:enhanced-geometry></draw:custom-shape><draw:custom-shape draw:name="Graphic 53" draw:style-name="gr38" draw:text-style-name="P735" svg:width="0.008cm" svg:height="0.008cm" svg:x="0cm" svg:y="7.946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54" draw:style-name="gr39" draw:text-style-name="P736" svg:width="15.925cm" svg:height="0.008cm" svg:x="0cm" svg:y="7.946cm"><text:p/><draw:enhanced-geometry draw:mirror-horizontal="false" draw:mirror-vertical="false" drawooo:sub-view-size="5732780 3175 5732780 3175" draw:text-areas="0 0 ?f0 ?f1" svg:viewBox="0 0 0 0" draw:type="ooxml-non-primitive" draw:enhanced-path="M 5729605 0 L 3048 0 0 0 0 3035 3048 3035 5729605 3035 5729605 0 Z N M 5732716 0 L 5729668 0 5729668 3035 5732716 3035 5732716 0 Z N"><draw:equation draw:name="f0" draw:formula="logwidth"/><draw:equation draw:name="f1" draw:formula="logheight"/></draw:enhanced-geometry></draw:custom-shape><draw:custom-shape draw:name="Textbox 55" draw:style-name="gr67" draw:text-style-name="P737" svg:width="15.876cm" svg:height="7.458cm" svg:x="0.026cm" svg:y="0cm"><text:p text:style-name="P728"><text:span text:style-name="T189">Given </text:span><text:span text:style-name="T187">I</text:span><text:span text:style-name="T188"> </text:span><text:span text:style-name="T187">am on the sign-in </text:span><text:span text:style-name="T188">screen,</text:span></text:p><text:p text:style-name="P742"><text:span text:style-name="T189">When </text:span><text:span text:style-name="T187">I</text:span><text:span text:style-name="T191"> </text:span><text:span text:style-name="T187">tap the</text:span><text:span text:style-name="T188"> </text:span><text:span text:style-name="T187">"Forget Password" </text:span><text:span text:style-name="T188">link,</text:span></text:p><text:p text:style-name="P742"><text:span text:style-name="T189">Then </text:span><text:span text:style-name="T187">I</text:span><text:span text:style-name="T188"> </text:span><text:span text:style-name="T187">should be taken to the password recovery </text:span><text:span text:style-name="T188">screen.</text:span></text:p><text:p text:style-name="P743"><text:span text:style-name="T189">Given </text:span><text:span text:style-name="T187">I</text:span><text:span text:style-name="T188"> </text:span><text:span text:style-name="T187">am on the sign-in </text:span><text:span text:style-name="T188">screen,</text:span></text:p><text:p text:style-name="P742"><text:span text:style-name="T189">When</text:span><text:span text:style-name="T190"> </text:span><text:span text:style-name="T187">I</text:span><text:span text:style-name="T188"> </text:span><text:span text:style-name="T187">tap the</text:span><text:span text:style-name="T188"> </text:span><text:span text:style-name="T187">"Sign Up" link in the "Don't have an account? Sign Up" </text:span><text:span text:style-name="T188">text,</text:span></text:p><text:p text:style-name="P742"><text:span text:style-name="T189">Then </text:span><text:span text:style-name="T187">I</text:span><text:span text:style-name="T188"> </text:span><text:span text:style-name="T187">should be taken to the sign-up </text:span><text:span text:style-name="T188">screen.</text:span></text:p><text:p text:style-name="P742"><text:span text:style-name="T189">Given </text:span><text:span text:style-name="T187">I</text:span><text:span text:style-name="T188"> </text:span><text:span text:style-name="T187">am on the sign-in </text:span><text:span text:style-name="T188">screen,</text:span></text:p><text:p text:style-name="P742"><text:span text:style-name="T189">When</text:span><text:span text:style-name="T190"> </text:span><text:span text:style-name="T187">I</text:span><text:span text:style-name="T188"> </text:span><text:span text:style-name="T187">tap one of the</text:span><text:span text:style-name="T188"> </text:span><text:span text:style-name="T187">social login buttons (Google, Apple, or </text:span><text:span text:style-name="T188">Facebook),</text:span></text:p><text:p text:style-name="P742"><text:span text:style-name="T189">Then </text:span><text:span text:style-name="T187">I</text:span><text:span text:style-name="T191"> </text:span><text:span text:style-name="T187">should be</text:span><text:span text:style-name="T188"> </text:span><text:span text:style-name="T187">able to sign in using the selected social </text:span><text:span text:style-name="T188">account.</text:span></text:p><text:p text:style-name="P742"><text:span text:style-name="T189">Given </text:span><text:span text:style-name="T187">I</text:span><text:span text:style-name="T188"> </text:span><text:span text:style-name="T187">am on the sign-in </text:span><text:span text:style-name="T188">screen,</text:span></text:p><text:p text:style-name="P742"><text:span text:style-name="T189">When </text:span><text:span text:style-name="T187">I</text:span><text:span text:style-name="T188"> </text:span><text:span text:style-name="T187">tap the back </text:span><text:span text:style-name="T188">arrow,</text:span></text:p><text:p text:style-name="P742"><text:span text:style-name="T189">Then </text:span><text:span text:style-name="T187">I</text:span><text:span text:style-name="T191"> </text:span><text:span text:style-name="T187">should be</text:span><text:span text:style-name="T188"> </text:span><text:span text:style-name="T187">taken to the previous screen (welcome </text:span><text:span text:style-name="T188">screen).</text:span></text:p><text:p text:style-name="P742"><text:span text:style-name="T187">The</text:span><text:span text:style-name="T191"> </text:span><text:span text:style-name="T187">screen</text:span><text:span text:style-name="T188"> </text:span><text:span text:style-name="T187">should</text:span><text:span text:style-name="T188"> </text:span><text:span text:style-name="T187">display</text:span><text:span text:style-name="T188"> </text:span><text:span text:style-name="T187">a</text:span><text:span text:style-name="T191"> </text:span><text:span text:style-name="T187">"By</text:span><text:span text:style-name="T188"> </text:span><text:span text:style-name="T187">signing</text:span><text:span text:style-name="T188"> </text:span><text:span text:style-name="T187">up</text:span><text:span text:style-name="T188"> </text:span><text:span text:style-name="T187">you</text:span><text:span text:style-name="T188"> </text:span><text:span text:style-name="T187">agree</text:span><text:span text:style-name="T188"> </text:span><text:span text:style-name="T187">to</text:span><text:span text:style-name="T188"> </text:span><text:span text:style-name="T187">our</text:span><text:span text:style-name="T188"> </text:span><text:span text:style-name="T187">Terms</text:span><text:span text:style-name="T188"> </text:span><text:span text:style-name="T187">and</text:span><text:span text:style-name="T188"> </text:span><text:span text:style-name="T187">Conditions of Use" text at the bottom, with "Terms and Conditions of Use" as a tappable lin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16" table:style-name="Table16">
        <table:table-column table:style-name="Table16.A"/>
        <table:table-row table:style-name="Table16.1">
          <table:table-cell table:style-name="Table16.A1" office:value-type="string">
            <text:p text:style-name="P236"><text:span text:style-name="T37">[DDVXY-13]</text:span><text:span text:style-name="T39"> </text:span><text:a xlink:type="simple" xlink:href="https://hyperlinkinfosystem.atlassian.net/browse/DDVXY-13" text:style-name="Default_20_Style" text:visited-style-name="Default_20_Style"><text:span text:style-name="T45">Forgot</text:span></text:a><text:a xlink:type="simple" xlink:href="https://hyperlinkinfosystem.atlassian.net/browse/DDVXY-13" text:style-name="Default_20_Style" text:visited-style-name="Default_20_Style"><text:span text:style-name="T54"> </text:span></text:a><text:a xlink:type="simple" xlink:href="https://hyperlinkinfosystem.atlassian.net/browse/DDVXY-13" text:style-name="Default_20_Style" text:visited-style-name="Default_20_Style"><text:span text:style-name="T45">Password</text:span></text:a><text:span text:style-name="T55"> </text:span><text:span text:style-name="T70">Created:</text:span><text:span text:style-name="T71"> </text:span><text:span text:style-name="T70">03/Jun/25</text:span><text:span text:style-name="T77"> </text:span><text:span text:style-name="T70">Updated:</text:span><text:span text:style-name="T71"> </text:span><text:span text:style-name="T74">03/Jun/25</text:span></text:p>
          </table:table-cell>
        </table:table-row>
      </table:table>
      <text:p text:style-name="P511"/>
      <text:p text:style-name="P509"><draw:custom-shape text:anchor-type="char" draw:z-index="54" draw:name="Textbox 56"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8" draw:name="Textbox 57" draw:style-name="gr41" draw:text-style-name="P744" svg:width="15.876cm" svg:height="9.397cm"><text:p text:style-name="P540"><text:span text:style-name="T133">I</text:span><text:span text:style-name="T136"> </text:span><text:span text:style-name="T133">want</text:span><text:span text:style-name="T136"> </text:span>to reset<text:span text:style-name="T138"> </text:span>my password<text:span text:style-name="T138"> </text:span>if<text:span text:style-name="T143"> </text:span>I<text:span text:style-name="T145"> </text:span>forget <text:span text:style-name="T145">it,</text:span></text:p><text:p text:style-name="P541"><text:span text:style-name="T133">So</text:span><text:span text:style-name="T139"> </text:span><text:span text:style-name="T133">that</text:span><text:span text:style-name="T136"> </text:span>I<text:span text:style-name="T135"> </text:span>can<text:span text:style-name="T138"> </text:span>regain access<text:span text:style-name="T135"> </text:span>to<text:span text:style-name="T138"> </text:span>my<text:span text:style-name="T138"> </text:span>account <text:span text:style-name="T135">securely.</text:span></text:p><text:p text:style-name="P557"/><text:p text:style-name="P2"><text:span text:style-name="T88">Acceptance</text:span><text:span text:style-name="T93"> </text:span><text:span text:style-name="T86">Criteria:</text:span></text:p><text:p text:style-name="P559"/><text:list xml:id="list1633267467" text:style-name="WWNum8"><text:list-item><text:p text:style-name="P9"><text:span text:style-name="T88">Screen</text:span><text:span text:style-name="T86"> </text:span><text:span text:style-name="T88">1:</text:span><text:span text:style-name="T86"> </text:span><text:span text:style-name="T88">Forget</text:span><text:span text:style-name="T98"> </text:span><text:span text:style-name="T86">Password</text:span></text:p><text:list><text:list-item><text:p text:style-name="P635"><text:span text:style-name="T133">Given </text:span>I am on the sign-in screen, #<text:span text:style-name="T133">When</text:span><text:span text:style-name="T146"> </text:span>I<text:span text:style-name="T155"> </text:span>tap<text:span text:style-name="T151"> </text:span>the<text:span text:style-name="T152"> </text:span>"Forget<text:span text:style-name="T147"> </text:span>Password"<text:span text:style-name="T152"> </text:span>link,</text:p></text:list-item></text:list></text:list-item></text:list><text:p text:style-name="P650">#<text:span text:style-name="T133">Then</text:span><text:span text:style-name="T136"> </text:span>I<text:span text:style-name="T152"> </text:span>should<text:span text:style-name="T141"> </text:span>be<text:span text:style-name="T147"> </text:span>taken<text:span text:style-name="T138"> </text:span>to<text:span text:style-name="T141"> </text:span>the<text:span text:style-name="T147"> </text:span>"Forget<text:span text:style-name="T141"> </text:span>Password"<text:span text:style-name="T138"> </text:span>screen<text:span text:style-name="T138"> </text:span>with<text:span text:style-name="T141"> </text:span>a<text:span text:style-name="T141"> </text:span>field<text:span text:style-name="T141"> </text:span>to<text:span text:style-name="T141"> </text:span>enter my email and a "Send Code" button.</text:p><text:list xml:id="list124224510347311" text:continue-numbering="true" text:style-name="WWNum8"><text:list-item><text:list><text:list-item><text:p text:style-name="P652">The<text:span text:style-name="T141"> </text:span>screen<text:span text:style-name="T138"> </text:span>should<text:span text:style-name="T138"> </text:span>display the<text:span text:style-name="T135"> </text:span>text<text:span text:style-name="T138"> </text:span>"Forget<text:span text:style-name="T138"> </text:span>Password?<text:span text:style-name="T135"> </text:span>Don’t<text:span text:style-name="T138"> </text:span>worry,<text:span text:style-name="T138"> </text:span>it <text:span text:style-name="T135">occurs.</text:span></text:p></text:list-item></text:list></text:list-item></text:list><text:p text:style-name="P660">Please<text:span text:style-name="T135"> </text:span>enter<text:span text:style-name="T135"> </text:span>the<text:span text:style-name="T135"> </text:span>email linked<text:span text:style-name="T138"> </text:span>with your<text:span text:style-name="T138"> </text:span><text:span text:style-name="T135">account."</text:span></text:p><text:list xml:id="list124223735312081" text:continue-numbering="true" text:style-name="WWNum8"><text:list-item><text:list><text:list-item><text:p text:style-name="P636"><text:span text:style-name="T133">When </text:span>I enter a valid email and tap "Send Code", #<text:span text:style-name="T133">Then</text:span><text:span text:style-name="T148"> </text:span>I<text:span text:style-name="T150"> </text:span>should<text:span text:style-name="T145"> </text:span>be<text:span text:style-name="T151"> </text:span>taken<text:span text:style-name="T141"> </text:span>to<text:span text:style-name="T145"> </text:span>the<text:span text:style-name="T151"> </text:span>OTP<text:span text:style-name="T145"> </text:span>verification<text:span text:style-name="T145"> </text:span>screen.</text:p></text:list-item></text:list></text:list-item><text:list-item><text:p text:style-name="P10"><text:span text:style-name="T88">Screen</text:span><text:span text:style-name="T93"> </text:span><text:span text:style-name="T88">2:</text:span><text:span text:style-name="T98"> </text:span><text:span text:style-name="T88">OTP</text:span><text:span text:style-name="T98"> </text:span><text:span text:style-name="T86">Verification</text:span></text:p><text:list><text:list-item><text:p text:style-name="P637"><text:span text:style-name="T133">Given</text:span><text:span text:style-name="T146"> </text:span>I<text:span text:style-name="T156"> </text:span>am<text:span text:style-name="T151"> </text:span>on<text:span text:style-name="T151"> </text:span>the<text:span text:style-name="T152"> </text:span>OTP<text:span text:style-name="T151"> </text:span>verification<text:span text:style-name="T151"> </text:span>screen, #<text:span text:style-name="T133">When </text:span>the screen loads,</text:p></text:list-item></text:list></text:list-item></text:list><text:p text:style-name="P650">#<text:span text:style-name="T133">Then</text:span><text:span text:style-name="T136"> </text:span>I<text:span text:style-name="T152"> </text:span>should<text:span text:style-name="T141"> </text:span>see<text:span text:style-name="T147"> </text:span>a<text:span text:style-name="T135"> </text:span>field<text:span text:style-name="T141"> </text:span>to<text:span text:style-name="T141"> </text:span>enter<text:span text:style-name="T141"> </text:span>a<text:span text:style-name="T145"> </text:span>4-digit<text:span text:style-name="T141"> </text:span>verification<text:span text:style-name="T141"> </text:span>code<text:span text:style-name="T147"> </text:span>with<text:span text:style-name="T141"> </text:span>the<text:span text:style-name="T147"> </text:span>text "Enter the verification code we just sent to your emai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6"/>
      <table:table table:name="Table19" table:style-name="Table19">
        <table:table-column table:style-name="Table19.A"/>
        <table:table-row table:style-name="Table19.1">
          <table:table-cell table:style-name="Table19.A1" office:value-type="string">
            <text:list xml:id="list129510967" text:style-name="WWNum9">
              <text:list-item>
                <text:p text:style-name="P408"><text:span text:style-name="T89">There</text:span><text:span text:style-name="T90"> </text:span><text:span text:style-name="T89">should be a</text:span><text:span text:style-name="T97"> </text:span><text:span text:style-name="T89">"Resend</text:span><text:span text:style-name="T97"> </text:span><text:span text:style-name="T89">Code"</text:span><text:span text:style-name="T97"> </text:span><text:span text:style-name="T89">link</text:span><text:span text:style-name="T97"> </text:span><text:span text:style-name="T89">with a</text:span><text:span text:style-name="T87"> </text:span><text:span text:style-name="T89">15-second timer</text:span><text:span text:style-name="T96"> </text:span><text:span text:style-name="T89">(displayed</text:span><text:span text:style-name="T106"> </text:span><text:span text:style-name="T90">as</text:span></text:p>
              </text:list-item>
            </text:list>
            <text:p text:style-name="P419"><text:span text:style-name="T89">"00:15")</text:span><text:span text:style-name="T97"> </text:span><text:span text:style-name="T89">and</text:span><text:span text:style-name="T97"> </text:span><text:span text:style-name="T89">the</text:span><text:span text:style-name="T97"> </text:span><text:span text:style-name="T89">text</text:span><text:span text:style-name="T97"> </text:span><text:span text:style-name="T89">"Didn’t</text:span><text:span text:style-name="T97"> </text:span><text:span text:style-name="T89">receive</text:span><text:span text:style-name="T97"> </text:span><text:span text:style-name="T87">code?".</text:span></text:p>
            <text:list xml:id="list124224337760259" text:continue-numbering="true" text:style-name="WWNum9">
              <text:list-item>
                <text:p text:style-name="P420"><text:span text:style-name="T88">When </text:span><text:span text:style-name="T89">I enter the correct OTP and tap the "Verify" button, #</text:span><text:span text:style-name="T88">Then</text:span><text:span text:style-name="T95"> </text:span><text:span text:style-name="T89">I</text:span><text:span text:style-name="T108"> </text:span><text:span text:style-name="T89">should</text:span><text:span text:style-name="T92"> </text:span><text:span text:style-name="T89">be</text:span><text:span text:style-name="T90"> </text:span><text:span text:style-name="T89">taken</text:span><text:span text:style-name="T87"> </text:span><text:span text:style-name="T89">to</text:span><text:span text:style-name="T92"> </text:span><text:span text:style-name="T89">the</text:span><text:span text:style-name="T90"> </text:span><text:span text:style-name="T89">create</text:span><text:span text:style-name="T90"> </text:span><text:span text:style-name="T89">new</text:span><text:span text:style-name="T90"> </text:span><text:span text:style-name="T89">password</text:span><text:span text:style-name="T92"> </text:span><text:span text:style-name="T89">screen.</text:span></text:p>
              </text:list-item>
              <text:list-item>
                <text:p text:style-name="P409"><text:span text:style-name="T88">When</text:span><text:span text:style-name="T86"> </text:span><text:span text:style-name="T89">I</text:span><text:span text:style-name="T92"> </text:span><text:span text:style-name="T89">tap "Resend Code"</text:span><text:span text:style-name="T87"> </text:span><text:span text:style-name="T89">after</text:span><text:span text:style-name="T87"> </text:span><text:span text:style-name="T89">the</text:span><text:span text:style-name="T97"> </text:span><text:span text:style-name="T89">timer</text:span><text:span text:style-name="T87"> expires,</text:span></text:p>
              </text:list-item>
            </text:list>
            <text:p text:style-name="P419"><text:span text:style-name="T89">#</text:span><text:span text:style-name="T88">Then </text:span><text:span text:style-name="T89">a</text:span><text:span text:style-name="T97"> </text:span><text:span text:style-name="T89">new</text:span><text:span text:style-name="T87"> </text:span><text:span text:style-name="T89">OTP should</text:span><text:span text:style-name="T97"> </text:span><text:span text:style-name="T89">be</text:span><text:span text:style-name="T97"> </text:span><text:span text:style-name="T89">sent to</text:span><text:span text:style-name="T97"> </text:span><text:span text:style-name="T89">my email,</text:span><text:span text:style-name="T97"> </text:span><text:span text:style-name="T89">and the</text:span><text:span text:style-name="T97"> </text:span><text:span text:style-name="T89">timer should </text:span><text:span text:style-name="T87">reset.</text:span></text:p>
            <text:list xml:id="list1497871893" text:style-name="WWNum10">
              <text:list-item>
                <text:p text:style-name="P372"><text:span text:style-name="T88">Screen</text:span><text:span text:style-name="T86"> </text:span><text:span text:style-name="T88">3:</text:span><text:span text:style-name="T98"> </text:span><text:span text:style-name="T88">Create</text:span><text:span text:style-name="T86"> </text:span><text:span text:style-name="T88">New</text:span><text:span text:style-name="T86"> Password</text:span></text:p>
                <text:list>
                  <text:list-item>
                    <text:p text:style-name="P421"><text:span text:style-name="T88">Given</text:span><text:span text:style-name="T93"> </text:span><text:span text:style-name="T89">I</text:span><text:span text:style-name="T109"> </text:span><text:span text:style-name="T89">am</text:span><text:span text:style-name="T90"> </text:span><text:span text:style-name="T89">on</text:span><text:span text:style-name="T90"> </text:span><text:span text:style-name="T89">the</text:span><text:span text:style-name="T92"> </text:span><text:span text:style-name="T89">create</text:span><text:span text:style-name="T92"> </text:span><text:span text:style-name="T89">new</text:span><text:span text:style-name="T101"> </text:span><text:span text:style-name="T89">password</text:span><text:span text:style-name="T90"> </text:span><text:span text:style-name="T89">screen, #</text:span><text:span text:style-name="T88">When </text:span><text:span text:style-name="T89">the screen loads,</text:span></text:p>
                  </text:list-item>
                </text:list>
              </text:list-item>
            </text:list>
            <text:p text:style-name="P245"><text:span text:style-name="T89">#</text:span><text:span text:style-name="T88">Then</text:span><text:span text:style-name="T86"> </text:span><text:span text:style-name="T89">I</text:span><text:span text:style-name="T110"> </text:span><text:span text:style-name="T89">should</text:span><text:span text:style-name="T96"> </text:span><text:span text:style-name="T89">see</text:span><text:span text:style-name="T92"> </text:span><text:span text:style-name="T89">fields</text:span><text:span text:style-name="T92"> </text:span><text:span text:style-name="T89">for</text:span><text:span text:style-name="T92"> </text:span><text:span text:style-name="T89">"New</text:span><text:span text:style-name="T92"> </text:span><text:span text:style-name="T89">Password"</text:span><text:span text:style-name="T92"> </text:span><text:span text:style-name="T89">and</text:span><text:span text:style-name="T97"> </text:span><text:span text:style-name="T89">"Confirm</text:span><text:span text:style-name="T96"> </text:span><text:span text:style-name="T89">Password"</text:span><text:span text:style-name="T92"> </text:span><text:span text:style-name="T89">with the text "Create new password. Your new password must be unique from those previously used."</text:span></text:p>
            <text:list xml:id="list124224894374251" text:continue-numbering="true" text:style-name="WWNum10">
              <text:list-item>
                <text:list>
                  <text:list-item>
                    <text:p text:style-name="P422"><text:span text:style-name="T88">When</text:span><text:span text:style-name="T95"> </text:span><text:span text:style-name="T89">I</text:span><text:span text:style-name="T108"> </text:span><text:span text:style-name="T89">enter</text:span><text:span text:style-name="T92"> </text:span><text:span text:style-name="T89">matching</text:span><text:span text:style-name="T92"> </text:span><text:span text:style-name="T89">passwords</text:span><text:span text:style-name="T90"> </text:span><text:span text:style-name="T89">and</text:span><text:span text:style-name="T92"> </text:span><text:span text:style-name="T89">tap</text:span><text:span text:style-name="T92"> </text:span><text:span text:style-name="T89">the</text:span><text:span text:style-name="T90"> </text:span><text:span text:style-name="T89">"Reset</text:span><text:span text:style-name="T92"> </text:span><text:span text:style-name="T89">Password"</text:span><text:span text:style-name="T90"> </text:span><text:span text:style-name="T89">button, #</text:span><text:span text:style-name="T88">Then </text:span><text:span text:style-name="T89">I should be taken to the password changed confirmation screen.</text:span></text:p>
                  </text:list-item>
                </text:list>
              </text:list-item>
              <text:list-item>
                <text:p text:style-name="P373"><text:span text:style-name="T88">Screen</text:span><text:span text:style-name="T86"> </text:span><text:span text:style-name="T88">4:</text:span><text:span text:style-name="T86"> </text:span><text:span text:style-name="T88">Password</text:span><text:span text:style-name="T86"> </text:span><text:span text:style-name="T88">Changed</text:span><text:span text:style-name="T98"> </text:span><text:span text:style-name="T86">Confirmation</text:span></text:p>
                <text:list>
                  <text:list-item>
                    <text:p text:style-name="P423"><text:span text:style-name="T88">Given</text:span><text:span text:style-name="T93"> </text:span><text:span text:style-name="T89">I</text:span><text:span text:style-name="T109"> </text:span><text:span text:style-name="T89">am</text:span><text:span text:style-name="T90"> </text:span><text:span text:style-name="T89">on</text:span><text:span text:style-name="T90"> </text:span><text:span text:style-name="T89">the</text:span><text:span text:style-name="T101"> </text:span><text:span text:style-name="T89">password</text:span><text:span text:style-name="T90"> </text:span><text:span text:style-name="T89">changed</text:span><text:span text:style-name="T96"> </text:span><text:span text:style-name="T89">confirmation</text:span><text:span text:style-name="T90"> </text:span><text:span text:style-name="T89">screen, #</text:span><text:span text:style-name="T88">When </text:span><text:span text:style-name="T89">the screen loads,</text:span></text:p>
                  </text:list-item>
                </text:list>
              </text:list-item>
            </text:list>
            <text:p text:style-name="P245"><text:span text:style-name="T89">#</text:span><text:span text:style-name="T88">Then</text:span><text:span text:style-name="T95"> </text:span><text:span text:style-name="T89">I</text:span><text:span text:style-name="T110"> </text:span><text:span text:style-name="T89">should</text:span><text:span text:style-name="T92"> </text:span><text:span text:style-name="T89">see</text:span><text:span text:style-name="T90"> </text:span><text:span text:style-name="T89">a</text:span><text:span text:style-name="T90"> </text:span><text:span text:style-name="T89">green</text:span><text:span text:style-name="T92"> </text:span><text:span text:style-name="T89">checkmark</text:span><text:span text:style-name="T92"> </text:span><text:span text:style-name="T89">icon,</text:span><text:span text:style-name="T92"> </text:span><text:span text:style-name="T89">the</text:span><text:span text:style-name="T90"> </text:span><text:span text:style-name="T89">text</text:span><text:span text:style-name="T92"> </text:span><text:span text:style-name="T89">"Password</text:span><text:span text:style-name="T92"> </text:span><text:span text:style-name="T89">Changed! Your password has been successfully changed", and a "Back to Login" </text:span><text:span text:style-name="T87">button.</text:span></text:p>
            <text:list xml:id="list124224127022153" text:continue-numbering="true" text:style-name="WWNum10">
              <text:list-item>
                <text:list>
                  <text:list-item>
                    <text:p text:style-name="P410"><text:span text:style-name="T88">When </text:span><text:span text:style-name="T89">I</text:span><text:span text:style-name="T92"> </text:span><text:span text:style-name="T89">tap</text:span><text:span text:style-name="T97"> </text:span><text:span text:style-name="T89">the</text:span><text:span text:style-name="T97"> </text:span><text:span text:style-name="T89">"Back</text:span><text:span text:style-name="T97"> </text:span><text:span text:style-name="T89">to Login"</text:span><text:span text:style-name="T97"> </text:span><text:span text:style-name="T87">button,</text:span></text:p>
                  </text:list-item>
                </text:list>
              </text:list-item>
            </text:list>
            <text:p text:style-name="P419"><text:span text:style-name="T89">#</text:span><text:span text:style-name="T88">Then </text:span><text:span text:style-name="T89">I</text:span><text:span text:style-name="T92"> </text:span><text:span text:style-name="T89">should</text:span><text:span text:style-name="T97"> </text:span><text:span text:style-name="T89">be</text:span><text:span text:style-name="T97"> </text:span><text:span text:style-name="T89">taken</text:span><text:span text:style-name="T103"> </text:span><text:span text:style-name="T89">back to</text:span><text:span text:style-name="T97"> </text:span><text:span text:style-name="T89">the</text:span><text:span text:style-name="T97"> </text:span><text:span text:style-name="T89">sign-in </text:span><text:span text:style-name="T87">screen.</text:span></text:p>
            <text:list xml:id="list124222963913108" text:continue-numbering="true" text:style-name="WWNum10">
              <text:list-item>
                <text:p text:style-name="P372"><text:span text:style-name="T86">General</text:span></text:p>
                <text:list>
                  <text:list-item>
                    <text:p text:style-name="P424"><text:span text:style-name="T89">Each</text:span><text:span text:style-name="T96"> </text:span><text:span text:style-name="T89">screen</text:span><text:span text:style-name="T96"> </text:span><text:span text:style-name="T89">should</text:span><text:span text:style-name="T96"> </text:span><text:span text:style-name="T89">have</text:span><text:span text:style-name="T87"> </text:span><text:span text:style-name="T89">a</text:span><text:span text:style-name="T92"> </text:span><text:span text:style-name="T89">back</text:span><text:span text:style-name="T97"> </text:span><text:span text:style-name="T89">arrow</text:span><text:span text:style-name="T87"> </text:span><text:span text:style-name="T89">at</text:span><text:span text:style-name="T96"> </text:span><text:span text:style-name="T89">the</text:span><text:span text:style-name="T92"> </text:span><text:span text:style-name="T89">top</text:span><text:span text:style-name="T96"> </text:span><text:span text:style-name="T89">left</text:span><text:span text:style-name="T96"> </text:span><text:span text:style-name="T89">to</text:span><text:span text:style-name="T96"> </text:span><text:span text:style-name="T89">return</text:span><text:span text:style-name="T96"> </text:span><text:span text:style-name="T89">to</text:span><text:span text:style-name="T96"> </text:span><text:span text:style-name="T89">the</text:span><text:span text:style-name="T97"> </text:span><text:span text:style-name="T89">previous </text:span><text:span text:style-name="T87">screen.</text:span></text:p>
                  </text:list-item>
                </text:list>
              </text:list-item>
            </text:list>
          </table:table-cell>
        </table:table-row>
        <table:table-row table:style-name="Table19.2">
          <table:table-cell table:style-name="Table19.A2" office:value-type="string">
            <text:p text:style-name="P436"/>
          </table:table-cell>
        </table:table-row>
      </table:table>
      <text:p text:style-name="P438"/>
      <table:table table:name="Table20" table:style-name="Table20">
        <table:table-column table:style-name="Table20.A"/>
        <table:table-column table:style-name="Table20.B"/>
        <table:table-row table:style-name="Table20.1">
          <table:table-cell table:style-name="Table20.A1" table:number-columns-spanned="2" office:value-type="string">
            <text:p text:style-name="P236"><text:span text:style-name="T37">[DDVXY-17]</text:span><text:span text:style-name="T42"> </text:span><text:a xlink:type="simple" xlink:href="https://hyperlinkinfosystem.atlassian.net/browse/DDVXY-17" text:style-name="Default_20_Style" text:visited-style-name="Default_20_Style"><text:span text:style-name="T45">Signup</text:span></text:a><text:a xlink:type="simple" xlink:href="https://hyperlinkinfosystem.atlassian.net/browse/DDVXY-17" text:style-name="Default_20_Style" text:visited-style-name="Default_20_Style"><text:span text:style-name="T56"> </text:span></text:a><text:a xlink:type="simple" xlink:href="https://hyperlinkinfosystem.atlassian.net/browse/DDVXY-17" text:style-name="Default_20_Style" text:visited-style-name="Default_20_Style"><text:span text:style-name="T45">screen</text:span></text:a><text:span text:style-name="T47"> </text:span><text:span text:style-name="T70">Created:</text:span><text:span text:style-name="T71"> </text:span><text:span text:style-name="T70">03/Jun/25</text:span><text:span text:style-name="T78"> </text:span><text:span text:style-name="T70">Updated:</text:span><text:span text:style-name="T73"> </text:span><text:span text:style-name="T74">03/Jun/25</text:span></text:p>
          </table:table-cell>
          <table:covered-table-cell/>
        </table:table-row>
        <table:table-row table:style-name="Table20.2">
          <table:table-cell table:style-name="Table20.A2" office:value-type="string">
            <text:p text:style-name="P227"><text:span text:style-name="T86"/></text:p>
          </table:table-cell>
          <table:table-cell table:style-name="Table20.B2" office:value-type="string">
            <text:p text:style-name="P225"><text:span text:style-name="T90"/></text:p>
          </table:table-cell>
        </table:table-row>
        <table:table-row table:style-name="Table20.2">
          <table:table-cell table:style-name="Table20.A3" office:value-type="string">
            <text:p text:style-name="P223"><text:span text:style-name="T86"/></text:p>
          </table:table-cell>
          <table:table-cell table:style-name="Table20.B3" office:value-type="string">
            <text:p text:style-name="P224"><text:span text:style-name="T63"/></text:p>
          </table:table-cell>
        </table:table-row>
        <table:table-row table:style-name="Table20.2">
          <table:table-cell table:style-name="Table20.A4" office:value-type="string">
            <text:p text:style-name="P223"><text:span text:style-name="T86"/></text:p>
          </table:table-cell>
          <table:table-cell table:style-name="Table20.B4" office:value-type="string">
            <text:p text:style-name="P224"><text:span text:style-name="T92"/></text:p>
          </table:table-cell>
        </table:table-row>
        <table:table-row table:style-name="Table20.5">
          <table:table-cell table:style-name="Table20.A5" office:value-type="string">
            <text:p text:style-name="P223"><text:span text:style-name="T86"/></text:p>
          </table:table-cell>
          <table:table-cell table:style-name="Table20.B5" office:value-type="string">
            <text:p text:style-name="P224"><text:span text:style-name="T92"/></text:p>
          </table:table-cell>
        </table:table-row>
        <table:table-row table:style-name="Table20.6">
          <table:table-cell table:style-name="Table20.A6" office:value-type="string">
            <text:p text:style-name="P227"><text:span text:style-name="T86"/></text:p>
          </table:table-cell>
          <table:table-cell table:style-name="Table20.B6" office:value-type="string">
            <text:p text:style-name="P225"><text:span text:style-name="T92"/></text:p>
          </table:table-cell>
        </table:table-row>
      </table:table>
      <text:p text:style-name="P511"/>
      <text:p text:style-name="P509"><draw:custom-shape text:anchor-type="char" draw:z-index="55" draw:name="Textbox 58"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9" draw:name="Textbox 59" draw:style-name="gr68" draw:text-style-name="P744" svg:width="15.876cm" svg:height="8.706cm"><text:p text:style-name="P546"><text:span text:style-name="T133">I</text:span><text:span text:style-name="T148"> </text:span><text:span text:style-name="T133">want</text:span><text:span text:style-name="T136"> </text:span>to sign<text:span text:style-name="T138"> </text:span>up for<text:span text:style-name="T138"> </text:span>an<text:span text:style-name="T153"> </text:span>account<text:span text:style-name="T138"> </text:span>as either an<text:span text:style-name="T138"> </text:span>individual or<text:span text:style-name="T135"> </text:span>a<text:span text:style-name="T138"> </text:span><text:span text:style-name="T135">business,</text:span></text:p><text:p text:style-name="P664"><text:span text:style-name="T133">So</text:span><text:span text:style-name="T148"> </text:span><text:span text:style-name="T133">that</text:span><text:span text:style-name="T136"> </text:span>I<text:span text:style-name="T135"> </text:span>can<text:span text:style-name="T138"> </text:span>access<text:span text:style-name="T135"> </text:span>the app's<text:span text:style-name="T141"> </text:span>features<text:span text:style-name="T135"> </text:span>tailored<text:span text:style-name="T138"> </text:span>to<text:span text:style-name="T143"> </text:span>my<text:span text:style-name="T138"> </text:span>account<text:span text:style-name="T138"> </text:span><text:span text:style-name="T135">type.</text:span></text:p><text:p text:style-name="P3"><text:span text:style-name="T88">Acceptance</text:span><text:span text:style-name="T93"> </text:span><text:span text:style-name="T86">Criteria:</text:span></text:p><text:list xml:id="list4136298577" text:style-name="WWNum11"><text:list-item><text:p text:style-name="P11"><text:span text:style-name="T88">General</text:span><text:span text:style-name="T91"> </text:span><text:span text:style-name="T88">Sign-Up</text:span><text:span text:style-name="T95"> </text:span><text:span text:style-name="T88">Screen</text:span><text:span text:style-name="T95"> </text:span><text:span text:style-name="T88">Elements</text:span><text:span text:style-name="T95"> </text:span><text:span text:style-name="T88">(Both</text:span><text:span text:style-name="T93"> </text:span><text:span text:style-name="T88">Individual</text:span><text:span text:style-name="T86"> </text:span><text:span text:style-name="T88">and</text:span><text:span text:style-name="T86"> Business):</text:span></text:p><text:list><text:list-item><text:p text:style-name="P568"><text:span text:style-name="T133">Given</text:span><text:span text:style-name="T144"> </text:span>I<text:span text:style-name="T147"> </text:span>am on the<text:span text:style-name="T138"> </text:span>sign-up <text:span text:style-name="T135">screen,</text:span></text:p></text:list-item></text:list></text:list-item></text:list><text:p text:style-name="P25"><text:span text:style-name="T88">When</text:span><text:span text:style-name="T86"> </text:span><text:span text:style-name="T89">the</text:span><text:span text:style-name="T87"> </text:span><text:span text:style-name="T89">screen</text:span><text:span text:style-name="T87"> loads,</text:span></text:p><text:p text:style-name="P665"><text:span text:style-name="T133">Then</text:span><text:span text:style-name="T136"> </text:span>I<text:span text:style-name="T152"> </text:span>should<text:span text:style-name="T141"> </text:span>see<text:span text:style-name="T147"> </text:span>fields<text:span text:style-name="T147"> </text:span>for<text:span text:style-name="T147"> </text:span>uploading<text:span text:style-name="T141"> </text:span>a<text:span text:style-name="T147"> </text:span>profile<text:span text:style-name="T147"> </text:span>photo,<text:span text:style-name="T141"> </text:span>entering<text:span text:style-name="T141"> </text:span>a<text:span text:style-name="T145"> </text:span>username, email, phone number, selecting an account type, entering a new password, and confirming the password.</text:p><text:list xml:id="list124222975771635" text:continue-numbering="true" text:style-name="WWNum11"><text:list-item><text:list><text:list-item><text:p text:style-name="P573">The screen should also include social sign-up options (Google, Apple, Facebook)<text:span text:style-name="T147"> </text:span>and<text:span text:style-name="T141"> </text:span>a<text:span text:style-name="T147"> </text:span>"By<text:span text:style-name="T141"> </text:span>signing<text:span text:style-name="T141"> </text:span>up<text:span text:style-name="T141"> </text:span>you<text:span text:style-name="T141"> </text:span>agree<text:span text:style-name="T147"> </text:span>to<text:span text:style-name="T141"> </text:span>our<text:span text:style-name="T135"> </text:span>Terms<text:span text:style-name="T147"> </text:span>and<text:span text:style-name="T141"> </text:span>Conditions<text:span text:style-name="T147"> </text:span>of Use" text with a tappable link.</text:p></text:list-item><text:list-item><text:p text:style-name="P569"><text:span text:style-name="T133">When </text:span>I<text:span text:style-name="T147"> </text:span>tap<text:span text:style-name="T138"> </text:span>the<text:span text:style-name="T138"> </text:span>back <text:span text:style-name="T135">arrow,</text:span></text:p></text:list-item></text:list></text:list-item></text:list><text:p text:style-name="P651"><text:span text:style-name="T133">Then</text:span><text:span text:style-name="T139"> </text:span>I<text:span text:style-name="T147"> </text:span>should<text:span text:style-name="T138"> </text:span>be<text:span text:style-name="T135"> </text:span>taken<text:span text:style-name="T138"> </text:span>to<text:span text:style-name="T138"> </text:span>the<text:span text:style-name="T138"> </text:span>previous<text:span text:style-name="T138"> </text:span><text:span text:style-name="T135">screen.</text:span></text:p><text:list xml:id="list124223063498083" text:continue-numbering="true" text:style-name="WWNum11"><text:list-item><text:p text:style-name="P12"><text:span text:style-name="T88">Account</text:span><text:span text:style-name="T93"> </text:span><text:span text:style-name="T88">Type</text:span><text:span text:style-name="T95"> </text:span><text:span text:style-name="T86">Selection:</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6"/>
      <table:table table:name="Table23" table:style-name="Table23">
        <table:table-column table:style-name="Table23.A"/>
        <table:table-row table:style-name="Table23.1">
          <table:table-cell table:style-name="Table23.A1" office:value-type="string">
            <text:list xml:id="list677049393" text:style-name="WWNum12">
              <text:list-item>
                <text:p text:style-name="P380"><text:span text:style-name="T88">Given</text:span><text:span text:style-name="T104"> </text:span><text:span text:style-name="T89">I</text:span><text:span text:style-name="T92"> </text:span><text:span text:style-name="T89">am on the</text:span><text:span text:style-name="T97"> </text:span><text:span text:style-name="T89">sign-up </text:span><text:span text:style-name="T87">screen,</text:span></text:p>
              </text:list-item>
            </text:list>
            <text:p text:style-name="P247"><text:span text:style-name="T88">When </text:span><text:span text:style-name="T89">I</text:span><text:span text:style-name="T90"> </text:span><text:span text:style-name="T89">tap the</text:span><text:span text:style-name="T87"> </text:span><text:span text:style-name="T89">"Select Account</text:span><text:span text:style-name="T97"> </text:span><text:span text:style-name="T89">Type"</text:span><text:span text:style-name="T97"> </text:span><text:span text:style-name="T87">dropdown,</text:span></text:p>
            <text:p text:style-name="P247"><text:span text:style-name="T88">Then </text:span><text:span text:style-name="T89">I</text:span><text:span text:style-name="T90"> </text:span><text:span text:style-name="T89">should see</text:span><text:span text:style-name="T87"> </text:span><text:span text:style-name="T89">options</text:span><text:span text:style-name="T87"> </text:span><text:span text:style-name="T89">for</text:span><text:span text:style-name="T87"> </text:span><text:span text:style-name="T89">"Individual"</text:span><text:span text:style-name="T97"> </text:span><text:span text:style-name="T89">and </text:span><text:span text:style-name="T87">"Business".</text:span></text:p>
            <text:list xml:id="list124224469076154" text:continue-numbering="true" text:style-name="WWNum12">
              <text:list-item>
                <text:p text:style-name="P386"><text:span text:style-name="T88">When</text:span><text:span text:style-name="T98"> </text:span><text:span text:style-name="T89">I</text:span><text:span text:style-name="T92"> </text:span><text:span text:style-name="T89">select</text:span><text:span text:style-name="T97"> </text:span><text:span text:style-name="T89">an</text:span><text:span text:style-name="T97"> </text:span><text:span text:style-name="T89">account</text:span><text:span text:style-name="T103"> </text:span><text:span text:style-name="T87">type,</text:span></text:p>
              </text:list-item>
            </text:list>
            <text:p text:style-name="P247"><text:span text:style-name="T88">Then </text:span><text:span text:style-name="T89">the form</text:span><text:span text:style-name="T97"> </text:span><text:span text:style-name="T89">should update</text:span><text:span text:style-name="T87"> </text:span><text:span text:style-name="T89">based on</text:span><text:span text:style-name="T97"> </text:span><text:span text:style-name="T89">the selected </text:span><text:span text:style-name="T87">type.</text:span></text:p>
            <text:list xml:id="list3029096704" text:style-name="WWNum13">
              <text:list-item>
                <text:p text:style-name="P374"><text:span text:style-name="T88">Individual</text:span><text:span text:style-name="T91"> </text:span><text:span text:style-name="T88">Sign-Up</text:span><text:span text:style-name="T93"> </text:span><text:span text:style-name="T88">(Screen</text:span><text:span text:style-name="T95"> </text:span><text:span text:style-name="T91">1):</text:span></text:p>
                <text:list>
                  <text:list-item>
                    <text:p text:style-name="P381"><text:span text:style-name="T88">Given</text:span><text:span text:style-name="T98"> </text:span><text:span text:style-name="T89">I</text:span><text:span text:style-name="T90"> </text:span><text:span text:style-name="T89">select</text:span><text:span text:style-name="T97"> </text:span><text:span text:style-name="T89">"Individual"</text:span><text:span text:style-name="T97"> </text:span><text:span text:style-name="T89">as</text:span><text:span text:style-name="T87"> </text:span><text:span text:style-name="T89">the</text:span><text:span text:style-name="T97"> </text:span><text:span text:style-name="T89">account</text:span><text:span text:style-name="T97"> </text:span><text:span text:style-name="T87">type,</text:span></text:p>
                  </text:list-item>
                </text:list>
              </text:list-item>
            </text:list>
            <text:p text:style-name="P247"><text:span text:style-name="T88">When </text:span><text:span text:style-name="T89">I</text:span><text:span text:style-name="T92"> </text:span><text:span text:style-name="T89">fill</text:span><text:span text:style-name="T97"> </text:span><text:span text:style-name="T89">out the</text:span><text:span text:style-name="T97"> </text:span><text:span text:style-name="T87">form,</text:span></text:p>
            <text:p text:style-name="P247"><text:span text:style-name="T88">Then</text:span><text:span text:style-name="T95"> </text:span><text:span text:style-name="T89">I</text:span><text:span text:style-name="T110"> </text:span><text:span text:style-name="T89">should</text:span><text:span text:style-name="T92"> </text:span><text:span text:style-name="T89">only</text:span><text:span text:style-name="T92"> </text:span><text:span text:style-name="T89">see</text:span><text:span text:style-name="T90"> </text:span><text:span text:style-name="T89">fields</text:span><text:span text:style-name="T90"> </text:span><text:span text:style-name="T89">for</text:span><text:span text:style-name="T90"> </text:span><text:span text:style-name="T89">profile</text:span><text:span text:style-name="T90"> </text:span><text:span text:style-name="T89">photo,</text:span><text:span text:style-name="T92"> </text:span><text:span text:style-name="T89">username,</text:span><text:span text:style-name="T96"> </text:span><text:span text:style-name="T89">email,</text:span><text:span text:style-name="T92"> </text:span><text:span text:style-name="T89">phone, account type, new password, and confirm password.</text:span></text:p>
            <text:list xml:id="list124224670951785" text:continue-numbering="true" text:style-name="WWNum13">
              <text:list-item>
                <text:list>
                  <text:list-item>
                    <text:p text:style-name="P387"><text:span text:style-name="T88">When </text:span><text:span text:style-name="T89">I</text:span><text:span text:style-name="T90"> </text:span><text:span text:style-name="T89">enter</text:span><text:span text:style-name="T97"> </text:span><text:span text:style-name="T89">a</text:span><text:span text:style-name="T87"> </text:span><text:span text:style-name="T89">valid</text:span><text:span text:style-name="T97"> </text:span><text:span text:style-name="T89">username</text:span><text:span text:style-name="T97"> </text:span><text:span text:style-name="T89">(e.g., </text:span><text:span text:style-name="T87">"Redeemplus"),</text:span></text:p>
                  </text:list-item>
                </text:list>
              </text:list-item>
            </text:list>
            <text:p text:style-name="P247"><text:span text:style-name="T88">Then</text:span><text:span text:style-name="T98"> </text:span><text:span text:style-name="T89">a</text:span><text:span text:style-name="T87"> </text:span><text:span text:style-name="T89">green</text:span><text:span text:style-name="T97"> </text:span><text:span text:style-name="T89">checkmark</text:span><text:span text:style-name="T103"> </text:span><text:span text:style-name="T89">should</text:span><text:span text:style-name="T87"> </text:span><text:span text:style-name="T89">appear</text:span><text:span text:style-name="T97"> </text:span><text:span text:style-name="T89">next</text:span><text:span text:style-name="T97"> </text:span><text:span text:style-name="T89">to</text:span><text:span text:style-name="T97"> </text:span><text:span text:style-name="T89">the</text:span><text:span text:style-name="T97"> </text:span><text:span text:style-name="T89">username</text:span><text:span text:style-name="T87"> field.</text:span></text:p>
            <text:list xml:id="list124223428160211" text:continue-numbering="true" text:style-name="WWNum13">
              <text:list-item>
                <text:list>
                  <text:list-item>
                    <text:p text:style-name="P407"><text:span text:style-name="T88">When</text:span><text:span text:style-name="T98"> </text:span><text:span text:style-name="T89">I</text:span><text:span text:style-name="T92"> </text:span><text:span text:style-name="T89">tap</text:span><text:span text:style-name="T97"> </text:span><text:span text:style-name="T89">the</text:span><text:span text:style-name="T87"> </text:span><text:span text:style-name="T89">"Continue"</text:span><text:span text:style-name="T87"> </text:span><text:span text:style-name="T89">button</text:span><text:span text:style-name="T97"> </text:span><text:span text:style-name="T89">after</text:span><text:span text:style-name="T96"> </text:span><text:span text:style-name="T89">filling</text:span><text:span text:style-name="T97"> </text:span><text:span text:style-name="T89">all</text:span><text:span text:style-name="T97"> </text:span><text:span text:style-name="T89">required</text:span><text:span text:style-name="T97"> </text:span><text:span text:style-name="T89">fields</text:span><text:span text:style-name="T87"> correctly,</text:span></text:p>
                  </text:list-item>
                </text:list>
              </text:list-item>
            </text:list>
            <text:p text:style-name="P439"><text:span text:style-name="T88">Then</text:span><text:span text:style-name="T86"> </text:span><text:span text:style-name="T89">I</text:span><text:span text:style-name="T92"> </text:span><text:span text:style-name="T89">should</text:span><text:span text:style-name="T97"> </text:span><text:span text:style-name="T89">be</text:span><text:span text:style-name="T97"> </text:span><text:span text:style-name="T89">taken</text:span><text:span text:style-name="T97"> </text:span><text:span text:style-name="T89">to the</text:span><text:span text:style-name="T97"> </text:span><text:span text:style-name="T89">next step</text:span><text:span text:style-name="T97"> </text:span><text:span text:style-name="T89">(e.g.,</text:span><text:span text:style-name="T106"> </text:span><text:span text:style-name="T89">email/phone </text:span><text:span text:style-name="T87">verification).</text:span></text:p>
            <text:list xml:id="list124223706343577" text:continue-numbering="true" text:style-name="WWNum13">
              <text:list-item>
                <text:p text:style-name="P374"><text:span text:style-name="T88">Business</text:span><text:span text:style-name="T102"> </text:span><text:span text:style-name="T88">Sign-Up</text:span><text:span text:style-name="T93"> </text:span><text:span text:style-name="T88">(Screen</text:span><text:span text:style-name="T95"> </text:span><text:span text:style-name="T91">2):</text:span></text:p>
                <text:list>
                  <text:list-item>
                    <text:p text:style-name="P381"><text:span text:style-name="T88">Given</text:span><text:span text:style-name="T93"> </text:span><text:span text:style-name="T89">I</text:span><text:span text:style-name="T90"> </text:span><text:span text:style-name="T89">select</text:span><text:span text:style-name="T87"> </text:span><text:span text:style-name="T89">"Business"</text:span><text:span text:style-name="T87"> </text:span><text:span text:style-name="T89">as</text:span><text:span text:style-name="T96"> </text:span><text:span text:style-name="T89">the</text:span><text:span text:style-name="T87"> </text:span><text:span text:style-name="T89">account</text:span><text:span text:style-name="T87"> type,</text:span></text:p>
                  </text:list-item>
                </text:list>
              </text:list-item>
            </text:list>
            <text:p text:style-name="P247"><text:span text:style-name="T88">When </text:span><text:span text:style-name="T89">I</text:span><text:span text:style-name="T92"> </text:span><text:span text:style-name="T89">fill</text:span><text:span text:style-name="T97"> </text:span><text:span text:style-name="T89">out the</text:span><text:span text:style-name="T97"> </text:span><text:span text:style-name="T87">form,</text:span></text:p>
            <text:p text:style-name="P247"><text:span text:style-name="T88">Then </text:span><text:span text:style-name="T89">I should see additional fields for business category and business location,</text:span><text:span text:style-name="T92"> </text:span><text:span text:style-name="T89">along</text:span><text:span text:style-name="T92"> </text:span><text:span text:style-name="T89">with</text:span><text:span text:style-name="T92"> </text:span><text:span text:style-name="T89">the</text:span><text:span text:style-name="T92"> </text:span><text:span text:style-name="T89">fields</text:span><text:span text:style-name="T90"> </text:span><text:span text:style-name="T89">for</text:span><text:span text:style-name="T101"> </text:span><text:span text:style-name="T89">profile</text:span><text:span text:style-name="T90"> </text:span><text:span text:style-name="T89">photo,</text:span><text:span text:style-name="T92"> </text:span><text:span text:style-name="T89">username,</text:span><text:span text:style-name="T96"> </text:span><text:span text:style-name="T89">email,</text:span><text:span text:style-name="T92"> </text:span><text:span text:style-name="T89">phone, account type, new password, and confirm password.</text:span></text:p>
            <text:list xml:id="list124223300120398" text:continue-numbering="true" text:style-name="WWNum13">
              <text:list-item>
                <text:list>
                  <text:list-item>
                    <text:p text:style-name="P387"><text:span text:style-name="T88">When</text:span><text:span text:style-name="T98"> </text:span><text:span text:style-name="T89">I</text:span><text:span text:style-name="T101"> </text:span><text:span text:style-name="T89">tap</text:span><text:span text:style-name="T97"> </text:span><text:span text:style-name="T89">the</text:span><text:span text:style-name="T96"> </text:span><text:span text:style-name="T89">"Select</text:span><text:span text:style-name="T87"> </text:span><text:span text:style-name="T89">your</text:span><text:span text:style-name="T97"> </text:span><text:span text:style-name="T89">business</text:span><text:span text:style-name="T96"> </text:span><text:span text:style-name="T89">category"</text:span><text:span text:style-name="T87"> dropdown,</text:span></text:p>
                  </text:list-item>
                </text:list>
              </text:list-item>
            </text:list>
            <text:p text:style-name="P247"><text:span text:style-name="T88">Then </text:span><text:span text:style-name="T89">I</text:span><text:span text:style-name="T90"> </text:span><text:span text:style-name="T89">should be</text:span><text:span text:style-name="T87"> </text:span><text:span text:style-name="T89">able</text:span><text:span text:style-name="T97"> </text:span><text:span text:style-name="T89">to</text:span><text:span text:style-name="T106"> </text:span><text:span text:style-name="T89">select</text:span><text:span text:style-name="T97"> </text:span><text:span text:style-name="T89">a </text:span><text:span text:style-name="T87">category.</text:span></text:p>
            <text:list xml:id="list124223557030907" text:continue-numbering="true" text:style-name="WWNum13">
              <text:list-item>
                <text:list>
                  <text:list-item>
                    <text:list>
                      <text:list-item>
                        <text:p text:style-name="P391"><text:span text:style-name="T89">Business</text:span><text:span text:style-name="T96"> </text:span><text:span text:style-name="T89">category</text:span><text:span text:style-name="T97"> </text:span><text:span text:style-name="T89">will</text:span><text:span text:style-name="T87"> </text:span><text:span text:style-name="T89">be</text:span><text:span text:style-name="T87"> </text:span><text:span text:style-name="T89">displayed</text:span><text:span text:style-name="T87"> </text:span><text:span text:style-name="T89">on</text:span><text:span text:style-name="T97"> </text:span><text:span text:style-name="T89">my</text:span><text:span text:style-name="T87"> </text:span><text:span text:style-name="T89">profile </text:span><text:span text:style-name="T87">page.</text:span></text:p>
                      </text:list-item>
                    </text:list>
                  </text:list-item>
                  <text:list-item>
                    <text:p text:style-name="P381"><text:span text:style-name="T88">When</text:span><text:span text:style-name="T98"> </text:span><text:span text:style-name="T89">I</text:span><text:span text:style-name="T101"> </text:span><text:span text:style-name="T89">interact</text:span><text:span text:style-name="T87"> </text:span><text:span text:style-name="T89">with</text:span><text:span text:style-name="T97"> </text:span><text:span text:style-name="T89">the</text:span><text:span text:style-name="T97"> </text:span><text:span text:style-name="T89">"Add</text:span><text:span text:style-name="T87"> </text:span><text:span text:style-name="T89">Business</text:span><text:span text:style-name="T96"> </text:span><text:span text:style-name="T89">Location"</text:span><text:span text:style-name="T87"> section,</text:span></text:p>
                  </text:list-item>
                </text:list>
              </text:list-item>
            </text:list>
            <text:p text:style-name="P246"><text:span text:style-name="T88">Then </text:span><text:span text:style-name="T89">I should see a map with a pin at the specified location (e.g., "3235 Royal</text:span><text:span text:style-name="T92"> </text:span><text:span text:style-name="T89">Ln,</text:span><text:span text:style-name="T92"> </text:span><text:span text:style-name="T89">Mesa,</text:span><text:span text:style-name="T92"> </text:span><text:span text:style-name="T89">New</text:span><text:span text:style-name="T90"> </text:span><text:span text:style-name="T89">Jersey</text:span><text:span text:style-name="T92"> </text:span><text:span text:style-name="T89">34567")</text:span><text:span text:style-name="T92"> </text:span><text:span text:style-name="T89">and</text:span><text:span text:style-name="T92"> </text:span><text:span text:style-name="T89">fields</text:span><text:span text:style-name="T90"> </text:span><text:span text:style-name="T89">for</text:span><text:span text:style-name="T92"> </text:span><text:span text:style-name="T89">street</text:span><text:span text:style-name="T92"> </text:span><text:span text:style-name="T89">(961),</text:span><text:span text:style-name="T87"> </text:span><text:span text:style-name="T89">postal</text:span><text:span text:style-name="T92"> </text:span><text:span text:style-name="T89">code (3033), and zone (400).</text:span></text:p>
            <text:list xml:id="list124224251213120" text:continue-numbering="true" text:style-name="WWNum13">
              <text:list-item>
                <text:list>
                  <text:list-item>
                    <text:p text:style-name="P459"><text:span text:style-name="T88">When</text:span><text:span text:style-name="T98"> </text:span><text:span text:style-name="T89">I</text:span><text:span text:style-name="T92"> </text:span><text:span text:style-name="T89">tap</text:span><text:span text:style-name="T97"> </text:span><text:span text:style-name="T89">the</text:span><text:span text:style-name="T87"> </text:span><text:span text:style-name="T89">"Continue"</text:span><text:span text:style-name="T87"> </text:span><text:span text:style-name="T89">button</text:span><text:span text:style-name="T97"> </text:span><text:span text:style-name="T89">after</text:span><text:span text:style-name="T96"> </text:span><text:span text:style-name="T89">filling</text:span><text:span text:style-name="T97"> </text:span><text:span text:style-name="T89">all</text:span><text:span text:style-name="T97"> </text:span><text:span text:style-name="T89">required</text:span><text:span text:style-name="T97"> </text:span><text:span text:style-name="T89">fields</text:span><text:span text:style-name="T87"> correctly,</text:span></text:p>
                  </text:list-item>
                </text:list>
              </text:list-item>
            </text:list>
            <text:p text:style-name="P247"><text:span text:style-name="T88">Then </text:span><text:span text:style-name="T89">I</text:span><text:span text:style-name="T92"> </text:span><text:span text:style-name="T89">should</text:span><text:span text:style-name="T97"> </text:span><text:span text:style-name="T89">be</text:span><text:span text:style-name="T97"> </text:span><text:span text:style-name="T89">taken to</text:span><text:span text:style-name="T97"> </text:span><text:span text:style-name="T89">the next </text:span><text:span text:style-name="T92">step.</text:span></text:p>
            <text:list xml:id="list124224550415620" text:continue-numbering="true" text:style-name="WWNum13">
              <text:list-item>
                <text:p text:style-name="P374"><text:span text:style-name="T88">Social</text:span><text:span text:style-name="T86"> </text:span><text:span text:style-name="T88">Sign-Up</text:span><text:span text:style-name="T86"> Option:</text:span></text:p>
                <text:list>
                  <text:list-item>
                    <text:p text:style-name="P381"><text:span text:style-name="T88">Given</text:span><text:span text:style-name="T104"> </text:span><text:span text:style-name="T89">I</text:span><text:span text:style-name="T92"> </text:span><text:span text:style-name="T89">am on the</text:span><text:span text:style-name="T97"> </text:span><text:span text:style-name="T89">sign-up </text:span><text:span text:style-name="T87">screen,</text:span></text:p>
                  </text:list-item>
                </text:list>
              </text:list-item>
            </text:list>
            <text:p text:style-name="P247"><text:span text:style-name="T88">When</text:span><text:span text:style-name="T86"> </text:span><text:span text:style-name="T89">I</text:span><text:span text:style-name="T92"> </text:span><text:span text:style-name="T89">tap</text:span><text:span text:style-name="T97"> </text:span><text:span text:style-name="T89">one</text:span><text:span text:style-name="T97"> </text:span><text:span text:style-name="T89">of</text:span><text:span text:style-name="T97"> </text:span><text:span text:style-name="T89">the</text:span><text:span text:style-name="T87"> </text:span><text:span text:style-name="T89">social sign-up</text:span><text:span text:style-name="T97"> </text:span><text:span text:style-name="T89">buttons</text:span><text:span text:style-name="T97"> </text:span><text:span text:style-name="T89">(Google,</text:span><text:span text:style-name="T97"> </text:span><text:span text:style-name="T89">Apple, or </text:span><text:span text:style-name="T87">Facebook),</text:span></text:p>
            <text:p text:style-name="P247"><text:span text:style-name="T88">Then </text:span><text:span text:style-name="T89">I</text:span><text:span text:style-name="T92"> </text:span><text:span text:style-name="T89">should</text:span><text:span text:style-name="T97"> </text:span><text:span text:style-name="T89">be</text:span><text:span text:style-name="T97"> </text:span><text:span text:style-name="T89">able</text:span><text:span text:style-name="T97"> </text:span><text:span text:style-name="T89">to</text:span><text:span text:style-name="T106"> </text:span><text:span text:style-name="T89">sign</text:span><text:span text:style-name="T97"> </text:span><text:span text:style-name="T89">up using</text:span><text:span text:style-name="T97"> </text:span><text:span text:style-name="T89">the selected</text:span><text:span text:style-name="T97"> </text:span><text:span text:style-name="T89">social </text:span><text:span text:style-name="T87">account.</text:span></text:p>
            <text:list xml:id="list124223301671949" text:continue-numbering="true" text:style-name="WWNum13">
              <text:list-item>
                <text:p text:style-name="P374"><text:span text:style-name="T88">Sign-In</text:span><text:span text:style-name="T91"> </text:span><text:span text:style-name="T86">Link:</text:span></text:p>
                <text:list>
                  <text:list-item>
                    <text:p text:style-name="P381"><text:span text:style-name="T88">Given</text:span><text:span text:style-name="T104"> </text:span><text:span text:style-name="T89">I</text:span><text:span text:style-name="T92"> </text:span><text:span text:style-name="T89">am on the</text:span><text:span text:style-name="T97"> </text:span><text:span text:style-name="T89">sign-up </text:span><text:span text:style-name="T87">screen,</text:span></text:p>
                  </text:list-item>
                </text:list>
              </text:list-item>
            </text:list>
            <text:p text:style-name="P247"><text:span text:style-name="T88">When </text:span><text:span text:style-name="T89">I</text:span><text:span text:style-name="T90"> </text:span><text:span text:style-name="T89">tap the</text:span><text:span text:style-name="T87"> </text:span><text:span text:style-name="T89">"Do you</text:span><text:span text:style-name="T103"> </text:span><text:span text:style-name="T89">have</text:span><text:span text:style-name="T97"> </text:span><text:span text:style-name="T89">an</text:span><text:span text:style-name="T103"> </text:span><text:span text:style-name="T89">account?</text:span><text:span text:style-name="T97"> </text:span><text:span text:style-name="T89">Sign</text:span><text:span text:style-name="T97"> </text:span><text:span text:style-name="T89">in"</text:span><text:span text:style-name="T97"> </text:span><text:span text:style-name="T87">link,</text:span></text:p>
            <text:p text:style-name="P248"><text:span text:style-name="T88">Then </text:span><text:span text:style-name="T89">I</text:span><text:span text:style-name="T92"> </text:span><text:span text:style-name="T89">should be</text:span><text:span text:style-name="T97"> </text:span><text:span text:style-name="T89">taken to the sign-in </text:span><text:span text:style-name="T87">screen.</text:span></text:p>
          </table:table-cell>
        </table:table-row>
        <table:table-row table:style-name="Table23.2">
          <table:table-cell table:style-name="Table23.A2" office:value-type="string">
            <text:p text:style-name="P436"/>
          </table:table-cell>
        </table:table-row>
      </table:table>
      <text:p text:style-name="P438"/>
      <table:table table:name="Table24" table:style-name="Table24">
        <table:table-column table:style-name="Table24.A"/>
        <table:table-row table:style-name="Table24.1">
          <table:table-cell table:style-name="Table24.A1" office:value-type="string">
            <text:p text:style-name="P236"><text:span text:style-name="T37">[DDVXY-21]</text:span><text:span text:style-name="T41"> </text:span><text:a xlink:type="simple" xlink:href="https://hyperlinkinfosystem.atlassian.net/browse/DDVXY-21" text:style-name="Default_20_Style" text:visited-style-name="Default_20_Style"><text:span text:style-name="T45">Category</text:span></text:a><text:a xlink:type="simple" xlink:href="https://hyperlinkinfosystem.atlassian.net/browse/DDVXY-21" text:style-name="Default_20_Style" text:visited-style-name="Default_20_Style"><text:span text:style-name="T56"> </text:span></text:a><text:a xlink:type="simple" xlink:href="https://hyperlinkinfosystem.atlassian.net/browse/DDVXY-21" text:style-name="Default_20_Style" text:visited-style-name="Default_20_Style"><text:span text:style-name="T45">Selection</text:span></text:a><text:a xlink:type="simple" xlink:href="https://hyperlinkinfosystem.atlassian.net/browse/DDVXY-21" text:style-name="Default_20_Style" text:visited-style-name="Default_20_Style"><text:span text:style-name="T56"> </text:span></text:a><text:a xlink:type="simple" xlink:href="https://hyperlinkinfosystem.atlassian.net/browse/DDVXY-21" text:style-name="Default_20_Style" text:visited-style-name="Default_20_Style"><text:span text:style-name="T45">at</text:span></text:a><text:a xlink:type="simple" xlink:href="https://hyperlinkinfosystem.atlassian.net/browse/DDVXY-21" text:style-name="Default_20_Style" text:visited-style-name="Default_20_Style"><text:span text:style-name="T48"> </text:span></text:a><text:a xlink:type="simple" xlink:href="https://hyperlinkinfosystem.atlassian.net/browse/DDVXY-21" text:style-name="Default_20_Style" text:visited-style-name="Default_20_Style"><text:span text:style-name="T45">Signup</text:span></text:a><text:span text:style-name="T57"> </text:span><text:span text:style-name="T70">Created:</text:span><text:span text:style-name="T71"> </text:span><text:span text:style-name="T70">03/Jun/25</text:span><text:span text:style-name="T75"> </text:span><text:span text:style-name="T70">Updated:</text:span><text:span text:style-name="T73"> </text:span><text:span text:style-name="T74">03/Jun/25</text:span></text:p>
          </table:table-cell>
        </table:table-row>
      </table:table>
      <text:p text:style-name="P511"/>
      <text:p text:style-name="P509"><draw:custom-shape text:anchor-type="char" draw:z-index="56" draw:name="Textbox 60"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10" draw:name="Textbox 61" draw:style-name="gr56" draw:text-style-name="P744" svg:width="15.876cm" svg:height="8.91cm"><text:p text:style-name="P540"><text:span text:style-name="T133">I</text:span><text:span text:style-name="T136"> </text:span><text:span text:style-name="T133">want</text:span><text:span text:style-name="T139"> </text:span>to select<text:span text:style-name="T138"> </text:span>a business<text:span text:style-name="T138"> </text:span>category<text:span text:style-name="T138"> </text:span>from a<text:span text:style-name="T135"> </text:span>list<text:span text:style-name="T138"> </text:span>during the<text:span text:style-name="T138"> </text:span>sign-up <text:span text:style-name="T135">process,</text:span></text:p><text:p text:style-name="P667"><text:span text:style-name="T133">So</text:span><text:span text:style-name="T142"> </text:span><text:span text:style-name="T133">that</text:span><text:span text:style-name="T148"> </text:span>my<text:span text:style-name="T141"> </text:span>business<text:span text:style-name="T147"> </text:span>account<text:span text:style-name="T141"> </text:span>can<text:span text:style-name="T141"> </text:span>be<text:span text:style-name="T147"> </text:span>associated<text:span text:style-name="T141"> </text:span>with<text:span text:style-name="T141"> </text:span>the<text:span text:style-name="T147"> </text:span>correct<text:span text:style-name="T141"> </text:span>category<text:span text:style-name="T141"> </text:span>for<text:span text:style-name="T138"> </text:span>relevant features and offers.</text:p><text:p text:style-name="P557"/><text:p text:style-name="P2"><text:span text:style-name="T88">Acceptance</text:span><text:span text:style-name="T93"> </text:span><text:span text:style-name="T86">Criteria:</text:span></text:p><text:p text:style-name="P559"/><text:list xml:id="list1538562704" text:style-name="WWNum14"><text:list-item><text:p text:style-name="P580"><text:span text:style-name="T133">Given</text:span><text:span text:style-name="T136"> </text:span>I<text:span text:style-name="T152"> </text:span>am<text:span text:style-name="T141"> </text:span>on<text:span text:style-name="T141"> </text:span>the<text:span text:style-name="T147"> </text:span>business<text:span text:style-name="T147"> </text:span>sign-up<text:span text:style-name="T141"> </text:span>screen<text:span text:style-name="T138"> </text:span>and<text:span text:style-name="T141"> </text:span>have<text:span text:style-name="T147"> </text:span>selected<text:span text:style-name="T141"> </text:span>"Business"<text:span text:style-name="T141"> </text:span>as<text:span text:style-name="T138"> </text:span>my account type,</text:p></text:list-item></text:list><text:p text:style-name="P631"><text:span text:style-name="T133">When</text:span><text:span text:style-name="T139"> </text:span>I<text:span text:style-name="T151"> </text:span>tap<text:span text:style-name="T138"> </text:span>the<text:span text:style-name="T141"> </text:span>"Select<text:span text:style-name="T135"> </text:span>your<text:span text:style-name="T138"> </text:span>business<text:span text:style-name="T141"> </text:span>category"<text:span text:style-name="T135"> dropdown,</text:span></text:p><text:p text:style-name="P632"><text:span text:style-name="T133">Then </text:span>I<text:span text:style-name="T145"> </text:span>should<text:span text:style-name="T138"> </text:span>be<text:span text:style-name="T135"> </text:span>taken to<text:span text:style-name="T138"> </text:span>the<text:span text:style-name="T138"> </text:span>category<text:span text:style-name="T138"> </text:span>selection <text:span text:style-name="T135">screen.</text:span></text:p><text:list xml:id="list124222980167563" text:continue-numbering="true" text:style-name="WWNum14"><text:list-item><text:p text:style-name="P567"><text:span text:style-name="T133">Given</text:span><text:span text:style-name="T139"> </text:span>I<text:span text:style-name="T147"> </text:span>am<text:span text:style-name="T138"> </text:span>on<text:span text:style-name="T138"> </text:span>the category<text:span text:style-name="T138"> </text:span>selection<text:span text:style-name="T138"> </text:span><text:span text:style-name="T135">screen,</text:span></text:p></text:list-item></text:list><text:p text:style-name="P7"><text:span text:style-name="T88">When</text:span><text:span text:style-name="T86"> </text:span><text:span text:style-name="T89">the</text:span><text:span text:style-name="T87"> </text:span><text:span text:style-name="T89">screen</text:span><text:span text:style-name="T87"> loads,</text:span></text:p><text:p text:style-name="P631"><text:span text:style-name="T133">Then</text:span><text:span text:style-name="T136"> </text:span>I<text:span text:style-name="T145"> </text:span>should see<text:span text:style-name="T135"> </text:span>a<text:span text:style-name="T135"> </text:span>search bar<text:span text:style-name="T138"> </text:span>at the<text:span text:style-name="T135"> </text:span>top<text:span text:style-name="T138"> </text:span>with the placeholder<text:span text:style-name="T135"> "Search".</text:span></text:p><text:list xml:id="list124223883048176" text:continue-numbering="true" text:style-name="WWNum14"><text:list-item><text:p text:style-name="P567"><text:span text:style-name="T133">Given</text:span><text:span text:style-name="T139"> </text:span>I<text:span text:style-name="T147"> </text:span>am<text:span text:style-name="T138"> </text:span>on<text:span text:style-name="T138"> </text:span>the category<text:span text:style-name="T138"> </text:span>selection<text:span text:style-name="T138"> </text:span><text:span text:style-name="T135">screen,</text:span></text:p></text:list-item></text:list><text:p text:style-name="P7"><text:span text:style-name="T88">When </text:span><text:span text:style-name="T89">I</text:span><text:span text:style-name="T90"> </text:span><text:span text:style-name="T89">view</text:span><text:span text:style-name="T87"> </text:span><text:span text:style-name="T89">the</text:span><text:span text:style-name="T97"> </text:span><text:span text:style-name="T87">screen,</text:span></text:p><text:p text:style-name="P631"><text:span text:style-name="T133">Then</text:span><text:span text:style-name="T144"> </text:span>I<text:span text:style-name="T147"> </text:span>should see<text:span text:style-name="T138"> </text:span>a<text:span text:style-name="T138"> </text:span>scrollable<text:span text:style-name="T138"> </text:span>list of <text:span text:style-name="T135">categories.</text:span></text:p><text:list xml:id="list124224626309117" text:continue-numbering="true" text:style-name="WWNum14"><text:list-item><text:p text:style-name="P567"><text:span text:style-name="T133">Given</text:span><text:span text:style-name="T139"> </text:span>I<text:span text:style-name="T147"> </text:span>am<text:span text:style-name="T138"> </text:span>on<text:span text:style-name="T138"> </text:span>the category<text:span text:style-name="T138"> </text:span>selection<text:span text:style-name="T138"> </text:span><text:span text:style-name="T135">screen,</text:span></text:p></text:list-item></text:list><text:p text:style-name="P631"><text:span text:style-name="T133">When</text:span><text:span text:style-name="T136"> </text:span>I<text:span text:style-name="T145"> </text:span>tap on a<text:span text:style-name="T135"> </text:span>main category<text:span text:style-name="T135"> </text:span>(e.g., <text:span text:style-name="T135">"Automotiv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6"/>
      <text:p text:style-name="P547"><draw:g text:anchor-type="as-char" draw:z-index="11" draw:name="Shape6" draw:style-name="gr42"><draw:custom-shape draw:name="Graphic 63" draw:style-name="gr33" draw:text-style-name="P734" svg:width="15.9cm" svg:height="0.025cm" svg:x="0.014cm" svg:y="7.445cm"><text:p/><draw:enhanced-geometry draw:mirror-horizontal="false" draw:mirror-vertical="false" drawooo:sub-view-size="5723890 9525 5723890 9525" draw:text-areas="0 0 ?f0 ?f1" svg:viewBox="0 0 0 0" draw:type="ooxml-non-primitive" draw:enhanced-path="M 5714365 0 L 9144 0 0 0 0 9144 9144 9144 5714365 9144 5714365 0 Z N M 5723585 0 L 5714441 0 5714441 9144 5723585 9144 5723585 0 Z N"><draw:equation draw:name="f0" draw:formula="logwidth"/><draw:equation draw:name="f1" draw:formula="logheight"/></draw:enhanced-geometry></draw:custom-shape><draw:custom-shape draw:name="Graphic 64" draw:style-name="gr46" draw:text-style-name="P735" svg:width="15.922cm" svg:height="0.399cm" svg:x="0cm" svg:y="7.553cm"><text:p/><draw:enhanced-geometry draw:mirror-horizontal="false" draw:mirror-vertical="false" drawooo:sub-view-size="5731510 144145" draw:text-areas="0 0 ?f0 ?f1" svg:viewBox="0 0 0 0" draw:type="ooxml-non-primitive" draw:enhanced-path="M 5731497 1143 L 5729910 1143 5729910 0 3352 0 304 0 304 1143 0 1143 0 144018 5731497 144018 5731497 1143 Z N"><draw:equation draw:name="f0" draw:formula="logwidth"/><draw:equation draw:name="f1" draw:formula="logheight"/></draw:enhanced-geometry></draw:custom-shape><draw:custom-shape draw:name="Graphic 65" draw:style-name="gr35" draw:text-style-name="P736" svg:width="0.008cm" svg:height="0.008cm" svg:x="15.919cm" svg:y="7.553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66" draw:style-name="gr65" draw:text-style-name="P735" svg:width="15.925cm" svg:height="0.394cm" svg:x="0cm" svg:y="7.553cm"><text:p/><draw:enhanced-geometry draw:mirror-horizontal="false" draw:mirror-vertical="false" drawooo:sub-view-size="5732780 142240 5732780 142240" draw:text-areas="0 0 ?f0 ?f1" svg:viewBox="0 0 0 0" draw:type="ooxml-non-primitive" draw:enhanced-path="M 3048 3048 L 0 3048 0 141732 3048 141732 3048 3048 Z N M 5732716 0 L 5729668 0 5729668 3048 5732716 3048 5732716 0 Z N"><draw:equation draw:name="f0" draw:formula="logwidth"/><draw:equation draw:name="f1" draw:formula="logheight"/></draw:enhanced-geometry></draw:custom-shape><draw:custom-shape draw:name="Graphic 67" draw:style-name="gr66" draw:text-style-name="P736" svg:width="0.008cm" svg:height="0.385cm" svg:x="15.919cm" svg:y="7.562cm"><text:p/><draw:enhanced-geometry draw:mirror-horizontal="false" draw:mirror-vertical="false" drawooo:sub-view-size="3175 139065" draw:text-areas="0 0 ?f0 ?f1" svg:viewBox="0 0 0 0" draw:type="ooxml-non-primitive" draw:enhanced-path="M 3047 0 L 0 0 0 138683 3047 138683 3047 0 Z N"><draw:equation draw:name="f0" draw:formula="logwidth"/><draw:equation draw:name="f1" draw:formula="logheight"/></draw:enhanced-geometry></draw:custom-shape><draw:custom-shape draw:name="Graphic 68" draw:style-name="gr38" draw:text-style-name="P735" svg:width="0.008cm" svg:height="0.008cm" svg:x="0cm" svg:y="7.946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69" draw:style-name="gr39" draw:text-style-name="P736" svg:width="15.925cm" svg:height="0.008cm" svg:x="0cm" svg:y="7.946cm"><text:p/><draw:enhanced-geometry draw:mirror-horizontal="false" draw:mirror-vertical="false" drawooo:sub-view-size="5732780 3175 5732780 3175" draw:text-areas="0 0 ?f0 ?f1" svg:viewBox="0 0 0 0" draw:type="ooxml-non-primitive" draw:enhanced-path="M 5729605 0 L 3048 0 0 0 0 3035 3048 3035 5729605 3035 5729605 0 Z N M 5732716 0 L 5729668 0 5729668 3035 5732716 3035 5732716 0 Z N"><draw:equation draw:name="f0" draw:formula="logwidth"/><draw:equation draw:name="f1" draw:formula="logheight"/></draw:enhanced-geometry></draw:custom-shape><draw:custom-shape draw:name="Textbox 70" draw:style-name="gr67" draw:text-style-name="P737" svg:width="15.876cm" svg:height="7.458cm" svg:x="0.026cm" svg:y="0cm"><text:p text:style-name="P728"><text:span text:style-name="T189">Then</text:span><text:span text:style-name="T190"> </text:span><text:span text:style-name="T187">the</text:span><text:span text:style-name="T188"> </text:span><text:span text:style-name="T187">category</text:span><text:span text:style-name="T188"> </text:span><text:span text:style-name="T187">should</text:span><text:span text:style-name="T188"> </text:span><text:span text:style-name="T187">expand</text:span><text:span text:style-name="T188"> </text:span><text:span text:style-name="T187">to</text:span><text:span text:style-name="T188"> </text:span><text:span text:style-name="T187">show</text:span><text:span text:style-name="T191"> </text:span><text:span text:style-name="T187">its</text:span><text:span text:style-name="T188"> </text:span><text:span text:style-name="T187">subcategories</text:span><text:span text:style-name="T188"> </text:span><text:span text:style-name="T187">(e.g.,</text:span><text:span text:style-name="T188"> </text:span><text:span text:style-name="T187">"Car</text:span><text:span text:style-name="T188"> </text:span><text:span text:style-name="T187">For</text:span><text:span text:style-name="T188"> </text:span><text:span text:style-name="T187">Sale", "Auto Parts", etc.).</text:span></text:p><text:p text:style-name="P742"><text:span text:style-name="T189">Given </text:span><text:span text:style-name="T187">I</text:span><text:span text:style-name="T188"> </text:span><text:span text:style-name="T187">am on the category selection </text:span><text:span text:style-name="T188">screen,</text:span></text:p><text:p text:style-name="P743"><text:span text:style-name="T189">When</text:span><text:span text:style-name="T190"> </text:span><text:span text:style-name="T187">I</text:span><text:span text:style-name="T191"> </text:span><text:span text:style-name="T187">tap on a</text:span><text:span text:style-name="T188"> </text:span><text:span text:style-name="T187">subcategory</text:span><text:span text:style-name="T188"> </text:span><text:span text:style-name="T187">(e.g., "Car For </text:span><text:span text:style-name="T188">Sale"),</text:span></text:p><text:p text:style-name="P742"><text:span text:style-name="T189">Then</text:span><text:span text:style-name="T190"> </text:span><text:span text:style-name="T187">the</text:span><text:span text:style-name="T188"> </text:span><text:span text:style-name="T187">subcategory</text:span><text:span text:style-name="T188"> </text:span><text:span text:style-name="T187">should</text:span><text:span text:style-name="T188"> </text:span><text:span text:style-name="T187">be</text:span><text:span text:style-name="T188"> </text:span><text:span text:style-name="T187">selected,</text:span><text:span text:style-name="T188"> </text:span><text:span text:style-name="T187">and I</text:span><text:span text:style-name="T191"> </text:span><text:span text:style-name="T187">should</text:span><text:span text:style-name="T188"> </text:span><text:span text:style-name="T187">be</text:span><text:span text:style-name="T188"> </text:span><text:span text:style-name="T187">taken</text:span><text:span text:style-name="T188"> </text:span><text:span text:style-name="T187">back</text:span><text:span text:style-name="T188"> </text:span><text:span text:style-name="T187">to</text:span><text:span text:style-name="T188"> </text:span><text:span text:style-name="T187">the</text:span><text:span text:style-name="T188"> </text:span><text:span text:style-name="T187">sign-up screen with the selected category displayed in the "Select your business category" </text:span><text:span text:style-name="T188">field.</text:span></text:p><text:p text:style-name="P742"><text:span text:style-name="T189">Given </text:span><text:span text:style-name="T187">I</text:span><text:span text:style-name="T188"> </text:span><text:span text:style-name="T187">am on the category selection </text:span><text:span text:style-name="T188">screen,</text:span></text:p><text:p text:style-name="P742"><text:span text:style-name="T189">When </text:span><text:span text:style-name="T187">I</text:span><text:span text:style-name="T191"> </text:span><text:span text:style-name="T187">use</text:span><text:span text:style-name="T188"> </text:span><text:span text:style-name="T187">the search bar to search for</text:span><text:span text:style-name="T188"> </text:span><text:span text:style-name="T187">a category (e.g., typing </text:span><text:span text:style-name="T188">"Auto"),</text:span></text:p><text:p text:style-name="P742"><text:span text:style-name="T189">Then</text:span><text:span text:style-name="T190"> </text:span><text:span text:style-name="T187">the</text:span><text:span text:style-name="T188"> </text:span><text:span text:style-name="T187">list</text:span><text:span text:style-name="T188"> </text:span><text:span text:style-name="T187">should</text:span><text:span text:style-name="T188"> </text:span><text:span text:style-name="T187">filter</text:span><text:span text:style-name="T188"> </text:span><text:span text:style-name="T187">to</text:span><text:span text:style-name="T188"> </text:span><text:span text:style-name="T187">show</text:span><text:span text:style-name="T191"> </text:span><text:span text:style-name="T187">only</text:span><text:span text:style-name="T188"> </text:span><text:span text:style-name="T187">relevant</text:span><text:span text:style-name="T188"> </text:span><text:span text:style-name="T187">categories</text:span><text:span text:style-name="T191"> </text:span><text:span text:style-name="T187">and</text:span><text:span text:style-name="T188"> </text:span><text:span text:style-name="T187">subcategories</text:span><text:span text:style-name="T191"> </text:span><text:span text:style-name="T187">(e.g., "Automotive" and its subcategories).</text:span></text:p><text:p text:style-name="P742"><text:span text:style-name="T189">Given </text:span><text:span text:style-name="T187">I</text:span><text:span text:style-name="T188"> </text:span><text:span text:style-name="T187">am on the category selection </text:span><text:span text:style-name="T188">screen,</text:span></text:p><text:p text:style-name="P742"><text:span text:style-name="T189">When </text:span><text:span text:style-name="T187">I</text:span><text:span text:style-name="T188"> </text:span><text:span text:style-name="T187">tap the back </text:span><text:span text:style-name="T188">arrow,</text:span></text:p><text:p text:style-name="P742"><text:span text:style-name="T189">Then </text:span><text:span text:style-name="T187">I</text:span><text:span text:style-name="T188"> </text:span><text:span text:style-name="T187">should be taken back to the sign-up screen</text:span><text:span text:style-name="T192"> </text:span><text:span text:style-name="T187">without saving a </text:span><text:span text:style-name="T188">sele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27" table:style-name="Table27">
        <table:table-column table:style-name="Table27.A"/>
        <table:table-row table:style-name="Table27.1">
          <table:table-cell table:style-name="Table27.A1" office:value-type="string">
            <text:p text:style-name="P236"><text:span text:style-name="T37">[DDVXY-25]</text:span><text:span text:style-name="T41"> </text:span><text:a xlink:type="simple" xlink:href="https://hyperlinkinfosystem.atlassian.net/browse/DDVXY-25" text:style-name="Default_20_Style" text:visited-style-name="Default_20_Style"><text:span text:style-name="T45">Verification</text:span></text:a><text:a xlink:type="simple" xlink:href="https://hyperlinkinfosystem.atlassian.net/browse/DDVXY-25" text:style-name="Default_20_Style" text:visited-style-name="Default_20_Style"><text:span text:style-name="T54"> </text:span></text:a><text:a xlink:type="simple" xlink:href="https://hyperlinkinfosystem.atlassian.net/browse/DDVXY-25" text:style-name="Default_20_Style" text:visited-style-name="Default_20_Style"><text:span text:style-name="T45">and</text:span></text:a><text:a xlink:type="simple" xlink:href="https://hyperlinkinfosystem.atlassian.net/browse/DDVXY-25" text:style-name="Default_20_Style" text:visited-style-name="Default_20_Style"><text:span text:style-name="T48"> </text:span></text:a><text:a xlink:type="simple" xlink:href="https://hyperlinkinfosystem.atlassian.net/browse/DDVXY-25" text:style-name="Default_20_Style" text:visited-style-name="Default_20_Style"><text:span text:style-name="T45">purchase</text:span></text:a><text:a xlink:type="simple" xlink:href="https://hyperlinkinfosystem.atlassian.net/browse/DDVXY-25" text:style-name="Default_20_Style" text:visited-style-name="Default_20_Style"><text:span text:style-name="T48"> </text:span></text:a><text:a xlink:type="simple" xlink:href="https://hyperlinkinfosystem.atlassian.net/browse/DDVXY-25" text:style-name="Default_20_Style" text:visited-style-name="Default_20_Style"><text:span text:style-name="T45">plan</text:span></text:a><text:span text:style-name="T51"> </text:span><text:span text:style-name="T70">Created:</text:span><text:span text:style-name="T71"> </text:span><text:span text:style-name="T70">03/Jun/25</text:span><text:span text:style-name="T78"> </text:span><text:span text:style-name="T70">Updated:</text:span><text:span text:style-name="T71"> </text:span><text:span text:style-name="T74">03/Jun/25</text:span></text:p>
          </table:table-cell>
        </table:table-row>
      </table:table>
      <text:p text:style-name="P511"/>
      <text:p text:style-name="P509"><draw:custom-shape text:anchor-type="char" draw:z-index="57" draw:name="Textbox 71"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12" draw:name="Textbox 72" draw:style-name="gr56" draw:text-style-name="P744" svg:width="15.876cm" svg:height="8.91cm"><text:p text:style-name="P540"><text:span text:style-name="T133">I</text:span><text:span text:style-name="T136"> </text:span><text:span text:style-name="T133">want</text:span><text:span text:style-name="T136"> </text:span>to verify<text:span text:style-name="T138"> </text:span>my email<text:span text:style-name="T138"> </text:span>via<text:span text:style-name="T138"> </text:span>OTP<text:span text:style-name="T138"> </text:span>and select<text:span text:style-name="T138"> </text:span>a subscription<text:span text:style-name="T138"> </text:span>plan after<text:span text:style-name="T138"> </text:span>signing <text:span text:style-name="T145">up,</text:span></text:p><text:p text:style-name="P541"><text:span text:style-name="T133">So</text:span><text:span text:style-name="T136"> </text:span><text:span text:style-name="T133">that</text:span><text:span text:style-name="T136"> </text:span>I<text:span text:style-name="T135"> </text:span>can<text:span text:style-name="T138"> </text:span>complete<text:span text:style-name="T135"> </text:span>my<text:span text:style-name="T138"> </text:span>account<text:span text:style-name="T138"> </text:span>creation<text:span text:style-name="T138"> </text:span>and access<text:span text:style-name="T135"> </text:span>the<text:span text:style-name="T135"> </text:span>app's<text:span text:style-name="T135"> features.</text:span></text:p><text:p text:style-name="P557"/><text:p text:style-name="P2"><text:span text:style-name="T88">Acceptance</text:span><text:span text:style-name="T93"> </text:span><text:span text:style-name="T86">Criteria:</text:span></text:p><text:p text:style-name="P559"/><text:list xml:id="list2824527470" text:style-name="WWNum16"><text:list-item><text:p text:style-name="P13"><text:span text:style-name="T88">Screen</text:span><text:span text:style-name="T86"> </text:span><text:span text:style-name="T88">1:</text:span><text:span text:style-name="T98"> </text:span><text:span text:style-name="T88">OTP</text:span><text:span text:style-name="T98"> </text:span><text:span text:style-name="T88">Verification</text:span><text:span text:style-name="T98"> </text:span><text:span text:style-name="T88">(Initial</text:span><text:span text:style-name="T98"> </text:span><text:span text:style-name="T86">Entry)</text:span></text:p><text:list><text:list-item><text:p text:style-name="P638"><text:span text:style-name="T133">Given</text:span><text:span text:style-name="T142"> </text:span>I<text:span text:style-name="T152"> </text:span>have<text:span text:style-name="T147"> </text:span>completed<text:span text:style-name="T141"> </text:span>the<text:span text:style-name="T147"> </text:span>sign-up<text:span text:style-name="T141"> </text:span>form<text:span text:style-name="T141"> </text:span>and<text:span text:style-name="T141"> </text:span>submitted<text:span text:style-name="T141"> </text:span>my<text:span text:style-name="T141"> </text:span>details, #<text:span text:style-name="T133">When </text:span>I am taken to the OTP verification screen,</text:p></text:list-item></text:list></text:list-item></text:list><text:p text:style-name="P650">#<text:span text:style-name="T133">Then</text:span><text:span text:style-name="T136"> </text:span>I<text:span text:style-name="T152"> </text:span>should<text:span text:style-name="T141"> </text:span>see<text:span text:style-name="T147"> </text:span>the<text:span text:style-name="T141"> </text:span>text<text:span text:style-name="T141"> </text:span>"OTP<text:span text:style-name="T141"> </text:span>Verification"<text:span text:style-name="T147"> </text:span>at<text:span text:style-name="T138"> </text:span>the<text:span text:style-name="T141"> </text:span>top<text:span text:style-name="T141"> </text:span>and<text:span text:style-name="T141"> </text:span>"Enter<text:span text:style-name="T141"> </text:span>the verification code we just sent on your email address." below it.</text:p><text:list xml:id="list124223174884823" text:continue-numbering="true" text:style-name="WWNum16"><text:list-item><text:list><text:list-item><text:p text:style-name="P653">The<text:span text:style-name="T147"> </text:span>screen<text:span text:style-name="T138"> </text:span>should<text:span text:style-name="T138"> </text:span>display<text:span text:style-name="T138"> </text:span>four<text:span text:style-name="T135"> </text:span>input<text:span text:style-name="T138"> </text:span>boxes<text:span text:style-name="T135"> </text:span>for entering<text:span text:style-name="T135"> </text:span>a<text:span text:style-name="T138"> </text:span>4-digit<text:span text:style-name="T138"> </text:span>OTP<text:span text:style-name="T138"> </text:span><text:span text:style-name="T135">code.</text:span></text:p></text:list-item><text:list-item><text:p text:style-name="P639">There<text:span text:style-name="T145"> </text:span>should<text:span text:style-name="T141"> </text:span>be<text:span text:style-name="T135"> </text:span>a<text:span text:style-name="T147"> </text:span>"Didn’t<text:span text:style-name="T141"> </text:span>receive<text:span text:style-name="T135"> </text:span>code?<text:span text:style-name="T147"> </text:span>Resend<text:span text:style-name="T141"> </text:span>Code"<text:span text:style-name="T147"> </text:span>link<text:span text:style-name="T141"> </text:span>with<text:span text:style-name="T141"> </text:span>a<text:span text:style-name="T147"> </text:span>15-second timer (displayed as "00:15")</text:p></text:list-item><text:list-item><text:p text:style-name="P654"><text:span text:style-name="T133">When</text:span><text:span text:style-name="T136"> </text:span>I<text:span text:style-name="T145"> </text:span>enter<text:span text:style-name="T138"> </text:span>the<text:span text:style-name="T141"> </text:span>correct<text:span text:style-name="T143"> </text:span>OTP<text:span text:style-name="T138"> </text:span>(e.g., <text:span text:style-name="T135">"513"),</text:span></text:p></text:list-item></text:list></text:list-item></text:list><text:p text:style-name="P661">#<text:span text:style-name="T133">Then </text:span>I<text:span text:style-name="T147"> </text:span>should be<text:span text:style-name="T138"> </text:span>able to<text:span text:style-name="T138"> </text:span>tap the<text:span text:style-name="T138"> </text:span>"Verify Account" <text:span text:style-name="T135">button.</text:span></text:p><text:list xml:id="list124224835326295" text:continue-numbering="true" text:style-name="WWNum16"><text:list-item><text:list><text:list-item><text:p text:style-name="P640"><text:span text:style-name="T133">When </text:span>I tap the "Verify Account" button, #<text:span text:style-name="T133">Then</text:span><text:span text:style-name="T146"> </text:span>I<text:span text:style-name="T155"> </text:span>should<text:span text:style-name="T151"> </text:span>see<text:span text:style-name="T152"> </text:span>a<text:span text:style-name="T145"> </text:span>confirmation<text:span text:style-name="T151"> </text:span>modal.</text:p></text:list-item></text:list></text:list-item><text:list-item><text:p text:style-name="P14"><text:span text:style-name="T88">Screen</text:span><text:span text:style-name="T93"> </text:span><text:span text:style-name="T88">2:</text:span><text:span text:style-name="T95"> </text:span><text:span text:style-name="T88">OTP</text:span><text:span text:style-name="T86"> </text:span><text:span text:style-name="T88">Verification</text:span><text:span text:style-name="T95"> </text:span><text:span text:style-name="T88">(Confirmation</text:span><text:span text:style-name="T95"> </text:span><text:span text:style-name="T86">Modal)</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6"/>
      <table:table table:name="Table30" table:style-name="Table30">
        <table:table-column table:style-name="Table30.A"/>
        <table:table-row table:style-name="Table30.1">
          <table:table-cell table:style-name="Table30.A1" office:value-type="string">
            <text:list xml:id="list2911484305" text:style-name="WWNum17">
              <text:list-item>
                <text:p text:style-name="P425"><text:span text:style-name="T88">Given</text:span><text:span text:style-name="T95"> </text:span><text:span text:style-name="T89">I</text:span><text:span text:style-name="T108"> </text:span><text:span text:style-name="T89">have</text:span><text:span text:style-name="T90"> </text:span><text:span text:style-name="T89">entered</text:span><text:span text:style-name="T92"> </text:span><text:span text:style-name="T89">the</text:span><text:span text:style-name="T96"> </text:span><text:span text:style-name="T89">correct</text:span><text:span text:style-name="T92"> </text:span><text:span text:style-name="T89">OTP</text:span><text:span text:style-name="T92"> </text:span><text:span text:style-name="T89">and</text:span><text:span text:style-name="T92"> </text:span><text:span text:style-name="T89">tapped</text:span><text:span text:style-name="T92"> </text:span><text:span text:style-name="T89">"Verify</text:span><text:span text:style-name="T92"> </text:span><text:span text:style-name="T89">Account", #</text:span><text:span text:style-name="T88">When </text:span><text:span text:style-name="T89">the verification is successful,</text:span></text:p>
              </text:list-item>
            </text:list>
            <text:p text:style-name="P250"><text:span text:style-name="T89">#</text:span><text:span text:style-name="T88">Then</text:span><text:span text:style-name="T95"> </text:span><text:span text:style-name="T89">a</text:span><text:span text:style-name="T90"> </text:span><text:span text:style-name="T89">modal</text:span><text:span text:style-name="T92"> </text:span><text:span text:style-name="T89">should</text:span><text:span text:style-name="T92"> </text:span><text:span text:style-name="T89">appear</text:span><text:span text:style-name="T92"> </text:span><text:span text:style-name="T89">with</text:span><text:span text:style-name="T92"> </text:span><text:span text:style-name="T89">the</text:span><text:span text:style-name="T92"> </text:span><text:span text:style-name="T89">text</text:span><text:span text:style-name="T92"> </text:span><text:span text:style-name="T89">"Registered</text:span><text:span text:style-name="T92"> </text:span><text:span text:style-name="T89">Successfully",</text:span><text:span text:style-name="T92"> </text:span><text:span text:style-name="T89">a green checkmark icon, and the email "Redeemplus@xsl***" (partially </text:span><text:span text:style-name="T87">masked).</text:span></text:p>
            <text:list xml:id="list124223097525124" text:continue-numbering="true" text:style-name="WWNum17">
              <text:list-item>
                <text:p text:style-name="P426"><text:span text:style-name="T89">The modal should also display the text "Your email address has been successfully</text:span><text:span text:style-name="T92"> </text:span><text:span text:style-name="T89">verified"</text:span><text:span text:style-name="T90"> </text:span><text:span text:style-name="T89">and</text:span><text:span text:style-name="T92"> </text:span><text:span text:style-name="T89">a</text:span><text:span text:style-name="T90"> </text:span><text:span text:style-name="T89">green</text:span><text:span text:style-name="T92"> </text:span><text:span text:style-name="T89">"Continue</text:span><text:span text:style-name="T90"> </text:span><text:span text:style-name="T89">To</text:span><text:span text:style-name="T92"> </text:span><text:span text:style-name="T89">Subscription</text:span><text:span text:style-name="T92"> </text:span><text:span text:style-name="T89">Plan"</text:span><text:span text:style-name="T90"> </text:span><text:span text:style-name="T89">button.</text:span></text:p>
              </text:list-item>
              <text:list-item>
                <text:p text:style-name="P411"><text:span text:style-name="T88">When </text:span><text:span text:style-name="T89">I</text:span><text:span text:style-name="T90"> </text:span><text:span text:style-name="T89">tap</text:span><text:span text:style-name="T97"> </text:span><text:span text:style-name="T89">the</text:span><text:span text:style-name="T97"> </text:span><text:span text:style-name="T89">"Continue</text:span><text:span text:style-name="T87"> </text:span><text:span text:style-name="T89">To</text:span><text:span text:style-name="T97"> </text:span><text:span text:style-name="T89">Subscription</text:span><text:span text:style-name="T97"> </text:span><text:span text:style-name="T89">Plan"</text:span><text:span text:style-name="T97"> </text:span><text:span text:style-name="T87">button,</text:span></text:p>
              </text:list-item>
            </text:list>
            <text:p text:style-name="P419"><text:span text:style-name="T89">#</text:span><text:span text:style-name="T88">Then</text:span><text:span text:style-name="T95"> </text:span><text:span text:style-name="T89">I</text:span><text:span text:style-name="T90"> </text:span><text:span text:style-name="T89">should</text:span><text:span text:style-name="T97"> </text:span><text:span text:style-name="T89">be</text:span><text:span text:style-name="T87"> </text:span><text:span text:style-name="T89">taken</text:span><text:span text:style-name="T103"> </text:span><text:span text:style-name="T89">to</text:span><text:span text:style-name="T97"> </text:span><text:span text:style-name="T89">the</text:span><text:span text:style-name="T87"> </text:span><text:span text:style-name="T89">subscription</text:span><text:span text:style-name="T97"> </text:span><text:span text:style-name="T89">plan</text:span><text:span text:style-name="T97"> </text:span><text:span text:style-name="T89">selection</text:span><text:span text:style-name="T97"> </text:span><text:span text:style-name="T89">screen</text:span><text:span text:style-name="T97"> </text:span><text:span text:style-name="T89">(Screen</text:span><text:span text:style-name="T97"> </text:span><text:span text:style-name="T90">3).</text:span></text:p>
            <text:list xml:id="list46977349" text:style-name="WWNum18">
              <text:list-item>
                <text:p text:style-name="P375"><text:span text:style-name="T88">Screen</text:span><text:span text:style-name="T93"> </text:span><text:span text:style-name="T88">3:</text:span><text:span text:style-name="T95"> </text:span><text:span text:style-name="T88">Subscription</text:span><text:span text:style-name="T95"> </text:span><text:span text:style-name="T88">Plan</text:span><text:span text:style-name="T95"> </text:span><text:span text:style-name="T86">Selection</text:span></text:p>
                <text:list>
                  <text:list-item>
                    <text:p text:style-name="P427"><text:span text:style-name="T88">Given</text:span><text:span text:style-name="T93"> </text:span><text:span text:style-name="T89">I</text:span><text:span text:style-name="T109"> </text:span><text:span text:style-name="T89">am</text:span><text:span text:style-name="T90"> </text:span><text:span text:style-name="T89">on</text:span><text:span text:style-name="T90"> </text:span><text:span text:style-name="T89">the</text:span><text:span text:style-name="T101"> </text:span><text:span text:style-name="T89">subscription</text:span><text:span text:style-name="T90"> </text:span><text:span text:style-name="T89">plan</text:span><text:span text:style-name="T90"> </text:span><text:span text:style-name="T89">selection</text:span><text:span text:style-name="T90"> </text:span><text:span text:style-name="T89">screen, #</text:span><text:span text:style-name="T88">When </text:span><text:span text:style-name="T89">the screen loads,</text:span></text:p>
                  </text:list-item>
                </text:list>
              </text:list-item>
            </text:list>
            <text:p text:style-name="P250"><text:span text:style-name="T89">#</text:span><text:span text:style-name="T88">Then</text:span><text:span text:style-name="T86"> </text:span><text:span text:style-name="T89">I</text:span><text:span text:style-name="T110"> </text:span><text:span text:style-name="T89">should</text:span><text:span text:style-name="T96"> </text:span><text:span text:style-name="T89">see</text:span><text:span text:style-name="T92"> </text:span><text:span text:style-name="T89">the</text:span><text:span text:style-name="T96"> </text:span><text:span text:style-name="T89">title</text:span><text:span text:style-name="T92"> </text:span><text:span text:style-name="T89">"Select</text:span><text:span text:style-name="T96"> </text:span><text:span text:style-name="T89">Subscription</text:span><text:span text:style-name="T96"> </text:span><text:span text:style-name="T89">Plan"</text:span><text:span text:style-name="T92"> </text:span><text:span text:style-name="T89">and</text:span><text:span text:style-name="T96"> </text:span><text:span text:style-name="T89">three</text:span><text:span text:style-name="T92"> </text:span><text:span text:style-name="T89">plans </text:span><text:span text:style-name="T87">options</text:span></text:p>
            <text:list xml:id="list124224562658802" text:continue-numbering="true" text:style-name="WWNum18">
              <text:list-item>
                <text:list>
                  <text:list-item>
                    <text:list>
                      <text:list-item>
                        <text:p text:style-name="P392"><text:span text:style-name="T87">Bronze</text:span></text:p>
                      </text:list-item>
                      <text:list-item>
                        <text:p text:style-name="P392"><text:span text:style-name="T87">Silver</text:span></text:p>
                      </text:list-item>
                      <text:list-item>
                        <text:p text:style-name="P392"><text:span text:style-name="T92">Gold</text:span></text:p>
                      </text:list-item>
                    </text:list>
                  </text:list-item>
                  <text:list-item>
                    <text:p text:style-name="P412"><text:span text:style-name="T89">Client</text:span><text:span text:style-name="T97"> </text:span><text:span text:style-name="T89">will</text:span><text:span text:style-name="T87"> </text:span><text:span text:style-name="T89">provide</text:span><text:span text:style-name="T97"> </text:span><text:span text:style-name="T89">the</text:span><text:span text:style-name="T87"> </text:span><text:span text:style-name="T89">details</text:span><text:span text:style-name="T87"> </text:span><text:span text:style-name="T89">for</text:span><text:span text:style-name="T87"> </text:span><text:span text:style-name="T89">all</text:span><text:span text:style-name="T97"> </text:span><text:span text:style-name="T87">plans.</text:span></text:p>
                  </text:list-item>
                  <text:list-item>
                    <text:p text:style-name="P461"><text:span text:style-name="T88">When </text:span><text:span text:style-name="T89">I</text:span><text:span text:style-name="T92"> </text:span><text:span text:style-name="T89">tap</text:span><text:span text:style-name="T97"> </text:span><text:span text:style-name="T89">the</text:span><text:span text:style-name="T97"> </text:span><text:span text:style-name="T89">"Choose"</text:span><text:span text:style-name="T106"> </text:span><text:span text:style-name="T89">button</text:span><text:span text:style-name="T97"> </text:span><text:span text:style-name="T89">on a</text:span><text:span text:style-name="T97"> </text:span><text:span text:style-name="T87">plan,</text:span></text:p>
                  </text:list-item>
                </text:list>
              </text:list-item>
            </text:list>
            <text:p text:style-name="P247"><text:span text:style-name="T89">#</text:span><text:span text:style-name="T88">Then</text:span><text:span text:style-name="T86"> </text:span><text:span text:style-name="T89">my</text:span><text:span text:style-name="T96"> </text:span><text:span text:style-name="T89">account</text:span><text:span text:style-name="T96"> </text:span><text:span text:style-name="T89">should</text:span><text:span text:style-name="T96"> </text:span><text:span text:style-name="T89">be</text:span><text:span text:style-name="T96"> </text:span><text:span text:style-name="T89">created</text:span><text:span text:style-name="T96"> </text:span><text:span text:style-name="T89">with</text:span><text:span text:style-name="T96"> </text:span><text:span text:style-name="T89">the</text:span><text:span text:style-name="T96"> </text:span><text:span text:style-name="T89">selected</text:span><text:span text:style-name="T96"> </text:span><text:span text:style-name="T89">plan,</text:span><text:span text:style-name="T96"> </text:span><text:span text:style-name="T89">and</text:span><text:span text:style-name="T97"> </text:span><text:span text:style-name="T89">I</text:span><text:span text:style-name="T110"> </text:span><text:span text:style-name="T89">should</text:span><text:span text:style-name="T96"> </text:span><text:span text:style-name="T89">be taken to the main app screen.</text:span></text:p>
            <text:list xml:id="list124223002245584" text:continue-numbering="true" text:style-name="WWNum18">
              <text:list-item>
                <text:list>
                  <text:list-item>
                    <text:p text:style-name="P428"><text:span text:style-name="T88">When </text:span><text:span text:style-name="T89">I tap the back arrow on any screen, #</text:span><text:span text:style-name="T88">Then</text:span><text:span text:style-name="T93"> </text:span><text:span text:style-name="T89">I</text:span><text:span text:style-name="T109"> </text:span><text:span text:style-name="T89">should</text:span><text:span text:style-name="T90"> </text:span><text:span text:style-name="T89">be</text:span><text:span text:style-name="T101"> </text:span><text:span text:style-name="T89">taken</text:span><text:span text:style-name="T96"> </text:span><text:span text:style-name="T89">to</text:span><text:span text:style-name="T90"> </text:span><text:span text:style-name="T89">the</text:span><text:span text:style-name="T101"> </text:span><text:span text:style-name="T89">previous</text:span><text:span text:style-name="T90"> </text:span><text:span text:style-name="T89">screen.</text:span></text:p>
                  </text:list-item>
                  <text:list-item>
                    <text:p text:style-name="P464"><text:span text:style-name="T89">User will have also the skip option if they don’t want to select plan. If user tap on skip button, then popup will be asked “The free Bronze membership has</text:span><text:span text:style-name="T90"> </text:span><text:span text:style-name="T89">been</text:span><text:span text:style-name="T92"> </text:span><text:span text:style-name="T89">selected</text:span><text:span text:style-name="T92"> </text:span><text:span text:style-name="T89">by</text:span><text:span text:style-name="T92"> </text:span><text:span text:style-name="T89">default”.</text:span><text:span text:style-name="T92"> </text:span><text:span text:style-name="T89">User</text:span><text:span text:style-name="T92"> </text:span><text:span text:style-name="T89">will</text:span><text:span text:style-name="T92"> </text:span><text:span text:style-name="T89">have</text:span><text:span text:style-name="T101"> </text:span><text:span text:style-name="T89">the</text:span><text:span text:style-name="T96"> </text:span><text:span text:style-name="T89">features</text:span><text:span text:style-name="T87"> </text:span><text:span text:style-name="T89">accessible</text:span><text:span text:style-name="T92"> </text:span><text:span text:style-name="T89">for</text:span><text:span text:style-name="T92"> </text:span><text:span text:style-name="T89">free Bronze plan.</text:span></text:p>
                  </text:list-item>
                </text:list>
              </text:list-item>
              <text:list-item>
                <text:p text:style-name="P467"><text:span text:style-name="T89">Plan</text:span><text:span text:style-name="T87"> </text:span><text:span text:style-name="T89">features</text:span><text:span text:style-name="T103"> </text:span><text:span text:style-name="T89">and</text:span><text:span text:style-name="T97"> </text:span><text:span text:style-name="T89">price</text:span><text:span text:style-name="T87"> </text:span><text:span text:style-name="T89">will</text:span><text:span text:style-name="T97"> </text:span><text:span text:style-name="T89">be</text:span><text:span text:style-name="T97"> </text:span><text:span text:style-name="T89">set</text:span><text:span text:style-name="T97"> </text:span><text:span text:style-name="T89">later</text:span><text:span text:style-name="T96"> </text:span><text:span text:style-name="T90">on</text:span></text:p>
              </text:list-item>
            </text:list>
          </table:table-cell>
        </table:table-row>
        <table:table-row table:style-name="Table30.2">
          <table:table-cell table:style-name="Table30.A2" office:value-type="string">
            <text:p text:style-name="P436"/>
          </table:table-cell>
        </table:table-row>
      </table:table>
      <text:p text:style-name="P438"/>
      <table:table table:name="Table31" table:style-name="Table31">
        <table:table-column table:style-name="Table31.A"/>
        <table:table-row table:style-name="Table31.1">
          <table:table-cell table:style-name="Table31.A1" office:value-type="string">
            <text:p text:style-name="P236"><text:span text:style-name="T37">[DDVXY-29]</text:span><text:span text:style-name="T42"> </text:span><text:a xlink:type="simple" xlink:href="https://hyperlinkinfosystem.atlassian.net/browse/DDVXY-29" text:style-name="Default_20_Style" text:visited-style-name="Default_20_Style"><text:span text:style-name="T45">Home</text:span></text:a><text:a xlink:type="simple" xlink:href="https://hyperlinkinfosystem.atlassian.net/browse/DDVXY-29" text:style-name="Default_20_Style" text:visited-style-name="Default_20_Style"><text:span text:style-name="T53"> </text:span></text:a><text:a xlink:type="simple" xlink:href="https://hyperlinkinfosystem.atlassian.net/browse/DDVXY-29" text:style-name="Default_20_Style" text:visited-style-name="Default_20_Style"><text:span text:style-name="T45">page</text:span></text:a><text:span text:style-name="T47"> </text:span><text:span text:style-name="T70">Created:</text:span><text:span text:style-name="T71"> </text:span><text:span text:style-name="T70">03/Jun/25</text:span><text:span text:style-name="T78"> </text:span><text:span text:style-name="T70">Updated:</text:span><text:span text:style-name="T79"> </text:span><text:span text:style-name="T74">03/Jun/25</text:span></text:p>
          </table:table-cell>
        </table:table-row>
      </table:table>
      <text:p text:style-name="P511"/>
      <table:table table:name="Table32" table:style-name="Table32">
        <table:table-column table:style-name="Table32.A"/>
        <table:table-column table:style-name="Table32.B"/>
        <table:table-column table:style-name="Table32.A"/>
        <table:table-column table:style-name="Table32.D"/>
        <table:table-row table:style-name="Table32.1">
          <table:table-cell table:style-name="Table32.A1" office:value-type="string">
            <text:p text:style-name="P223"><text:span text:style-name="T86">Type:</text:span></text:p>
          </table:table-cell>
          <table:table-cell table:style-name="Table32.B1" office:value-type="string">
            <text:p text:style-name="P224"><text:span text:style-name="T87">Story</text:span></text:p>
          </table:table-cell>
          <table:table-cell table:style-name="Table32.A1" office:value-type="string">
            <text:p text:style-name="P224"><text:span text:style-name="T86">Priority:</text:span></text:p>
          </table:table-cell>
          <table:table-cell table:style-name="Table32.D1" office:value-type="string">
            <text:p text:style-name="P224"><text:span text:style-name="T90">Low</text:span></text:p>
          </table:table-cell>
        </table:table-row>
        <table:table-row table:style-name="Table32.2">
          <table:table-cell table:style-name="Table32.A1" office:value-type="string">
            <text:p text:style-name="P223"><text:span text:style-name="T86">Reporter:</text:span></text:p>
          </table:table-cell>
          <table:table-cell table:style-name="Table32.B2" office:value-type="string">
            <text:p text:style-name="P224"><text:a xlink:type="simple" xlink:href="https://hyperlinkinfosystem.atlassian.net/secure/ViewProfile.jspa?accountId=63d3e8edf6e1b543161782b5" text:style-name="Default_20_Style" text:visited-style-name="Default_20_Style"><text:span text:style-name="T63">Nisar</text:span></text:a></text:p>
          </table:table-cell>
          <table:table-cell table:style-name="Table32.A1" office:value-type="string">
            <text:p text:style-name="P224"><text:span text:style-name="T86">Assignee:</text:span></text:p>
          </table:table-cell>
          <table:table-cell table:style-name="Table32.D2" office:value-type="string">
            <text:p text:style-name="P224"><text:a xlink:type="simple" xlink:href="https://hyperlinkinfosystem.atlassian.net/secure/ViewProfile.jspa?accountId=557058%3A764d24a5-a66b-4b87-a822-e94689ba6ac1" text:style-name="Default_20_Style" text:visited-style-name="Default_20_Style"><text:span text:style-name="T64">Deep</text:span></text:a><text:a xlink:type="simple" xlink:href="https://hyperlinkinfosystem.atlassian.net/secure/ViewProfile.jspa?accountId=557058%3A764d24a5-a66b-4b87-a822-e94689ba6ac1" text:style-name="Default_20_Style" text:visited-style-name="Default_20_Style"><text:span text:style-name="T65"> </text:span></text:a><text:a xlink:type="simple" xlink:href="https://hyperlinkinfosystem.atlassian.net/secure/ViewProfile.jspa?accountId=557058%3A764d24a5-a66b-4b87-a822-e94689ba6ac1" text:style-name="Default_20_Style" text:visited-style-name="Default_20_Style"><text:span text:style-name="T63">Gopani</text:span></text:a></text:p>
          </table:table-cell>
        </table:table-row>
        <table:table-row table:style-name="Table32.1">
          <table:table-cell table:style-name="Table32.A1" office:value-type="string">
            <text:p text:style-name="P227"><text:span text:style-name="T86">Resolution:</text:span></text:p>
          </table:table-cell>
          <table:table-cell table:style-name="Table32.B3" office:value-type="string">
            <text:p text:style-name="P225"><text:span text:style-name="T87">Unresolved</text:span></text:p>
          </table:table-cell>
          <table:table-cell table:style-name="Table32.A1" office:value-type="string">
            <text:p text:style-name="P225"><text:span text:style-name="T86">Votes:</text:span></text:p>
          </table:table-cell>
          <table:table-cell table:style-name="Table32.D3" office:value-type="string">
            <text:p text:style-name="P225"><text:span text:style-name="T94">0</text:span></text:p>
          </table:table-cell>
        </table:table-row>
        <table:table-row table:style-name="Table32.4">
          <table:table-cell table:style-name="Table32.A1" office:value-type="string">
            <text:p text:style-name="P223"><text:span text:style-name="T86">Labels:</text:span></text:p>
          </table:table-cell>
          <table:table-cell table:style-name="Table32.B4" table:number-columns-spanned="3" office:value-type="string">
            <text:p text:style-name="P224"><text:span text:style-name="T92">None</text:span></text:p>
          </table:table-cell>
          <table:covered-table-cell/>
          <table:covered-table-cell/>
        </table:table-row>
        <table:table-row table:style-name="Table32.5">
          <table:table-cell table:style-name="Table32.A1" office:value-type="string">
            <text:p text:style-name="P223"><text:span text:style-name="T86">Remaining Estimate:</text:span></text:p>
          </table:table-cell>
          <table:table-cell table:style-name="Table32.B5" table:number-columns-spanned="3" office:value-type="string">
            <text:p text:style-name="P224"><text:span text:style-name="T89">Not </text:span><text:span text:style-name="T87">Specified</text:span></text:p>
          </table:table-cell>
          <table:covered-table-cell/>
          <table:covered-table-cell/>
        </table:table-row>
        <table:table-row table:style-name="Table32.1">
          <table:table-cell table:style-name="Table32.A1" office:value-type="string">
            <text:p text:style-name="P223"><text:span text:style-name="T88">Time</text:span><text:span text:style-name="T86"> Spent:</text:span></text:p>
          </table:table-cell>
          <table:table-cell table:style-name="Table32.B6" table:number-columns-spanned="3" office:value-type="string">
            <text:p text:style-name="P224"><text:span text:style-name="T89">Not </text:span><text:span text:style-name="T87">Specified</text:span></text:p>
          </table:table-cell>
          <table:covered-table-cell/>
          <table:covered-table-cell/>
        </table:table-row>
        <table:table-row table:style-name="Table32.7">
          <table:table-cell table:style-name="Table32.A1" office:value-type="string">
            <text:p text:style-name="P228"><text:span text:style-name="T86">Original estimate:</text:span></text:p>
          </table:table-cell>
          <table:table-cell table:style-name="Table32.B7" table:number-columns-spanned="3" office:value-type="string">
            <text:p text:style-name="P224"><text:span text:style-name="T89">Not </text:span><text:span text:style-name="T87">Specified</text:span></text:p>
          </table:table-cell>
          <table:covered-table-cell/>
          <table:covered-table-cell/>
        </table:table-row>
      </table:table>
      <text:p text:style-name="P509"/>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table:number-rows-spanned="4" office:value-type="string">
            <text:p text:style-name="P223"><text:span text:style-name="T88">Issue</text:span><text:span text:style-name="T95"> </text:span><text:span text:style-name="T86">links:</text:span></text:p>
          </table:table-cell>
          <table:table-cell table:style-name="Table33.B1" table:number-columns-spanned="3" office:value-type="string">
            <text:p text:style-name="P229"><text:span text:style-name="T88">Part</text:span><text:span text:style-name="T86"> </text:span><text:span text:style-name="T91">of</text:span></text:p>
          </table:table-cell>
          <table:covered-table-cell/>
          <table:covered-table-cell/>
        </table:table-row>
        <table:table-row table:style-name="Table33.2">
          <table:covered-table-cell table:style-name="Table33.A2"/>
          <table:table-cell table:style-name="Table33.B2" office:value-type="string">
            <text:p text:style-name="P251"><text:span text:style-name="T89">Part</text:span><text:span text:style-name="T97"> </text:span><text:span text:style-name="T90">of</text:span><text:span text:style-name="T89"><text:tab/></text:span><text:a xlink:type="simple" xlink:href="https://hyperlinkinfosystem.atlassian.net/browse/DDVXY-30" text:style-name="Default_20_Style" text:visited-style-name="Default_20_Style"><text:span text:style-name="T63">DDVXY-</text:span></text:a><text:a xlink:type="simple" xlink:href="https://hyperlinkinfosystem.atlassian.net/browse/DDVXY-30" text:style-name="Default_20_Style" text:visited-style-name="Default_20_Style"><text:span text:style-name="T65">30</text:span></text:a></text:p>
          </table:table-cell>
          <table:table-cell table:style-name="Table33.C2" office:value-type="string">
            <text:p text:style-name="P253"><text:span text:style-name="T89">Backend</text:span><text:span text:style-name="T87"> </text:span><text:span text:style-name="T89">Task</text:span><text:span text:style-name="T106"> </text:span><text:span text:style-name="T89">-</text:span><text:span text:style-name="T87"> </text:span><text:span text:style-name="T89">Home</text:span><text:span text:style-name="T87"> </text:span><text:span text:style-name="T92">page</text:span></text:p>
          </table:table-cell>
          <table:table-cell table:style-name="Table33.D2" office:value-type="string">
            <text:p text:style-name="P343"><text:span text:style-name="T89">To </text:span><text:span text:style-name="T90">Do</text:span></text:p>
          </table:table-cell>
        </table:table-row>
        <table:table-row table:style-name="Table33.3">
          <table:covered-table-cell table:style-name="Table33.A2"/>
          <table:table-cell table:style-name="Table33.B3" office:value-type="string">
            <text:p text:style-name="P252"><text:span text:style-name="T89">Part</text:span><text:span text:style-name="T97"> </text:span><text:span text:style-name="T90">of</text:span><text:span text:style-name="T89"><text:tab/></text:span><text:a xlink:type="simple" xlink:href="https://hyperlinkinfosystem.atlassian.net/browse/DDVXY-31" text:style-name="Default_20_Style" text:visited-style-name="Default_20_Style"><text:span text:style-name="T63">DDVXY-</text:span></text:a><text:a xlink:type="simple" xlink:href="https://hyperlinkinfosystem.atlassian.net/browse/DDVXY-31" text:style-name="Default_20_Style" text:visited-style-name="Default_20_Style"><text:span text:style-name="T65">31</text:span></text:a></text:p>
          </table:table-cell>
          <table:table-cell table:style-name="Table33.C3" office:value-type="string">
            <text:p text:style-name="P254"><text:span text:style-name="T89">Frontend</text:span><text:span text:style-name="T96"> </text:span><text:span text:style-name="T89">Task</text:span><text:span text:style-name="T87"> </text:span><text:span text:style-name="T89">-</text:span><text:span text:style-name="T97"> </text:span><text:span text:style-name="T89">Home</text:span><text:span text:style-name="T87"> </text:span><text:span text:style-name="T92">page</text:span></text:p>
          </table:table-cell>
          <table:table-cell table:style-name="Table33.D3" office:value-type="string">
            <text:p text:style-name="P344"><text:span text:style-name="T89">To </text:span><text:span text:style-name="T90">Do</text:span></text:p>
          </table:table-cell>
        </table:table-row>
        <table:table-row table:style-name="Table33.4">
          <table:covered-table-cell table:style-name="Table33.A2"/>
          <table:table-cell table:style-name="Table33.B4" office:value-type="string">
            <text:p text:style-name="P252"><text:span text:style-name="T89">Part</text:span><text:span text:style-name="T97"> </text:span><text:span text:style-name="T90">of</text:span><text:span text:style-name="T89"><text:tab/></text:span><text:a xlink:type="simple" xlink:href="https://hyperlinkinfosystem.atlassian.net/browse/DDVXY-32" text:style-name="Default_20_Style" text:visited-style-name="Default_20_Style"><text:span text:style-name="T63">DDVXY-</text:span></text:a><text:a xlink:type="simple" xlink:href="https://hyperlinkinfosystem.atlassian.net/browse/DDVXY-32" text:style-name="Default_20_Style" text:visited-style-name="Default_20_Style"><text:span text:style-name="T65">32</text:span></text:a></text:p>
          </table:table-cell>
          <table:table-cell table:style-name="Table33.C4" office:value-type="string">
            <text:p text:style-name="P254"><text:span text:style-name="T89">Prototype</text:span><text:span text:style-name="T92"> </text:span><text:span text:style-name="T89">Task -</text:span><text:span text:style-name="T87"> </text:span><text:span text:style-name="T89">Home</text:span><text:span text:style-name="T97"> </text:span><text:span text:style-name="T92">page</text:span></text:p>
          </table:table-cell>
          <table:table-cell table:style-name="Table33.D4" office:value-type="string">
            <text:p text:style-name="P344"><text:span text:style-name="T89">To </text:span><text:span text:style-name="T90">Do</text:span></text:p>
          </table:table-cell>
        </table:table-row>
        <table:table-row table:style-name="Table33.5">
          <table:table-cell table:style-name="Table33.A1" office:value-type="string">
            <text:p text:style-name="P234"><text:span text:style-name="T88">Automatic</text:span><text:span text:style-name="T99"> </text:span><text:span text:style-name="T88">Task </text:span><text:span text:style-name="T86">Creation:</text:span></text:p>
          </table:table-cell>
          <table:table-cell table:style-name="Table33.B5" table:number-columns-spanned="3" office:value-type="string">
            <text:p text:style-name="P235"><text:span text:style-name="T89">Backend</text:span><text:span text:style-name="T96"> </text:span><text:span text:style-name="T89">Task, Frontend Task,</text:span><text:span text:style-name="T87"> </text:span><text:span text:style-name="T89">Prototype</text:span><text:span text:style-name="T96"> </text:span><text:span text:style-name="T92">Task</text:span></text:p>
          </table:table-cell>
          <table:covered-table-cell/>
          <table:covered-table-cell/>
        </table:table-row>
      </table:table>
      <text:p text:style-name="P512"><draw:custom-shape text:anchor-type="char" draw:z-index="58" draw:name="Textbox 73"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13" draw:name="Textbox 74" draw:style-name="gr64" draw:text-style-name="P744" svg:width="15.876cm" svg:height="9.192cm"><text:p text:style-name="P546"><text:span text:style-name="T133">I</text:span><text:span text:style-name="T136"> </text:span><text:span text:style-name="T133">want</text:span><text:span text:style-name="T139"> </text:span>to view<text:span text:style-name="T138"> </text:span>a<text:span text:style-name="T141"> </text:span>list of available offers<text:span text:style-name="T135"> </text:span>on the<text:span text:style-name="T138"> </text:span>home <text:span text:style-name="T135">screen,</text:span></text:p><text:p text:style-name="P664"><text:span text:style-name="T133">So</text:span><text:span text:style-name="T139"> </text:span><text:span text:style-name="T133">that</text:span><text:span text:style-name="T136"> </text:span>I<text:span text:style-name="T135"> </text:span>can<text:span text:style-name="T138"> </text:span>browse<text:span text:style-name="T138"> </text:span>and<text:span text:style-name="T138"> </text:span>redeem<text:span text:style-name="T138"> </text:span>deals<text:span text:style-name="T135"> </text:span>that<text:span text:style-name="T138"> </text:span>interest <text:span text:style-name="T145">me.</text:span></text:p><text:p text:style-name="P3"><text:span text:style-name="T88">Acceptance</text:span><text:span text:style-name="T93"> </text:span><text:span text:style-name="T86">Criteria:</text:span></text:p><text:list xml:id="list298124434" text:style-name="WWNum19"><text:list-item><text:p text:style-name="P15"><text:span text:style-name="T88">Header</text:span><text:span text:style-name="T86"> Section:</text:span></text:p><text:list><text:list-item><text:p text:style-name="P570"><text:span text:style-name="T133">Given </text:span>I<text:span text:style-name="T147"> </text:span>am logged into the<text:span text:style-name="T138"> </text:span><text:span text:style-name="T147">app,</text:span></text:p></text:list-item></text:list></text:list-item></text:list><text:p text:style-name="P651"><text:span text:style-name="T133">When </text:span>I<text:span text:style-name="T147"> </text:span>am<text:span text:style-name="T138"> </text:span>on the<text:span text:style-name="T135"> </text:span>home<text:span text:style-name="T143"> </text:span><text:span text:style-name="T135">screen,</text:span></text:p><text:p text:style-name="P669"><text:span text:style-name="T133">Then </text:span>I should see the app logo "R+" at the top left, a subscription status (e.g.,<text:span text:style-name="T147"> </text:span>"Bronze<text:span text:style-name="T145"> </text:span>Membership")<text:span text:style-name="T147"> </text:span>with<text:span text:style-name="T147"> </text:span>remaining<text:span text:style-name="T147"> </text:span>offers<text:span text:style-name="T145"> </text:span>(e.g.,<text:span text:style-name="T147"> </text:span>"13<text:span text:style-name="T147"> </text:span>:<text:span text:style-name="T147"> </text:span>37<text:span text:style-name="T147"> </text:span>Left"),<text:span text:style-name="T147"> </text:span>and a map icon at the top right.</text:p><text:list xml:id="list124223055095901" text:continue-numbering="true" text:style-name="WWNum19"><text:list-item><text:p text:style-name="P16"><text:span text:style-name="T86">Search:</text:span></text:p><text:list><text:list-item><text:p text:style-name="P574">I<text:span text:style-name="T147"> </text:span>can<text:span text:style-name="T141"> </text:span>search<text:span text:style-name="T138"> </text:span>any<text:span text:style-name="T141"> </text:span>offer and<text:span text:style-name="T141"> </text:span>user<text:span text:style-name="T147"> </text:span>by<text:span text:style-name="T141"> </text:span>entering<text:span text:style-name="T141"> </text:span>text<text:span text:style-name="T141"> </text:span>into<text:span text:style-name="T141"> </text:span>search<text:span text:style-name="T141"> </text:span>bar,<text:span text:style-name="T141"> </text:span>also<text:span text:style-name="T141"> </text:span>it<text:span text:style-name="T141"> </text:span>take user to search screen.</text:p></text:list-item><text:list-item><text:p text:style-name="P575">When<text:span text:style-name="T143"> </text:span>I<text:span text:style-name="T147"> </text:span>tap on<text:span text:style-name="T138"> </text:span>map button, I<text:span text:style-name="T138"> </text:span>will<text:span text:style-name="T138"> </text:span>navigate<text:span text:style-name="T138"> </text:span>to map<text:span text:style-name="T153"> </text:span><text:span text:style-name="T135">screen.</text:span></text:p></text:list-item></text:list></text:list-item><text:list-item><text:p text:style-name="P16"><text:span text:style-name="T86">CategoryTabs:</text:span></text:p><text:list><text:list-item><text:p text:style-name="P570"><text:span text:style-name="T133">Given </text:span>I<text:span text:style-name="T147"> </text:span>am on<text:span text:style-name="T138"> </text:span>the<text:span text:style-name="T138"> </text:span>home<text:span text:style-name="T143"> </text:span><text:span text:style-name="T135">screen,</text:span></text:p></text:list-item></text:list></text:list-item></text:list><text:p text:style-name="P25"><text:span text:style-name="T88">When </text:span><text:span text:style-name="T89">I</text:span><text:span text:style-name="T90"> </text:span><text:span text:style-name="T89">view</text:span><text:span text:style-name="T87"> </text:span><text:span text:style-name="T89">the</text:span><text:span text:style-name="T97"> </text:span><text:span text:style-name="T87">scre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6"/>
      <text:p text:style-name="P670"><draw:custom-shape text:anchor-type="char" draw:z-index="40" draw:name="Graphic 75" draw:style-name="gr31" draw:text-style-name="P741" svg:width="15.9cm" svg:height="24.016cm" svg:x="2.554cm" svg:y="2.54cm"><text:p/><draw:enhanced-geometry draw:mirror-horizontal="false" draw:mirror-vertical="false" drawooo:sub-view-size="5723890 8645525 5723890 8645525" draw:text-areas="0 0 ?f0 ?f1" svg:viewBox="0 0 0 0" draw:type="ooxml-non-primitive" draw:enhanced-path="M 5714365 0 L 9144 0 0 0 0 9093 0 8636203 0 8645347 9144 8645347 5714365 8645347 5714365 8636203 9144 8636203 9144 9144 5714365 9144 5714365 0 Z N M 5723585 0 L 5714441 0 5714441 9093 5714441 8636203 5714441 8645347 5723585 8645347 5723585 8636203 5723585 9144 5723585 0 Z N"><draw:equation draw:name="f0" draw:formula="logwidth"/><draw:equation draw:name="f1" draw:formula="logheight"/></draw:enhanced-geometry></draw:custom-shape><text:span text:style-name="T133">Then</text:span><text:span text:style-name="T136"> </text:span>I<text:span text:style-name="T151"> </text:span>should<text:span text:style-name="T141"> </text:span>see<text:span text:style-name="T147"> </text:span>category<text:span text:style-name="T147"> </text:span>tabs<text:span text:style-name="T147"> </text:span>below<text:span text:style-name="T147"> </text:span>the<text:span text:style-name="T141"> </text:span>header:<text:span text:style-name="T135"> </text:span>"RedeemPlus",<text:span text:style-name="T157"> </text:span>"Buy<text:span text:style-name="T141"> </text:span>1, Get 1 free", “Discount”, "Package", and "24H Deals".</text:p>
      <text:list xml:id="list3218261382" text:style-name="WWNum20">
        <text:list-item>
          <text:p text:style-name="P59"><text:span text:style-name="T89">When the user taps on a category, they will be taken directly to the offer page.</text:span><text:span text:style-name="T96"> </text:span><text:span text:style-name="T89">On</text:span><text:span text:style-name="T96"> </text:span><text:span text:style-name="T89">that</text:span><text:span text:style-name="T96"> </text:span><text:span text:style-name="T89">page,</text:span><text:span text:style-name="T96"> </text:span><text:span text:style-name="T89">the</text:span><text:span text:style-name="T96"> </text:span><text:span text:style-name="T89">selected</text:span><text:span text:style-name="T87"> </text:span><text:span text:style-name="T89">category</text:span><text:span text:style-name="T97"> </text:span><text:span text:style-name="T89">will</text:span><text:span text:style-name="T96"> </text:span><text:span text:style-name="T89">be</text:span><text:span text:style-name="T92"> </text:span><text:span text:style-name="T89">applied</text:span><text:span text:style-name="T96"> </text:span><text:span text:style-name="T89">as</text:span><text:span text:style-name="T92"> </text:span><text:span text:style-name="T89">the</text:span><text:span text:style-name="T96"> </text:span><text:span text:style-name="T89">default</text:span><text:span text:style-name="T96"> </text:span><text:span text:style-name="T89">filter.</text:span></text:p>
        </text:list-item>
        <text:list-item>
          <text:p text:style-name="P72"><text:span text:style-name="T89">User</text:span><text:span text:style-name="T87"> </text:span><text:span text:style-name="T89">can</text:span><text:span text:style-name="T97"> </text:span><text:span text:style-name="T89">also</text:span><text:span text:style-name="T97"> </text:span><text:span text:style-name="T89">change</text:span><text:span text:style-name="T87"> </text:span><text:span text:style-name="T89">the category</text:span><text:span text:style-name="T103"> </text:span><text:span text:style-name="T89">from</text:span><text:span text:style-name="T97"> </text:span><text:span text:style-name="T89">offer</text:span><text:span text:style-name="T97"> </text:span><text:span text:style-name="T92">page</text:span></text:p>
        </text:list-item>
      </text:list>
      <text:list xml:id="list1919726245" text:style-name="WWNum21">
        <text:list-item>
          <text:h text:style-name="P44" text:outline-level="2">Offer<text:span text:style-name="T145"> </text:span><text:span text:style-name="T135">Listings:</text:span></text:h>
          <text:list>
            <text:list-item>
              <text:p text:style-name="P74"><text:span text:style-name="T89">I</text:span><text:span text:style-name="T90"> </text:span><text:span text:style-name="T89">have</text:span><text:span text:style-name="T97"> </text:span><text:span text:style-name="T89">here</text:span><text:span text:style-name="T87"> </text:span><text:span text:style-name="T89">two</text:span><text:span text:style-name="T97"> </text:span><text:span text:style-name="T89">submenu</text:span><text:span text:style-name="T106"> </text:span><text:span text:style-name="T89">1) Nearby</text:span><text:span text:style-name="T97"> </text:span><text:span text:style-name="T89">and 2)</text:span><text:span text:style-name="T97"> </text:span><text:span text:style-name="T87">Subscribed.</text:span></text:p>
              <text:list>
                <text:list-item>
                  <text:p text:style-name="P78"><text:span text:style-name="T89">When I</text:span><text:span text:style-name="T92"> </text:span><text:span text:style-name="T89">tap</text:span><text:span text:style-name="T97"> </text:span><text:span text:style-name="T89">on</text:span><text:span text:style-name="T97"> </text:span><text:span text:style-name="T89">nearby,</text:span><text:span text:style-name="T97"> </text:span><text:span text:style-name="T89">it shows</text:span><text:span text:style-name="T97"> </text:span><text:span text:style-name="T89">my</text:span><text:span text:style-name="T97"> </text:span><text:span text:style-name="T89">nearby</text:span><text:span text:style-name="T97"> </text:span><text:span text:style-name="T87">offers.</text:span></text:p>
                </text:list-item>
                <text:list-item>
                  <text:p text:style-name="P90"><text:span text:style-name="T89">When</text:span><text:span text:style-name="T97"> </text:span><text:span text:style-name="T89">I</text:span><text:span text:style-name="T110"> </text:span><text:span text:style-name="T89">tap</text:span><text:span text:style-name="T96"> </text:span><text:span text:style-name="T89">on</text:span><text:span text:style-name="T96"> </text:span><text:span text:style-name="T89">subscribed,</text:span><text:span text:style-name="T96"> </text:span><text:span text:style-name="T89">it</text:span><text:span text:style-name="T96"> </text:span><text:span text:style-name="T89">shows</text:span><text:span text:style-name="T92"> </text:span><text:span text:style-name="T89">the</text:span><text:span text:style-name="T96"> </text:span><text:span text:style-name="T89">offers</text:span><text:span text:style-name="T92"> </text:span><text:span text:style-name="T89">whose</text:span><text:span text:style-name="T87"> </text:span><text:span text:style-name="T89">I</text:span><text:span text:style-name="T110"> </text:span><text:span text:style-name="T89">have </text:span><text:span text:style-name="T87">subscribed.</text:span></text:p>
                </text:list-item>
              </text:list>
            </text:list-item>
            <text:list-item>
              <text:p text:style-name="P61"><text:span text:style-name="T88">Given</text:span><text:span text:style-name="T86"> </text:span><text:span text:style-name="T89">I</text:span><text:span text:style-name="T110"> </text:span><text:span text:style-name="T89">am</text:span><text:span text:style-name="T96"> </text:span><text:span text:style-name="T89">on</text:span><text:span text:style-name="T96"> </text:span><text:span text:style-name="T89">the</text:span><text:span text:style-name="T92"> </text:span><text:span text:style-name="T89">home</text:span><text:span text:style-name="T87"> </text:span><text:span text:style-name="T89">screen,</text:span><text:span text:style-name="T96"> </text:span><text:span text:style-name="T88">When </text:span><text:span text:style-name="T89">I</text:span><text:span text:style-name="T110"> </text:span><text:span text:style-name="T89">scroll</text:span><text:span text:style-name="T96"> </text:span><text:span text:style-name="T89">through</text:span><text:span text:style-name="T96"> </text:span><text:span text:style-name="T89">the</text:span><text:span text:style-name="T96"> </text:span><text:span text:style-name="T89">screen,</text:span><text:span text:style-name="T87"> </text:span><text:span text:style-name="T88">Then</text:span><text:span text:style-name="T86"> </text:span><text:span text:style-name="T89">I should see a list of offers with the following details for each offer:</text:span></text:p>
              <text:list>
                <text:list-item>
                  <text:p text:style-name="P78"><text:span text:style-name="T89">A</text:span><text:span text:style-name="T97"> </text:span><text:span text:style-name="T89">thumbnail </text:span><text:span text:style-name="T87">image.</text:span></text:p>
                </text:list-item>
                <text:list-item>
                  <text:p text:style-name="P79"><text:span text:style-name="T89">The</text:span><text:span text:style-name="T96"> </text:span><text:span text:style-name="T89">provider</text:span><text:span text:style-name="T96"> </text:span><text:span text:style-name="T89">name</text:span><text:span text:style-name="T97"> </text:span><text:span text:style-name="T89">and</text:span><text:span text:style-name="T103"> </text:span><text:span text:style-name="T89">rating</text:span><text:span text:style-name="T97"> </text:span><text:span text:style-name="T89">(e.g.,</text:span><text:span text:style-name="T97"> </text:span><text:span text:style-name="T89">"Redeemplus •</text:span><text:span text:style-name="T97"> </text:span><text:span text:style-name="T87">4.8").</text:span></text:p>
                </text:list-item>
                <text:list-item>
                  <text:p text:style-name="P92"><text:span text:style-name="T89">A</text:span><text:span text:style-name="T96"> </text:span><text:span text:style-name="T89">"Subscribe"</text:span><text:span text:style-name="T87"> </text:span><text:span text:style-name="T89">label</text:span><text:span text:style-name="T87"> </text:span><text:span text:style-name="T89">if</text:span><text:span text:style-name="T97"> </text:span><text:span text:style-name="T87">applicable.</text:span></text:p>
                </text:list-item>
                <text:list-item>
                  <text:p text:style-name="P80"><text:span text:style-name="T89">The</text:span><text:span text:style-name="T96"> </text:span><text:span text:style-name="T89">offer</text:span><text:span text:style-name="T97"> </text:span><text:span text:style-name="T89">title</text:span><text:span text:style-name="T97"> </text:span><text:span text:style-name="T89">(e.g.,</text:span><text:span text:style-name="T97"> </text:span><text:span text:style-name="T89">"Buy</text:span><text:span text:style-name="T103"> </text:span><text:span text:style-name="T89">1, Get</text:span><text:span text:style-name="T97"> </text:span><text:span text:style-name="T89">1</text:span><text:span text:style-name="T97"> </text:span><text:span text:style-name="T89">Free Iced</text:span><text:span text:style-name="T97"> </text:span><text:span text:style-name="T89">Spanish </text:span><text:span text:style-name="T87">Latte").</text:span></text:p>
                </text:list-item>
                <text:list-item>
                  <text:p text:style-name="P95"><text:span text:style-name="T89">Offer</text:span><text:span text:style-name="T87"> </text:span><text:span text:style-name="T89">details</text:span><text:span text:style-name="T87"> </text:span><text:span text:style-name="T89">(e.g.,</text:span><text:span text:style-name="T97"> </text:span><text:span text:style-name="T89">"Available</text:span><text:span text:style-name="T97"> </text:span><text:span text:style-name="T89">on</text:span><text:span text:style-name="T97"> </text:span><text:span text:style-name="T89">any</text:span><text:span text:style-name="T87"> </text:span><text:span text:style-name="T89">Mall</text:span><text:span text:style-name="T97"> </text:span><text:span text:style-name="T89">of</text:span><text:span text:style-name="T97"> </text:span><text:span text:style-name="T89">Qatar</text:span><text:span text:style-name="T97"> </text:span><text:span text:style-name="T89">on</text:span><text:span text:style-name="T97"> </text:span><text:span text:style-name="T87">Friday").</text:span></text:p>
                </text:list-item>
                <text:list-item>
                  <text:p text:style-name="P80"><text:span text:style-name="T89">A</text:span><text:span text:style-name="T96"> </text:span><text:span text:style-name="T89">"Redeemable</text:span><text:span text:style-name="T87"> </text:span><text:span text:style-name="T89">in</text:span><text:span text:style-name="T97"> </text:span><text:span text:style-name="T89">Store Only"</text:span><text:span text:style-name="T87"> label.</text:span></text:p>
                </text:list-item>
                <text:list-item>
                  <text:p text:style-name="P82"><text:span text:style-name="T89">Delivery</text:span><text:span text:style-name="T96"> </text:span><text:span text:style-name="T89">availability</text:span><text:span text:style-name="T87"> </text:span><text:span text:style-name="T89">(e.g.,</text:span><text:span text:style-name="T87"> </text:span><text:span text:style-name="T89">"Delivery</text:span><text:span text:style-name="T87"> Available").</text:span></text:p>
                </text:list-item>
                <text:list-item>
                  <text:p text:style-name="P83"><text:span text:style-name="T89">Price</text:span><text:span text:style-name="T87"> </text:span><text:span text:style-name="T89">details</text:span><text:span text:style-name="T87"> </text:span><text:span text:style-name="T89">(e.g.,</text:span><text:span text:style-name="T97"> </text:span><text:span text:style-name="T89">"QR</text:span><text:span text:style-name="T97"> </text:span><text:span text:style-name="T89">32.50</text:span><text:span text:style-name="T97"> </text:span><text:span text:style-name="T89">QR</text:span><text:span text:style-name="T97"> </text:span><text:span text:style-name="T87">45.00").</text:span></text:p>
                </text:list-item>
                <text:list-item>
                  <text:p text:style-name="P81"><text:span text:style-name="T89">A</text:span><text:span text:style-name="T90"> </text:span><text:span text:style-name="T89">pink</text:span><text:span text:style-name="T97"> </text:span><text:span text:style-name="T89">"Redeem"</text:span><text:span text:style-name="T97"> </text:span><text:span text:style-name="T87">button.</text:span></text:p>
                </text:list-item>
                <text:list-item>
                  <text:p text:style-name="P96"><text:span text:style-name="T89">Save</text:span><text:span text:style-name="T90"> </text:span><text:span text:style-name="T89">button:</text:span><text:span text:style-name="T92"> </text:span><text:span text:style-name="T89">When</text:span><text:span text:style-name="T87"> </text:span><text:span text:style-name="T89">I</text:span><text:span text:style-name="T108"> </text:span><text:span text:style-name="T89">tap</text:span><text:span text:style-name="T96"> </text:span><text:span text:style-name="T89">on</text:span><text:span text:style-name="T92"> </text:span><text:span text:style-name="T89">save(Bookmark)</text:span><text:span text:style-name="T92"> </text:span><text:span text:style-name="T89">button,</text:span><text:span text:style-name="T92"> </text:span><text:span text:style-name="T89">offer</text:span><text:span text:style-name="T96"> </text:span><text:span text:style-name="T89">will</text:span><text:span text:style-name="T92"> </text:span><text:span text:style-name="T89">be saved in wishlist.</text:span></text:p>
                </text:list-item>
              </text:list>
            </text:list-item>
            <text:list-item>
              <text:p text:style-name="P62"><text:span text:style-name="T89">When</text:span><text:span text:style-name="T97"> </text:span><text:span text:style-name="T89">I</text:span><text:span text:style-name="T110"> </text:span><text:span text:style-name="T89">tap</text:span><text:span text:style-name="T96"> </text:span><text:span text:style-name="T89">on</text:span><text:span text:style-name="T96"> </text:span><text:span text:style-name="T89">three</text:span><text:span text:style-name="T92"> </text:span><text:span text:style-name="T89">dot</text:span><text:span text:style-name="T96"> </text:span><text:span text:style-name="T89">option</text:span><text:span text:style-name="T96"> </text:span><text:span text:style-name="T89">menu,</text:span><text:span text:style-name="T96"> </text:span><text:span text:style-name="T89">I</text:span><text:span text:style-name="T110"> </text:span><text:span text:style-name="T89">will</text:span><text:span text:style-name="T96"> </text:span><text:span text:style-name="T89">have</text:span><text:span text:style-name="T92"> </text:span><text:span text:style-name="T89">popup</text:span><text:span text:style-name="T96"> </text:span><text:span text:style-name="T89">screen</text:span><text:span text:style-name="T96"> </text:span><text:span text:style-name="T89">that</text:span><text:span text:style-name="T96"> </text:span><text:span text:style-name="T89">contains following options: (If I am business owner)</text:span></text:p>
              <text:list>
                <text:list-item>
                  <text:p text:style-name="P178"><text:span text:style-name="T89">Edit</text:span><text:span text:style-name="T87"> offer</text:span></text:p>
                </text:list-item>
                <text:list-item>
                  <text:p text:style-name="P79"><text:span text:style-name="T89">Delete</text:span><text:span text:style-name="T90"> </text:span><text:span text:style-name="T87">offer</text:span></text:p>
                </text:list-item>
                <text:list-item>
                  <text:p text:style-name="P92"><text:span text:style-name="T89">Share</text:span><text:span text:style-name="T90"> </text:span><text:span text:style-name="T87">offer</text:span></text:p>
                </text:list-item>
                <text:list-item>
                  <text:p text:style-name="P80"><text:span text:style-name="T89">List</text:span><text:span text:style-name="T96"> </text:span><text:span text:style-name="T89">in RedeemPlus</text:span><text:span text:style-name="T87"> </text:span><text:span text:style-name="T89">Store</text:span><text:span text:style-name="T92"> </text:span><text:span text:style-name="T89">-</text:span><text:span text:style-name="T97"> </text:span><text:span text:style-name="T90">$5</text:span></text:p>
                </text:list-item>
              </text:list>
            </text:list-item>
            <text:list-item>
              <text:p text:style-name="P62"><text:span text:style-name="T89">When</text:span><text:span text:style-name="T97"> </text:span><text:span text:style-name="T89">I</text:span><text:span text:style-name="T110"> </text:span><text:span text:style-name="T89">tap</text:span><text:span text:style-name="T96"> </text:span><text:span text:style-name="T89">on</text:span><text:span text:style-name="T96"> </text:span><text:span text:style-name="T89">three</text:span><text:span text:style-name="T92"> </text:span><text:span text:style-name="T89">dot</text:span><text:span text:style-name="T96"> </text:span><text:span text:style-name="T89">option</text:span><text:span text:style-name="T96"> </text:span><text:span text:style-name="T89">menu,</text:span><text:span text:style-name="T96"> </text:span><text:span text:style-name="T89">I</text:span><text:span text:style-name="T110"> </text:span><text:span text:style-name="T89">will</text:span><text:span text:style-name="T96"> </text:span><text:span text:style-name="T89">have</text:span><text:span text:style-name="T92"> </text:span><text:span text:style-name="T89">popup</text:span><text:span text:style-name="T96"> </text:span><text:span text:style-name="T89">screen</text:span><text:span text:style-name="T96"> </text:span><text:span text:style-name="T89">that</text:span><text:span text:style-name="T96"> </text:span><text:span text:style-name="T89">contains following options: (If I am customer owner)</text:span></text:p>
              <text:list>
                <text:list-item>
                  <text:p text:style-name="P78"><text:span text:style-name="T89">Share</text:span><text:span text:style-name="T90"> </text:span><text:span text:style-name="T87">offer</text:span></text:p>
                </text:list-item>
                <text:list-item>
                  <text:p text:style-name="P79"><text:span text:style-name="T87">Unsubscribe</text:span></text:p>
                </text:list-item>
                <text:list-item>
                  <text:p text:style-name="P92"><text:span text:style-name="T89">Report</text:span><text:span text:style-name="T96"> </text:span><text:span text:style-name="T89">this</text:span><text:span text:style-name="T97"> </text:span><text:span text:style-name="T92">offer</text:span></text:p>
                </text:list-item>
              </text:list>
            </text:list-item>
            <text:list-item>
              <text:p text:style-name="P74"><text:span text:style-name="T89">Example</text:span><text:span text:style-name="T90"> </text:span><text:span text:style-name="T89">offers</text:span><text:span text:style-name="T87"> </text:span><text:span text:style-name="T89">to</text:span><text:span text:style-name="T97"> </text:span><text:span text:style-name="T87">display:</text:span></text:p>
              <text:list>
                <text:list-item>
                  <text:p text:style-name="P78"><text:span text:style-name="T89">"Buy</text:span><text:span text:style-name="T87"> </text:span><text:span text:style-name="T89">1,</text:span><text:span text:style-name="T97"> </text:span><text:span text:style-name="T89">Get</text:span><text:span text:style-name="T87"> </text:span><text:span text:style-name="T89">1</text:span><text:span text:style-name="T97"> </text:span><text:span text:style-name="T89">Free</text:span><text:span text:style-name="T97"> </text:span><text:span text:style-name="T89">Iced</text:span><text:span text:style-name="T103"> </text:span><text:span text:style-name="T89">Spanish</text:span><text:span text:style-name="T87"> </text:span><text:span text:style-name="T89">Latte"</text:span><text:span text:style-name="T87"> </text:span><text:span text:style-name="T89">by</text:span><text:span text:style-name="T97"> </text:span><text:span text:style-name="T87">Redeemplus.</text:span></text:p>
                </text:list-item>
                <text:list-item>
                  <text:p text:style-name="P79"><text:span text:style-name="T89">"48%</text:span><text:span text:style-name="T96"> </text:span><text:span text:style-name="T89">Discount Nike Free</text:span><text:span text:style-name="T87"> </text:span><text:span text:style-name="T89">Metcon 6"</text:span><text:span text:style-name="T97"> </text:span><text:span text:style-name="T89">by </text:span><text:span text:style-name="T87">Nike.</text:span></text:p>
                </text:list-item>
                <text:list-item>
                  <text:p text:style-name="P92"><text:span text:style-name="T89">"Package</text:span><text:span text:style-name="T96"> </text:span><text:span text:style-name="T89">Deal</text:span><text:span text:style-name="T97"> </text:span><text:span text:style-name="T89">Nike Free Metcon</text:span><text:span text:style-name="T97"> </text:span><text:span text:style-name="T89">6"</text:span><text:span text:style-name="T87"> </text:span><text:span text:style-name="T89">by</text:span><text:span text:style-name="T97"> </text:span><text:span text:style-name="T89">Car</text:span><text:span text:style-name="T97"> </text:span><text:span text:style-name="T87">Rental.</text:span></text:p>
                </text:list-item>
                <text:list-item>
                  <text:p text:style-name="P80"><text:span text:style-name="T89">"24H</text:span><text:span text:style-name="T96"> </text:span><text:span text:style-name="T89">Deal</text:span><text:span text:style-name="T87"> </text:span><text:span text:style-name="T89">Seafood</text:span><text:span text:style-name="T87"> </text:span><text:span text:style-name="T89">Open Buffet"</text:span><text:span text:style-name="T97"> </text:span><text:span text:style-name="T89">by</text:span><text:span text:style-name="T87"> </text:span><text:span text:style-name="T89">Little</text:span><text:span text:style-name="T87"> Sailor.</text:span></text:p>
                </text:list-item>
              </text:list>
            </text:list-item>
          </text:list>
        </text:list-item>
        <text:list-item>
          <text:h text:style-name="P45" text:outline-level="2">Sponsored<text:span text:style-name="T141"> </text:span><text:span text:style-name="T135">Section:</text:span></text:h>
          <text:list>
            <text:list-item>
              <text:p text:style-name="P74"><text:span text:style-name="T88">Given </text:span><text:span text:style-name="T89">I</text:span><text:span text:style-name="T92"> </text:span><text:span text:style-name="T89">am on</text:span><text:span text:style-name="T97"> </text:span><text:span text:style-name="T89">the</text:span><text:span text:style-name="T97"> </text:span><text:span text:style-name="T89">home</text:span><text:span text:style-name="T103"> </text:span><text:span text:style-name="T87">screen,</text:span></text:p>
            </text:list-item>
          </text:list>
        </text:list-item>
      </text:list>
      <text:p text:style-name="P673"><text:span text:style-name="T133">When </text:span>I<text:span text:style-name="T147"> </text:span>scroll<text:span text:style-name="T138"> </text:span>to the<text:span text:style-name="T138"> </text:span>sponsored <text:span text:style-name="T135">section,</text:span></text:p>
      <text:p text:style-name="P671"><text:span text:style-name="T133">Then</text:span><text:span text:style-name="T136"> </text:span>I<text:span text:style-name="T152"> </text:span>should<text:span text:style-name="T141"> </text:span>see<text:span text:style-name="T147"> </text:span>a<text:span text:style-name="T147"> </text:span>"Sponsored"<text:span text:style-name="T147"> </text:span>label<text:span text:style-name="T141"> </text:span>followed<text:span text:style-name="T141"> </text:span>by<text:span text:style-name="T141"> </text:span>additional<text:span text:style-name="T141"> </text:span>offer<text:span text:style-name="T141"> </text:span>listings with the same format as above.</text:p>
      <text:list xml:id="list124223550131179" text:continue-numbering="true" text:style-name="WWNum21">
        <text:list-item>
          <text:list>
            <text:list-item>
              <text:p text:style-name="P63"><text:span text:style-name="T89">This</text:span><text:span text:style-name="T96"> </text:span><text:span text:style-name="T89">should</text:span><text:span text:style-name="T97"> </text:span><text:span text:style-name="T89">be</text:span><text:span text:style-name="T97"> </text:span><text:span text:style-name="T89">shown</text:span><text:span text:style-name="T87"> </text:span><text:span text:style-name="T89">after</text:span><text:span text:style-name="T97"> </text:span><text:span text:style-name="T89">5</text:span><text:span text:style-name="T97"> </text:span><text:span text:style-name="T89">offers</text:span><text:span text:style-name="T96"> </text:span><text:span text:style-name="T89">posted</text:span><text:span text:style-name="T97"> </text:span><text:span text:style-name="T89">by</text:span><text:span text:style-name="T97"> </text:span><text:span text:style-name="T87">users.</text:span></text:p>
            </text:list-item>
          </text:list>
        </text:list-item>
        <text:list-item>
          <text:h text:style-name="P44" text:outline-level="2"><text:span text:style-name="T135">Navigation:</text:span></text:h>
          <text:list>
            <text:list-item>
              <text:p text:style-name="P74"><text:span text:style-name="T88">Given </text:span><text:span text:style-name="T89">I</text:span><text:span text:style-name="T92"> </text:span><text:span text:style-name="T89">am on</text:span><text:span text:style-name="T97"> </text:span><text:span text:style-name="T89">the</text:span><text:span text:style-name="T97"> </text:span><text:span text:style-name="T89">home</text:span><text:span text:style-name="T103"> </text:span><text:span text:style-name="T87">screen,</text:span></text:p>
            </text:list-item>
          </text:list>
        </text:list-item>
      </text:list>
      <text:p text:style-name="P673"><text:span text:style-name="T133">When </text:span>I<text:span text:style-name="T147"> </text:span>tap the<text:span text:style-name="T138"> </text:span>"Redeem"<text:span text:style-name="T138"> </text:span>button on an <text:span text:style-name="T135">offer,</text:span></text:p>
      <text:p text:style-name="P673"><text:span text:style-name="T133">Then </text:span>I<text:span text:style-name="T145"> </text:span>should be<text:span text:style-name="T135"> </text:span>taken<text:span text:style-name="T138"> </text:span>to the<text:span text:style-name="T138"> </text:span>offer redemption <text:span text:style-name="T135">screen.</text:span></text:p>
      <table:table table:name="Table34" table:style-name="Table34">
        <table:table-column table:style-name="Table34.A"/>
        <table:table-row table:style-name="Table34.1">
          <table:table-cell table:style-name="Table34.A1" office:value-type="string">
            <text:list xml:id="list1308414605" text:style-name="WWNum22">
              <text:list-item>
                <text:p text:style-name="P388"><text:span text:style-name="T88">When</text:span><text:span text:style-name="T86"> </text:span><text:span text:style-name="T89">I</text:span><text:span text:style-name="T92"> </text:span><text:span text:style-name="T89">tap</text:span><text:span text:style-name="T97"> </text:span><text:span text:style-name="T89">the</text:span><text:span text:style-name="T97"> </text:span><text:span text:style-name="T89">map </text:span><text:span text:style-name="T92">icon,</text:span></text:p>
              </text:list-item>
            </text:list>
            <text:p text:style-name="P247"><text:span text:style-name="T88">Then</text:span><text:span text:style-name="T86"> </text:span><text:span text:style-name="T89">I</text:span><text:span text:style-name="T90"> </text:span><text:span text:style-name="T89">should be</text:span><text:span text:style-name="T87"> </text:span><text:span text:style-name="T89">taken</text:span><text:span text:style-name="T97"> </text:span><text:span text:style-name="T89">to a</text:span><text:span text:style-name="T87"> </text:span><text:span text:style-name="T89">map</text:span><text:span text:style-name="T97"> </text:span><text:span text:style-name="T89">view</text:span><text:span text:style-name="T97"> </text:span><text:span text:style-name="T89">showing</text:span><text:span text:style-name="T97"> </text:span><text:span text:style-name="T89">offer </text:span><text:span text:style-name="T87">locations.</text:span></text:p>
            <text:list xml:id="list124223831460278" text:continue-numbering="true" text:style-name="WWNum22">
              <text:list-item>
                <text:p text:style-name="P382"><text:span text:style-name="T88">When </text:span><text:span text:style-name="T89">I</text:span><text:span text:style-name="T92"> </text:span><text:span text:style-name="T89">tap a</text:span><text:span text:style-name="T97"> </text:span><text:span text:style-name="T89">filter</text:span><text:span text:style-name="T97"> </text:span><text:span text:style-name="T89">tab (e.g.,</text:span><text:span text:style-name="T97"> </text:span><text:span text:style-name="T89">"Buy 1,</text:span><text:span text:style-name="T97"> </text:span><text:span text:style-name="T89">Get </text:span><text:span text:style-name="T92">1"),</text:span></text:p>
              </text:list-item>
            </text:list>
            <text:p text:style-name="P247"><text:span text:style-name="T88">Then</text:span><text:span text:style-name="T95"> </text:span><text:span text:style-name="T89">the</text:span><text:span text:style-name="T97"> </text:span><text:span text:style-name="T89">offer</text:span><text:span text:style-name="T97"> </text:span><text:span text:style-name="T89">list</text:span><text:span text:style-name="T97"> </text:span><text:span text:style-name="T89">should</text:span><text:span text:style-name="T97"> </text:span><text:span text:style-name="T89">update</text:span><text:span text:style-name="T97"> </text:span><text:span text:style-name="T89">to</text:span><text:span text:style-name="T97"> </text:span><text:span text:style-name="T89">show</text:span><text:span text:style-name="T87"> </text:span><text:span text:style-name="T89">only</text:span><text:span text:style-name="T97"> </text:span><text:span text:style-name="T89">offers</text:span><text:span text:style-name="T97"> </text:span><text:span text:style-name="T89">matching</text:span><text:span text:style-name="T97"> </text:span><text:span text:style-name="T89">that</text:span><text:span text:style-name="T97"> </text:span><text:span text:style-name="T87">filter.</text:span></text:p>
            <text:list xml:id="list718128864" text:style-name="WWNum23">
              <text:list-item>
                <text:p text:style-name="P376"><text:span text:style-name="T88">Bottom</text:span><text:span text:style-name="T93"> </text:span><text:span text:style-name="T88">Navigation</text:span><text:span text:style-name="T98"> </text:span><text:span text:style-name="T93">Bar:</text:span></text:p>
                <text:list>
                  <text:list-item>
                    <text:p text:style-name="P383"><text:span text:style-name="T88">Given </text:span><text:span text:style-name="T89">I</text:span><text:span text:style-name="T92"> </text:span><text:span text:style-name="T89">am on</text:span><text:span text:style-name="T97"> </text:span><text:span text:style-name="T89">the</text:span><text:span text:style-name="T97"> </text:span><text:span text:style-name="T89">home</text:span><text:span text:style-name="T103"> </text:span><text:span text:style-name="T87">screen,</text:span></text:p>
                  </text:list-item>
                </text:list>
              </text:list-item>
            </text:list>
            <text:p text:style-name="P247"><text:span text:style-name="T88">When </text:span><text:span text:style-name="T89">I</text:span><text:span text:style-name="T90"> </text:span><text:span text:style-name="T89">view</text:span><text:span text:style-name="T97"> </text:span><text:span text:style-name="T89">the</text:span><text:span text:style-name="T87"> </text:span><text:span text:style-name="T89">bottom</text:span><text:span text:style-name="T97"> </text:span><text:span text:style-name="T89">navigation </text:span><text:span text:style-name="T92">bar,</text:span></text:p>
            <text:p text:style-name="P247"><text:span text:style-name="T88">Then</text:span><text:span text:style-name="T95"> </text:span><text:span text:style-name="T89">I</text:span><text:span text:style-name="T108"> </text:span><text:span text:style-name="T89">should</text:span><text:span text:style-name="T92"> </text:span><text:span text:style-name="T89">see</text:span><text:span text:style-name="T90"> </text:span><text:span text:style-name="T89">icons</text:span><text:span text:style-name="T90"> </text:span><text:span text:style-name="T89">for</text:span><text:span text:style-name="T92"> </text:span><text:span text:style-name="T89">"Home",</text:span><text:span text:style-name="T92"> </text:span><text:span text:style-name="T89">"Offers",</text:span><text:span text:style-name="T92"> </text:span><text:span text:style-name="T89">"Post",</text:span><text:span text:style-name="T92"> </text:span><text:span text:style-name="T89">"Notification",</text:span><text:span text:style-name="T92"> </text:span><text:span text:style-name="T89">and "You", with "Home" highlighted as the active tab.</text:span></text:p>
          </table:table-cell>
        </table:table-row>
        <table:table-row table:style-name="Table34.2">
          <table:table-cell table:style-name="Table34.A2" office:value-type="string">
            <text:p text:style-name="P436"/>
          </table:table-cell>
        </table:table-row>
      </table:table>
      <text:p text:style-name="P438"/>
      <table:table table:name="Table35" table:style-name="Table35">
        <table:table-column table:style-name="Table35.A"/>
        <table:table-row table:style-name="Table35.1">
          <table:table-cell table:style-name="Table35.A1" office:value-type="string">
            <text:p text:style-name="P236"><text:span text:style-name="T37">[DDVXY-33]</text:span><text:span text:style-name="T38"> </text:span><text:a xlink:type="simple" xlink:href="https://hyperlinkinfosystem.atlassian.net/browse/DDVXY-33" text:style-name="Default_20_Style" text:visited-style-name="Default_20_Style"><text:span text:style-name="T45">View</text:span></text:a><text:a xlink:type="simple" xlink:href="https://hyperlinkinfosystem.atlassian.net/browse/DDVXY-33" text:style-name="Default_20_Style" text:visited-style-name="Default_20_Style"><text:span text:style-name="T48"> </text:span></text:a><text:a xlink:type="simple" xlink:href="https://hyperlinkinfosystem.atlassian.net/browse/DDVXY-33" text:style-name="Default_20_Style" text:visited-style-name="Default_20_Style"><text:span text:style-name="T45">offer</text:span></text:a><text:a xlink:type="simple" xlink:href="https://hyperlinkinfosystem.atlassian.net/browse/DDVXY-33" text:style-name="Default_20_Style" text:visited-style-name="Default_20_Style"><text:span text:style-name="T48"> </text:span></text:a><text:a xlink:type="simple" xlink:href="https://hyperlinkinfosystem.atlassian.net/browse/DDVXY-33" text:style-name="Default_20_Style" text:visited-style-name="Default_20_Style"><text:span text:style-name="T45">detail</text:span></text:a><text:span text:style-name="T46"> </text:span><text:span text:style-name="T70">Created:</text:span><text:span text:style-name="T73"> </text:span><text:span text:style-name="T70">03/Jun/25</text:span><text:span text:style-name="T72"> </text:span><text:span text:style-name="T70">Updated:</text:span><text:span text:style-name="T73"> </text:span><text:span text:style-name="T74">03/Jun/25</text:span></text:p>
          </table:table-cell>
        </table:table-row>
      </table:table>
      <text:p text:style-name="P519"/>
      <text:p text:style-name="P520"/>
      <text:p text:style-name="P521"><draw:custom-shape text:anchor-type="char" draw:z-index="59" draw:name="Textbox 76"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14" draw:name="Textbox 77" draw:style-name="gr41" draw:text-style-name="P744" svg:width="15.876cm" svg:height="9.397cm"><text:p text:style-name="P540"><text:span text:style-name="T133">I</text:span><text:span text:style-name="T136"> </text:span><text:span text:style-name="T133">want</text:span><text:span text:style-name="T139"> </text:span>to view<text:span text:style-name="T135"> </text:span>detailed information about<text:span text:style-name="T138"> </text:span>a<text:span text:style-name="T138"> </text:span>specific<text:span text:style-name="T138"> </text:span><text:span text:style-name="T135">offer,</text:span></text:p><text:p text:style-name="P541"><text:span text:style-name="T133">So</text:span><text:span text:style-name="T142"> </text:span><text:span text:style-name="T133">that</text:span><text:span text:style-name="T139"> </text:span>I<text:span text:style-name="T135"> </text:span>can decide whether<text:span text:style-name="T141"> </text:span>to redeem it<text:span text:style-name="T138"> </text:span>and understand its<text:span text:style-name="T135"> </text:span>terms<text:span text:style-name="T138"> </text:span>and <text:span text:style-name="T135">location.</text:span></text:p><text:p text:style-name="P557"/><text:p text:style-name="P2"><text:span text:style-name="T88">Acceptance</text:span><text:span text:style-name="T93"> </text:span><text:span text:style-name="T86">Criteria:</text:span></text:p><text:p text:style-name="P559"/><text:list xml:id="list2222365308" text:style-name="WWNum24"><text:list-item><text:p text:style-name="P17"><text:span text:style-name="T88">Header</text:span><text:span text:style-name="T86"> Section:</text:span></text:p><text:list><text:list-item><text:p text:style-name="P641"><text:span text:style-name="T133">Given</text:span><text:span text:style-name="T142"> </text:span>I<text:span text:style-name="T150"> </text:span>tap<text:span text:style-name="T147"> </text:span>on<text:span text:style-name="T147"> </text:span>an<text:span text:style-name="T147"> </text:span>offer<text:span text:style-name="T147"> </text:span>from<text:span text:style-name="T147"> </text:span>the<text:span text:style-name="T145"> </text:span>home<text:span text:style-name="T147"> </text:span>screen, #<text:span text:style-name="T133">When </text:span>I am taken to the offer details screen,</text:p></text:list-item></text:list></text:list-item></text:list><text:p text:style-name="P666">#<text:span text:style-name="T133">Then</text:span><text:span text:style-name="T139"> </text:span>I<text:span text:style-name="T151"> </text:span>should<text:span text:style-name="T135"> </text:span>see<text:span text:style-name="T141"> </text:span>a<text:span text:style-name="T141"> </text:span>back<text:span text:style-name="T135"> </text:span>arrow<text:span text:style-name="T138"> </text:span>at<text:span text:style-name="T135"> </text:span>the<text:span text:style-name="T141"> </text:span>top<text:span text:style-name="T135"> </text:span>left,<text:span text:style-name="T135"> </text:span>the<text:span text:style-name="T141"> </text:span>offer<text:span text:style-name="T135"> </text:span>type<text:span text:style-name="T147"> </text:span>(e.g.,<text:span text:style-name="T135"> </text:span>"BUY<text:span text:style-name="T138"> </text:span>1, GET 1 FREE") at the top center, and icons for sharing and more options at the top right.</text:p><text:list xml:id="list124224174739780" text:continue-numbering="true" text:style-name="WWNum24"><text:list-item><text:p text:style-name="P18"><text:span text:style-name="T88">Offer</text:span><text:span text:style-name="T91"> </text:span><text:span text:style-name="T86">Overview:</text:span></text:p><text:list><text:list-item><text:p text:style-name="P642"><text:span text:style-name="T133">Given</text:span><text:span text:style-name="T146"> </text:span>I<text:span text:style-name="T156"> </text:span>am<text:span text:style-name="T151"> </text:span>on<text:span text:style-name="T151"> </text:span>the<text:span text:style-name="T152"> </text:span>offer<text:span text:style-name="T145"> </text:span>details<text:span text:style-name="T152"> </text:span>screen, #<text:span text:style-name="T133">When </text:span>the screen loads,</text:p></text:list-item></text:list></text:list-item></text:list><text:p text:style-name="P26"><text:span text:style-name="T89">#</text:span><text:span text:style-name="T88">Then</text:span><text:span text:style-name="T86"> </text:span><text:span text:style-name="T89">I</text:span><text:span text:style-name="T92"> </text:span><text:span text:style-name="T89">should </text:span><text:span text:style-name="T92">see:</text:span></text:p><text:list xml:id="list124224475467905" text:continue-numbering="true" text:style-name="WWNum24"><text:list-item><text:list><text:list-item><text:list><text:list-item><text:p text:style-name="P611">A<text:span text:style-name="T147"> </text:span>large<text:span text:style-name="T135"> </text:span>image<text:span text:style-name="T138"> </text:span>of<text:span text:style-name="T138"> </text:span>the<text:span text:style-name="T135"> </text:span>offer (e.g.,<text:span text:style-name="T138"> </text:span>an iced coffee<text:span text:style-name="T138"> </text:span><text:span text:style-name="T135">drink).</text:span></text:p></text:list-item><text:list-item><text:p text:style-name="P611">The<text:span text:style-name="T141"> </text:span>provider<text:span text:style-name="T135"> </text:span>name<text:span text:style-name="T138"> </text:span>and<text:span text:style-name="T153"> </text:span>rating (e.g.,<text:span text:style-name="T138"> </text:span>"<text:a xlink:type="simple" xlink:href="http://redeemplus.shop/" text:style-name="Default_20_Style" text:visited-style-name="Default_20_Style"><text:span text:style-name="T68">Redeemplus.shop</text:span></text:a><text:span text:style-name="T69"> </text:span>•<text:span text:style-name="T138"> </text:span><text:span text:style-name="T135">4.8").</text:span></text:p></text:list-item><text:list-item><text:p text:style-name="P612">Badges<text:span text:style-name="T145"> </text:span>for<text:span text:style-name="T151"> </text:span>"100<text:span text:style-name="T147"> </text:span>Left",<text:span text:style-name="T147"> </text:span>"Ends<text:span text:style-name="T145"> </text:span>in<text:span text:style-name="T147"> </text:span>30<text:span text:style-name="T147"> </text:span>Days",<text:span text:style-name="T147"> </text:span>and<text:span text:style-name="T147"> </text:span>view<text:span text:style-name="T145"> </text:span>count<text:span text:style-name="T147"> </text:span>(e.g., <text:span text:style-name="T135">"3,750").</text:span></text:p></text:list-item></text:list></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list xml:id="list2750931465" text:style-name="WWNum25">
        <text:list-item>
          <text:p text:style-name="P106"><draw:g text:anchor-type="char" draw:z-index="41" draw:name="Group 78" draw:style-name="gr29"><draw:custom-shape draw:name="Graphic 79" draw:style-name="gr30" draw:text-style-name="P734" svg:width="15.9cm" svg:height="24.027cm" svg:x="2.554cm" svg:y="2.54cm"><text:p/><draw:enhanced-geometry draw:mirror-horizontal="false" draw:mirror-vertical="false" drawooo:sub-view-size="5723890 8648700 5723890 8648700" draw:text-areas="0 0 ?f0 ?f1" svg:viewBox="0 0 0 0" draw:type="ooxml-non-primitive" draw:enhanced-path="M 5714365 0 L 9144 0 0 0 0 9093 0 8639251 0 8648395 9144 8648395 5714365 8648395 5714365 8639251 9144 8639251 9144 9144 5714365 9144 5714365 0 Z N M 5723585 0 L 5714441 0 5714441 9093 5714441 8639251 5714441 8648395 5723585 8648395 5723585 8639251 5723585 9144 5723585 0 Z N"><draw:equation draw:name="f0" draw:formula="logwidth"/><draw:equation draw:name="f1" draw:formula="logheight"/></draw:enhanced-geometry></draw:custom-shape><draw:custom-shape draw:name="Graphic 80" draw:style-name="gr18" draw:text-style-name="P735" svg:width="15.922cm" svg:height="0.398cm" svg:x="2.54cm" svg:y="26.647cm"><text:p/><draw:enhanced-geometry draw:mirror-horizontal="false" draw:mirror-vertical="false" drawooo:sub-view-size="5731510 143510" draw:text-areas="0 0 ?f0 ?f1" svg:viewBox="0 0 0 0" draw:type="ooxml-non-primitive" draw:enhanced-path="M 5731497 558 L 5729910 558 5729910 0 3352 0 304 0 304 558 0 558 0 143433 5731497 143433 5731497 558 Z N"><draw:equation draw:name="f0" draw:formula="logwidth"/><draw:equation draw:name="f1" draw:formula="logheight"/></draw:enhanced-geometry></draw:custom-shape><draw:custom-shape draw:name="Graphic 81" draw:style-name="gr11" draw:text-style-name="P736" svg:width="0.008cm" svg:height="0.008cm" svg:x="18.459cm" svg:y="26.647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82" draw:style-name="gr12" draw:text-style-name="P735" svg:width="15.925cm" svg:height="0.394cm" svg:x="2.54cm" svg:y="26.647cm"><text:p/><draw:enhanced-geometry draw:mirror-horizontal="false" draw:mirror-vertical="false" drawooo:sub-view-size="5732780 142240 5732780 142240" draw:text-areas="0 0 ?f0 ?f1" svg:viewBox="0 0 0 0" draw:type="ooxml-non-primitive" draw:enhanced-path="M 3048 3048 L 0 3048 0 141732 3048 141732 3048 3048 Z N M 5732716 0 L 5729668 0 5729668 3048 5732716 3048 5732716 0 Z N"><draw:equation draw:name="f0" draw:formula="logwidth"/><draw:equation draw:name="f1" draw:formula="logheight"/></draw:enhanced-geometry></draw:custom-shape><draw:custom-shape draw:name="Graphic 83" draw:style-name="gr13" draw:text-style-name="P736" svg:width="0.008cm" svg:height="0.385cm" svg:x="18.459cm" svg:y="26.656cm"><text:p/><draw:enhanced-geometry draw:mirror-horizontal="false" draw:mirror-vertical="false" drawooo:sub-view-size="3175 139065" draw:text-areas="0 0 ?f0 ?f1" svg:viewBox="0 0 0 0" draw:type="ooxml-non-primitive" draw:enhanced-path="M 3047 0 L 0 0 0 138683 3047 138683 3047 0 Z N"><draw:equation draw:name="f0" draw:formula="logwidth"/><draw:equation draw:name="f1" draw:formula="logheight"/></draw:enhanced-geometry></draw:custom-shape><draw:custom-shape draw:name="Graphic 84" draw:style-name="gr14" draw:text-style-name="P735" svg:width="0.008cm" svg:height="0.008cm" svg:x="2.54cm" svg:y="27.04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85" draw:style-name="gr15" draw:text-style-name="P736" svg:width="15.925cm" svg:height="0.008cm" svg:x="2.54cm" svg:y="27.04cm"><text:p/><draw:enhanced-geometry draw:mirror-horizontal="false" draw:mirror-vertical="false" drawooo:sub-view-size="5732780 3175 5732780 3175" draw:text-areas="0 0 ?f0 ?f1" svg:viewBox="0 0 0 0" draw:type="ooxml-non-primitive" draw:enhanced-path="M 5729605 0 L 3048 0 0 0 0 3035 3048 3035 5729605 3035 5729605 0 Z N M 5732716 0 L 5729668 0 5729668 3035 5732716 3035 5732716 0 Z N"><draw:equation draw:name="f0" draw:formula="logwidth"/><draw:equation draw:name="f1" draw:formula="logheight"/></draw:enhanced-geometry></draw:custom-shape></draw:g><text:span text:style-name="T89">The</text:span><text:span text:style-name="T96"> </text:span><text:span text:style-name="T89">offer</text:span><text:span text:style-name="T97"> </text:span><text:span text:style-name="T89">title</text:span><text:span text:style-name="T97"> </text:span><text:span text:style-name="T89">(e.g.,</text:span><text:span text:style-name="T97"> </text:span><text:span text:style-name="T89">"Iced</text:span><text:span text:style-name="T103"> </text:span><text:span text:style-name="T89">Spanish</text:span><text:span text:style-name="T97"> </text:span><text:span text:style-name="T87">Latte").</text:span></text:p>
        </text:list-item>
        <text:list-item>
          <text:p text:style-name="P97"><text:span text:style-name="T89">The</text:span><text:span text:style-name="T101"> </text:span><text:span text:style-name="T89">offer</text:span><text:span text:style-name="T92"> </text:span><text:span text:style-name="T89">description/Subtitle</text:span><text:span text:style-name="T96"> </text:span><text:span text:style-name="T89">(e.g.,</text:span><text:span text:style-name="T92"> </text:span><text:span text:style-name="T89">"Available</text:span><text:span text:style-name="T92"> </text:span><text:span text:style-name="T89">only</text:span><text:span text:style-name="T92"> </text:span><text:span text:style-name="T89">at</text:span><text:span text:style-name="T92"> </text:span><text:span text:style-name="T89">Mall</text:span><text:span text:style-name="T92"> </text:span><text:span text:style-name="T89">of</text:span><text:span text:style-name="T92"> </text:span><text:span text:style-name="T89">Qatar, every Friday at all other branches").</text:span></text:p>
        </text:list-item>
      </text:list>
      <text:list xml:id="list5805658" text:style-name="WWNum26">
        <text:list-item>
          <text:h text:style-name="P46" text:outline-level="2">Tabs<text:span text:style-name="T135"> Section:</text:span></text:h>
          <text:list>
            <text:list-item>
              <text:p text:style-name="P179"><text:span text:style-name="T88">Given</text:span><text:span text:style-name="T93"> </text:span><text:span text:style-name="T89">I</text:span><text:span text:style-name="T109"> </text:span><text:span text:style-name="T89">am</text:span><text:span text:style-name="T90"> </text:span><text:span text:style-name="T89">on</text:span><text:span text:style-name="T90"> </text:span><text:span text:style-name="T89">the</text:span><text:span text:style-name="T101"> </text:span><text:span text:style-name="T89">offer</text:span><text:span text:style-name="T92"> </text:span><text:span text:style-name="T89">details</text:span><text:span text:style-name="T101"> </text:span><text:span text:style-name="T89">screen, #</text:span><text:span text:style-name="T88">When </text:span><text:span text:style-name="T89">I view the tabs,</text:span></text:p>
            </text:list-item>
          </text:list>
        </text:list-item>
      </text:list>
      <text:p text:style-name="P672">#<text:span text:style-name="T133">Then</text:span><text:span text:style-name="T136"> </text:span>I<text:span text:style-name="T152"> </text:span>should<text:span text:style-name="T141"> </text:span>see<text:span text:style-name="T147"> </text:span>tappable<text:span text:style-name="T141"> </text:span>tabs<text:span text:style-name="T147"> </text:span>for<text:span text:style-name="T145"> </text:span>"Description",<text:span text:style-name="T141"> </text:span>"Terms<text:span text:style-name="T147"> </text:span>of<text:span text:style-name="T147"> </text:span>use", "Available Branches", and "Time &amp; Day".</text:p>
      <text:list xml:id="list124223858611211" text:continue-numbering="true" text:style-name="WWNum26">
        <text:list-item>
          <text:list>
            <text:list-item>
              <text:p text:style-name="P185"><text:span text:style-name="T88">When </text:span><text:span text:style-name="T89">I</text:span><text:span text:style-name="T90"> </text:span><text:span text:style-name="T89">tap the</text:span><text:span text:style-name="T87"> </text:span><text:span text:style-name="T89">"Description"</text:span><text:span text:style-name="T97"> </text:span><text:span text:style-name="T89">tab </text:span><text:span text:style-name="T87">(default),</text:span></text:p>
            </text:list-item>
          </text:list>
        </text:list-item>
      </text:list>
      <text:p text:style-name="P674">#<text:span text:style-name="T133">Then </text:span>I<text:span text:style-name="T141"> </text:span>should see the offer description (e.g., "A smooth and creamy blend of espresso, chilled milk, and a hint of sweet condensed milk – perfectly balanced<text:span text:style-name="T135"> </text:span>and<text:span text:style-name="T147"> </text:span>refreshing.<text:span text:style-name="T135"> </text:span>Buy<text:span text:style-name="T147"> </text:span>1<text:span text:style-name="T147"> </text:span>Get<text:span text:style-name="T147"> </text:span>1<text:span text:style-name="T147"> </text:span>FREE<text:span text:style-name="T147"> </text:span>Available<text:span text:style-name="T147"> </text:span>in<text:span text:style-name="T147"> </text:span>all<text:span text:style-name="T147"> </text:span>branches,<text:span text:style-name="T147"> </text:span>every day except public holidays.").</text:p>
      <text:list xml:id="list124223188191963" text:continue-numbering="true" text:style-name="WWNum26">
        <text:list-item>
          <text:h text:style-name="P47" text:outline-level="2">Location<text:span text:style-name="T145"> </text:span><text:span text:style-name="T135">Section:</text:span></text:h>
          <text:list>
            <text:list-item>
              <text:p text:style-name="P180"><text:span text:style-name="T88">Given</text:span><text:span text:style-name="T93"> </text:span><text:span text:style-name="T89">I</text:span><text:span text:style-name="T109"> </text:span><text:span text:style-name="T89">am</text:span><text:span text:style-name="T90"> </text:span><text:span text:style-name="T89">on</text:span><text:span text:style-name="T90"> </text:span><text:span text:style-name="T89">the</text:span><text:span text:style-name="T101"> </text:span><text:span text:style-name="T89">offer</text:span><text:span text:style-name="T92"> </text:span><text:span text:style-name="T89">details</text:span><text:span text:style-name="T101"> </text:span><text:span text:style-name="T89">screen, #</text:span><text:span text:style-name="T88">When</text:span><text:span text:style-name="T93"> </text:span><text:span text:style-name="T89">I</text:span><text:span text:style-name="T109"> </text:span><text:span text:style-name="T89">scroll</text:span><text:span text:style-name="T90"> </text:span><text:span text:style-name="T89">to</text:span><text:span text:style-name="T90"> </text:span><text:span text:style-name="T89">the</text:span><text:span text:style-name="T90"> </text:span><text:span text:style-name="T89">location</text:span><text:span text:style-name="T90"> </text:span><text:span text:style-name="T89">section,</text:span></text:p>
            </text:list-item>
          </text:list>
        </text:list-item>
      </text:list>
      <text:p text:style-name="P672">#<text:span text:style-name="T133">Then</text:span><text:span text:style-name="T136"> </text:span>I<text:span text:style-name="T152"> </text:span>should<text:span text:style-name="T141"> </text:span>see<text:span text:style-name="T147"> </text:span>a<text:span text:style-name="T147"> </text:span>map<text:span text:style-name="T141"> </text:span>with<text:span text:style-name="T141"> </text:span>a<text:span text:style-name="T141"> </text:span>pin<text:span text:style-name="T141"> </text:span>indicating<text:span text:style-name="T141"> </text:span>the<text:span text:style-name="T141"> </text:span>offer<text:span text:style-name="T141"> </text:span>location<text:span text:style-name="T141"> </text:span>(e.g., "Haight St") and an "Open Map" link.</text:p>
      <text:list xml:id="list124224942243016" text:continue-numbering="true" text:style-name="WWNum26">
        <text:list-item>
          <text:list>
            <text:list-item>
              <text:p text:style-name="P185"><text:span text:style-name="T88">When </text:span><text:span text:style-name="T89">I</text:span><text:span text:style-name="T92"> </text:span><text:span text:style-name="T89">tap the</text:span><text:span text:style-name="T97"> </text:span><text:span text:style-name="T89">"Open Map"</text:span><text:span text:style-name="T97"> </text:span><text:span text:style-name="T87">link,</text:span></text:p>
            </text:list-item>
          </text:list>
        </text:list-item>
      </text:list>
      <text:p text:style-name="P662">#<text:span text:style-name="T133">Then </text:span>I<text:span text:style-name="T145"> </text:span>should be<text:span text:style-name="T135"> </text:span>taken<text:span text:style-name="T143"> </text:span>to a<text:span text:style-name="T138"> </text:span>full<text:span text:style-name="T138"> </text:span>map view<text:span text:style-name="T135"> </text:span>showing<text:span text:style-name="T138"> </text:span>the <text:span text:style-name="T135">location.</text:span></text:p>
      <text:list xml:id="list124223914811445" text:continue-numbering="true" text:style-name="WWNum26">
        <text:list-item>
          <text:h text:style-name="P47" text:outline-level="2">Price<text:span text:style-name="T145"> </text:span>and<text:span text:style-name="T135"> </text:span>Redeem<text:span text:style-name="T138"> </text:span><text:span text:style-name="T135">Button:</text:span></text:h>
          <text:list>
            <text:list-item>
              <text:p text:style-name="P181"><text:span text:style-name="T88">Given</text:span><text:span text:style-name="T93"> </text:span><text:span text:style-name="T89">I</text:span><text:span text:style-name="T109"> </text:span><text:span text:style-name="T89">am</text:span><text:span text:style-name="T90"> </text:span><text:span text:style-name="T89">on</text:span><text:span text:style-name="T90"> </text:span><text:span text:style-name="T89">the</text:span><text:span text:style-name="T101"> </text:span><text:span text:style-name="T89">offer</text:span><text:span text:style-name="T92"> </text:span><text:span text:style-name="T89">details</text:span><text:span text:style-name="T101"> </text:span><text:span text:style-name="T89">screen, #</text:span><text:span text:style-name="T88">When </text:span><text:span text:style-name="T89">I view the price section,</text:span></text:p>
            </text:list-item>
          </text:list>
        </text:list-item>
      </text:list>
      <text:p text:style-name="P672">#<text:span text:style-name="T133">Then</text:span><text:span text:style-name="T136"> </text:span>I<text:span text:style-name="T152"> </text:span>should<text:span text:style-name="T141"> </text:span>see<text:span text:style-name="T147"> </text:span>the<text:span text:style-name="T141"> </text:span>discounted<text:span text:style-name="T141"> </text:span>price<text:span text:style-name="T147"> </text:span>(e.g.,<text:span text:style-name="T141"> </text:span>"QR<text:span text:style-name="T141"> </text:span>32.50")<text:span text:style-name="T141"> </text:span>and<text:span text:style-name="T141"> </text:span>the<text:span text:style-name="T141"> </text:span>original price (e.g., "QR 63.00").</text:p>
      <text:list xml:id="list124223528429825" text:continue-numbering="true" text:style-name="WWNum26">
        <text:list-item>
          <text:list>
            <text:list-item>
              <text:p text:style-name="P188"><text:span text:style-name="T89">There</text:span><text:span text:style-name="T96"> </text:span><text:span text:style-name="T89">should</text:span><text:span text:style-name="T97"> </text:span><text:span text:style-name="T89">be a</text:span><text:span text:style-name="T97"> </text:span><text:span text:style-name="T89">pink</text:span><text:span text:style-name="T97"> </text:span><text:span text:style-name="T89">"Redeem"</text:span><text:span text:style-name="T97"> </text:span><text:span text:style-name="T89">button next</text:span><text:span text:style-name="T97"> </text:span><text:span text:style-name="T89">to</text:span><text:span text:style-name="T97"> </text:span><text:span text:style-name="T89">the </text:span><text:span text:style-name="T87">price.</text:span></text:p>
            </text:list-item>
            <text:list-item>
              <text:p text:style-name="P189"><text:span text:style-name="T88">When </text:span><text:span text:style-name="T89">I</text:span><text:span text:style-name="T92"> </text:span><text:span text:style-name="T89">tap the</text:span><text:span text:style-name="T97"> </text:span><text:span text:style-name="T89">"Redeem"</text:span><text:span text:style-name="T97"> </text:span><text:span text:style-name="T87">button,</text:span></text:p>
            </text:list-item>
          </text:list>
        </text:list-item>
      </text:list>
      <text:p text:style-name="P662">#<text:span text:style-name="T133">Then </text:span>I<text:span text:style-name="T145"> </text:span>should be<text:span text:style-name="T135"> </text:span>taken<text:span text:style-name="T143"> </text:span>to the<text:span text:style-name="T135"> </text:span>redemption<text:span text:style-name="T138"> </text:span>process<text:span text:style-name="T138"> </text:span>for<text:span text:style-name="T135"> </text:span>this<text:span text:style-name="T138"> </text:span><text:span text:style-name="T135">offer.</text:span></text:p>
      <text:list xml:id="list124225031527015" text:continue-numbering="true" text:style-name="WWNum26">
        <text:list-item>
          <text:h text:style-name="P47" text:outline-level="2">Recommended<text:span text:style-name="T147"> </text:span>Deals<text:span text:style-name="T147"> </text:span><text:span text:style-name="T135">Section:</text:span></text:h>
          <text:list>
            <text:list-item>
              <text:p text:style-name="P179"><text:span text:style-name="T88">Given</text:span><text:span text:style-name="T93"> </text:span><text:span text:style-name="T89">I</text:span><text:span text:style-name="T109"> </text:span><text:span text:style-name="T89">am</text:span><text:span text:style-name="T90"> </text:span><text:span text:style-name="T89">on</text:span><text:span text:style-name="T90"> </text:span><text:span text:style-name="T89">the</text:span><text:span text:style-name="T101"> </text:span><text:span text:style-name="T89">offer</text:span><text:span text:style-name="T92"> </text:span><text:span text:style-name="T89">details</text:span><text:span text:style-name="T101"> </text:span><text:span text:style-name="T89">screen, #</text:span><text:span text:style-name="T88">When </text:span><text:span text:style-name="T89">I scroll to the bottom,</text:span></text:p>
            </text:list-item>
          </text:list>
        </text:list-item>
      </text:list>
      <text:p text:style-name="P672">#<text:span text:style-name="T133">Then </text:span>I should see a "Recommended Deals" section with a smaller offer card<text:span text:style-name="T147"> </text:span>(e.g.,<text:span text:style-name="T147"> </text:span>"48%<text:span text:style-name="T147"> </text:span>Discount<text:span text:style-name="T147"> </text:span>Nike<text:span text:style-name="T147"> </text:span>Free<text:span text:style-name="T145"> </text:span>Metcon<text:span text:style-name="T147"> </text:span>6"<text:span text:style-name="T145"> </text:span>by<text:span text:style-name="T135"> </text:span>Nike<text:span text:style-name="T145"> </text:span>Qatar)<text:span text:style-name="T147"> </text:span>including:</text:p>
      <text:list xml:id="list124223566533219" text:continue-numbering="true" text:style-name="WWNum26">
        <text:list-item>
          <text:list>
            <text:list-item>
              <text:list>
                <text:list-item>
                  <text:p text:style-name="P107"><text:span text:style-name="T89">A</text:span><text:span text:style-name="T97"> </text:span><text:span text:style-name="T89">thumbnail </text:span><text:span text:style-name="T87">image.</text:span></text:p>
                </text:list-item>
                <text:list-item>
                  <text:p text:style-name="P107"><text:span text:style-name="T89">Badges</text:span><text:span text:style-name="T96"> </text:span><text:span text:style-name="T89">(e.g.,</text:span><text:span text:style-name="T97"> </text:span><text:span text:style-name="T89">"100</text:span><text:span text:style-name="T97"> </text:span><text:span text:style-name="T87">Left").</text:span></text:p>
                </text:list-item>
                <text:list-item>
                  <text:p text:style-name="P107"><text:span text:style-name="T89">Provider</text:span><text:span text:style-name="T87"> </text:span><text:span text:style-name="T89">name</text:span><text:span text:style-name="T97"> </text:span><text:span text:style-name="T89">and</text:span><text:span text:style-name="T103"> </text:span><text:span text:style-name="T89">rating (e.g.,</text:span><text:span text:style-name="T97"> </text:span><text:span text:style-name="T89">"Nike</text:span><text:span text:style-name="T97"> </text:span><text:span text:style-name="T89">Qatar</text:span><text:span text:style-name="T96"> </text:span><text:span text:style-name="T89">•</text:span><text:span text:style-name="T87"> 4.8").</text:span></text:p>
                </text:list-item>
                <text:list-item>
                  <text:p text:style-name="P107"><text:span text:style-name="T89">Offer</text:span><text:span text:style-name="T87"> </text:span><text:span text:style-name="T89">title</text:span><text:span text:style-name="T87"> </text:span><text:span text:style-name="T89">and</text:span><text:span text:style-name="T97"> </text:span><text:span text:style-name="T89">details</text:span><text:span text:style-name="T96"> </text:span><text:span text:style-name="T89">(e.g.,</text:span><text:span text:style-name="T87"> </text:span><text:span text:style-name="T89">"Sustainable</text:span><text:span text:style-name="T97"> </text:span><text:span text:style-name="T89">Materials</text:span><text:span text:style-name="T96"> </text:span><text:span text:style-name="T89">Men’s</text:span><text:span text:style-name="T87"> Workout</text:span></text:p>
                </text:list-item>
              </text:list>
            </text:list-item>
          </text:list>
        </text:list-item>
      </text:list>
      <text:p text:style-name="P676">Shoes<text:span text:style-name="T135"> </text:span>Redeemable<text:span text:style-name="T135"> </text:span>in<text:span text:style-name="T138"> </text:span>Store<text:span text:style-name="T135"> Only").</text:span></text:p>
      <text:list xml:id="list124224541205191" text:continue-numbering="true" text:style-name="WWNum26">
        <text:list-item>
          <text:list>
            <text:list-item>
              <text:list>
                <text:list-item>
                  <text:p text:style-name="P107"><text:span text:style-name="T89">Distance</text:span><text:span text:style-name="T87"> </text:span><text:span text:style-name="T89">(e.g.,</text:span><text:span text:style-name="T97"> </text:span><text:span text:style-name="T87">"3.75KM").</text:span></text:p>
                </text:list-item>
                <text:list-item>
                  <text:p text:style-name="P108"><text:span text:style-name="T89">Price</text:span><text:span text:style-name="T87"> </text:span><text:span text:style-name="T89">(e.g.,</text:span><text:span text:style-name="T97"> </text:span><text:span text:style-name="T89">"QR 32.50</text:span><text:span text:style-name="T97"> </text:span><text:span text:style-name="T89">QR </text:span><text:span text:style-name="T87">63.00").</text:span></text:p>
                </text:list-item>
                <text:list-item>
                  <text:p text:style-name="P107"><text:span text:style-name="T89">A</text:span><text:span text:style-name="T90"> </text:span><text:span text:style-name="T89">pink</text:span><text:span text:style-name="T97"> </text:span><text:span text:style-name="T89">"Redeem"</text:span><text:span text:style-name="T97"> </text:span><text:span text:style-name="T87">button.</text:span></text:p>
                </text:list-item>
              </text:list>
            </text:list-item>
            <text:list-item>
              <text:p text:style-name="P185"><text:span text:style-name="T88">When</text:span><text:span text:style-name="T98"> </text:span><text:span text:style-name="T89">I</text:span><text:span text:style-name="T92"> </text:span><text:span text:style-name="T89">tap</text:span><text:span text:style-name="T97"> </text:span><text:span text:style-name="T89">the recommended</text:span><text:span text:style-name="T97"> </text:span><text:span text:style-name="T87">offer,</text:span></text:p>
            </text:list-item>
          </text:list>
        </text:list-item>
      </text:list>
      <text:p text:style-name="P662">#<text:span text:style-name="T133">Then</text:span><text:span text:style-name="T139"> </text:span>I<text:span text:style-name="T145"> </text:span>should<text:span text:style-name="T138"> </text:span>be<text:span text:style-name="T135"> </text:span>taken to<text:span text:style-name="T138"> </text:span>its<text:span text:style-name="T135"> </text:span>offer<text:span text:style-name="T138"> </text:span>details<text:span text:style-name="T135"> screen.</text:span></text:p>
      <text:list xml:id="list124223478307982" text:continue-numbering="true" text:style-name="WWNum26">
        <text:list-item>
          <text:h text:style-name="P47" text:outline-level="2">Pagination<text:span text:style-name="T150"> </text:span><text:span text:style-name="T135">Dots:</text:span></text:h>
          <text:list>
            <text:list-item>
              <text:p text:style-name="P185"><text:span text:style-name="T88">Given </text:span><text:span text:style-name="T89">I</text:span><text:span text:style-name="T90"> </text:span><text:span text:style-name="T89">am</text:span><text:span text:style-name="T97"> </text:span><text:span text:style-name="T89">on</text:span><text:span text:style-name="T97"> </text:span><text:span text:style-name="T89">the</text:span><text:span text:style-name="T87"> </text:span><text:span text:style-name="T89">offer details</text:span><text:span text:style-name="T97"> </text:span><text:span text:style-name="T87">screen,</text:span></text:p>
            </text:list-item>
          </text:list>
        </text:list-item>
      </text:list>
      <text:p text:style-name="P662">#<text:span text:style-name="T133">When</text:span><text:span text:style-name="T139"> </text:span>I<text:span text:style-name="T145"> </text:span>view<text:span text:style-name="T141"> </text:span>the<text:span text:style-name="T135"> </text:span>recommended<text:span text:style-name="T135"> </text:span>deals<text:span text:style-name="T135"> section,</text:span></text:p>
      <text:p text:style-name="P674">#<text:span text:style-name="T133">Then</text:span><text:span text:style-name="T142"> </text:span>I<text:span text:style-name="T150"> </text:span>should<text:span text:style-name="T147"> </text:span>see<text:span text:style-name="T145"> </text:span>pagination<text:span text:style-name="T147"> </text:span>dots<text:span text:style-name="T147"> </text:span>indicating<text:span text:style-name="T147"> </text:span>multiple<text:span text:style-name="T147"> </text:span>recommended<text:span text:style-name="T147"> </text:span>offers (e.g., two dots, with the first one filled).</text:p>
      <table:table table:name="Table38" table:style-name="Table38">
        <table:table-column table:style-name="Table38.A"/>
        <table:table-row table:style-name="Table38.1">
          <table:table-cell table:style-name="Table38.A1" office:value-type="string">
            <text:p text:style-name="P236"><text:span text:style-name="T37">[DDVXY-37]</text:span><text:span text:style-name="T38"> </text:span><text:a xlink:type="simple" xlink:href="https://hyperlinkinfosystem.atlassian.net/browse/DDVXY-37" text:style-name="Default_20_Style" text:visited-style-name="Default_20_Style"><text:span text:style-name="T45">Offer</text:span></text:a><text:a xlink:type="simple" xlink:href="https://hyperlinkinfosystem.atlassian.net/browse/DDVXY-37" text:style-name="Default_20_Style" text:visited-style-name="Default_20_Style"><text:span text:style-name="T56"> </text:span></text:a><text:a xlink:type="simple" xlink:href="https://hyperlinkinfosystem.atlassian.net/browse/DDVXY-37" text:style-name="Default_20_Style" text:visited-style-name="Default_20_Style"><text:span text:style-name="T45">Redemption</text:span></text:a><text:a xlink:type="simple" xlink:href="https://hyperlinkinfosystem.atlassian.net/browse/DDVXY-37" text:style-name="Default_20_Style" text:visited-style-name="Default_20_Style"><text:span text:style-name="T56"> </text:span></text:a><text:a xlink:type="simple" xlink:href="https://hyperlinkinfosystem.atlassian.net/browse/DDVXY-37" text:style-name="Default_20_Style" text:visited-style-name="Default_20_Style"><text:span text:style-name="T45">via</text:span></text:a><text:a xlink:type="simple" xlink:href="https://hyperlinkinfosystem.atlassian.net/browse/DDVXY-37" text:style-name="Default_20_Style" text:visited-style-name="Default_20_Style"><text:span text:style-name="T58"> </text:span></text:a><text:a xlink:type="simple" xlink:href="https://hyperlinkinfosystem.atlassian.net/browse/DDVXY-37" text:style-name="Default_20_Style" text:visited-style-name="Default_20_Style"><text:span text:style-name="T45">pin</text:span></text:a><text:a xlink:type="simple" xlink:href="https://hyperlinkinfosystem.atlassian.net/browse/DDVXY-37" text:style-name="Default_20_Style" text:visited-style-name="Default_20_Style"><text:span text:style-name="T51"> </text:span></text:a><text:a xlink:type="simple" xlink:href="https://hyperlinkinfosystem.atlassian.net/browse/DDVXY-37" text:style-name="Default_20_Style" text:visited-style-name="Default_20_Style"><text:span text:style-name="T45">code</text:span></text:a><text:span text:style-name="T47"> </text:span><text:span text:style-name="T70">Created:</text:span><text:span text:style-name="T73"> </text:span><text:span text:style-name="T70">03/Jun/25</text:span><text:span text:style-name="T80"> </text:span><text:span text:style-name="T70">Updated:</text:span><text:span text:style-name="T73"> </text:span><text:span text:style-name="T74">03/Jun/25</text:span></text:p>
          </table:table-cell>
        </table:table-row>
      </table:table>
      <text:p text:style-name="P519"/>
      <text:p text:style-name="P520"/>
      <text:p text:style-name="P521"><draw:custom-shape text:anchor-type="char" draw:z-index="60" draw:name="Textbox 86"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15" draw:name="Textbox 87" draw:style-name="gr41" draw:text-style-name="P744" svg:width="15.876cm" svg:height="9.397cm"><text:p text:style-name="P540"><text:span text:style-name="T133">I</text:span><text:span text:style-name="T148"> </text:span><text:span text:style-name="T133">want</text:span><text:span text:style-name="T136"> </text:span>to redeem<text:span text:style-name="T143"> </text:span>an<text:span text:style-name="T138"> </text:span>offer using<text:span text:style-name="T138"> </text:span>a<text:span text:style-name="T135"> </text:span>PIN<text:span text:style-name="T135"> </text:span>code and leave<text:span text:style-name="T135"> </text:span>a<text:span text:style-name="T135"> </text:span>review<text:span text:style-name="T143"> </text:span>for<text:span text:style-name="T141"> </text:span>the <text:span text:style-name="T135">business,</text:span></text:p><text:p text:style-name="P541"><text:span text:style-name="T133">So</text:span><text:span text:style-name="T142"> </text:span><text:span text:style-name="T133">that</text:span><text:span text:style-name="T136"> </text:span>I<text:span text:style-name="T138"> </text:span>can<text:span text:style-name="T138"> </text:span>complete<text:span text:style-name="T138"> </text:span>my transaction<text:span text:style-name="T138"> </text:span>and<text:span text:style-name="T138"> </text:span>share<text:span text:style-name="T135"> </text:span>feedback<text:span text:style-name="T143"> </text:span>about<text:span text:style-name="T138"> </text:span>my <text:span text:style-name="T135">experience.</text:span></text:p><text:p text:style-name="P557"/><text:p text:style-name="P2"><text:span text:style-name="T88">Acceptance</text:span><text:span text:style-name="T93"> </text:span><text:span text:style-name="T86">Criteria:</text:span></text:p><text:p text:style-name="P559"/><text:list xml:id="list2616257107" text:style-name="WWNum27"><text:list-item><text:p text:style-name="P19"><text:span text:style-name="T88">Screen</text:span><text:span text:style-name="T86"> </text:span><text:span text:style-name="T88">1:</text:span><text:span text:style-name="T86"> </text:span><text:span text:style-name="T88">Redeem</text:span><text:span text:style-name="T98"> </text:span><text:span text:style-name="T88">Via</text:span><text:span text:style-name="T86"> </text:span><text:span text:style-name="T88">PIN</text:span><text:span text:style-name="T86"> </text:span><text:span text:style-name="T93">Code</text:span></text:p><text:list><text:list-item><text:p text:style-name="P643"><text:span text:style-name="T133">Given</text:span><text:span text:style-name="T142"> </text:span>I<text:span text:style-name="T152"> </text:span>am<text:span text:style-name="T147"> </text:span>on<text:span text:style-name="T147"> </text:span>the<text:span text:style-name="T147"> </text:span>offer<text:span text:style-name="T141"> </text:span>details<text:span text:style-name="T147"> </text:span>screen<text:span text:style-name="T135"> </text:span>and<text:span text:style-name="T147"> </text:span>tap<text:span text:style-name="T147"> </text:span>the<text:span text:style-name="T141"> </text:span>"Redeem"<text:span text:style-name="T147"> </text:span>button, #<text:span text:style-name="T133">When </text:span>I am taken to the redeem details screen,</text:p></text:list-item></text:list></text:list-item></text:list><text:p text:style-name="P666">#<text:span text:style-name="T133">Then </text:span>I should see the offer price (e.g., "32.50 QR"), a quantity selector (default<text:span text:style-name="T141"> </text:span>to<text:span text:style-name="T141"> </text:span>1),<text:span text:style-name="T141"> </text:span>and<text:span text:style-name="T141"> </text:span>options<text:span text:style-name="T147"> </text:span>to<text:span text:style-name="T141"> </text:span>select<text:span text:style-name="T141"> </text:span>a<text:span text:style-name="T141"> </text:span>redemption<text:span text:style-name="T141"> </text:span>method<text:span text:style-name="T141"> </text:span>("Shop<text:span text:style-name="T141"> </text:span>PIN<text:span text:style-name="T147"> </text:span>Code" or "Request Delivery").</text:p><text:list xml:id="list124223251923197" text:continue-numbering="true" text:style-name="WWNum27"><text:list-item><text:list><text:list-item><text:p text:style-name="P644">The<text:span text:style-name="T145"> </text:span>"Shop<text:span text:style-name="T147"> </text:span>PIN<text:span text:style-name="T147"> </text:span>Code"<text:span text:style-name="T145"> </text:span>option<text:span text:style-name="T147"> </text:span>should<text:span text:style-name="T147"> </text:span>be<text:span text:style-name="T147"> </text:span>selected<text:span text:style-name="T147"> </text:span>by<text:span text:style-name="T147"> </text:span>default,<text:span text:style-name="T147"> </text:span>displaying<text:span text:style-name="T147"> </text:span>four input boxes for entering a PIN code (e.g., "3862").</text:p></text:list-item><text:list-item><text:p text:style-name="P645">There<text:span text:style-name="T145"> </text:span>should<text:span text:style-name="T141"> </text:span>be<text:span text:style-name="T135"> </text:span>a<text:span text:style-name="T147"> </text:span>keypad<text:span text:style-name="T141"> </text:span>with<text:span text:style-name="T141"> </text:span>numbers,<text:span text:style-name="T141"> </text:span>letters,<text:span text:style-name="T141"> </text:span>and<text:span text:style-name="T141"> </text:span>symbols<text:span text:style-name="T147"> </text:span>for<text:span text:style-name="T147"> </text:span>entering<text:span text:style-name="T141"> </text:span>the PIN code, including a "Done" button.</text:p></text:list-item><text:list-item><text:p text:style-name="P646"><text:span text:style-name="T133">When</text:span><text:span text:style-name="T136"> </text:span>I<text:span text:style-name="T152"> </text:span>enter<text:span text:style-name="T141"> </text:span>a<text:span text:style-name="T145"> </text:span>valid<text:span text:style-name="T141"> </text:span>PIN<text:span text:style-name="T135"> </text:span>code<text:span text:style-name="T147"> </text:span>and<text:span text:style-name="T141"> </text:span>tap<text:span text:style-name="T141"> </text:span>the<text:span text:style-name="T147"> </text:span>"Redeem<text:span text:style-name="T141"> </text:span>Now"<text:span text:style-name="T147"> </text:span>button, #<text:span text:style-name="T133">Then </text:span>I should be taken to the redeem success screen (Screen 2).</text:p></text:list-item><text:list-item><text:p text:style-name="P655">Shop<text:span text:style-name="T138"> </text:span>pin code<text:span text:style-name="T135"> </text:span>will be<text:span text:style-name="T138"> </text:span>provided by the<text:span text:style-name="T138"> </text:span>shop <text:span text:style-name="T135">owner.</text:span></text:p></text:list-item></text:list></text:list-item><text:list-item><text:p text:style-name="P30"><text:span text:style-name="T88">Screen</text:span><text:span text:style-name="T95"> </text:span><text:span text:style-name="T88">2:</text:span><text:span text:style-name="T86"> </text:span><text:span text:style-name="T88">Redeem</text:span><text:span text:style-name="T98"> </text:span><text:span text:style-name="T86">Success</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able:table table:name="Table41" table:style-name="Table41">
        <table:table-column table:style-name="Table41.A"/>
        <table:table-row table:style-name="Table41.1">
          <table:table-cell table:style-name="Table41.A1" office:value-type="string">
            <text:list xml:id="list2701857249" text:style-name="WWNum28">
              <text:list-item>
                <text:p text:style-name="P429"><text:span text:style-name="T88">Given </text:span><text:span text:style-name="T89">I have successfully redeemed the offer, #</text:span><text:span text:style-name="T88">When</text:span><text:span text:style-name="T93"> </text:span><text:span text:style-name="T89">I</text:span><text:span text:style-name="T109"> </text:span><text:span text:style-name="T89">am</text:span><text:span text:style-name="T90"> </text:span><text:span text:style-name="T89">taken</text:span><text:span text:style-name="T90"> </text:span><text:span text:style-name="T89">to</text:span><text:span text:style-name="T90"> </text:span><text:span text:style-name="T89">the</text:span><text:span text:style-name="T92"> </text:span><text:span text:style-name="T89">redeem</text:span><text:span text:style-name="T90"> </text:span><text:span text:style-name="T89">success</text:span><text:span text:style-name="T101"> </text:span><text:span text:style-name="T89">screen,</text:span></text:p>
              </text:list-item>
            </text:list>
            <text:p text:style-name="P249"><text:span text:style-name="T89">#</text:span><text:span text:style-name="T88">Then</text:span><text:span text:style-name="T86"> </text:span><text:span text:style-name="T89">I</text:span><text:span text:style-name="T110"> </text:span><text:span text:style-name="T89">should</text:span><text:span text:style-name="T96"> </text:span><text:span text:style-name="T89">see</text:span><text:span text:style-name="T92"> </text:span><text:span text:style-name="T89">a</text:span><text:span text:style-name="T92"> </text:span><text:span text:style-name="T89">green</text:span><text:span text:style-name="T96"> </text:span><text:span text:style-name="T89">checkmark</text:span><text:span text:style-name="T96"> </text:span><text:span text:style-name="T89">icon,</text:span><text:span text:style-name="T96"> </text:span><text:span text:style-name="T89">the</text:span><text:span text:style-name="T92"> </text:span><text:span text:style-name="T89">text</text:span><text:span text:style-name="T96"> </text:span><text:span text:style-name="T89">"Redeem</text:span><text:span text:style-name="T96"> </text:span><text:span text:style-name="T89">Successful",</text:span><text:span text:style-name="T96"> </text:span><text:span text:style-name="T89">a confirmation number (e.g., "ADS 000001"), and a prompt to rate the experience with the text "Please rate us! Iced Spanish Latte" and five empty </text:span><text:span text:style-name="T87">stars.</text:span></text:p>
            <text:list xml:id="list124224853622180" text:continue-numbering="true" text:style-name="WWNum28">
              <text:list-item>
                <text:p text:style-name="P413"><text:span text:style-name="T89">There</text:span><text:span text:style-name="T101"> </text:span><text:span text:style-name="T89">should</text:span><text:span text:style-name="T97"> </text:span><text:span text:style-name="T89">be</text:span><text:span text:style-name="T97"> </text:span><text:span text:style-name="T89">a</text:span><text:span text:style-name="T87"> </text:span><text:span text:style-name="T89">"Type</text:span><text:span text:style-name="T97"> </text:span><text:span text:style-name="T89">your</text:span><text:span text:style-name="T87"> </text:span><text:span text:style-name="T89">review..."</text:span><text:span text:style-name="T96"> </text:span><text:span text:style-name="T89">text</text:span><text:span text:style-name="T103"> </text:span><text:span text:style-name="T89">area</text:span><text:span text:style-name="T96"> </text:span><text:span text:style-name="T89">for</text:span><text:span text:style-name="T97"> </text:span><text:span text:style-name="T89">entering</text:span><text:span text:style-name="T97"> </text:span><text:span text:style-name="T87">feedback.</text:span></text:p>
              </text:list-item>
              <text:list-item>
                <text:p text:style-name="P465"><text:span text:style-name="T88">When </text:span><text:span text:style-name="T89">I tap the stars to rate (e.g., 4 stars) and optionally type a review, #</text:span><text:span text:style-name="T88">Then</text:span><text:span text:style-name="T86"> </text:span><text:span text:style-name="T89">my</text:span><text:span text:style-name="T96"> </text:span><text:span text:style-name="T89">rating</text:span><text:span text:style-name="T96"> </text:span><text:span text:style-name="T89">and</text:span><text:span text:style-name="T96"> </text:span><text:span text:style-name="T89">review</text:span><text:span text:style-name="T92"> </text:span><text:span text:style-name="T89">should</text:span><text:span text:style-name="T96"> </text:span><text:span text:style-name="T89">be</text:span><text:span text:style-name="T92"> </text:span><text:span text:style-name="T89">submitted,</text:span><text:span text:style-name="T96"> </text:span><text:span text:style-name="T89">and</text:span><text:span text:style-name="T97"> </text:span><text:span text:style-name="T89">I</text:span><text:span text:style-name="T110"> </text:span><text:span text:style-name="T89">should</text:span><text:span text:style-name="T96"> </text:span><text:span text:style-name="T89">be</text:span><text:span text:style-name="T92"> </text:span><text:span text:style-name="T89">taken</text:span><text:span text:style-name="T96"> </text:span><text:span text:style-name="T89">to the business review screen (Screen 3).</text:span></text:p>
              </text:list-item>
            </text:list>
            <text:list xml:id="list3700188570" text:style-name="WWNum29">
              <text:list-item>
                <text:p text:style-name="P460"><text:span text:style-name="T88">Screen</text:span><text:span text:style-name="T93"> </text:span><text:span text:style-name="T88">3:</text:span><text:span text:style-name="T95"> </text:span><text:span text:style-name="T88">Business</text:span><text:span text:style-name="T93"> </text:span><text:span text:style-name="T88">Review</text:span><text:span text:style-name="T95"> </text:span><text:span text:style-name="T86">Screen</text:span></text:p>
                <text:list>
                  <text:list-item>
                    <text:p text:style-name="P414"><text:span text:style-name="T88">Given</text:span><text:span text:style-name="T104"> </text:span><text:span text:style-name="T89">I</text:span><text:span text:style-name="T92"> </text:span><text:span text:style-name="T89">have</text:span><text:span text:style-name="T97"> </text:span><text:span text:style-name="T89">submitted a </text:span><text:span text:style-name="T87">review,</text:span></text:p>
                  </text:list-item>
                </text:list>
              </text:list-item>
            </text:list>
            <text:p text:style-name="P419"><text:span text:style-name="T89">#</text:span><text:span text:style-name="T88">When</text:span><text:span text:style-name="T95"> </text:span><text:span text:style-name="T89">I</text:span><text:span text:style-name="T90"> </text:span><text:span text:style-name="T89">am</text:span><text:span text:style-name="T97"> </text:span><text:span text:style-name="T89">taken</text:span><text:span text:style-name="T97"> </text:span><text:span text:style-name="T89">to</text:span><text:span text:style-name="T97"> </text:span><text:span text:style-name="T89">the business</text:span><text:span text:style-name="T87"> </text:span><text:span text:style-name="T89">review</text:span><text:span text:style-name="T87"> </text:span><text:span text:style-name="T89">screen</text:span><text:span text:style-name="T103"> </text:span><text:span text:style-name="T89">for</text:span><text:span text:style-name="T97"> </text:span><text:span text:style-name="T87">"</text:span><text:a xlink:type="simple" xlink:href="http://aplus.shop/" text:style-name="Default_20_Style" text:visited-style-name="Default_20_Style"><text:span text:style-name="T63">Aplus.shop</text:span></text:a><text:span text:style-name="T87">",</text:span></text:p>
            <text:p text:style-name="P247"><text:span text:style-name="T89">#</text:span><text:span text:style-name="T88">Then</text:span><text:span text:style-name="T86"> </text:span><text:span text:style-name="T89">I</text:span><text:span text:style-name="T110"> </text:span><text:span text:style-name="T89">should</text:span><text:span text:style-name="T96"> </text:span><text:span text:style-name="T89">see</text:span><text:span text:style-name="T92"> </text:span><text:span text:style-name="T89">the</text:span><text:span text:style-name="T96"> </text:span><text:span text:style-name="T89">overall</text:span><text:span text:style-name="T96"> </text:span><text:span text:style-name="T89">rating</text:span><text:span text:style-name="T96"> </text:span><text:span text:style-name="T89">(e.g.,</text:span><text:span text:style-name="T96"> </text:span><text:span text:style-name="T89">"4.0")</text:span><text:span text:style-name="T87"> </text:span><text:span text:style-name="T89">and</text:span><text:span text:style-name="T96"> </text:span><text:span text:style-name="T89">the</text:span><text:span text:style-name="T96"> </text:span><text:span text:style-name="T89">rating</text:span><text:span text:style-name="T96"> </text:span><text:span text:style-name="T89">distribution (e.g., 5 stars: 52 reviews, 4 stars: some reviews, etc.).</text:span></text:p>
            <text:list xml:id="list124223673966040" text:continue-numbering="true" text:style-name="WWNum29">
              <text:list-item>
                <text:list>
                  <text:list-item>
                    <text:p text:style-name="P466"><text:span text:style-name="T89">The</text:span><text:span text:style-name="T101"> </text:span><text:span text:style-name="T89">screen</text:span><text:span text:style-name="T90"> </text:span><text:span text:style-name="T89">should</text:span><text:span text:style-name="T90"> </text:span><text:span text:style-name="T89">display</text:span><text:span text:style-name="T90"> </text:span><text:span text:style-name="T89">individual</text:span><text:span text:style-name="T90"> </text:span><text:span text:style-name="T89">reviews</text:span><text:span text:style-name="T101"> </text:span><text:span text:style-name="T89">with</text:span><text:span text:style-name="T90"> </text:span><text:span text:style-name="T89">usernames</text:span><text:span text:style-name="T101"> </text:span><text:span text:style-name="T89">(e.g.,</text:span><text:span text:style-name="T90"> </text:span><text:span text:style-name="T89">"Siah", "Sleef", "Jane Cooper", "Sloof"), star ratings, timestamps (e.g., "2 mins ago"), and review text (e.g., "Consequat velit qui adipiscing sunt do rependerit od laborum tempor ulamco exercitation. Ullamco tempor adipiscing et voluptate duis sit esse aliqua eu").</text:span></text:p>
                  </text:list-item>
                  <text:list-item>
                    <text:p text:style-name="P415"><text:span text:style-name="T88">When </text:span><text:span text:style-name="T89">I</text:span><text:span text:style-name="T92"> </text:span><text:span text:style-name="T89">scroll through</text:span><text:span text:style-name="T97"> </text:span><text:span text:style-name="T89">the </text:span><text:span text:style-name="T87">reviews,</text:span></text:p>
                  </text:list-item>
                </text:list>
              </text:list-item>
            </text:list>
            <text:p text:style-name="P419"><text:span text:style-name="T89">#</text:span><text:span text:style-name="T88">Then</text:span><text:span text:style-name="T86"> </text:span><text:span text:style-name="T89">I</text:span><text:span text:style-name="T90"> </text:span><text:span text:style-name="T89">should</text:span><text:span text:style-name="T97"> </text:span><text:span text:style-name="T89">see</text:span><text:span text:style-name="T87"> </text:span><text:span text:style-name="T89">all reviews</text:span><text:span text:style-name="T87"> </text:span><text:span text:style-name="T89">associated with</text:span><text:span text:style-name="T97"> </text:span><text:span text:style-name="T89">the</text:span><text:span text:style-name="T97"> </text:span><text:span text:style-name="T87">business.</text:span></text:p>
            <text:list xml:id="list124224970185100" text:continue-numbering="true" text:style-name="WWNum29">
              <text:list-item>
                <text:p text:style-name="P377"><text:span text:style-name="T88">Screen</text:span><text:span text:style-name="T86"> </text:span><text:span text:style-name="T88">4:</text:span><text:span text:style-name="T86"> </text:span><text:span text:style-name="T88">No Reviews</text:span><text:span text:style-name="T98"> </text:span><text:span text:style-name="T88">(Empty</text:span><text:span text:style-name="T98"> </text:span><text:span text:style-name="T86">State)</text:span></text:p>
                <text:list>
                  <text:list-item>
                    <text:p text:style-name="P414"><text:span text:style-name="T88">Given</text:span><text:span text:style-name="T98"> </text:span><text:span text:style-name="T89">a</text:span><text:span text:style-name="T87"> </text:span><text:span text:style-name="T89">business</text:span><text:span text:style-name="T97"> </text:span><text:span text:style-name="T89">has</text:span><text:span text:style-name="T87"> </text:span><text:span text:style-name="T89">no</text:span><text:span text:style-name="T97"> </text:span><text:span text:style-name="T87">reviews,</text:span></text:p>
                  </text:list-item>
                </text:list>
              </text:list-item>
            </text:list>
            <text:p text:style-name="P470"><text:span text:style-name="T89">#</text:span><text:span text:style-name="T88">When</text:span><text:span text:style-name="T95"> </text:span><text:span text:style-name="T89">I</text:span><text:span text:style-name="T90"> </text:span><text:span text:style-name="T89">am</text:span><text:span text:style-name="T97"> </text:span><text:span text:style-name="T89">taken</text:span><text:span text:style-name="T97"> </text:span><text:span text:style-name="T89">to</text:span><text:span text:style-name="T97"> </text:span><text:span text:style-name="T89">the business</text:span><text:span text:style-name="T87"> </text:span><text:span text:style-name="T89">review</text:span><text:span text:style-name="T87"> </text:span><text:span text:style-name="T89">screen</text:span><text:span text:style-name="T103"> </text:span><text:span text:style-name="T89">for</text:span><text:span text:style-name="T97"> </text:span><text:span text:style-name="T87">"</text:span><text:a xlink:type="simple" xlink:href="http://aplus.shop/" text:style-name="Default_20_Style" text:visited-style-name="Default_20_Style"><text:span text:style-name="T63">Aplus.shop</text:span></text:a><text:span text:style-name="T87">",</text:span></text:p>
            <text:p text:style-name="P262"><text:span text:style-name="T89">#</text:span><text:span text:style-name="T88">Then </text:span><text:span text:style-name="T89">I should see an empty state with an illustration of a person, the text "No</text:span><text:span text:style-name="T92"> </text:span><text:span text:style-name="T89">reviews</text:span><text:span text:style-name="T90"> </text:span><text:span text:style-name="T89">yet",</text:span><text:span text:style-name="T92"> </text:span><text:span text:style-name="T89">and</text:span><text:span text:style-name="T87"> </text:span><text:span text:style-name="T89">a</text:span><text:span text:style-name="T90"> </text:span><text:span text:style-name="T89">subtext</text:span><text:span text:style-name="T92"> </text:span><text:span text:style-name="T89">"Ullamco</text:span><text:span text:style-name="T92"> </text:span><text:span text:style-name="T89">tempor</text:span><text:span text:style-name="T92"> </text:span><text:span text:style-name="T89">adipiscing</text:span><text:span text:style-name="T92"> </text:span><text:span text:style-name="T89">et</text:span><text:span text:style-name="T92"> </text:span><text:span text:style-name="T89">voluptate</text:span><text:span text:style-name="T92"> </text:span><text:span text:style-name="T89">duis sit esse aliqua ex".</text:span></text:p>
            <text:list xml:id="list124224409797880" text:continue-numbering="true" text:style-name="WWNum29">
              <text:list-item>
                <text:p text:style-name="P377"><text:span text:style-name="T86">Navigation:</text:span></text:p>
                <text:list>
                  <text:list-item>
                    <text:p text:style-name="P430"><text:span text:style-name="T88">Given</text:span><text:span text:style-name="T91"> </text:span><text:span text:style-name="T89">I</text:span><text:span text:style-name="T109"> </text:span><text:span text:style-name="T89">am</text:span><text:span text:style-name="T90"> </text:span><text:span text:style-name="T89">on</text:span><text:span text:style-name="T90"> </text:span><text:span text:style-name="T89">any</text:span><text:span text:style-name="T90"> </text:span><text:span text:style-name="T89">of</text:span><text:span text:style-name="T90"> </text:span><text:span text:style-name="T89">these</text:span><text:span text:style-name="T101"> </text:span><text:span text:style-name="T89">screens, #</text:span><text:span text:style-name="T88">When </text:span><text:span text:style-name="T89">I tap the back arrow,</text:span></text:p>
                  </text:list-item>
                </text:list>
              </text:list-item>
            </text:list>
            <text:p text:style-name="P249"><text:span text:style-name="T89">#</text:span><text:span text:style-name="T88">Then</text:span><text:span text:style-name="T98"> </text:span><text:span text:style-name="T89">I</text:span><text:span text:style-name="T90"> </text:span><text:span text:style-name="T89">should</text:span><text:span text:style-name="T97"> </text:span><text:span text:style-name="T89">be</text:span><text:span text:style-name="T87"> </text:span><text:span text:style-name="T89">taken</text:span><text:span text:style-name="T103"> </text:span><text:span text:style-name="T89">to</text:span><text:span text:style-name="T97"> </text:span><text:span text:style-name="T89">the</text:span><text:span text:style-name="T87"> </text:span><text:span text:style-name="T89">previous</text:span><text:span text:style-name="T97"> </text:span><text:span text:style-name="T87">screen.</text:span></text:p>
            <text:list xml:id="list124225204621739" text:continue-numbering="true" text:style-name="WWNum29">
              <text:list-item>
                <text:list>
                  <text:list-item>
                    <text:p text:style-name="P431"><text:span text:style-name="T89">The</text:span><text:span text:style-name="T101"> </text:span><text:span text:style-name="T89">bottom</text:span><text:span text:style-name="T92"> </text:span><text:span text:style-name="T89">navigation</text:span><text:span text:style-name="T92"> </text:span><text:span text:style-name="T89">bar</text:span><text:span text:style-name="T92"> </text:span><text:span text:style-name="T89">should</text:span><text:span text:style-name="T92"> </text:span><text:span text:style-name="T89">remain</text:span><text:span text:style-name="T92"> </text:span><text:span text:style-name="T89">visible</text:span><text:span text:style-name="T96"> </text:span><text:span text:style-name="T89">with</text:span><text:span text:style-name="T92"> </text:span><text:span text:style-name="T89">icons</text:span><text:span text:style-name="T90"> </text:span><text:span text:style-name="T89">for</text:span><text:span text:style-name="T101"> </text:span><text:span text:style-name="T89">"Home", "Offers", "Post", "Notification", and "You".</text:span></text:p>
                  </text:list-item>
                </text:list>
              </text:list-item>
            </text:list>
          </table:table-cell>
        </table:table-row>
        <table:table-row table:style-name="Table41.2">
          <table:table-cell table:style-name="Table41.A2" office:value-type="string">
            <text:p text:style-name="P436"/>
          </table:table-cell>
        </table:table-row>
      </table:table>
      <text:p text:style-name="P438"/>
      <table:table table:name="Table42" table:style-name="Table42">
        <table:table-column table:style-name="Table42.A"/>
        <table:table-row table:style-name="Table42.1">
          <table:table-cell table:style-name="Table42.A1" office:value-type="string">
            <text:p text:style-name="P236"><text:span text:style-name="T37">[DDVXY-41]</text:span><text:span text:style-name="T43"> </text:span><text:a xlink:type="simple" xlink:href="https://hyperlinkinfosystem.atlassian.net/browse/DDVXY-41" text:style-name="Default_20_Style" text:visited-style-name="Default_20_Style"><text:span text:style-name="T45">Request</text:span></text:a><text:a xlink:type="simple" xlink:href="https://hyperlinkinfosystem.atlassian.net/browse/DDVXY-41" text:style-name="Default_20_Style" text:visited-style-name="Default_20_Style"><text:span text:style-name="T59"> </text:span></text:a><text:a xlink:type="simple" xlink:href="https://hyperlinkinfosystem.atlassian.net/browse/DDVXY-41" text:style-name="Default_20_Style" text:visited-style-name="Default_20_Style"><text:span text:style-name="T45">Delivery</text:span></text:a><text:a xlink:type="simple" xlink:href="https://hyperlinkinfosystem.atlassian.net/browse/DDVXY-41" text:style-name="Default_20_Style" text:visited-style-name="Default_20_Style"><text:span text:style-name="T59"> </text:span></text:a><text:a xlink:type="simple" xlink:href="https://hyperlinkinfosystem.atlassian.net/browse/DDVXY-41" text:style-name="Default_20_Style" text:visited-style-name="Default_20_Style"><text:span text:style-name="T45">Flow</text:span></text:a><text:a xlink:type="simple" xlink:href="https://hyperlinkinfosystem.atlassian.net/browse/DDVXY-41" text:style-name="Default_20_Style" text:visited-style-name="Default_20_Style"><text:span text:style-name="T61"> </text:span></text:a><text:a xlink:type="simple" xlink:href="https://hyperlinkinfosystem.atlassian.net/browse/DDVXY-41" text:style-name="Default_20_Style" text:visited-style-name="Default_20_Style"><text:span text:style-name="T45">for</text:span></text:a><text:a xlink:type="simple" xlink:href="https://hyperlinkinfosystem.atlassian.net/browse/DDVXY-41" text:style-name="Default_20_Style" text:visited-style-name="Default_20_Style"><text:span text:style-name="T46"> </text:span></text:a><text:a xlink:type="simple" xlink:href="https://hyperlinkinfosystem.atlassian.net/browse/DDVXY-41" text:style-name="Default_20_Style" text:visited-style-name="Default_20_Style"><text:span text:style-name="T45">Offer</text:span></text:a><text:a xlink:type="simple" xlink:href="https://hyperlinkinfosystem.atlassian.net/browse/DDVXY-41" text:style-name="Default_20_Style" text:visited-style-name="Default_20_Style"><text:span text:style-name="T59"> </text:span></text:a><text:a xlink:type="simple" xlink:href="https://hyperlinkinfosystem.atlassian.net/browse/DDVXY-41" text:style-name="Default_20_Style" text:visited-style-name="Default_20_Style"><text:span text:style-name="T45">Redemption</text:span></text:a><text:span text:style-name="T62"> </text:span><text:span text:style-name="T70">Created:</text:span><text:span text:style-name="T81"> </text:span><text:span text:style-name="T70">03/Jun/25</text:span><text:span text:style-name="T82"> </text:span><text:span text:style-name="T70">Updated:</text:span><text:span text:style-name="T83"> </text:span><text:span text:style-name="T74">03/Jun/25</text:span></text:p>
          </table:table-cell>
        </table:table-row>
      </table:table>
      <text:p text:style-name="P519"/>
      <text:p text:style-name="P520"/>
      <text:p text:style-name="P522"><draw:custom-shape text:anchor-type="char" draw:z-index="61" draw:name="Textbox 88" draw:style-name="gr6" draw:text-style-name="P732" svg:width="2.414cm" svg:height="0.599cm" svg:x="2.542cm" svg:y="0.49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16" draw:name="Textbox 89" draw:style-name="gr63" draw:text-style-name="P744" svg:width="15.876cm" svg:height="9.007cm"><text:p text:style-name="P548"><text:span text:style-name="T133">I</text:span><text:span text:style-name="T136"> </text:span><text:span text:style-name="T133">want</text:span><text:span text:style-name="T136"> </text:span>to request<text:span text:style-name="T138"> </text:span>delivery for<text:span text:style-name="T141"> </text:span>an offer and track<text:span text:style-name="T138"> </text:span>its<text:span text:style-name="T138"> </text:span><text:span text:style-name="T135">status,</text:span></text:p><text:p text:style-name="P541"><text:span text:style-name="T133">So</text:span><text:span text:style-name="T142"> </text:span><text:span text:style-name="T133">that</text:span><text:span text:style-name="T136"> </text:span>I<text:span text:style-name="T138"> </text:span>can<text:span text:style-name="T138"> </text:span>receive<text:span text:style-name="T135"> </text:span>the<text:span text:style-name="T143"> </text:span>redeemed<text:span text:style-name="T138"> </text:span>item<text:span text:style-name="T138"> </text:span>at my<text:span text:style-name="T138"> </text:span>location<text:span text:style-name="T138"> </text:span>and provide<text:span text:style-name="T138"> </text:span>feedback<text:span text:style-name="T138"> </text:span>after <text:span text:style-name="T135">delivery.</text:span></text:p><text:p text:style-name="P678"/><text:p text:style-name="P4"><text:span text:style-name="T88">Acceptance</text:span><text:span text:style-name="T93"> </text:span><text:span text:style-name="T86">Criteria:</text:span></text:p><text:p text:style-name="P560"/><text:list xml:id="list2572569115" text:style-name="WWNum30"><text:list-item><text:p text:style-name="P32"><text:span text:style-name="T88">Screen</text:span><text:span text:style-name="T95"> </text:span><text:span text:style-name="T88">1:</text:span><text:span text:style-name="T95"> </text:span><text:span text:style-name="T88">Redeem</text:span><text:span text:style-name="T86"> </text:span><text:span text:style-name="T88">Details</text:span><text:span text:style-name="T95"> </text:span><text:span text:style-name="T88">(Request</text:span><text:span text:style-name="T95"> </text:span><text:span text:style-name="T88">Delivery</text:span><text:span text:style-name="T86"> Option)</text:span></text:p><text:list><text:list-item><text:p text:style-name="P576"><text:span text:style-name="T133">Given</text:span><text:span text:style-name="T142"> </text:span>I<text:span text:style-name="T152"> </text:span>am<text:span text:style-name="T147"> </text:span>on<text:span text:style-name="T147"> </text:span>the<text:span text:style-name="T147"> </text:span>offer<text:span text:style-name="T141"> </text:span>details<text:span text:style-name="T147"> </text:span>screen<text:span text:style-name="T135"> </text:span>and<text:span text:style-name="T147"> </text:span>tap<text:span text:style-name="T147"> </text:span>the<text:span text:style-name="T141"> </text:span>"Redeem"<text:span text:style-name="T147"> </text:span>button, #<text:span text:style-name="T133">When </text:span>I am taken to the redeem details screen,</text:p></text:list-item></text:list></text:list-item></text:list><text:p text:style-name="P665">#<text:span text:style-name="T133">Then </text:span>I should see the offer price (e.g., "32.50 QR"), a quantity selector (default<text:span text:style-name="T141"> </text:span>to<text:span text:style-name="T141"> </text:span>1),<text:span text:style-name="T141"> </text:span>and<text:span text:style-name="T141"> </text:span>options<text:span text:style-name="T147"> </text:span>to<text:span text:style-name="T141"> </text:span>select<text:span text:style-name="T141"> </text:span>a<text:span text:style-name="T141"> </text:span>redemption<text:span text:style-name="T141"> </text:span>method<text:span text:style-name="T141"> </text:span>("Shop<text:span text:style-name="T141"> </text:span>PIN<text:span text:style-name="T147"> </text:span>Code" or "Request Delivery").</text:p><text:list xml:id="list124224753768243" text:continue-numbering="true" text:style-name="WWNum30"><text:list-item><text:list><text:list-item><text:p text:style-name="P577">When user taps on “Question mark“, Then this message should be display “Merchant<text:span text:style-name="T141"> </text:span>must<text:span text:style-name="T141"> </text:span>enter<text:span text:style-name="T141"> </text:span>shop<text:span text:style-name="T141"> </text:span>PIN<text:span text:style-name="T147"> </text:span>to<text:span text:style-name="T141"> </text:span>validate<text:span text:style-name="T141"> </text:span>offer.<text:span text:style-name="T135"> </text:span>Ask<text:span text:style-name="T141"> </text:span>store<text:span text:style-name="T145"> </text:span>staff<text:span text:style-name="T141"> </text:span>to<text:span text:style-name="T141"> </text:span>enter<text:span text:style-name="T141"> </text:span>their PIN to redeem.“</text:p></text:list-item><text:list-item><text:p text:style-name="P679"><text:span text:style-name="T133">When</text:span><text:span text:style-name="T142"> </text:span>I<text:span text:style-name="T145"> </text:span>select<text:span text:style-name="T138"> </text:span>the<text:span text:style-name="T135"> </text:span>"Request<text:span text:style-name="T138"> </text:span>Delivery"<text:span text:style-name="T135"> option,</text:span></text:p></text:list-item></text:list></text:list-item></text:list><text:p text:style-name="P665">#<text:span text:style-name="T133">Then</text:span><text:span text:style-name="T136"> </text:span>I<text:span text:style-name="T152"> </text:span>should<text:span text:style-name="T141"> </text:span>see<text:span text:style-name="T147"> </text:span>a<text:span text:style-name="T147"> </text:span>map<text:span text:style-name="T141"> </text:span>with<text:span text:style-name="T141"> </text:span>my<text:span text:style-name="T141"> </text:span>delivery<text:span text:style-name="T141"> </text:span>location,<text:span text:style-name="T141"> </text:span>Phone<text:span text:style-name="T147"> </text:span>number<text:span text:style-name="T147"> </text:span>(e.g., "+974 66 555 727"), a delivery fee (e.g., "7.00 QR"), text input for any apecial request, and an estimated delivery time (e.g., "2 hr 40 m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list xml:id="list4133648292" text:style-name="WWNum31">
        <text:list-item>
          <text:p text:style-name="P194"><draw:custom-shape text:anchor-type="char" draw:z-index="42" draw:name="Graphic 90" draw:style-name="gr28" draw:text-style-name="P741" svg:width="15.9cm" svg:height="24.409cm" svg:x="2.554cm" svg:y="2.54cm"><text:p/><draw:enhanced-geometry draw:mirror-horizontal="false" draw:mirror-vertical="false" drawooo:sub-view-size="5723890 8787130 5723890 8787130 5723890 8787130 5723890 8787130" draw:text-areas="0 0 ?f0 ?f1" svg:viewBox="0 0 0 0" draw:type="ooxml-non-primitive" draw:enhanced-path="M 5714365 8777948 L 9144 8777948 0 8777948 0 8787079 9144 8787079 5714365 8787079 5714365 8777948 Z N M 5714365 0 L 9144 0 0 0 0 9093 0 8777935 9144 8777935 9144 9144 5714365 9144 5714365 0 Z N M 5723585 8777948 L 5714441 8777948 5714441 8787079 5723585 8787079 5723585 8777948 Z N M 5723585 0 L 5714441 0 5714441 9093 5714441 8777935 5723585 8777935 5723585 9144 5723585 0 Z N"><draw:equation draw:name="f0" draw:formula="logwidth"/><draw:equation draw:name="f1" draw:formula="logheight"/></draw:enhanced-geometry></draw:custom-shape><text:span text:style-name="T88">When</text:span><text:span text:style-name="T86"> </text:span><text:span text:style-name="T89">I</text:span><text:span text:style-name="T90"> </text:span><text:span text:style-name="T89">tap</text:span><text:span text:style-name="T97"> </text:span><text:span text:style-name="T89">the</text:span><text:span text:style-name="T87"> </text:span><text:span text:style-name="T89">"Send</text:span><text:span text:style-name="T97"> </text:span><text:span text:style-name="T89">Request" </text:span><text:span text:style-name="T87">button,</text:span></text:p>
        </text:list-item>
      </text:list>
      <text:p text:style-name="P681">#<text:span text:style-name="T133">Then</text:span><text:span text:style-name="T142"> </text:span>I<text:span text:style-name="T145"> </text:span>should<text:span text:style-name="T138"> </text:span>be<text:span text:style-name="T135"> </text:span>taken<text:span text:style-name="T143"> </text:span>to<text:span text:style-name="T138"> </text:span>the<text:span text:style-name="T135"> </text:span>request<text:span text:style-name="T138"> </text:span>sent<text:span text:style-name="T138"> </text:span>screen<text:span text:style-name="T143"> </text:span>(Screen<text:span text:style-name="T138"> </text:span><text:span text:style-name="T145">2).</text:span></text:p>
      <text:list xml:id="list1422046836" text:style-name="WWNum32">
        <text:list-item>
          <text:h text:style-name="P53" text:outline-level="2">Screen<text:span text:style-name="T135"> </text:span>2:<text:span text:style-name="T135"> </text:span>Request<text:span text:style-name="T135"> </text:span><text:span text:style-name="T147">Sent</text:span></text:h>
          <text:list>
            <text:list-item>
              <text:p text:style-name="P198"><text:span text:style-name="T88">Given </text:span><text:span text:style-name="T89">I</text:span><text:span text:style-name="T92"> </text:span><text:span text:style-name="T89">have</text:span><text:span text:style-name="T97"> </text:span><text:span text:style-name="T89">sent</text:span><text:span text:style-name="T97"> </text:span><text:span text:style-name="T89">a delivery </text:span><text:span text:style-name="T87">request,</text:span></text:p>
            </text:list-item>
          </text:list>
        </text:list-item>
      </text:list>
      <text:p text:style-name="P681">#<text:span text:style-name="T133">When</text:span><text:span text:style-name="T136"> </text:span>I<text:span text:style-name="T145"> </text:span>am<text:span text:style-name="T138"> </text:span>taken<text:span text:style-name="T138"> </text:span>to<text:span text:style-name="T138"> </text:span>the request<text:span text:style-name="T138"> </text:span>sent <text:span text:style-name="T135">screen,</text:span></text:p>
      <text:p text:style-name="P671">#<text:span text:style-name="T133">Then</text:span><text:span text:style-name="T136"> </text:span>I<text:span text:style-name="T152"> </text:span>should<text:span text:style-name="T141"> </text:span>see<text:span text:style-name="T147"> </text:span>the<text:span text:style-name="T141"> </text:span>offer<text:span text:style-name="T141"> </text:span>details<text:span text:style-name="T147"> </text:span>(e.g.,<text:span text:style-name="T141"> </text:span>"Iced<text:span text:style-name="T141"> </text:span>Spanish<text:span text:style-name="T141"> </text:span>Latte<text:span text:style-name="T141"> </text:span>QR<text:span text:style-name="T141"> </text:span>103.00 Normal, Normal Sugar"), a status timeline with "Your request: Delivery Sent", and a "Cancel Request" button.</text:p>
      <text:list xml:id="list124225165250244" text:continue-numbering="true" text:style-name="WWNum32">
        <text:list-item>
          <text:list>
            <text:list-item>
              <text:p text:style-name="P198"><text:span text:style-name="T89">Also,</text:span><text:span text:style-name="T97"> </text:span><text:span text:style-name="T89">there</text:span><text:span text:style-name="T96"> </text:span><text:span text:style-name="T89">is</text:span><text:span text:style-name="T87"> </text:span><text:span text:style-name="T89">FAQ</text:span><text:span text:style-name="T87"> </text:span><text:span text:style-name="T89">which</text:span><text:span text:style-name="T97"> </text:span><text:span text:style-name="T89">shown</text:span><text:span text:style-name="T97"> </text:span><text:span text:style-name="T89">below</text:span><text:span text:style-name="T97"> </text:span><text:span text:style-name="T87">details:</text:span></text:p>
              <text:list>
                <text:list-item>
                  <text:p text:style-name="P190"><text:span text:style-name="T89">Track</text:span><text:span text:style-name="T97"> </text:span><text:span text:style-name="T89">your</text:span><text:span text:style-name="T97"> </text:span><text:span text:style-name="T89">order</text:span><text:span text:style-name="T97"> </text:span><text:span text:style-name="T89">status</text:span><text:span text:style-name="T97"> </text:span><text:span text:style-name="T89">in the </text:span><text:span text:style-name="T90">app</text:span></text:p>
                </text:list-item>
                <text:list-item>
                  <text:p text:style-name="P109"><text:span text:style-name="T89">Contact</text:span><text:span text:style-name="T97"> </text:span><text:span text:style-name="T89">the</text:span><text:span text:style-name="T97"> </text:span><text:span text:style-name="T89">shop for</text:span><text:span text:style-name="T87"> </text:span><text:span text:style-name="T89">update or</text:span><text:span text:style-name="T87"> modifications.</text:span></text:p>
                </text:list-item>
                <text:list-item>
                  <text:p text:style-name="P190"><text:span text:style-name="T89">Message</text:span><text:span text:style-name="T96"> </text:span><text:span text:style-name="T89">the shop</text:span><text:span text:style-name="T97"> </text:span><text:span text:style-name="T89">directly for</text:span><text:span text:style-name="T96"> </text:span><text:span text:style-name="T89">any special </text:span><text:span text:style-name="T87">request.</text:span></text:p>
                </text:list-item>
              </text:list>
            </text:list-item>
            <text:list-item>
              <text:p text:style-name="P195"><text:span text:style-name="T89">There</text:span><text:span text:style-name="T101"> </text:span><text:span text:style-name="T89">is</text:span><text:span text:style-name="T96"> </text:span><text:span text:style-name="T89">need</text:span><text:span text:style-name="T87"> </text:span><text:span text:style-name="T89">help</text:span><text:span text:style-name="T87"> </text:span><text:span text:style-name="T89">section</text:span><text:span text:style-name="T97"> </text:span><text:span text:style-name="T89">that</text:span><text:span text:style-name="T87"> </text:span><text:span text:style-name="T89">shows</text:span><text:span text:style-name="T96"> </text:span><text:span text:style-name="T89">business</text:span><text:span text:style-name="T96"> </text:span><text:span text:style-name="T89">profile</text:span><text:span text:style-name="T96"> </text:span><text:span text:style-name="T89">and</text:span><text:span text:style-name="T97"> </text:span><text:span text:style-name="T87">location.</text:span></text:p>
              <text:list>
                <text:list-item>
                  <text:p text:style-name="P109"><text:span text:style-name="T89">Profile</text:span><text:span text:style-name="T90"> </text:span><text:span text:style-name="T87">image</text:span></text:p>
                </text:list-item>
                <text:list-item>
                  <text:p text:style-name="P109"><text:span text:style-name="T89">Contact</text:span><text:span text:style-name="T92"> </text:span><text:span text:style-name="T87">symbol</text:span></text:p>
                </text:list-item>
                <text:list-item>
                  <text:p text:style-name="P109"><text:span text:style-name="T87">Rating</text:span></text:p>
                </text:list-item>
                <text:list-item>
                  <text:p text:style-name="P109"><text:span text:style-name="T89">Subscribe</text:span><text:span text:style-name="T96"> </text:span><text:span text:style-name="T89">label</text:span><text:span text:style-name="T97"> </text:span><text:span text:style-name="T89">if</text:span><text:span text:style-name="T97"> </text:span><text:span text:style-name="T87">applicable</text:span></text:p>
                </text:list-item>
                <text:list-item>
                  <text:p text:style-name="P109"><text:span text:style-name="T90">Map</text:span></text:p>
                </text:list-item>
                <text:list-item>
                  <text:p text:style-name="P190"><text:span text:style-name="T89">When</text:span><text:span text:style-name="T97"> </text:span><text:span text:style-name="T89">user tap</text:span><text:span text:style-name="T97"> </text:span><text:span text:style-name="T89">on contact</text:span><text:span text:style-name="T97"> </text:span><text:span text:style-name="T89">icon, nativ</text:span><text:span text:style-name="T97"> </text:span><text:span text:style-name="T89">phone</text:span><text:span text:style-name="T97"> </text:span><text:span text:style-name="T89">dialpad</text:span><text:span text:style-name="T97"> </text:span><text:span text:style-name="T89">will be</text:span><text:span text:style-name="T97"> </text:span><text:span text:style-name="T87">open.</text:span></text:p>
                </text:list-item>
              </text:list>
            </text:list-item>
            <text:list-item>
              <text:p text:style-name="P198"><text:span text:style-name="T88">When</text:span><text:span text:style-name="T95"> </text:span><text:span text:style-name="T89">the</text:span><text:span text:style-name="T97"> </text:span><text:span text:style-name="T89">business</text:span><text:span text:style-name="T96"> </text:span><text:span text:style-name="T89">approves</text:span><text:span text:style-name="T87"> </text:span><text:span text:style-name="T89">the</text:span><text:span text:style-name="T97"> </text:span><text:span text:style-name="T87">request,</text:span></text:p>
            </text:list-item>
          </text:list>
        </text:list-item>
      </text:list>
      <text:p text:style-name="P681">#<text:span text:style-name="T133">Then</text:span><text:span text:style-name="T136"> </text:span>I<text:span text:style-name="T145"> </text:span>should<text:span text:style-name="T138"> </text:span>be<text:span text:style-name="T135"> </text:span>taken<text:span text:style-name="T143"> </text:span>to<text:span text:style-name="T138"> </text:span>the<text:span text:style-name="T135"> </text:span>request<text:span text:style-name="T138"> </text:span>approved<text:span text:style-name="T138"> </text:span>screen<text:span text:style-name="T143"> </text:span>(Screen<text:span text:style-name="T153"> </text:span><text:span text:style-name="T145">2).</text:span></text:p>
      <text:list xml:id="list124224151174079" text:continue-numbering="true" text:style-name="WWNum32">
        <text:list-item>
          <text:h text:style-name="P53" text:outline-level="2">Screen<text:span text:style-name="T135"> </text:span>3:<text:span text:style-name="T135"> </text:span>Request<text:span text:style-name="T135"> Approved</text:span></text:h>
          <text:list>
            <text:list-item>
              <text:p text:style-name="P64"><text:span text:style-name="T88">Given</text:span><text:span text:style-name="T91"> </text:span><text:span text:style-name="T89">the</text:span><text:span text:style-name="T101"> </text:span><text:span text:style-name="T89">business</text:span><text:span text:style-name="T101"> </text:span><text:span text:style-name="T89">has</text:span><text:span text:style-name="T101"> </text:span><text:span text:style-name="T89">approved</text:span><text:span text:style-name="T101"> </text:span><text:span text:style-name="T89">my</text:span><text:span text:style-name="T101"> </text:span><text:span text:style-name="T89">delivery</text:span><text:span text:style-name="T101"> </text:span><text:span text:style-name="T89">request, #</text:span><text:span text:style-name="T88">When </text:span><text:span text:style-name="T89">I am on the request approved screen,</text:span></text:p>
            </text:list-item>
          </text:list>
        </text:list-item>
      </text:list>
      <text:p text:style-name="P675">#<text:span text:style-name="T133">Then</text:span><text:span text:style-name="T142"> </text:span>the<text:span text:style-name="T147"> </text:span>status<text:span text:style-name="T145"> </text:span>timeline<text:span text:style-name="T145"> </text:span>should<text:span text:style-name="T147"> </text:span>update<text:span text:style-name="T147"> </text:span>to<text:span text:style-name="T147"> </text:span>"Redeem<text:span text:style-name="T147"> </text:span>&amp;<text:span text:style-name="T147"> </text:span>Delivery<text:span text:style-name="T147"> </text:span>Approved" and show "Your order Has been delivered".</text:p>
      <text:list xml:id="list124225162136427" text:continue-numbering="true" text:style-name="WWNum32">
        <text:list-item>
          <text:list>
            <text:list-item>
              <text:p text:style-name="P195"><text:span text:style-name="T88">When</text:span><text:span text:style-name="T98"> </text:span><text:span text:style-name="T89">the</text:span><text:span text:style-name="T97"> </text:span><text:span text:style-name="T89">delivery</text:span><text:span text:style-name="T97"> </text:span><text:span text:style-name="T89">is</text:span><text:span text:style-name="T87"> </text:span><text:span text:style-name="T89">in</text:span><text:span text:style-name="T97"> </text:span><text:span text:style-name="T87">progress,</text:span></text:p>
            </text:list-item>
          </text:list>
        </text:list-item>
      </text:list>
      <text:p text:style-name="P681">#<text:span text:style-name="T133">Then </text:span>I<text:span text:style-name="T145"> </text:span>should<text:span text:style-name="T138"> </text:span>be<text:span text:style-name="T135"> </text:span>taken<text:span text:style-name="T143"> </text:span>to<text:span text:style-name="T138"> </text:span>the<text:span text:style-name="T135"> </text:span>order<text:span text:style-name="T138"> </text:span>delivered<text:span text:style-name="T138"> </text:span>screen<text:span text:style-name="T138"> </text:span>(Screen <text:span text:style-name="T145">4).</text:span></text:p>
      <text:list xml:id="list124223551039940" text:continue-numbering="true" text:style-name="WWNum32">
        <text:list-item>
          <text:h text:style-name="P53" text:outline-level="2">Screen<text:span text:style-name="T135"> </text:span>4:<text:span text:style-name="T135"> </text:span>Order<text:span text:style-name="T135"> Delivered</text:span></text:h>
          <text:list>
            <text:list-item>
              <text:p text:style-name="P198"><text:span text:style-name="T89">When</text:span><text:span text:style-name="T103"> </text:span><text:span text:style-name="T89">I</text:span><text:span text:style-name="T90"> </text:span><text:span text:style-name="T89">tap on</text:span><text:span text:style-name="T97"> </text:span><text:span text:style-name="T89">back</text:span><text:span text:style-name="T97"> </text:span><text:span text:style-name="T89">button, I</text:span><text:span text:style-name="T87"> </text:span><text:span text:style-name="T89">will</text:span><text:span text:style-name="T97"> </text:span><text:span text:style-name="T89">go to</text:span><text:span text:style-name="T97"> </text:span><text:span text:style-name="T89">previous </text:span><text:span text:style-name="T87">screen.</text:span></text:p>
            </text:list-item>
            <text:list-item>
              <text:p text:style-name="P198"><text:span text:style-name="T89">When</text:span><text:span text:style-name="T103"> </text:span><text:span text:style-name="T89">I</text:span><text:span text:style-name="T92"> </text:span><text:span text:style-name="T89">tap on</text:span><text:span text:style-name="T103"> </text:span><text:span text:style-name="T89">“Cross“</text:span><text:span text:style-name="T87"> </text:span><text:span text:style-name="T89">button,</text:span><text:span text:style-name="T97"> </text:span><text:span text:style-name="T89">I</text:span><text:span text:style-name="T92"> </text:span><text:span text:style-name="T89">will go to previous</text:span><text:span text:style-name="T97"> </text:span><text:span text:style-name="T87">screen.</text:span></text:p>
            </text:list-item>
            <text:list-item>
              <text:p text:style-name="P198"><text:span text:style-name="T89">I</text:span><text:span text:style-name="T87"> </text:span><text:span text:style-name="T89">will have</text:span><text:span text:style-name="T97"> </text:span><text:span text:style-name="T89">following</text:span><text:span text:style-name="T97"> </text:span><text:span text:style-name="T89">details</text:span><text:span text:style-name="T97"> </text:span><text:span text:style-name="T89">for</text:span><text:span text:style-name="T87"> </text:span><text:span text:style-name="T89">offer </text:span><text:span text:style-name="T92">view:</text:span></text:p>
              <text:list>
                <text:list-item>
                  <text:p text:style-name="P190"><text:span text:style-name="T87">Image</text:span></text:p>
                </text:list-item>
                <text:list-item>
                  <text:p text:style-name="P109"><text:span text:style-name="T92">Name</text:span></text:p>
                </text:list-item>
                <text:list-item>
                  <text:p text:style-name="P109"><text:span text:style-name="T89">Description:</text:span><text:span text:style-name="T87"> </text:span><text:span text:style-name="T89">Whatever</text:span><text:span text:style-name="T97"> </text:span><text:span text:style-name="T89">customer</text:span><text:span text:style-name="T97"> </text:span><text:span text:style-name="T89">has</text:span><text:span text:style-name="T96"> </text:span><text:span text:style-name="T89">entered</text:span><text:span text:style-name="T97"> </text:span><text:span text:style-name="T89">the</text:span><text:span text:style-name="T97"> </text:span><text:span text:style-name="T89">detail</text:span><text:span text:style-name="T97"> </text:span><text:span text:style-name="T92">from</text:span></text:p>
                </text:list-item>
              </text:list>
            </text:list-item>
          </text:list>
        </text:list-item>
      </text:list>
      <text:p text:style-name="P682">“Message“<text:span text:style-name="T145"> </text:span>box<text:span text:style-name="T138"> </text:span>in<text:span text:style-name="T135"> </text:span>“Request<text:span text:style-name="T138"> </text:span>Delivery<text:span text:style-name="T135"> </text:span>Screen“<text:span text:style-name="T138"> </text:span>(Redeem<text:span text:style-name="T138"> </text:span>Details<text:span text:style-name="T135"> page)</text:span></text:p>
      <text:list xml:id="list124225155271313" text:continue-numbering="true" text:style-name="WWNum32">
        <text:list-item>
          <text:list>
            <text:list-item>
              <text:p text:style-name="P198"><text:span text:style-name="T89">I</text:span><text:span text:style-name="T110"> </text:span><text:span text:style-name="T89">have</text:span><text:span text:style-name="T87"> </text:span><text:span text:style-name="T89">“Your</text:span><text:span text:style-name="T87"> </text:span><text:span text:style-name="T89">delivery</text:span><text:span text:style-name="T97"> </text:span><text:span text:style-name="T89">request</text:span><text:span text:style-name="T97"> </text:span><text:span text:style-name="T89">status</text:span><text:span text:style-name="T97"> </text:span><text:span text:style-name="T89">view“</text:span><text:span text:style-name="T96"> </text:span><text:span text:style-name="T89">that</text:span><text:span text:style-name="T97"> </text:span><text:span text:style-name="T89">shows</text:span><text:span text:style-name="T97"> </text:span><text:span text:style-name="T89">the</text:span><text:span text:style-name="T97"> </text:span><text:span text:style-name="T89">status</text:span><text:span text:style-name="T87"> </text:span><text:span text:style-name="T89">of </text:span><text:span text:style-name="T87">delivery.</text:span></text:p>
            </text:list-item>
            <text:list-item>
              <text:p text:style-name="P198"><text:span text:style-name="T88">“Please</text:span><text:span text:style-name="T98"> </text:span><text:span text:style-name="T88">rate</text:span><text:span text:style-name="T98"> </text:span><text:span text:style-name="T88">us“</text:span><text:span text:style-name="T89">: I</text:span><text:span text:style-name="T96"> </text:span><text:span text:style-name="T89">have</text:span><text:span text:style-name="T103"> </text:span><text:span text:style-name="T89">following field for</text:span><text:span text:style-name="T97"> </text:span><text:span text:style-name="T89">this</text:span><text:span text:style-name="T97"> </text:span><text:span text:style-name="T92">view</text:span></text:p>
              <text:list>
                <text:list-item>
                  <text:p text:style-name="P205"><text:span text:style-name="T89">Image</text:span><text:span text:style-name="T96"> </text:span><text:span text:style-name="T89">of</text:span><text:span text:style-name="T97"> </text:span><text:span text:style-name="T87">offer</text:span></text:p>
                </text:list-item>
                <text:list-item>
                  <text:p text:style-name="P206"><text:span text:style-name="T89">Title</text:span><text:span text:style-name="T96"> </text:span><text:span text:style-name="T89">of</text:span><text:span text:style-name="T103"> </text:span><text:span text:style-name="T87">offer</text:span></text:p>
                </text:list-item>
                <text:list-item>
                  <text:p text:style-name="P98"><text:span text:style-name="T89">I</text:span><text:span text:style-name="T92"> </text:span><text:span text:style-name="T89">can</text:span><text:span text:style-name="T92"> </text:span><text:span text:style-name="T89">give</text:span><text:span text:style-name="T96"> </text:span><text:span text:style-name="T89">rate</text:span><text:span text:style-name="T96"> </text:span><text:span text:style-name="T89">and</text:span><text:span text:style-name="T92"> </text:span><text:span text:style-name="T89">review</text:span><text:span text:style-name="T92"> </text:span><text:span text:style-name="T89">to</text:span><text:span text:style-name="T92"> </text:span><text:span text:style-name="T89">this</text:span><text:span text:style-name="T92"> </text:span><text:span text:style-name="T89">offer</text:span><text:span text:style-name="T92"> </text:span><text:span text:style-name="T89">by</text:span><text:span text:style-name="T92"> </text:span><text:span text:style-name="T89">selecting</text:span><text:span text:style-name="T92"> </text:span><text:span text:style-name="T89">start</text:span><text:span text:style-name="T92"> </text:span><text:span text:style-name="T89">and</text:span><text:span text:style-name="T92"> </text:span><text:span text:style-name="T89">entering the message.</text:span></text:p>
                </text:list-item>
              </text:list>
            </text:list-item>
            <text:list-item>
              <text:p text:style-name="P195"><text:span text:style-name="T88">Business</text:span><text:span text:style-name="T93"> </text:span><text:span text:style-name="T88">user</text:span><text:span text:style-name="T86"> </text:span><text:span text:style-name="T88">profile:</text:span><text:span text:style-name="T107"> </text:span><text:span text:style-name="T89">I</text:span><text:span text:style-name="T87"> </text:span><text:span text:style-name="T89">have</text:span><text:span text:style-name="T87"> </text:span><text:span text:style-name="T89">following</text:span><text:span text:style-name="T97"> </text:span><text:span text:style-name="T89">fields</text:span><text:span text:style-name="T87"> </text:span><text:span text:style-name="T89">for this</text:span><text:span text:style-name="T87"> </text:span><text:span text:style-name="T92">view</text:span></text:p>
              <text:list>
                <text:list-item>
                  <text:p text:style-name="P110"><text:span text:style-name="T89">Image</text:span><text:span text:style-name="T92"> </text:span><text:span text:style-name="T89">of</text:span><text:span text:style-name="T92"> </text:span><text:span text:style-name="T89">business</text:span><text:span text:style-name="T96"> </text:span><text:span text:style-name="T92">user</text:span></text:p>
                </text:list-item>
                <text:list-item>
                  <text:p text:style-name="P109"><text:span text:style-name="T89">Name</text:span><text:span text:style-name="T92"> </text:span><text:span text:style-name="T89">of</text:span><text:span text:style-name="T96"> </text:span><text:span text:style-name="T89">business</text:span><text:span text:style-name="T87"> </text:span><text:span text:style-name="T92">user</text:span></text:p>
                </text:list-item>
                <text:list-item>
                  <text:p text:style-name="P109"><text:span text:style-name="T89">Blue</text:span><text:span text:style-name="T87"> </text:span><text:span text:style-name="T92">mark</text:span></text:p>
                </text:list-item>
                <text:list-item>
                  <text:p text:style-name="P109"><text:span text:style-name="T87">Ratings</text:span></text:p>
                </text:list-item>
                <text:list-item>
                  <text:p text:style-name="P109"><text:span text:style-name="T89">Subscribe</text:span><text:span text:style-name="T96"> </text:span><text:span text:style-name="T89">label</text:span><text:span text:style-name="T97"> </text:span><text:span text:style-name="T89">if</text:span><text:span text:style-name="T97"> </text:span><text:span text:style-name="T87">applicable</text:span></text:p>
                </text:list-item>
                <text:list-item>
                  <text:p text:style-name="P109"><text:span text:style-name="T89">Call</text:span><text:span text:style-name="T87"> </text:span><text:span text:style-name="T89">button:</text:span><text:span text:style-name="T97"> </text:span><text:span text:style-name="T89">User</text:span><text:span text:style-name="T97"> </text:span><text:span text:style-name="T89">can</text:span><text:span text:style-name="T97"> </text:span><text:span text:style-name="T89">call</text:span><text:span text:style-name="T106"> </text:span><text:span text:style-name="T89">him</text:span><text:span text:style-name="T97"> </text:span><text:span text:style-name="T89">using</text:span><text:span text:style-name="T97"> </text:span><text:span text:style-name="T89">native</text:span><text:span text:style-name="T87"> </text:span><text:span text:style-name="T89">call</text:span><text:span text:style-name="T97"> </text:span><text:span text:style-name="T87">carrier.</text:span></text:p>
                </text:list-item>
              </text:list>
            </text:list-item>
          </text:list>
        </text:list-item>
        <text:list-item>
          <text:h text:style-name="P54" text:outline-level="2"><draw:g text:anchor-type="char" draw:z-index="43" draw:name="Group 91" draw:style-name="gr26"><draw:custom-shape draw:name="Graphic 92" draw:style-name="gr27" draw:text-style-name="P734" svg:width="15.9cm" svg:height="14.863cm" svg:x="2.554cm" svg:y="0.039cm"><text:p/><draw:enhanced-geometry draw:mirror-horizontal="false" draw:mirror-vertical="false" drawooo:sub-view-size="5723890 5350510 5723890 5350510" draw:text-areas="0 0 ?f0 ?f1" svg:viewBox="0 0 0 0" draw:type="ooxml-non-primitive" draw:enhanced-path="M 5714365 0 L 9144 0 0 0 0 9144 0 5340985 0 5350129 9144 5350129 5714365 5350129 5714365 5340985 9144 5340985 9144 9144 5714365 9144 5714365 0 Z N M 5723585 0 L 5714441 0 5714441 9144 5714441 5340985 5714441 5350129 5723585 5350129 5723585 5340985 5723585 9144 5723585 0 Z N"><draw:equation draw:name="f0" draw:formula="logwidth"/><draw:equation draw:name="f1" draw:formula="logheight"/></draw:enhanced-geometry></draw:custom-shape><draw:custom-shape draw:name="Graphic 93" draw:style-name="gr18" draw:text-style-name="P735" svg:width="15.922cm" svg:height="0.398cm" svg:x="2.54cm" svg:y="14.984cm"><text:p/><draw:enhanced-geometry draw:mirror-horizontal="false" draw:mirror-vertical="false" drawooo:sub-view-size="5731510 143510" draw:text-areas="0 0 ?f0 ?f1" svg:viewBox="0 0 0 0" draw:type="ooxml-non-primitive" draw:enhanced-path="M 5731497 0 L 0 0 0 143510 5731497 143510 5731497 0 Z N"><draw:equation draw:name="f0" draw:formula="logwidth"/><draw:equation draw:name="f1" draw:formula="logheight"/></draw:enhanced-geometry></draw:custom-shape><draw:custom-shape draw:name="Graphic 94" draw:style-name="gr11" draw:text-style-name="P736" svg:width="0.008cm" svg:height="0.008cm" svg:x="18.459cm" svg:y="14.986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95" draw:style-name="gr19" draw:text-style-name="P735" svg:width="15.925cm" svg:height="0.389cm" svg:x="2.54cm" svg:y="14.986cm"><text:p/><draw:enhanced-geometry draw:mirror-horizontal="false" draw:mirror-vertical="false" drawooo:sub-view-size="5732780 140335 5732780 140335" draw:text-areas="0 0 ?f0 ?f1" svg:viewBox="0 0 0 0" draw:type="ooxml-non-primitive" draw:enhanced-path="M 3048 3048 L 0 3048 0 140208 3048 140208 3048 3048 Z N M 5732716 0 L 5729668 0 5729668 3048 5732716 3048 5732716 0 Z N"><draw:equation draw:name="f0" draw:formula="logwidth"/><draw:equation draw:name="f1" draw:formula="logheight"/></draw:enhanced-geometry></draw:custom-shape><draw:custom-shape draw:name="Graphic 96" draw:style-name="gr20" draw:text-style-name="P736" svg:width="0.008cm" svg:height="0.38cm" svg:x="18.459cm" svg:y="14.995cm"><text:p/><draw:enhanced-geometry draw:mirror-horizontal="false" draw:mirror-vertical="false" drawooo:sub-view-size="3175 137160" draw:text-areas="0 0 ?f0 ?f1" svg:viewBox="0 0 0 0" draw:type="ooxml-non-primitive" draw:enhanced-path="M 3047 0 L 0 0 0 137160 3047 137160 3047 0 Z N"><draw:equation draw:name="f0" draw:formula="logwidth"/><draw:equation draw:name="f1" draw:formula="logheight"/></draw:enhanced-geometry></draw:custom-shape><draw:custom-shape draw:name="Graphic 97" draw:style-name="gr14" draw:text-style-name="P735" svg:width="0.008cm" svg:height="0.008cm" svg:x="2.54cm" svg:y="15.376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98" draw:style-name="gr15" draw:text-style-name="P736" svg:width="15.925cm" svg:height="0.008cm" svg:x="2.54cm" svg:y="15.376cm"><text:p/><draw:enhanced-geometry draw:mirror-horizontal="false" draw:mirror-vertical="false" drawooo:sub-view-size="5732780 3175 5732780 3175" draw:text-areas="0 0 ?f0 ?f1" svg:viewBox="0 0 0 0" draw:type="ooxml-non-primitive" draw:enhanced-path="M 5729605 0 L 3048 0 0 0 0 3035 3048 3035 5729605 3035 5729605 0 Z N M 5732716 0 L 5729668 0 5729668 3035 5732716 3035 5732716 0 Z N"><draw:equation draw:name="f0" draw:formula="logwidth"/><draw:equation draw:name="f1" draw:formula="logheight"/></draw:enhanced-geometry></draw:custom-shape></draw:g>Additional<text:span text:style-name="T152"> </text:span>Screens<text:span text:style-name="T145"> </text:span>(Business<text:span text:style-name="T145"> </text:span>Response<text:span text:style-name="T145"> </text:span><text:span text:style-name="T135">Flow):</text:span></text:h>
          <text:list>
            <text:list-item>
              <text:p text:style-name="P198"><text:span text:style-name="T88">Screen</text:span><text:span text:style-name="T86"> </text:span><text:span text:style-name="T88">5:</text:span><text:span text:style-name="T86"> </text:span><text:span text:style-name="T88">Approve</text:span><text:span text:style-name="T98"> </text:span><text:span text:style-name="T88">Redemption</text:span><text:span text:style-name="T86"> </text:span><text:span text:style-name="T88">&amp;</text:span><text:span text:style-name="T86"> Delivery</text:span></text:p>
              <text:list>
                <text:list-item>
                  <text:p text:style-name="P190"><text:span text:style-name="T88">Given</text:span><text:span text:style-name="T98"> </text:span><text:span text:style-name="T89">a</text:span><text:span text:style-name="T87"> </text:span><text:span text:style-name="T89">business</text:span><text:span text:style-name="T87"> </text:span><text:span text:style-name="T89">user</text:span><text:span text:style-name="T87"> </text:span><text:span text:style-name="T89">views</text:span><text:span text:style-name="T87"> </text:span><text:span text:style-name="T89">the</text:span><text:span text:style-name="T97"> </text:span><text:span text:style-name="T87">request,</text:span></text:p>
                </text:list-item>
              </text:list>
            </text:list-item>
          </text:list>
        </text:list-item>
      </text:list>
      <text:p text:style-name="P686">#*<text:span text:style-name="T133">When</text:span><text:span text:style-name="T139"> </text:span>they<text:span text:style-name="T138"> </text:span>are<text:span text:style-name="T135"> </text:span>on<text:span text:style-name="T138"> </text:span>the<text:span text:style-name="T138"> </text:span>approve<text:span text:style-name="T138"> </text:span>redemption<text:span text:style-name="T138"> </text:span><text:span text:style-name="T135">screen,</text:span></text:p>
      <text:p text:style-name="P687">#*<text:span text:style-name="T133">Then</text:span><text:span text:style-name="T142"> </text:span>they<text:span text:style-name="T147"> </text:span>should<text:span text:style-name="T147"> </text:span>see<text:span text:style-name="T145"> </text:span>the<text:span text:style-name="T147"> </text:span>offer<text:span text:style-name="T147"> </text:span>details,<text:span text:style-name="T147"> </text:span>a<text:span text:style-name="T147"> </text:span>"Has<text:span text:style-name="T147"> </text:span>the<text:span text:style-name="T147"> </text:span>Order<text:span text:style-name="T147"> </text:span>Been Delivered?" prompt, and an "Approve &amp; Selection" button.</text:p>
      <text:list xml:id="list124224616520788" text:continue-numbering="true" text:style-name="WWNum32">
        <text:list-item>
          <text:list>
            <text:list-item>
              <text:list>
                <text:list-item>
                  <text:p text:style-name="P111"><text:span text:style-name="T89">User</text:span><text:span text:style-name="T87"> </text:span><text:span text:style-name="T89">will</text:span><text:span text:style-name="T97"> </text:span><text:span text:style-name="T89">have</text:span><text:span text:style-name="T97"> </text:span><text:span text:style-name="T89">following</text:span><text:span text:style-name="T97"> </text:span><text:span text:style-name="T89">details</text:span><text:span text:style-name="T87"> </text:span><text:span text:style-name="T89">in</text:span><text:span text:style-name="T97"> </text:span><text:span text:style-name="T89">this</text:span><text:span text:style-name="T87"> </text:span><text:span text:style-name="T92">page:</text:span></text:p>
                  <text:list>
                    <text:list-item>
                      <text:p text:style-name="P116"><text:span text:style-name="T89">Offer</text:span><text:span text:style-name="T90"> </text:span><text:span text:style-name="T89">details:</text:span><text:span text:style-name="T96"> </text:span><text:span text:style-name="T89">Including</text:span><text:span text:style-name="T90"> </text:span><text:span text:style-name="T89">the</text:span><text:span text:style-name="T90"> </text:span><text:span text:style-name="T89">price,</text:span><text:span text:style-name="T90"> </text:span><text:span text:style-name="T89">quantity,</text:span><text:span text:style-name="T90"> </text:span><text:span text:style-name="T89">and</text:span><text:span text:style-name="T90"> </text:span><text:span text:style-name="T89">any</text:span><text:span text:style-name="T90"> </text:span><text:span text:style-name="T89">message typed by the user.</text:span></text:p>
                    </text:list-item>
                    <text:list-item>
                      <text:p text:style-name="P117"><text:span text:style-name="T89">Location:</text:span><text:span text:style-name="T90"> </text:span><text:span text:style-name="T89">Display</text:span><text:span text:style-name="T87"> </text:span><text:span text:style-name="T89">customer</text:span><text:span text:style-name="T87"> </text:span><text:span text:style-name="T89">information</text:span><text:span text:style-name="T87"> </text:span><text:span text:style-name="T89">and</text:span><text:span text:style-name="T87"> location</text:span></text:p>
                    </text:list-item>
                    <text:list-item>
                      <text:p text:style-name="P117"><text:span text:style-name="T89">Phone</text:span><text:span text:style-name="T87"> </text:span><text:span text:style-name="T89">number:</text:span><text:span text:style-name="T97"> </text:span><text:span text:style-name="T89">Show’s</text:span><text:span text:style-name="T87"> </text:span><text:span text:style-name="T89">user</text:span><text:span text:style-name="T96"> </text:span><text:span text:style-name="T89">contact </text:span><text:span text:style-name="T87">number</text:span></text:p>
                    </text:list-item>
                    <text:list-item>
                      <text:p text:style-name="P117"><text:span text:style-name="T89">User</text:span><text:span text:style-name="T92"> </text:span><text:span text:style-name="T87">profile</text:span></text:p>
                    </text:list-item>
                  </text:list>
                </text:list-item>
                <text:list-item>
                  <text:p text:style-name="P99"><text:span text:style-name="T88">When</text:span><text:span text:style-name="T93"> </text:span><text:span text:style-name="T89">they</text:span><text:span text:style-name="T90"> </text:span><text:span text:style-name="T89">tap</text:span><text:span text:style-name="T90"> </text:span><text:span text:style-name="T89">"Approve</text:span><text:span text:style-name="T92"> </text:span><text:span text:style-name="T89">&amp;</text:span><text:span text:style-name="T90"> </text:span><text:span text:style-name="T89">Selection",</text:span><text:span text:style-name="T92"> </text:span><text:span text:style-name="T88">Then</text:span><text:span text:style-name="T93"> </text:span><text:span text:style-name="T89">the</text:span><text:span text:style-name="T90"> </text:span><text:span text:style-name="T89">request</text:span><text:span text:style-name="T90"> </text:span><text:span text:style-name="T89">should move to the next status.</text:span></text:p>
                </text:list-item>
                <text:list-item>
                  <text:p text:style-name="P100"><text:span text:style-name="T89">When</text:span><text:span text:style-name="T92"> </text:span><text:span text:style-name="T89">they</text:span><text:span text:style-name="T92"> </text:span><text:span text:style-name="T89">reject</text:span><text:span text:style-name="T92"> </text:span><text:span text:style-name="T89">the</text:span><text:span text:style-name="T90"> </text:span><text:span text:style-name="T89">offer,</text:span><text:span text:style-name="T92"> </text:span><text:span text:style-name="T89">one</text:span><text:span text:style-name="T101"> </text:span><text:span text:style-name="T89">native</text:span><text:span text:style-name="T90"> </text:span><text:span text:style-name="T89">textview</text:span><text:span text:style-name="T90"> </text:span><text:span text:style-name="T89">popup</text:span><text:span text:style-name="T92"> </text:span><text:span text:style-name="T89">should</text:span><text:span text:style-name="T92"> </text:span><text:span text:style-name="T89">appear, you can enter the rejection reason and submit it.</text:span></text:p>
                </text:list-item>
              </text:list>
            </text:list-item>
            <text:list-item>
              <text:h text:style-name="P56" text:outline-level="2">Screen<text:span text:style-name="T147"> </text:span>6:<text:span text:style-name="T135"> </text:span>Approve<text:span text:style-name="T138"> </text:span>Redemption<text:span text:style-name="T135"> </text:span>&amp;<text:span text:style-name="T141"> </text:span>Delivery<text:span text:style-name="T138"> </text:span>(Post-<text:span text:style-name="T135">Approval)</text:span></text:h>
              <text:list>
                <text:list-item>
                  <text:p text:style-name="P101"><text:span text:style-name="T88">Given</text:span><text:span text:style-name="T91"> </text:span><text:span text:style-name="T89">the</text:span><text:span text:style-name="T101"> </text:span><text:span text:style-name="T89">business</text:span><text:span text:style-name="T110"> </text:span><text:span text:style-name="T89">has</text:span><text:span text:style-name="T110"> </text:span><text:span text:style-name="T89">approved</text:span><text:span text:style-name="T101"> </text:span><text:span text:style-name="T89">the</text:span><text:span text:style-name="T101"> </text:span><text:span text:style-name="T89">request, #*</text:span><text:span text:style-name="T88">When </text:span><text:span text:style-name="T89">they view the updated screen,</text:span></text:p>
                </text:list-item>
              </text:list>
            </text:list-item>
          </text:list>
        </text:list-item>
      </text:list>
      <text:p text:style-name="P687">#*<text:span text:style-name="T133">Then</text:span><text:span text:style-name="T142"> </text:span>the<text:span text:style-name="T147"> </text:span>status<text:span text:style-name="T145"> </text:span>should<text:span text:style-name="T151"> </text:span>show<text:span text:style-name="T145"> </text:span>"Accepted"<text:span text:style-name="T145"> </text:span>with<text:span text:style-name="T147"> </text:span>a<text:span text:style-name="T141"> </text:span>timestamp<text:span text:style-name="T147"> </text:span>(e.g., "Apr 29 2024 15:43").</text:p>
      <text:list xml:id="list124224731669417" text:continue-numbering="true" text:style-name="WWNum32">
        <text:list-item>
          <text:list>
            <text:list-item>
              <text:h text:style-name="P56" text:outline-level="2">Screen<text:span text:style-name="T135"> </text:span>7:<text:span text:style-name="T135"> </text:span>Mark<text:span text:style-name="T138"> </text:span>as<text:span text:style-name="T135"> Delivered</text:span></text:h>
              <text:list>
                <text:list-item>
                  <text:p text:style-name="P102"><text:span text:style-name="T88">Given</text:span><text:span text:style-name="T91"> </text:span><text:span text:style-name="T89">the</text:span><text:span text:style-name="T101"> </text:span><text:span text:style-name="T89">business</text:span><text:span text:style-name="T110"> </text:span><text:span text:style-name="T89">has</text:span><text:span text:style-name="T110"> </text:span><text:span text:style-name="T89">delivered</text:span><text:span text:style-name="T101"> </text:span><text:span text:style-name="T89">the</text:span><text:span text:style-name="T101"> </text:span><text:span text:style-name="T89">order, #*</text:span><text:span text:style-name="T88">When </text:span><text:span text:style-name="T89">they view the updated screen,</text:span></text:p>
                </text:list-item>
              </text:list>
            </text:list-item>
          </text:list>
        </text:list-item>
      </text:list>
      <text:p text:style-name="P686">#*<text:span text:style-name="T133">Then</text:span><text:span text:style-name="T142"> </text:span>they<text:span text:style-name="T138"> </text:span>should<text:span text:style-name="T138"> </text:span>see<text:span text:style-name="T141"> </text:span>a<text:span text:style-name="T135"> </text:span>"Mark<text:span text:style-name="T138"> </text:span>as<text:span text:style-name="T135"> </text:span>Delivered"<text:span text:style-name="T135"> button.</text:span></text:p>
      <text:list xml:id="list124224536816206" text:continue-numbering="true" text:style-name="WWNum32">
        <text:list-item>
          <text:list>
            <text:list-item>
              <text:list>
                <text:list-item>
                  <text:list>
                    <text:list-item>
                      <text:p text:style-name="P117"><text:span text:style-name="T88">When</text:span><text:span text:style-name="T95"> </text:span><text:span text:style-name="T89">they</text:span><text:span text:style-name="T97"> </text:span><text:span text:style-name="T89">tap</text:span><text:span text:style-name="T87"> </text:span><text:span text:style-name="T89">"Mark</text:span><text:span text:style-name="T97"> </text:span><text:span text:style-name="T89">as</text:span><text:span text:style-name="T103"> </text:span><text:span text:style-name="T87">Delivered",</text:span></text:p>
                    </text:list-item>
                  </text:list>
                </text:list-item>
              </text:list>
            </text:list-item>
          </text:list>
        </text:list-item>
      </text:list>
      <text:p text:style-name="P688">#**<text:span text:style-name="T133">Then</text:span><text:span text:style-name="T148"> </text:span>the<text:span text:style-name="T145"> </text:span>status<text:span text:style-name="T151"> </text:span>should<text:span text:style-name="T145"> </text:span>update<text:span text:style-name="T145"> </text:span>to<text:span text:style-name="T145"> </text:span>"Delivered"<text:span text:style-name="T141"> </text:span>with<text:span text:style-name="T145"> </text:span>a timestamp (e.g., "Apr 29 2024 15:43").</text:p>
      <table:table table:name="Table45" table:style-name="Table45">
        <table:table-column table:style-name="Table45.A"/>
        <table:table-row table:style-name="Table45.1">
          <table:table-cell table:style-name="Table45.A1" office:value-type="string">
            <text:p text:style-name="P236"><text:span text:style-name="T37">[DDVXY-45]</text:span><text:span text:style-name="T40"> </text:span><text:a xlink:type="simple" xlink:href="https://hyperlinkinfosystem.atlassian.net/browse/DDVXY-45" text:style-name="Default_20_Style" text:visited-style-name="Default_20_Style"><text:span text:style-name="T45">Confirm</text:span></text:a><text:a xlink:type="simple" xlink:href="https://hyperlinkinfosystem.atlassian.net/browse/DDVXY-45" text:style-name="Default_20_Style" text:visited-style-name="Default_20_Style"><text:span text:style-name="T48"> </text:span></text:a><text:a xlink:type="simple" xlink:href="https://hyperlinkinfosystem.atlassian.net/browse/DDVXY-45" text:style-name="Default_20_Style" text:visited-style-name="Default_20_Style"><text:span text:style-name="T45">location</text:span></text:a><text:a xlink:type="simple" xlink:href="https://hyperlinkinfosystem.atlassian.net/browse/DDVXY-45" text:style-name="Default_20_Style" text:visited-style-name="Default_20_Style"><text:span text:style-name="T53"> </text:span></text:a><text:a xlink:type="simple" xlink:href="https://hyperlinkinfosystem.atlassian.net/browse/DDVXY-45" text:style-name="Default_20_Style" text:visited-style-name="Default_20_Style"><text:span text:style-name="T45">redemption</text:span></text:a><text:span text:style-name="T56"> </text:span><text:span text:style-name="T70">Created:</text:span><text:span text:style-name="T76"> </text:span><text:span text:style-name="T70">03/Jun/25</text:span><text:span text:style-name="T77"> </text:span><text:span text:style-name="T70">Updated:</text:span><text:span text:style-name="T76"> </text:span><text:span text:style-name="T74">03/Jun/25</text:span></text:p>
          </table:table-cell>
        </table:table-row>
      </table:table>
      <text:p text:style-name="P519"/>
      <text:p text:style-name="P520"/>
      <text:p text:style-name="P521"><draw:custom-shape text:anchor-type="char" draw:z-index="62" draw:name="Textbox 99"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svg:y="-17.087cm" draw:z-index="17" draw:name="Textbox 100" draw:style-name="gr62" draw:text-style-name="P744" svg:width="15.876cm" svg:height="11.916cm"><text:p text:style-name="P5"><text:span text:style-name="T158">I</text:span><text:span text:style-name="T159"> </text:span><text:span text:style-name="T158">want</text:span><text:span text:style-name="T159"> </text:span><text:span text:style-name="T161">to</text:span><text:span text:style-name="T162"> </text:span><text:span text:style-name="T161">confirm</text:span><text:span text:style-name="T163"> </text:span><text:span text:style-name="T161">or</text:span><text:span text:style-name="T160"> </text:span><text:span text:style-name="T161">add</text:span><text:span text:style-name="T162"> </text:span><text:span text:style-name="T161">a</text:span><text:span text:style-name="T160"> </text:span><text:span text:style-name="T161">delivery</text:span><text:span text:style-name="T160"> </text:span><text:span text:style-name="T161">location</text:span><text:span text:style-name="T162"> </text:span><text:span text:style-name="T161">during</text:span><text:span text:style-name="T162"> </text:span><text:span text:style-name="T161">the</text:span><text:span text:style-name="T163"> </text:span><text:span text:style-name="T161">redemption</text:span><text:span text:style-name="T162"> </text:span><text:span text:style-name="T165">process,</text:span></text:p><text:p text:style-name="P27"><text:span text:style-name="T158">So</text:span><text:span text:style-name="T167"> </text:span><text:span text:style-name="T158">that</text:span><text:span text:style-name="T164"> </text:span><text:span text:style-name="T161">I</text:span><text:span text:style-name="T169"> </text:span><text:span text:style-name="T161">can</text:span><text:span text:style-name="T162"> </text:span><text:span text:style-name="T161">ensure</text:span><text:span text:style-name="T162"> </text:span><text:span text:style-name="T161">my</text:span><text:span text:style-name="T160"> </text:span><text:span text:style-name="T161">offers</text:span><text:span text:style-name="T169"> </text:span><text:span text:style-name="T161">or</text:span><text:span text:style-name="T163"> </text:span><text:span text:style-name="T161">deliveries</text:span><text:span text:style-name="T169"> </text:span><text:span text:style-name="T161">are</text:span><text:span text:style-name="T162"> </text:span><text:span text:style-name="T161">associated</text:span><text:span text:style-name="T162"> </text:span><text:span text:style-name="T161">with</text:span><text:span text:style-name="T169"> </text:span><text:span text:style-name="T161">the</text:span><text:span text:style-name="T162"> </text:span><text:span text:style-name="T161">correct</text:span><text:span text:style-name="T169"> </text:span><text:span text:style-name="T165">address.</text:span></text:p><text:p text:style-name="P6"><text:span text:style-name="T158">Acceptance</text:span><text:span text:style-name="T170"> </text:span><text:span text:style-name="T166">Criteria:</text:span></text:p><text:list xml:id="list1874201346" text:style-name="WWNum33"><text:list-item><text:p text:style-name="P33"><text:span text:style-name="T161">When</text:span><text:span text:style-name="T171"> </text:span><text:span text:style-name="T161">user</text:span><text:span text:style-name="T162"> </text:span><text:span text:style-name="T161">tap</text:span><text:span text:style-name="T160"> </text:span><text:span text:style-name="T161">on</text:span><text:span text:style-name="T162"> </text:span><text:span text:style-name="T161">back</text:span><text:span text:style-name="T162"> </text:span><text:span text:style-name="T161">button,</text:span><text:span text:style-name="T171"> </text:span><text:span text:style-name="T161">he/she</text:span><text:span text:style-name="T162"> </text:span><text:span text:style-name="T161">will</text:span><text:span text:style-name="T169"> </text:span><text:span text:style-name="T161">go</text:span><text:span text:style-name="T162"> </text:span><text:span text:style-name="T161">to</text:span><text:span text:style-name="T169"> </text:span><text:span text:style-name="T161">previous</text:span><text:span text:style-name="T169"> </text:span><text:span text:style-name="T165">screen.</text:span></text:p></text:list-item><text:list-item><text:p text:style-name="P34"><text:span text:style-name="T161">User</text:span><text:span text:style-name="T171"> </text:span><text:span text:style-name="T161">will</text:span><text:span text:style-name="T163"> </text:span><text:span text:style-name="T161">heave</text:span><text:span text:style-name="T160"> </text:span><text:span text:style-name="T161">screen</text:span><text:span text:style-name="T160"> </text:span><text:span text:style-name="T161">title</text:span><text:span text:style-name="T168"> </text:span><text:span text:style-name="T161">“Confirm</text:span><text:span text:style-name="T160"> </text:span><text:span text:style-name="T161">Location“</text:span><text:span text:style-name="T163"> </text:span><text:span text:style-name="T161">on</text:span><text:span text:style-name="T160"> </text:span><text:span text:style-name="T161">navigation</text:span><text:span text:style-name="T163"> bar</text:span></text:p></text:list-item><text:list-item><text:p text:style-name="P34"><text:span text:style-name="T161">User</text:span><text:span text:style-name="T160"> </text:span><text:span text:style-name="T161">will</text:span><text:span text:style-name="T163"> </text:span><text:span text:style-name="T161">have</text:span><text:span text:style-name="T163"> </text:span><text:span text:style-name="T161">map</text:span><text:span text:style-name="T162"> </text:span><text:span text:style-name="T161">view</text:span><text:span text:style-name="T163"> </text:span><text:span text:style-name="T161">with</text:span><text:span text:style-name="T162"> </text:span><text:span text:style-name="T161">current</text:span><text:span text:style-name="T162"> </text:span><text:span text:style-name="T161">location</text:span><text:span text:style-name="T162"> </text:span><text:span text:style-name="T165">button.</text:span></text:p><text:list><text:list-item><text:p text:style-name="P35"><text:span text:style-name="T161">When</text:span><text:span text:style-name="T168"> </text:span><text:span text:style-name="T161">user</text:span><text:span text:style-name="T163"> </text:span><text:span text:style-name="T161">click</text:span><text:span text:style-name="T163"> </text:span><text:span text:style-name="T161">on</text:span><text:span text:style-name="T163"> </text:span><text:span text:style-name="T161">“Current</text:span><text:span text:style-name="T163"> </text:span><text:span text:style-name="T161">Location“</text:span><text:span text:style-name="T163"> </text:span><text:span text:style-name="T161">button,</text:span><text:span text:style-name="T171"> </text:span><text:span text:style-name="T161">user</text:span><text:span text:style-name="T160"> </text:span><text:span text:style-name="T161">will</text:span><text:span text:style-name="T163"> </text:span><text:span text:style-name="T161">move</text:span><text:span text:style-name="T163"> </text:span><text:span text:style-name="T161">to</text:span><text:span text:style-name="T163"> </text:span><text:span text:style-name="T161">current</text:span><text:span text:style-name="T162"> </text:span><text:span text:style-name="T165">location</text:span></text:p></text:list-item></text:list></text:list-item></text:list><text:p text:style-name="P36"><text:span text:style-name="T161">pin</text:span><text:span text:style-name="T162"> </text:span><text:span text:style-name="T161">with</text:span><text:span text:style-name="T165"> </text:span><text:span text:style-name="T161">blue</text:span><text:span text:style-name="T169"> </text:span><text:span text:style-name="T161">dot</text:span><text:span text:style-name="T169"> </text:span><text:span text:style-name="T161">in</text:span><text:span text:style-name="T169"> </text:span><text:span text:style-name="T161">map</text:span><text:span text:style-name="T169"> </text:span><text:span text:style-name="T165">view.</text:span></text:p><text:list xml:id="list124224554422158" text:continue-numbering="true" text:style-name="WWNum33"><text:list-item><text:list><text:list-item><text:p text:style-name="P37"><text:span text:style-name="T161">When</text:span><text:span text:style-name="T171"> </text:span><text:span text:style-name="T161">user</text:span><text:span text:style-name="T160"> </text:span><text:span text:style-name="T161">click</text:span><text:span text:style-name="T163"> </text:span><text:span text:style-name="T161">on</text:span><text:span text:style-name="T163"> </text:span><text:span text:style-name="T161">“Expand</text:span><text:span text:style-name="T162"> </text:span><text:span text:style-name="T161">arrow“</text:span><text:span text:style-name="T162"> </text:span><text:span text:style-name="T161">button,</text:span><text:span text:style-name="T160"> </text:span><text:span text:style-name="T161">the</text:span><text:span text:style-name="T163"> </text:span><text:span text:style-name="T161">map</text:span><text:span text:style-name="T163"> </text:span><text:span text:style-name="T161">view</text:span><text:span text:style-name="T162"> </text:span><text:span text:style-name="T161">would</text:span><text:span text:style-name="T162"> </text:span><text:span text:style-name="T161">load</text:span><text:span text:style-name="T171"> </text:span><text:span text:style-name="T161">to</text:span><text:span text:style-name="T162"> </text:span><text:span text:style-name="T161">full</text:span><text:span text:style-name="T160"> </text:span><text:span text:style-name="T165">screen.</text:span></text:p></text:list-item></text:list></text:list-item><text:list-item><text:p text:style-name="P40"><text:span text:style-name="T161">User</text:span><text:span text:style-name="T168"> </text:span><text:span text:style-name="T161">can</text:span><text:span text:style-name="T160"> </text:span><text:span text:style-name="T161">see</text:span><text:span text:style-name="T162"> </text:span><text:span text:style-name="T161">the</text:span><text:span text:style-name="T169"> </text:span><text:span text:style-name="T161">location</text:span><text:span text:style-name="T162"> </text:span><text:span text:style-name="T161">address</text:span><text:span text:style-name="T169"> </text:span><text:span text:style-name="T161">to</text:span><text:span text:style-name="T162"> </text:span><text:span text:style-name="T161">confirm</text:span><text:span text:style-name="T163"> </text:span><text:span text:style-name="T161">the</text:span><text:span text:style-name="T162"> </text:span><text:span text:style-name="T161">redeem</text:span><text:span text:style-name="T163"> </text:span><text:span text:style-name="T165">offers:</text:span></text:p><text:list><text:list-item><text:p text:style-name="P38"><text:span text:style-name="T161">Current</text:span><text:span text:style-name="T160"> </text:span><text:span text:style-name="T165">address</text:span></text:p></text:list-item><text:list-item><text:p text:style-name="P41"><text:span text:style-name="T165">Street</text:span></text:p></text:list-item><text:list-item><text:p text:style-name="P41"><text:span text:style-name="T161">Postal</text:span><text:span text:style-name="T160"> </text:span><text:span text:style-name="T162">code</text:span></text:p></text:list-item><text:list-item><text:p text:style-name="P42"><text:span text:style-name="T162">Zone</text:span></text:p></text:list-item></text:list></text:list-item><text:list-item><text:p text:style-name="P40"><text:span text:style-name="T161">User</text:span><text:span text:style-name="T171"> </text:span><text:span text:style-name="T161">can</text:span><text:span text:style-name="T162"> </text:span><text:span text:style-name="T161">also</text:span><text:span text:style-name="T163"> </text:span><text:span text:style-name="T161">add/edit</text:span><text:span text:style-name="T163"> </text:span><text:span text:style-name="T161">mobile</text:span><text:span text:style-name="T162"> </text:span><text:span text:style-name="T165">number</text:span></text:p></text:list-item><text:list-item><text:p text:style-name="P28"><text:span text:style-name="T161">User</text:span><text:span text:style-name="T169"> </text:span><text:span text:style-name="T161">will</text:span><text:span text:style-name="T165"> </text:span><text:span text:style-name="T161">have</text:span><text:span text:style-name="T165"> </text:span><text:span text:style-name="T161">the</text:span><text:span text:style-name="T165"> </text:span><text:span text:style-name="T161">list</text:span><text:span text:style-name="T172"> </text:span><text:span text:style-name="T161">of</text:span><text:span text:style-name="T172"> </text:span><text:span text:style-name="T161">saved</text:span><text:span text:style-name="T172"> </text:span><text:span text:style-name="T161">address</text:span><text:span text:style-name="T172"> </text:span><text:span text:style-name="T161">that</text:span><text:span text:style-name="T165"> </text:span><text:span text:style-name="T161">they</text:span><text:span text:style-name="T163"> </text:span><text:span text:style-name="T161">have</text:span><text:span text:style-name="T162"> </text:span><text:span text:style-name="T161">stored</text:span><text:span text:style-name="T172"> </text:span><text:span text:style-name="T161">previously.</text:span><text:span text:style-name="T169"> </text:span><text:span text:style-name="T161">User</text:span><text:span text:style-name="T169"> </text:span><text:span text:style-name="T161">can</text:span><text:span text:style-name="T163"> </text:span><text:span text:style-name="T161">also select that address to confirm the location as well instead of entring the new one.</text:span></text:p></text:list-item><text:list-item><text:p text:style-name="P29"><text:span text:style-name="T161">Saved</text:span><text:span text:style-name="T163"> </text:span><text:span text:style-name="T161">address</text:span><text:span text:style-name="T163"> </text:span><text:span text:style-name="T161">list</text:span><text:span text:style-name="T163"> </text:span><text:span text:style-name="T161">will</text:span><text:span text:style-name="T163"> </text:span><text:span text:style-name="T161">have</text:span><text:span text:style-name="T160"> </text:span><text:span text:style-name="T161">following</text:span><text:span text:style-name="T162"> </text:span><text:span text:style-name="T165">fields:</text:span></text:p><text:list><text:list-item><text:p text:style-name="P38"><text:span text:style-name="T161">Map</text:span><text:span text:style-name="T172"> </text:span><text:span text:style-name="T162">view</text:span></text:p></text:list-item><text:list-item><text:p text:style-name="P39"><text:span text:style-name="T165">Address</text:span></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able:table table:name="Table48" table:style-name="Table48">
        <table:table-column table:style-name="Table48.A"/>
        <table:table-row table:style-name="Table48.1">
          <table:table-cell table:style-name="Table48.A1" office:value-type="string">
            <text:list xml:id="list1311296738" text:style-name="WWNum34">
              <text:list-item>
                <text:p text:style-name="P471"><text:span text:style-name="T165">Distance</text:span></text:p>
              </text:list-item>
              <text:list-item>
                <text:p text:style-name="P472"><text:span text:style-name="T161">Radio</text:span><text:span text:style-name="T160"> </text:span><text:span text:style-name="T165">button</text:span></text:p>
              </text:list-item>
            </text:list>
            <text:list xml:id="list1585149876" text:style-name="WWNum35">
              <text:list-item>
                <text:p text:style-name="P473"><text:span text:style-name="T161">At</text:span><text:span text:style-name="T163"> </text:span><text:span text:style-name="T161">a</text:span><text:span text:style-name="T162"> </text:span><text:span text:style-name="T161">time</text:span><text:span text:style-name="T160"> </text:span><text:span text:style-name="T161">user</text:span><text:span text:style-name="T163"> </text:span><text:span text:style-name="T161">can</text:span><text:span text:style-name="T162"> </text:span><text:span text:style-name="T161">select</text:span><text:span text:style-name="T169"> </text:span><text:span text:style-name="T161">only</text:span><text:span text:style-name="T163"> </text:span><text:span text:style-name="T161">one</text:span><text:span text:style-name="T162"> </text:span><text:span text:style-name="T161">saved</text:span><text:span text:style-name="T169"> </text:span><text:span text:style-name="T161">address</text:span><text:span text:style-name="T169"> </text:span><text:span text:style-name="T161">amongst</text:span><text:span text:style-name="T169"> </text:span><text:span text:style-name="T161">the</text:span><text:span text:style-name="T169"> </text:span><text:span text:style-name="T165">list.</text:span></text:p>
              </text:list-item>
              <text:list-item>
                <text:p text:style-name="P396"><text:span text:style-name="T161">When</text:span><text:span text:style-name="T169"> </text:span><text:span text:style-name="T161">I</text:span><text:span text:style-name="T165"> </text:span><text:span text:style-name="T161">tap</text:span><text:span text:style-name="T169"> </text:span><text:span text:style-name="T161">on</text:span><text:span text:style-name="T169"> </text:span><text:span text:style-name="T161">“Save“</text:span><text:span text:style-name="T169"> </text:span><text:span text:style-name="T161">button.</text:span><text:span text:style-name="T162"> </text:span><text:span text:style-name="T161">The</text:span><text:span text:style-name="T169"> </text:span><text:span text:style-name="T161">selected</text:span><text:span text:style-name="T165"> </text:span><text:span text:style-name="T161">address</text:span><text:span text:style-name="T165"> </text:span><text:span text:style-name="T161">(current</text:span><text:span text:style-name="T165"> </text:span><text:span text:style-name="T161">or</text:span><text:span text:style-name="T162"> </text:span><text:span text:style-name="T161">saved)</text:span><text:span text:style-name="T165"> </text:span><text:span text:style-name="T161">should</text:span><text:span text:style-name="T165"> </text:span><text:span text:style-name="T161">be</text:span><text:span text:style-name="T169"> </text:span><text:span text:style-name="T161">saved</text:span><text:span text:style-name="T165"> </text:span><text:span text:style-name="T161">as my delivery location, and I should be returned to the previous screen (e.g., redemption </text:span><text:span text:style-name="T165">screen).</text:span></text:p>
              </text:list-item>
            </text:list>
            <text:p text:style-name="P474"/>
            <text:p text:style-name="P475"/>
            <text:p text:style-name="P267"><text:span text:style-name="T161">For</text:span><text:span text:style-name="T163"> </text:span><text:span text:style-name="T161">business</text:span><text:span text:style-name="T163"> </text:span><text:span text:style-name="T165">user:</text:span></text:p>
            <text:list xml:id="list124223678666748" text:continue-numbering="true" text:style-name="WWNum35">
              <text:list-item>
                <text:p text:style-name="P397"><text:span text:style-name="T161">When</text:span><text:span text:style-name="T165"> </text:span><text:span text:style-name="T161">business</text:span><text:span text:style-name="T162"> </text:span><text:span text:style-name="T161">owner</text:span><text:span text:style-name="T162"> </text:span><text:span text:style-name="T161">will</text:span><text:span text:style-name="T162"> </text:span><text:span text:style-name="T161">receive</text:span><text:span text:style-name="T165"> </text:span><text:span text:style-name="T161">the</text:span><text:span text:style-name="T165"> </text:span><text:span text:style-name="T161">request</text:span><text:span text:style-name="T172"> </text:span><text:span text:style-name="T161">for</text:span><text:span text:style-name="T169"> </text:span><text:span text:style-name="T161">redeeming</text:span><text:span text:style-name="T162"> </text:span><text:span text:style-name="T161">the</text:span><text:span text:style-name="T165"> </text:span><text:span text:style-name="T161">offer,</text:span><text:span text:style-name="T165"> </text:span><text:span text:style-name="T161">they</text:span><text:span text:style-name="T169"> </text:span><text:span text:style-name="T161">will</text:span><text:span text:style-name="T162"> </text:span><text:span text:style-name="T161">have</text:span><text:span text:style-name="T165"> </text:span><text:span text:style-name="T161">the user’s location in that page. When business user taps on that location, they will have the map screen that shows the location of customer.</text:span></text:p>
              </text:list-item>
            </text:list>
          </table:table-cell>
        </table:table-row>
        <table:table-row table:style-name="Table48.2">
          <table:table-cell table:style-name="Table48.A2" office:value-type="string">
            <text:p text:style-name="P436"/>
          </table:table-cell>
        </table:table-row>
      </table:table>
      <text:p text:style-name="P438"/>
      <table:table table:name="Table49" table:style-name="Table49">
        <table:table-column table:style-name="Table49.A"/>
        <table:table-row table:style-name="Table49.1">
          <table:table-cell table:style-name="Table49.A1" office:value-type="string">
            <text:p text:style-name="P236"><text:span text:style-name="T37">[DDVXY-49]</text:span><text:span text:style-name="T41"> </text:span><text:a xlink:type="simple" xlink:href="https://hyperlinkinfosystem.atlassian.net/browse/DDVXY-49" text:style-name="Default_20_Style" text:visited-style-name="Default_20_Style"><text:span text:style-name="T45">Map</text:span></text:a><text:a xlink:type="simple" xlink:href="https://hyperlinkinfosystem.atlassian.net/browse/DDVXY-49" text:style-name="Default_20_Style" text:visited-style-name="Default_20_Style"><text:span text:style-name="T58"> </text:span></text:a><text:a xlink:type="simple" xlink:href="https://hyperlinkinfosystem.atlassian.net/browse/DDVXY-49" text:style-name="Default_20_Style" text:visited-style-name="Default_20_Style"><text:span text:style-name="T45">View</text:span></text:a><text:a xlink:type="simple" xlink:href="https://hyperlinkinfosystem.atlassian.net/browse/DDVXY-49" text:style-name="Default_20_Style" text:visited-style-name="Default_20_Style"><text:span text:style-name="T51"> </text:span></text:a><text:a xlink:type="simple" xlink:href="https://hyperlinkinfosystem.atlassian.net/browse/DDVXY-49" text:style-name="Default_20_Style" text:visited-style-name="Default_20_Style"><text:span text:style-name="T45">Screen</text:span></text:a><text:a xlink:type="simple" xlink:href="https://hyperlinkinfosystem.atlassian.net/browse/DDVXY-49" text:style-name="Default_20_Style" text:visited-style-name="Default_20_Style"><text:span text:style-name="T58"> </text:span></text:a><text:a xlink:type="simple" xlink:href="https://hyperlinkinfosystem.atlassian.net/browse/DDVXY-49" text:style-name="Default_20_Style" text:visited-style-name="Default_20_Style"><text:span text:style-name="T45">for</text:span></text:a><text:a xlink:type="simple" xlink:href="https://hyperlinkinfosystem.atlassian.net/browse/DDVXY-49" text:style-name="Default_20_Style" text:visited-style-name="Default_20_Style"><text:span text:style-name="T46"> </text:span></text:a><text:a xlink:type="simple" xlink:href="https://hyperlinkinfosystem.atlassian.net/browse/DDVXY-49" text:style-name="Default_20_Style" text:visited-style-name="Default_20_Style"><text:span text:style-name="T45">Offer</text:span></text:a><text:a xlink:type="simple" xlink:href="https://hyperlinkinfosystem.atlassian.net/browse/DDVXY-49" text:style-name="Default_20_Style" text:visited-style-name="Default_20_Style"><text:span text:style-name="T56"> </text:span></text:a><text:a xlink:type="simple" xlink:href="https://hyperlinkinfosystem.atlassian.net/browse/DDVXY-49" text:style-name="Default_20_Style" text:visited-style-name="Default_20_Style"><text:span text:style-name="T45">Locations</text:span></text:a><text:span text:style-name="T60"> </text:span><text:span text:style-name="T70">Created:</text:span><text:span text:style-name="T73"> </text:span><text:span text:style-name="T70">03/Jun/25</text:span><text:span text:style-name="T75"> </text:span><text:span text:style-name="T70">Updated:</text:span><text:span text:style-name="T81"> </text:span><text:span text:style-name="T74">03/Jun/25</text:span></text:p>
          </table:table-cell>
        </table:table-row>
      </table:table>
      <text:p text:style-name="P519"/>
      <text:p text:style-name="P521"><draw:custom-shape text:anchor-type="char" draw:z-index="63" draw:name="Textbox 101"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18" draw:name="Textbox 102" draw:style-name="gr56" draw:text-style-name="P744" svg:width="15.876cm" svg:height="8.91cm"><text:p text:style-name="P540"><text:span text:style-name="T133">I</text:span><text:span text:style-name="T142"> </text:span><text:span text:style-name="T133">want</text:span><text:span text:style-name="T142"> </text:span>to<text:span text:style-name="T135"> </text:span>view<text:span text:style-name="T141"> </text:span>a<text:span text:style-name="T147"> </text:span>map<text:span text:style-name="T135"> </text:span>showing<text:span text:style-name="T135"> </text:span>the<text:span text:style-name="T135"> </text:span>locations<text:span text:style-name="T141"> </text:span>of<text:span text:style-name="T135"> </text:span>available<text:span text:style-name="T135"> </text:span>offers<text:span text:style-name="T141"> </text:span>after<text:span text:style-name="T135"> </text:span>tapping<text:span text:style-name="T135"> </text:span>the<text:span text:style-name="T135"> </text:span>map<text:span text:style-name="T135"> </text:span>button on the home screen,</text:p><text:p text:style-name="P541"><text:span text:style-name="T133">So</text:span><text:span text:style-name="T139"> </text:span><text:span text:style-name="T133">that</text:span><text:span text:style-name="T139"> </text:span>I<text:span text:style-name="T138"> </text:span>can<text:span text:style-name="T138"> </text:span>easily find and<text:span text:style-name="T138"> </text:span>navigate<text:span text:style-name="T138"> </text:span>to nearby<text:span text:style-name="T138"> </text:span>businesses<text:span text:style-name="T138"> </text:span>with <text:span text:style-name="T135">offers.</text:span></text:p><text:p text:style-name="P557"/><text:p text:style-name="P2"><text:span text:style-name="T88">Acceptance</text:span><text:span text:style-name="T93"> </text:span><text:span text:style-name="T86">Criteria:</text:span></text:p><text:p text:style-name="P559"/><text:list xml:id="list531270447" text:style-name="WWNum36"><text:list-item><text:p text:style-name="P20"><text:span text:style-name="T88">Accessing</text:span><text:span text:style-name="T95"> </text:span><text:span text:style-name="T88">the</text:span><text:span text:style-name="T86"> </text:span><text:span text:style-name="T88">Map</text:span><text:span text:style-name="T86"> View:</text:span></text:p><text:list><text:list-item><text:p text:style-name="P656"><text:span text:style-name="T133">Given </text:span>I<text:span text:style-name="T147"> </text:span>am on<text:span text:style-name="T138"> </text:span>the<text:span text:style-name="T138"> </text:span>home<text:span text:style-name="T143"> </text:span><text:span text:style-name="T135">screen,</text:span></text:p></text:list-item></text:list></text:list-item></text:list><text:p text:style-name="P689">#<text:span text:style-name="T133">When </text:span>I tap the map button in the header, #<text:span text:style-name="T133">Then</text:span><text:span text:style-name="T142"> </text:span>I<text:span text:style-name="T150"> </text:span>should<text:span text:style-name="T147"> </text:span>be<text:span text:style-name="T145"> </text:span>taken<text:span text:style-name="T141"> </text:span>to<text:span text:style-name="T147"> </text:span>the<text:span text:style-name="T145"> </text:span>map<text:span text:style-name="T147"> </text:span>view<text:span text:style-name="T145"> </text:span>screen.</text:p><text:list xml:id="list124224941569689" text:continue-numbering="true" text:style-name="WWNum36"><text:list-item><text:p text:style-name="P20"><text:span text:style-name="T88">Map</text:span><text:span text:style-name="T86"> Display:</text:span></text:p><text:list><text:list-item><text:p text:style-name="P647"><text:span text:style-name="T133">Given</text:span><text:span text:style-name="T146"> </text:span>I<text:span text:style-name="T156"> </text:span>am<text:span text:style-name="T151"> </text:span>on<text:span text:style-name="T151"> </text:span>the<text:span text:style-name="T151"> </text:span>map<text:span text:style-name="T151"> </text:span>view<text:span text:style-name="T151"> </text:span>screen, #<text:span text:style-name="T133">When </text:span>the screen loads,</text:p></text:list-item></text:list></text:list-item></text:list><text:p text:style-name="P650">#<text:span text:style-name="T133">Then</text:span><text:span text:style-name="T136"> </text:span>I<text:span text:style-name="T152"> </text:span>should<text:span text:style-name="T141"> </text:span>see<text:span text:style-name="T147"> </text:span>a<text:span text:style-name="T147"> </text:span>map<text:span text:style-name="T141"> </text:span>displaying<text:span text:style-name="T141"> </text:span>nearby<text:span text:style-name="T141"> </text:span>offer<text:span text:style-name="T135"> </text:span>locations<text:span text:style-name="T147"> </text:span>with<text:span text:style-name="T141"> </text:span>pins,<text:span text:style-name="T141"> </text:span>each marked with a rating (e.g., "4.0", "4.7").</text:p><text:list xml:id="list124223919319816" text:continue-numbering="true" text:style-name="WWNum36"><text:list-item><text:list><text:list-item><text:p text:style-name="P648">Each<text:span text:style-name="T141"> </text:span>pin<text:span text:style-name="T141"> </text:span>should<text:span text:style-name="T141"> </text:span>have<text:span text:style-name="T141"> </text:span>an<text:span text:style-name="T138"> </text:span>associated<text:span text:style-name="T135"> </text:span>profile<text:span text:style-name="T147"> </text:span>image,<text:span text:style-name="T138"> </text:span>once<text:span text:style-name="T135"> </text:span>I<text:span text:style-name="T152"> </text:span>tap<text:span text:style-name="T141"> </text:span>on<text:span text:style-name="T141"> </text:span>it<text:span text:style-name="T138"> </text:span>I<text:span text:style-name="T152"> </text:span>will<text:span text:style-name="T141"> </text:span>see available offers and visit profile page.</text:p></text:list-item></text:list></text:list-item><text:list-item><text:p text:style-name="P21"><text:span text:style-name="T86">Search:</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able:table table:name="Table52" table:style-name="Table52">
        <table:table-column table:style-name="Table52.A"/>
        <table:table-row table:style-name="Table52.1">
          <table:table-cell table:style-name="Table52.A1" office:value-type="string">
            <text:list xml:id="list1564721761" text:style-name="WWNum37">
              <text:list-item>
                <text:p text:style-name="P416"><text:span text:style-name="T88">Given </text:span><text:span text:style-name="T89">I</text:span><text:span text:style-name="T92"> </text:span><text:span text:style-name="T89">am</text:span><text:span text:style-name="T97"> </text:span><text:span text:style-name="T89">on the</text:span><text:span text:style-name="T87"> </text:span><text:span text:style-name="T89">map view</text:span><text:span text:style-name="T97"> </text:span><text:span text:style-name="T87">screen,</text:span></text:p>
              </text:list-item>
            </text:list>
            <text:p text:style-name="P419"><text:span text:style-name="T88">When </text:span><text:span text:style-name="T89">I</text:span><text:span text:style-name="T90"> </text:span><text:span text:style-name="T89">view</text:span><text:span text:style-name="T97"> </text:span><text:span text:style-name="T89">the</text:span><text:span text:style-name="T87"> </text:span><text:span text:style-name="T89">top </text:span><text:span text:style-name="T87">section,</text:span></text:p>
            <text:p text:style-name="P247"><text:span text:style-name="T88">Then</text:span><text:span text:style-name="T86"> </text:span><text:span text:style-name="T89">I</text:span><text:span text:style-name="T110"> </text:span><text:span text:style-name="T89">should</text:span><text:span text:style-name="T96"> </text:span><text:span text:style-name="T89">see</text:span><text:span text:style-name="T92"> </text:span><text:span text:style-name="T89">a</text:span><text:span text:style-name="T92"> </text:span><text:span text:style-name="T89">search</text:span><text:span text:style-name="T96"> </text:span><text:span text:style-name="T89">bar</text:span><text:span text:style-name="T96"> </text:span><text:span text:style-name="T89">with</text:span><text:span text:style-name="T96"> </text:span><text:span text:style-name="T89">the</text:span><text:span text:style-name="T96"> </text:span><text:span text:style-name="T89">placeholder</text:span><text:span text:style-name="T96"> </text:span><text:span text:style-name="T89">"Search</text:span><text:span text:style-name="T96"> </text:span><text:span text:style-name="T89">Offers,</text:span><text:span text:style-name="T96"> </text:span><text:span text:style-name="T89">Profile, </text:span><text:span text:style-name="T87">Business..."</text:span></text:p>
            <text:list xml:id="list124225260725693" text:continue-numbering="true" text:style-name="WWNum37">
              <text:list-item>
                <text:p text:style-name="P432"><text:span text:style-name="T89">Whatever</text:span><text:span text:style-name="T96"> </text:span><text:span text:style-name="T89">I</text:span><text:span text:style-name="T110"> </text:span><text:span text:style-name="T89">searched</text:span><text:span text:style-name="T92"> </text:span><text:span text:style-name="T89">previously,</text:span><text:span text:style-name="T92"> </text:span><text:span text:style-name="T89">it</text:span><text:span text:style-name="T92"> </text:span><text:span text:style-name="T89">would</text:span><text:span text:style-name="T92"> </text:span><text:span text:style-name="T89">become</text:span><text:span text:style-name="T92"> </text:span><text:span text:style-name="T89">the</text:span><text:span text:style-name="T90"> </text:span><text:span text:style-name="T89">tags</text:span><text:span text:style-name="T90"> </text:span><text:span text:style-name="T89">and</text:span><text:span text:style-name="T92"> </text:span><text:span text:style-name="T89">display</text:span><text:span text:style-name="T92"> </text:span><text:span text:style-name="T89">below the search bar. When I tap on any tag, I can see the searched result on map.</text:span></text:p>
              </text:list-item>
              <text:list-item>
                <text:p text:style-name="P417"><text:span text:style-name="T88">When </text:span><text:span text:style-name="T89">I</text:span><text:span text:style-name="T92"> </text:span><text:span text:style-name="T89">tap the</text:span><text:span text:style-name="T87"> </text:span><text:span text:style-name="T89">search bar and</text:span><text:span text:style-name="T97"> </text:span><text:span text:style-name="T89">enter a</text:span><text:span text:style-name="T87"> query,</text:span></text:p>
              </text:list-item>
            </text:list>
            <text:p text:style-name="P247"><text:span text:style-name="T88">Then</text:span><text:span text:style-name="T95"> </text:span><text:span text:style-name="T89">the</text:span><text:span text:style-name="T92"> </text:span><text:span text:style-name="T89">map</text:span><text:span text:style-name="T92"> </text:span><text:span text:style-name="T89">should</text:span><text:span text:style-name="T92"> </text:span><text:span text:style-name="T89">update</text:span><text:span text:style-name="T92"> </text:span><text:span text:style-name="T89">to</text:span><text:span text:style-name="T92"> </text:span><text:span text:style-name="T89">show</text:span><text:span text:style-name="T90"> </text:span><text:span text:style-name="T89">only</text:span><text:span text:style-name="T92"> </text:span><text:span text:style-name="T89">locations</text:span><text:span text:style-name="T90"> </text:span><text:span text:style-name="T89">matching</text:span><text:span text:style-name="T92"> </text:span><text:span text:style-name="T89">the</text:span><text:span text:style-name="T92"> </text:span><text:span text:style-name="T89">search </text:span><text:span text:style-name="T87">criteria.</text:span></text:p>
            <text:list xml:id="list1424255426" text:style-name="WWNum38">
              <text:list-item>
                <text:p text:style-name="P378"><text:span text:style-name="T88">Offer</text:span><text:span text:style-name="T86"> </text:span><text:span text:style-name="T88">Card</text:span><text:span text:style-name="T98"> </text:span><text:span text:style-name="T88">at </text:span><text:span text:style-name="T86">Bottom:</text:span></text:p>
                <text:list>
                  <text:list-item>
                    <text:p text:style-name="P433"><text:span text:style-name="T88">Given</text:span><text:span text:style-name="T91"> </text:span><text:span text:style-name="T89">I</text:span><text:span text:style-name="T109"> </text:span><text:span text:style-name="T89">am</text:span><text:span text:style-name="T101"> </text:span><text:span text:style-name="T89">on</text:span><text:span text:style-name="T101"> </text:span><text:span text:style-name="T89">the</text:span><text:span text:style-name="T110"> </text:span><text:span text:style-name="T89">map</text:span><text:span text:style-name="T101"> </text:span><text:span text:style-name="T89">view</text:span><text:span text:style-name="T110"> </text:span><text:span text:style-name="T89">screen, #</text:span><text:span text:style-name="T88">When </text:span><text:span text:style-name="T89">I view the bottom section,</text:span></text:p>
                  </text:list-item>
                </text:list>
              </text:list-item>
            </text:list>
            <text:p text:style-name="P249"><text:span text:style-name="T89">#</text:span><text:span text:style-name="T88">Then </text:span><text:span text:style-name="T89">I</text:span><text:span text:style-name="T90"> </text:span><text:span text:style-name="T89">should</text:span><text:span text:style-name="T97"> </text:span><text:span text:style-name="T89">see</text:span><text:span text:style-name="T87"> </text:span><text:span text:style-name="T89">a</text:span><text:span text:style-name="T87"> </text:span><text:span text:style-name="T89">scrollable</text:span><text:span text:style-name="T97"> </text:span><text:span text:style-name="T89">list</text:span><text:span text:style-name="T97"> </text:span><text:span text:style-name="T89">of</text:span><text:span text:style-name="T97"> </text:span><text:span text:style-name="T89">offer</text:span><text:span text:style-name="T97"> </text:span><text:span text:style-name="T89">cards, each </text:span><text:span text:style-name="T87">displaying:</text:span></text:p>
            <text:list xml:id="list124224437756713" text:continue-numbering="true" text:style-name="WWNum38">
              <text:list-item>
                <text:list>
                  <text:list-item>
                    <text:list>
                      <text:list-item>
                        <text:p text:style-name="P393"><text:span text:style-name="T89">The</text:span><text:span text:style-name="T96"> </text:span><text:span text:style-name="T89">provider</text:span><text:span text:style-name="T87"> </text:span><text:span text:style-name="T89">name</text:span><text:span text:style-name="T97"> </text:span><text:span text:style-name="T89">and</text:span><text:span text:style-name="T106"> </text:span><text:span text:style-name="T89">rating (e.g.,</text:span><text:span text:style-name="T97"> </text:span><text:span text:style-name="T89">"</text:span><text:a xlink:type="simple" xlink:href="http://redeemplus.shop/" text:style-name="Default_20_Style" text:visited-style-name="Default_20_Style"><text:span text:style-name="T64">Redeemplus.shop</text:span></text:a><text:span text:style-name="T66"> </text:span><text:span text:style-name="T89">•</text:span><text:span text:style-name="T97"> </text:span><text:span text:style-name="T87">4.8").</text:span></text:p>
                      </text:list-item>
                      <text:list-item>
                        <text:p text:style-name="P394"><text:span text:style-name="T89">A</text:span><text:span text:style-name="T96"> </text:span><text:span text:style-name="T89">"Subscribe"</text:span><text:span text:style-name="T87"> </text:span><text:span text:style-name="T89">label</text:span><text:span text:style-name="T87"> </text:span><text:span text:style-name="T89">if</text:span><text:span text:style-name="T97"> </text:span><text:span text:style-name="T87">applicable.</text:span></text:p>
                      </text:list-item>
                      <text:list-item>
                        <text:p text:style-name="P394"><text:span text:style-name="T89">The</text:span><text:span text:style-name="T90"> </text:span><text:span text:style-name="T89">offer type</text:span><text:span text:style-name="T87"> </text:span><text:span text:style-name="T89">badge</text:span><text:span text:style-name="T97"> </text:span><text:span text:style-name="T89">(e.g.,</text:span><text:span text:style-name="T97"> </text:span><text:span text:style-name="T89">"BUY</text:span><text:span text:style-name="T97"> </text:span><text:span text:style-name="T89">1, GET 1 </text:span><text:span text:style-name="T87">FREE").</text:span></text:p>
                      </text:list-item>
                      <text:list-item>
                        <text:p text:style-name="P394"><text:span text:style-name="T89">The</text:span><text:span text:style-name="T96"> </text:span><text:span text:style-name="T89">offer</text:span><text:span text:style-name="T97"> </text:span><text:span text:style-name="T89">title</text:span><text:span text:style-name="T97"> </text:span><text:span text:style-name="T89">(e.g.,</text:span><text:span text:style-name="T97"> </text:span><text:span text:style-name="T89">"Iced</text:span><text:span text:style-name="T103"> </text:span><text:span text:style-name="T89">Spanish</text:span><text:span text:style-name="T97"> </text:span><text:span text:style-name="T87">Latte").</text:span></text:p>
                      </text:list-item>
                      <text:list-item>
                        <text:p text:style-name="P395"><text:span text:style-name="T89">Availability</text:span><text:span text:style-name="T90"> </text:span><text:span text:style-name="T89">details</text:span><text:span text:style-name="T101"> </text:span><text:span text:style-name="T89">(e.g.,</text:span><text:span text:style-name="T90"> </text:span><text:span text:style-name="T89">"Available</text:span><text:span text:style-name="T90"> </text:span><text:span text:style-name="T89">only</text:span><text:span text:style-name="T90"> </text:span><text:span text:style-name="T89">at</text:span><text:span text:style-name="T90"> </text:span><text:span text:style-name="T89">Mall</text:span><text:span text:style-name="T90"> </text:span><text:span text:style-name="T89">of</text:span><text:span text:style-name="T90"> </text:span><text:span text:style-name="T89">Qatar</text:span><text:span text:style-name="T110"> </text:span><text:span text:style-name="T89">on </text:span><text:span text:style-name="T87">Friday...").</text:span></text:p>
                      </text:list-item>
                      <text:list-item>
                        <text:p text:style-name="P394"><text:span text:style-name="T89">A</text:span><text:span text:style-name="T96"> </text:span><text:span text:style-name="T89">"Redeemable</text:span><text:span text:style-name="T87"> </text:span><text:span text:style-name="T89">in</text:span><text:span text:style-name="T97"> </text:span><text:span text:style-name="T89">Store Only"</text:span><text:span text:style-name="T87"> label.</text:span></text:p>
                      </text:list-item>
                      <text:list-item>
                        <text:p text:style-name="P394"><text:span text:style-name="T89">Distance</text:span><text:span text:style-name="T96"> </text:span><text:span text:style-name="T89">from</text:span><text:span text:style-name="T97"> </text:span><text:span text:style-name="T89">my</text:span><text:span text:style-name="T97"> </text:span><text:span text:style-name="T89">location</text:span><text:span text:style-name="T97"> </text:span><text:span text:style-name="T89">(e.g.,</text:span><text:span text:style-name="T97"> </text:span><text:span text:style-name="T87">"0.315km").</text:span></text:p>
                      </text:list-item>
                      <text:list-item>
                        <text:p text:style-name="P394"><text:span text:style-name="T89">Price</text:span><text:span text:style-name="T87"> </text:span><text:span text:style-name="T89">details</text:span><text:span text:style-name="T87"> </text:span><text:span text:style-name="T89">(e.g.,</text:span><text:span text:style-name="T97"> </text:span><text:span text:style-name="T89">"QR</text:span><text:span text:style-name="T97"> </text:span><text:span text:style-name="T89">32.50</text:span><text:span text:style-name="T97"> </text:span><text:span text:style-name="T89">QR</text:span><text:span text:style-name="T97"> </text:span><text:span text:style-name="T87">63.00").</text:span></text:p>
                      </text:list-item>
                      <text:list-item>
                        <text:p text:style-name="P394"><text:span text:style-name="T89">A</text:span><text:span text:style-name="T90"> </text:span><text:span text:style-name="T89">pink</text:span><text:span text:style-name="T97"> </text:span><text:span text:style-name="T89">"Redeem"</text:span><text:span text:style-name="T97"> </text:span><text:span text:style-name="T87">button.</text:span></text:p>
                      </text:list-item>
                    </text:list>
                  </text:list-item>
                  <text:list-item>
                    <text:p text:style-name="P418"><text:span text:style-name="T88">When </text:span><text:span text:style-name="T89">I</text:span><text:span text:style-name="T90"> </text:span><text:span text:style-name="T89">tap the</text:span><text:span text:style-name="T87"> </text:span><text:span text:style-name="T89">"Redeem"</text:span><text:span text:style-name="T97"> </text:span><text:span text:style-name="T89">button</text:span><text:span text:style-name="T97"> </text:span><text:span text:style-name="T89">on an</text:span><text:span text:style-name="T97"> </text:span><text:span text:style-name="T89">offer</text:span><text:span text:style-name="T103"> </text:span><text:span text:style-name="T87">card,</text:span></text:p>
                  </text:list-item>
                </text:list>
              </text:list-item>
            </text:list>
            <text:p text:style-name="P470"><text:span text:style-name="T89">#</text:span><text:span text:style-name="T88">Then</text:span><text:span text:style-name="T86"> </text:span><text:span text:style-name="T89">I</text:span><text:span text:style-name="T90"> </text:span><text:span text:style-name="T89">should be</text:span><text:span text:style-name="T87"> </text:span><text:span text:style-name="T89">taken</text:span><text:span text:style-name="T103"> </text:span><text:span text:style-name="T89">to the</text:span><text:span text:style-name="T87"> </text:span><text:span text:style-name="T89">redemption</text:span><text:span text:style-name="T97"> </text:span><text:span text:style-name="T89">screen</text:span><text:span text:style-name="T106"> </text:span><text:span text:style-name="T89">for</text:span><text:span text:style-name="T96"> </text:span><text:span text:style-name="T89">that </text:span><text:span text:style-name="T87">offer.</text:span></text:p>
            <text:list xml:id="list124224845386418" text:continue-numbering="true" text:style-name="WWNum38">
              <text:list-item>
                <text:p text:style-name="P468"><text:span text:style-name="T88">Interacting</text:span><text:span text:style-name="T93"> </text:span><text:span text:style-name="T88">with</text:span><text:span text:style-name="T95"> </text:span><text:span text:style-name="T88">Map</text:span><text:span text:style-name="T95"> </text:span><text:span text:style-name="T93">Pins:</text:span></text:p>
                <text:list>
                  <text:list-item>
                    <text:p text:style-name="P418"><text:span text:style-name="T88">Given </text:span><text:span text:style-name="T89">I</text:span><text:span text:style-name="T92"> </text:span><text:span text:style-name="T89">am</text:span><text:span text:style-name="T97"> </text:span><text:span text:style-name="T89">on the</text:span><text:span text:style-name="T87"> </text:span><text:span text:style-name="T89">map view</text:span><text:span text:style-name="T97"> </text:span><text:span text:style-name="T87">screen,</text:span></text:p>
                  </text:list-item>
                </text:list>
              </text:list-item>
            </text:list>
            <text:p text:style-name="P419"><text:span text:style-name="T89">#</text:span><text:span text:style-name="T88">When </text:span><text:span text:style-name="T89">I</text:span><text:span text:style-name="T92"> </text:span><text:span text:style-name="T89">tap on</text:span><text:span text:style-name="T103"> </text:span><text:span text:style-name="T89">a</text:span><text:span text:style-name="T97"> </text:span><text:span text:style-name="T89">pin</text:span><text:span text:style-name="T97"> </text:span><text:span text:style-name="T89">(e.g., one</text:span><text:span text:style-name="T97"> </text:span><text:span text:style-name="T89">with a 4.0 </text:span><text:span text:style-name="T87">rating),</text:span></text:p>
            <text:p text:style-name="P247"><text:span text:style-name="T89">#</text:span><text:span text:style-name="T88">Then</text:span><text:span text:style-name="T86"> </text:span><text:span text:style-name="T89">the</text:span><text:span text:style-name="T96"> </text:span><text:span text:style-name="T89">map</text:span><text:span text:style-name="T96"> </text:span><text:span text:style-name="T89">should</text:span><text:span text:style-name="T96"> </text:span><text:span text:style-name="T89">zoom</text:span><text:span text:style-name="T96"> </text:span><text:span text:style-name="T89">in</text:span><text:span text:style-name="T96"> </text:span><text:span text:style-name="T89">on</text:span><text:span text:style-name="T96"> </text:span><text:span text:style-name="T89">that</text:span><text:span text:style-name="T96"> </text:span><text:span text:style-name="T89">location,</text:span><text:span text:style-name="T96"> </text:span><text:span text:style-name="T89">and</text:span><text:span text:style-name="T96"> </text:span><text:span text:style-name="T89">the</text:span><text:span text:style-name="T96"> </text:span><text:span text:style-name="T89">offer</text:span><text:span text:style-name="T87"> </text:span><text:span text:style-name="T89">card</text:span><text:span text:style-name="T96"> </text:span><text:span text:style-name="T89">at</text:span><text:span text:style-name="T96"> </text:span><text:span text:style-name="T89">the bottom should update to show the corresponding offer.</text:span></text:p>
          </table:table-cell>
        </table:table-row>
        <table:table-row table:style-name="Table52.2">
          <table:table-cell table:style-name="Table52.A2" office:value-type="string">
            <text:p text:style-name="P436"/>
          </table:table-cell>
        </table:table-row>
      </table:table>
      <text:p text:style-name="P438"/>
      <table:table table:name="Table53" table:style-name="Table53">
        <table:table-column table:style-name="Table53.A"/>
        <table:table-row table:style-name="Table53.1">
          <table:table-cell table:style-name="Table53.A1" office:value-type="string">
            <text:p text:style-name="P236"><text:span text:style-name="T37">[DDVXY-53]</text:span><text:span text:style-name="T42"> </text:span><text:a xlink:type="simple" xlink:href="https://hyperlinkinfosystem.atlassian.net/browse/DDVXY-53" text:style-name="Default_20_Style" text:visited-style-name="Default_20_Style"><text:span text:style-name="T45">Search</text:span></text:a><text:a xlink:type="simple" xlink:href="https://hyperlinkinfosystem.atlassian.net/browse/DDVXY-53" text:style-name="Default_20_Style" text:visited-style-name="Default_20_Style"><text:span text:style-name="T48"> </text:span></text:a><text:a xlink:type="simple" xlink:href="https://hyperlinkinfosystem.atlassian.net/browse/DDVXY-53" text:style-name="Default_20_Style" text:visited-style-name="Default_20_Style"><text:span text:style-name="T45">page</text:span></text:a><text:span text:style-name="T49"> </text:span><text:span text:style-name="T70">Created:</text:span><text:span text:style-name="T71"> </text:span><text:span text:style-name="T70">03/Jun/25</text:span><text:span text:style-name="T77"> </text:span><text:span text:style-name="T70">Updated:</text:span><text:span text:style-name="T81"> </text:span><text:span text:style-name="T74">03/Jun/25</text:span></text:p>
          </table:table-cell>
        </table:table-row>
      </table:table>
      <text:p text:style-name="P519"/>
      <text:p text:style-name="P520"/>
      <text:p text:style-name="P521"><draw:custom-shape text:anchor-type="char" draw:z-index="64" draw:name="Textbox 103"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19" draw:name="Textbox 104" draw:style-name="gr41" draw:text-style-name="P744" svg:width="15.876cm" svg:height="9.397cm"><text:p text:style-name="P540"><text:span text:style-name="T133">I</text:span><text:span text:style-name="T146"> </text:span><text:span text:style-name="T133">want</text:span><text:span text:style-name="T136"> </text:span>to<text:span text:style-name="T138"> </text:span>access<text:span text:style-name="T143"> </text:span>a<text:span text:style-name="T135"> </text:span>search page<text:span text:style-name="T135"> </text:span>to<text:span text:style-name="T138"> </text:span>view<text:span text:style-name="T135"> </text:span>my<text:span text:style-name="T138"> </text:span>recent<text:span text:style-name="T135"> </text:span>searches<text:span text:style-name="T135"> </text:span>and<text:span text:style-name="T138"> </text:span>recently<text:span text:style-name="T138"> </text:span>viewed<text:span text:style-name="T138"> </text:span><text:span text:style-name="T135">offers,</text:span></text:p><text:p text:style-name="P541"><text:span text:style-name="T133">So</text:span><text:span text:style-name="T136"> </text:span><text:span text:style-name="T133">that</text:span><text:span text:style-name="T136"> </text:span>I<text:span text:style-name="T135"> </text:span>can<text:span text:style-name="T135"> </text:span>quickly<text:span text:style-name="T138"> </text:span>revisit<text:span text:style-name="T138"> </text:span>previous<text:span text:style-name="T138"> </text:span>searches<text:span text:style-name="T141"> </text:span>or offers I’ve <text:span text:style-name="T135">explored.</text:span></text:p><text:p text:style-name="P557"/><text:p text:style-name="P2"><text:span text:style-name="T88">Acceptance</text:span><text:span text:style-name="T93"> </text:span><text:span text:style-name="T86">Criteria:</text:span></text:p><text:p text:style-name="P559"/><text:list xml:id="list689093783" text:style-name="WWNum39"><text:list-item><text:p text:style-name="P43"><text:span text:style-name="T88">Accessing</text:span><text:span text:style-name="T86"> </text:span><text:span text:style-name="T88">the</text:span><text:span text:style-name="T86"> </text:span><text:span text:style-name="T88">Search</text:span><text:span text:style-name="T98"> </text:span><text:span text:style-name="T86">Page:</text:span></text:p><text:list><text:list-item><text:p text:style-name="P659">Search<text:span text:style-name="T141"> </text:span>page<text:span text:style-name="T135"> </text:span>can<text:span text:style-name="T138"> </text:span>be<text:span text:style-name="T135"> </text:span>open<text:span text:style-name="T143"> </text:span>from<text:span text:style-name="T138"> </text:span>many<text:span text:style-name="T138"> </text:span>pages<text:span text:style-name="T135"> </text:span>like<text:span text:style-name="T135"> </text:span>Home,<text:span text:style-name="T138"> </text:span>Offers<text:span text:style-name="T138"> </text:span><text:span text:style-name="T135">page.</text:span></text:p></text:list-item><text:list-item><text:p text:style-name="P683">There<text:span text:style-name="T141"> </text:span>is<text:span text:style-name="T135"> </text:span>one<text:span text:style-name="T138"> </text:span>unified<text:span text:style-name="T138"> </text:span>search<text:span text:style-name="T138"> </text:span>box for<text:span text:style-name="T138"> </text:span>all <text:span text:style-name="T135">pages.</text:span></text:p></text:list-item></text:list></text:list-item><text:list-item><text:p text:style-name="P31"><text:span text:style-name="T88">Search</text:span><text:span text:style-name="T95"> </text:span><text:span text:style-name="T93">Bar:</text:span></text:p><text:list><text:list-item><text:p text:style-name="P690"><text:span text:style-name="T133">Given</text:span><text:span text:style-name="T136"> </text:span>I<text:span text:style-name="T152"> </text:span>am<text:span text:style-name="T141"> </text:span>on<text:span text:style-name="T141"> </text:span>the<text:span text:style-name="T147"> </text:span>search<text:span text:style-name="T138"> </text:span>page,<text:span text:style-name="T135"> </text:span><text:span text:style-name="T133">When</text:span><text:span text:style-name="T136"> </text:span>the<text:span text:style-name="T141"> </text:span>screen<text:span text:style-name="T141"> </text:span>loads,<text:span text:style-name="T141"> </text:span><text:span text:style-name="T133">Then</text:span><text:span text:style-name="T139"> </text:span>I<text:span text:style-name="T152"> </text:span>should<text:span text:style-name="T141"> </text:span>see<text:span text:style-name="T135"> </text:span>a back<text:span text:style-name="T138"> </text:span>arrow<text:span text:style-name="T141"> </text:span>at<text:span text:style-name="T138"> </text:span>the<text:span text:style-name="T135"> </text:span>top<text:span text:style-name="T138"> </text:span>left,<text:span text:style-name="T138"> </text:span>the<text:span text:style-name="T135"> </text:span>title<text:span text:style-name="T135"> </text:span>"Search"<text:span text:style-name="T135"> </text:span>at<text:span text:style-name="T138"> </text:span>the top,<text:span text:style-name="T138"> </text:span>and<text:span text:style-name="T138"> </text:span>a<text:span text:style-name="T141"> </text:span>search<text:span text:style-name="T138"> </text:span>bar<text:span text:style-name="T138"> </text:span>with the placeholder "Search...".</text:p></text:list-item><text:list-item><text:p text:style-name="P691"><text:span text:style-name="T133">When </text:span>I<text:span text:style-name="T147"> </text:span>tap<text:span text:style-name="T138"> </text:span>the<text:span text:style-name="T138"> </text:span>search<text:span text:style-name="T138"> </text:span>bar and<text:span text:style-name="T138"> </text:span>start <text:span text:style-name="T135">typing,</text:span></text:p></text:list-item></text:list></text:list-item></text:list><text:p text:style-name="P663"><text:span text:style-name="T133">Then</text:span><text:span text:style-name="T139"> </text:span>the<text:span text:style-name="T138"> </text:span>app should<text:span text:style-name="T138"> </text:span>display<text:span text:style-name="T138"> </text:span>matching<text:span text:style-name="T138"> </text:span><text:span text:style-name="T135">results.</text:span></text:p><text:list xml:id="list124224935457269" text:continue-numbering="true" text:style-name="WWNum39"><text:list-item><text:p text:style-name="P43"><text:span text:style-name="T88">Recent</text:span><text:span text:style-name="T102"> </text:span><text:span text:style-name="T88">Searches</text:span><text:span text:style-name="T95"> </text:span><text:span text:style-name="T86">Section:</text:span></text:p><text:list><text:list-item><text:p text:style-name="P649">The<text:span text:style-name="T147"> </text:span>previous<text:span text:style-name="T135"> </text:span>searched<text:span text:style-name="T135"> </text:span>data<text:span text:style-name="T135"> </text:span>will<text:span text:style-name="T135"> </text:span>be<text:span text:style-name="T135"> </text:span>displayed<text:span text:style-name="T135"> </text:span>here<text:span text:style-name="T138"> </text:span>as<text:span text:style-name="T157"> </text:span>a<text:span text:style-name="T141"> </text:span>recent<text:span text:style-name="T135"> </text:span>searches.<text:span text:style-name="T138"> </text:span>It may be offers or profile name.</text:p></text:list-item><text:list-item><text:p text:style-name="P657">Each<text:span text:style-name="T141"> </text:span>entry<text:span text:style-name="T138"> </text:span>should have<text:span text:style-name="T135"> </text:span>a clock<text:span text:style-name="T138"> </text:span>icon to<text:span text:style-name="T138"> </text:span>indicate<text:span text:style-name="T138"> </text:span>it’s<text:span text:style-name="T138"> </text:span>a<text:span text:style-name="T135"> </text:span>recent <text:span text:style-name="T135">search.</text:span></text:p></text:list-item><text:list-item><text:p text:style-name="P658">There<text:span text:style-name="T141"> </text:span>should<text:span text:style-name="T138"> </text:span>be<text:span text:style-name="T143"> </text:span>a<text:span text:style-name="T135"> </text:span>"Clear All" link<text:span text:style-name="T138"> </text:span>in<text:span text:style-name="T138"> </text:span>red<text:span text:style-name="T138"> </text:span>at the<text:span text:style-name="T135"> </text:span>top<text:span text:style-name="T138"> </text:span>right of<text:span text:style-name="T138"> </text:span>the<text:span text:style-name="T135"> section.</text:span></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list xml:id="list513222341" text:style-name="WWNum40">
        <text:list-item>
          <text:p text:style-name="P182"><draw:custom-shape text:anchor-type="char" draw:z-index="44" draw:name="Graphic 105" draw:style-name="gr25" draw:text-style-name="P741" svg:width="15.9cm" svg:height="24.439cm" svg:x="2.554cm" svg:y="2.54cm"><text:p/><draw:enhanced-geometry draw:mirror-horizontal="false" draw:mirror-vertical="false" drawooo:sub-view-size="5723890 8797925 5723890 8797925" draw:text-areas="0 0 ?f0 ?f1" svg:viewBox="0 0 0 0" draw:type="ooxml-non-primitive" draw:enhanced-path="M 5714365 0 L 9144 0 0 0 0 9093 0 8788603 0 8797747 9144 8797747 5714365 8797747 5714365 8788603 9144 8788603 9144 9144 5714365 9144 5714365 0 Z N M 5723585 0 L 5714441 0 5714441 9093 5714441 8788603 5714441 8797747 5723585 8797747 5723585 8788603 5723585 9144 5723585 0 Z N"><draw:equation draw:name="f0" draw:formula="logwidth"/><draw:equation draw:name="f1" draw:formula="logheight"/></draw:enhanced-geometry></draw:custom-shape><text:span text:style-name="T88">When</text:span><text:span text:style-name="T86"> </text:span><text:span text:style-name="T89">I</text:span><text:span text:style-name="T110"> </text:span><text:span text:style-name="T89">tap</text:span><text:span text:style-name="T96"> </text:span><text:span text:style-name="T89">"Clear</text:span><text:span text:style-name="T96"> </text:span><text:span text:style-name="T89">All",</text:span><text:span text:style-name="T87"> </text:span><text:span text:style-name="T88">Then</text:span><text:span text:style-name="T86"> </text:span><text:span text:style-name="T89">all</text:span><text:span text:style-name="T96"> </text:span><text:span text:style-name="T89">recent</text:span><text:span text:style-name="T96"> </text:span><text:span text:style-name="T89">searches</text:span><text:span text:style-name="T87"> </text:span><text:span text:style-name="T89">should</text:span><text:span text:style-name="T96"> </text:span><text:span text:style-name="T89">be</text:span><text:span text:style-name="T92"> </text:span><text:span text:style-name="T89">removed</text:span><text:span text:style-name="T96"> </text:span><text:span text:style-name="T89">from the list.</text:span></text:p>
        </text:list-item>
        <text:list-item>
          <text:p text:style-name="P183"><text:span text:style-name="T88">When</text:span><text:span text:style-name="T95"> </text:span><text:span text:style-name="T89">I</text:span><text:span text:style-name="T110"> </text:span><text:span text:style-name="T89">tap</text:span><text:span text:style-name="T96"> </text:span><text:span text:style-name="T89">a</text:span><text:span text:style-name="T92"> </text:span><text:span text:style-name="T89">recent</text:span><text:span text:style-name="T96"> </text:span><text:span text:style-name="T89">search</text:span><text:span text:style-name="T96"> </text:span><text:span text:style-name="T89">(e.g.,</text:span><text:span text:style-name="T96"> </text:span><text:span text:style-name="T89">"Golden</text:span><text:span text:style-name="T96"> </text:span><text:span text:style-name="T89">Sands</text:span><text:span text:style-name="T96"> </text:span><text:span text:style-name="T89">Retreat"),</text:span><text:span text:style-name="T87"> </text:span><text:span text:style-name="T88">Then</text:span><text:span text:style-name="T86"> </text:span><text:span text:style-name="T89">the</text:span><text:span text:style-name="T96"> </text:span><text:span text:style-name="T89">app should display the search results for that query.</text:span></text:p>
        </text:list-item>
      </text:list>
      <text:list xml:id="list632909570" text:style-name="WWNum41">
        <text:list-item>
          <text:h text:style-name="P48" text:outline-level="2">Recently<text:span text:style-name="T141"> </text:span>Viewed<text:span text:style-name="T141"> </text:span><text:span text:style-name="T135">Section:</text:span></text:h>
          <text:list>
            <text:list-item>
              <text:p text:style-name="P186"><text:span text:style-name="T88">Given </text:span><text:span text:style-name="T89">I</text:span><text:span text:style-name="T92"> </text:span><text:span text:style-name="T89">am on</text:span><text:span text:style-name="T97"> </text:span><text:span text:style-name="T89">the</text:span><text:span text:style-name="T97"> </text:span><text:span text:style-name="T89">search</text:span><text:span text:style-name="T106"> </text:span><text:span text:style-name="T87">page,</text:span></text:p>
            </text:list-item>
          </text:list>
        </text:list-item>
      </text:list>
      <text:p text:style-name="P662"><text:span text:style-name="T133">When</text:span><text:span text:style-name="T142"> </text:span>I<text:span text:style-name="T145"> </text:span>scroll<text:span text:style-name="T138"> </text:span>to<text:span text:style-name="T138"> </text:span>the<text:span text:style-name="T138"> </text:span>"Recently<text:span text:style-name="T138"> </text:span>Viewed"<text:span text:style-name="T135"> section,</text:span></text:p>
      <text:p text:style-name="P673"><text:span text:style-name="T133">Then</text:span><text:span text:style-name="T139"> </text:span>I<text:span text:style-name="T145"> </text:span>should<text:span text:style-name="T138"> </text:span>see<text:span text:style-name="T135"> </text:span>a<text:span text:style-name="T135"> </text:span>list<text:span text:style-name="T138"> </text:span>of<text:span text:style-name="T138"> </text:span>recently<text:span text:style-name="T138"> </text:span>viewed<text:span text:style-name="T138"> </text:span>offers, each<text:span text:style-name="T138"> </text:span><text:span text:style-name="T135">displaying:</text:span></text:p>
      <text:list xml:id="list124223828377573" text:continue-numbering="true" text:style-name="WWNum41">
        <text:list-item>
          <text:list>
            <text:list-item>
              <text:list>
                <text:list-item>
                  <text:p text:style-name="P112"><text:span text:style-name="T89">The</text:span><text:span text:style-name="T96"> </text:span><text:span text:style-name="T89">provider</text:span><text:span text:style-name="T87"> </text:span><text:span text:style-name="T89">name</text:span><text:span text:style-name="T97"> </text:span><text:span text:style-name="T89">and</text:span><text:span text:style-name="T106"> </text:span><text:span text:style-name="T89">rating (e.g.,</text:span><text:span text:style-name="T97"> </text:span><text:span text:style-name="T89">"</text:span><text:a xlink:type="simple" xlink:href="http://redeemplus.shop/" text:style-name="Default_20_Style" text:visited-style-name="Default_20_Style"><text:span text:style-name="T64">Redeemplus.shop</text:span></text:a><text:span text:style-name="T66"> </text:span><text:span text:style-name="T89">•</text:span><text:span text:style-name="T97"> </text:span><text:span text:style-name="T87">4.8").</text:span></text:p>
                </text:list-item>
                <text:list-item>
                  <text:p text:style-name="P112"><text:span text:style-name="T89">A</text:span><text:span text:style-name="T96"> </text:span><text:span text:style-name="T89">"Subscribe"</text:span><text:span text:style-name="T87"> </text:span><text:span text:style-name="T89">label</text:span><text:span text:style-name="T87"> </text:span><text:span text:style-name="T89">if</text:span><text:span text:style-name="T97"> </text:span><text:span text:style-name="T87">applicable.</text:span></text:p>
                </text:list-item>
                <text:list-item>
                  <text:p text:style-name="P112"><text:span text:style-name="T89">A</text:span><text:span text:style-name="T87"> </text:span><text:span text:style-name="T89">"100</text:span><text:span text:style-name="T97"> </text:span><text:span text:style-name="T89">Left"</text:span><text:span text:style-name="T87"> </text:span><text:span text:style-name="T89">badge</text:span><text:span text:style-name="T87"> </text:span><text:span text:style-name="T89">if </text:span><text:span text:style-name="T87">applicable.</text:span></text:p>
                </text:list-item>
                <text:list-item>
                  <text:p text:style-name="P112"><text:span text:style-name="T89">The</text:span><text:span text:style-name="T90"> </text:span><text:span text:style-name="T89">offer type</text:span><text:span text:style-name="T87"> </text:span><text:span text:style-name="T89">badge</text:span><text:span text:style-name="T97"> </text:span><text:span text:style-name="T89">(e.g.,</text:span><text:span text:style-name="T97"> </text:span><text:span text:style-name="T89">"BUY</text:span><text:span text:style-name="T97"> </text:span><text:span text:style-name="T89">1, GET 1 </text:span><text:span text:style-name="T87">FREE").</text:span></text:p>
                </text:list-item>
                <text:list-item>
                  <text:p text:style-name="P113"><text:span text:style-name="T89">The</text:span><text:span text:style-name="T96"> </text:span><text:span text:style-name="T89">offer</text:span><text:span text:style-name="T97"> </text:span><text:span text:style-name="T89">title</text:span><text:span text:style-name="T97"> </text:span><text:span text:style-name="T89">(e.g.,</text:span><text:span text:style-name="T97"> </text:span><text:span text:style-name="T89">"Iced</text:span><text:span text:style-name="T103"> </text:span><text:span text:style-name="T89">Spanish</text:span><text:span text:style-name="T97"> </text:span><text:span text:style-name="T87">Latte").</text:span></text:p>
                </text:list-item>
                <text:list-item>
                  <text:p text:style-name="P112"><text:span text:style-name="T87">Description/subtitle</text:span></text:p>
                </text:list-item>
                <text:list-item>
                  <text:p text:style-name="P112"><text:span text:style-name="T89">A</text:span><text:span text:style-name="T96"> </text:span><text:span text:style-name="T89">"Redeemable</text:span><text:span text:style-name="T87"> </text:span><text:span text:style-name="T89">in</text:span><text:span text:style-name="T97"> </text:span><text:span text:style-name="T89">Store Only"</text:span><text:span text:style-name="T87"> label.</text:span></text:p>
                </text:list-item>
                <text:list-item>
                  <text:p text:style-name="P112"><text:span text:style-name="T89">Distance</text:span><text:span text:style-name="T87"> </text:span><text:span text:style-name="T89">and</text:span><text:span text:style-name="T97"> </text:span><text:span text:style-name="T89">view</text:span><text:span text:style-name="T87"> </text:span><text:span text:style-name="T89">count</text:span><text:span text:style-name="T103"> </text:span><text:span text:style-name="T89">(e.g., "0.315km"</text:span><text:span text:style-name="T87"> </text:span><text:span text:style-name="T89">and </text:span><text:span text:style-name="T87">"3,750").</text:span></text:p>
                </text:list-item>
                <text:list-item>
                  <text:p text:style-name="P112"><text:span text:style-name="T89">Price</text:span><text:span text:style-name="T87"> </text:span><text:span text:style-name="T89">details</text:span><text:span text:style-name="T87"> </text:span><text:span text:style-name="T89">(e.g.,</text:span><text:span text:style-name="T97"> </text:span><text:span text:style-name="T89">"QR</text:span><text:span text:style-name="T97"> </text:span><text:span text:style-name="T89">32.50</text:span><text:span text:style-name="T97"> </text:span><text:span text:style-name="T89">QR</text:span><text:span text:style-name="T97"> </text:span><text:span text:style-name="T87">63.00").</text:span></text:p>
                </text:list-item>
                <text:list-item>
                  <text:p text:style-name="P112"><text:span text:style-name="T89">A</text:span><text:span text:style-name="T90"> </text:span><text:span text:style-name="T89">pink</text:span><text:span text:style-name="T97"> </text:span><text:span text:style-name="T89">"Redeem"</text:span><text:span text:style-name="T97"> </text:span><text:span text:style-name="T87">button.</text:span></text:p>
                </text:list-item>
              </text:list>
            </text:list-item>
            <text:list-item>
              <text:p text:style-name="P184"><text:span text:style-name="T88">When </text:span><text:span text:style-name="T89">I tap the "Redeem" button on a recently viewed offer, #</text:span><text:span text:style-name="T88">Then</text:span><text:span text:style-name="T95"> </text:span><text:span text:style-name="T89">I</text:span><text:span text:style-name="T110"> </text:span><text:span text:style-name="T89">should</text:span><text:span text:style-name="T92"> </text:span><text:span text:style-name="T89">be</text:span><text:span text:style-name="T90"> </text:span><text:span text:style-name="T89">taken</text:span><text:span text:style-name="T87"> </text:span><text:span text:style-name="T89">to</text:span><text:span text:style-name="T92"> </text:span><text:span text:style-name="T89">the</text:span><text:span text:style-name="T90"> </text:span><text:span text:style-name="T89">redemption</text:span><text:span text:style-name="T92"> </text:span><text:span text:style-name="T89">screen</text:span><text:span text:style-name="T87"> </text:span><text:span text:style-name="T89">for</text:span><text:span text:style-name="T90"> </text:span><text:span text:style-name="T89">that</text:span><text:span text:style-name="T92"> </text:span><text:span text:style-name="T89">offer.</text:span></text:p>
            </text:list-item>
            <text:list-item>
              <text:p text:style-name="P187"><text:span text:style-name="T88">When</text:span><text:span text:style-name="T86"> </text:span><text:span text:style-name="T89">I</text:span><text:span text:style-name="T92"> </text:span><text:span text:style-name="T89">tap the</text:span><text:span text:style-name="T97"> </text:span><text:span text:style-name="T89">offer card </text:span><text:span text:style-name="T87">itself,</text:span></text:p>
            </text:list-item>
          </text:list>
        </text:list-item>
      </text:list>
      <text:p text:style-name="P662">#<text:span text:style-name="T133">Then</text:span><text:span text:style-name="T139"> </text:span>I<text:span text:style-name="T145"> </text:span>should<text:span text:style-name="T138"> </text:span>be<text:span text:style-name="T135"> </text:span>taken<text:span text:style-name="T143"> </text:span>to<text:span text:style-name="T138"> </text:span>the<text:span text:style-name="T135"> </text:span>offer<text:span text:style-name="T138"> </text:span>details<text:span text:style-name="T135"> screen.</text:span></text:p>
      <text:list xml:id="list124224138452815" text:continue-numbering="true" text:style-name="WWNum41">
        <text:list-item>
          <text:h text:style-name="P49" text:outline-level="2">Filter<text:span text:style-name="T135"> screen</text:span></text:h>
          <text:list>
            <text:list-item>
              <text:p text:style-name="P186"><text:span text:style-name="T89">When</text:span><text:span text:style-name="T103"> </text:span><text:span text:style-name="T89">I</text:span><text:span text:style-name="T90"> </text:span><text:span text:style-name="T89">tap on filter</text:span><text:span text:style-name="T97"> </text:span><text:span text:style-name="T89">button</text:span><text:span text:style-name="T97"> </text:span><text:span text:style-name="T89">from search</text:span><text:span text:style-name="T97"> </text:span><text:span text:style-name="T89">main</text:span><text:span text:style-name="T97"> </text:span><text:span text:style-name="T89">screen, I</text:span><text:span text:style-name="T87"> </text:span><text:span text:style-name="T89">will have</text:span><text:span text:style-name="T87"> </text:span><text:span text:style-name="T89">filter </text:span><text:span text:style-name="T87">popup.</text:span></text:p>
            </text:list-item>
            <text:list-item>
              <text:p text:style-name="P209"><text:span text:style-name="T89">Business</text:span><text:span text:style-name="T97"> </text:span><text:span text:style-name="T89">Categories: When I</text:span><text:span text:style-name="T92"> </text:span><text:span text:style-name="T89">am tapping on text box, I</text:span><text:span text:style-name="T97"> </text:span><text:span text:style-name="T89">would go to “Categories“</text:span><text:span text:style-name="T90"> </text:span><text:span text:style-name="T89">screen.</text:span><text:span text:style-name="T92"> </text:span><text:span text:style-name="T89">When</text:span><text:span text:style-name="T87"> </text:span><text:span text:style-name="T89">I</text:span><text:span text:style-name="T110"> </text:span><text:span text:style-name="T89">select</text:span><text:span text:style-name="T92"> </text:span><text:span text:style-name="T89">any</text:span><text:span text:style-name="T92"> </text:span><text:span text:style-name="T89">category,</text:span><text:span text:style-name="T92"> </text:span><text:span text:style-name="T89">it</text:span><text:span text:style-name="T92"> </text:span><text:span text:style-name="T89">will</text:span><text:span text:style-name="T92"> </text:span><text:span text:style-name="T89">be</text:span><text:span text:style-name="T92"> </text:span><text:span text:style-name="T89">added</text:span><text:span text:style-name="T92"> </text:span><text:span text:style-name="T89">in “Business Categories“ search box.</text:span></text:p>
              <text:list>
                <text:list-item>
                  <text:p text:style-name="P175"><text:span text:style-name="T89">Note</text:span><text:span text:style-name="T87"> </text:span><text:span text:style-name="T89">for</text:span><text:span text:style-name="T96"> </text:span><text:span text:style-name="T89">Dev:</text:span><text:span text:style-name="T97"> </text:span><text:span text:style-name="T89">Reference the</text:span><text:span text:style-name="T97"> </text:span><text:span text:style-name="T89">“Categories”</text:span><text:span text:style-name="T97"> </text:span><text:span text:style-name="T89">screen</text:span><text:span text:style-name="T97"> </text:span><text:span text:style-name="T89">for</text:span><text:span text:style-name="T97"> </text:span><text:span text:style-name="T89">the</text:span><text:span text:style-name="T96"> </text:span><text:span text:style-name="T89">full</text:span><text:span text:style-name="T97"> </text:span><text:span text:style-name="T89">list</text:span><text:span text:style-name="T103"> </text:span><text:span text:style-name="T90">of</text:span></text:p>
                </text:list-item>
              </text:list>
            </text:list-item>
          </text:list>
        </text:list-item>
      </text:list>
      <text:p text:style-name="P692">business<text:span text:style-name="T141"> </text:span>categories<text:span text:style-name="T135"> </text:span>to<text:span text:style-name="T138"> </text:span>populate<text:span text:style-name="T135"> </text:span>this<text:span text:style-name="T135"> section.</text:span></text:p>
      <text:list xml:id="list124223947841217" text:continue-numbering="true" text:style-name="WWNum41">
        <text:list-item>
          <text:list>
            <text:list-item>
              <text:p text:style-name="P176"><text:span text:style-name="T89">Offer</text:span><text:span text:style-name="T97"> </text:span><text:span text:style-name="T89">Types:</text:span><text:span text:style-name="T97"> </text:span><text:span text:style-name="T89">User</text:span><text:span text:style-name="T97"> </text:span><text:span text:style-name="T89">can</text:span><text:span text:style-name="T97"> </text:span><text:span text:style-name="T89">select</text:span><text:span text:style-name="T97"> </text:span><text:span text:style-name="T89">offer</text:span><text:span text:style-name="T97"> </text:span><text:span text:style-name="T89">types</text:span><text:span text:style-name="T87"> </text:span><text:span text:style-name="T89">for</text:span><text:span text:style-name="T106"> </text:span><text:span text:style-name="T87">filtering.</text:span></text:p>
              <text:list>
                <text:list-item>
                  <text:p text:style-name="P114"><text:span text:style-name="T89">Multi-select</text:span><text:span text:style-name="T87"> Options:</text:span></text:p>
                  <text:list>
                    <text:list-item>
                      <text:p text:style-name="P118"><text:span text:style-name="T89">All</text:span><text:span text:style-name="T87"> Offers</text:span></text:p>
                    </text:list-item>
                    <text:list-item>
                      <text:p text:style-name="P118"><text:span text:style-name="T89">Buy</text:span><text:span text:style-name="T96"> </text:span><text:span text:style-name="T89">&amp; Get </text:span><text:span text:style-name="T92">Free</text:span></text:p>
                    </text:list-item>
                    <text:list-item>
                      <text:p text:style-name="P118"><text:span text:style-name="T89">Discount</text:span><text:span text:style-name="T96"> </text:span><text:span text:style-name="T92">Deal</text:span></text:p>
                    </text:list-item>
                    <text:list-item>
                      <text:p text:style-name="P118"><text:span text:style-name="T89">Package</text:span><text:span text:style-name="T92"> Deal</text:span></text:p>
                    </text:list-item>
                    <text:list-item>
                      <text:p text:style-name="P118"><text:span text:style-name="T89">24h</text:span><text:span text:style-name="T87"> </text:span><text:span text:style-name="T92">Deal</text:span></text:p>
                    </text:list-item>
                    <text:list-item>
                      <text:p text:style-name="P118"><text:span text:style-name="T89">Default</text:span><text:span text:style-name="T96"> </text:span><text:span text:style-name="T89">Selection:</text:span><text:span text:style-name="T87"> </text:span><text:span text:style-name="T89">All</text:span><text:span text:style-name="T87"> Offers</text:span></text:p>
                    </text:list-item>
                  </text:list>
                </text:list-item>
              </text:list>
            </text:list-item>
            <text:list-item>
              <text:p text:style-name="P186"><text:span text:style-name="T89">Profile</text:span><text:span text:style-name="T96"> </text:span><text:span text:style-name="T89">Type:</text:span><text:span text:style-name="T97"> </text:span><text:span text:style-name="T89">User</text:span><text:span text:style-name="T97"> </text:span><text:span text:style-name="T89">can</text:span><text:span text:style-name="T87"> </text:span><text:span text:style-name="T89">select</text:span><text:span text:style-name="T97"> </text:span><text:span text:style-name="T89">profile</text:span><text:span text:style-name="T96"> </text:span><text:span text:style-name="T89">types</text:span><text:span text:style-name="T87"> </text:span><text:span text:style-name="T89">for</text:span><text:span text:style-name="T97"> </text:span><text:span text:style-name="T87">filtering.</text:span></text:p>
              <text:list>
                <text:list-item>
                  <text:p text:style-name="P211"><text:span text:style-name="T89">Multi-select</text:span><text:span text:style-name="T87"> Options:</text:span></text:p>
                  <text:list>
                    <text:list-item>
                      <text:p text:style-name="P118"><text:span text:style-name="T89">All</text:span><text:span text:style-name="T87"> Profiles</text:span></text:p>
                    </text:list-item>
                    <text:list-item>
                      <text:p text:style-name="P118"><text:span text:style-name="T89">Bronze</text:span><text:span text:style-name="T96"> </text:span><text:span text:style-name="T87">Membership</text:span></text:p>
                    </text:list-item>
                    <text:list-item>
                      <text:p text:style-name="P118"><text:span text:style-name="T89">Silver</text:span><text:span text:style-name="T97"> </text:span><text:span text:style-name="T87">Membership</text:span></text:p>
                    </text:list-item>
                    <text:list-item>
                      <text:p text:style-name="P118"><text:span text:style-name="T89">Gold </text:span><text:span text:style-name="T87">Membership</text:span></text:p>
                      <text:list>
                        <text:list-item>
                          <text:p text:style-name="P123"><text:span text:style-name="T89">UI</text:span><text:span text:style-name="T108"> </text:span><text:span text:style-name="T89">Note:</text:span><text:span text:style-name="T92"> </text:span><text:span text:style-name="T89">Add</text:span><text:span text:style-name="T92"> </text:span><text:span text:style-name="T89">a</text:span><text:span text:style-name="T90"> </text:span><text:span text:style-name="T89">"Verified"</text:span><text:span text:style-name="T90"> </text:span><text:span text:style-name="T89">badge</text:span><text:span text:style-name="T101"> </text:span><text:span text:style-name="T89">next</text:span><text:span text:style-name="T92"> </text:span><text:span text:style-name="T89">to</text:span><text:span text:style-name="T92"> </text:span><text:span text:style-name="T89">Gold Membership to make it visually distinct and </text:span><text:span text:style-name="T87">trustworthy.</text:span></text:p>
                        </text:list-item>
                      </text:list>
                    </text:list-item>
                  </text:list>
                </text:list-item>
              </text:list>
            </text:list-item>
            <text:list-item>
              <text:p text:style-name="P186"><text:span text:style-name="T89">Redeem</text:span><text:span text:style-name="T87"> </text:span><text:span text:style-name="T89">Method:</text:span><text:span text:style-name="T97"> </text:span><text:span text:style-name="T89">User can</text:span><text:span text:style-name="T87"> </text:span><text:span text:style-name="T89">select</text:span><text:span text:style-name="T97"> </text:span><text:span text:style-name="T89">redeem</text:span><text:span text:style-name="T97"> </text:span><text:span text:style-name="T89">method</text:span><text:span text:style-name="T97"> </text:span><text:span text:style-name="T89">for</text:span><text:span text:style-name="T97"> </text:span><text:span text:style-name="T87">filtering.</text:span></text:p>
              <text:list>
                <text:list-item>
                  <text:p text:style-name="P211"><text:span text:style-name="T89">Multi-select</text:span><text:span text:style-name="T87"> Options:</text:span></text:p>
                  <text:list>
                    <text:list-item>
                      <text:p text:style-name="P118"><text:span text:style-name="T89">Redeemable</text:span><text:span text:style-name="T97"> </text:span><text:span text:style-name="T89">In</text:span><text:span text:style-name="T97"> </text:span><text:span text:style-name="T87">Store</text:span></text:p>
                    </text:list-item>
                  </text:list>
                </text:list-item>
              </text:list>
            </text:list-item>
          </text:list>
        </text:list-item>
      </text:list>
      <text:p text:style-name="P693"><draw:g text:anchor-type="as-char" draw:z-index="20" draw:name="Shape9" draw:style-name="gr60"><draw:custom-shape draw:name="Graphic 107" draw:style-name="gr33" draw:text-style-name="P734" svg:width="15.9cm" svg:height="0.025cm" svg:x="0.014cm" svg:y="5.424cm"><text:p/><draw:enhanced-geometry draw:mirror-horizontal="false" draw:mirror-vertical="false" drawooo:sub-view-size="5723890 9525 5723890 9525" draw:text-areas="0 0 ?f0 ?f1" svg:viewBox="0 0 0 0" draw:type="ooxml-non-primitive" draw:enhanced-path="M 5714365 0 L 9144 0 0 0 0 9144 9144 9144 5714365 9144 5714365 0 Z N M 5723585 0 L 5714441 0 5714441 9144 5723585 9144 5723585 0 Z N"><draw:equation draw:name="f0" draw:formula="logwidth"/><draw:equation draw:name="f1" draw:formula="logheight"/></draw:enhanced-geometry></draw:custom-shape><draw:custom-shape draw:name="Graphic 108" draw:style-name="gr34" draw:text-style-name="P735" svg:width="15.922cm" svg:height="0.398cm" svg:x="0cm" svg:y="5.533cm"><text:p/><draw:enhanced-geometry draw:mirror-horizontal="false" draw:mirror-vertical="false" drawooo:sub-view-size="5731510 142875" draw:text-areas="0 0 ?f0 ?f1" svg:viewBox="0 0 0 0" draw:type="ooxml-non-primitive" draw:enhanced-path="M 5731497 0 L 0 0 0 142875 5731497 142875 5731497 0 Z N"><draw:equation draw:name="f0" draw:formula="logwidth"/><draw:equation draw:name="f1" draw:formula="logheight"/></draw:enhanced-geometry></draw:custom-shape><draw:custom-shape draw:name="Graphic 109" draw:style-name="gr35" draw:text-style-name="P736" svg:width="0.008cm" svg:height="0.008cm" svg:x="15.919cm" svg:y="5.533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110" draw:style-name="gr36" draw:text-style-name="P735" svg:width="15.925cm" svg:height="0.391cm" svg:x="0cm" svg:y="5.533cm"><text:p/><draw:enhanced-geometry draw:mirror-horizontal="false" draw:mirror-vertical="false" drawooo:sub-view-size="5732780 140335 5732780 140335" draw:text-areas="0 0 ?f0 ?f1" svg:viewBox="0 0 0 0" draw:type="ooxml-non-primitive" draw:enhanced-path="M 3048 3060 L 0 3060 0 140208 3048 140208 3048 3060 Z N M 5732716 0 L 5729668 0 5729668 3048 5732716 3048 5732716 0 Z N"><draw:equation draw:name="f0" draw:formula="logwidth"/><draw:equation draw:name="f1" draw:formula="logheight"/></draw:enhanced-geometry></draw:custom-shape><draw:custom-shape draw:name="Graphic 111" draw:style-name="gr37" draw:text-style-name="P736" svg:width="0.008cm" svg:height="0.382cm" svg:x="15.919cm" svg:y="5.542cm"><text:p/><draw:enhanced-geometry draw:mirror-horizontal="false" draw:mirror-vertical="false" drawooo:sub-view-size="3175 137160" draw:text-areas="0 0 ?f0 ?f1" svg:viewBox="0 0 0 0" draw:type="ooxml-non-primitive" draw:enhanced-path="M 3047 0 L 0 0 0 137159 3047 137159 3047 0 Z N"><draw:equation draw:name="f0" draw:formula="logwidth"/><draw:equation draw:name="f1" draw:formula="logheight"/></draw:enhanced-geometry></draw:custom-shape><draw:custom-shape draw:name="Graphic 112" draw:style-name="gr38" draw:text-style-name="P735" svg:width="0.008cm" svg:height="0.008cm" svg:x="0cm" svg:y="5.925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113" draw:style-name="gr39" draw:text-style-name="P736" svg:width="15.925cm" svg:height="0.008cm" svg:x="0cm" svg:y="5.925cm"><text:p/><draw:enhanced-geometry draw:mirror-horizontal="false" draw:mirror-vertical="false" drawooo:sub-view-size="5732780 3175 5732780 3175" draw:text-areas="0 0 ?f0 ?f1" svg:viewBox="0 0 0 0" draw:type="ooxml-non-primitive" draw:enhanced-path="M 5729605 0 L 3048 0 0 0 0 3035 3048 3035 5729605 3035 5729605 0 Z N M 5732716 0 L 5729668 0 5729668 3035 5732716 3035 5732716 0 Z N"><draw:equation draw:name="f0" draw:formula="logwidth"/><draw:equation draw:name="f1" draw:formula="logheight"/></draw:enhanced-geometry></draw:custom-shape><draw:custom-shape draw:name="Textbox 114" draw:style-name="gr61" draw:text-style-name="P737" svg:width="15.876cm" svg:height="5.435cm" svg:x="0.026cm" svg:y="0cm"><text:p text:style-name="P728"><text:span text:style-name="T187">Delivery</text:span><text:span text:style-name="T188"> Available</text:span></text:p><text:p text:style-name="P742"><text:span text:style-name="T187">Default</text:span><text:span text:style-name="T188"> </text:span><text:span text:style-name="T187">Selection: None (allow</text:span><text:span text:style-name="T188"> </text:span><text:span text:style-name="T187">user</text:span><text:span text:style-name="T188"> </text:span><text:span text:style-name="T187">to select</text:span><text:span text:style-name="T188"> </text:span><text:span text:style-name="T187">one or </text:span><text:span text:style-name="T188">both)</text:span></text:p><text:p text:style-name="P752"><text:span text:style-name="T187">Search</text:span><text:span text:style-name="T188"> </text:span><text:span text:style-name="T187">RedeemPlus</text:span><text:span text:style-name="T188"> Store:</text:span></text:p><text:p text:style-name="P753"><text:span text:style-name="T187">Single</text:span><text:span text:style-name="T188"> </text:span><text:span text:style-name="T187">Checkbox </text:span><text:span text:style-name="T188">Option:</text:span></text:p><text:p text:style-name="P743"><text:span text:style-name="T187">Label:</text:span><text:span text:style-name="T188"> </text:span><text:span text:style-name="T187">“Listed</text:span><text:span text:style-name="T188"> </text:span><text:span text:style-name="T187">in</text:span><text:span text:style-name="T188"> </text:span><text:span text:style-name="T187">Redeemplus</text:span><text:span text:style-name="T188"> Store”</text:span></text:p><text:p text:style-name="P742"><text:span text:style-name="T187">Function:</text:span><text:span text:style-name="T191"> </text:span><text:span text:style-name="T187">Filters</text:span><text:span text:style-name="T191"> </text:span><text:span text:style-name="T187">results</text:span><text:span text:style-name="T191"> </text:span><text:span text:style-name="T187">to</text:span><text:span text:style-name="T191"> </text:span><text:span text:style-name="T187">only</text:span><text:span text:style-name="T191"> </text:span><text:span text:style-name="T187">show</text:span><text:span text:style-name="T191"> </text:span><text:span text:style-name="T187">listings</text:span><text:span text:style-name="T191"> </text:span><text:span text:style-name="T187">within</text:span><text:span text:style-name="T191"> </text:span><text:span text:style-name="T187">the Redeemplus store.</text:span></text:p><text:p text:style-name="P754"><text:span text:style-name="T187">Clear</text:span><text:span text:style-name="T188"> </text:span><text:span text:style-name="T187">button:</text:span><text:span text:style-name="T188"> </text:span><text:span text:style-name="T187">Resets</text:span><text:span text:style-name="T191"> </text:span><text:span text:style-name="T187">all</text:span><text:span text:style-name="T188"> </text:span><text:span text:style-name="T187">filter</text:span><text:span text:style-name="T188"> </text:span><text:span text:style-name="T187">options</text:span><text:span text:style-name="T191"> </text:span><text:span text:style-name="T187">to</text:span><text:span text:style-name="T188"> </text:span><text:span text:style-name="T187">default</text:span><text:span text:style-name="T188"> </text:span><text:span text:style-name="T187">(e.g.,</text:span><text:span text:style-name="T188"> </text:span><text:span text:style-name="T187">"All</text:span><text:span text:style-name="T188"> </text:span><text:span text:style-name="T187">Offers",</text:span><text:span text:style-name="T188"> </text:span><text:span text:style-name="T187">"All Profiles", etc.)</text:span></text:p><text:p text:style-name="P746"><text:span text:style-name="T187">Show</text:span><text:span text:style-name="T191"> </text:span><text:span text:style-name="T187">Result</text:span><text:span text:style-name="T188"> </text:span><text:span text:style-name="T187">button:</text:span><text:span text:style-name="T188"> </text:span><text:span text:style-name="T187">Applies</text:span><text:span text:style-name="T188"> </text:span><text:span text:style-name="T187">selected</text:span><text:span text:style-name="T188"> </text:span><text:span text:style-name="T187">filters and</text:span><text:span text:style-name="T188"> </text:span><text:span text:style-name="T187">returns</text:span><text:span text:style-name="T188"> </text:span><text:span text:style-name="T187">the</text:span><text:span text:style-name="T188"> </text:span><text:span text:style-name="T187">filtered</text:span><text:span text:style-name="T188"> resul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56" table:style-name="Table56">
        <table:table-column table:style-name="Table56.A"/>
        <table:table-row table:style-name="Table56.1">
          <table:table-cell table:style-name="Table56.A1" office:value-type="string">
            <text:p text:style-name="P236"><text:span text:style-name="T37">[DDVXY-57]</text:span><text:span text:style-name="T42"> </text:span><text:a xlink:type="simple" xlink:href="https://hyperlinkinfosystem.atlassian.net/browse/DDVXY-57" text:style-name="Default_20_Style" text:visited-style-name="Default_20_Style"><text:span text:style-name="T45">Add-on</text:span></text:a><text:a xlink:type="simple" xlink:href="https://hyperlinkinfosystem.atlassian.net/browse/DDVXY-57" text:style-name="Default_20_Style" text:visited-style-name="Default_20_Style"><text:span text:style-name="T56"> </text:span></text:a><text:a xlink:type="simple" xlink:href="https://hyperlinkinfosystem.atlassian.net/browse/DDVXY-57" text:style-name="Default_20_Style" text:visited-style-name="Default_20_Style"><text:span text:style-name="T45">Offer</text:span></text:a><text:span text:style-name="T49"> </text:span><text:span text:style-name="T70">Created:</text:span><text:span text:style-name="T71"> </text:span><text:span text:style-name="T70">03/Jun/25</text:span><text:span text:style-name="T77"> </text:span><text:span text:style-name="T70">Updated:</text:span><text:span text:style-name="T73"> </text:span><text:span text:style-name="T74">03/Jun/25</text:span></text:p>
          </table:table-cell>
        </table:table-row>
      </table:table>
      <text:p text:style-name="P519"/>
      <text:p text:style-name="P520"/>
      <text:p text:style-name="P521"><draw:custom-shape text:anchor-type="char" draw:z-index="65" draw:name="Textbox 115"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21" draw:name="Textbox 116" draw:style-name="gr59" draw:text-style-name="P744" svg:width="15.876cm" svg:height="9.679cm"><text:p text:style-name="P546"><text:span text:style-name="T133">I</text:span><text:span text:style-name="T136"> </text:span><text:span text:style-name="T133">want</text:span><text:span text:style-name="T136"> </text:span>to create<text:span text:style-name="T135"> </text:span>and post<text:span text:style-name="T143"> </text:span>a<text:span text:style-name="T138"> </text:span>new<text:span text:style-name="T135"> </text:span>offer<text:span text:style-name="T143"> </text:span>for<text:span text:style-name="T141"> </text:span>my <text:span text:style-name="T135">business,</text:span></text:p><text:p text:style-name="P664"><text:span text:style-name="T133">So</text:span><text:span text:style-name="T139"> </text:span><text:span text:style-name="T133">that</text:span><text:span text:style-name="T139"> </text:span>I<text:span text:style-name="T135"> </text:span>can attract<text:span text:style-name="T138"> </text:span>customers<text:span text:style-name="T138"> </text:span>by<text:span text:style-name="T138"> </text:span>promoting deals<text:span text:style-name="T135"> </text:span>and <text:span text:style-name="T135">discounts.</text:span></text:p><text:p text:style-name="P3"><text:span text:style-name="T88">Acceptance</text:span><text:span text:style-name="T93"> </text:span><text:span text:style-name="T86">Criteria:</text:span></text:p><text:list xml:id="list4124730333" text:style-name="WWNum44"><text:list-item><text:p text:style-name="P22"><text:span text:style-name="T88">Screen</text:span><text:span text:style-name="T86"> </text:span><text:span text:style-name="T88">1:</text:span><text:span text:style-name="T86"> </text:span><text:span text:style-name="T88">Add</text:span><text:span text:style-name="T98"> </text:span><text:span text:style-name="T88">Offer</text:span><text:span text:style-name="T95"> </text:span><text:span text:style-name="T88">Main</text:span><text:span text:style-name="T98"> </text:span><text:span text:style-name="T88">Screen</text:span><text:span text:style-name="T98"> </text:span><text:span text:style-name="T88">(Offer</text:span><text:span text:style-name="T95"> </text:span><text:span text:style-name="T88">Type</text:span><text:span text:style-name="T107"> </text:span><text:span text:style-name="T86">Selection)</text:span></text:p><text:list><text:list-item><text:p text:style-name="P571"><text:span text:style-name="T133">`When</text:span><text:span text:style-name="T139"> </text:span>I<text:span text:style-name="T145"> </text:span>tap<text:span text:style-name="T138"> </text:span>the<text:span text:style-name="T135"> </text:span>"Post" tab<text:span text:style-name="T138"> </text:span>in<text:span text:style-name="T138"> </text:span>the<text:span text:style-name="T138"> </text:span>bottom<text:span text:style-name="T138"> </text:span>navigation <text:span text:style-name="T147">bar,</text:span></text:p></text:list-item></text:list></text:list-item></text:list><text:p text:style-name="P651"><text:span text:style-name="T133">Then </text:span>I<text:span text:style-name="T147"> </text:span>should<text:span text:style-name="T138"> </text:span>be<text:span text:style-name="T138"> </text:span>taken<text:span text:style-name="T138"> </text:span>to the<text:span text:style-name="T138"> </text:span>"Add Offer"<text:span text:style-name="T138"> </text:span><text:span text:style-name="T135">screen.</text:span></text:p><text:list xml:id="list124224299265671" text:continue-numbering="true" text:style-name="WWNum44"><text:list-item><text:list><text:list-item><text:p text:style-name="P578">There<text:span text:style-name="T141"> </text:span>are<text:span text:style-name="T141"> </text:span>ads<text:span text:style-name="T147"> </text:span>in<text:span text:style-name="T141"> </text:span>top<text:span text:style-name="T141"> </text:span>section.<text:span text:style-name="T141"> </text:span>The<text:span text:style-name="T145"> </text:span>ads<text:span text:style-name="T147"> </text:span>will<text:span text:style-name="T141"> </text:span>be<text:span text:style-name="T141"> </text:span>shown<text:span text:style-name="T141"> </text:span>in<text:span text:style-name="T141"> </text:span>user<text:span text:style-name="T141"> </text:span>App<text:span text:style-name="T141"> </text:span>in<text:span text:style-name="T141"> </text:span>horizontal scrolling which is added by the Admin from Admin panel.</text:p></text:list-item><text:list-item><text:p text:style-name="P571">Section<text:span text:style-name="T138"> </text:span>1has<text:span text:style-name="T135"> </text:span>following<text:span text:style-name="T138"> </text:span><text:span text:style-name="T135">types:</text:span></text:p><text:list><text:list-item><text:p text:style-name="P615">Buy<text:span text:style-name="T141"> </text:span>1 get 1 <text:span text:style-name="T147">free</text:span></text:p></text:list-item><text:list-item><text:p text:style-name="P616">Buy<text:span text:style-name="T141"> </text:span>1 get 2 <text:span text:style-name="T147">free</text:span></text:p></text:list-item><text:list-item><text:p text:style-name="P623">Buy<text:span text:style-name="T141"> </text:span>1 get 3 <text:span text:style-name="T147">free</text:span></text:p></text:list-item><text:list-item><text:p text:style-name="P617">Buy<text:span text:style-name="T141"> </text:span>2 get 1 <text:span text:style-name="T147">free</text:span></text:p></text:list-item><text:list-item><text:p text:style-name="P613">Buy<text:span text:style-name="T141"> </text:span>2 get 2 <text:span text:style-name="T147">free</text:span></text:p></text:list-item><text:list-item><text:p text:style-name="P618">Buy<text:span text:style-name="T141"> </text:span>2 get 3 <text:span text:style-name="T147">free</text:span></text:p></text:list-item><text:list-item><text:p text:style-name="P619">Buy<text:span text:style-name="T141"> </text:span>3 get 1 <text:span text:style-name="T147">free</text:span></text:p></text:list-item><text:list-item><text:p text:style-name="P620">Buy<text:span text:style-name="T141"> </text:span>3 get 2 <text:span text:style-name="T147">free</text:span></text:p></text:list-item></text:list></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p text:style-name="P695"><draw:custom-shape text:anchor-type="char" draw:z-index="45" draw:name="Graphic 117" draw:style-name="gr24" draw:text-style-name="P741" svg:width="15.9cm" svg:height="24.503cm" svg:x="2.554cm" svg:y="2.54cm"><text:p/><draw:enhanced-geometry draw:mirror-horizontal="false" draw:mirror-vertical="false" drawooo:sub-view-size="5723890 8820785 5723890 8820785" draw:text-areas="0 0 ?f0 ?f1" svg:viewBox="0 0 0 0" draw:type="ooxml-non-primitive" draw:enhanced-path="M 5714365 0 L 9144 0 0 0 0 9093 0 8811463 0 8820607 9144 8820607 5714365 8820607 5714365 8811463 9144 8811463 9144 9144 5714365 9144 5714365 0 Z N M 5723585 0 L 5714441 0 5714441 9093 5714441 8811463 5714441 8820607 5723585 8820607 5723585 8811463 5723585 9144 5723585 0 Z N"><draw:equation draw:name="f0" draw:formula="logwidth"/><draw:equation draw:name="f1" draw:formula="logheight"/></draw:enhanced-geometry></draw:custom-shape>ix.<text:span text:style-name="T175"> <text:s/></text:span>Buy<text:span text:style-name="T143"> </text:span>3 get 3 <text:span text:style-name="T147">free</text:span></text:p>
      <text:list xml:id="list124224757648895" text:continue-list="list3218261382" text:style-name="WWNum20">
        <text:list-item>
          <text:p text:style-name="P60"><text:span text:style-name="T89">Section</text:span><text:span text:style-name="T96"> </text:span><text:span text:style-name="T89">2</text:span><text:span text:style-name="T97"> </text:span><text:span text:style-name="T89">has</text:span><text:span text:style-name="T87"> </text:span><text:span text:style-name="T89">following </text:span><text:span text:style-name="T87">types:</text:span></text:p>
          <text:list>
            <text:list-item>
              <text:p text:style-name="P84"><text:span text:style-name="T89">Package</text:span><text:span text:style-name="T101"> </text:span><text:span text:style-name="T92">deal</text:span></text:p>
            </text:list-item>
            <text:list-item>
              <text:p text:style-name="P85"><text:span text:style-name="T89">24</text:span><text:span text:style-name="T96"> </text:span><text:span text:style-name="T89">hours</text:span><text:span text:style-name="T97"> </text:span><text:span text:style-name="T92">deal</text:span></text:p>
            </text:list-item>
            <text:list-item>
              <text:p text:style-name="P93"><text:span text:style-name="T89">Discount</text:span><text:span text:style-name="T97"> </text:span><text:span text:style-name="T92">deal</text:span></text:p>
            </text:list-item>
          </text:list>
        </text:list-item>
        <text:list-item>
          <text:p text:style-name="P73"><text:span text:style-name="T89">Section</text:span><text:span text:style-name="T87"> </text:span><text:span text:style-name="T94">3</text:span></text:p>
          <text:list>
            <text:list-item>
              <text:p text:style-name="P91"><text:span text:style-name="T89">List</text:span><text:span text:style-name="T96"> </text:span><text:span text:style-name="T89">it</text:span><text:span text:style-name="T96"> </text:span><text:span text:style-name="T89">on</text:span><text:span text:style-name="T96"> </text:span><text:span text:style-name="T89">Redeemplus</text:span><text:span text:style-name="T92"> </text:span><text:span text:style-name="T89">official</text:span><text:span text:style-name="T96"> </text:span><text:span text:style-name="T89">store</text:span><text:span text:style-name="T90"> </text:span><text:span text:style-name="T89">with</text:span><text:span text:style-name="T96"> </text:span><text:span text:style-name="T89">unlimited</text:span><text:span text:style-name="T96"> </text:span><text:span text:style-name="T89">time,</text:span><text:span text:style-name="T96"> </text:span><text:span text:style-name="T89">top</text:span><text:span text:style-name="T96"> </text:span><text:span text:style-name="T89">visibility, just 5$</text:span></text:p>
            </text:list-item>
          </text:list>
        </text:list-item>
        <text:list-item>
          <text:p text:style-name="P73"><text:span text:style-name="T88">When </text:span><text:span text:style-name="T89">I</text:span><text:span text:style-name="T90"> </text:span><text:span text:style-name="T89">tap an offer</text:span><text:span text:style-name="T97"> </text:span><text:span text:style-name="T89">type (e.g.,</text:span><text:span text:style-name="T97"> </text:span><text:span text:style-name="T89">"Buy 1</text:span><text:span text:style-name="T97"> </text:span><text:span text:style-name="T89">Get</text:span><text:span text:style-name="T97"> </text:span><text:span text:style-name="T89">1 </text:span><text:span text:style-name="T87">Free"),</text:span></text:p>
        </text:list-item>
      </text:list>
      <text:p text:style-name="P673"><text:span text:style-name="T133">Then</text:span><text:span text:style-name="T136"> </text:span>I<text:span text:style-name="T145"> </text:span>should<text:span text:style-name="T138"> </text:span>be<text:span text:style-name="T135"> </text:span>taken<text:span text:style-name="T138"> </text:span>to the<text:span text:style-name="T138"> </text:span>offer<text:span text:style-name="T138"> </text:span>parameters<text:span text:style-name="T135"> </text:span>screen<text:span text:style-name="T138"> </text:span>(Screen <text:span text:style-name="T145">2).</text:span></text:p>
      <text:list xml:id="list124223485012632" text:continue-list="list124223947841217" text:style-name="WWNum41">
        <text:list-item>
          <text:list>
            <text:list-item>
              <text:list>
                <text:list-item>
                  <text:list>
                    <text:list-item>
                      <text:h text:style-name="P49" text:outline-level="2">Screen<text:span text:style-name="T135"> </text:span>2:<text:span text:style-name="T135"> </text:span>Add-on<text:span text:style-name="T138"> </text:span>Offer<text:span text:style-name="T138"> </text:span>Parameters<text:span text:style-name="T135"> </text:span>(Buy<text:span text:style-name="T135"> </text:span>1<text:span text:style-name="T138"> </text:span>Get<text:span text:style-name="T135"> </text:span>1<text:span text:style-name="T138"> </text:span><text:span text:style-name="T135">Free)</text:span></text:h>
                    </text:list-item>
                  </text:list>
                </text:list-item>
              </text:list>
            </text:list-item>
          </text:list>
        </text:list-item>
      </text:list>
      <text:list xml:id="list3559168134" text:style-name="WWNum45">
        <text:list-item>
          <text:p text:style-name="P75"><text:span text:style-name="T88">Given</text:span><text:span text:style-name="T86"> </text:span><text:span text:style-name="T89">I</text:span><text:span text:style-name="T90"> </text:span><text:span text:style-name="T89">have</text:span><text:span text:style-name="T97"> </text:span><text:span text:style-name="T89">selected</text:span><text:span text:style-name="T97"> </text:span><text:span text:style-name="T89">"Buy 1</text:span><text:span text:style-name="T97"> </text:span><text:span text:style-name="T89">Get</text:span><text:span text:style-name="T97"> </text:span><text:span text:style-name="T89">1 Free"</text:span><text:span text:style-name="T87"> </text:span><text:span text:style-name="T89">as</text:span><text:span text:style-name="T97"> </text:span><text:span text:style-name="T89">the</text:span><text:span text:style-name="T87"> </text:span><text:span text:style-name="T89">offer </text:span><text:span text:style-name="T87">type,</text:span></text:p>
        </text:list-item>
      </text:list>
      <text:p text:style-name="P673"><text:span text:style-name="T133">When </text:span>I<text:span text:style-name="T145"> </text:span>am<text:span text:style-name="T138"> </text:span>on the<text:span text:style-name="T135"> </text:span>offer parameters<text:span text:style-name="T138"> </text:span><text:span text:style-name="T135">screen,</text:span></text:p>
      <text:p text:style-name="P220"><text:span text:style-name="T88">Then</text:span><text:span text:style-name="T86"> </text:span><text:span text:style-name="T89">I</text:span><text:span text:style-name="T92"> </text:span><text:span text:style-name="T89">should </text:span><text:span text:style-name="T92">see:</text:span></text:p>
      <text:list xml:id="list124223388340495" text:continue-numbering="true" text:style-name="WWNum45">
        <text:list-item>
          <text:list>
            <text:list-item>
              <text:p text:style-name="P86"><text:span text:style-name="T89">A</text:span><text:span text:style-name="T92"> </text:span><text:span text:style-name="T89">back</text:span><text:span text:style-name="T97"> </text:span><text:span text:style-name="T89">arrow at</text:span><text:span text:style-name="T87"> </text:span><text:span text:style-name="T89">the</text:span><text:span text:style-name="T97"> </text:span><text:span text:style-name="T89">top</text:span><text:span text:style-name="T97"> </text:span><text:span text:style-name="T87">left.</text:span></text:p>
            </text:list-item>
            <text:list-item>
              <text:p text:style-name="P87"><text:span text:style-name="T89">A</text:span><text:span text:style-name="T92"> </text:span><text:span text:style-name="T89">large</text:span><text:span text:style-name="T96"> </text:span><text:span text:style-name="T89">image</text:span><text:span text:style-name="T97"> </text:span><text:span text:style-name="T89">placeholder</text:span><text:span text:style-name="T97"> </text:span><text:span text:style-name="T89">for</text:span><text:span text:style-name="T97"> </text:span><text:span text:style-name="T89">the</text:span><text:span text:style-name="T87"> </text:span><text:span text:style-name="T89">offer</text:span><text:span text:style-name="T97"> </text:span><text:span text:style-name="T89">(e.g.,</text:span><text:span text:style-name="T103"> </text:span><text:span text:style-name="T89">an iced</text:span><text:span text:style-name="T97"> </text:span><text:span text:style-name="T89">coffee</text:span><text:span text:style-name="T97"> </text:span><text:span text:style-name="T87">drink).</text:span></text:p>
            </text:list-item>
            <text:list-item>
              <text:p text:style-name="P94"><text:span text:style-name="T89">Fields</text:span><text:span text:style-name="T96"> </text:span><text:span text:style-name="T89">to</text:span><text:span text:style-name="T97"> </text:span><text:span text:style-name="T89">configure</text:span><text:span text:style-name="T87"> </text:span><text:span text:style-name="T89">the</text:span><text:span text:style-name="T87"> offer:</text:span></text:p>
              <text:list>
                <text:list-item>
                  <text:p text:style-name="P119"><text:span text:style-name="T88">Offer</text:span><text:span text:style-name="T95"> </text:span><text:span text:style-name="T88">Type:</text:span><text:span text:style-name="T86"> </text:span><text:span text:style-name="T89">Pre-selected as</text:span><text:span text:style-name="T87"> </text:span><text:span text:style-name="T89">"Buy</text:span><text:span text:style-name="T97"> </text:span><text:span text:style-name="T89">1,</text:span><text:span text:style-name="T97"> </text:span><text:span text:style-name="T89">Get</text:span><text:span text:style-name="T97"> </text:span><text:span text:style-name="T89">1</text:span><text:span text:style-name="T97"> </text:span><text:span text:style-name="T87">Free".</text:span></text:p>
                </text:list-item>
                <text:list-item>
                  <text:p text:style-name="P119"><text:span text:style-name="T88">Category:</text:span><text:span text:style-name="T91"> </text:span><text:span text:style-name="T89">Dropdown</text:span><text:span text:style-name="T97"> </text:span><text:span text:style-name="T89">(e.g.,</text:span><text:span text:style-name="T87"> </text:span><text:span text:style-name="T89">"Coffee</text:span><text:span text:style-name="T87"> Shops").</text:span></text:p>
                </text:list-item>
                <text:list-item>
                  <text:p text:style-name="P119"><text:span text:style-name="T88">Offer</text:span><text:span text:style-name="T95"> </text:span><text:span text:style-name="T88">Title: </text:span><text:span text:style-name="T89">Text</text:span><text:span text:style-name="T87"> </text:span><text:span text:style-name="T89">input</text:span><text:span text:style-name="T97"> </text:span><text:span text:style-name="T89">(e.g.,</text:span><text:span text:style-name="T87"> </text:span><text:span text:style-name="T89">"Iced</text:span><text:span text:style-name="T97"> </text:span><text:span text:style-name="T89">Spanish</text:span><text:span text:style-name="T97"> </text:span><text:span text:style-name="T87">Latte").</text:span></text:p>
                </text:list-item>
                <text:list-item>
                  <text:p text:style-name="P120"><text:span text:style-name="T88">Subtitle:</text:span><text:span text:style-name="T91"> </text:span><text:span text:style-name="T89">Text</text:span><text:span text:style-name="T92"> </text:span><text:span text:style-name="T89">input</text:span><text:span text:style-name="T92"> </text:span><text:span text:style-name="T89">(e.g.,</text:span><text:span text:style-name="T92"> </text:span><text:span text:style-name="T89">"Available</text:span><text:span text:style-name="T92"> </text:span><text:span text:style-name="T89">only</text:span><text:span text:style-name="T92"> </text:span><text:span text:style-name="T89">at</text:span><text:span text:style-name="T92"> </text:span><text:span text:style-name="T89">Mall</text:span><text:span text:style-name="T92"> </text:span><text:span text:style-name="T89">of</text:span><text:span text:style-name="T92"> </text:span><text:span text:style-name="T89">Qatar</text:span><text:span text:style-name="T101"> </text:span><text:span text:style-name="T89">on </text:span><text:span text:style-name="T87">Friday").</text:span></text:p>
                </text:list-item>
                <text:list-item>
                  <text:h text:style-name="P51" text:outline-level="2"><text:span text:style-name="T135">Settings:</text:span></text:h>
                  <text:list>
                    <text:list-item>
                      <text:p text:style-name="P130"><text:span text:style-name="T89">Discount</text:span><text:span text:style-name="T97"> </text:span><text:span text:style-name="T89">%</text:span><text:span text:style-name="T97"> </text:span><text:span text:style-name="T89">(for</text:span><text:span text:style-name="T87"> </text:span><text:span text:style-name="T89">other</text:span><text:span text:style-name="T97"> </text:span><text:span text:style-name="T89">offer </text:span><text:span text:style-name="T87">types)</text:span></text:p>
                      <text:list>
                        <text:list-item>
                          <text:p text:style-name="P210"><text:span text:style-name="T89">Only</text:span><text:span text:style-name="T90"> </text:span><text:span text:style-name="T89">when</text:span><text:span text:style-name="T90"> </text:span><text:span text:style-name="T89">user</text:span><text:span text:style-name="T90"> </text:span><text:span text:style-name="T89">select</text:span><text:span text:style-name="T90"> </text:span><text:span text:style-name="T89">discount</text:span><text:span text:style-name="T90"> </text:span><text:span text:style-name="T89">offer</text:span><text:span text:style-name="T90"> </text:span><text:span text:style-name="T89">type</text:span><text:span text:style-name="T101"> </text:span><text:span text:style-name="T89">this should show up</text:span></text:p>
                        </text:list-item>
                      </text:list>
                    </text:list-item>
                    <text:list-item>
                      <text:p text:style-name="P124"><text:span text:style-name="T89">Minimum</text:span><text:span text:style-name="T96"> </text:span><text:span text:style-name="T89">(e.g., </text:span><text:span text:style-name="T87">"10").</text:span></text:p>
                      <text:list>
                        <text:list-item>
                          <text:p text:style-name="P132"><text:span text:style-name="T89">Discount</text:span><text:span text:style-name="T97"> </text:span><text:span text:style-name="T89">starts</text:span><text:span text:style-name="T97"> </text:span><text:span text:style-name="T89">from</text:span><text:span text:style-name="T97"> </text:span><text:span text:style-name="T89">10%</text:span><text:span text:style-name="T97"> </text:span><text:span text:style-name="T89">up</text:span><text:span text:style-name="T97"> </text:span><text:span text:style-name="T89">to 100% </text:span><text:span text:style-name="T92">max.</text:span></text:p>
                        </text:list-item>
                      </text:list>
                    </text:list-item>
                    <text:list-item>
                      <text:p text:style-name="P126"><text:span text:style-name="T89">Total</text:span><text:span text:style-name="T90"> </text:span><text:span text:style-name="T89">Price</text:span><text:span text:style-name="T101"> </text:span><text:span text:style-name="T89">(e.g.,</text:span><text:span text:style-name="T90"> </text:span><text:span text:style-name="T89">"30.50")</text:span><text:span text:style-name="T90"> </text:span><text:span text:style-name="T89">(Apply</text:span><text:span text:style-name="T90"> </text:span><text:span text:style-name="T89">validation</text:span><text:span text:style-name="T90"> </text:span><text:span text:style-name="T89">like</text:span><text:span text:style-name="T90"> </text:span><text:span text:style-name="T89">user cannot post with price 0)</text:span></text:p>
                    </text:list-item>
                    <text:list-item>
                      <text:p text:style-name="P125"><text:span text:style-name="T89">Old</text:span><text:span text:style-name="T87"> </text:span><text:span text:style-name="T89">Price</text:span><text:span text:style-name="T87"> </text:span><text:span text:style-name="T89">(e.g.,</text:span><text:span text:style-name="T97"> </text:span><text:span text:style-name="T87">"44.00").</text:span></text:p>
                    </text:list-item>
                    <text:list-item>
                      <text:p text:style-name="P130"><text:span text:style-name="T87">Duration</text:span></text:p>
                      <text:list>
                        <text:list-item>
                          <text:p text:style-name="P135"><text:span text:style-name="T89">Bronze</text:span><text:span text:style-name="T110"> </text:span><text:span text:style-name="T89">&amp;</text:span><text:span text:style-name="T101"> </text:span><text:span text:style-name="T89">Silver</text:span><text:span text:style-name="T101"> </text:span><text:span text:style-name="T89">membership</text:span><text:span text:style-name="T101"> </text:span><text:span text:style-name="T89">max</text:span><text:span text:style-name="T101"> </text:span><text:span text:style-name="T89">duration</text:span><text:span text:style-name="T101"> </text:span><text:span text:style-name="T89">30 </text:span><text:span text:style-name="T87">days.</text:span></text:p>
                        </text:list-item>
                        <text:list-item>
                          <text:p text:style-name="P133"><text:span text:style-name="T89">Gold</text:span><text:span text:style-name="T97"> </text:span><text:span text:style-name="T89">membership will</text:span><text:span text:style-name="T97"> </text:span><text:span text:style-name="T89">have</text:span><text:span text:style-name="T97"> </text:span><text:span text:style-name="T89">90 </text:span><text:span text:style-name="T87">days.</text:span></text:p>
                        </text:list-item>
                        <text:list-item>
                          <text:p text:style-name="P141"><text:span text:style-name="T89">RedeemPlus</text:span><text:span text:style-name="T110"> </text:span><text:span text:style-name="T89">shop</text:span><text:span text:style-name="T101"> </text:span><text:span text:style-name="T89">profile</text:span><text:span text:style-name="T110"> </text:span><text:span text:style-name="T89">will</text:span><text:span text:style-name="T101"> </text:span><text:span text:style-name="T89">has</text:span><text:span text:style-name="T110"> </text:span><text:span text:style-name="T89">freedom</text:span><text:span text:style-name="T101"> </text:span><text:span text:style-name="T89">to listup the offers 365 days</text:span></text:p>
                        </text:list-item>
                      </text:list>
                    </text:list-item>
                    <text:list-item>
                      <text:p text:style-name="P125"><text:span text:style-name="T89">Valid</text:span><text:span text:style-name="T87"> </text:span><text:span text:style-name="T89">Days:</text:span><text:span text:style-name="T97"> </text:span><text:span text:style-name="T89">Toggle</text:span><text:span text:style-name="T87"> </text:span><text:span text:style-name="T89">switches</text:span><text:span text:style-name="T87"> </text:span><text:span text:style-name="T89">for</text:span><text:span text:style-name="T97"> </text:span><text:span text:style-name="T89">each</text:span><text:span text:style-name="T97"> </text:span><text:span text:style-name="T89">day</text:span><text:span text:style-name="T97"> </text:span><text:span text:style-name="T89">(Sun-</text:span><text:span text:style-name="T87">Sat).</text:span></text:p>
                      <text:list>
                        <text:list-item>
                          <text:p text:style-name="P136"><text:span text:style-name="T89">Automatically the unselected day ex. Friday, when</text:span><text:span text:style-name="T92"> </text:span><text:span text:style-name="T89">that</text:span><text:span text:style-name="T92"> </text:span><text:span text:style-name="T89">day</text:span><text:span text:style-name="T92"> </text:span><text:span text:style-name="T89">came,</text:span><text:span text:style-name="T92"> </text:span><text:span text:style-name="T89">offer</text:span><text:span text:style-name="T92"> </text:span><text:span text:style-name="T89">will</text:span><text:span text:style-name="T92"> </text:span><text:span text:style-name="T89">not</text:span><text:span text:style-name="T92"> </text:span><text:span text:style-name="T89">be</text:span><text:span text:style-name="T90"> </text:span><text:span text:style-name="T89">shown</text:span><text:span text:style-name="T92"> </text:span><text:span text:style-name="T89">on the app.</text:span></text:p>
                        </text:list-item>
                      </text:list>
                    </text:list-item>
                  </text:list>
                </text:list-item>
              </text:list>
            </text:list-item>
          </text:list>
        </text:list-item>
      </text:list>
      <text:p text:style-name="P696">Plus<text:span text:style-name="T145"> </text:span>the<text:span text:style-name="T145"> </text:span>available<text:span text:style-name="T147"> </text:span>marked<text:span text:style-name="T147"> </text:span>day<text:span text:style-name="T147"> </text:span>will<text:span text:style-name="T147"> </text:span>show<text:span text:style-name="T145"> </text:span>on<text:span text:style-name="T147"> </text:span>the Day &amp; Time section Automatically</text:p>
      <text:list xml:id="list124225311760090" text:continue-numbering="true" text:style-name="WWNum45">
        <text:list-item>
          <text:list>
            <text:list-item>
              <text:list>
                <text:list-item>
                  <text:list>
                    <text:list-item>
                      <text:list>
                        <text:list-item>
                          <text:p text:style-name="P137"><text:span text:style-name="T89">This</text:span><text:span text:style-name="T92"> </text:span><text:span text:style-name="T89">allow</text:span><text:span text:style-name="T92"> </text:span><text:span text:style-name="T89">user</text:span><text:span text:style-name="T96"> </text:span><text:span text:style-name="T89">to</text:span><text:span text:style-name="T96"> </text:span><text:span text:style-name="T89">know</text:span><text:span text:style-name="T92"> </text:span><text:span text:style-name="T89">that</text:span><text:span text:style-name="T96"> </text:span><text:span text:style-name="T89">if</text:span><text:span text:style-name="T96"> </text:span><text:span text:style-name="T89">i</text:span><text:span text:style-name="T96"> </text:span><text:span text:style-name="T89">save</text:span><text:span text:style-name="T90"> </text:span><text:span text:style-name="T89">this</text:span><text:span text:style-name="T92"> </text:span><text:span text:style-name="T89">offer for later use, that this offer will not use on friday as Friday was not marked unavailable.</text:span></text:p>
                        </text:list-item>
                      </text:list>
                    </text:list-item>
                    <text:list-item>
                      <text:p text:style-name="P125"><text:span text:style-name="T89">Total</text:span><text:span text:style-name="T92"> </text:span><text:span text:style-name="T89">Offer</text:span><text:span text:style-name="T87"> </text:span><text:span text:style-name="T89">(e.g.,</text:span><text:span text:style-name="T97"> </text:span><text:span text:style-name="T87">"100").</text:span></text:p>
                      <text:list>
                        <text:list-item>
                          <text:p text:style-name="P132"><text:span text:style-name="T87">Bronze</text:span></text:p>
                          <text:list>
                            <text:list-item>
                              <text:p text:style-name="P142"><text:span text:style-name="T89">Max</text:span><text:span text:style-name="T87"> </text:span><text:span text:style-name="T89">total</text:span><text:span text:style-name="T97"> </text:span><text:span text:style-name="T89">offers:</text:span><text:span text:style-name="T97"> </text:span><text:span text:style-name="T90">30</text:span></text:p>
                            </text:list-item>
                            <text:list-item>
                              <text:p text:style-name="P142"><text:span text:style-name="T89">Limit per</text:span><text:span text:style-name="T87"> </text:span><text:span text:style-name="T89">user: </text:span><text:span text:style-name="T94">2</text:span></text:p>
                            </text:list-item>
                          </text:list>
                        </text:list-item>
                        <text:list-item>
                          <text:p text:style-name="P134"><draw:custom-shape text:anchor-type="char" draw:z-index="46" draw:name="Graphic 118" draw:style-name="gr24" draw:text-style-name="P741" svg:width="15.9cm" svg:height="24.503cm" svg:x="2.554cm" svg:y="2.54cm"><text:p/><draw:enhanced-geometry draw:mirror-horizontal="false" draw:mirror-vertical="false" drawooo:sub-view-size="5723890 8820785 5723890 8820785" draw:text-areas="0 0 ?f0 ?f1" svg:viewBox="0 0 0 0" draw:type="ooxml-non-primitive" draw:enhanced-path="M 5714365 0 L 9144 0 0 0 0 9093 0 8811463 0 8820607 9144 8820607 5714365 8820607 5714365 8811463 9144 8811463 9144 9144 5714365 9144 5714365 0 Z N M 5723585 0 L 5714441 0 5714441 9093 5714441 8811463 5714441 8820607 5723585 8820607 5723585 8811463 5723585 9144 5723585 0 Z N"><draw:equation draw:name="f0" draw:formula="logwidth"/><draw:equation draw:name="f1" draw:formula="logheight"/></draw:enhanced-geometry></draw:custom-shape><text:span text:style-name="T87">Silver</text:span></text:p>
                          <text:list>
                            <text:list-item>
                              <text:p text:style-name="P142"><text:span text:style-name="T89">Max</text:span><text:span text:style-name="T87"> </text:span><text:span text:style-name="T89">total</text:span><text:span text:style-name="T97"> </text:span><text:span text:style-name="T89">offers:</text:span><text:span text:style-name="T97"> </text:span><text:span text:style-name="T90">120</text:span></text:p>
                            </text:list-item>
                            <text:list-item>
                              <text:p text:style-name="P142"><text:span text:style-name="T89">Limit per</text:span><text:span text:style-name="T87"> </text:span><text:span text:style-name="T89">user: </text:span><text:span text:style-name="T94">5</text:span></text:p>
                            </text:list-item>
                          </text:list>
                        </text:list-item>
                        <text:list-item>
                          <text:p text:style-name="P143"><text:span text:style-name="T92">Gold</text:span></text:p>
                          <text:list>
                            <text:list-item>
                              <text:p text:style-name="P142"><text:span text:style-name="T89">Max</text:span><text:span text:style-name="T87"> </text:span><text:span text:style-name="T89">total</text:span><text:span text:style-name="T97"> </text:span><text:span text:style-name="T89">offers:</text:span><text:span text:style-name="T97"> </text:span><text:span text:style-name="T90">350</text:span></text:p>
                            </text:list-item>
                            <text:list-item>
                              <text:p text:style-name="P142"><text:span text:style-name="T89">Limit per</text:span><text:span text:style-name="T87"> </text:span><text:span text:style-name="T89">user:</text:span><text:span text:style-name="T97"> </text:span><text:span text:style-name="T90">15</text:span></text:p>
                            </text:list-item>
                          </text:list>
                        </text:list-item>
                      </text:list>
                    </text:list-item>
                    <text:list-item>
                      <text:p text:style-name="P125"><text:span text:style-name="T89">Redeemable</text:span><text:span text:style-name="T87"> </text:span><text:span text:style-name="T89">in Store?</text:span><text:span text:style-name="T87"> </text:span><text:span text:style-name="T89">(Yes/No</text:span><text:span text:style-name="T97"> </text:span><text:span text:style-name="T87">toggle).</text:span></text:p>
                    </text:list-item>
                  </text:list>
                </text:list-item>
                <text:list-item>
                  <text:p text:style-name="P121"><text:span text:style-name="T88">Create</text:span><text:span text:style-name="T93"> </text:span><text:span text:style-name="T88">a</text:span><text:span text:style-name="T95"> </text:span><text:span text:style-name="T88">PIN</text:span><text:span text:style-name="T93"> </text:span><text:span text:style-name="T88">Code</text:span><text:span text:style-name="T93"> </text:span><text:span text:style-name="T88">for</text:span><text:span text:style-name="T93"> </text:span><text:span text:style-name="T88">this</text:span><text:span text:style-name="T93"> </text:span><text:span text:style-name="T88">Offer:</text:span><text:span text:style-name="T86"> </text:span><text:span text:style-name="T89">User</text:span><text:span text:style-name="T96"> </text:span><text:span text:style-name="T89">has</text:span><text:span text:style-name="T92"> </text:span><text:span text:style-name="T89">to</text:span><text:span text:style-name="T96"> </text:span><text:span text:style-name="T89">enter</text:span><text:span text:style-name="T90"> </text:span><text:span text:style-name="T89">this manually. i.e 1234.</text:span></text:p>
                </text:list-item>
                <text:list-item>
                  <text:h text:style-name="P51" text:outline-level="2"><text:span text:style-name="T135">Delivery:</text:span></text:h>
                  <text:list>
                    <text:list-item>
                      <text:p text:style-name="P130"><text:span text:style-name="T89">Via</text:span><text:span text:style-name="T96"> </text:span><text:span text:style-name="T89">Delivery?</text:span><text:span text:style-name="T87"> </text:span><text:span text:style-name="T89">(Yes/No</text:span><text:span text:style-name="T97"> </text:span><text:span text:style-name="T87">toggle).</text:span></text:p>
                      <text:list>
                        <text:list-item>
                          <text:p text:style-name="P138"><text:span text:style-name="T89">If</text:span><text:span text:style-name="T101"> </text:span><text:span text:style-name="T89">user</text:span><text:span text:style-name="T92"> </text:span><text:span text:style-name="T89">select</text:span><text:span text:style-name="T92"> </text:span><text:span text:style-name="T89">yes,</text:span><text:span text:style-name="T92"> </text:span><text:span text:style-name="T89">then</text:span><text:span text:style-name="T92"> </text:span><text:span text:style-name="T89">the</text:span><text:span text:style-name="T90"> </text:span><text:span text:style-name="T89">label</text:span><text:span text:style-name="T92"> </text:span><text:span text:style-name="T89">will</text:span><text:span text:style-name="T92"> </text:span><text:span text:style-name="T89">be displayed on offer card.</text:span></text:p>
                        </text:list-item>
                        <text:list-item>
                          <text:p text:style-name="P139"><text:span text:style-name="T89">If</text:span><text:span text:style-name="T101"> </text:span><text:span text:style-name="T89">user</text:span><text:span text:style-name="T92"> </text:span><text:span text:style-name="T89">select</text:span><text:span text:style-name="T92"> </text:span><text:span text:style-name="T89">no,</text:span><text:span text:style-name="T92"> </text:span><text:span text:style-name="T89">then</text:span><text:span text:style-name="T92"> </text:span><text:span text:style-name="T89">the</text:span><text:span text:style-name="T96"> </text:span><text:span text:style-name="T89">label</text:span><text:span text:style-name="T92"> </text:span><text:span text:style-name="T89">will</text:span><text:span text:style-name="T92"> </text:span><text:span text:style-name="T89">not</text:span><text:span text:style-name="T87"> </text:span><text:span text:style-name="T89">be displayed on offer card.</text:span></text:p>
                        </text:list-item>
                      </text:list>
                    </text:list-item>
                    <text:list-item>
                      <text:p text:style-name="P125"><text:span text:style-name="T89">Delivery</text:span><text:span text:style-name="T97"> </text:span><text:span text:style-name="T89">Fee</text:span><text:span text:style-name="T97"> </text:span><text:span text:style-name="T89">(e.g.,</text:span><text:span text:style-name="T97"> </text:span><text:span text:style-name="T89">"70.50</text:span><text:span text:style-name="T97"> </text:span><text:span text:style-name="T87">QR").</text:span></text:p>
                      <text:list>
                        <text:list-item>
                          <text:p text:style-name="P138"><text:span text:style-name="T89">If</text:span><text:span text:style-name="T101"> </text:span><text:span text:style-name="T89">user</text:span><text:span text:style-name="T92"> </text:span><text:span text:style-name="T89">select</text:span><text:span text:style-name="T92"> </text:span><text:span text:style-name="T89">yes,</text:span><text:span text:style-name="T92"> </text:span><text:span text:style-name="T89">then</text:span><text:span text:style-name="T92"> </text:span><text:span text:style-name="T89">the</text:span><text:span text:style-name="T90"> </text:span><text:span text:style-name="T89">label</text:span><text:span text:style-name="T92"> </text:span><text:span text:style-name="T89">will</text:span><text:span text:style-name="T92"> </text:span><text:span text:style-name="T89">be displayed on offer card.</text:span></text:p>
                        </text:list-item>
                        <text:list-item>
                          <text:p text:style-name="P140"><text:span text:style-name="T89">If</text:span><text:span text:style-name="T101"> </text:span><text:span text:style-name="T89">user</text:span><text:span text:style-name="T92"> </text:span><text:span text:style-name="T89">select</text:span><text:span text:style-name="T92"> </text:span><text:span text:style-name="T89">no,</text:span><text:span text:style-name="T92"> </text:span><text:span text:style-name="T89">then</text:span><text:span text:style-name="T92"> </text:span><text:span text:style-name="T89">the</text:span><text:span text:style-name="T96"> </text:span><text:span text:style-name="T89">label</text:span><text:span text:style-name="T92"> </text:span><text:span text:style-name="T89">will</text:span><text:span text:style-name="T92"> </text:span><text:span text:style-name="T89">not</text:span><text:span text:style-name="T92"> </text:span><text:span text:style-name="T89">be displayed on offer card.</text:span></text:p>
                        </text:list-item>
                      </text:list>
                    </text:list-item>
                    <text:list-item>
                      <text:p text:style-name="P131"><text:span text:style-name="T89">Estimated</text:span><text:span text:style-name="T87"> </text:span><text:span text:style-name="T89">Delivery</text:span><text:span text:style-name="T97"> </text:span><text:span text:style-name="T89">Time (e.g.,</text:span><text:span text:style-name="T87"> </text:span><text:span text:style-name="T89">"2</text:span><text:span text:style-name="T97"> </text:span><text:span text:style-name="T89">hrs</text:span><text:span text:style-name="T87"> </text:span><text:span text:style-name="T89">40</text:span><text:span text:style-name="T97"> </text:span><text:span text:style-name="T87">mins").</text:span></text:p>
                    </text:list-item>
                  </text:list>
                </text:list-item>
                <text:list-item>
                  <text:h text:style-name="P51" text:outline-level="2">General<text:span text:style-name="T135"> Information:</text:span></text:h>
                  <text:list>
                    <text:list-item>
                      <text:p text:style-name="P127"><text:span text:style-name="T89">Description</text:span><text:span text:style-name="T90"> </text:span><text:span text:style-name="T89">(e.g.,</text:span><text:span text:style-name="T90"> </text:span><text:span text:style-name="T89">"A</text:span><text:span text:style-name="T101"> </text:span><text:span text:style-name="T89">smooth</text:span><text:span text:style-name="T90"> </text:span><text:span text:style-name="T89">and</text:span><text:span text:style-name="T90"> </text:span><text:span text:style-name="T89">creamy</text:span><text:span text:style-name="T90"> </text:span><text:span text:style-name="T89">blend</text:span><text:span text:style-name="T90"> </text:span><text:span text:style-name="T89">of espresso, chilled milk...").</text:span></text:p>
                    </text:list-item>
                    <text:list-item>
                      <text:p text:style-name="P207"><text:span text:style-name="T89">Terms</text:span><text:span text:style-name="T87"> </text:span><text:span text:style-name="T89">of</text:span><text:span text:style-name="T87"> </text:span><text:span text:style-name="T89">Use (e.g.,</text:span><text:span text:style-name="T97"> </text:span><text:span text:style-name="T89">"Valid</text:span><text:span text:style-name="T97"> </text:span><text:span text:style-name="T89">on</text:span><text:span text:style-name="T97"> </text:span><text:span text:style-name="T89">all</text:span><text:span text:style-name="T97"> </text:span><text:span text:style-name="T89">selected</text:span><text:span text:style-name="T97"> </text:span><text:span text:style-name="T87">items...").</text:span></text:p>
                    </text:list-item>
                    <text:list-item>
                      <text:p text:style-name="P128"><text:span text:style-name="T89">Available</text:span><text:span text:style-name="T101"> </text:span><text:span text:style-name="T89">in</text:span><text:span text:style-name="T101"> </text:span><text:span text:style-name="T89">Branches</text:span><text:span text:style-name="T110"> </text:span><text:span text:style-name="T89">(e.g.,</text:span><text:span text:style-name="T101"> </text:span><text:span text:style-name="T89">"Mall</text:span><text:span text:style-name="T101"> </text:span><text:span text:style-name="T89">of</text:span><text:span text:style-name="T101"> </text:span><text:span text:style-name="T89">Qatar,</text:span><text:span text:style-name="T101"> </text:span><text:span text:style-name="T89">City Center Mall").</text:span></text:p>
                    </text:list-item>
                    <text:list-item>
                      <text:p text:style-name="P125"><text:span text:style-name="T89">Time</text:span><text:span text:style-name="T97"> </text:span><text:span text:style-name="T89">&amp; Day (e.g.,</text:span><text:span text:style-name="T97"> </text:span><text:span text:style-name="T89">"10:00 to 13:00 </text:span><text:span text:style-name="T87">PM").</text:span></text:p>
                    </text:list-item>
                  </text:list>
                </text:list-item>
                <text:list-item>
                  <text:p text:style-name="P119"><text:span text:style-name="T89">Offer</text:span><text:span text:style-name="T87"> Location:</text:span></text:p>
                  <text:list>
                    <text:list-item>
                      <text:p text:style-name="P129"><text:span text:style-name="T89">User</text:span><text:span text:style-name="T92"> </text:span><text:span text:style-name="T89">has</text:span><text:span text:style-name="T90"> </text:span><text:span text:style-name="T89">to</text:span><text:span text:style-name="T92"> </text:span><text:span text:style-name="T89">select</text:span><text:span text:style-name="T92"> </text:span><text:span text:style-name="T89">location</text:span><text:span text:style-name="T92"> </text:span><text:span text:style-name="T89">from</text:span><text:span text:style-name="T92"> </text:span><text:span text:style-name="T89">the</text:span><text:span text:style-name="T90"> </text:span><text:span text:style-name="T89">given</text:span><text:span text:style-name="T92"> </text:span><text:span text:style-name="T89">map.</text:span><text:span text:style-name="T92"> </text:span><text:span text:style-name="T89">So</text:span><text:span text:style-name="T87"> </text:span><text:span text:style-name="T89">user should know on which location this offer will be </text:span><text:span text:style-name="T87">posted.</text:span></text:p>
                    </text:list-item>
                  </text:list>
                </text:list-item>
              </text:list>
            </text:list-item>
            <text:list-item>
              <text:p text:style-name="P88"><text:span text:style-name="T89">A</text:span><text:span text:style-name="T87"> </text:span><text:span text:style-name="T89">confirmation</text:span><text:span text:style-name="T97"> </text:span><text:span text:style-name="T89">note:</text:span><text:span text:style-name="T97"> </text:span><text:span text:style-name="T89">"I</text:span><text:span text:style-name="T90"> </text:span><text:span text:style-name="T89">confirm</text:span><text:span text:style-name="T97"> </text:span><text:span text:style-name="T89">that</text:span><text:span text:style-name="T97"> </text:span><text:span text:style-name="T89">this</text:span><text:span text:style-name="T87"> </text:span><text:span text:style-name="T89">offer</text:span><text:span text:style-name="T97"> </text:span><text:span text:style-name="T89">complies</text:span><text:span text:style-name="T87"> </text:span><text:span text:style-name="T89">with </text:span><text:span text:style-name="T90">my</text:span></text:p>
            </text:list-item>
          </text:list>
        </text:list-item>
      </text:list>
      <text:p text:style-name="P686">country’s<text:span text:style-name="T135"> </text:span>laws<text:span text:style-name="T135"> </text:span>and<text:span text:style-name="T138"> </text:span>is<text:span text:style-name="T143"> </text:span>approved<text:span text:style-name="T138"> </text:span>by<text:span text:style-name="T138"> </text:span>the<text:span text:style-name="T138"> </text:span>relevant<text:span text:style-name="T138"> </text:span>authority<text:span text:style-name="T138"> </text:span>if <text:span text:style-name="T135">required".</text:span></text:p>
      <text:list xml:id="list124224019608902" text:continue-numbering="true" text:style-name="WWNum45">
        <text:list-item>
          <text:p text:style-name="P65"><text:span text:style-name="T88">When</text:span><text:span text:style-name="T86"> </text:span><text:span text:style-name="T89">I</text:span><text:span text:style-name="T90"> </text:span><text:span text:style-name="T89">fill</text:span><text:span text:style-name="T97"> </text:span><text:span text:style-name="T89">out</text:span><text:span text:style-name="T97"> </text:span><text:span text:style-name="T89">all</text:span><text:span text:style-name="T97"> </text:span><text:span text:style-name="T89">required</text:span><text:span text:style-name="T97"> </text:span><text:span text:style-name="T89">fields</text:span><text:span text:style-name="T87"> </text:span><text:span text:style-name="T89">and</text:span><text:span text:style-name="T97"> </text:span><text:span text:style-name="T89">tap</text:span><text:span text:style-name="T97"> </text:span><text:span text:style-name="T89">the</text:span><text:span text:style-name="T97"> </text:span><text:span text:style-name="T89">"Post</text:span><text:span text:style-name="T97"> </text:span><text:span text:style-name="T89">Your</text:span><text:span text:style-name="T87"> </text:span><text:span text:style-name="T89">Offer"</text:span><text:span text:style-name="T97"> </text:span><text:span text:style-name="T87">button,</text:span></text:p>
        </text:list-item>
      </text:list>
      <text:p text:style-name="P697"><text:span text:style-name="T133">Then</text:span><text:span text:style-name="T139"> </text:span>the offer<text:span text:style-name="T138"> </text:span>should<text:span text:style-name="T138"> </text:span>be submitted<text:span text:style-name="T138"> </text:span>for<text:span text:style-name="T138"> </text:span><text:span text:style-name="T135">posting.</text:span></text:p>
      <text:list xml:id="list1174267848" text:style-name="WWNum46">
        <text:list-item>
          <text:h text:style-name="P52" text:outline-level="2">Screen<text:span text:style-name="T141"> </text:span>3:<text:span text:style-name="T135"> </text:span>Add-on<text:span text:style-name="T135"> </text:span>Offer<text:span text:style-name="T138"> </text:span>Parameters<text:span text:style-name="T141"> </text:span>(Discount<text:span text:style-name="T135"> Deal)</text:span></text:h>
          <text:list>
            <text:list-item>
              <text:p text:style-name="P76"><text:span text:style-name="T88">Given </text:span><text:span text:style-name="T89">I</text:span><text:span text:style-name="T90"> </text:span><text:span text:style-name="T89">have</text:span><text:span text:style-name="T87"> </text:span><text:span text:style-name="T89">selected</text:span><text:span text:style-name="T97"> </text:span><text:span text:style-name="T89">"Discount Deal"</text:span><text:span text:style-name="T97"> </text:span><text:span text:style-name="T89">as</text:span><text:span text:style-name="T87"> </text:span><text:span text:style-name="T89">the</text:span><text:span text:style-name="T97"> </text:span><text:span text:style-name="T89">offer</text:span><text:span text:style-name="T103"> </text:span><text:span text:style-name="T87">type,</text:span></text:p>
            </text:list-item>
          </text:list>
        </text:list-item>
      </text:list>
      <text:p text:style-name="P698"><text:span text:style-name="T133">When </text:span>I<text:span text:style-name="T145"> </text:span>am<text:span text:style-name="T138"> </text:span>on the<text:span text:style-name="T135"> </text:span>offer parameters<text:span text:style-name="T138"> </text:span><text:span text:style-name="T135">screen,</text:span></text:p>
      <text:p text:style-name="P699"><text:span text:style-name="T133">Then</text:span><text:span text:style-name="T136"> </text:span>the<text:span text:style-name="T141"> </text:span>fields<text:span text:style-name="T147"> </text:span>should<text:span text:style-name="T141"> </text:span>be<text:span text:style-name="T147"> </text:span>the<text:span text:style-name="T141"> </text:span>same<text:span text:style-name="T141"> </text:span>as<text:span text:style-name="T147"> </text:span>in<text:span text:style-name="T141"> </text:span>Screen<text:span text:style-name="T141"> </text:span>2,<text:span text:style-name="T141"> </text:span>but<text:span text:style-name="T141"> </text:span>with<text:span text:style-name="T141"> </text:span>the<text:span text:style-name="T141"> </text:span>"Offer<text:span text:style-name="T141"> </text:span>Type" set to "Discount Deal" and the "Discount %" field enabled for input.</text:p>
      <text:list xml:id="list124225442337830" text:continue-numbering="true" text:style-name="WWNum46">
        <text:list-item>
          <text:list>
            <text:list-item>
              <text:p text:style-name="P66"><text:span text:style-name="T89">The</text:span><text:span text:style-name="T90"> </text:span><text:span text:style-name="T89">rest</text:span><text:span text:style-name="T96"> </text:span><text:span text:style-name="T89">of</text:span><text:span text:style-name="T96"> </text:span><text:span text:style-name="T89">the</text:span><text:span text:style-name="T87"> </text:span><text:span text:style-name="T89">functionality</text:span><text:span text:style-name="T96"> </text:span><text:span text:style-name="T89">(e.g.,</text:span><text:span text:style-name="T96"> </text:span><text:span text:style-name="T89">filling</text:span><text:span text:style-name="T96"> </text:span><text:span text:style-name="T89">out</text:span><text:span text:style-name="T96"> </text:span><text:span text:style-name="T89">fields,</text:span><text:span text:style-name="T96"> </text:span><text:span text:style-name="T89">posting</text:span><text:span text:style-name="T96"> </text:span><text:span text:style-name="T89">the</text:span><text:span text:style-name="T96"> </text:span><text:span text:style-name="T89">offer)</text:span><text:span text:style-name="T90"> </text:span><text:span text:style-name="T89">should be the same as in Screen 2.</text:span></text:p>
            </text:list-item>
          </text:list>
        </text:list-item>
        <text:list-item>
          <text:h text:style-name="P50" text:outline-level="2">Posting<text:span text:style-name="T141"> </text:span>and<text:span text:style-name="T141"> </text:span><text:span text:style-name="T135">Listing:</text:span></text:h>
          <text:list>
            <text:list-item>
              <text:p text:style-name="P76"><text:span text:style-name="T88">Given</text:span><text:span text:style-name="T104"> </text:span><text:span text:style-name="T89">I</text:span><text:span text:style-name="T92"> </text:span><text:span text:style-name="T89">have</text:span><text:span text:style-name="T97"> </text:span><text:span text:style-name="T89">submitted the</text:span><text:span text:style-name="T97"> </text:span><text:span text:style-name="T87">offer,</text:span></text:p>
            </text:list-item>
          </text:list>
        </text:list-item>
      </text:list>
      <text:p text:style-name="P698"><text:span text:style-name="T133">When </text:span>I<text:span text:style-name="T145"> </text:span>tap "Post<text:span text:style-name="T138"> </text:span>Your<text:span text:style-name="T143"> </text:span><text:span text:style-name="T135">Offer",</text:span></text:p>
      <text:p text:style-name="P699"><text:span text:style-name="T133">Then</text:span><text:span text:style-name="T136"> </text:span>the<text:span text:style-name="T141"> </text:span>offer<text:span text:style-name="T141"> </text:span>should<text:span text:style-name="T141"> </text:span>be<text:span text:style-name="T135"> </text:span>posted,<text:span text:style-name="T141"> </text:span>and<text:span text:style-name="T138"> </text:span>I<text:span text:style-name="T152"> </text:span>should<text:span text:style-name="T141"> </text:span>see<text:span text:style-name="T135"> </text:span>a<text:span text:style-name="T147"> </text:span>confirmation<text:span text:style-name="T141"> </text:span>(not<text:span text:style-name="T141"> </text:span>shown in the image).</text:p>
      <text:list xml:id="list124224361988372" text:continue-numbering="true" text:style-name="WWNum46">
        <text:list-item>
          <text:list>
            <text:list-item>
              <text:p text:style-name="P67"><text:span text:style-name="T89">The</text:span><text:span text:style-name="T90"> </text:span><text:span text:style-name="T89">screen</text:span><text:span text:style-name="T96"> </text:span><text:span text:style-name="T89">should</text:span><text:span text:style-name="T96"> </text:span><text:span text:style-name="T89">display</text:span><text:span text:style-name="T96"> </text:span><text:span text:style-name="T89">a</text:span><text:span text:style-name="T90"> </text:span><text:span text:style-name="T89">"List</text:span><text:span text:style-name="T96"> </text:span><text:span text:style-name="T89">in</text:span><text:span text:style-name="T96"> </text:span><text:span text:style-name="T89">RedeemPlus -</text:span><text:span text:style-name="T92"> </text:span><text:span text:style-name="T89">$5</text:span><text:span text:style-name="T96"> </text:span><text:span text:style-name="T89">Only"</text:span><text:span text:style-name="T92"> </text:span><text:span text:style-name="T89">button</text:span><text:span text:style-name="T96"> </text:span><text:span text:style-name="T89">in</text:span><text:span text:style-name="T96"> </text:span><text:span text:style-name="T89">red, indicating a paid listing option.</text:span></text:p>
            </text:list-item>
          </text:list>
        </text:list-item>
      </text:list>
      <table:table table:name="Table59" table:style-name="Table59">
        <table:table-column table:style-name="Table59.A"/>
        <table:table-row table:style-name="Table59.1">
          <table:table-cell table:style-name="Table59.A1" office:value-type="string">
            <text:p text:style-name="P274"><text:span text:style-name="T88">c.</text:span><text:span text:style-name="T118"> </text:span><text:span text:style-name="T88">Note:</text:span><text:span text:style-name="T95"> </text:span><text:span text:style-name="T88">Gold</text:span><text:span text:style-name="T95"> </text:span><text:span text:style-name="T88">Membership</text:span><text:span text:style-name="T86"> </text:span><text:span text:style-name="T88">will</text:span><text:span text:style-name="T95"> </text:span><text:span text:style-name="T88">have</text:span><text:span text:style-name="T93"> </text:span><text:span text:style-name="T88">an</text:span><text:span text:style-name="T95"> </text:span><text:span text:style-name="T88">option</text:span><text:span text:style-name="T95"> </text:span><text:span text:style-name="T88">to</text:span><text:span text:style-name="T111"> </text:span><text:span text:style-name="T88">list</text:span><text:span text:style-name="T95"> </text:span><text:span text:style-name="T88">on</text:span><text:span text:style-name="T93"> </text:span><text:span text:style-name="T88">Redeemplus</text:span><text:span text:style-name="T93"> </text:span><text:span text:style-name="T88">store free of charge.</text:span></text:p>
            <text:list xml:id="list3731023310" text:style-name="WWNum47">
              <text:list-item>
                <text:p text:style-name="P379"><text:span text:style-name="T86">Navigation:</text:span></text:p>
                <text:list>
                  <text:list-item>
                    <text:p text:style-name="P384"><text:span text:style-name="T88">Given </text:span><text:span text:style-name="T89">I</text:span><text:span text:style-name="T90"> </text:span><text:span text:style-name="T89">am on</text:span><text:span text:style-name="T97"> </text:span><text:span text:style-name="T89">the</text:span><text:span text:style-name="T103"> </text:span><text:span text:style-name="T89">add</text:span><text:span text:style-name="T97"> </text:span><text:span text:style-name="T89">offer </text:span><text:span text:style-name="T87">screens,</text:span></text:p>
                  </text:list-item>
                </text:list>
              </text:list-item>
            </text:list>
            <text:p text:style-name="P275"><text:span text:style-name="T88">When </text:span><text:span text:style-name="T89">I</text:span><text:span text:style-name="T92"> </text:span><text:span text:style-name="T89">tap</text:span><text:span text:style-name="T97"> </text:span><text:span text:style-name="T89">the</text:span><text:span text:style-name="T97"> </text:span><text:span text:style-name="T89">back </text:span><text:span text:style-name="T87">arrow,</text:span></text:p>
            <text:p text:style-name="P275"><text:span text:style-name="T88">Then</text:span><text:span text:style-name="T98"> </text:span><text:span text:style-name="T89">I</text:span><text:span text:style-name="T92"> </text:span><text:span text:style-name="T89">should</text:span><text:span text:style-name="T97"> </text:span><text:span text:style-name="T89">be</text:span><text:span text:style-name="T87"> </text:span><text:span text:style-name="T89">taken</text:span><text:span text:style-name="T97"> </text:span><text:span text:style-name="T89">to</text:span><text:span text:style-name="T97"> </text:span><text:span text:style-name="T89">the</text:span><text:span text:style-name="T97"> </text:span><text:span text:style-name="T89">previous</text:span><text:span text:style-name="T97"> </text:span><text:span text:style-name="T87">screen.</text:span></text:p>
            <text:list xml:id="list124224922815492" text:continue-numbering="true" text:style-name="WWNum47">
              <text:list-item>
                <text:list>
                  <text:list-item>
                    <text:p text:style-name="P389"><text:span text:style-name="T89">The bottom navigation bar should remain visible with icons for "Home", "Offers",</text:span><text:span text:style-name="T90"> </text:span><text:span text:style-name="T89">"Post",</text:span><text:span text:style-name="T90"> </text:span><text:span text:style-name="T89">"Notification",</text:span><text:span text:style-name="T90"> </text:span><text:span text:style-name="T89">and</text:span><text:span text:style-name="T90"> </text:span><text:span text:style-name="T89">"You",</text:span><text:span text:style-name="T90"> </text:span><text:span text:style-name="T89">with</text:span><text:span text:style-name="T90"> </text:span><text:span text:style-name="T89">"Post"</text:span><text:span text:style-name="T90"> </text:span><text:span text:style-name="T89">highlighted</text:span><text:span text:style-name="T90"> </text:span><text:span text:style-name="T89">as</text:span><text:span text:style-name="T90"> </text:span><text:span text:style-name="T89">the active tab.</text:span></text:p>
                  </text:list-item>
                </text:list>
              </text:list-item>
            </text:list>
          </table:table-cell>
        </table:table-row>
        <table:table-row table:style-name="Table59.2">
          <table:table-cell table:style-name="Table59.A2" office:value-type="string">
            <text:p text:style-name="P437"/>
          </table:table-cell>
        </table:table-row>
      </table:table>
      <text:p text:style-name="P438"/>
      <table:table table:name="Table60" table:style-name="Table60">
        <table:table-column table:style-name="Table60.A"/>
        <table:table-row table:style-name="Table60.1">
          <table:table-cell table:style-name="Table60.A1" office:value-type="string">
            <text:p text:style-name="P236"><text:span text:style-name="T37">[DDVXY-61]</text:span><text:span text:style-name="T41"> </text:span><text:a xlink:type="simple" xlink:href="https://hyperlinkinfosystem.atlassian.net/browse/DDVXY-61" text:style-name="Default_20_Style" text:visited-style-name="Default_20_Style"><text:span text:style-name="T45">Profile</text:span></text:a><text:a xlink:type="simple" xlink:href="https://hyperlinkinfosystem.atlassian.net/browse/DDVXY-61" text:style-name="Default_20_Style" text:visited-style-name="Default_20_Style"><text:span text:style-name="T54"> </text:span></text:a><text:a xlink:type="simple" xlink:href="https://hyperlinkinfosystem.atlassian.net/browse/DDVXY-61" text:style-name="Default_20_Style" text:visited-style-name="Default_20_Style"><text:span text:style-name="T45">Tab</text:span></text:a><text:span text:style-name="T49"> </text:span><text:span text:style-name="T70">Created:</text:span><text:span text:style-name="T71"> </text:span><text:span text:style-name="T70">03/Jun/25</text:span><text:span text:style-name="T78"> </text:span><text:span text:style-name="T70">Updated:</text:span><text:span text:style-name="T73"> </text:span><text:span text:style-name="T74">03/Jun/25</text:span></text:p>
          </table:table-cell>
        </table:table-row>
      </table:table>
      <text:p text:style-name="P519"/>
      <text:p text:style-name="P520"/>
      <text:p text:style-name="P521"><draw:custom-shape text:anchor-type="char" draw:z-index="66" draw:name="Textbox 119"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00"><draw:custom-shape text:anchor-type="as-char" draw:z-index="22" draw:name="Textbox 120" draw:style-name="gr59" draw:text-style-name="P744" svg:width="15.876cm" svg:height="9.679cm"><text:p text:style-name="P546"><text:span text:style-name="T133">I</text:span><text:span text:style-name="T136"> </text:span><text:span text:style-name="T133">want</text:span><text:span text:style-name="T139"> </text:span>to<text:span text:style-name="T138"> </text:span>view<text:span text:style-name="T138"> </text:span>and<text:span text:style-name="T138"> </text:span>manage<text:span text:style-name="T138"> </text:span>my<text:span text:style-name="T138"> </text:span>profile<text:span text:style-name="T138"> </text:span><text:span text:style-name="T135">details,</text:span></text:p><text:p text:style-name="P664"><text:span text:style-name="T133">So</text:span><text:span text:style-name="T142"> </text:span><text:span text:style-name="T133">that</text:span><text:span text:style-name="T136"> </text:span>I<text:span text:style-name="T135"> </text:span>can keep<text:span text:style-name="T138"> </text:span>my<text:span text:style-name="T138"> </text:span>account information<text:span text:style-name="T138"> </text:span>up-to-date<text:span text:style-name="T138"> </text:span>and<text:span text:style-name="T153"> </text:span>access<text:span text:style-name="T135"> </text:span>my<text:span text:style-name="T138"> </text:span>activity <text:span text:style-name="T135">history.</text:span></text:p><text:p text:style-name="P3"><text:span text:style-name="T88">Acceptance</text:span><text:span text:style-name="T93"> </text:span><text:span text:style-name="T86">Criteria:</text:span></text:p><text:list xml:id="list203797451" text:style-name="WWNum48"><text:list-item><text:p text:style-name="P23"><text:span text:style-name="T88">Accessing</text:span><text:span text:style-name="T86"> </text:span><text:span text:style-name="T88">the</text:span><text:span text:style-name="T98"> </text:span><text:span text:style-name="T88">Profile</text:span><text:span text:style-name="T86"> Screen:</text:span></text:p><text:list><text:list-item><text:p text:style-name="P572"><text:span text:style-name="T133">Given </text:span>I<text:span text:style-name="T147"> </text:span>am on<text:span text:style-name="T138"> </text:span>the<text:span text:style-name="T138"> </text:span>home<text:span text:style-name="T143"> </text:span><text:span text:style-name="T135">screen,</text:span></text:p></text:list-item></text:list></text:list-item></text:list><text:p text:style-name="P651"><text:span text:style-name="T133">When </text:span>I<text:span text:style-name="T145"> </text:span>tap<text:span text:style-name="T138"> </text:span>the<text:span text:style-name="T135"> </text:span>"You"<text:span text:style-name="T135"> </text:span>tab<text:span text:style-name="T138"> </text:span>in<text:span text:style-name="T138"> </text:span>the<text:span text:style-name="T135"> </text:span>bottom<text:span text:style-name="T138"> </text:span>navigation <text:span text:style-name="T147">bar,</text:span></text:p><text:p text:style-name="P651"><text:span text:style-name="T133">Then </text:span>I<text:span text:style-name="T147"> </text:span>should<text:span text:style-name="T138"> </text:span>be<text:span text:style-name="T138"> </text:span>taken to<text:span text:style-name="T138"> </text:span>the profile<text:span text:style-name="T138"> </text:span><text:span text:style-name="T135">screen.</text:span></text:p><text:list xml:id="list124223931893328" text:continue-numbering="true" text:style-name="WWNum48"><text:list-item><text:p text:style-name="P24"><text:span text:style-name="T88">Screen</text:span><text:span text:style-name="T86"> </text:span><text:span text:style-name="T88">1:</text:span><text:span text:style-name="T98"> </text:span><text:span text:style-name="T88">Profile</text:span><text:span text:style-name="T86"> (Users)</text:span></text:p><text:list><text:list-item><text:p text:style-name="P579"><text:span text:style-name="T133">Given</text:span><text:span text:style-name="T136"> </text:span>I<text:span text:style-name="T152"> </text:span>am<text:span text:style-name="T141"> </text:span>an<text:span text:style-name="T141"> </text:span>individual or<text:span text:style-name="T141"> </text:span>business<text:span text:style-name="T141"> </text:span>user<text:span text:style-name="T141"> </text:span>on<text:span text:style-name="T141"> </text:span>the<text:span text:style-name="T145"> </text:span>profile<text:span text:style-name="T147"> </text:span>screen,<text:span text:style-name="T135"> </text:span><text:span text:style-name="T133">When</text:span><text:span text:style-name="T136"> </text:span>the screen loads, <text:span text:style-name="T133">Then </text:span>I should see:</text:p><text:list><text:list-item><text:p text:style-name="P621">A<text:span text:style-name="T135"> </text:span>profile<text:span text:style-name="T135"> </text:span>photo (or<text:span text:style-name="T135"> </text:span>placeholder),<text:span text:style-name="T138"> </text:span>my username<text:span text:style-name="T138"> </text:span>(e.g., <text:span text:style-name="T135">"Redeemplus")</text:span></text:p></text:list-item><text:list-item><text:p text:style-name="P622">Current<text:span text:style-name="T138"> </text:span>active<text:span text:style-name="T135"> </text:span>membership<text:span text:style-name="T138"> </text:span><text:span text:style-name="T135">name.</text:span></text:p><text:list><text:list-item><text:p text:style-name="P624">When<text:span text:style-name="T147"> </text:span>user<text:span text:style-name="T147"> </text:span>taps<text:span text:style-name="T145"> </text:span>on<text:span text:style-name="T147"> </text:span>it,<text:span text:style-name="T147"> </text:span>they<text:span text:style-name="T147"> </text:span>will<text:span text:style-name="T147"> </text:span>be<text:span text:style-name="T147"> </text:span>navigated<text:span text:style-name="T147"> </text:span>to<text:span text:style-name="T147"> </text:span>subscription page to see benefit.</text:p></text:list-item><text:list-item><text:p text:style-name="P625"><text:span text:style-name="T176">I should see my current review rating i.g 5.0 stars and when</text:span><text:span text:style-name="T177"> </text:span><text:span text:style-name="T176">i</text:span><text:span text:style-name="T177"> </text:span><text:span text:style-name="T176">tap</text:span><text:span text:style-name="T178"> </text:span><text:span text:style-name="T176">on</text:span><text:span text:style-name="T177"> </text:span><text:span text:style-name="T176">it,</text:span><text:span text:style-name="T177"> </text:span><text:span text:style-name="T176">i</text:span><text:span text:style-name="T177"> </text:span><text:span text:style-name="T176">will</text:span><text:span text:style-name="T179"> </text:span><text:span text:style-name="T176">be</text:span><text:span text:style-name="T177"> </text:span><text:span text:style-name="T176">taken</text:span><text:span text:style-name="T177"> </text:span><text:span text:style-name="T176">to</text:span><text:span text:style-name="T178"> </text:span><text:span text:style-name="T176">my</text:span><text:span text:style-name="T177"> </text:span><text:span text:style-name="T176">review</text:span><text:span text:style-name="T177"> </text:span><text:span text:style-name="T176">page</text:span><text:span text:style-name="T177"> </text:span><text:span text:style-name="T176">screen as shown in figma design.</text:span></text:p></text:list-item></text:list></text:list-item></text:list></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p text:style-name="P701"><draw:custom-shape text:anchor-type="char" draw:z-index="47" draw:name="Graphic 121" draw:style-name="gr23" draw:text-style-name="P741" svg:width="15.9cm" svg:height="24.198cm" svg:x="2.554cm" svg:y="2.54cm"><text:p/><draw:enhanced-geometry draw:mirror-horizontal="false" draw:mirror-vertical="false" drawooo:sub-view-size="5723890 8710930 5723890 8710930 5723890 8710930 5723890 8710930" draw:text-areas="0 0 ?f0 ?f1" svg:viewBox="0 0 0 0" draw:type="ooxml-non-primitive" draw:enhanced-path="M 5714365 8701748 L 9144 8701748 0 8701748 0 8710879 9144 8710879 5714365 8710879 5714365 8701748 Z N M 5714365 0 L 9144 0 0 0 0 9093 0 8701735 9144 8701735 9144 9144 5714365 9144 5714365 0 Z N M 5723585 8701748 L 5714441 8701748 5714441 8710879 5723585 8710879 5723585 8701748 Z N M 5723585 0 L 5714441 0 5714441 9093 5714441 8701735 5723585 8701735 5723585 9144 5723585 0 Z N"><draw:equation draw:name="f0" draw:formula="logwidth"/><draw:equation draw:name="f1" draw:formula="logheight"/></draw:enhanced-geometry></draw:custom-shape><text:span text:style-name="T176">3.</text:span><text:span text:style-name="T180"> </text:span><text:span text:style-name="T176">Also</text:span><text:span text:style-name="T177"> </text:span><text:span text:style-name="T176">i</text:span><text:span text:style-name="T177"> </text:span><text:span text:style-name="T176">should</text:span><text:span text:style-name="T177"> </text:span><text:span text:style-name="T176">see</text:span><text:span text:style-name="T178"> </text:span><text:span text:style-name="T176">my</text:span><text:span text:style-name="T177"> </text:span><text:span text:style-name="T176">selected</text:span><text:span text:style-name="T177"> </text:span><text:span text:style-name="T176">profile</text:span><text:span text:style-name="T178"> </text:span><text:span text:style-name="T176">category</text:span><text:span text:style-name="T177"> </text:span><text:span text:style-name="T176">title</text:span><text:span text:style-name="T177"> </text:span><text:span text:style-name="T176">i.g Official RedeemPlus Store. This is the category title which is added bu the user at signup time.</text:span></text:p>
      <text:list xml:id="list889142923" text:style-name="WWNum49">
        <text:list-item>
          <text:p text:style-name="P144"><text:span text:style-name="T89">There</text:span><text:span text:style-name="T96"> </text:span><text:span text:style-name="T89">are</text:span><text:span text:style-name="T90"> </text:span><text:span text:style-name="T89">some</text:span><text:span text:style-name="T87"> </text:span><text:span text:style-name="T89">categories</text:span><text:span text:style-name="T92"> </text:span><text:span text:style-name="T89">for</text:span><text:span text:style-name="T90"> </text:span><text:span text:style-name="T89">owner</text:span><text:span text:style-name="T96"> </text:span><text:span text:style-name="T89">profile</text:span><text:span text:style-name="T92"> </text:span><text:span text:style-name="T89">i.e</text:span><text:span text:style-name="T96"> </text:span><text:span text:style-name="T89">All,</text:span><text:span text:style-name="T96"> </text:span><text:span text:style-name="T89">Buy</text:span><text:span text:style-name="T96"> </text:span><text:span text:style-name="T89">&amp;</text:span><text:span text:style-name="T96"> </text:span><text:span text:style-name="T89">Get, Discount, Package, 24Hrs, Saved.</text:span></text:p>
        </text:list-item>
        <text:list-item>
          <text:p text:style-name="P89"><text:span text:style-name="T89">There</text:span><text:span text:style-name="T96"> </text:span><text:span text:style-name="T89">should be following count</text:span><text:span text:style-name="T97"> </text:span><text:span text:style-name="T89">displayed in</text:span><text:span text:style-name="T97"> </text:span><text:span text:style-name="T89">profile</text:span><text:span text:style-name="T97"> </text:span><text:span text:style-name="T92">tab:</text:span></text:p>
          <text:list>
            <text:list-item>
              <text:p text:style-name="P122"><text:span text:style-name="T89">Number</text:span><text:span text:style-name="T97"> </text:span><text:span text:style-name="T89">of</text:span><text:span text:style-name="T96"> </text:span><text:span text:style-name="T89">currently</text:span><text:span text:style-name="T97"> </text:span><text:span text:style-name="T89">live</text:span><text:span text:style-name="T103"> </text:span><text:span text:style-name="T89">offers</text:span><text:span text:style-name="T87"> </text:span><text:span text:style-name="T89">posted</text:span><text:span text:style-name="T97"> </text:span><text:span text:style-name="T89">by</text:span><text:span text:style-name="T97"> </text:span><text:span text:style-name="T89">the</text:span><text:span text:style-name="T97"> </text:span><text:span text:style-name="T92">user</text:span></text:p>
            </text:list-item>
            <text:list-item>
              <text:p text:style-name="P122"><text:span text:style-name="T89">Number</text:span><text:span text:style-name="T96"> </text:span><text:span text:style-name="T89">of</text:span><text:span text:style-name="T96"> </text:span><text:span text:style-name="T89">users</text:span><text:span text:style-name="T87"> </text:span><text:span text:style-name="T89">following</text:span><text:span text:style-name="T97"> </text:span><text:span text:style-name="T89">or</text:span><text:span text:style-name="T87"> </text:span><text:span text:style-name="T89">subscribed</text:span><text:span text:style-name="T97"> </text:span><text:span text:style-name="T89">to</text:span><text:span text:style-name="T97"> </text:span><text:span text:style-name="T89">this</text:span><text:span text:style-name="T87"> </text:span><text:span text:style-name="T89">user’s</text:span><text:span text:style-name="T97"> </text:span><text:span text:style-name="T87">offers</text:span></text:p>
            </text:list-item>
            <text:list-item>
              <text:p text:style-name="P122"><text:span text:style-name="T89">Total</text:span><text:span text:style-name="T87"> </text:span><text:span text:style-name="T89">number</text:span><text:span text:style-name="T97"> </text:span><text:span text:style-name="T89">of</text:span><text:span text:style-name="T96"> </text:span><text:span text:style-name="T89">times</text:span><text:span text:style-name="T87"> </text:span><text:span text:style-name="T89">this</text:span><text:span text:style-name="T87"> </text:span><text:span text:style-name="T89">user’s</text:span><text:span text:style-name="T87"> </text:span><text:span text:style-name="T89">offers</text:span><text:span text:style-name="T87"> </text:span><text:span text:style-name="T89">have</text:span><text:span text:style-name="T87"> </text:span><text:span text:style-name="T89">been</text:span><text:span text:style-name="T103"> </text:span><text:span text:style-name="T89">claimed</text:span><text:span text:style-name="T97"> </text:span><text:span text:style-name="T90">or</text:span></text:p>
            </text:list-item>
          </text:list>
        </text:list-item>
      </text:list>
      <text:p text:style-name="P702">redeemed<text:span text:style-name="T135"> </text:span>by<text:span text:style-name="T138"> </text:span><text:span text:style-name="T135">others.</text:span></text:p>
      <text:list xml:id="list3231742027" text:style-name="WWNum50">
        <text:list-item>
          <text:p text:style-name="P68"><text:span text:style-name="T88">When</text:span><text:span text:style-name="T98"> </text:span><text:span text:style-name="T89">I</text:span><text:span text:style-name="T101"> </text:span><text:span text:style-name="T89">tap</text:span><text:span text:style-name="T87"> </text:span><text:span text:style-name="T89">"Edit</text:span><text:span text:style-name="T87"> </text:span><text:span text:style-name="T89">Profile",</text:span><text:span text:style-name="T87"> </text:span><text:span text:style-name="T89">I</text:span><text:span text:style-name="T90"> </text:span><text:span text:style-name="T89">should</text:span><text:span text:style-name="T87"> </text:span><text:span text:style-name="T89">be</text:span><text:span text:style-name="T96"> </text:span><text:span text:style-name="T89">taken</text:span><text:span text:style-name="T87"> </text:span><text:span text:style-name="T89">to</text:span><text:span text:style-name="T87"> </text:span><text:span text:style-name="T89">a</text:span><text:span text:style-name="T87"> </text:span><text:span text:style-name="T89">screen</text:span><text:span text:style-name="T87"> </text:span><text:span text:style-name="T89">to</text:span><text:span text:style-name="T87"> </text:span><text:span text:style-name="T89">update</text:span><text:span text:style-name="T87"> </text:span><text:span text:style-name="T89">my</text:span><text:span text:style-name="T87"> </text:span><text:span text:style-name="T89">profile </text:span><text:span text:style-name="T87">details.</text:span></text:p>
        </text:list-item>
        <text:list-item>
          <text:p text:style-name="P77"><text:span text:style-name="T88">When</text:span><text:span text:style-name="T86"> </text:span><text:span text:style-name="T89">I</text:span><text:span text:style-name="T90"> </text:span><text:span text:style-name="T89">tap</text:span><text:span text:style-name="T97"> </text:span><text:span text:style-name="T89">on “Contact“ button,</text:span><text:span text:style-name="T97"> </text:span><text:span text:style-name="T89">I</text:span><text:span text:style-name="T90"> </text:span><text:span text:style-name="T89">can</text:span><text:span text:style-name="T97"> </text:span><text:span text:style-name="T89">access</text:span><text:span text:style-name="T87"> </text:span><text:span text:style-name="T89">my</text:span><text:span text:style-name="T103"> </text:span><text:span text:style-name="T89">added </text:span><text:span text:style-name="T87">contact.</text:span></text:p>
        </text:list-item>
        <text:list-item>
          <text:p text:style-name="P69"><text:span text:style-name="T88">When</text:span><text:span text:style-name="T86"> </text:span><text:span text:style-name="T89">I</text:span><text:span text:style-name="T92"> </text:span><text:span text:style-name="T89">tap on</text:span><text:span text:style-name="T97"> </text:span><text:span text:style-name="T89">social media buttons, I</text:span><text:span text:style-name="T92"> </text:span><text:span text:style-name="T89">will go to</text:span><text:span text:style-name="T97"> </text:span><text:span text:style-name="T89">that link using </text:span><text:span text:style-name="T87">webview.</text:span></text:p>
        </text:list-item>
        <text:list-item>
          <text:p text:style-name="P77"><text:span text:style-name="T88">When </text:span><text:span text:style-name="T89">I</text:span><text:span text:style-name="T92"> </text:span><text:span text:style-name="T89">tap</text:span><text:span text:style-name="T97"> </text:span><text:span text:style-name="T89">on</text:span><text:span text:style-name="T103"> </text:span><text:span text:style-name="T89">“Three</text:span><text:span text:style-name="T97"> </text:span><text:span text:style-name="T89">dot</text:span><text:span text:style-name="T97"> </text:span><text:span text:style-name="T89">menu“</text:span><text:span text:style-name="T97"> </text:span><text:span text:style-name="T89">option, I</text:span><text:span text:style-name="T90"> </text:span><text:span text:style-name="T89">will be</text:span><text:span text:style-name="T103"> </text:span><text:span text:style-name="T89">navigated</text:span><text:span text:style-name="T97"> </text:span><text:span text:style-name="T89">user setting </text:span><text:span text:style-name="T92">page</text:span></text:p>
        </text:list-item>
      </text:list>
      <text:p text:style-name="P698">(for<text:span text:style-name="T135"> </text:span>owner<text:span text:style-name="T135"> </text:span>user<text:span text:style-name="T135"> profile)</text:span></text:p>
      <text:list xml:id="list124224160542596" text:continue-numbering="true" text:style-name="WWNum50">
        <text:list-item>
          <text:p text:style-name="P70"><text:span text:style-name="T88">When</text:span><text:span text:style-name="T86"> </text:span><text:span text:style-name="T89">I</text:span><text:span text:style-name="T101"> </text:span><text:span text:style-name="T89">tap</text:span><text:span text:style-name="T96"> </text:span><text:span text:style-name="T89">on</text:span><text:span text:style-name="T96"> </text:span><text:span text:style-name="T89">share</text:span><text:span text:style-name="T90"> </text:span><text:span text:style-name="T89">button,</text:span><text:span text:style-name="T96"> </text:span><text:span text:style-name="T89">I</text:span><text:span text:style-name="T92"> </text:span><text:span text:style-name="T89">can</text:span><text:span text:style-name="T96"> </text:span><text:span text:style-name="T89">share</text:span><text:span text:style-name="T90"> </text:span><text:span text:style-name="T89">the</text:span><text:span text:style-name="T96"> </text:span><text:span text:style-name="T89">profile</text:span><text:span text:style-name="T87"> </text:span><text:span text:style-name="T89">via</text:span><text:span text:style-name="T96"> </text:span><text:span text:style-name="T89">native</text:span><text:span text:style-name="T92"> </text:span><text:span text:style-name="T89">share sheet/sharing option.</text:span></text:p>
        </text:list-item>
        <text:list-item>
          <text:p text:style-name="P71"><text:span text:style-name="T88">When</text:span><text:span text:style-name="T98"> </text:span><text:span text:style-name="T89">I</text:span><text:span text:style-name="T101"> </text:span><text:span text:style-name="T89">tap</text:span><text:span text:style-name="T87"> </text:span><text:span text:style-name="T89">on</text:span><text:span text:style-name="T97"> </text:span><text:span text:style-name="T89">contact</text:span><text:span text:style-name="T87"> </text:span><text:span text:style-name="T89">button,</text:span><text:span text:style-name="T87"> </text:span><text:span text:style-name="T89">I</text:span><text:span text:style-name="T101"> </text:span><text:span text:style-name="T89">can</text:span><text:span text:style-name="T87"> </text:span><text:span text:style-name="T89">see</text:span><text:span text:style-name="T96"> </text:span><text:span text:style-name="T89">the</text:span><text:span text:style-name="T96"> </text:span><text:span text:style-name="T89">assigned</text:span><text:span text:style-name="T87"> </text:span><text:span text:style-name="T89">phone</text:span><text:span text:style-name="T96"> </text:span><text:span text:style-name="T89">number</text:span><text:span text:style-name="T87"> </text:span><text:span text:style-name="T89">and</text:span><text:span text:style-name="T87"> </text:span><text:span text:style-name="T89">can call using native call carrier/provider.</text:span></text:p>
        </text:list-item>
      </text:list>
      <text:list xml:id="list534549432" text:style-name="WWNum51">
        <text:list-item>
          <text:h text:style-name="P55" text:outline-level="2">Screen<text:span text:style-name="T135"> </text:span>2:<text:span text:style-name="T135"> </text:span>Profile<text:span text:style-name="T135"> </text:span>(Visible<text:span text:style-name="T135"> </text:span>to<text:span text:style-name="T138"> </text:span><text:span text:style-name="T135">public)</text:span></text:h>
          <text:list>
            <text:list-item>
              <text:p text:style-name="P145"><text:span text:style-name="T88">Given</text:span><text:span text:style-name="T86"> </text:span><text:span text:style-name="T89">I</text:span><text:span text:style-name="T110"> </text:span><text:span text:style-name="T89">am</text:span><text:span text:style-name="T96"> </text:span><text:span text:style-name="T89">an</text:span><text:span text:style-name="T96"> </text:span><text:span text:style-name="T89">individual</text:span><text:span text:style-name="T97"> </text:span><text:span text:style-name="T89">or</text:span><text:span text:style-name="T96"> </text:span><text:span text:style-name="T89">business</text:span><text:span text:style-name="T92"> </text:span><text:span text:style-name="T89">user</text:span><text:span text:style-name="T92"> </text:span><text:span text:style-name="T89">on</text:span><text:span text:style-name="T96"> </text:span><text:span text:style-name="T89">the</text:span><text:span text:style-name="T96"> </text:span><text:span text:style-name="T89">profile</text:span><text:span text:style-name="T92"> </text:span><text:span text:style-name="T89">screen,</text:span><text:span text:style-name="T87"> </text:span><text:span text:style-name="T88">When</text:span><text:span text:style-name="T86"> </text:span><text:span text:style-name="T89">the</text:span><text:span text:style-name="T96"> </text:span><text:span text:style-name="T89">screen loads, </text:span><text:span text:style-name="T88">Then </text:span><text:span text:style-name="T89">I should see:</text:span></text:p>
              <text:list>
                <text:list-item>
                  <text:p text:style-name="P212"><text:span text:style-name="T89">A</text:span><text:span text:style-name="T87"> </text:span><text:span text:style-name="T89">profile</text:span><text:span text:style-name="T87"> </text:span><text:span text:style-name="T89">photo,</text:span><text:span text:style-name="T97"> </text:span><text:span text:style-name="T89">business</text:span><text:span text:style-name="T103"> </text:span><text:span text:style-name="T89">name (e.g.,</text:span><text:span text:style-name="T97"> </text:span><text:span text:style-name="T89">"</text:span><text:a xlink:type="simple" xlink:href="http://aplus.shop/" text:style-name="Default_20_Style" text:visited-style-name="Default_20_Style"><text:span text:style-name="T64">Aplus.shop</text:span></text:a><text:span text:style-name="T89">"),</text:span><text:span text:style-name="T97"> </text:span><text:span text:style-name="T89">and</text:span><text:span text:style-name="T97"> </text:span><text:span text:style-name="T89">rating</text:span><text:span text:style-name="T97"> </text:span><text:span text:style-name="T89">(e.g., </text:span><text:span text:style-name="T87">"4.8").</text:span></text:p>
                  <text:list>
                    <text:list-item>
                      <text:p text:style-name="P103"><text:span text:style-name="T89">The</text:span><text:span text:style-name="T101"> </text:span><text:span text:style-name="T89">blue</text:span><text:span text:style-name="T90"> </text:span><text:span text:style-name="T89">verified</text:span><text:span text:style-name="T90"> </text:span><text:span text:style-name="T89">badge,</text:span><text:span text:style-name="T96"> </text:span><text:span text:style-name="T89">now</text:span><text:span text:style-name="T101"> </text:span><text:span text:style-name="T89">styled</text:span><text:span text:style-name="T90"> </text:span><text:span text:style-name="T89">similarly</text:span><text:span text:style-name="T90"> </text:span><text:span text:style-name="T89">to</text:span><text:span text:style-name="T90"> </text:span><text:span text:style-name="T89">Facebook’s</text:span><text:span text:style-name="T101"> </text:span><text:span text:style-name="T89">verified icon, is exclusively assigned to Gold members, which is why it appears on this simplified screen.</text:span></text:p>
                    </text:list-item>
                  </text:list>
                </text:list-item>
                <text:list-item>
                  <text:p text:style-name="P213"><text:span text:style-name="T89">A</text:span><text:span text:style-name="T96"> </text:span><text:span text:style-name="T89">membership</text:span><text:span text:style-name="T97"> </text:span><text:span text:style-name="T87">title.</text:span></text:p>
                  <text:list>
                    <text:list-item>
                      <text:p text:style-name="P104"><text:span text:style-name="T89">Allowing anyone to see the user’s current membership status. When someone</text:span><text:span text:style-name="T101"> </text:span><text:span text:style-name="T89">taps</text:span><text:span text:style-name="T90"> </text:span><text:span text:style-name="T89">the</text:span><text:span text:style-name="T90"> </text:span><text:span text:style-name="T89">title,</text:span><text:span text:style-name="T92"> </text:span><text:span text:style-name="T89">they</text:span><text:span text:style-name="T92"> </text:span><text:span text:style-name="T89">will</text:span><text:span text:style-name="T92"> </text:span><text:span text:style-name="T89">be</text:span><text:span text:style-name="T92"> </text:span><text:span text:style-name="T89">directed</text:span><text:span text:style-name="T92"> </text:span><text:span text:style-name="T89">to</text:span><text:span text:style-name="T92"> </text:span><text:span text:style-name="T89">the</text:span><text:span text:style-name="T96"> </text:span><text:span text:style-name="T89">subscription</text:span><text:span text:style-name="T92"> </text:span><text:span text:style-name="T89">screen. This is intended to increase user awareness and encourage more </text:span><text:span text:style-name="T87">upgrades.</text:span></text:p>
                    </text:list-item>
                    <text:list-item>
                      <text:p text:style-name="P105"><text:span text:style-name="T89">The</text:span><text:span text:style-name="T110"> </text:span><text:span text:style-name="T89">three-tier</text:span><text:span text:style-name="T90"> </text:span><text:span text:style-name="T89">colour</text:span><text:span text:style-name="T92"> </text:span><text:span text:style-name="T89">coding—Bronze,</text:span><text:span text:style-name="T90"> </text:span><text:span text:style-name="T89">Silver,</text:span><text:span text:style-name="T90"> </text:span><text:span text:style-name="T89">and</text:span><text:span text:style-name="T92"> </text:span><text:span text:style-name="T89">Gold—is</text:span><text:span text:style-name="T101"> </text:span><text:span text:style-name="T89">reflected in the card icon design.</text:span></text:p>
                    </text:list-item>
                  </text:list>
                </text:list-item>
                <text:list-item>
                  <text:p text:style-name="P214"><text:span text:style-name="T89">There</text:span><text:span text:style-name="T96"> </text:span><text:span text:style-name="T89">should be following count</text:span><text:span text:style-name="T97"> </text:span><text:span text:style-name="T89">displayed in</text:span><text:span text:style-name="T97"> </text:span><text:span text:style-name="T89">profile</text:span><text:span text:style-name="T97"> </text:span><text:span text:style-name="T92">tab:</text:span></text:p>
                  <text:list>
                    <text:list-item>
                      <text:p text:style-name="P215"><text:span text:style-name="T89">Number</text:span><text:span text:style-name="T97"> </text:span><text:span text:style-name="T89">of</text:span><text:span text:style-name="T96"> </text:span><text:span text:style-name="T89">currently</text:span><text:span text:style-name="T97"> </text:span><text:span text:style-name="T89">live</text:span><text:span text:style-name="T103"> </text:span><text:span text:style-name="T89">offers</text:span><text:span text:style-name="T87"> </text:span><text:span text:style-name="T89">posted</text:span><text:span text:style-name="T97"> </text:span><text:span text:style-name="T89">by</text:span><text:span text:style-name="T97"> </text:span><text:span text:style-name="T89">the</text:span><text:span text:style-name="T97"> </text:span><text:span text:style-name="T92">user</text:span></text:p>
                    </text:list-item>
                    <text:list-item>
                      <text:p text:style-name="P115"><text:span text:style-name="T89">Number</text:span><text:span text:style-name="T96"> </text:span><text:span text:style-name="T89">of</text:span><text:span text:style-name="T96"> </text:span><text:span text:style-name="T89">users</text:span><text:span text:style-name="T87"> </text:span><text:span text:style-name="T89">following</text:span><text:span text:style-name="T97"> </text:span><text:span text:style-name="T89">or</text:span><text:span text:style-name="T87"> </text:span><text:span text:style-name="T89">subscribed</text:span><text:span text:style-name="T97"> </text:span><text:span text:style-name="T89">to</text:span><text:span text:style-name="T97"> </text:span><text:span text:style-name="T89">this</text:span><text:span text:style-name="T87"> </text:span><text:span text:style-name="T89">user’s</text:span><text:span text:style-name="T97"> </text:span><text:span text:style-name="T87">offers</text:span></text:p>
                    </text:list-item>
                    <text:list-item>
                      <text:p text:style-name="P115"><text:span text:style-name="T89">Total</text:span><text:span text:style-name="T87"> </text:span><text:span text:style-name="T89">number</text:span><text:span text:style-name="T97"> </text:span><text:span text:style-name="T89">of</text:span><text:span text:style-name="T96"> </text:span><text:span text:style-name="T89">times</text:span><text:span text:style-name="T87"> </text:span><text:span text:style-name="T89">this</text:span><text:span text:style-name="T87"> </text:span><text:span text:style-name="T89">user’s</text:span><text:span text:style-name="T87"> </text:span><text:span text:style-name="T89">offers</text:span><text:span text:style-name="T87"> </text:span><text:span text:style-name="T89">have</text:span><text:span text:style-name="T87"> </text:span><text:span text:style-name="T89">been</text:span><text:span text:style-name="T103"> </text:span><text:span text:style-name="T89">claimed</text:span><text:span text:style-name="T97"> </text:span><text:span text:style-name="T90">or</text:span></text:p>
                    </text:list-item>
                  </text:list>
                </text:list-item>
              </text:list>
            </text:list-item>
          </text:list>
        </text:list-item>
      </text:list>
      <text:p text:style-name="P686">redeemed<text:span text:style-name="T135"> </text:span>by<text:span text:style-name="T138"> </text:span><text:span text:style-name="T135">others.</text:span></text:p>
      <text:list xml:id="list124224008036770" text:continue-numbering="true" text:style-name="WWNum51">
        <text:list-item>
          <text:list>
            <text:list-item>
              <text:list>
                <text:list-item>
                  <text:p text:style-name="P216"><text:span text:style-name="T89">There</text:span><text:span text:style-name="T96"> </text:span><text:span text:style-name="T89">are</text:span><text:span text:style-name="T90"> </text:span><text:span text:style-name="T89">some</text:span><text:span text:style-name="T87"> </text:span><text:span text:style-name="T89">categories</text:span><text:span text:style-name="T92"> </text:span><text:span text:style-name="T89">for</text:span><text:span text:style-name="T90"> </text:span><text:span text:style-name="T89">profile</text:span><text:span text:style-name="T92"> </text:span><text:span text:style-name="T89">i.e</text:span><text:span text:style-name="T87"> </text:span><text:span text:style-name="T89">All,</text:span><text:span text:style-name="T96"> </text:span><text:span text:style-name="T89">Buy</text:span><text:span text:style-name="T96"> </text:span><text:span text:style-name="T89">&amp;</text:span><text:span text:style-name="T96"> </text:span><text:span text:style-name="T89">Get,</text:span><text:span text:style-name="T96"> </text:span><text:span text:style-name="T89">Discount,</text:span><text:span text:style-name="T96"> </text:span><text:span text:style-name="T89">Package, </text:span><text:span text:style-name="T87">24Hrs.</text:span></text:p>
                </text:list-item>
              </text:list>
            </text:list-item>
            <text:list-item>
              <text:p text:style-name="P199"><text:span text:style-name="T88">When</text:span><text:span text:style-name="T86"> </text:span><text:span text:style-name="T89">I</text:span><text:span text:style-name="T92"> </text:span><text:span text:style-name="T89">tap on</text:span><text:span text:style-name="T97"> </text:span><text:span text:style-name="T89">social media buttons, I</text:span><text:span text:style-name="T92"> </text:span><text:span text:style-name="T89">will go to</text:span><text:span text:style-name="T97"> </text:span><text:span text:style-name="T89">that link using </text:span><text:span text:style-name="T87">webview.</text:span></text:p>
            </text:list-item>
            <text:list-item>
              <text:p text:style-name="P199"><text:span text:style-name="T88">When</text:span><text:span text:style-name="T86"> </text:span><text:span text:style-name="T89">I</text:span><text:span text:style-name="T92"> </text:span><text:span text:style-name="T89">tap on “Three</text:span><text:span text:style-name="T97"> </text:span><text:span text:style-name="T89">dot menu“</text:span><text:span text:style-name="T97"> </text:span><text:span text:style-name="T89">option,</text:span><text:span text:style-name="T97"> </text:span><text:span text:style-name="T89">I</text:span><text:span text:style-name="T92"> </text:span><text:span text:style-name="T89">will be</text:span><text:span text:style-name="T103"> </text:span><text:span text:style-name="T89">navigated</text:span><text:span text:style-name="T97"> </text:span><text:span text:style-name="T89">to report this</text:span><text:span text:style-name="T97"> </text:span><text:span text:style-name="T87">profile</text:span></text:p>
            </text:list-item>
          </text:list>
        </text:list-item>
      </text:list>
      <text:p text:style-name="P703">page<text:span text:style-name="T135"> </text:span>(for<text:span text:style-name="T138"> </text:span>other<text:span text:style-name="T138"> </text:span>user<text:span text:style-name="T138"> </text:span><text:span text:style-name="T135">profile)</text:span></text:p>
      <text:list xml:id="list124225217731703" text:continue-numbering="true" text:style-name="WWNum51">
        <text:list-item>
          <text:list>
            <text:list-item>
              <text:p text:style-name="P146"><text:span text:style-name="T88">When</text:span><text:span text:style-name="T98"> </text:span><text:span text:style-name="T89">I</text:span><text:span text:style-name="T101"> </text:span><text:span text:style-name="T89">tap</text:span><text:span text:style-name="T87"> </text:span><text:span text:style-name="T89">on</text:span><text:span text:style-name="T97"> </text:span><text:span text:style-name="T89">contact</text:span><text:span text:style-name="T87"> </text:span><text:span text:style-name="T89">button,</text:span><text:span text:style-name="T87"> </text:span><text:span text:style-name="T89">I</text:span><text:span text:style-name="T101"> </text:span><text:span text:style-name="T89">can</text:span><text:span text:style-name="T87"> </text:span><text:span text:style-name="T89">see</text:span><text:span text:style-name="T96"> </text:span><text:span text:style-name="T89">the</text:span><text:span text:style-name="T96"> </text:span><text:span text:style-name="T89">assigned</text:span><text:span text:style-name="T87"> </text:span><text:span text:style-name="T89">phone</text:span><text:span text:style-name="T96"> </text:span><text:span text:style-name="T89">number</text:span><text:span text:style-name="T87"> </text:span><text:span text:style-name="T89">and</text:span><text:span text:style-name="T87"> </text:span><text:span text:style-name="T89">can</text:span><text:span text:style-name="T87"> </text:span><text:span text:style-name="T89">call using native call carrier/provider.</text:span></text:p>
            </text:list-item>
            <text:list-item>
              <text:p text:style-name="P217"><text:span text:style-name="T89">When</text:span><text:span text:style-name="T97"> </text:span><text:span text:style-name="T89">I</text:span><text:span text:style-name="T90"> </text:span><text:span text:style-name="T89">tap on</text:span><text:span text:style-name="T97"> </text:span><text:span text:style-name="T89">subscribe</text:span><text:span text:style-name="T103"> </text:span><text:span text:style-name="T89">button,</text:span><text:span text:style-name="T97"> </text:span><text:span text:style-name="T89">I</text:span><text:span text:style-name="T92"> </text:span><text:span text:style-name="T89">can</text:span><text:span text:style-name="T97"> </text:span><text:span text:style-name="T89">subscribe to</text:span><text:span text:style-name="T103"> </text:span><text:span text:style-name="T89">that </text:span><text:span text:style-name="T87">profile.</text:span></text:p>
            </text:list-item>
          </text:list>
        </text:list-item>
        <text:list-item>
          <text:h text:style-name="P57" text:outline-level="2">Screen<text:span text:style-name="T135"> </text:span>3:<text:span text:style-name="T135"> </text:span>Edit<text:span text:style-name="T138"> </text:span><text:span text:style-name="T135">Profile</text:span></text:h>
          <text:list>
            <text:list-item>
              <text:p text:style-name="P196"><text:span text:style-name="T89">I</text:span><text:span text:style-name="T87"> </text:span><text:span text:style-name="T89">can edit following</text:span><text:span text:style-name="T97"> </text:span><text:span text:style-name="T89">details</text:span><text:span text:style-name="T97"> </text:span><text:span text:style-name="T89">in my </text:span><text:span text:style-name="T87">profile:</text:span></text:p>
            </text:list-item>
          </text:list>
        </text:list-item>
      </text:list>
      <table:table table:name="Table63" table:style-name="Table63">
        <table:table-column table:style-name="Table63.A"/>
        <table:table-row table:style-name="Table63.1">
          <table:table-cell table:style-name="Table63.A1" office:value-type="string">
            <text:list xml:id="list2333639223" text:style-name="WWNum52">
              <text:list-item>
                <text:p text:style-name="P476"><text:span text:style-name="T89">Profile</text:span><text:span text:style-name="T96"> </text:span><text:span text:style-name="T89">image:</text:span><text:span text:style-name="T97"> </text:span><text:span text:style-name="T89">By</text:span><text:span text:style-name="T97"> </text:span><text:span text:style-name="T89">camera</text:span><text:span text:style-name="T87"> </text:span><text:span text:style-name="T89">or</text:span><text:span text:style-name="T97"> </text:span><text:span text:style-name="T87">gallery</text:span></text:p>
              </text:list-item>
              <text:list-item>
                <text:p text:style-name="P479"><text:span text:style-name="T89">Username:</text:span><text:span text:style-name="T87"> </text:span><text:span text:style-name="T89">If</text:span><text:span text:style-name="T90"> </text:span><text:span text:style-name="T89">i</text:span><text:span text:style-name="T92"> </text:span><text:span text:style-name="T89">tried</text:span><text:span text:style-name="T92"> </text:span><text:span text:style-name="T89">to</text:span><text:span text:style-name="T92"> </text:span><text:span text:style-name="T89">edit</text:span><text:span text:style-name="T92"> </text:span><text:span text:style-name="T89">username</text:span><text:span text:style-name="T92"> </text:span><text:span text:style-name="T89">and</text:span><text:span text:style-name="T92"> </text:span><text:span text:style-name="T89">its</text:span><text:span text:style-name="T90"> </text:span><text:span text:style-name="T89">taken</text:span><text:span text:style-name="T87"> </text:span><text:span text:style-name="T89">should</text:span><text:span text:style-name="T92"> </text:span><text:span text:style-name="T89">show</text:span><text:span text:style-name="T90"> </text:span><text:span text:style-name="T89">username</text:span><text:span text:style-name="T92"> </text:span><text:span text:style-name="T89">in red and if its available will show on green</text:span></text:p>
              </text:list-item>
              <text:list-item>
                <text:p text:style-name="P477"><text:span text:style-name="T89">Category:</text:span><text:span text:style-name="T90"> </text:span><text:span text:style-name="T87">Dropdown</text:span></text:p>
              </text:list-item>
              <text:list-item>
                <text:p text:style-name="P462"><text:span text:style-name="T89">Phone:</text:span><text:span text:style-name="T97"> </text:span><text:span text:style-name="T89">Country</text:span><text:span text:style-name="T97"> </text:span><text:span text:style-name="T89">code</text:span><text:span text:style-name="T87"> </text:span><text:span text:style-name="T89">and</text:span><text:span text:style-name="T103"> </text:span><text:span text:style-name="T87">number</text:span></text:p>
              </text:list-item>
              <text:list-item>
                <text:p text:style-name="P462"><text:span text:style-name="T92">Email</text:span></text:p>
              </text:list-item>
              <text:list-item>
                <text:p text:style-name="P462"><text:span text:style-name="T89">Date</text:span><text:span text:style-name="T87"> </text:span><text:span text:style-name="T89">of</text:span><text:span text:style-name="T87"> birth</text:span></text:p>
              </text:list-item>
              <text:list-item>
                <text:p text:style-name="P480"><text:span text:style-name="T89">My</text:span><text:span text:style-name="T96"> </text:span><text:span text:style-name="T89">subscription:</text:span><text:span text:style-name="T96"> </text:span><text:span text:style-name="T89">When</text:span><text:span text:style-name="T96"> </text:span><text:span text:style-name="T89">user</text:span><text:span text:style-name="T96"> </text:span><text:span text:style-name="T89">tap</text:span><text:span text:style-name="T96"> </text:span><text:span text:style-name="T89">on</text:span><text:span text:style-name="T87"> </text:span><text:span text:style-name="T89">I</text:span><text:span text:style-name="T110"> </text:span><text:span text:style-name="T89">button,</text:span><text:span text:style-name="T96"> </text:span><text:span text:style-name="T89">he/she</text:span><text:span text:style-name="T92"> </text:span><text:span text:style-name="T89">will</text:span><text:span text:style-name="T96"> </text:span><text:span text:style-name="T89">have</text:span><text:span text:style-name="T92"> </text:span><text:span text:style-name="T89">popup</text:span><text:span text:style-name="T96"> </text:span><text:span text:style-name="T89">that shows the detail</text:span></text:p>
              </text:list-item>
              <text:list-item>
                <text:p text:style-name="P478"><text:span text:style-name="T89">Users</text:span><text:span text:style-name="T96"> </text:span><text:span text:style-name="T89">can</text:span><text:span text:style-name="T87"> </text:span><text:span text:style-name="T89">enter</text:span><text:span text:style-name="T96"> </text:span><text:span text:style-name="T89">their</text:span><text:span text:style-name="T87"> </text:span><text:span text:style-name="T89">Location,</text:span><text:span text:style-name="T97"> </text:span><text:span text:style-name="T89">Whatsapp,</text:span><text:span text:style-name="T87"> </text:span><text:span text:style-name="T89">TikTok and Instagram</text:span><text:span text:style-name="T97"> </text:span><text:span text:style-name="T87">link.</text:span></text:p>
              </text:list-item>
              <text:list-item>
                <text:p text:style-name="P462"><text:span text:style-name="T89">User</text:span><text:span text:style-name="T87"> </text:span><text:span text:style-name="T89">can</text:span><text:span text:style-name="T87"> </text:span><text:span text:style-name="T89">set</text:span><text:span text:style-name="T97"> </text:span><text:span text:style-name="T89">their</text:span><text:span text:style-name="T87"> </text:span><text:span text:style-name="T89">current</text:span><text:span text:style-name="T103"> </text:span><text:span text:style-name="T87">location.</text:span></text:p>
              </text:list-item>
            </text:list>
            <text:list xml:id="list472109412" text:style-name="WWNum53">
              <text:list-item>
                <text:p text:style-name="P398"><text:span text:style-name="T88">When</text:span><text:span text:style-name="T86"> </text:span><text:span text:style-name="T89">I</text:span><text:span text:style-name="T110"> </text:span><text:span text:style-name="T89">make</text:span><text:span text:style-name="T92"> </text:span><text:span text:style-name="T89">changes</text:span><text:span text:style-name="T92"> </text:span><text:span text:style-name="T89">and</text:span><text:span text:style-name="T96"> </text:span><text:span text:style-name="T89">tap</text:span><text:span text:style-name="T96"> </text:span><text:span text:style-name="T89">"Submit",</text:span><text:span text:style-name="T96"> </text:span><text:span text:style-name="T89">my</text:span><text:span text:style-name="T96"> </text:span><text:span text:style-name="T89">profile</text:span><text:span text:style-name="T92"> </text:span><text:span text:style-name="T89">should</text:span><text:span text:style-name="T96"> </text:span><text:span text:style-name="T89">be</text:span><text:span text:style-name="T92"> </text:span><text:span text:style-name="T89">updated,</text:span><text:span text:style-name="T96"> </text:span><text:span text:style-name="T89">and</text:span><text:span text:style-name="T97"> </text:span><text:span text:style-name="T89">I</text:span><text:span text:style-name="T110"> </text:span><text:span text:style-name="T89">should be taken back to the profile screen.</text:span></text:p>
              </text:list-item>
              <text:list-item>
                <text:p text:style-name="P483"><text:span text:style-name="T89">When</text:span><text:span text:style-name="T97"> </text:span><text:span text:style-name="T89">I</text:span><text:span text:style-name="T90"> </text:span><text:span text:style-name="T89">tap on “Change</text:span><text:span text:style-name="T103"> </text:span><text:span text:style-name="T89">Password“,</text:span><text:span text:style-name="T103"> </text:span><text:span text:style-name="T89">I</text:span><text:span text:style-name="T92"> </text:span><text:span text:style-name="T89">will</text:span><text:span text:style-name="T97"> </text:span><text:span text:style-name="T89">go</text:span><text:span text:style-name="T97"> </text:span><text:span text:style-name="T89">to change</text:span><text:span text:style-name="T87"> </text:span><text:span text:style-name="T89">password screen</text:span><text:span text:style-name="T97"> </text:span><text:span text:style-name="T89">and </text:span><text:span text:style-name="T90">can</text:span></text:p>
              </text:list-item>
            </text:list>
            <text:p text:style-name="P469"><text:span text:style-name="T89">change</text:span><text:span text:style-name="T87"> </text:span><text:span text:style-name="T89">my</text:span><text:span text:style-name="T97"> </text:span><text:span text:style-name="T87">password</text:span></text:p>
            <text:list xml:id="list124223467807889" text:continue-numbering="true" text:style-name="WWNum53">
              <text:list-item>
                <text:p text:style-name="P483"><text:span text:style-name="T89">When</text:span><text:span text:style-name="T103"> </text:span><text:span text:style-name="T89">I</text:span><text:span text:style-name="T90"> </text:span><text:span text:style-name="T89">tap</text:span><text:span text:style-name="T97"> </text:span><text:span text:style-name="T89">on</text:span><text:span text:style-name="T103"> </text:span><text:span text:style-name="T89">“Delete</text:span><text:span text:style-name="T87"> </text:span><text:span text:style-name="T89">Account“,</text:span><text:span text:style-name="T97"> </text:span><text:span text:style-name="T89">my</text:span><text:span text:style-name="T97"> </text:span><text:span text:style-name="T89">account will</text:span><text:span text:style-name="T97"> </text:span><text:span text:style-name="T89">be</text:span><text:span text:style-name="T97"> </text:span><text:span text:style-name="T89">deleted </text:span><text:span text:style-name="T87">successfully.</text:span></text:p>
              </text:list-item>
            </text:list>
            <text:list xml:id="list2059250836" text:style-name="WWNum54">
              <text:list-item>
                <text:p text:style-name="P463"><text:span text:style-name="T86">Navigation:</text:span></text:p>
                <text:list>
                  <text:list-item>
                    <text:p text:style-name="P385"><text:span text:style-name="T88">Given </text:span><text:span text:style-name="T89">I</text:span><text:span text:style-name="T92"> </text:span><text:span text:style-name="T89">am on</text:span><text:span text:style-name="T97"> </text:span><text:span text:style-name="T89">the</text:span><text:span text:style-name="T97"> </text:span><text:span text:style-name="T89">profile</text:span><text:span text:style-name="T97"> </text:span><text:span text:style-name="T87">screens,</text:span></text:p>
                  </text:list-item>
                </text:list>
              </text:list-item>
            </text:list>
            <text:p text:style-name="P275"><text:span text:style-name="T88">When </text:span><text:span text:style-name="T89">I</text:span><text:span text:style-name="T92"> </text:span><text:span text:style-name="T89">tap</text:span><text:span text:style-name="T97"> </text:span><text:span text:style-name="T89">the</text:span><text:span text:style-name="T97"> </text:span><text:span text:style-name="T89">back </text:span><text:span text:style-name="T87">arrow,</text:span></text:p>
            <text:p text:style-name="P275"><text:span text:style-name="T88">Then</text:span><text:span text:style-name="T98"> </text:span><text:span text:style-name="T89">I</text:span><text:span text:style-name="T92"> </text:span><text:span text:style-name="T89">should</text:span><text:span text:style-name="T97"> </text:span><text:span text:style-name="T89">be</text:span><text:span text:style-name="T87"> </text:span><text:span text:style-name="T89">taken</text:span><text:span text:style-name="T97"> </text:span><text:span text:style-name="T89">to</text:span><text:span text:style-name="T97"> </text:span><text:span text:style-name="T89">the</text:span><text:span text:style-name="T97"> </text:span><text:span text:style-name="T89">previous</text:span><text:span text:style-name="T97"> </text:span><text:span text:style-name="T87">screen.</text:span></text:p>
            <text:list xml:id="list124224425175638" text:continue-numbering="true" text:style-name="WWNum54">
              <text:list-item>
                <text:list>
                  <text:list-item>
                    <text:p text:style-name="P390"><text:span text:style-name="T89">The bottom navigation bar should remain visible with icons for "Home", "Offers",</text:span><text:span text:style-name="T92"> </text:span><text:span text:style-name="T89">"Post",</text:span><text:span text:style-name="T92"> </text:span><text:span text:style-name="T89">"Notification",</text:span><text:span text:style-name="T92"> </text:span><text:span text:style-name="T89">and</text:span><text:span text:style-name="T92"> </text:span><text:span text:style-name="T89">"You",</text:span><text:span text:style-name="T92"> </text:span><text:span text:style-name="T89">with</text:span><text:span text:style-name="T92"> </text:span><text:span text:style-name="T89">"You"</text:span><text:span text:style-name="T90"> </text:span><text:span text:style-name="T89">highlighted</text:span><text:span text:style-name="T92"> </text:span><text:span text:style-name="T89">as</text:span><text:span text:style-name="T90"> </text:span><text:span text:style-name="T89">the active tab.</text:span></text:p>
                  </text:list-item>
                </text:list>
              </text:list-item>
            </text:list>
          </table:table-cell>
        </table:table-row>
        <table:table-row table:style-name="Table63.2">
          <table:table-cell table:style-name="Table63.A2" office:value-type="string">
            <text:p text:style-name="P437"/>
          </table:table-cell>
        </table:table-row>
      </table:table>
      <text:p text:style-name="P438"/>
      <table:table table:name="Table64" table:style-name="Table64">
        <table:table-column table:style-name="Table64.A"/>
        <table:table-row table:style-name="Table64.1">
          <table:table-cell table:style-name="Table64.A1" office:value-type="string">
            <text:p text:style-name="P236"><text:span text:style-name="T37">[DDVXY-65]</text:span><text:span text:style-name="T41"> </text:span><text:a xlink:type="simple" xlink:href="https://hyperlinkinfosystem.atlassian.net/browse/DDVXY-65" text:style-name="Default_20_Style" text:visited-style-name="Default_20_Style"><text:span text:style-name="T45">Settings</text:span></text:a><text:span text:style-name="T52"> </text:span><text:span text:style-name="T70">Created:</text:span><text:span text:style-name="T76"> </text:span><text:span text:style-name="T70">03/Jun/25</text:span><text:span text:style-name="T77"> </text:span><text:span text:style-name="T70">Updated:</text:span><text:span text:style-name="T76"> </text:span><text:span text:style-name="T74">03/Jun/25</text:span></text:p>
          </table:table-cell>
        </table:table-row>
      </table:table>
      <text:p text:style-name="P519"/>
      <text:p text:style-name="P520"/>
      <text:p text:style-name="P521"><draw:custom-shape text:anchor-type="char" draw:z-index="67" draw:name="Textbox 122"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00"><draw:custom-shape text:anchor-type="as-char" draw:z-index="23" draw:name="Textbox 123" draw:style-name="gr41" draw:text-style-name="P744" svg:width="15.876cm" svg:height="9.397cm"><text:p text:style-name="P668">As<text:span text:style-name="T141"> </text:span>a<text:span text:style-name="T147"> </text:span>user,<text:span text:style-name="T138"> </text:span>I<text:span text:style-name="T141"> </text:span>want<text:span text:style-name="T135"> </text:span>the<text:span text:style-name="T141"> </text:span>settings<text:span text:style-name="T141"> </text:span>page<text:span text:style-name="T141"> </text:span>to<text:span text:style-name="T135"> </text:span>have<text:span text:style-name="T135"> </text:span>an<text:span text:style-name="T135"> </text:span>improved<text:span text:style-name="T135"> </text:span>layout<text:span text:style-name="T135"> </text:span>and<text:span text:style-name="T135"> </text:span>additional<text:span text:style-name="T135"> </text:span>functionality so that I can easily navigate and manage my account preferences.</text:p><text:p text:style-name="P557"/><text:p text:style-name="P2"><text:span text:style-name="T88">Acceptance</text:span><text:span text:style-name="T93"> </text:span><text:span text:style-name="T86">Criteria:</text:span></text:p><text:p text:style-name="P559"/><text:list xml:id="list805503182" text:style-name="WWNum55"><text:list-item><text:p text:style-name="P581"><text:span text:style-name="T133">Given </text:span>I am on the settings page, <text:span text:style-name="T133">when </text:span>I view the "Account" section, <text:span text:style-name="T133">then </text:span>the options<text:span text:style-name="T151"> </text:span>("Notifications,"<text:span text:style-name="T145"> </text:span>"Language")<text:span text:style-name="T145"> </text:span>should<text:span text:style-name="T145"> </text:span>be<text:span text:style-name="T147"> </text:span>clearly<text:span text:style-name="T145"> </text:span>separated<text:span text:style-name="T147"> </text:span>with<text:span text:style-name="T145"> </text:span>consistent spacing and icons.</text:p></text:list-item><text:list-item><text:p text:style-name="P582"><text:span text:style-name="T133">Given </text:span>I am on the settings page, <text:span text:style-name="T133">when </text:span>I view the "Support &amp; About" section, <text:span text:style-name="T133">then </text:span>"My<text:span text:style-name="T147"> </text:span>Subscription"<text:span text:style-name="T145"> </text:span>and<text:span text:style-name="T147"> </text:span>"Terms<text:span text:style-name="T145"> </text:span>and<text:span text:style-name="T147"> </text:span>Policies"<text:span text:style-name="T145"> </text:span>should<text:span text:style-name="T147"> </text:span>have<text:span text:style-name="T145"> </text:span>clickable<text:span text:style-name="T147"> </text:span>links<text:span text:style-name="T147"> </text:span>that<text:span text:style-name="T147"> </text:span>redirect to the respective pages.</text:p></text:list-item><text:list-item><text:p text:style-name="P626"><text:span text:style-name="T133">Given</text:span><text:span text:style-name="T136"> </text:span>I<text:span text:style-name="T151"> </text:span>am<text:span text:style-name="T141"> </text:span>on<text:span text:style-name="T141"> </text:span>the<text:span text:style-name="T147"> </text:span>settings<text:span text:style-name="T147"> </text:span>page,<text:span text:style-name="T135"> </text:span><text:span text:style-name="T133">when</text:span><text:span text:style-name="T139"> </text:span>I<text:span text:style-name="T151"> </text:span>view<text:span text:style-name="T147"> </text:span>the<text:span text:style-name="T135"> </text:span>"Actions"<text:span text:style-name="T141"> </text:span>section,<text:span text:style-name="T138"> </text:span><text:span text:style-name="T133">then</text:span><text:span text:style-name="T142"> </text:span>"Help<text:span text:style-name="T141"> </text:span>&amp; Support,"<text:span text:style-name="T135"> </text:span>"Report<text:span text:style-name="T135"> </text:span>a<text:span text:style-name="T147"> </text:span>problem,"<text:span text:style-name="T141"> </text:span>and<text:span text:style-name="T135"> </text:span>"Contact<text:span text:style-name="T135"> </text:span>us"<text:span text:style-name="T135"> </text:span>should<text:span text:style-name="T135"> </text:span>have<text:span text:style-name="T141"> </text:span>descriptive<text:span text:style-name="T141"> </text:span>subtext<text:span text:style-name="T135"> </text:span>to clarify their purpose.</text:p></text:list-item><text:list-item><text:p text:style-name="P627"><text:span text:style-name="T133">Given </text:span>I<text:span text:style-name="T145"> </text:span>am<text:span text:style-name="T138"> </text:span>on<text:span text:style-name="T138"> </text:span>the<text:span text:style-name="T135"> </text:span>settings<text:span text:style-name="T135"> </text:span>page, <text:span text:style-name="T133">when </text:span>I<text:span text:style-name="T145"> </text:span>view<text:span text:style-name="T135"> </text:span>the "Login"<text:span text:style-name="T135"> </text:span>section, <text:span text:style-name="T133">then </text:span>"Switch Account"<text:span text:style-name="T145"> </text:span>and<text:span text:style-name="T145"> </text:span>"Log<text:span text:style-name="T145"> </text:span>out"<text:span text:style-name="T141"> </text:span>should<text:span text:style-name="T145"> </text:span>have<text:span text:style-name="T145"> </text:span>confirmation<text:span text:style-name="T141"> </text:span>prompts<text:span text:style-name="T145"> </text:span>to<text:span text:style-name="T145"> </text:span>prevent<text:span text:style-name="T145"> </text:span>accidental <text:span text:style-name="T135">actions.</text:span></text:p></text:list-item><text:list-item><text:p text:style-name="P628"><text:span text:style-name="T133">Given </text:span>I<text:span text:style-name="T141"> </text:span>am on the settings page, <text:span text:style-name="T133">when </text:span>I<text:span text:style-name="T141"> </text:span>toggle the "Notifications" option, <text:span text:style-name="T133">then </text:span>the toggle<text:span text:style-name="T147"> </text:span>should<text:span text:style-name="T141"> </text:span>clearly<text:span text:style-name="T141"> </text:span>indicate<text:span text:style-name="T141"> </text:span>the<text:span text:style-name="T135"> </text:span>current<text:span text:style-name="T141"> </text:span>state<text:span text:style-name="T141"> </text:span>(e.g.,<text:span text:style-name="T141"> </text:span>"ON"<text:span text:style-name="T147"> </text:span>in<text:span text:style-name="T141"> </text:span>green,<text:span text:style-name="T141"> </text:span>"OFF"<text:span text:style-name="T147"> </text:span>in<text:span text:style-name="T141"> </text:span>gray).</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p text:style-name="P694"><draw:g text:anchor-type="as-char" draw:z-index="24" draw:name="Shape10" draw:style-name="gr32"><draw:custom-shape draw:name="Graphic 125" draw:style-name="gr50" draw:text-style-name="P734" svg:width="15.9cm" svg:height="0.027cm" svg:x="0.014cm" svg:y="2.087cm"><text:p/><draw:enhanced-geometry draw:mirror-horizontal="false" draw:mirror-vertical="false" drawooo:sub-view-size="5723890 9525 5723890 9525" draw:text-areas="0 0 ?f0 ?f1" svg:viewBox="0 0 0 0" draw:type="ooxml-non-primitive" draw:enhanced-path="M 5714365 0 L 9144 0 0 0 0 9144 9144 9144 5714365 9144 5714365 0 Z N M 5723585 0 L 5714441 0 5714441 9144 5723585 9144 5723585 0 Z N"><draw:equation draw:name="f0" draw:formula="logwidth"/><draw:equation draw:name="f1" draw:formula="logheight"/></draw:enhanced-geometry></draw:custom-shape><draw:custom-shape draw:name="Graphic 126" draw:style-name="gr34" draw:text-style-name="P735" svg:width="15.922cm" svg:height="0.398cm" svg:x="0cm" svg:y="2.198cm"><text:p/><draw:enhanced-geometry draw:mirror-horizontal="false" draw:mirror-vertical="false" drawooo:sub-view-size="5731510 142875" draw:text-areas="0 0 ?f0 ?f1" svg:viewBox="0 0 0 0" draw:type="ooxml-non-primitive" draw:enhanced-path="M 5731497 0 L 5729910 0 3352 0 304 0 0 0 0 142875 5731497 142875 5731497 0 Z N"><draw:equation draw:name="f0" draw:formula="logwidth"/><draw:equation draw:name="f1" draw:formula="logheight"/></draw:enhanced-geometry></draw:custom-shape><draw:custom-shape draw:name="Graphic 127" draw:style-name="gr35" draw:text-style-name="P736" svg:width="0.008cm" svg:height="0.008cm" svg:x="15.919cm" svg:y="2.198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128" draw:style-name="gr36" draw:text-style-name="P735" svg:width="15.925cm" svg:height="0.391cm" svg:x="0cm" svg:y="2.198cm"><text:p/><draw:enhanced-geometry draw:mirror-horizontal="false" draw:mirror-vertical="false" drawooo:sub-view-size="5732780 140335 5732780 140335" draw:text-areas="0 0 ?f0 ?f1" svg:viewBox="0 0 0 0" draw:type="ooxml-non-primitive" draw:enhanced-path="M 3048 3048 L 0 3048 0 140208 3048 140208 3048 3048 Z N M 5732716 0 L 5729668 0 5729668 3048 5732716 3048 5732716 0 Z N"><draw:equation draw:name="f0" draw:formula="logwidth"/><draw:equation draw:name="f1" draw:formula="logheight"/></draw:enhanced-geometry></draw:custom-shape><draw:custom-shape draw:name="Graphic 129" draw:style-name="gr37" draw:text-style-name="P736" svg:width="0.008cm" svg:height="0.382cm" svg:x="15.919cm" svg:y="2.207cm"><text:p/><draw:enhanced-geometry draw:mirror-horizontal="false" draw:mirror-vertical="false" drawooo:sub-view-size="3175 137160" draw:text-areas="0 0 ?f0 ?f1" svg:viewBox="0 0 0 0" draw:type="ooxml-non-primitive" draw:enhanced-path="M 3047 0 L 0 0 0 137159 3047 137159 3047 0 Z N"><draw:equation draw:name="f0" draw:formula="logwidth"/><draw:equation draw:name="f1" draw:formula="logheight"/></draw:enhanced-geometry></draw:custom-shape><draw:custom-shape draw:name="Graphic 130" draw:style-name="gr38" draw:text-style-name="P735" svg:width="0.008cm" svg:height="0.008cm" svg:x="0cm" svg:y="2.589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131" draw:style-name="gr39" draw:text-style-name="P736" svg:width="15.925cm" svg:height="0.008cm" svg:x="0cm" svg:y="2.589cm"><text:p/><draw:enhanced-geometry draw:mirror-horizontal="false" draw:mirror-vertical="false" drawooo:sub-view-size="5732780 3175 5732780 3175" draw:text-areas="0 0 ?f0 ?f1" svg:viewBox="0 0 0 0" draw:type="ooxml-non-primitive" draw:enhanced-path="M 5729605 0 L 3048 0 0 0 0 3048 3048 3048 5729605 3048 5729605 0 Z N M 5732716 0 L 5729668 0 5729668 3048 5732716 3048 5732716 0 Z N"><draw:equation draw:name="f0" draw:formula="logwidth"/><draw:equation draw:name="f1" draw:formula="logheight"/></draw:enhanced-geometry></draw:custom-shape><draw:custom-shape draw:name="Textbox 132" draw:style-name="gr51" draw:text-style-name="P737" svg:width="15.876cm" svg:height="2.098cm" svg:x="0.026cm" svg:y="0cm"><text:p text:style-name="P728"><text:span text:style-name="T189">Given </text:span><text:span text:style-name="T187">I am on the settings page, </text:span><text:span text:style-name="T189">when </text:span><text:span text:style-name="T187">I select the "Language" option, </text:span><text:span text:style-name="T189">then </text:span><text:span text:style-name="T187">the current</text:span><text:span text:style-name="T188"> </text:span><text:span text:style-name="T187">language</text:span><text:span text:style-name="T188"> </text:span><text:span text:style-name="T187">("English")</text:span><text:span text:style-name="T188"> </text:span><text:span text:style-name="T187">should</text:span><text:span text:style-name="T188"> </text:span><text:span text:style-name="T187">be</text:span><text:span text:style-name="T188"> </text:span><text:span text:style-name="T187">displayed</text:span><text:span text:style-name="T188"> </text:span><text:span text:style-name="T187">with</text:span><text:span text:style-name="T188"> </text:span><text:span text:style-name="T187">an</text:span><text:span text:style-name="T188"> </text:span><text:span text:style-name="T187">option</text:span><text:span text:style-name="T188"> </text:span><text:span text:style-name="T187">to</text:span><text:span text:style-name="T188"> </text:span><text:span text:style-name="T187">change</text:span><text:span text:style-name="T188"> </text:span><text:span text:style-name="T187">it</text:span><text:span text:style-name="T188"> </text:span><text:span text:style-name="T187">via</text:span><text:span text:style-name="T188"> </text:span><text:span text:style-name="T187">a dropdown men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2" table:style-name="Table2">
        <table:table-column table:style-name="Table2.A"/>
        <table:table-row table:style-name="Table2.1">
          <table:table-cell table:style-name="Table2.A1" office:value-type="string">
            <text:p text:style-name="P236"><text:span text:style-name="T37">[DDVXY-69]</text:span><text:span text:style-name="T39"> </text:span><text:a xlink:type="simple" xlink:href="https://hyperlinkinfosystem.atlassian.net/browse/DDVXY-69" text:style-name="Default_20_Style" text:visited-style-name="Default_20_Style"><text:span text:style-name="T45">Language</text:span></text:a><text:a xlink:type="simple" xlink:href="https://hyperlinkinfosystem.atlassian.net/browse/DDVXY-69" text:style-name="Default_20_Style" text:visited-style-name="Default_20_Style"><text:span text:style-name="T48"> </text:span></text:a><text:a xlink:type="simple" xlink:href="https://hyperlinkinfosystem.atlassian.net/browse/DDVXY-69" text:style-name="Default_20_Style" text:visited-style-name="Default_20_Style"><text:span text:style-name="T45">selection</text:span></text:a><text:a xlink:type="simple" xlink:href="https://hyperlinkinfosystem.atlassian.net/browse/DDVXY-69" text:style-name="Default_20_Style" text:visited-style-name="Default_20_Style"><text:span text:style-name="T56"> </text:span></text:a><text:a xlink:type="simple" xlink:href="https://hyperlinkinfosystem.atlassian.net/browse/DDVXY-69" text:style-name="Default_20_Style" text:visited-style-name="Default_20_Style"><text:span text:style-name="T45">from</text:span></text:a><text:a xlink:type="simple" xlink:href="https://hyperlinkinfosystem.atlassian.net/browse/DDVXY-69" text:style-name="Default_20_Style" text:visited-style-name="Default_20_Style"><text:span text:style-name="T48"> </text:span></text:a><text:a xlink:type="simple" xlink:href="https://hyperlinkinfosystem.atlassian.net/browse/DDVXY-69" text:style-name="Default_20_Style" text:visited-style-name="Default_20_Style"><text:span text:style-name="T45">setting</text:span></text:a><text:span text:style-name="T50"> </text:span><text:span text:style-name="T70">Created:</text:span><text:span text:style-name="T71"> </text:span><text:span text:style-name="T70">03/Jun/25</text:span><text:span text:style-name="T77"> </text:span><text:span text:style-name="T70">Updated:</text:span><text:span text:style-name="T81"> </text:span><text:span text:style-name="T74">03/Jun/25</text:span></text:p>
          </table:table-cell>
        </table:table-row>
      </table:table>
      <text:p text:style-name="P519"/>
      <text:p text:style-name="P520"/>
      <text:p text:style-name="P521"><draw:custom-shape text:anchor-type="char" draw:z-index="68" draw:name="Textbox 133"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25" draw:name="Textbox 134" draw:style-name="gr58" draw:text-style-name="P744" svg:width="15.876cm" svg:height="8.423cm"><text:p text:style-name="P668">As<text:span text:style-name="T141"> </text:span>a<text:span text:style-name="T147"> </text:span>user,<text:span text:style-name="T138"> </text:span>I<text:span text:style-name="T141"> </text:span>want<text:span text:style-name="T135"> </text:span>the<text:span text:style-name="T141"> </text:span>language<text:span text:style-name="T141"> </text:span>selection<text:span text:style-name="T135"> </text:span>page<text:span text:style-name="T141"> </text:span>to<text:span text:style-name="T135"> </text:span>be<text:span text:style-name="T138"> </text:span>more<text:span text:style-name="T147"> </text:span>intuitive<text:span text:style-name="T135"> </text:span>and<text:span text:style-name="T135"> </text:span>accessible<text:span text:style-name="T141"> </text:span>so<text:span text:style-name="T135"> </text:span>that<text:span text:style-name="T135"> </text:span>I can easily switch between languages and understand the available options.</text:p><text:p text:style-name="P557"/><text:p text:style-name="P2"><text:span text:style-name="T88">Acceptance</text:span><text:span text:style-name="T93"> </text:span><text:span text:style-name="T86">Criteria:</text:span></text:p><text:p text:style-name="P559"/><text:list xml:id="list2742909070" text:style-name="WWNum57"><text:list-item><text:p text:style-name="P583"><text:span text:style-name="T134">Given</text:span><text:span text:style-name="T137"> </text:span>I<text:span text:style-name="T151"> </text:span>am<text:span text:style-name="T135"> </text:span>on<text:span text:style-name="T135"> </text:span>the<text:span text:style-name="T141"> </text:span>language<text:span text:style-name="T141"> </text:span>selection<text:span text:style-name="T135"> </text:span>page,<text:span text:style-name="T135"> </text:span><text:span text:style-name="T134">when</text:span><text:span text:style-name="T140"> </text:span>I<text:span text:style-name="T151"> </text:span>view<text:span text:style-name="T141"> </text:span>the<text:span text:style-name="T141"> </text:span>list<text:span text:style-name="T135"> </text:span>of<text:span text:style-name="T135"> </text:span>languages,<text:span text:style-name="T135"> </text:span><text:span text:style-name="T134">then </text:span>each language option (e.g., "Arabic (العربية)," "English (English)") should have consistent formatting and spacing.</text:p></text:list-item><text:list-item><text:p text:style-name="P584"><text:span text:style-name="T133">Given </text:span>I am on the language selection page, <text:span text:style-name="T133">when </text:span>a language is selected (e.g., "English"),<text:span text:style-name="T147"> </text:span><text:span text:style-name="T133">then</text:span><text:span text:style-name="T136"> </text:span>the<text:span text:style-name="T141"> </text:span>checkmark<text:span text:style-name="T141"> </text:span>should<text:span text:style-name="T141"> </text:span>be<text:span text:style-name="T147"> </text:span>clearly<text:span text:style-name="T135"> </text:span>visible<text:span text:style-name="T141"> </text:span>in<text:span text:style-name="T141"> </text:span>a<text:span text:style-name="T147"> </text:span>contrasting<text:span text:style-name="T141"> </text:span>color<text:span text:style-name="T141"> </text:span>(e.g., <text:span text:style-name="T135">green).</text:span></text:p></text:list-item><text:list-item><text:p text:style-name="P585"><text:span text:style-name="T133">Given</text:span><text:span text:style-name="T136"> </text:span>I<text:span text:style-name="T151"> </text:span>am<text:span text:style-name="T135"> </text:span>on<text:span text:style-name="T135"> </text:span>the<text:span text:style-name="T141"> </text:span>language<text:span text:style-name="T141"> </text:span>selection<text:span text:style-name="T135"> </text:span>page,<text:span text:style-name="T135"> </text:span><text:span text:style-name="T133">when</text:span><text:span text:style-name="T139"> </text:span>I<text:span text:style-name="T151"> </text:span>select<text:span text:style-name="T135"> </text:span>a<text:span text:style-name="T135"> </text:span>new<text:span text:style-name="T141"> </text:span>language, <text:span text:style-name="T133">then</text:span><text:span text:style-name="T136"> </text:span>the app should immediately apply the language change and refresh the UI without requiring a restart.</text:p></text:list-item><text:list-item><text:p text:style-name="P586"><text:span text:style-name="T133">Given </text:span>I am on the language selection page, <text:span text:style-name="T133">when </text:span>I scroll through the list, <text:span text:style-name="T133">then </text:span>the list<text:span text:style-name="T147"> </text:span>should<text:span text:style-name="T147"> </text:span>support<text:span text:style-name="T147"> </text:span>more<text:span text:style-name="T151"> </text:span>languages<text:span text:style-name="T145"> </text:span>(e.g.,<text:span text:style-name="T147"> </text:span>add<text:span text:style-name="T135"> </text:span>Italian,<text:span text:style-name="T147"> </text:span>Chinese,<text:span text:style-name="T147"> </text:span>etc.)<text:span text:style-name="T151"> </text:span>to<text:span text:style-name="T147"> </text:span>accommodate a broader user base.</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p text:style-name="P549"><draw:g text:anchor-type="as-char" draw:z-index="26" draw:name="Shape11" draw:style-name="gr57"><draw:custom-shape draw:name="Graphic 136" draw:style-name="gr33" draw:text-style-name="P734" svg:width="15.9cm" svg:height="0.025cm" svg:x="0.014cm" svg:y="3.062cm"><text:p/><draw:enhanced-geometry draw:mirror-horizontal="false" draw:mirror-vertical="false" drawooo:sub-view-size="5723890 9525 5723890 9525" draw:text-areas="0 0 ?f0 ?f1" svg:viewBox="0 0 0 0" draw:type="ooxml-non-primitive" draw:enhanced-path="M 5714365 0 L 9144 0 0 0 0 9144 9144 9144 5714365 9144 5714365 0 Z N M 5723585 0 L 5714441 0 5714441 9144 5723585 9144 5723585 0 Z N"><draw:equation draw:name="f0" draw:formula="logwidth"/><draw:equation draw:name="f1" draw:formula="logheight"/></draw:enhanced-geometry></draw:custom-shape><draw:custom-shape draw:name="Graphic 137" draw:style-name="gr34" draw:text-style-name="P735" svg:width="15.922cm" svg:height="0.398cm" svg:x="0cm" svg:y="3.171cm"><text:p/><draw:enhanced-geometry draw:mirror-horizontal="false" draw:mirror-vertical="false" drawooo:sub-view-size="5731510 142875" draw:text-areas="0 0 ?f0 ?f1" svg:viewBox="0 0 0 0" draw:type="ooxml-non-primitive" draw:enhanced-path="M 5731497 0 L 0 0 0 142875 5731497 142875 5731497 0 Z N"><draw:equation draw:name="f0" draw:formula="logwidth"/><draw:equation draw:name="f1" draw:formula="logheight"/></draw:enhanced-geometry></draw:custom-shape><draw:custom-shape draw:name="Graphic 138" draw:style-name="gr35" draw:text-style-name="P736" svg:width="0.008cm" svg:height="0.008cm" svg:x="15.919cm" svg:y="3.171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139" draw:style-name="gr36" draw:text-style-name="P735" svg:width="15.925cm" svg:height="0.391cm" svg:x="0cm" svg:y="3.171cm"><text:p/><draw:enhanced-geometry draw:mirror-horizontal="false" draw:mirror-vertical="false" drawooo:sub-view-size="5732780 140335 5732780 140335" draw:text-areas="0 0 ?f0 ?f1" svg:viewBox="0 0 0 0" draw:type="ooxml-non-primitive" draw:enhanced-path="M 3048 3035 L 0 3035 0 140195 3048 140195 3048 3035 Z N M 5732716 0 L 5729668 0 5729668 3035 5732716 3035 5732716 0 Z N"><draw:equation draw:name="f0" draw:formula="logwidth"/><draw:equation draw:name="f1" draw:formula="logheight"/></draw:enhanced-geometry></draw:custom-shape><draw:custom-shape draw:name="Graphic 140" draw:style-name="gr37" draw:text-style-name="P736" svg:width="0.008cm" svg:height="0.382cm" svg:x="15.919cm" svg:y="3.18cm"><text:p/><draw:enhanced-geometry draw:mirror-horizontal="false" draw:mirror-vertical="false" drawooo:sub-view-size="3175 137160" draw:text-areas="0 0 ?f0 ?f1" svg:viewBox="0 0 0 0" draw:type="ooxml-non-primitive" draw:enhanced-path="M 3047 0 L 0 0 0 137159 3047 137159 3047 0 Z N"><draw:equation draw:name="f0" draw:formula="logwidth"/><draw:equation draw:name="f1" draw:formula="logheight"/></draw:enhanced-geometry></draw:custom-shape><draw:custom-shape draw:name="Graphic 141" draw:style-name="gr38" draw:text-style-name="P735" svg:width="0.008cm" svg:height="0.008cm" svg:x="0cm" svg:y="3.563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142" draw:style-name="gr39" draw:text-style-name="P736" svg:width="15.925cm" svg:height="0.008cm" svg:x="0cm" svg:y="3.563cm"><text:p/><draw:enhanced-geometry draw:mirror-horizontal="false" draw:mirror-vertical="false" drawooo:sub-view-size="5732780 3175 5732780 3175" draw:text-areas="0 0 ?f0 ?f1" svg:viewBox="0 0 0 0" draw:type="ooxml-non-primitive" draw:enhanced-path="M 5729605 0 L 3048 0 0 0 0 3048 3048 3048 5729605 3048 5729605 0 Z N M 5732716 0 L 5729668 0 5729668 3048 5732716 3048 5732716 0 Z N"><draw:equation draw:name="f0" draw:formula="logwidth"/><draw:equation draw:name="f1" draw:formula="logheight"/></draw:enhanced-geometry></draw:custom-shape><draw:custom-shape draw:name="Textbox 143" draw:style-name="gr55" draw:text-style-name="P737" svg:width="15.876cm" svg:height="3.073cm" svg:x="0.026cm" svg:y="0cm"><text:p text:style-name="P728"><text:span text:style-name="T189">Given </text:span><text:span text:style-name="T187">I am on the language selection page, </text:span><text:span text:style-name="T189">when </text:span><text:span text:style-name="T187">I select a language, </text:span><text:span text:style-name="T189">then </text:span><text:span text:style-name="T187">a confirmation</text:span><text:span text:style-name="T188"> </text:span><text:span text:style-name="T187">message</text:span><text:span text:style-name="T191"> </text:span><text:span text:style-name="T187">should</text:span><text:span text:style-name="T188"> </text:span><text:span text:style-name="T187">briefly</text:span><text:span text:style-name="T188"> </text:span><text:span text:style-name="T187">appear</text:span><text:span text:style-name="T188"> </text:span><text:span text:style-name="T187">(e.g.,</text:span><text:span text:style-name="T188"> </text:span><text:span text:style-name="T187">"Language</text:span><text:span text:style-name="T191"> </text:span><text:span text:style-name="T187">changed</text:span><text:span text:style-name="T188"> </text:span><text:span text:style-name="T187">to</text:span><text:span text:style-name="T188"> </text:span><text:span text:style-name="T187">English")</text:span><text:span text:style-name="T188"> </text:span><text:span text:style-name="T187">to confirm the action.</text:span></text:p><text:p text:style-name="P743"><text:span text:style-name="T189">Given</text:span><text:span text:style-name="T190"> </text:span><text:span text:style-name="T187">I</text:span><text:span text:style-name="T191"> </text:span><text:span text:style-name="T187">am</text:span><text:span text:style-name="T188"> </text:span><text:span text:style-name="T187">on</text:span><text:span text:style-name="T188"> </text:span><text:span text:style-name="T187">the</text:span><text:span text:style-name="T188"> </text:span><text:span text:style-name="T187">language</text:span><text:span text:style-name="T188"> </text:span><text:span text:style-name="T187">selection</text:span><text:span text:style-name="T188"> </text:span><text:span text:style-name="T187">page,</text:span><text:span text:style-name="T188"> </text:span><text:span text:style-name="T189">when </text:span><text:span text:style-name="T187">I</text:span><text:span text:style-name="T191"> </text:span><text:span text:style-name="T187">view</text:span><text:span text:style-name="T188"> </text:span><text:span text:style-name="T187">the</text:span><text:span text:style-name="T188"> </text:span><text:span text:style-name="T187">list,</text:span><text:span text:style-name="T188"> </text:span><text:span text:style-name="T189">then</text:span><text:span text:style-name="T190"> </text:span><text:span text:style-name="T187">languages should be sorted alphabetically for easier navig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70" table:style-name="Table70">
        <table:table-column table:style-name="Table70.A"/>
        <table:table-row table:style-name="Table70.1">
          <table:table-cell table:style-name="Table70.A1" office:value-type="string">
            <text:p text:style-name="P236"><text:span text:style-name="T37">[DDVXY-73]</text:span><text:span text:style-name="T40"> </text:span><text:a xlink:type="simple" xlink:href="https://hyperlinkinfosystem.atlassian.net/browse/DDVXY-73" text:style-name="Default_20_Style" text:visited-style-name="Default_20_Style"><text:span text:style-name="T45">Notification</text:span></text:a><text:a xlink:type="simple" xlink:href="https://hyperlinkinfosystem.atlassian.net/browse/DDVXY-73" text:style-name="Default_20_Style" text:visited-style-name="Default_20_Style"><text:span text:style-name="T53"> </text:span></text:a><text:a xlink:type="simple" xlink:href="https://hyperlinkinfosystem.atlassian.net/browse/DDVXY-73" text:style-name="Default_20_Style" text:visited-style-name="Default_20_Style"><text:span text:style-name="T45">Setting</text:span></text:a><text:span text:style-name="T49"> </text:span><text:span text:style-name="T70">Created:</text:span><text:span text:style-name="T76"> </text:span><text:span text:style-name="T70">03/Jun/25</text:span><text:span text:style-name="T84"> </text:span><text:span text:style-name="T70">Updated:</text:span><text:span text:style-name="T76"> </text:span><text:span text:style-name="T74">03/Jun/25</text:span></text:p>
          </table:table-cell>
        </table:table-row>
      </table:table>
      <text:p text:style-name="P519"/>
      <text:p text:style-name="P520"/>
      <text:p text:style-name="P521"><draw:custom-shape text:anchor-type="char" draw:z-index="69" draw:name="Textbox 144"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27" draw:name="Textbox 145" draw:style-name="gr56" draw:text-style-name="P744" svg:width="15.876cm" svg:height="8.91cm"><text:p text:style-name="P705">As<text:span text:style-name="T141"> </text:span>a<text:span text:style-name="T147"> </text:span>user,<text:span text:style-name="T138"> </text:span>I<text:span text:style-name="T141"> </text:span>want<text:span text:style-name="T135"> </text:span>the<text:span text:style-name="T141"> </text:span>notifications<text:span text:style-name="T141"> </text:span>settings<text:span text:style-name="T141"> </text:span>page<text:span text:style-name="T141"> </text:span>to be<text:span text:style-name="T141"> </text:span>more<text:span text:style-name="T147"> </text:span>intuitive<text:span text:style-name="T135"> </text:span>and<text:span text:style-name="T135"> </text:span>customizable<text:span text:style-name="T135"> </text:span>so<text:span text:style-name="T135"> </text:span>that I can easily manage my notification preferences.</text:p><text:p text:style-name="P557"/><text:p text:style-name="P2"><text:span text:style-name="T88">Acceptance</text:span><text:span text:style-name="T93"> </text:span><text:span text:style-name="T86">Criteria:</text:span></text:p><text:p text:style-name="P559"/><text:list xml:id="list212881229" text:style-name="WWNum59"><text:list-item><text:p text:style-name="P587"><text:span text:style-name="T133">Given</text:span><text:span text:style-name="T136"> </text:span>I<text:span text:style-name="T152"> </text:span>am<text:span text:style-name="T141"> </text:span>on<text:span text:style-name="T141"> </text:span>the<text:span text:style-name="T147"> </text:span>notifications<text:span text:style-name="T147"> </text:span>settings<text:span text:style-name="T147"> </text:span>page,<text:span text:style-name="T138"> </text:span><text:span text:style-name="T133">when</text:span><text:span text:style-name="T142"> </text:span>I<text:span text:style-name="T152"> </text:span>view<text:span text:style-name="T147"> </text:span>the<text:span text:style-name="T147"> </text:span>"Common"<text:span text:style-name="T147"> </text:span>section, <text:span text:style-name="T133">then </text:span>options like "General Notification," "Sound," and "Vibrate" should have descriptive subtext explaining their purpose.</text:p></text:list-item><text:list-item><text:p text:style-name="P588"><text:span text:style-name="T133">Given </text:span>I am on the notifications settings page, <text:span text:style-name="T133">when </text:span>I toggle any switch (e.g., "Vibrate"<text:span text:style-name="T147"> </text:span>currently<text:span text:style-name="T141"> </text:span>ON),<text:span text:style-name="T135"> </text:span><text:span text:style-name="T133">then</text:span><text:span text:style-name="T142"> </text:span>the<text:span text:style-name="T141"> </text:span>toggle<text:span text:style-name="T141"> </text:span>should<text:span text:style-name="T141"> </text:span>clearly<text:span text:style-name="T141"> </text:span>indicate<text:span text:style-name="T141"> </text:span>its<text:span text:style-name="T141"> </text:span>state<text:span text:style-name="T147"> </text:span>(e.g.,<text:span text:style-name="T141"> </text:span>blue for ON, gray for OFF).</text:p></text:list-item><text:list-item><text:p text:style-name="P589"><text:span text:style-name="T133">Given </text:span>I<text:span text:style-name="T135"> </text:span>am on the notifications settings page, <text:span text:style-name="T133">when </text:span>I<text:span text:style-name="T135"> </text:span>view the "System &amp; Services Update"<text:span text:style-name="T145"> </text:span>section,<text:span text:style-name="T145"> </text:span><text:span text:style-name="T133">then</text:span><text:span text:style-name="T146"> </text:span>options<text:span text:style-name="T145"> </text:span>like<text:span text:style-name="T145"> </text:span>"App<text:span text:style-name="T145"> </text:span>updates,"<text:span text:style-name="T145"> </text:span>"Delivery<text:span text:style-name="T145"> </text:span>Status,"<text:span text:style-name="T145"> </text:span>"Subscribers," "Redeemed Offers," and "Delivery Request" should be grouped logically with consistent spacing.</text:p></text:list-item><text:list-item><text:p text:style-name="P590"><text:span text:style-name="T133">Given </text:span>I am on the notifications settings page, <text:span text:style-name="T133">when </text:span>I view the "Others" section, <text:span text:style-name="T133">then</text:span><text:span text:style-name="T142"> </text:span>"New<text:span text:style-name="T147"> </text:span>Service<text:span text:style-name="T141"> </text:span>Available"<text:span text:style-name="T147"> </text:span>and<text:span text:style-name="T141"> </text:span>"New<text:span text:style-name="T135"> </text:span>Tips<text:span text:style-name="T147"> </text:span>Available"<text:span text:style-name="T147"> </text:span>should<text:span text:style-name="T141"> </text:span>allow<text:span text:style-name="T147"> </text:span>users<text:span text:style-name="T147"> </text:span>to<text:span text:style-name="T141"> </text:span>tap for more details (e.g., a preview of what notifications will look like).</text:p></text:list-item><text:list-item><text:p text:style-name="P590"/></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p text:style-name="P550"><draw:g text:anchor-type="as-char" svg:y="-2.383cm" draw:z-index="28" draw:name="Shape12" draw:style-name="gr54"><draw:custom-shape draw:name="Graphic 147" draw:style-name="gr33" draw:text-style-name="P734" svg:width="15.9cm" svg:height="0.025cm" svg:x="0.014cm" svg:y="3.062cm"><text:p/><draw:enhanced-geometry draw:mirror-horizontal="false" draw:mirror-vertical="false" drawooo:sub-view-size="5723890 9525 5723890 9525" draw:text-areas="0 0 ?f0 ?f1" svg:viewBox="0 0 0 0" draw:type="ooxml-non-primitive" draw:enhanced-path="M 5714365 0 L 9144 0 0 0 0 9144 9144 9144 5714365 9144 5714365 0 Z N M 5723585 0 L 5714441 0 5714441 9144 5723585 9144 5723585 0 Z N"><draw:equation draw:name="f0" draw:formula="logwidth"/><draw:equation draw:name="f1" draw:formula="logheight"/></draw:enhanced-geometry></draw:custom-shape><draw:custom-shape draw:name="Graphic 148" draw:style-name="gr34" draw:text-style-name="P735" svg:width="15.922cm" svg:height="0.398cm" svg:x="0cm" svg:y="3.171cm"><text:p/><draw:enhanced-geometry draw:mirror-horizontal="false" draw:mirror-vertical="false" drawooo:sub-view-size="5731510 142875" draw:text-areas="0 0 ?f0 ?f1" svg:viewBox="0 0 0 0" draw:type="ooxml-non-primitive" draw:enhanced-path="M 5731497 0 L 0 0 0 142875 5731497 142875 5731497 0 Z N"><draw:equation draw:name="f0" draw:formula="logwidth"/><draw:equation draw:name="f1" draw:formula="logheight"/></draw:enhanced-geometry></draw:custom-shape><draw:custom-shape draw:name="Graphic 149" draw:style-name="gr35" draw:text-style-name="P736" svg:width="0.008cm" svg:height="0.008cm" svg:x="15.919cm" svg:y="3.171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150" draw:style-name="gr36" draw:text-style-name="P735" svg:width="15.925cm" svg:height="0.391cm" svg:x="0cm" svg:y="3.171cm"><text:p/><draw:enhanced-geometry draw:mirror-horizontal="false" draw:mirror-vertical="false" drawooo:sub-view-size="5732780 140335 5732780 140335" draw:text-areas="0 0 ?f0 ?f1" svg:viewBox="0 0 0 0" draw:type="ooxml-non-primitive" draw:enhanced-path="M 3048 3035 L 0 3035 0 140195 3048 140195 3048 3035 Z N M 5732716 0 L 5729668 0 5729668 3035 5732716 3035 5732716 0 Z N"><draw:equation draw:name="f0" draw:formula="logwidth"/><draw:equation draw:name="f1" draw:formula="logheight"/></draw:enhanced-geometry></draw:custom-shape><draw:custom-shape draw:name="Graphic 151" draw:style-name="gr37" draw:text-style-name="P736" svg:width="0.008cm" svg:height="0.382cm" svg:x="15.919cm" svg:y="3.18cm"><text:p/><draw:enhanced-geometry draw:mirror-horizontal="false" draw:mirror-vertical="false" drawooo:sub-view-size="3175 137160" draw:text-areas="0 0 ?f0 ?f1" svg:viewBox="0 0 0 0" draw:type="ooxml-non-primitive" draw:enhanced-path="M 3047 0 L 0 0 0 137159 3047 137159 3047 0 Z N"><draw:equation draw:name="f0" draw:formula="logwidth"/><draw:equation draw:name="f1" draw:formula="logheight"/></draw:enhanced-geometry></draw:custom-shape><draw:custom-shape draw:name="Graphic 152" draw:style-name="gr38" draw:text-style-name="P735" svg:width="0.008cm" svg:height="0.008cm" svg:x="0cm" svg:y="3.563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153" draw:style-name="gr39" draw:text-style-name="P736" svg:width="15.925cm" svg:height="0.008cm" svg:x="0cm" svg:y="3.563cm"><text:p/><draw:enhanced-geometry draw:mirror-horizontal="false" draw:mirror-vertical="false" drawooo:sub-view-size="5732780 3175 5732780 3175" draw:text-areas="0 0 ?f0 ?f1" svg:viewBox="0 0 0 0" draw:type="ooxml-non-primitive" draw:enhanced-path="M 5729605 0 L 3048 0 0 0 0 3048 3048 3048 5729605 3048 5729605 0 Z N M 5732716 0 L 5729668 0 5729668 3048 5732716 3048 5732716 0 Z N"><draw:equation draw:name="f0" draw:formula="logwidth"/><draw:equation draw:name="f1" draw:formula="logheight"/></draw:enhanced-geometry></draw:custom-shape><draw:custom-shape draw:name="Textbox 154" draw:style-name="gr55" draw:text-style-name="P751" svg:width="15.876cm" svg:height="3.073cm" svg:x="0.026cm" svg:y="0cm"><text:p text:style-name="P748"><text:span text:style-name="T189">Given </text:span><text:span text:style-name="T187">I</text:span><text:span text:style-name="T191"> </text:span><text:span text:style-name="T187">am on the notifications</text:span><text:span text:style-name="T188"> </text:span><text:span text:style-name="T187">settings</text:span><text:span text:style-name="T188"> </text:span><text:span text:style-name="T187">page, </text:span><text:span text:style-name="T189">when </text:span><text:span text:style-name="T187">I</text:span><text:span text:style-name="T188"> </text:span><text:span text:style-name="T187">toggle</text:span><text:span text:style-name="T188"> </text:span><text:span text:style-name="T187">a</text:span><text:span text:style-name="T188"> </text:span><text:span text:style-name="T187">notification type, </text:span><text:span text:style-name="T190">then</text:span></text:p><text:p text:style-name="P749"><text:span text:style-name="T187">a</text:span><text:span text:style-name="T188"> </text:span><text:span text:style-name="T187">brief confirmation message</text:span><text:span text:style-name="T188"> </text:span><text:span text:style-name="T187">should appear (e.g., "Sound notifications</text:span><text:span text:style-name="T188"> </text:span><text:span text:style-name="T187">turned </text:span><text:span text:style-name="T188">ON").</text:span></text:p><text:p text:style-name="P750"><text:span text:style-name="T189">Given </text:span><text:span text:style-name="T187">I am on the notifications settings page, </text:span><text:span text:style-name="T189">when </text:span><text:span text:style-name="T187">I toggle "General Notification" to</text:span><text:span text:style-name="T188"> </text:span><text:span text:style-name="T187">OFF, </text:span><text:span text:style-name="T189">then</text:span><text:span text:style-name="T190"> </text:span><text:span text:style-name="T187">all</text:span><text:span text:style-name="T188"> </text:span><text:span text:style-name="T187">other</text:span><text:span text:style-name="T191"> </text:span><text:span text:style-name="T187">toggles</text:span><text:span text:style-name="T188"> </text:span><text:span text:style-name="T187">should</text:span><text:span text:style-name="T188"> </text:span><text:span text:style-name="T187">be</text:span><text:span text:style-name="T188"> </text:span><text:span text:style-name="T187">disabled</text:span><text:span text:style-name="T188"> </text:span><text:span text:style-name="T187">and</text:span><text:span text:style-name="T188"> </text:span><text:span text:style-name="T187">grayed</text:span><text:span text:style-name="T188"> </text:span><text:span text:style-name="T187">out</text:span><text:span text:style-name="T188"> </text:span><text:span text:style-name="T187">to</text:span><text:span text:style-name="T188"> </text:span><text:span text:style-name="T187">indicate</text:span><text:span text:style-name="T188"> </text:span><text:span text:style-name="T187">they</text:span><text:span text:style-name="T188"> </text:span><text:span text:style-name="T187">are </text:span><text:span text:style-name="T188">inactiv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73" table:style-name="Table73">
        <table:table-column table:style-name="Table73.A"/>
        <table:table-row table:style-name="Table73.1">
          <table:table-cell table:style-name="Table73.A1" office:value-type="string">
            <text:p text:style-name="P236"><text:span text:style-name="T37">[DDVXY-77]</text:span><text:span text:style-name="T42"> </text:span><text:a xlink:type="simple" xlink:href="https://hyperlinkinfosystem.atlassian.net/browse/DDVXY-77" text:style-name="Default_20_Style" text:visited-style-name="Default_20_Style"><text:span text:style-name="T45">Contact</text:span></text:a><text:a xlink:type="simple" xlink:href="https://hyperlinkinfosystem.atlassian.net/browse/DDVXY-77" text:style-name="Default_20_Style" text:visited-style-name="Default_20_Style"><text:span text:style-name="T48"> </text:span></text:a><text:a xlink:type="simple" xlink:href="https://hyperlinkinfosystem.atlassian.net/browse/DDVXY-77" text:style-name="Default_20_Style" text:visited-style-name="Default_20_Style"><text:span text:style-name="T45">Us</text:span></text:a><text:span text:style-name="T52"> </text:span><text:span text:style-name="T70">Created:</text:span><text:span text:style-name="T71"> </text:span><text:span text:style-name="T70">03/Jun/25</text:span><text:span text:style-name="T75"> </text:span><text:span text:style-name="T70">Updated:</text:span><text:span text:style-name="T71"> </text:span><text:span text:style-name="T74">03/Jun/25</text:span></text:p>
          </table:table-cell>
        </table:table-row>
      </table:table>
      <text:p text:style-name="P519"/>
      <text:p text:style-name="P520"/>
      <text:p text:style-name="P521"><draw:custom-shape text:anchor-type="char" draw:z-index="70" draw:name="Textbox 155"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29" draw:name="Textbox 156" draw:style-name="gr41" draw:text-style-name="P744" svg:width="15.876cm" svg:height="9.397cm"><text:p text:style-name="P706">As<text:span text:style-name="T141"> </text:span>a<text:span text:style-name="T147"> </text:span>user,<text:span text:style-name="T138"> </text:span>I<text:span text:style-name="T141"> </text:span>want<text:span text:style-name="T135"> </text:span>the<text:span text:style-name="T135"> </text:span>Contact<text:span text:style-name="T135"> </text:span>Us<text:span text:style-name="T141"> </text:span>page<text:span text:style-name="T141"> </text:span>to<text:span text:style-name="T135"> </text:span>provide<text:span text:style-name="T141"> </text:span>clear<text:span text:style-name="T135"> </text:span>and accessible<text:span text:style-name="T135"> </text:span>contact<text:span text:style-name="T135"> </text:span>options<text:span text:style-name="T141"> </text:span>so<text:span text:style-name="T135"> </text:span>that I can easily reach support through my preferred channel.</text:p><text:p text:style-name="P557"/><text:p text:style-name="P2"><text:span text:style-name="T88">Acceptance</text:span><text:span text:style-name="T93"> </text:span><text:span text:style-name="T86">Criteria:</text:span></text:p><text:p text:style-name="P559"/><text:list xml:id="list3961818490" text:style-name="WWNum61"><text:list-item><text:p text:style-name="P591"><text:span text:style-name="T133">Given</text:span><text:span text:style-name="T136"> </text:span>I<text:span text:style-name="T152"> </text:span>am<text:span text:style-name="T141"> </text:span>on<text:span text:style-name="T141"> </text:span>the<text:span text:style-name="T147"> </text:span>Contact<text:span text:style-name="T141"> </text:span>Us<text:span text:style-name="T147"> </text:span>page,<text:span text:style-name="T135"> </text:span><text:span text:style-name="T133">when </text:span>I<text:span text:style-name="T152"> </text:span>view<text:span text:style-name="T135"> </text:span>the<text:span text:style-name="T141"> </text:span>contact<text:span text:style-name="T141"> </text:span>options,<text:span text:style-name="T135"> </text:span><text:span text:style-name="T133">then</text:span><text:span text:style-name="T142"> </text:span>each option (e.g., "Customer Services," "WhatsApp," "Website," "Facebook," "X (Twitter)," "Instagram") should have a clickable link or button that opens the respective platform or service.</text:p></text:list-item><text:list-item><text:p text:style-name="P592"><text:span text:style-name="T133">Given</text:span><text:span text:style-name="T139"> </text:span>I<text:span text:style-name="T151"> </text:span>am<text:span text:style-name="T135"> </text:span>on<text:span text:style-name="T135"> </text:span>the<text:span text:style-name="T141"> </text:span>Contact<text:span text:style-name="T135"> </text:span>Us<text:span text:style-name="T141"> </text:span>page,<text:span text:style-name="T138"> </text:span><text:span text:style-name="T133">when </text:span>I<text:span text:style-name="T151"> </text:span>tap<text:span text:style-name="T135"> </text:span>"Customer<text:span text:style-name="T135"> </text:span>Services,"<text:span text:style-name="T138"> </text:span><text:span text:style-name="T133">then</text:span><text:span text:style-name="T139"> </text:span>it<text:span text:style-name="T135"> </text:span>should display a phone number or email address for direct contact.</text:p></text:list-item><text:list-item><text:p text:style-name="P593"><text:span text:style-name="T133">Given</text:span><text:span text:style-name="T136"> </text:span>I<text:span text:style-name="T152"> </text:span>am<text:span text:style-name="T141"> </text:span>on<text:span text:style-name="T141"> </text:span>the<text:span text:style-name="T147"> </text:span>Contact<text:span text:style-name="T141"> </text:span>Us<text:span text:style-name="T147"> </text:span>page,<text:span text:style-name="T135"> </text:span><text:span text:style-name="T133">when </text:span>I<text:span text:style-name="T152"> </text:span>tap<text:span text:style-name="T141"> </text:span>"WhatsApp,"<text:span text:style-name="T135"> </text:span><text:span text:style-name="T133">then</text:span><text:span text:style-name="T142"> </text:span>it<text:span text:style-name="T141"> </text:span>should<text:span text:style-name="T141"> </text:span>open WhatsApp with a pre-filled message template (e.g., "Hello, I need assistance <text:span text:style-name="T135">with...").</text:span></text:p></text:list-item><text:list-item><text:p text:style-name="P594"><text:span text:style-name="T133">Given</text:span><text:span text:style-name="T139"> </text:span>I<text:span text:style-name="T151"> </text:span>am<text:span text:style-name="T135"> </text:span>on<text:span text:style-name="T135"> </text:span>the<text:span text:style-name="T141"> </text:span>Contact<text:span text:style-name="T135"> </text:span>Us<text:span text:style-name="T141"> </text:span>page,<text:span text:style-name="T138"> </text:span><text:span text:style-name="T133">when </text:span>I<text:span text:style-name="T151"> </text:span>tap<text:span text:style-name="T135"> </text:span>"Website,"<text:span text:style-name="T135"> </text:span><text:span text:style-name="T133">then</text:span><text:span text:style-name="T136"> </text:span>it<text:span text:style-name="T135"> </text:span>should<text:span text:style-name="T135"> </text:span>open<text:span text:style-name="T135"> </text:span>the company website in the default browser.</text:p></text:list-item><text:list-item><text:p text:style-name="P595"><text:span text:style-name="T133">Given </text:span>I am on the Contact Us page, <text:span text:style-name="T133">when </text:span>I tap "Facebook," "X (Twitter)," or "Instagram,"<text:span text:style-name="T135"> </text:span><text:span text:style-name="T133">then</text:span><text:span text:style-name="T136"> </text:span>it<text:span text:style-name="T141"> </text:span>should<text:span text:style-name="T141"> </text:span>open<text:span text:style-name="T141"> </text:span>the<text:span text:style-name="T141"> </text:span>respective<text:span text:style-name="T147"> </text:span>social<text:span text:style-name="T141"> </text:span>media<text:span text:style-name="T147"> </text:span>app<text:span text:style-name="T141"> </text:span>(if<text:span text:style-name="T147"> </text:span>installed)<text:span text:style-name="T141"> </text:span>or<text:span text:style-name="T145"> </text:span>the browser with the company’s official page.</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p text:style-name="P551"><draw:g text:anchor-type="as-char" draw:z-index="30" draw:name="Shape13" draw:style-name="gr52"><draw:custom-shape draw:name="Graphic 158" draw:style-name="gr33" draw:text-style-name="P734" svg:width="15.9cm" svg:height="0.025cm" svg:x="0.014cm" svg:y="2.575cm"><text:p/><draw:enhanced-geometry draw:mirror-horizontal="false" draw:mirror-vertical="false" drawooo:sub-view-size="5723890 9525 5723890 9525" draw:text-areas="0 0 ?f0 ?f1" svg:viewBox="0 0 0 0" draw:type="ooxml-non-primitive" draw:enhanced-path="M 5714365 0 L 9144 0 0 0 0 9131 9144 9131 5714365 9131 5714365 0 Z N M 5723585 0 L 5714441 0 5714441 9131 5723585 9131 5723585 0 Z N"><draw:equation draw:name="f0" draw:formula="logwidth"/><draw:equation draw:name="f1" draw:formula="logheight"/></draw:enhanced-geometry></draw:custom-shape><draw:custom-shape draw:name="Graphic 159" draw:style-name="gr34" draw:text-style-name="P735" svg:width="15.922cm" svg:height="0.398cm" svg:x="0cm" svg:y="2.685cm"><text:p/><draw:enhanced-geometry draw:mirror-horizontal="false" draw:mirror-vertical="false" drawooo:sub-view-size="5731510 142875" draw:text-areas="0 0 ?f0 ?f1" svg:viewBox="0 0 0 0" draw:type="ooxml-non-primitive" draw:enhanced-path="M 5731497 0 L 0 0 0 142875 5731497 142875 5731497 0 Z N"><draw:equation draw:name="f0" draw:formula="logwidth"/><draw:equation draw:name="f1" draw:formula="logheight"/></draw:enhanced-geometry></draw:custom-shape><draw:custom-shape draw:name="Graphic 160" draw:style-name="gr35" draw:text-style-name="P736" svg:width="0.008cm" svg:height="0.008cm" svg:x="15.919cm" svg:y="2.685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161" draw:style-name="gr36" draw:text-style-name="P735" svg:width="15.925cm" svg:height="0.391cm" svg:x="0cm" svg:y="2.685cm"><text:p/><draw:enhanced-geometry draw:mirror-horizontal="false" draw:mirror-vertical="false" drawooo:sub-view-size="5732780 140335 5732780 140335" draw:text-areas="0 0 ?f0 ?f1" svg:viewBox="0 0 0 0" draw:type="ooxml-non-primitive" draw:enhanced-path="M 3048 3048 L 0 3048 0 140195 3048 140195 3048 3048 Z N M 5732716 0 L 5729668 0 5729668 3035 5732716 3035 5732716 0 Z N"><draw:equation draw:name="f0" draw:formula="logwidth"/><draw:equation draw:name="f1" draw:formula="logheight"/></draw:enhanced-geometry></draw:custom-shape><draw:custom-shape draw:name="Graphic 162" draw:style-name="gr37" draw:text-style-name="P736" svg:width="0.008cm" svg:height="0.382cm" svg:x="15.919cm" svg:y="2.693cm"><text:p/><draw:enhanced-geometry draw:mirror-horizontal="false" draw:mirror-vertical="false" drawooo:sub-view-size="3175 137160" draw:text-areas="0 0 ?f0 ?f1" svg:viewBox="0 0 0 0" draw:type="ooxml-non-primitive" draw:enhanced-path="M 3047 0 L 0 0 0 137159 3047 137159 3047 0 Z N"><draw:equation draw:name="f0" draw:formula="logwidth"/><draw:equation draw:name="f1" draw:formula="logheight"/></draw:enhanced-geometry></draw:custom-shape><draw:custom-shape draw:name="Graphic 163" draw:style-name="gr38" draw:text-style-name="P735" svg:width="0.008cm" svg:height="0.008cm" svg:x="0cm" svg:y="3.076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164" draw:style-name="gr39" draw:text-style-name="P736" svg:width="15.925cm" svg:height="0.008cm" svg:x="0cm" svg:y="3.076cm"><text:p/><draw:enhanced-geometry draw:mirror-horizontal="false" draw:mirror-vertical="false" drawooo:sub-view-size="5732780 3175 5732780 3175" draw:text-areas="0 0 ?f0 ?f1" svg:viewBox="0 0 0 0" draw:type="ooxml-non-primitive" draw:enhanced-path="M 5729605 0 L 3048 0 0 0 0 3048 3048 3048 5729605 3048 5729605 0 Z N M 5732716 0 L 5729668 0 5729668 3048 5732716 3048 5732716 0 Z N"><draw:equation draw:name="f0" draw:formula="logwidth"/><draw:equation draw:name="f1" draw:formula="logheight"/></draw:enhanced-geometry></draw:custom-shape><draw:custom-shape draw:name="Textbox 165" draw:style-name="gr53" draw:text-style-name="P737" svg:width="15.876cm" svg:height="2.587cm" svg:x="0.026cm" svg:y="0cm"><text:p text:style-name="P728"><text:span text:style-name="T189">Given </text:span><text:span text:style-name="T187">I</text:span><text:span text:style-name="T191"> </text:span><text:span text:style-name="T187">am</text:span><text:span text:style-name="T188"> </text:span><text:span text:style-name="T187">on</text:span><text:span text:style-name="T188"> </text:span><text:span text:style-name="T187">the</text:span><text:span text:style-name="T188"> </text:span><text:span text:style-name="T187">Contact</text:span><text:span text:style-name="T188"> </text:span><text:span text:style-name="T187">Us</text:span><text:span text:style-name="T188"> </text:span><text:span text:style-name="T187">page, </text:span><text:span text:style-name="T189">when </text:span><text:span text:style-name="T187">I</text:span><text:span text:style-name="T191"> </text:span><text:span text:style-name="T187">view the</text:span><text:span text:style-name="T188"> </text:span><text:span text:style-name="T187">list, </text:span><text:span text:style-name="T189">then</text:span><text:span text:style-name="T190"> </text:span><text:span text:style-name="T187">each</text:span><text:span text:style-name="T188"> </text:span><text:span text:style-name="T187">option</text:span><text:span text:style-name="T188"> </text:span><text:span text:style-name="T187">should have a brief description (e.g., "WhatsApp: Message us for quick support").</text:span></text:p><text:p text:style-name="P742"><text:span text:style-name="T189">Given </text:span><text:span text:style-name="T187">I am on the Contact Us page, </text:span><text:span text:style-name="T189">when </text:span><text:span text:style-name="T187">I tap any contact option, </text:span><text:span text:style-name="T189">then </text:span><text:span text:style-name="T187">a confirmation</text:span><text:span text:style-name="T191"> </text:span><text:span text:style-name="T187">message</text:span><text:span text:style-name="T193"> </text:span><text:span text:style-name="T187">should</text:span><text:span text:style-name="T191"> </text:span><text:span text:style-name="T187">briefly</text:span><text:span text:style-name="T191"> </text:span><text:span text:style-name="T187">appear</text:span><text:span text:style-name="T191"> </text:span><text:span text:style-name="T187">(e.g.,</text:span><text:span text:style-name="T188"> </text:span><text:span text:style-name="T187">"Opening</text:span><text:span text:style-name="T191"> </text:span><text:span text:style-name="T187">WhatsAp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76" table:style-name="Table76">
        <table:table-column table:style-name="Table76.A"/>
        <table:table-row table:style-name="Table76.1">
          <table:table-cell table:style-name="Table76.A1" office:value-type="string">
            <text:p text:style-name="P236"><text:span text:style-name="T37">[DDVXY-81]</text:span><text:span text:style-name="T38"> </text:span><text:a xlink:type="simple" xlink:href="https://hyperlinkinfosystem.atlassian.net/browse/DDVXY-81" text:style-name="Default_20_Style" text:visited-style-name="Default_20_Style"><text:span text:style-name="T45">Report</text:span></text:a><text:a xlink:type="simple" xlink:href="https://hyperlinkinfosystem.atlassian.net/browse/DDVXY-81" text:style-name="Default_20_Style" text:visited-style-name="Default_20_Style"><text:span text:style-name="T56"> </text:span></text:a><text:a xlink:type="simple" xlink:href="https://hyperlinkinfosystem.atlassian.net/browse/DDVXY-81" text:style-name="Default_20_Style" text:visited-style-name="Default_20_Style"><text:span text:style-name="T45">a</text:span></text:a><text:a xlink:type="simple" xlink:href="https://hyperlinkinfosystem.atlassian.net/browse/DDVXY-81" text:style-name="Default_20_Style" text:visited-style-name="Default_20_Style"><text:span text:style-name="T46"> </text:span></text:a><text:a xlink:type="simple" xlink:href="https://hyperlinkinfosystem.atlassian.net/browse/DDVXY-81" text:style-name="Default_20_Style" text:visited-style-name="Default_20_Style"><text:span text:style-name="T45">problem</text:span></text:a><text:span text:style-name="T47"> </text:span><text:span text:style-name="T70">Created:</text:span><text:span text:style-name="T71"> </text:span><text:span text:style-name="T70">03/Jun/25</text:span><text:span text:style-name="T85"> </text:span><text:span text:style-name="T70">Updated:</text:span><text:span text:style-name="T73"> </text:span><text:span text:style-name="T74">03/Jun/25</text:span></text:p>
          </table:table-cell>
        </table:table-row>
      </table:table>
      <text:p text:style-name="P519"/>
      <text:p text:style-name="P520"/>
      <text:p text:style-name="P521"><draw:custom-shape text:anchor-type="char" draw:z-index="71" draw:name="Textbox 166"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31" draw:name="Textbox 167" draw:style-name="gr41" draw:text-style-name="P744" svg:width="15.876cm" svg:height="9.397cm"><text:p text:style-name="P540">As<text:span text:style-name="T141"> </text:span>a<text:span text:style-name="T147"> </text:span>user,<text:span text:style-name="T138"> </text:span>I<text:span text:style-name="T141"> </text:span>want<text:span text:style-name="T135"> </text:span>the<text:span text:style-name="T141"> </text:span>Report<text:span text:style-name="T135"> </text:span>a<text:span text:style-name="T147"> </text:span>Problem<text:span text:style-name="T135"> </text:span>feature<text:span text:style-name="T147"> </text:span>to be<text:span text:style-name="T141"> </text:span>more<text:span text:style-name="T147"> </text:span>intuitive<text:span text:style-name="T135"> </text:span>and<text:span text:style-name="T135"> </text:span>supportive<text:span text:style-name="T141"> </text:span>so<text:span text:style-name="T135"> </text:span>that<text:span text:style-name="T135"> </text:span>I can easily report issues and receive timely feedback.</text:p><text:p text:style-name="P557"/><text:p text:style-name="P2"><text:span text:style-name="T88">Acceptance</text:span><text:span text:style-name="T93"> </text:span><text:span text:style-name="T86">Criteria:</text:span></text:p><text:p text:style-name="P559"/><text:list xml:id="list925695791" text:style-name="WWNum63"><text:list-item><text:p text:style-name="P596"><text:span text:style-name="T133">Given</text:span><text:span text:style-name="T136"> </text:span>I<text:span text:style-name="T151"> </text:span>am<text:span text:style-name="T141"> </text:span>on<text:span text:style-name="T141"> </text:span>the<text:span text:style-name="T141"> </text:span>Report<text:span text:style-name="T141"> </text:span>a<text:span text:style-name="T141"> </text:span>Problem<text:span text:style-name="T141"> </text:span>page,<text:span text:style-name="T135"> </text:span><text:span text:style-name="T133">when</text:span><text:span text:style-name="T139"> </text:span>I<text:span text:style-name="T141"> </text:span>view<text:span text:style-name="T141"> </text:span>the<text:span text:style-name="T141"> </text:span>initial<text:span text:style-name="T141"> </text:span>message, <text:span text:style-name="T133">then</text:span><text:span text:style-name="T142"> </text:span>the message ("Need Help? Hi there! Noticed something wrong...") should be clear, friendly, and localized based on the user's selected language.</text:p></text:list-item><text:list-item><text:p text:style-name="P597"><text:span text:style-name="T133">Given </text:span>I am on the Report a Problem page, <text:span text:style-name="T133">when </text:span>I type a message in the input field ("Message..."),<text:span text:style-name="T147"> </text:span><text:span text:style-name="T133">then</text:span><text:span text:style-name="T136"> </text:span>the<text:span text:style-name="T141"> </text:span>field<text:span text:style-name="T141"> </text:span>should<text:span text:style-name="T141"> </text:span>support<text:span text:style-name="T141"> </text:span>multi-line<text:span text:style-name="T147"> </text:span>text<text:span text:style-name="T141"> </text:span>and<text:span text:style-name="T141"> </text:span>auto-resize<text:span text:style-name="T135"> </text:span>as<text:span text:style-name="T138"> </text:span>I<text:span text:style-name="T152"> </text:span>type.</text:p></text:list-item><text:list-item><text:p text:style-name="P598"><text:span text:style-name="T133">Given </text:span>I am on the Report a Problem page, <text:span text:style-name="T133">when </text:span>I tap the send button, <text:span text:style-name="T133">then </text:span>a confirmation<text:span text:style-name="T147"> </text:span>message<text:span text:style-name="T151"> </text:span>should<text:span text:style-name="T147"> </text:span>appear<text:span text:style-name="T141"> </text:span>(e.g.,<text:span text:style-name="T147"> </text:span>"Your<text:span text:style-name="T145"> </text:span>issue<text:span text:style-name="T147"> </text:span>has<text:span text:style-name="T145"> </text:span>been<text:span text:style-name="T135"> </text:span>reported.<text:span text:style-name="T135"> </text:span>We'll<text:span text:style-name="T147"> </text:span>get back to you soon!").</text:p></text:list-item><text:list-item><text:p text:style-name="P596"><text:span text:style-name="T133">Given </text:span>I am on the Report a Problem page, <text:span text:style-name="T133">when </text:span>I tap the attachment icon (paperclip),<text:span text:style-name="T147"> </text:span><text:span text:style-name="T133">then </text:span>I<text:span text:style-name="T152"> </text:span>should<text:span text:style-name="T141"> </text:span>be<text:span text:style-name="T147"> </text:span>able<text:span text:style-name="T141"> </text:span>to<text:span text:style-name="T141"> </text:span>upload<text:span text:style-name="T141"> </text:span>screenshots<text:span text:style-name="T147"> </text:span>or<text:span text:style-name="T141"> </text:span>files<text:span text:style-name="T147"> </text:span>to<text:span text:style-name="T141"> </text:span>better<text:span text:style-name="T141"> </text:span>describe<text:span text:style-name="T145"> </text:span>the <text:span text:style-name="T135">issue.</text:span></text:p></text:list-item><text:list-item><text:p text:style-name="P599"><text:span text:style-name="T133">Given </text:span>I am on the Report a Problem page, <text:span text:style-name="T133">when </text:span>I tap the voice message icon (microphone),<text:span text:style-name="T135"> </text:span><text:span text:style-name="T133">then </text:span>I<text:span text:style-name="T151"> </text:span>should<text:span text:style-name="T141"> </text:span>be<text:span text:style-name="T147"> </text:span>able<text:span text:style-name="T141"> </text:span>to<text:span text:style-name="T141"> </text:span>record<text:span text:style-name="T141"> </text:span>a<text:span text:style-name="T145"> </text:span>voice<text:span text:style-name="T145"> </text:span>message<text:span text:style-name="T147"> </text:span>to<text:span text:style-name="T141"> </text:span>describe<text:span text:style-name="T145"> </text:span>the<text:span text:style-name="T147"> </text:span>issue, with a maximum duration of 1 minute.</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p text:style-name="P552"><draw:g text:anchor-type="as-char" draw:z-index="32" draw:name="Shape14" draw:style-name="gr32"><draw:custom-shape draw:name="Graphic 169" draw:style-name="gr50" draw:text-style-name="P734" svg:width="15.9cm" svg:height="0.027cm" svg:x="0.014cm" svg:y="2.087cm"><text:p/><draw:enhanced-geometry draw:mirror-horizontal="false" draw:mirror-vertical="false" drawooo:sub-view-size="5723890 9525 5723890 9525" draw:text-areas="0 0 ?f0 ?f1" svg:viewBox="0 0 0 0" draw:type="ooxml-non-primitive" draw:enhanced-path="M 5714365 0 L 9144 0 0 0 0 9144 9144 9144 5714365 9144 5714365 0 Z N M 5723585 0 L 5714441 0 5714441 9144 5723585 9144 5723585 0 Z N"><draw:equation draw:name="f0" draw:formula="logwidth"/><draw:equation draw:name="f1" draw:formula="logheight"/></draw:enhanced-geometry></draw:custom-shape><draw:custom-shape draw:name="Graphic 170" draw:style-name="gr34" draw:text-style-name="P735" svg:width="15.922cm" svg:height="0.398cm" svg:x="0cm" svg:y="2.198cm"><text:p/><draw:enhanced-geometry draw:mirror-horizontal="false" draw:mirror-vertical="false" drawooo:sub-view-size="5731510 142875" draw:text-areas="0 0 ?f0 ?f1" svg:viewBox="0 0 0 0" draw:type="ooxml-non-primitive" draw:enhanced-path="M 5731497 0 L 5729910 0 3352 0 304 0 0 0 0 142875 5731497 142875 5731497 0 Z N"><draw:equation draw:name="f0" draw:formula="logwidth"/><draw:equation draw:name="f1" draw:formula="logheight"/></draw:enhanced-geometry></draw:custom-shape><draw:custom-shape draw:name="Graphic 171" draw:style-name="gr35" draw:text-style-name="P736" svg:width="0.008cm" svg:height="0.008cm" svg:x="15.919cm" svg:y="2.198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172" draw:style-name="gr36" draw:text-style-name="P735" svg:width="15.925cm" svg:height="0.391cm" svg:x="0cm" svg:y="2.198cm"><text:p/><draw:enhanced-geometry draw:mirror-horizontal="false" draw:mirror-vertical="false" drawooo:sub-view-size="5732780 140335 5732780 140335" draw:text-areas="0 0 ?f0 ?f1" svg:viewBox="0 0 0 0" draw:type="ooxml-non-primitive" draw:enhanced-path="M 3048 3048 L 0 3048 0 140208 3048 140208 3048 3048 Z N M 5732716 0 L 5729668 0 5729668 3048 5732716 3048 5732716 0 Z N"><draw:equation draw:name="f0" draw:formula="logwidth"/><draw:equation draw:name="f1" draw:formula="logheight"/></draw:enhanced-geometry></draw:custom-shape><draw:custom-shape draw:name="Graphic 173" draw:style-name="gr37" draw:text-style-name="P736" svg:width="0.008cm" svg:height="0.382cm" svg:x="15.919cm" svg:y="2.207cm"><text:p/><draw:enhanced-geometry draw:mirror-horizontal="false" draw:mirror-vertical="false" drawooo:sub-view-size="3175 137160" draw:text-areas="0 0 ?f0 ?f1" svg:viewBox="0 0 0 0" draw:type="ooxml-non-primitive" draw:enhanced-path="M 3047 0 L 0 0 0 137159 3047 137159 3047 0 Z N"><draw:equation draw:name="f0" draw:formula="logwidth"/><draw:equation draw:name="f1" draw:formula="logheight"/></draw:enhanced-geometry></draw:custom-shape><draw:custom-shape draw:name="Graphic 174" draw:style-name="gr38" draw:text-style-name="P735" svg:width="0.008cm" svg:height="0.008cm" svg:x="0cm" svg:y="2.589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175" draw:style-name="gr39" draw:text-style-name="P736" svg:width="15.925cm" svg:height="0.008cm" svg:x="0cm" svg:y="2.589cm"><text:p/><draw:enhanced-geometry draw:mirror-horizontal="false" draw:mirror-vertical="false" drawooo:sub-view-size="5732780 3175 5732780 3175" draw:text-areas="0 0 ?f0 ?f1" svg:viewBox="0 0 0 0" draw:type="ooxml-non-primitive" draw:enhanced-path="M 5729605 0 L 3048 0 0 0 0 3048 3048 3048 5729605 3048 5729605 0 Z N M 5732716 0 L 5729668 0 5729668 3048 5732716 3048 5732716 0 Z N"><draw:equation draw:name="f0" draw:formula="logwidth"/><draw:equation draw:name="f1" draw:formula="logheight"/></draw:enhanced-geometry></draw:custom-shape><draw:custom-shape draw:name="Textbox 176" draw:style-name="gr51" draw:text-style-name="P737" svg:width="15.876cm" svg:height="2.098cm" svg:x="0.026cm" svg:y="0cm"><text:p text:style-name="P728"><text:span text:style-name="T189">Given </text:span><text:span text:style-name="T187">I am on the Report a Problem page, </text:span><text:span text:style-name="T189">when </text:span><text:span text:style-name="T187">I submit a report, </text:span><text:span text:style-name="T189">then </text:span><text:span text:style-name="T187">the app should</text:span><text:span text:style-name="T188"> </text:span><text:span text:style-name="T187">send</text:span><text:span text:style-name="T188"> </text:span><text:span text:style-name="T187">an</text:span><text:span text:style-name="T188"> </text:span><text:span text:style-name="T187">automated</text:span><text:span text:style-name="T188"> </text:span><text:span text:style-name="T187">reply</text:span><text:span text:style-name="T188"> </text:span><text:span text:style-name="T187">with</text:span><text:span text:style-name="T188"> </text:span><text:span text:style-name="T187">a</text:span><text:span text:style-name="T188"> </text:span><text:span text:style-name="T187">ticket</text:span><text:span text:style-name="T188"> </text:span><text:span text:style-name="T187">number</text:span><text:span text:style-name="T188"> </text:span><text:span text:style-name="T187">and</text:span><text:span text:style-name="T188"> </text:span><text:span text:style-name="T187">estimated</text:span><text:span text:style-name="T188"> </text:span><text:span text:style-name="T187">response</text:span><text:span text:style-name="T188"> </text:span><text:span text:style-name="T187">time (e.g., "Ticket #1234 - We'll respond within 24 hou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79" table:style-name="Table79">
        <table:table-column table:style-name="Table79.A"/>
        <table:table-row table:style-name="Table79.1">
          <table:table-cell table:style-name="Table79.A1" office:value-type="string">
            <text:p text:style-name="P236"><text:span text:style-name="T37">[DDVXY-85]</text:span><text:span text:style-name="T38"> </text:span><text:a xlink:type="simple" xlink:href="https://hyperlinkinfosystem.atlassian.net/browse/DDVXY-85" text:style-name="Default_20_Style" text:visited-style-name="Default_20_Style"><text:span text:style-name="T45">Static</text:span></text:a><text:a xlink:type="simple" xlink:href="https://hyperlinkinfosystem.atlassian.net/browse/DDVXY-85" text:style-name="Default_20_Style" text:visited-style-name="Default_20_Style"><text:span text:style-name="T53"> </text:span></text:a><text:a xlink:type="simple" xlink:href="https://hyperlinkinfosystem.atlassian.net/browse/DDVXY-85" text:style-name="Default_20_Style" text:visited-style-name="Default_20_Style"><text:span text:style-name="T45">web</text:span></text:a><text:a xlink:type="simple" xlink:href="https://hyperlinkinfosystem.atlassian.net/browse/DDVXY-85" text:style-name="Default_20_Style" text:visited-style-name="Default_20_Style"><text:span text:style-name="T56"> </text:span></text:a><text:a xlink:type="simple" xlink:href="https://hyperlinkinfosystem.atlassian.net/browse/DDVXY-85" text:style-name="Default_20_Style" text:visited-style-name="Default_20_Style"><text:span text:style-name="T45">views</text:span></text:a><text:span text:style-name="T50"> </text:span><text:span text:style-name="T70">Created:</text:span><text:span text:style-name="T73"> </text:span><text:span text:style-name="T70">03/Jun/25</text:span><text:span text:style-name="T72"> </text:span><text:span text:style-name="T70">Updated:</text:span><text:span text:style-name="T73"> </text:span><text:span text:style-name="T74">03/Jun/25</text:span></text:p>
          </table:table-cell>
        </table:table-row>
      </table:table>
      <text:p text:style-name="P519"/>
      <text:p text:style-name="P520"/>
      <text:p text:style-name="P521"><draw:g text:anchor-type="char" draw:z-index="72" draw:name="Group 177" draw:style-name="gr7"><draw:custom-shape draw:name="Graphic 178" draw:style-name="gr8" draw:text-style-name="P733" svg:width="2.412cm" svg:height="0.597cm" svg:x="2.54cm" svg:y="0.483cm"><text:p/><draw:enhanced-geometry draw:mirror-horizontal="false" draw:mirror-vertical="false" drawooo:sub-view-size="868680 215265" draw:text-areas="0 0 ?f0 ?f1" svg:viewBox="0 0 0 0" draw:type="ooxml-non-primitive" draw:enhanced-path="M 868680 0 L 0 0 0 1524 0 21336 0 195072 0 214884 868680 214884 868680 195072 868680 21336 868680 1524 868680 0 Z N"><draw:equation draw:name="f0" draw:formula="logwidth"/><draw:equation draw:name="f1" draw:formula="logheight"/></draw:enhanced-geometry></draw:custom-shape><draw:custom-shape draw:name="Graphic 179" draw:style-name="gr9" draw:text-style-name="P734" svg:width="15.9cm" svg:height="0.025cm" svg:x="2.554cm" svg:y="2.194cm"><text:p/><draw:enhanced-geometry draw:mirror-horizontal="false" draw:mirror-vertical="false" drawooo:sub-view-size="5723890 9525 5723890 9525" draw:text-areas="0 0 ?f0 ?f1" svg:viewBox="0 0 0 0" draw:type="ooxml-non-primitive" draw:enhanced-path="M 5714365 0 L 9144 0 0 0 0 9131 9144 9131 5714365 9131 5714365 0 Z N M 5723585 0 L 5714441 0 5714441 9131 5723585 9131 5723585 0 Z N"><draw:equation draw:name="f0" draw:formula="logwidth"/><draw:equation draw:name="f1" draw:formula="logheight"/></draw:enhanced-geometry></draw:custom-shape><draw:custom-shape draw:name="Graphic 180" draw:style-name="gr10" draw:text-style-name="P735" svg:width="15.922cm" svg:height="0.399cm" svg:x="2.54cm" svg:y="2.3cm"><text:p/><draw:enhanced-geometry draw:mirror-horizontal="false" draw:mirror-vertical="false" drawooo:sub-view-size="5731510 144145" draw:text-areas="0 0 ?f0 ?f1" svg:viewBox="0 0 0 0" draw:type="ooxml-non-primitive" draw:enhanced-path="M 5731497 368 L 5729910 368 5729910 0 3352 0 304 0 304 368 0 368 0 143878 5731497 143878 5731497 368 Z N"><draw:equation draw:name="f0" draw:formula="logwidth"/><draw:equation draw:name="f1" draw:formula="logheight"/></draw:enhanced-geometry></draw:custom-shape><draw:custom-shape draw:name="Graphic 181" draw:style-name="gr11" draw:text-style-name="P736" svg:width="0.008cm" svg:height="0.008cm" svg:x="18.459cm" svg:y="2.3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182" draw:style-name="gr12" draw:text-style-name="P735" svg:width="15.925cm" svg:height="0.394cm" svg:x="2.54cm" svg:y="2.3cm"><text:p/><draw:enhanced-geometry draw:mirror-horizontal="false" draw:mirror-vertical="false" drawooo:sub-view-size="5732780 142240 5732780 142240" draw:text-areas="0 0 ?f0 ?f1" svg:viewBox="0 0 0 0" draw:type="ooxml-non-primitive" draw:enhanced-path="M 3048 3035 L 0 3035 0 141719 3048 141719 3048 3035 Z N M 5732716 0 L 5729668 0 5729668 3035 5732716 3035 5732716 0 Z N"><draw:equation draw:name="f0" draw:formula="logwidth"/><draw:equation draw:name="f1" draw:formula="logheight"/></draw:enhanced-geometry></draw:custom-shape><draw:custom-shape draw:name="Graphic 183" draw:style-name="gr13" draw:text-style-name="P736" svg:width="0.008cm" svg:height="0.385cm" svg:x="18.459cm" svg:y="2.309cm"><text:p/><draw:enhanced-geometry draw:mirror-horizontal="false" draw:mirror-vertical="false" drawooo:sub-view-size="3175 139065" draw:text-areas="0 0 ?f0 ?f1" svg:viewBox="0 0 0 0" draw:type="ooxml-non-primitive" draw:enhanced-path="M 3047 0 L 0 0 0 138683 3047 138683 3047 0 Z N"><draw:equation draw:name="f0" draw:formula="logwidth"/><draw:equation draw:name="f1" draw:formula="logheight"/></draw:enhanced-geometry></draw:custom-shape><draw:custom-shape draw:name="Graphic 184" draw:style-name="gr14" draw:text-style-name="P735" svg:width="0.008cm" svg:height="0.008cm" svg:x="2.54cm" svg:y="2.695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185" draw:style-name="gr15" draw:text-style-name="P736" svg:width="15.925cm" svg:height="0.008cm" svg:x="2.54cm" svg:y="2.695cm"><text:p/><draw:enhanced-geometry draw:mirror-horizontal="false" draw:mirror-vertical="false" drawooo:sub-view-size="5732780 3175 5732780 3175" draw:text-areas="0 0 ?f0 ?f1" svg:viewBox="0 0 0 0" draw:type="ooxml-non-primitive" draw:enhanced-path="M 5729605 0 L 3048 0 0 0 0 3048 3048 3048 5729605 3048 5729605 0 Z N M 5732716 0 L 5729668 0 5729668 3048 5732716 3048 5732716 0 Z N"><draw:equation draw:name="f0" draw:formula="logwidth"/><draw:equation draw:name="f1" draw:formula="logheight"/></draw:enhanced-geometry></draw:custom-shape><draw:custom-shape draw:name="Textbox 186" draw:style-name="gr16" draw:text-style-name="P737" svg:width="2.412cm" svg:height="0.597cm" svg:x="2.54cm" svg:y="0.483cm"><text:p text:style-name="P728"><text:span text:style-name="T186">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87" draw:style-name="gr17" draw:text-style-name="P739" svg:width="15.876cm" svg:height="1.116cm" svg:x="2.566cm" svg:y="1.092cm"><text:p text:style-name="P738"><text:span text:style-name="T187">Maintain</text:span><text:span text:style-name="T188"> </text:span><text:span text:style-name="T187">a webviews</text:span><text:span text:style-name="T188"> </text:span><text:span text:style-name="T187">like</text:span><text:span text:style-name="T188"> </text:span><text:span text:style-name="T187">terms</text:span><text:span text:style-name="T188"> </text:span><text:span text:style-name="T187">and</text:span><text:span text:style-name="T188"> </text:span><text:span text:style-name="T187">condition and Help, support </text:span><text:span text:style-name="T188">et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18"/>
      <table:table table:name="Table82" table:style-name="Table82">
        <table:table-column table:style-name="Table82.A"/>
        <table:table-row table:style-name="Table82.1">
          <table:table-cell table:style-name="Table82.A1" office:value-type="string">
            <text:p text:style-name="P236"><text:span text:style-name="T37">[DDVXY-89]</text:span><text:span text:style-name="T42"> </text:span><text:a xlink:type="simple" xlink:href="https://hyperlinkinfosystem.atlassian.net/browse/DDVXY-89" text:style-name="Default_20_Style" text:visited-style-name="Default_20_Style"><text:span text:style-name="T45">Edit</text:span></text:a><text:a xlink:type="simple" xlink:href="https://hyperlinkinfosystem.atlassian.net/browse/DDVXY-89" text:style-name="Default_20_Style" text:visited-style-name="Default_20_Style"><text:span text:style-name="T56"> </text:span></text:a><text:a xlink:type="simple" xlink:href="https://hyperlinkinfosystem.atlassian.net/browse/DDVXY-89" text:style-name="Default_20_Style" text:visited-style-name="Default_20_Style"><text:span text:style-name="T45">profile</text:span></text:a><text:span text:style-name="T47"> </text:span><text:span text:style-name="T70">Created:</text:span><text:span text:style-name="T71"> </text:span><text:span text:style-name="T70">03/Jun/25</text:span><text:span text:style-name="T78"> </text:span><text:span text:style-name="T70">Updated:</text:span><text:span text:style-name="T73"> </text:span><text:span text:style-name="T74">03/Jun/25</text:span></text:p>
          </table:table-cell>
        </table:table-row>
      </table:table>
      <text:p text:style-name="P519"/>
      <text:p text:style-name="P520"/>
      <text:p text:style-name="P521"><draw:custom-shape text:anchor-type="char" draw:z-index="73" draw:name="Textbox 188"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33" draw:name="Textbox 189" draw:style-name="gr49" draw:text-style-name="P744" svg:width="15.876cm" svg:height="9.739cm"><text:p text:style-name="P546">As<text:span text:style-name="T141"> </text:span>a<text:span text:style-name="T147"> </text:span>user,<text:span text:style-name="T138"> </text:span>I<text:span text:style-name="T141"> </text:span>want<text:span text:style-name="T135"> </text:span>the<text:span text:style-name="T141"> </text:span>Edit Profile<text:span text:style-name="T141"> </text:span>feature<text:span text:style-name="T141"> </text:span>to<text:span text:style-name="T135"> </text:span>be<text:span text:style-name="T135"> </text:span>more<text:span text:style-name="T141"> </text:span>intuitive<text:span text:style-name="T135"> </text:span>and<text:span text:style-name="T135"> </text:span>secure<text:span text:style-name="T141"> </text:span>so<text:span text:style-name="T135"> </text:span>that<text:span text:style-name="T135"> </text:span>I<text:span text:style-name="T141"> </text:span>can easily update my profile information and manage my account settings.</text:p><text:p text:style-name="P3"><text:span text:style-name="T88">Acceptance</text:span><text:span text:style-name="T93"> </text:span><text:span text:style-name="T86">Criteria:</text:span></text:p><text:list xml:id="list1248638546" text:style-name="WWNum65"><text:list-item><text:p text:style-name="P600"><text:span text:style-name="T133">Given </text:span>I am on the Edit Profile page, <text:span text:style-name="T133">when </text:span>I tap "Change Profile Photo," <text:span text:style-name="T133">then </text:span>I should<text:span text:style-name="T141"> </text:span>be<text:span text:style-name="T147"> </text:span>able<text:span text:style-name="T141"> </text:span>to<text:span text:style-name="T141"> </text:span>upload<text:span text:style-name="T135"> </text:span>a<text:span text:style-name="T147"> </text:span>new<text:span text:style-name="T147"> </text:span>photo<text:span text:style-name="T141"> </text:span>from<text:span text:style-name="T141"> </text:span>my<text:span text:style-name="T141"> </text:span>gallery<text:span text:style-name="T141"> </text:span>or<text:span text:style-name="T141"> </text:span>take<text:span text:style-name="T135"> </text:span>a<text:span text:style-name="T147"> </text:span>new<text:span text:style-name="T147"> </text:span>photo<text:span text:style-name="T138"> </text:span>with<text:span text:style-name="T141"> </text:span>the <text:span text:style-name="T135">camera.</text:span></text:p></text:list-item><text:list-item><text:p text:style-name="P601"><text:span text:style-name="T133">Given </text:span>I am on the Edit Profile page, <text:span text:style-name="T133">when </text:span>I edit the "Username" field ("Redeemplus"),<text:span text:style-name="T147"> </text:span><text:span text:style-name="T133">then</text:span><text:span text:style-name="T148"> </text:span>a<text:span text:style-name="T141"> </text:span>validation<text:span text:style-name="T147"> </text:span>check<text:span text:style-name="T147"> </text:span>should<text:span text:style-name="T147"> </text:span>ensure<text:span text:style-name="T151"> </text:span>the<text:span text:style-name="T147"> </text:span>username<text:span text:style-name="T147"> </text:span>is<text:span text:style-name="T145"> </text:span>unique<text:span text:style-name="T145"> </text:span>and meets character requirements (e.g., 3-20 characters, no special symbols).</text:p><text:list><text:list-item><text:p text:style-name="P707">Username<text:span text:style-name="T141"> </text:span>can<text:span text:style-name="T135"> </text:span>be<text:span text:style-name="T135"> </text:span>contain following<text:span text:style-name="T135"> </text:span>characters<text:span text:style-name="T135"> only:</text:span></text:p><text:list><text:list-item><text:p text:style-name="P711">Letters:<text:span text:style-name="T147"> </text:span>(A-Z,<text:span text:style-name="T141"> </text:span>a-<text:span text:style-name="T145">z)</text:span></text:p></text:list-item><text:list-item><text:p text:style-name="P614">Numbers:<text:span text:style-name="T141"> </text:span>(0-<text:span text:style-name="T145">9)</text:span></text:p></text:list-item><text:list-item><text:p text:style-name="P614">Periods:<text:span text:style-name="T138"> </text:span><text:span text:style-name="T145">(.)</text:span></text:p></text:list-item><text:list-item><text:p text:style-name="P614">Underscores:<text:span text:style-name="T147"> </text:span><text:span text:style-name="T145">(_)</text:span></text:p></text:list-item></text:list></text:list-item><text:list-item><text:p text:style-name="P708">No<text:span text:style-name="T135"> </text:span>other<text:span text:style-name="T135"> </text:span>special<text:span text:style-name="T138"> </text:span>characters<text:span text:style-name="T141"> </text:span>are<text:span text:style-name="T138"> </text:span><text:span text:style-name="T135">allowed.</text:span></text:p></text:list-item><text:list-item><text:p text:style-name="P712">Minimum<text:span text:style-name="T147"> </text:span>length<text:span text:style-name="T147"> </text:span>should<text:span text:style-name="T152"> </text:span>be<text:span text:style-name="T145"> </text:span>3<text:span text:style-name="T147"> </text:span>characters,<text:span text:style-name="T147"> </text:span>maximum<text:span text:style-name="T147"> </text:span>length<text:span text:style-name="T147"> </text:span>should<text:span text:style-name="T147"> </text:span>be<text:span text:style-name="T135"> </text:span>20 <text:span text:style-name="T135">characters.</text:span></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able:table table:name="Table85" table:style-name="Table85">
        <table:table-column table:style-name="Table85.A"/>
        <table:table-row table:style-name="Table85.1">
          <table:table-cell table:style-name="Table85.A1" office:value-type="string">
            <text:list xml:id="list2119631788" text:style-name="WWNum66">
              <text:list-item>
                <text:p text:style-name="P481"><text:span text:style-name="T89">If</text:span><text:span text:style-name="T90"> </text:span><text:span text:style-name="T89">i</text:span><text:span text:style-name="T96"> </text:span><text:span text:style-name="T89">tried</text:span><text:span text:style-name="T96"> </text:span><text:span text:style-name="T89">to</text:span><text:span text:style-name="T96"> </text:span><text:span text:style-name="T89">edit</text:span><text:span text:style-name="T96"> </text:span><text:span text:style-name="T89">username</text:span><text:span text:style-name="T87"> </text:span><text:span text:style-name="T89">and</text:span><text:span text:style-name="T96"> </text:span><text:span text:style-name="T89">its</text:span><text:span text:style-name="T92"> </text:span><text:span text:style-name="T89">taken</text:span><text:span text:style-name="T96"> </text:span><text:span text:style-name="T89">should</text:span><text:span text:style-name="T96"> </text:span><text:span text:style-name="T89">show</text:span><text:span text:style-name="T92"> </text:span><text:span text:style-name="T89">username</text:span><text:span text:style-name="T96"> </text:span><text:span text:style-name="T89">in</text:span><text:span text:style-name="T97"> </text:span><text:span text:style-name="T89">red</text:span><text:span text:style-name="T96"> </text:span><text:span text:style-name="T89">and</text:span><text:span text:style-name="T96"> </text:span><text:span text:style-name="T89">if</text:span><text:span text:style-name="T87"> </text:span><text:span text:style-name="T89">its available will show on green</text:span></text:p>
              </text:list-item>
            </text:list>
            <text:list xml:id="list2918228941" text:style-name="WWNum67">
              <text:list-item>
                <text:p text:style-name="P399"><text:span text:style-name="T88">Given</text:span><text:span text:style-name="T86"> </text:span><text:span text:style-name="T89">I</text:span><text:span text:style-name="T110"> </text:span><text:span text:style-name="T89">am</text:span><text:span text:style-name="T96"> </text:span><text:span text:style-name="T89">on</text:span><text:span text:style-name="T96"> </text:span><text:span text:style-name="T89">the</text:span><text:span text:style-name="T92"> </text:span><text:span text:style-name="T89">Edit</text:span><text:span text:style-name="T96"> </text:span><text:span text:style-name="T89">Profile</text:span><text:span text:style-name="T92"> </text:span><text:span text:style-name="T89">page, </text:span><text:span text:style-name="T88">when </text:span><text:span text:style-name="T89">I</text:span><text:span text:style-name="T110"> </text:span><text:span text:style-name="T89">select</text:span><text:span text:style-name="T97"> </text:span><text:span text:style-name="T89">a</text:span><text:span text:style-name="T92"> </text:span><text:span text:style-name="T89">"Category"</text:span><text:span text:style-name="T92"> </text:span><text:span text:style-name="T89">("Local</text:span><text:span text:style-name="T96"> </text:span><text:span text:style-name="T89">Business"), </text:span><text:span text:style-name="T88">then </text:span><text:span text:style-name="T89">the dropdown should include additional options (e.g., "Individual," "Enterprise") and display a confirmation message upon selection.</text:span></text:p>
              </text:list-item>
              <text:list-item>
                <text:p text:style-name="P400"><text:span text:style-name="T88">Given </text:span><text:span text:style-name="T89">I am on the Edit Profile page, </text:span><text:span text:style-name="T88">when </text:span><text:span text:style-name="T89">I edit the "Phone" field ("+974 66 555 724"),</text:span><text:span text:style-name="T92"> </text:span><text:span text:style-name="T88">then</text:span><text:span text:style-name="T95"> </text:span><text:span text:style-name="T89">the</text:span><text:span text:style-name="T96"> </text:span><text:span text:style-name="T89">app</text:span><text:span text:style-name="T96"> </text:span><text:span text:style-name="T89">should</text:span><text:span text:style-name="T96"> </text:span><text:span text:style-name="T89">validate</text:span><text:span text:style-name="T96"> </text:span><text:span text:style-name="T89">the</text:span><text:span text:style-name="T92"> </text:span><text:span text:style-name="T89">phone</text:span><text:span text:style-name="T92"> </text:span><text:span text:style-name="T89">number</text:span><text:span text:style-name="T96"> </text:span><text:span text:style-name="T89">format</text:span><text:span text:style-name="T87"> </text:span><text:span text:style-name="T89">and</text:span><text:span text:style-name="T96"> </text:span><text:span text:style-name="T89">display</text:span><text:span text:style-name="T96"> </text:span><text:span text:style-name="T89">an</text:span><text:span text:style-name="T87"> </text:span><text:span text:style-name="T89">error</text:span><text:span text:style-name="T96"> </text:span><text:span text:style-name="T89">if </text:span><text:span text:style-name="T87">invalid.</text:span></text:p>
              </text:list-item>
              <text:list-item>
                <text:p text:style-name="P401"><text:span text:style-name="T88">Given </text:span><text:span text:style-name="T89">I am on the Edit Profile page, </text:span><text:span text:style-name="T88">when </text:span><text:span text:style-name="T89">I tap on "My Subscription" ("Gold Member"),</text:span><text:span text:style-name="T92"> </text:span><text:span text:style-name="T88">then</text:span><text:span text:style-name="T86"> </text:span><text:span text:style-name="T89">it</text:span><text:span text:style-name="T96"> </text:span><text:span text:style-name="T89">should</text:span><text:span text:style-name="T96"> </text:span><text:span text:style-name="T89">display</text:span><text:span text:style-name="T96"> </text:span><text:span text:style-name="T89">a</text:span><text:span text:style-name="T90"> </text:span><text:span text:style-name="T89">brief</text:span><text:span text:style-name="T96"> </text:span><text:span text:style-name="T89">overview</text:span><text:span text:style-name="T92"> </text:span><text:span text:style-name="T89">of</text:span><text:span text:style-name="T90"> </text:span><text:span text:style-name="T89">the</text:span><text:span text:style-name="T96"> </text:span><text:span text:style-name="T89">subscription</text:span><text:span text:style-name="T96"> </text:span><text:span text:style-name="T89">benefits</text:span><text:span text:style-name="T92"> </text:span><text:span text:style-name="T89">and an option to upgrade.</text:span></text:p>
                <text:list>
                  <text:list-item>
                    <text:p text:style-name="P482"><text:span text:style-name="T89">No</text:span><text:span text:style-name="T92"> </text:span><text:span text:style-name="T89">Auto</text:span><text:span text:style-name="T92"> </text:span><text:span text:style-name="T89">Renewal</text:span><text:span text:style-name="T92"> </text:span><text:span text:style-name="T89">As</text:span><text:span text:style-name="T90"> </text:span><text:span text:style-name="T89">well.</text:span><text:span text:style-name="T92"> </text:span><text:span text:style-name="T89">once</text:span><text:span text:style-name="T90"> </text:span><text:span text:style-name="T89">subscription</text:span><text:span text:style-name="T92"> </text:span><text:span text:style-name="T89">done,</text:span><text:span text:style-name="T92"> </text:span><text:span text:style-name="T89">profile</text:span><text:span text:style-name="T90"> </text:span><text:span text:style-name="T89">will</text:span><text:span text:style-name="T92"> </text:span><text:span text:style-name="T89">be</text:span><text:span text:style-name="T90"> </text:span><text:span text:style-name="T89">downgrade to the free version (Bronze)</text:span></text:p>
                  </text:list-item>
                </text:list>
              </text:list-item>
              <text:list-item>
                <text:p text:style-name="P402"><text:span text:style-name="T88">Given </text:span><text:span text:style-name="T89">I am on the Edit Profile page, </text:span><text:span text:style-name="T88">when </text:span><text:span text:style-name="T89">I edit the "Active URL Links" (Maps, WhatsApp,</text:span><text:span text:style-name="T92"> </text:span><text:span text:style-name="T89">TikTok,</text:span><text:span text:style-name="T87"> </text:span><text:span text:style-name="T89">Instagram),</text:span><text:span text:style-name="T92"> </text:span><text:span text:style-name="T88">then</text:span><text:span text:style-name="T93"> </text:span><text:span text:style-name="T89">the</text:span><text:span text:style-name="T92"> </text:span><text:span text:style-name="T89">app</text:span><text:span text:style-name="T92"> </text:span><text:span text:style-name="T89">should</text:span><text:span text:style-name="T92"> </text:span><text:span text:style-name="T89">validate</text:span><text:span text:style-name="T90"> </text:span><text:span text:style-name="T89">the</text:span><text:span text:style-name="T92"> </text:span><text:span text:style-name="T89">URLs</text:span><text:span text:style-name="T90"> </text:span><text:span text:style-name="T89">and</text:span><text:span text:style-name="T87"> </text:span><text:span text:style-name="T89">display</text:span><text:span text:style-name="T92"> </text:span><text:span text:style-name="T89">a preview of the link destination.</text:span></text:p>
              </text:list-item>
              <text:list-item>
                <text:p text:style-name="P403"><text:span text:style-name="T88">Given</text:span><text:span text:style-name="T86"> </text:span><text:span text:style-name="T89">I</text:span><text:span text:style-name="T110"> </text:span><text:span text:style-name="T89">am</text:span><text:span text:style-name="T96"> </text:span><text:span text:style-name="T89">on</text:span><text:span text:style-name="T96"> </text:span><text:span text:style-name="T89">the</text:span><text:span text:style-name="T92"> </text:span><text:span text:style-name="T89">Edit</text:span><text:span text:style-name="T96"> </text:span><text:span text:style-name="T89">Profile</text:span><text:span text:style-name="T92"> </text:span><text:span text:style-name="T89">page, </text:span><text:span text:style-name="T88">when </text:span><text:span text:style-name="T89">I</text:span><text:span text:style-name="T110"> </text:span><text:span text:style-name="T89">tap</text:span><text:span text:style-name="T96"> </text:span><text:span text:style-name="T89">"Confirm</text:span><text:span text:style-name="T96"> </text:span><text:span text:style-name="T89">your</text:span><text:span text:style-name="T96"> </text:span><text:span text:style-name="T89">Location,"</text:span><text:span text:style-name="T97"> </text:span><text:span text:style-name="T88">then</text:span><text:span text:style-name="T95"> </text:span><text:span text:style-name="T89">the map should allow me to manually adjust the pin and save the updated location.</text:span></text:p>
              </text:list-item>
              <text:list-item>
                <text:p text:style-name="P404"><text:span text:style-name="T88">Given </text:span><text:span text:style-name="T89">I am on the Edit Profile page, </text:span><text:span text:style-name="T88">when </text:span><text:span text:style-name="T89">I tap "Change Password," </text:span><text:span text:style-name="T88">then </text:span><text:span text:style-name="T89">a secure form</text:span><text:span text:style-name="T92"> </text:span><text:span text:style-name="T89">should</text:span><text:span text:style-name="T92"> </text:span><text:span text:style-name="T89">appear</text:span><text:span text:style-name="T92"> </text:span><text:span text:style-name="T89">requiring</text:span><text:span text:style-name="T92"> </text:span><text:span text:style-name="T89">the</text:span><text:span text:style-name="T92"> </text:span><text:span text:style-name="T89">current</text:span><text:span text:style-name="T92"> </text:span><text:span text:style-name="T89">password,</text:span><text:span text:style-name="T92"> </text:span><text:span text:style-name="T89">new</text:span><text:span text:style-name="T90"> </text:span><text:span text:style-name="T89">password,</text:span><text:span text:style-name="T96"> </text:span><text:span text:style-name="T89">and</text:span><text:span text:style-name="T92"> </text:span><text:span text:style-name="T89">confirmation, with strength validation.</text:span></text:p>
              </text:list-item>
              <text:list-item>
                <text:p text:style-name="P405"><text:span text:style-name="T88">Given </text:span><text:span text:style-name="T89">I am on the Edit Profile page, </text:span><text:span text:style-name="T88">when </text:span><text:span text:style-name="T89">I tap "Delete Account," </text:span><text:span text:style-name="T88">then </text:span><text:span text:style-name="T89">a confirmation</text:span><text:span text:style-name="T92"> </text:span><text:span text:style-name="T89">prompt</text:span><text:span text:style-name="T92"> </text:span><text:span text:style-name="T89">should</text:span><text:span text:style-name="T92"> </text:span><text:span text:style-name="T89">appear</text:span><text:span text:style-name="T92"> </text:span><text:span text:style-name="T89">with</text:span><text:span text:style-name="T92"> </text:span><text:span text:style-name="T89">a</text:span><text:span text:style-name="T92"> </text:span><text:span text:style-name="T89">warning</text:span><text:span text:style-name="T92"> </text:span><text:span text:style-name="T89">and</text:span><text:span text:style-name="T92"> </text:span><text:span text:style-name="T89">a</text:span><text:span text:style-name="T90"> </text:span><text:span text:style-name="T89">secondary</text:span><text:span text:style-name="T92"> </text:span><text:span text:style-name="T89">confirmation (e.g., entering the password) to prevent accidental deletion.</text:span></text:p>
              </text:list-item>
              <text:list-item>
                <text:p text:style-name="P406"><text:span text:style-name="T88">Given</text:span><text:span text:style-name="T86"> </text:span><text:span text:style-name="T89">I</text:span><text:span text:style-name="T101"> </text:span><text:span text:style-name="T89">am</text:span><text:span text:style-name="T87"> </text:span><text:span text:style-name="T89">on</text:span><text:span text:style-name="T96"> </text:span><text:span text:style-name="T89">the</text:span><text:span text:style-name="T96"> </text:span><text:span text:style-name="T89">Edit</text:span><text:span text:style-name="T87"> </text:span><text:span text:style-name="T89">Profile</text:span><text:span text:style-name="T96"> </text:span><text:span text:style-name="T89">page, </text:span><text:span text:style-name="T88">when </text:span><text:span text:style-name="T89">I</text:span><text:span text:style-name="T101"> </text:span><text:span text:style-name="T89">tap</text:span><text:span text:style-name="T87"> </text:span><text:span text:style-name="T89">"Apply"</text:span><text:span text:style-name="T96"> </text:span><text:span text:style-name="T89">or</text:span><text:span text:style-name="T87"> </text:span><text:span text:style-name="T89">"Submit,"</text:span><text:span text:style-name="T97"> </text:span><text:span text:style-name="T88">then</text:span><text:span text:style-name="T86"> </text:span><text:span text:style-name="T89">a</text:span><text:span text:style-name="T96"> </text:span><text:span text:style-name="T89">success message should appear (e.g., "Profile updated successfully").</text:span></text:p>
              </text:list-item>
            </text:list>
          </table:table-cell>
        </table:table-row>
        <table:table-row table:style-name="Table85.2">
          <table:table-cell table:style-name="Table85.A2" office:value-type="string">
            <text:p text:style-name="P436"/>
          </table:table-cell>
        </table:table-row>
      </table:table>
      <text:p text:style-name="P438"/>
      <table:table table:name="Table86" table:style-name="Table86">
        <table:table-column table:style-name="Table86.A"/>
        <table:table-row table:style-name="Table86.1">
          <table:table-cell table:style-name="Table86.A1" office:value-type="string">
            <text:p text:style-name="P236"><text:span text:style-name="T37">[DDVXY-93]</text:span><text:span text:style-name="T39"> </text:span><text:a xlink:type="simple" xlink:href="https://hyperlinkinfosystem.atlassian.net/browse/DDVXY-93" text:style-name="Default_20_Style" text:visited-style-name="Default_20_Style"><text:span text:style-name="T45">Notification</text:span></text:a><text:a xlink:type="simple" xlink:href="https://hyperlinkinfosystem.atlassian.net/browse/DDVXY-93" text:style-name="Default_20_Style" text:visited-style-name="Default_20_Style"><text:span text:style-name="T53"> </text:span></text:a><text:a xlink:type="simple" xlink:href="https://hyperlinkinfosystem.atlassian.net/browse/DDVXY-93" text:style-name="Default_20_Style" text:visited-style-name="Default_20_Style"><text:span text:style-name="T45">page</text:span></text:a><text:span text:style-name="T55"> </text:span><text:span text:style-name="T70">Created:</text:span><text:span text:style-name="T76"> </text:span><text:span text:style-name="T70">03/Jun/25</text:span><text:span text:style-name="T77"> </text:span><text:span text:style-name="T70">Updated:</text:span><text:span text:style-name="T76"> </text:span><text:span text:style-name="T74">03/Jun/25</text:span></text:p>
          </table:table-cell>
        </table:table-row>
      </table:table>
      <text:p text:style-name="P519"/>
      <text:p text:style-name="P520"/>
      <text:p text:style-name="P521"><draw:custom-shape text:anchor-type="char" draw:z-index="74" draw:name="Textbox 190"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34" draw:name="Textbox 191" draw:style-name="gr48" draw:text-style-name="P744" svg:width="15.876cm" svg:height="8.312cm"><text:p text:style-name="P546">As a user, I want the Notification Page to provide clearer membership insights and more actionable<text:span text:style-name="T141"> </text:span>notifications<text:span text:style-name="T147"> </text:span>so<text:span text:style-name="T141"> </text:span>that<text:span text:style-name="T141"> </text:span>I<text:span text:style-name="T147"> </text:span>can<text:span text:style-name="T141"> </text:span>easily<text:span text:style-name="T141"> </text:span>track<text:span text:style-name="T138"> </text:span>my<text:span text:style-name="T141"> </text:span>benefits<text:span text:style-name="T147"> </text:span>and<text:span text:style-name="T141"> </text:span>engage<text:span text:style-name="T135"> </text:span>with<text:span text:style-name="T141"> </text:span>new<text:span text:style-name="T147"> </text:span>offers.</text:p><text:p text:style-name="P3"><text:span text:style-name="T88">Acceptance</text:span><text:span text:style-name="T93"> </text:span><text:span text:style-name="T86">Criteria:</text:span></text:p><text:list xml:id="list2104091669" text:style-name="WWNum68"><text:list-item><text:p text:style-name="P602"><text:span text:style-name="T133">Given</text:span><text:span text:style-name="T136"> </text:span>I<text:span text:style-name="T152"> </text:span>am<text:span text:style-name="T141"> </text:span>on<text:span text:style-name="T141"> </text:span>the<text:span text:style-name="T147"> </text:span>Notification<text:span text:style-name="T141"> </text:span>Page,<text:span text:style-name="T135"> </text:span><text:span text:style-name="T133">when </text:span>I<text:span text:style-name="T152"> </text:span>view<text:span text:style-name="T135"> </text:span>the<text:span text:style-name="T141"> </text:span>membership<text:span text:style-name="T141"> </text:span>section<text:span text:style-name="T138"> </text:span>("Bronze Membership"), <text:span text:style-name="T133">then </text:span>the "Remaining Offers: 25 Offers" and "Validity: 1-Year" should be prominently displayed with a progress bar showing usage (e.g., 25/50 offers used). It is based on client logic</text:p></text:list-item><text:list-item><text:p text:style-name="P603"><text:span text:style-name="T133">Given </text:span>I am on the Notification Page, <text:span text:style-name="T133">when </text:span>I tap "Upgrade Now," <text:span text:style-name="T133">then </text:span>a modal should<text:span text:style-name="T141"> </text:span>appear<text:span text:style-name="T141"> </text:span>detailing<text:span text:style-name="T141"> </text:span>the<text:span text:style-name="T141"> </text:span>benefits<text:span text:style-name="T147"> </text:span>of<text:span text:style-name="T141"> </text:span>the<text:span text:style-name="T147"> </text:span>next<text:span text:style-name="T141"> </text:span>tier<text:span text:style-name="T141"> </text:span>("Silver")<text:span text:style-name="T147"> </text:span>and<text:span text:style-name="T141"> </text:span>a<text:span text:style-name="T147"> </text:span>button<text:span text:style-name="T141"> </text:span>to<text:span text:style-name="T141"> </text:span>proceed with the upgrade.</text:p></text:list-item><text:list-item><text:p text:style-name="P680"><text:span text:style-name="T133">Given</text:span><text:span text:style-name="T139"> </text:span>I<text:span text:style-name="T145"> </text:span>am<text:span text:style-name="T138"> </text:span>on<text:span text:style-name="T138"> </text:span>the<text:span text:style-name="T135"> </text:span>Notification<text:span text:style-name="T138"> </text:span>Page,<text:span text:style-name="T138"> </text:span><text:span text:style-name="T133">when</text:span><text:span text:style-name="T154"> </text:span>I<text:span text:style-name="T145"> </text:span>view the<text:span text:style-name="T138"> </text:span>financial<text:span text:style-name="T138"> </text:span><text:span text:style-name="T135">stats.</text:span></text:p><text:list><text:list-item><text:p text:style-name="P709">Total<text:span text:style-name="T141"> </text:span><text:span text:style-name="T135">Saving</text:span></text:p></text:list-item><text:list-item><text:p text:style-name="P684">Total<text:span text:style-name="T138"> </text:span><text:span text:style-name="T135">Earning</text:span></text:p></text:list-item><text:list-item><text:p text:style-name="P709">My<text:span text:style-name="T135"> Redeem</text:span></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p text:style-name="P553"><draw:g text:anchor-type="as-char" draw:z-index="35" draw:name="Shape16" draw:style-name="gr45"><draw:custom-shape draw:name="Graphic 193" draw:style-name="gr33" draw:text-style-name="P734" svg:width="15.9cm" svg:height="0.025cm" svg:x="0.014cm" svg:y="5.546cm"><text:p/><draw:enhanced-geometry draw:mirror-horizontal="false" draw:mirror-vertical="false" drawooo:sub-view-size="5723890 9525 5723890 9525" draw:text-areas="0 0 ?f0 ?f1" svg:viewBox="0 0 0 0" draw:type="ooxml-non-primitive" draw:enhanced-path="M 5714365 0 L 9144 0 0 0 0 9144 9144 9144 5714365 9144 5714365 0 Z N M 5723585 0 L 5714441 0 5714441 9144 5723585 9144 5723585 0 Z N"><draw:equation draw:name="f0" draw:formula="logwidth"/><draw:equation draw:name="f1" draw:formula="logheight"/></draw:enhanced-geometry></draw:custom-shape><draw:custom-shape draw:name="Graphic 194" draw:style-name="gr46" draw:text-style-name="P735" svg:width="15.922cm" svg:height="0.399cm" svg:x="0cm" svg:y="5.655cm"><text:p/><draw:enhanced-geometry draw:mirror-horizontal="false" draw:mirror-vertical="false" drawooo:sub-view-size="5731510 143510" draw:text-areas="0 0 ?f0 ?f1" svg:viewBox="0 0 0 0" draw:type="ooxml-non-primitive" draw:enhanced-path="M 5731497 0 L 0 0 0 143510 5731497 143510 5731497 0 Z N"><draw:equation draw:name="f0" draw:formula="logwidth"/><draw:equation draw:name="f1" draw:formula="logheight"/></draw:enhanced-geometry></draw:custom-shape><draw:custom-shape draw:name="Graphic 195" draw:style-name="gr35" draw:text-style-name="P736" svg:width="0.008cm" svg:height="0.008cm" svg:x="15.919cm" svg:y="5.657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196" draw:style-name="gr36" draw:text-style-name="P735" svg:width="15.925cm" svg:height="0.391cm" svg:x="0cm" svg:y="5.657cm"><text:p/><draw:enhanced-geometry draw:mirror-horizontal="false" draw:mirror-vertical="false" drawooo:sub-view-size="5732780 140335 5732780 140335" draw:text-areas="0 0 ?f0 ?f1" svg:viewBox="0 0 0 0" draw:type="ooxml-non-primitive" draw:enhanced-path="M 3048 3048 L 0 3048 0 140195 3048 140195 3048 3048 Z N M 5732716 0 L 5729668 0 5729668 3035 5732716 3035 5732716 0 Z N"><draw:equation draw:name="f0" draw:formula="logwidth"/><draw:equation draw:name="f1" draw:formula="logheight"/></draw:enhanced-geometry></draw:custom-shape><draw:custom-shape draw:name="Graphic 197" draw:style-name="gr37" draw:text-style-name="P736" svg:width="0.008cm" svg:height="0.382cm" svg:x="15.919cm" svg:y="5.666cm"><text:p/><draw:enhanced-geometry draw:mirror-horizontal="false" draw:mirror-vertical="false" drawooo:sub-view-size="3175 137160" draw:text-areas="0 0 ?f0 ?f1" svg:viewBox="0 0 0 0" draw:type="ooxml-non-primitive" draw:enhanced-path="M 3047 0 L 0 0 0 137159 3047 137159 3047 0 Z N"><draw:equation draw:name="f0" draw:formula="logwidth"/><draw:equation draw:name="f1" draw:formula="logheight"/></draw:enhanced-geometry></draw:custom-shape><draw:custom-shape draw:name="Graphic 198" draw:style-name="gr38" draw:text-style-name="P735" svg:width="0.008cm" svg:height="0.008cm" svg:x="0cm" svg:y="6.048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199" draw:style-name="gr39" draw:text-style-name="P736" svg:width="15.925cm" svg:height="0.008cm" svg:x="0cm" svg:y="6.048cm"><text:p/><draw:enhanced-geometry draw:mirror-horizontal="false" draw:mirror-vertical="false" drawooo:sub-view-size="5732780 3175 5732780 3175" draw:text-areas="0 0 ?f0 ?f1" svg:viewBox="0 0 0 0" draw:type="ooxml-non-primitive" draw:enhanced-path="M 5729605 0 L 3048 0 0 0 0 3048 3048 3048 5729605 3048 5729605 0 Z N M 5732716 0 L 5729668 0 5729668 3048 5732716 3048 5732716 0 Z N"><draw:equation draw:name="f0" draw:formula="logwidth"/><draw:equation draw:name="f1" draw:formula="logheight"/></draw:enhanced-geometry></draw:custom-shape><draw:custom-shape draw:name="Textbox 200" draw:style-name="gr47" draw:text-style-name="P737" svg:width="15.876cm" svg:height="5.559cm" svg:x="0.026cm" svg:y="0cm"><text:p text:style-name="P728"><text:span text:style-name="T189">Given</text:span><text:span text:style-name="T190"> </text:span><text:span text:style-name="T187">I</text:span><text:span text:style-name="T191"> </text:span><text:span text:style-name="T187">am</text:span><text:span text:style-name="T188"> </text:span><text:span text:style-name="T187">on</text:span><text:span text:style-name="T188"> </text:span><text:span text:style-name="T187">the</text:span><text:span text:style-name="T188"> </text:span><text:span text:style-name="T187">Notification</text:span><text:span text:style-name="T188"> </text:span><text:span text:style-name="T187">Page,</text:span><text:span text:style-name="T188"> </text:span><text:span text:style-name="T189">when </text:span><text:span text:style-name="T187">I</text:span><text:span text:style-name="T191"> </text:span><text:span text:style-name="T187">tap</text:span><text:span text:style-name="T188"> </text:span><text:span text:style-name="T187">on</text:span><text:span text:style-name="T188"> </text:span><text:span text:style-name="T187">a</text:span><text:span text:style-name="T188"> </text:span><text:span text:style-name="T187">tab</text:span><text:span text:style-name="T188"> </text:span><text:span text:style-name="T187">("All,"</text:span><text:span text:style-name="T188"> </text:span><text:span text:style-name="T187">"Offer</text:span><text:span text:style-name="T188"> </text:span><text:span text:style-name="T187">Redeemed," "New Subscribers," "Delivery Request"), </text:span><text:span text:style-name="T189">then </text:span><text:span text:style-name="T187">the selected tab should be highlighted, and the content below should update accordingly.</text:span></text:p><text:p text:style-name="P747"><text:span text:style-name="T187">When I</text:span><text:span text:style-name="T191"> </text:span><text:span text:style-name="T187">tap on notification, I</text:span><text:span text:style-name="T188"> </text:span><text:span text:style-name="T187">can see</text:span><text:span text:style-name="T188"> </text:span><text:span text:style-name="T187">the profile</text:span><text:span text:style-name="T188"> </text:span><text:span text:style-name="T187">of user who redeem the </text:span><text:span text:style-name="T188">offer.</text:span></text:p><text:p text:style-name="P742"><text:span text:style-name="T189">Given</text:span><text:span text:style-name="T190"> </text:span><text:span text:style-name="T187">I</text:span><text:span text:style-name="T191"> </text:span><text:span text:style-name="T187">am</text:span><text:span text:style-name="T188"> </text:span><text:span text:style-name="T187">on</text:span><text:span text:style-name="T188"> </text:span><text:span text:style-name="T187">the</text:span><text:span text:style-name="T188"> </text:span><text:span text:style-name="T187">Notification</text:span><text:span text:style-name="T188"> </text:span><text:span text:style-name="T187">Page,</text:span><text:span text:style-name="T188"> </text:span><text:span text:style-name="T189">when </text:span><text:span text:style-name="T187">I</text:span><text:span text:style-name="T191"> </text:span><text:span text:style-name="T187">tap</text:span><text:span text:style-name="T188"> </text:span><text:span text:style-name="T187">"Accept</text:span><text:span text:style-name="T188"> </text:span><text:span text:style-name="T187">Delivery"</text:span><text:span text:style-name="T188"> </text:span><text:span text:style-name="T187">on</text:span><text:span text:style-name="T188"> </text:span><text:span text:style-name="T187">a</text:span><text:span text:style-name="T191"> </text:span><text:span text:style-name="T187">notification (e.g., "24Hrs Deal 7 Cafe +QR 150.50"), </text:span><text:span text:style-name="T189">then </text:span><text:span text:style-name="T187">a confirmation prompt should appear (e.g., "Are you sure you want to accept this delivery?").</text:span></text:p><text:p text:style-name="P742"><text:span text:style-name="T189">Given</text:span><text:span text:style-name="T190"> </text:span><text:span text:style-name="T187">I</text:span><text:span text:style-name="T191"> </text:span><text:span text:style-name="T187">am</text:span><text:span text:style-name="T188"> </text:span><text:span text:style-name="T187">on</text:span><text:span text:style-name="T188"> </text:span><text:span text:style-name="T187">the</text:span><text:span text:style-name="T188"> </text:span><text:span text:style-name="T187">Notification</text:span><text:span text:style-name="T188"> </text:span><text:span text:style-name="T187">Page,</text:span><text:span text:style-name="T188"> </text:span><text:span text:style-name="T189">when </text:span><text:span text:style-name="T187">I</text:span><text:span text:style-name="T191"> </text:span><text:span text:style-name="T187">view</text:span><text:span text:style-name="T188"> </text:span><text:span text:style-name="T187">a</text:span><text:span text:style-name="T188"> </text:span><text:span text:style-name="T187">"New</text:span><text:span text:style-name="T188"> </text:span><text:span text:style-name="T187">Subscribers"</text:span><text:span text:style-name="T188"> </text:span><text:span text:style-name="T187">notification (e.g., "Eco.Company Local Business"), </text:span><text:span text:style-name="T189">then </text:span><text:span text:style-name="T187">tapping it should take me to the subscriber’s profile p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89" table:style-name="Table89">
        <table:table-column table:style-name="Table89.A"/>
        <table:table-row table:style-name="Table89.1">
          <table:table-cell table:style-name="Table89.A1" office:value-type="string">
            <text:p text:style-name="P236"><text:span text:style-name="T37">[DDVXY-97]</text:span><text:span text:style-name="T44"> </text:span><text:a xlink:type="simple" xlink:href="https://hyperlinkinfosystem.atlassian.net/browse/DDVXY-97" text:style-name="Default_20_Style" text:visited-style-name="Default_20_Style"><text:span text:style-name="T45">Offer</text:span></text:a><text:a xlink:type="simple" xlink:href="https://hyperlinkinfosystem.atlassian.net/browse/DDVXY-97" text:style-name="Default_20_Style" text:visited-style-name="Default_20_Style"><text:span text:style-name="T56"> </text:span></text:a><text:a xlink:type="simple" xlink:href="https://hyperlinkinfosystem.atlassian.net/browse/DDVXY-97" text:style-name="Default_20_Style" text:visited-style-name="Default_20_Style"><text:span text:style-name="T45">%</text:span></text:a><text:a xlink:type="simple" xlink:href="https://hyperlinkinfosystem.atlassian.net/browse/DDVXY-97" text:style-name="Default_20_Style" text:visited-style-name="Default_20_Style"><text:span text:style-name="T51"> </text:span></text:a><text:a xlink:type="simple" xlink:href="https://hyperlinkinfosystem.atlassian.net/browse/DDVXY-97" text:style-name="Default_20_Style" text:visited-style-name="Default_20_Style"><text:span text:style-name="T45">tab</text:span></text:a><text:span text:style-name="T50"> </text:span><text:span text:style-name="T70">Created:</text:span><text:span text:style-name="T73"> </text:span><text:span text:style-name="T70">04/Jun/25</text:span><text:span text:style-name="T75"> </text:span><text:span text:style-name="T70">Updated:</text:span><text:span text:style-name="T73"> </text:span><text:span text:style-name="T74">04/Jun/25</text:span></text:p>
          </table:table-cell>
        </table:table-row>
      </table:table>
      <text:p text:style-name="P519"/>
      <text:p text:style-name="P520"/>
      <text:p text:style-name="P521"><draw:custom-shape text:anchor-type="char" draw:z-index="75" draw:name="Textbox 201"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36" draw:name="Textbox 202" draw:style-name="gr44" draw:text-style-name="P744" svg:width="15.876cm" svg:height="9.171cm"><text:list xml:id="list3759871261" text:style-name="WWNum70"><text:list-item><text:p text:style-name="P604">I<text:span text:style-name="T141"> </text:span>will<text:span text:style-name="T135"> </text:span>have<text:span text:style-name="T141"> </text:span>upgrade<text:span text:style-name="T141"> </text:span>now<text:span text:style-name="T138"> </text:span>option,<text:span text:style-name="T135"> </text:span>at<text:span text:style-name="T135"> </text:span>the<text:span text:style-name="T141"> </text:span>top<text:span text:style-name="T135"> </text:span>of<text:span text:style-name="T135"> </text:span>the<text:span text:style-name="T141"> </text:span>page.<text:span text:style-name="T135"> </text:span>When I<text:span text:style-name="T151"> </text:span>tap<text:span text:style-name="T135"> </text:span>on<text:span text:style-name="T135"> </text:span>it, I<text:span text:style-name="T151"> </text:span>will<text:span text:style-name="T135"> </text:span>go<text:span text:style-name="T135"> </text:span>to subscription plan page.</text:p></text:list-item><text:list-item><text:p text:style-name="P605">I<text:span text:style-name="T147"> </text:span>will<text:span text:style-name="T141"> </text:span>have<text:span text:style-name="T147"> </text:span>the<text:span text:style-name="T141"> </text:span>count<text:span text:style-name="T141"> </text:span>(“13”)<text:span text:style-name="T141"> </text:span>of<text:span text:style-name="T141"> </text:span>offers<text:span text:style-name="T147"> </text:span>that<text:span text:style-name="T138"> </text:span>I<text:span text:style-name="T141"> </text:span>have<text:span text:style-name="T147"> </text:span>posted<text:span text:style-name="T141"> </text:span>and<text:span text:style-name="T135"> </text:span>remaining<text:span text:style-name="T141"> </text:span>offers<text:span text:style-name="T147"> </text:span>count <text:span text:style-name="T135">(37).</text:span></text:p></text:list-item><text:list-item><text:p text:style-name="P606">I<text:span text:style-name="T147"> </text:span>will<text:span text:style-name="T141"> </text:span>have<text:span text:style-name="T147"> </text:span>sponser<text:span text:style-name="T145"> </text:span>offers<text:span text:style-name="T147"> </text:span>in<text:span text:style-name="T141"> </text:span>horizontally<text:span text:style-name="T141"> </text:span>scrolling<text:span text:style-name="T138"> </text:span>(The<text:span text:style-name="T147"> </text:span>slide<text:span text:style-name="T147"> </text:span>show<text:span text:style-name="T147"> </text:span>of<text:span text:style-name="T147"> </text:span>those<text:span text:style-name="T135"> </text:span>offers listed on RedeemPlus store which they have paid the 5$).</text:p></text:list-item><text:list-item><text:p text:style-name="P714">I<text:span text:style-name="T135"> </text:span>will have<text:span text:style-name="T138"> </text:span>search<text:span text:style-name="T138"> </text:span>bar and map <text:span text:style-name="T135">button.</text:span></text:p><text:list><text:list-item><text:p text:style-name="P713">When<text:span text:style-name="T138"> </text:span>I<text:span text:style-name="T152"> </text:span>tap<text:span text:style-name="T141"> </text:span>on<text:span text:style-name="T141"> </text:span>search<text:span text:style-name="T141"> </text:span>bar,<text:span text:style-name="T141"> </text:span>I<text:span text:style-name="T147"> </text:span>will<text:span text:style-name="T141"> </text:span>go<text:span text:style-name="T141"> </text:span>to<text:span text:style-name="T141"> </text:span>search<text:span text:style-name="T141"> </text:span>page<text:span text:style-name="T135"> </text:span>where<text:span text:style-name="T141"> </text:span>I<text:span text:style-name="T141"> </text:span>can<text:span text:style-name="T141"> </text:span>search<text:span text:style-name="T141"> </text:span>offers and user.</text:p></text:list-item><text:list-item><text:p text:style-name="P710">When<text:span text:style-name="T143"> </text:span>I<text:span text:style-name="T147"> </text:span>tap on map button,<text:span text:style-name="T138"> </text:span>I<text:span text:style-name="T138"> </text:span>will go to map <text:span text:style-name="T135">screen.</text:span></text:p></text:list-item></text:list></text:list-item><text:list-item><text:p text:style-name="P715">I<text:span text:style-name="T135"> </text:span>will<text:span text:style-name="T138"> </text:span>have<text:span text:style-name="T138"> </text:span>categories<text:span text:style-name="T135"> </text:span>like<text:span text:style-name="T138"> </text:span>“Buy<text:span text:style-name="T138"> </text:span>1 get<text:span text:style-name="T138"> </text:span>1<text:span text:style-name="T138"> </text:span>free”,<text:span text:style-name="T153"> </text:span>“Discount<text:span text:style-name="T138"> </text:span>deal“, “Package<text:span text:style-name="T135"> </text:span>deal“, <text:span text:style-name="T145">“24</text:span></text:p></text:list-item></text:list><text:p text:style-name="P704">hours<text:span text:style-name="T152"> </text:span><text:span text:style-name="T147">deal.</text:span></text:p><text:list xml:id="list124225479182012" text:continue-numbering="true" text:style-name="WWNum70"><text:list-item><text:p text:style-name="P716">When<text:span text:style-name="T141"> </text:span>user<text:span text:style-name="T138"> </text:span>tap<text:span text:style-name="T138"> </text:span>on any<text:span text:style-name="T138"> </text:span>category<text:span text:style-name="T135"> </text:span>they will<text:span text:style-name="T138"> </text:span>have<text:span text:style-name="T141"> </text:span>the<text:span text:style-name="T143"> </text:span>offers<text:span text:style-name="T135"> </text:span>of<text:span text:style-name="T138"> </text:span>that <text:span text:style-name="T135">categories.</text:span></text:p></text:list-item><text:list-item><text:p text:style-name="P629">I<text:span text:style-name="T152"> </text:span>view<text:span text:style-name="T147"> </text:span>the<text:span text:style-name="T147"> </text:span>"Redeemplus"<text:span text:style-name="T141"> </text:span>profile<text:span text:style-name="T147"> </text:span>section,<text:span text:style-name="T138"> </text:span><text:span text:style-name="T133">then</text:span><text:span text:style-name="T136"> </text:span>it<text:span text:style-name="T141"> </text:span>should<text:span text:style-name="T141"> </text:span>display<text:span text:style-name="T141"> </text:span>the<text:span text:style-name="T147"> </text:span>same<text:span text:style-name="T141"> </text:span>stats<text:span text:style-name="T147"> </text:span>(e.g., "52.1K,"<text:span text:style-name="T141"> </text:span>"16.2K,"<text:span text:style-name="T141"> </text:span>"726<text:span text:style-name="T135"> </text:span>Redeemed")<text:span text:style-name="T138"> </text:span>and<text:span text:style-name="T135"> </text:span>buttons<text:span text:style-name="T141"> </text:span>("Subscribed,"<text:span text:style-name="T141"> </text:span>"Contact")<text:span text:style-name="T135"> </text:span>in<text:span text:style-name="T135"> </text:span>both views with consistent styling.</text:p></text:list-item><text:list-item><text:p text:style-name="P716">User<text:span text:style-name="T138"> </text:span>can<text:span text:style-name="T138"> </text:span>do<text:span text:style-name="T138"> </text:span>subscribe, and contact<text:span text:style-name="T138"> </text:span>to<text:span text:style-name="T138"> </text:span>R+<text:span text:style-name="T138"> </text:span><text:span text:style-name="T135">shop.</text:span></text:p></text:list-item><text:list-item><text:p text:style-name="P630">If<text:span text:style-name="T147"> </text:span>user already<text:span text:style-name="T138"> </text:span>subscribed,<text:span text:style-name="T138"> </text:span>then<text:span text:style-name="T138"> </text:span>“Subscribed”<text:span text:style-name="T135"> </text:span>label<text:span text:style-name="T135"> </text:span>will<text:span text:style-name="T138"> </text:span>be<text:span text:style-name="T138"> </text:span>shown<text:span text:style-name="T138"> </text:span>with<text:span text:style-name="T138"> </text:span>heart<text:span text:style-name="T138"> </text:span><text:span text:style-name="T135">icon.</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p text:style-name="P554"><draw:g text:anchor-type="as-char" draw:z-index="37" draw:name="Shape17" draw:style-name="gr42"><draw:custom-shape draw:name="Graphic 204" draw:style-name="gr33" draw:text-style-name="P734" svg:width="15.9cm" svg:height="0.025cm" svg:x="0.014cm" svg:y="5.593cm"><text:p/><draw:enhanced-geometry draw:mirror-horizontal="false" draw:mirror-vertical="false" drawooo:sub-view-size="5723890 9525 5723890 9525" draw:text-areas="0 0 ?f0 ?f1" svg:viewBox="0 0 0 0" draw:type="ooxml-non-primitive" draw:enhanced-path="M 5714365 0 L 9144 0 0 0 0 9144 9144 9144 5714365 9144 5714365 0 Z N M 5723585 0 L 5714441 0 5714441 9144 5723585 9144 5723585 0 Z N"><draw:equation draw:name="f0" draw:formula="logwidth"/><draw:equation draw:name="f1" draw:formula="logheight"/></draw:enhanced-geometry></draw:custom-shape><draw:custom-shape draw:name="Graphic 205" draw:style-name="gr34" draw:text-style-name="P735" svg:width="15.922cm" svg:height="0.398cm" svg:x="0cm" svg:y="5.703cm"><text:p/><draw:enhanced-geometry draw:mirror-horizontal="false" draw:mirror-vertical="false" drawooo:sub-view-size="5731510 142875" draw:text-areas="0 0 ?f0 ?f1" svg:viewBox="0 0 0 0" draw:type="ooxml-non-primitive" draw:enhanced-path="M 5731497 0 L 0 0 0 142875 5731497 142875 5731497 0 Z N"><draw:equation draw:name="f0" draw:formula="logwidth"/><draw:equation draw:name="f1" draw:formula="logheight"/></draw:enhanced-geometry></draw:custom-shape><draw:custom-shape draw:name="Graphic 206" draw:style-name="gr35" draw:text-style-name="P736" svg:width="0.008cm" svg:height="0.008cm" svg:x="15.919cm" svg:y="5.703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207" draw:style-name="gr36" draw:text-style-name="P735" svg:width="15.925cm" svg:height="0.391cm" svg:x="0cm" svg:y="5.703cm"><text:p/><draw:enhanced-geometry draw:mirror-horizontal="false" draw:mirror-vertical="false" drawooo:sub-view-size="5732780 140335 5732780 140335" draw:text-areas="0 0 ?f0 ?f1" svg:viewBox="0 0 0 0" draw:type="ooxml-non-primitive" draw:enhanced-path="M 3048 3048 L 0 3048 0 140208 3048 140208 3048 3048 Z N M 5732716 0 L 5729668 0 5729668 3048 5732716 3048 5732716 0 Z N"><draw:equation draw:name="f0" draw:formula="logwidth"/><draw:equation draw:name="f1" draw:formula="logheight"/></draw:enhanced-geometry></draw:custom-shape><draw:custom-shape draw:name="Graphic 208" draw:style-name="gr37" draw:text-style-name="P736" svg:width="0.008cm" svg:height="0.382cm" svg:x="15.919cm" svg:y="5.711cm"><text:p/><draw:enhanced-geometry draw:mirror-horizontal="false" draw:mirror-vertical="false" drawooo:sub-view-size="3175 137160" draw:text-areas="0 0 ?f0 ?f1" svg:viewBox="0 0 0 0" draw:type="ooxml-non-primitive" draw:enhanced-path="M 3047 0 L 0 0 0 137159 3047 137159 3047 0 Z N"><draw:equation draw:name="f0" draw:formula="logwidth"/><draw:equation draw:name="f1" draw:formula="logheight"/></draw:enhanced-geometry></draw:custom-shape><draw:custom-shape draw:name="Graphic 209" draw:style-name="gr38" draw:text-style-name="P735" svg:width="0.008cm" svg:height="0.008cm" svg:x="0cm" svg:y="6.094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210" draw:style-name="gr39" draw:text-style-name="P736" svg:width="15.925cm" svg:height="0.008cm" svg:x="0cm" svg:y="6.094cm"><text:p/><draw:enhanced-geometry draw:mirror-horizontal="false" draw:mirror-vertical="false" drawooo:sub-view-size="5732780 3175 5732780 3175" draw:text-areas="0 0 ?f0 ?f1" svg:viewBox="0 0 0 0" draw:type="ooxml-non-primitive" draw:enhanced-path="M 5729605 0 L 3048 0 0 0 0 3048 3048 3048 5729605 3048 5729605 0 Z N M 5732716 0 L 5729668 0 5729668 3048 5732716 3048 5732716 0 Z N"><draw:equation draw:name="f0" draw:formula="logwidth"/><draw:equation draw:name="f1" draw:formula="logheight"/></draw:enhanced-geometry></draw:custom-shape><draw:custom-shape draw:name="Textbox 211" draw:style-name="gr43" draw:text-style-name="P737" svg:width="15.876cm" svg:height="5.605cm" svg:x="0.026cm" svg:y="0cm"><text:p text:style-name="P728"><text:span text:style-name="T187">I view the page in either view, </text:span><text:span text:style-name="T189">then </text:span><text:span text:style-name="T187">the filter tabs ("All," "Buy &amp; Get Free," "Discount,"</text:span><text:span text:style-name="T191"> </text:span><text:span text:style-name="T187">"Package,"</text:span><text:span text:style-name="T191"> </text:span><text:span text:style-name="T187">"24</text:span><text:span text:style-name="T191"> </text:span><text:span text:style-name="T187">Hrs</text:span><text:span text:style-name="T191"> </text:span><text:span text:style-name="T187">Deals")</text:span><text:span text:style-name="T191"> </text:span><text:span text:style-name="T187">should</text:span><text:span text:style-name="T191"> </text:span><text:span text:style-name="T187">be</text:span><text:span text:style-name="T188"> </text:span><text:span text:style-name="T187">scrollable</text:span><text:span text:style-name="T191"> </text:span><text:span text:style-name="T187">horizontally</text:span><text:span text:style-name="T191"> </text:span><text:span text:style-name="T187">and highlight the selected tab with a consistent design.</text:span></text:p><text:p text:style-name="P745"><text:span text:style-name="T187">I</text:span><text:span text:style-name="T188"> </text:span><text:span text:style-name="T187">can view all</text:span><text:span text:style-name="T188"> </text:span><text:span text:style-name="T187">the offers</text:span><text:span text:style-name="T188"> list.</text:span></text:p><text:p text:style-name="P743"><text:span text:style-name="T187">I</text:span><text:span text:style-name="T188"> </text:span><text:span text:style-name="T187">can Save the</text:span><text:span text:style-name="T188"> </text:span><text:span text:style-name="T187">offer and</text:span><text:span text:style-name="T192"> </text:span><text:span text:style-name="T187">can open the option by taping on 3 dots </text:span><text:span text:style-name="T188">menu.</text:span></text:p><text:p text:style-name="P746"><text:span text:style-name="T187"/></text:p><text:p text:style-name="P742"><text:span text:style-name="T187">I</text:span><text:span text:style-name="T191"> </text:span><text:span text:style-name="T187">use</text:span><text:span text:style-name="T188"> </text:span><text:span text:style-name="T187">the</text:span><text:span text:style-name="T188"> </text:span><text:span text:style-name="T187">"Sort"</text:span><text:span text:style-name="T188"> </text:span><text:span text:style-name="T187">or</text:span><text:span text:style-name="T188"> </text:span><text:span text:style-name="T187">"Filter"</text:span><text:span text:style-name="T188"> </text:span><text:span text:style-name="T187">options, </text:span><text:span text:style-name="T189">then</text:span><text:span text:style-name="T190"> </text:span><text:span text:style-name="T187">the</text:span><text:span text:style-name="T188"> </text:span><text:span text:style-name="T187">results</text:span><text:span text:style-name="T188"> </text:span><text:span text:style-name="T187">should</text:span><text:span text:style-name="T188"> </text:span><text:span text:style-name="T187">update</text:span><text:span text:style-name="T188"> </text:span><text:span text:style-name="T187">dynamically,</text:span><text:span text:style-name="T188"> </text:span><text:span text:style-name="T187">and the selected sort/filter should be clearly indicated (e.g., "Sort: Rating 4.5+").</text:span></text:p><text:p text:style-name="P742"><text:span text:style-name="T187">When</text:span><text:span text:style-name="T188"> </text:span><text:span text:style-name="T187">user tap on “Redeem“ button from the</text:span><text:span text:style-name="T188"> </text:span><text:span text:style-name="T187">list, they will move to redeem</text:span><text:span text:style-name="T192"> </text:span><text:span text:style-name="T188">request</text:span></text:p><text:p text:style-name="P742"><text:span text:style-name="T188">scre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92" table:style-name="Table92">
        <table:table-column table:style-name="Table92.A"/>
        <table:table-row table:style-name="Table92.1">
          <table:table-cell table:style-name="Table92.A1" office:value-type="string">
            <text:p text:style-name="P236"><text:span text:style-name="T37">[DDVXY-101]</text:span><text:span text:style-name="T42"> </text:span><text:a xlink:type="simple" xlink:href="https://hyperlinkinfosystem.atlassian.net/browse/DDVXY-101" text:style-name="Default_20_Style" text:visited-style-name="Default_20_Style"><text:span text:style-name="T45">Offer</text:span></text:a><text:a xlink:type="simple" xlink:href="https://hyperlinkinfosystem.atlassian.net/browse/DDVXY-101" text:style-name="Default_20_Style" text:visited-style-name="Default_20_Style"><text:span text:style-name="T56"> </text:span></text:a><text:a xlink:type="simple" xlink:href="https://hyperlinkinfosystem.atlassian.net/browse/DDVXY-101" text:style-name="Default_20_Style" text:visited-style-name="Default_20_Style"><text:span text:style-name="T45">%</text:span></text:a><text:a xlink:type="simple" xlink:href="https://hyperlinkinfosystem.atlassian.net/browse/DDVXY-101" text:style-name="Default_20_Style" text:visited-style-name="Default_20_Style"><text:span text:style-name="T51"> </text:span></text:a><text:a xlink:type="simple" xlink:href="https://hyperlinkinfosystem.atlassian.net/browse/DDVXY-101" text:style-name="Default_20_Style" text:visited-style-name="Default_20_Style"><text:span text:style-name="T45">tab</text:span></text:a><text:a xlink:type="simple" xlink:href="https://hyperlinkinfosystem.atlassian.net/browse/DDVXY-101" text:style-name="Default_20_Style" text:visited-style-name="Default_20_Style"><text:span text:style-name="T51"> </text:span></text:a><text:a xlink:type="simple" xlink:href="https://hyperlinkinfosystem.atlassian.net/browse/DDVXY-101" text:style-name="Default_20_Style" text:visited-style-name="Default_20_Style"><text:span text:style-name="T45">filter</text:span></text:a><text:span text:style-name="T50"> </text:span><text:span text:style-name="T70">Created:</text:span><text:span text:style-name="T81"> </text:span><text:span text:style-name="T70">04/Jun/25</text:span><text:span text:style-name="T85"> </text:span><text:span text:style-name="T70">Updated:</text:span><text:span text:style-name="T81"> </text:span><text:span text:style-name="T74">04/Jun/25</text:span></text:p>
          </table:table-cell>
        </table:table-row>
      </table:table>
      <text:p text:style-name="P519"/>
      <text:p text:style-name="P520"/>
      <text:p text:style-name="P521"><draw:custom-shape text:anchor-type="char" draw:z-index="76" draw:name="Textbox 212" draw:style-name="gr6" draw:text-style-name="P732" svg:width="2.414cm" svg:height="0.599cm" svg:x="2.542cm" svg:y="0.483cm"><text:p text:style-name="P1"><text:span text:style-name="T125">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3"><draw:custom-shape text:anchor-type="as-char" draw:z-index="38" draw:name="Textbox 213" draw:style-name="gr41" draw:text-style-name="P744" svg:width="15.876cm" svg:height="9.397cm"><text:p text:style-name="P540">As<text:span text:style-name="T141"> </text:span>a<text:span text:style-name="T147"> </text:span>user,<text:span text:style-name="T138"> </text:span>I<text:span text:style-name="T141"> </text:span>want<text:span text:style-name="T135"> </text:span>the<text:span text:style-name="T141"> </text:span>Offers<text:span text:style-name="T141"> </text:span>Page<text:span text:style-name="T147"> </text:span>to<text:span text:style-name="T135"> </text:span>have<text:span text:style-name="T141"> </text:span>enhanced<text:span text:style-name="T135"> </text:span>sorting<text:span text:style-name="T135"> </text:span>and<text:span text:style-name="T135"> </text:span>filtering<text:span text:style-name="T135"> </text:span>options<text:span text:style-name="T141"> </text:span>so<text:span text:style-name="T135"> </text:span>that<text:span text:style-name="T135"> </text:span>I<text:span text:style-name="T151"> </text:span>can easily find the most relevant offers based on my preferences.</text:p><text:p text:style-name="P557"/><text:p text:style-name="P2"><text:span text:style-name="T88">Acceptance</text:span><text:span text:style-name="T93"> </text:span><text:span text:style-name="T86">Criteria:</text:span></text:p><text:p text:style-name="P559"/><text:list xml:id="list1142245393" text:style-name="WWNum72"><text:list-item><text:p text:style-name="P607"><text:span text:style-name="T133">Given</text:span><text:span text:style-name="T139"> </text:span>I<text:span text:style-name="T151"> </text:span>am<text:span text:style-name="T135"> </text:span>on<text:span text:style-name="T135"> </text:span>the<text:span text:style-name="T141"> </text:span>Offers<text:span text:style-name="T138"> </text:span>Page,<text:span text:style-name="T138"> </text:span><text:span text:style-name="T133">when </text:span>I<text:span text:style-name="T151"> </text:span>tap<text:span text:style-name="T135"> </text:span>the<text:span text:style-name="T141"> </text:span>"Sort"<text:span text:style-name="T141"> </text:span>button,<text:span text:style-name="T138"> </text:span><text:span text:style-name="T133">then</text:span><text:span text:style-name="T136"> </text:span>the<text:span text:style-name="T135"> </text:span>sort<text:span text:style-name="T135"> </text:span>modal should display options ("Lowest Price First," "Highest Price First," "Near By," "Redeemable In Store Only," "Delivery Available") with the currently selected option checked (e.g., "Lowest Price First").</text:p></text:list-item><text:list-item><text:p text:style-name="P608"><text:span text:style-name="T133">Given</text:span><text:span text:style-name="T136"> </text:span>I<text:span text:style-name="T151"> </text:span>am<text:span text:style-name="T141"> </text:span>on<text:span text:style-name="T141"> </text:span>the<text:span text:style-name="T147"> </text:span>Offers<text:span text:style-name="T135"> </text:span>Page,<text:span text:style-name="T135"> </text:span><text:span text:style-name="T133">when</text:span><text:span text:style-name="T139"> </text:span>I<text:span text:style-name="T151"> </text:span>tap<text:span text:style-name="T141"> </text:span>the<text:span text:style-name="T147"> </text:span>"Filter"<text:span text:style-name="T147"> </text:span>button,<text:span text:style-name="T135"> </text:span><text:span text:style-name="T133">then</text:span><text:span text:style-name="T136"> </text:span>the<text:span text:style-name="T141"> </text:span>filter<text:span text:style-name="T141"> </text:span>modal should display rating options ("Top Rated 4.0 – 5.0," "Moderate Rated 3.0 – 3.9," "Low Rated 1.0 – 2.9") with the ability to select multiple options.</text:p></text:list-item><text:list-item><text:p text:style-name="P609"><text:span text:style-name="T133">Given</text:span><text:span text:style-name="T136"> </text:span>I<text:span text:style-name="T151"> </text:span>am<text:span text:style-name="T135"> </text:span>on<text:span text:style-name="T135"> </text:span>the<text:span text:style-name="T141"> </text:span>Offers<text:span text:style-name="T135"> </text:span>Page,<text:span text:style-name="T135"> </text:span><text:span text:style-name="T133">when</text:span><text:span text:style-name="T139"> </text:span>I<text:span text:style-name="T151"> </text:span>apply<text:span text:style-name="T135"> </text:span>a<text:span text:style-name="T135"> </text:span>sort<text:span text:style-name="T135"> </text:span>option<text:span text:style-name="T135"> </text:span>(e.g.,<text:span text:style-name="T135"> </text:span>"Near<text:span text:style-name="T135"> </text:span>By"),<text:span text:style-name="T135"> </text:span><text:span text:style-name="T133">then </text:span>the offer list should update dynamically, and the sort button should display the selected option (e.g., "Sort: Near By").</text:p></text:list-item><text:list-item><text:p text:style-name="P610"><text:span text:style-name="T133">Given </text:span>I am on the Offers Page, <text:span text:style-name="T133">when </text:span>I apply a rating filter (e.g., "Top Rated 4.0 – 5.0"),<text:span text:style-name="T147"> </text:span><text:span text:style-name="T133">then</text:span><text:span text:style-name="T142"> </text:span>the<text:span text:style-name="T141"> </text:span>offer<text:span text:style-name="T141"> </text:span>list<text:span text:style-name="T141"> </text:span>should<text:span text:style-name="T141"> </text:span>update<text:span text:style-name="T141"> </text:span>to<text:span text:style-name="T141"> </text:span>show<text:span text:style-name="T147"> </text:span>only<text:span text:style-name="T141"> </text:span>offers<text:span text:style-name="T147"> </text:span>within<text:span text:style-name="T141"> </text:span>the<text:span text:style-name="T147"> </text:span>selected<text:span text:style-name="T141"> </text:span>rating range, and the filter button should indicate the applied filter (e.g., "Filter: Top <text:span text:style-name="T135">Rated").</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p text:style-name="P555"><draw:g text:anchor-type="as-char" draw:z-index="39" draw:name="Shape18" draw:style-name="gr32"><draw:custom-shape draw:name="Graphic 216" draw:style-name="gr33" draw:text-style-name="P734" svg:width="15.9cm" svg:height="0.025cm" svg:x="0.014cm" svg:y="4.523cm"><text:p/><draw:enhanced-geometry draw:mirror-horizontal="false" draw:mirror-vertical="false" drawooo:sub-view-size="5723890 9525 5723890 9525" draw:text-areas="0 0 ?f0 ?f1" svg:viewBox="0 0 0 0" draw:type="ooxml-non-primitive" draw:enhanced-path="M 5714365 0 L 9144 0 0 0 0 9144 9144 9144 5714365 9144 5714365 0 Z N M 5723585 0 L 5714441 0 5714441 9144 5723585 9144 5723585 0 Z N"><draw:equation draw:name="f0" draw:formula="logwidth"/><draw:equation draw:name="f1" draw:formula="logheight"/></draw:enhanced-geometry></draw:custom-shape><draw:custom-shape draw:name="Graphic 217" draw:style-name="gr34" draw:text-style-name="P735" svg:width="15.922cm" svg:height="0.398cm" svg:x="0cm" svg:y="4.632cm"><text:p/><draw:enhanced-geometry draw:mirror-horizontal="false" draw:mirror-vertical="false" drawooo:sub-view-size="5731510 142875" draw:text-areas="0 0 ?f0 ?f1" svg:viewBox="0 0 0 0" draw:type="ooxml-non-primitive" draw:enhanced-path="M 5731497 0 L 5729910 0 3352 0 304 0 0 0 0 142875 5731497 142875 5731497 0 Z N"><draw:equation draw:name="f0" draw:formula="logwidth"/><draw:equation draw:name="f1" draw:formula="logheight"/></draw:enhanced-geometry></draw:custom-shape><draw:custom-shape draw:name="Graphic 218" draw:style-name="gr35" draw:text-style-name="P736" svg:width="0.008cm" svg:height="0.008cm" svg:x="15.919cm" svg:y="4.632cm"><text:p/><draw:enhanced-geometry draw:mirror-horizontal="false" draw:mirror-vertical="false" drawooo:sub-view-size="3175 3175" draw:text-areas="0 0 ?f0 ?f1" svg:viewBox="0 0 0 0" draw:type="ooxml-non-primitive" draw:enhanced-path="M 3047 0 L 0 0 0 3048 3047 3048 3047 0 Z N"><draw:equation draw:name="f0" draw:formula="logwidth"/><draw:equation draw:name="f1" draw:formula="logheight"/></draw:enhanced-geometry></draw:custom-shape><draw:custom-shape draw:name="Graphic 219" draw:style-name="gr36" draw:text-style-name="P735" svg:width="15.925cm" svg:height="0.391cm" svg:x="0cm" svg:y="4.632cm"><text:p/><draw:enhanced-geometry draw:mirror-horizontal="false" draw:mirror-vertical="false" drawooo:sub-view-size="5732780 140335 5732780 140335" draw:text-areas="0 0 ?f0 ?f1" svg:viewBox="0 0 0 0" draw:type="ooxml-non-primitive" draw:enhanced-path="M 3048 3048 L 0 3048 0 140208 3048 140208 3048 3048 Z N M 5732716 0 L 5729668 0 5729668 3048 5732716 3048 5732716 0 Z N"><draw:equation draw:name="f0" draw:formula="logwidth"/><draw:equation draw:name="f1" draw:formula="logheight"/></draw:enhanced-geometry></draw:custom-shape><draw:custom-shape draw:name="Graphic 220" draw:style-name="gr37" draw:text-style-name="P736" svg:width="0.008cm" svg:height="0.382cm" svg:x="15.919cm" svg:y="4.641cm"><text:p/><draw:enhanced-geometry draw:mirror-horizontal="false" draw:mirror-vertical="false" drawooo:sub-view-size="3175 137160" draw:text-areas="0 0 ?f0 ?f1" svg:viewBox="0 0 0 0" draw:type="ooxml-non-primitive" draw:enhanced-path="M 3047 0 L 0 0 0 137159 3047 137159 3047 0 Z N"><draw:equation draw:name="f0" draw:formula="logwidth"/><draw:equation draw:name="f1" draw:formula="logheight"/></draw:enhanced-geometry></draw:custom-shape><draw:custom-shape draw:name="Graphic 221" draw:style-name="gr38" draw:text-style-name="P735" svg:width="0.008cm" svg:height="0.008cm" svg:x="0cm" svg:y="5.024cm"><text:p/><draw:enhanced-geometry draw:mirror-horizontal="false" draw:mirror-vertical="false" drawooo:sub-view-size="3175 3175" draw:text-areas="0 0 ?f0 ?f1" svg:viewBox="0 0 0 0" draw:type="ooxml-non-primitive" draw:enhanced-path="M 3047 0 L 0 0 0 3047 3047 3047 3047 0 Z N"><draw:equation draw:name="f0" draw:formula="logwidth"/><draw:equation draw:name="f1" draw:formula="logheight"/></draw:enhanced-geometry></draw:custom-shape><draw:custom-shape draw:name="Graphic 222" draw:style-name="gr39" draw:text-style-name="P736" svg:width="15.925cm" svg:height="0.008cm" svg:x="0cm" svg:y="5.024cm"><text:p/><draw:enhanced-geometry draw:mirror-horizontal="false" draw:mirror-vertical="false" drawooo:sub-view-size="5732780 3175 5732780 3175" draw:text-areas="0 0 ?f0 ?f1" svg:viewBox="0 0 0 0" draw:type="ooxml-non-primitive" draw:enhanced-path="M 5729605 0 L 3048 0 0 0 0 3035 3048 3035 5729605 3035 5729605 0 Z N M 5732716 0 L 5729668 0 5729668 3035 5732716 3035 5732716 0 Z N"><draw:equation draw:name="f0" draw:formula="logwidth"/><draw:equation draw:name="f1" draw:formula="logheight"/></draw:enhanced-geometry></draw:custom-shape><draw:custom-shape draw:name="Textbox 223" draw:style-name="gr40" draw:text-style-name="P737" svg:width="15.876cm" svg:height="4.534cm" svg:x="0.026cm" svg:y="0cm"><text:p text:style-name="P728"><text:span text:style-name="T189">Given</text:span><text:span text:style-name="T190"> </text:span><text:span text:style-name="T187">I</text:span><text:span text:style-name="T191"> </text:span><text:span text:style-name="T187">am on the</text:span><text:span text:style-name="T188"> </text:span><text:span text:style-name="T187">Offers Page, </text:span><text:span text:style-name="T189">when </text:span><text:span text:style-name="T187">I</text:span><text:span text:style-name="T188"> </text:span><text:span text:style-name="T187">tap "Complete" in the sort or filter </text:span><text:span text:style-name="T188">modal,</text:span></text:p><text:p text:style-name="P742"><text:span text:style-name="T189">then </text:span><text:span text:style-name="T187">the modal should close and selected filter</text:span><text:span text:style-name="T188"> </text:span><text:span text:style-name="T187">will be </text:span><text:span text:style-name="T188">applied.</text:span></text:p><text:p text:style-name="P742"><text:span text:style-name="T189">Given </text:span><text:span text:style-name="T187">I am on the Offers Page, </text:span><text:span text:style-name="T189">when </text:span><text:span text:style-name="T187">I apply both sort and filter options, </text:span><text:span text:style-name="T189">then </text:span><text:span text:style-name="T187">the offer</text:span><text:span text:style-name="T188"> </text:span><text:span text:style-name="T187">list</text:span><text:span text:style-name="T188"> </text:span><text:span text:style-name="T187">should</text:span><text:span text:style-name="T188"> </text:span><text:span text:style-name="T187">reflect</text:span><text:span text:style-name="T188"> </text:span><text:span text:style-name="T187">both</text:span><text:span text:style-name="T188"> </text:span><text:span text:style-name="T187">criteria</text:span><text:span text:style-name="T191"> </text:span><text:span text:style-name="T187">(e.g.,</text:span><text:span text:style-name="T188"> </text:span><text:span text:style-name="T187">Top</text:span><text:span text:style-name="T188"> </text:span><text:span text:style-name="T187">Rated</text:span><text:span text:style-name="T188"> </text:span><text:span text:style-name="T187">offers</text:span><text:span text:style-name="T188"> </text:span><text:span text:style-name="T187">sorted</text:span><text:span text:style-name="T188"> </text:span><text:span text:style-name="T187">by</text:span><text:span text:style-name="T188"> </text:span><text:span text:style-name="T187">proximity),</text:span><text:span text:style-name="T188"> </text:span><text:span text:style-name="T187">and the UI should clearly indicate both applied settings.</text:span></text:p><text:p text:style-name="P743"><text:span text:style-name="T189">Given</text:span><text:span text:style-name="T190"> </text:span><text:span text:style-name="T187">I</text:span><text:span text:style-name="T191"> </text:span><text:span text:style-name="T187">am</text:span><text:span text:style-name="T188"> </text:span><text:span text:style-name="T187">on</text:span><text:span text:style-name="T188"> </text:span><text:span text:style-name="T187">the</text:span><text:span text:style-name="T188"> </text:span><text:span text:style-name="T187">Offers</text:span><text:span text:style-name="T188"> </text:span><text:span text:style-name="T187">Page,</text:span><text:span text:style-name="T188"> </text:span><text:span text:style-name="T189">when</text:span><text:span text:style-name="T190"> </text:span><text:span text:style-name="T187">no</text:span><text:span text:style-name="T188"> </text:span><text:span text:style-name="T187">offers</text:span><text:span text:style-name="T188"> </text:span><text:span text:style-name="T187">match</text:span><text:span text:style-name="T188"> </text:span><text:span text:style-name="T187">the</text:span><text:span text:style-name="T188"> </text:span><text:span text:style-name="T187">applied</text:span><text:span text:style-name="T188"> </text:span><text:span text:style-name="T187">filter, </text:span><text:span text:style-name="T189">then</text:span><text:span text:style-name="T190"> </text:span><text:span text:style-name="T187">a message should display (e.g., "No offers found. Try adjusting your filters.").</text:span></text:p><text:p text:style-name="P742"><text:span text:style-name="T187">When</text:span><text:span text:style-name="T188"> </text:span><text:span text:style-name="T187">user tap on “filter” button, they will have</text:span><text:span text:style-name="T188"> </text:span><text:span text:style-name="T187">the category filter</text:span><text:span text:style-name="T188"> scre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23"/>
      <table:table table:name="Table96" table:style-name="Table96">
        <table:table-column table:style-name="Table96.A"/>
        <table:table-row table:style-name="Table96.1">
          <table:table-cell table:style-name="Table96.A1" office:value-type="string">
            <text:p text:style-name="P236"><text:span text:style-name="T37">[DDVXY-105]</text:span><text:span text:style-name="T38"> </text:span><text:a xlink:type="simple" xlink:href="https://hyperlinkinfosystem.atlassian.net/browse/DDVXY-105" text:style-name="Default_20_Style" text:visited-style-name="Default_20_Style"><text:span text:style-name="T45">Offer</text:span></text:a><text:a xlink:type="simple" xlink:href="https://hyperlinkinfosystem.atlassian.net/browse/DDVXY-105" text:style-name="Default_20_Style" text:visited-style-name="Default_20_Style"><text:span text:style-name="T53"> </text:span></text:a><text:a xlink:type="simple" xlink:href="https://hyperlinkinfosystem.atlassian.net/browse/DDVXY-105" text:style-name="Default_20_Style" text:visited-style-name="Default_20_Style"><text:span text:style-name="T45">three</text:span></text:a><text:a xlink:type="simple" xlink:href="https://hyperlinkinfosystem.atlassian.net/browse/DDVXY-105" text:style-name="Default_20_Style" text:visited-style-name="Default_20_Style"><text:span text:style-name="T46"> </text:span></text:a><text:a xlink:type="simple" xlink:href="https://hyperlinkinfosystem.atlassian.net/browse/DDVXY-105" text:style-name="Default_20_Style" text:visited-style-name="Default_20_Style"><text:span text:style-name="T45">dots</text:span></text:a><text:a xlink:type="simple" xlink:href="https://hyperlinkinfosystem.atlassian.net/browse/DDVXY-105" text:style-name="Default_20_Style" text:visited-style-name="Default_20_Style"><text:span text:style-name="T56"> </text:span></text:a><text:a xlink:type="simple" xlink:href="https://hyperlinkinfosystem.atlassian.net/browse/DDVXY-105" text:style-name="Default_20_Style" text:visited-style-name="Default_20_Style"><text:span text:style-name="T45">menu</text:span></text:a><text:span text:style-name="T57"> </text:span><text:span text:style-name="T70">Created:</text:span><text:span text:style-name="T79"> </text:span><text:span text:style-name="T70">11/Jun/25</text:span><text:span text:style-name="T85"> </text:span><text:span text:style-name="T70">Updated:</text:span><text:span text:style-name="T73"> </text:span><text:span text:style-name="T74">11/Jun/25</text:span></text:p>
          </table:table-cell>
        </table:table-row>
      </table:table>
      <text:p text:style-name="P520"/>
      <text:p text:style-name="P524"/>
      <text:p text:style-name="P525"/>
      <text:p text:style-name="P717">As<text:span text:style-name="T141"> </text:span>a<text:span text:style-name="T147"> </text:span>user,<text:span text:style-name="T138"> </text:span>I<text:span text:style-name="T141"> </text:span>want<text:span text:style-name="T135"> </text:span>the<text:span text:style-name="T141"> </text:span>Offer<text:span text:style-name="T135"> </text:span>Edit<text:span text:style-name="T135"> </text:span>Post<text:span text:style-name="T135"> </text:span>Popup<text:span text:style-name="T135"> </text:span>to<text:span text:style-name="T135"> </text:span>display<text:span text:style-name="T135"> </text:span>options<text:span text:style-name="T141"> </text:span>relevant<text:span text:style-name="T135"> </text:span>to my role<text:span text:style-name="T147"> </text:span>(business owner or customer) so that I can manage or interact with offers appropriately.</text:p>
      <text:p text:style-name="P720"/>
      <text:h text:style-name="Heading_20_1" text:outline-level="2">Acceptance<text:span text:style-name="T147"> </text:span><text:span text:style-name="T135">Criteria:</text:span></text:h>
      <text:p text:style-name="P559"/>
      <text:list xml:id="list3548982239" text:style-name="WWNum74">
        <text:list-item>
          <text:p text:style-name="P147"><text:span text:style-name="T88">Given</text:span><text:span text:style-name="T98"> </text:span><text:span text:style-name="T89">I</text:span><text:span text:style-name="T101"> </text:span><text:span text:style-name="T89">am</text:span><text:span text:style-name="T87"> </text:span><text:span text:style-name="T89">a</text:span><text:span text:style-name="T87"> </text:span><text:span text:style-name="T89">business</text:span><text:span text:style-name="T96"> </text:span><text:span text:style-name="T89">owner</text:span><text:span text:style-name="T87"> </text:span><text:span text:style-name="T89">who</text:span><text:span text:style-name="T87"> </text:span><text:span text:style-name="T89">posted</text:span><text:span text:style-name="T87"> </text:span><text:span text:style-name="T89">the</text:span><text:span text:style-name="T87"> </text:span><text:span text:style-name="T89">offer,</text:span><text:span text:style-name="T87"> </text:span><text:span text:style-name="T88">when</text:span><text:span text:style-name="T86"> </text:span><text:span text:style-name="T89">I</text:span><text:span text:style-name="T101"> </text:span><text:span text:style-name="T89">tap</text:span><text:span text:style-name="T87"> </text:span><text:span text:style-name="T89">the</text:span><text:span text:style-name="T87"> </text:span><text:span text:style-name="T89">three-dot</text:span><text:span text:style-name="T87"> </text:span><text:span text:style-name="T89">menu</text:span><text:span text:style-name="T87"> </text:span><text:span text:style-name="T89">on the Offer Page, </text:span><text:span text:style-name="T88">then </text:span><text:span text:style-name="T89">the popup should display the following options: "Edit Offer," "Delete</text:span><text:span text:style-name="T97"> </text:span><text:span text:style-name="T89">Offer,"</text:span><text:span text:style-name="T97"> </text:span><text:span text:style-name="T89">"Share</text:span><text:span text:style-name="T97"> </text:span><text:span text:style-name="T89">Offer," and "List in RedeemPlus</text:span><text:span text:style-name="T97"> </text:span><text:span text:style-name="T89">Store – $5"</text:span><text:span text:style-name="T97"> </text:span><text:span text:style-name="T89">(only if the</text:span><text:span text:style-name="T87"> </text:span><text:span text:style-name="T89">offer hasn’t been listed yet).</text:span></text:p>
        </text:list-item>
        <text:list-item>
          <text:p text:style-name="P148"><text:span text:style-name="T88">Given</text:span><text:span text:style-name="T98"> </text:span><text:span text:style-name="T89">I</text:span><text:span text:style-name="T101"> </text:span><text:span text:style-name="T89">am</text:span><text:span text:style-name="T87"> </text:span><text:span text:style-name="T89">a</text:span><text:span text:style-name="T87"> </text:span><text:span text:style-name="T89">business</text:span><text:span text:style-name="T96"> </text:span><text:span text:style-name="T89">owner,</text:span><text:span text:style-name="T96"> </text:span><text:span text:style-name="T88">when </text:span><text:span text:style-name="T89">I</text:span><text:span text:style-name="T101"> </text:span><text:span text:style-name="T89">tap</text:span><text:span text:style-name="T87"> </text:span><text:span text:style-name="T89">"List</text:span><text:span text:style-name="T87"> </text:span><text:span text:style-name="T89">in</text:span><text:span text:style-name="T87"> </text:span><text:span text:style-name="T89">RedeemPlus</text:span><text:span text:style-name="T96"> </text:span><text:span text:style-name="T89">Store</text:span><text:span text:style-name="T87"> </text:span><text:span text:style-name="T89">–</text:span><text:span text:style-name="T87"> </text:span><text:span text:style-name="T89">$5,"</text:span><text:span text:style-name="T87"> </text:span><text:span text:style-name="T88">then</text:span><text:span text:style-name="T86"> </text:span><text:span text:style-name="T89">a confirmation prompt should appear (e.g., "List this offer in RedeemPlus Store for</text:span></text:p>
        </text:list-item>
      </text:list>
      <text:p text:style-name="P685">$5?"),<text:span text:style-name="T141"> </text:span>and<text:span text:style-name="T138"> </text:span>upon<text:span text:style-name="T138"> </text:span>confirmation, the<text:span text:style-name="T138"> </text:span>option<text:span text:style-name="T138"> </text:span>should disappear<text:span text:style-name="T138"> </text:span>from<text:span text:style-name="T138"> </text:span>the <text:span text:style-name="T135">popup.</text:span></text:p>
      <text:list xml:id="list124224212286940" text:continue-numbering="true" text:style-name="WWNum74">
        <text:list-item>
          <text:p text:style-name="P177"><text:span text:style-name="T88">Given </text:span><text:span text:style-name="T89">I</text:span><text:span text:style-name="T96"> </text:span><text:span text:style-name="T89">am a business owner, </text:span><text:span text:style-name="T88">when </text:span><text:span text:style-name="T89">I</text:span><text:span text:style-name="T96"> </text:span><text:span text:style-name="T89">tap "Delete Offer," </text:span><text:span text:style-name="T88">then </text:span><text:span text:style-name="T89">a confirmation prompt should</text:span><text:span text:style-name="T96"> </text:span><text:span text:style-name="T89">appear</text:span><text:span text:style-name="T87"> </text:span><text:span text:style-name="T89">(e.g.,</text:span><text:span text:style-name="T96"> </text:span><text:span text:style-name="T89">"Are</text:span><text:span text:style-name="T87"> </text:span><text:span text:style-name="T89">you</text:span><text:span text:style-name="T96"> </text:span><text:span text:style-name="T89">sure</text:span><text:span text:style-name="T90"> </text:span><text:span text:style-name="T89">you</text:span><text:span text:style-name="T96"> </text:span><text:span text:style-name="T89">want</text:span><text:span text:style-name="T96"> </text:span><text:span text:style-name="T89">to</text:span><text:span text:style-name="T96"> </text:span><text:span text:style-name="T89">delete</text:span><text:span text:style-name="T96"> </text:span><text:span text:style-name="T89">this</text:span><text:span text:style-name="T96"> </text:span><text:span text:style-name="T89">offer?</text:span><text:span text:style-name="T92"> </text:span><text:span text:style-name="T89">This</text:span><text:span text:style-name="T92"> </text:span><text:span text:style-name="T89">action</text:span><text:span text:style-name="T97"> </text:span><text:span text:style-name="T89">cannot</text:span><text:span text:style-name="T96"> </text:span><text:span text:style-name="T89">be undone.") before the offer is removed.</text:span></text:p>
        </text:list-item>
        <text:list-item>
          <text:p text:style-name="P149"><text:span text:style-name="T88">Given</text:span><text:span text:style-name="T98"> </text:span><text:span text:style-name="T89">I</text:span><text:span text:style-name="T101"> </text:span><text:span text:style-name="T89">am</text:span><text:span text:style-name="T87"> </text:span><text:span text:style-name="T89">a</text:span><text:span text:style-name="T97"> </text:span><text:span text:style-name="T89">customer,</text:span><text:span text:style-name="T97"> </text:span><text:span text:style-name="T88">when</text:span><text:span text:style-name="T86"> </text:span><text:span text:style-name="T89">I</text:span><text:span text:style-name="T101"> </text:span><text:span text:style-name="T89">tap</text:span><text:span text:style-name="T87"> </text:span><text:span text:style-name="T89">the</text:span><text:span text:style-name="T96"> </text:span><text:span text:style-name="T89">three-dot</text:span><text:span text:style-name="T87"> </text:span><text:span text:style-name="T89">menu</text:span><text:span text:style-name="T87"> </text:span><text:span text:style-name="T89">on</text:span><text:span text:style-name="T87"> </text:span><text:span text:style-name="T89">the</text:span><text:span text:style-name="T87"> </text:span><text:span text:style-name="T89">Offer</text:span><text:span text:style-name="T87"> </text:span><text:span text:style-name="T89">Page, </text:span><text:span text:style-name="T88">then</text:span><text:span text:style-name="T86"> </text:span><text:span text:style-name="T89">the popup should display the following options: "Share Offer," "Unsubscribe," and "Report This Offer."</text:span></text:p>
        </text:list-item>
        <text:list-item>
          <text:p text:style-name="P150"><text:span text:style-name="T88">Given</text:span><text:span text:style-name="T98"> </text:span><text:span text:style-name="T89">I</text:span><text:span text:style-name="T101"> </text:span><text:span text:style-name="T89">am</text:span><text:span text:style-name="T87"> </text:span><text:span text:style-name="T89">a</text:span><text:span text:style-name="T97"> </text:span><text:span text:style-name="T89">customer,</text:span><text:span text:style-name="T97"> </text:span><text:span text:style-name="T88">when</text:span><text:span text:style-name="T86"> </text:span><text:span text:style-name="T89">I</text:span><text:span text:style-name="T101"> </text:span><text:span text:style-name="T89">tap</text:span><text:span text:style-name="T87"> </text:span><text:span text:style-name="T89">"Report</text:span><text:span text:style-name="T87"> </text:span><text:span text:style-name="T89">This</text:span><text:span text:style-name="T96"> </text:span><text:span text:style-name="T89">Offer,"</text:span><text:span text:style-name="T87"> </text:span><text:span text:style-name="T88">then</text:span><text:span text:style-name="T86"> </text:span><text:span text:style-name="T89">a</text:span><text:span text:style-name="T96"> </text:span><text:span text:style-name="T89">form</text:span><text:span text:style-name="T87"> </text:span><text:span text:style-name="T89">should</text:span><text:span text:style-name="T87"> </text:span><text:span text:style-name="T89">appear allowing me to select a reason (e.g., "Inappropriate Content," "False Information") and submit a report.</text:span></text:p>
        </text:list-item>
        <text:list-item>
          <text:p text:style-name="P151"><text:span text:style-name="T88">Given </text:span><text:span text:style-name="T89">I am either a business owner or customer, </text:span><text:span text:style-name="T88">when </text:span><text:span text:style-name="T89">I tap "Share Offer," </text:span><text:span text:style-name="T88">then </text:span><text:span text:style-name="T89">a share</text:span><text:span text:style-name="T90"> </text:span><text:span text:style-name="T89">sheet</text:span><text:span text:style-name="T96"> </text:span><text:span text:style-name="T89">should</text:span><text:span text:style-name="T96"> </text:span><text:span text:style-name="T89">appear</text:span><text:span text:style-name="T96"> </text:span><text:span text:style-name="T89">with</text:span><text:span text:style-name="T96"> </text:span><text:span text:style-name="T89">options</text:span><text:span text:style-name="T92"> </text:span><text:span text:style-name="T89">to</text:span><text:span text:style-name="T96"> </text:span><text:span text:style-name="T89">share</text:span><text:span text:style-name="T90"> </text:span><text:span text:style-name="T89">via</text:span><text:span text:style-name="T96"> </text:span><text:span text:style-name="T89">social</text:span><text:span text:style-name="T96"> </text:span><text:span text:style-name="T89">media,</text:span><text:span text:style-name="T96"> </text:span><text:span text:style-name="T89">messaging</text:span><text:span text:style-name="T96"> </text:span><text:span text:style-name="T89">apps,</text:span><text:span text:style-name="T96"> </text:span><text:span text:style-name="T89">or copy the link.</text:span></text:p>
        </text:list-item>
        <text:list-item>
          <text:p text:style-name="P152"><text:span text:style-name="T88">Given </text:span><text:span text:style-name="T89">I am a customer, </text:span><text:span text:style-name="T88">when </text:span><text:span text:style-name="T89">I tap "Unsubscribe," </text:span><text:span text:style-name="T88">then </text:span><text:span text:style-name="T89">a confirmation prompt should appear (e.g., "Are you sure you want to unsubscribe from </text:span><text:a xlink:type="simple" xlink:href="http://redeemplus.shop/" text:style-name="Default_20_Style" text:visited-style-name="Default_20_Style"><text:span text:style-name="T64">Redeemplus.shop</text:span></text:a><text:span text:style-name="T89">?"),</text:span><text:span text:style-name="T92"> </text:span><text:span text:style-name="T89">and</text:span><text:span text:style-name="T87"> </text:span><text:span text:style-name="T89">upon</text:span><text:span text:style-name="T92"> </text:span><text:span text:style-name="T89">confirmation,</text:span><text:span text:style-name="T87"> </text:span><text:span text:style-name="T89">I</text:span><text:span text:style-name="T108"> </text:span><text:span text:style-name="T89">should</text:span><text:span text:style-name="T92"> </text:span><text:span text:style-name="T89">no</text:span><text:span text:style-name="T92"> </text:span><text:span text:style-name="T89">longer</text:span><text:span text:style-name="T92"> </text:span><text:span text:style-name="T89">receive</text:span><text:span text:style-name="T92"> </text:span><text:span text:style-name="T89">updates</text:span><text:span text:style-name="T90"> </text:span><text:span text:style-name="T89">from this business.</text:span></text:p>
        </text:list-item>
      </text:list>
      <text:p text:style-name="P526"/>
      <text:p text:style-name="P527"/>
      <table:table table:name="Table99" table:style-name="Table99">
        <table:table-column table:style-name="Table99.A"/>
        <table:table-row table:style-name="Table99.1">
          <table:table-cell table:style-name="Table99.A1" office:value-type="string">
            <text:p text:style-name="P222"><text:span text:style-name="T37">[DDVXY-109]</text:span><text:span text:style-name="T38"> </text:span><text:a xlink:type="simple" xlink:href="https://hyperlinkinfosystem.atlassian.net/browse/DDVXY-109" text:style-name="Default_20_Style" text:visited-style-name="Default_20_Style"><text:span text:style-name="T45">Report</text:span></text:a><text:a xlink:type="simple" xlink:href="https://hyperlinkinfosystem.atlassian.net/browse/DDVXY-109" text:style-name="Default_20_Style" text:visited-style-name="Default_20_Style"><text:span text:style-name="T51"> </text:span></text:a><text:a xlink:type="simple" xlink:href="https://hyperlinkinfosystem.atlassian.net/browse/DDVXY-109" text:style-name="Default_20_Style" text:visited-style-name="Default_20_Style"><text:span text:style-name="T45">the</text:span></text:a><text:a xlink:type="simple" xlink:href="https://hyperlinkinfosystem.atlassian.net/browse/DDVXY-109" text:style-name="Default_20_Style" text:visited-style-name="Default_20_Style"><text:span text:style-name="T56"> </text:span></text:a><text:a xlink:type="simple" xlink:href="https://hyperlinkinfosystem.atlassian.net/browse/DDVXY-109" text:style-name="Default_20_Style" text:visited-style-name="Default_20_Style"><text:span text:style-name="T45">user</text:span></text:a><text:span text:style-name="T47"> </text:span><text:span text:style-name="T70">Created:</text:span><text:span text:style-name="T73"> </text:span><text:span text:style-name="T70">13/Jun/25</text:span><text:span text:style-name="T78"> </text:span><text:span text:style-name="T70">Updated:</text:span><text:span text:style-name="T73"> </text:span><text:span text:style-name="T74">13/Jun/25</text:span></text:p>
          </table:table-cell>
        </table:table-row>
      </table:table>
      <text:p text:style-name="P528"/>
      <text:section text:style-name="Sect1" text:name="Section1">
        <text:p text:style-name="P529"/>
        <text:p text:style-name="P525"><draw:g text:anchor-type="char" draw:z-index="77" draw:name="Group 227" draw:style-name="gr1"><draw:custom-shape draw:name="Textbox 228" draw:style-name="gr2" draw:text-style-name="P729" svg:width="2.408cm" svg:height="1.086cm" svg:x="2.554cm" svg:y="0.514cm"><text:p text:style-name="P728"><text:span text:style-name="T186">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raphic 229" draw:style-name="gr3" draw:text-style-name="P730" svg:width="15.934cm" svg:height="1.137cm" svg:x="2.542cm" svg:y="0.489cm"><text:p/><draw:enhanced-geometry draw:mirror-horizontal="false" draw:mirror-vertical="false" drawooo:sub-view-size="5735955 408940 5735955 408940" draw:text-areas="0 0 ?f0 ?f1" svg:viewBox="0 0 0 0" draw:type="ooxml-non-primitive" draw:enhanced-path="M 5726506 0 L 5726506 0 0 0 0 9144 0 28956 0 399288 0 408444 9144 408444 862533 408444 871677 408444 5726493 408444 5726493 399288 871728 399288 862533 399288 9144 399288 9144 28956 9144 9144 871677 9144 880821 9144 5726506 9144 5726506 0 Z N M 5735777 0 L 5726633 0 5726633 9144 5726633 28956 5726633 399288 5726633 408444 5735777 408444 5735777 399288 5735777 28956 5735777 9144 5735777 12 Z N"><draw:equation draw:name="f0" draw:formula="logwidth"/><draw:equation draw:name="f1" draw:formula="logheight"/></draw:enhanced-geometry></draw:custom-shape></draw:g></text:p>
        <text:p text:style-name="Text_20_body"/>
        <text:p text:style-name="P721"/>
        <text:p text:style-name="P718">As a user, I want the Report This Profile feature to be more intuitive and provide better feedback<text:span text:style-name="T147"> </text:span>collection<text:span text:style-name="T147"> </text:span>so<text:span text:style-name="T147"> </text:span>that<text:span text:style-name="T147"> </text:span>I<text:span text:style-name="T145"> </text:span>can<text:span text:style-name="T135"> </text:span>effectively<text:span text:style-name="T147"> </text:span>report<text:span text:style-name="T141"> </text:span>problematic<text:span text:style-name="T145"> </text:span>profiles<text:span text:style-name="T135"> </text:span>and<text:span text:style-name="T135"> </text:span>provide<text:span text:style-name="T147"> </text:span>detailed <text:span text:style-name="T135">information.</text:span></text:p>
        <text:p text:style-name="P720"/>
        <text:h text:style-name="Heading_20_1" text:outline-level="2">Acceptance<text:span text:style-name="T147"> </text:span><text:span text:style-name="T135">Criteria:</text:span></text:h>
        <text:p text:style-name="P561"/>
        <text:list xml:id="list124225456783791" text:continue-numbering="true" text:style-name="WWNum74">
          <text:list-item>
            <text:p text:style-name="P153"><text:span text:style-name="T88">Given</text:span><text:span text:style-name="T98"> </text:span><text:span text:style-name="T89">I</text:span><text:span text:style-name="T101"> </text:span><text:span text:style-name="T89">am</text:span><text:span text:style-name="T87"> </text:span><text:span text:style-name="T89">on</text:span><text:span text:style-name="T87"> </text:span><text:span text:style-name="T89">the</text:span><text:span text:style-name="T96"> </text:span><text:span text:style-name="T89">Report</text:span><text:span text:style-name="T87"> </text:span><text:span text:style-name="T89">This</text:span><text:span text:style-name="T96"> </text:span><text:span text:style-name="T89">Profile</text:span><text:span text:style-name="T96"> </text:span><text:span text:style-name="T89">page, </text:span><text:span text:style-name="T88">when</text:span><text:span text:style-name="T86"> </text:span><text:span text:style-name="T89">I</text:span><text:span text:style-name="T101"> </text:span><text:span text:style-name="T89">view</text:span><text:span text:style-name="T96"> </text:span><text:span text:style-name="T89">the</text:span><text:span text:style-name="T96"> </text:span><text:span text:style-name="T89">"Select</text:span><text:span text:style-name="T87"> </text:span><text:span text:style-name="T89">Reason"</text:span><text:span text:style-name="T87"> </text:span><text:span text:style-name="T89">section, </text:span><text:span text:style-name="T88">then </text:span><text:span text:style-name="T89">the list of reasons ("Fake or misleading account," "Inappropriate profile image," "Harassment or abuse," "Spam or scam," "Impersonation," "Offensive language," </text:span><text:soft-page-break/><text:span text:style-name="T89">"Other") should allow only one selection at a time, with the selected reason marked</text:span><text:span text:style-name="T123"> </text:span><text:span text:style-name="T89">by a green checkmark.</text:span></text:p>
          </text:list-item>
          <text:list-item>
            <text:p text:style-name="P154"><text:span text:style-name="T88">Given</text:span><text:span text:style-name="T98"> </text:span><text:span text:style-name="T89">I</text:span><text:span text:style-name="T101"> </text:span><text:span text:style-name="T89">am</text:span><text:span text:style-name="T87"> </text:span><text:span text:style-name="T89">on</text:span><text:span text:style-name="T87"> </text:span><text:span text:style-name="T89">the</text:span><text:span text:style-name="T96"> </text:span><text:span text:style-name="T89">Report</text:span><text:span text:style-name="T87"> </text:span><text:span text:style-name="T89">This</text:span><text:span text:style-name="T96"> </text:span><text:span text:style-name="T89">Profile</text:span><text:span text:style-name="T96"> </text:span><text:span text:style-name="T89">page, </text:span><text:span text:style-name="T88">when</text:span><text:span text:style-name="T86"> </text:span><text:span text:style-name="T89">I</text:span><text:span text:style-name="T101"> </text:span><text:span text:style-name="T89">select</text:span><text:span text:style-name="T87"> </text:span><text:span text:style-name="T89">the</text:span><text:span text:style-name="T96"> </text:span><text:span text:style-name="T89">"Other"</text:span><text:span text:style-name="T96"> </text:span><text:span text:style-name="T89">reason,</text:span><text:span text:style-name="T97"> </text:span><text:span text:style-name="T88">then </text:span><text:span text:style-name="T89">the "Additional Details" text box should become mandatory, and a prompt should appear (e.g., "Please describe the issue in detail").</text:span></text:p>
          </text:list-item>
          <text:list-item>
            <text:p text:style-name="P155"><text:span text:style-name="T88">Given </text:span><text:span text:style-name="T89">I am on the Report This Profile page, </text:span><text:span text:style-name="T88">when </text:span><text:span text:style-name="T89">I tap "Send Report" without selecting</text:span><text:span text:style-name="T96"> </text:span><text:span text:style-name="T89">a</text:span><text:span text:style-name="T92"> </text:span><text:span text:style-name="T89">reason,</text:span><text:span text:style-name="T87"> </text:span><text:span text:style-name="T88">then</text:span><text:span text:style-name="T95"> </text:span><text:span text:style-name="T89">an</text:span><text:span text:style-name="T96"> </text:span><text:span text:style-name="T89">error</text:span><text:span text:style-name="T96"> </text:span><text:span text:style-name="T89">message</text:span><text:span text:style-name="T92"> </text:span><text:span text:style-name="T89">should</text:span><text:span text:style-name="T96"> </text:span><text:span text:style-name="T89">appear</text:span><text:span text:style-name="T96"> </text:span><text:span text:style-name="T89">(e.g.,</text:span><text:span text:style-name="T96"> </text:span><text:span text:style-name="T89">"Please</text:span><text:span text:style-name="T92"> </text:span><text:span text:style-name="T89">select</text:span><text:span text:style-name="T96"> </text:span><text:span text:style-name="T89">a</text:span><text:span text:style-name="T96"> </text:span><text:span text:style-name="T89">reason for reporting this profile").</text:span></text:p>
          </text:list-item>
          <text:list-item>
            <text:p text:style-name="P156"><text:span text:style-name="T88">Given </text:span><text:span text:style-name="T89">I am on the Report This Profile page, </text:span><text:span text:style-name="T88">when </text:span><text:span text:style-name="T89">I successfully submit a report, </text:span><text:span text:style-name="T88">then</text:span><text:span text:style-name="T95"> </text:span><text:span text:style-name="T89">a</text:span><text:span text:style-name="T92"> </text:span><text:span text:style-name="T89">confirmation</text:span><text:span text:style-name="T96"> </text:span><text:span text:style-name="T89">message</text:span><text:span text:style-name="T92"> </text:span><text:span text:style-name="T89">should</text:span><text:span text:style-name="T96"> </text:span><text:span text:style-name="T89">appear</text:span><text:span text:style-name="T96"> </text:span><text:span text:style-name="T89">(e.g.,</text:span><text:span text:style-name="T97"> </text:span><text:span text:style-name="T89">"Thank</text:span><text:span text:style-name="T96"> </text:span><text:span text:style-name="T89">you!</text:span><text:span text:style-name="T92"> </text:span><text:span text:style-name="T89">Your</text:span><text:span text:style-name="T90"> </text:span><text:span text:style-name="T89">report</text:span><text:span text:style-name="T87"> </text:span><text:span text:style-name="T89">has</text:span><text:span text:style-name="T92"> </text:span><text:span text:style-name="T89">been submitted. We’ll review it soon."), and the page should close.</text:span></text:p>
          </text:list-item>
          <text:list-item>
            <text:p text:style-name="P157"><text:span text:style-name="T88">Given</text:span><text:span text:style-name="T98"> </text:span><text:span text:style-name="T89">I</text:span><text:span text:style-name="T101"> </text:span><text:span text:style-name="T89">am</text:span><text:span text:style-name="T87"> </text:span><text:span text:style-name="T89">on</text:span><text:span text:style-name="T87"> </text:span><text:span text:style-name="T89">the</text:span><text:span text:style-name="T96"> </text:span><text:span text:style-name="T89">Report</text:span><text:span text:style-name="T87"> </text:span><text:span text:style-name="T89">This</text:span><text:span text:style-name="T96"> </text:span><text:span text:style-name="T89">Profile</text:span><text:span text:style-name="T96"> </text:span><text:span text:style-name="T89">page, </text:span><text:span text:style-name="T88">when</text:span><text:span text:style-name="T86"> </text:span><text:span text:style-name="T89">I</text:span><text:span text:style-name="T101"> </text:span><text:span text:style-name="T89">tap</text:span><text:span text:style-name="T87"> </text:span><text:span text:style-name="T89">the</text:span><text:span text:style-name="T96"> </text:span><text:span text:style-name="T89">back arrow</text:span><text:span text:style-name="T96"> </text:span><text:span text:style-name="T89">or</text:span><text:span text:style-name="T92"> </text:span><text:span text:style-name="T89">"X"</text:span><text:span text:style-name="T96"> </text:span><text:span text:style-name="T89">to close the page, current page will be closed.</text:span></text:p>
          </text:list-item>
          <text:list-item>
            <text:p text:style-name="P158"><text:span text:style-name="T88">Given</text:span><text:span text:style-name="T98"> </text:span><text:span text:style-name="T89">I</text:span><text:span text:style-name="T101"> </text:span><text:span text:style-name="T89">am</text:span><text:span text:style-name="T87"> </text:span><text:span text:style-name="T89">on</text:span><text:span text:style-name="T87"> </text:span><text:span text:style-name="T89">the</text:span><text:span text:style-name="T96"> </text:span><text:span text:style-name="T89">Report</text:span><text:span text:style-name="T87"> </text:span><text:span text:style-name="T89">This</text:span><text:span text:style-name="T96"> </text:span><text:span text:style-name="T89">Profile</text:span><text:span text:style-name="T96"> </text:span><text:span text:style-name="T89">page, </text:span><text:span text:style-name="T88">when</text:span><text:span text:style-name="T86"> </text:span><text:span text:style-name="T89">I</text:span><text:span text:style-name="T101"> </text:span><text:span text:style-name="T89">submit</text:span><text:span text:style-name="T87"> </text:span><text:span text:style-name="T89">a</text:span><text:span text:style-name="T96"> </text:span><text:span text:style-name="T89">report,</text:span><text:span text:style-name="T87"> </text:span><text:span text:style-name="T88">then</text:span><text:span text:style-name="T86"> </text:span><text:span text:style-name="T89">the necessary API will be called.</text:span></text:p>
          </text:list-item>
        </text:list>
        <text:p text:style-name="P526"/>
        <text:p text:style-name="P526"/>
        <text:p text:style-name="P539"><draw:custom-shape text:anchor-type="char" draw:z-index="78" draw:name="Textbox 230" draw:style-name="gr5" draw:text-style-name="P731" svg:width="15.855cm" svg:height="0.683cm" svg:x="2.554cm" svg:y="0.661cm"><text:p text:style-name="P5"><text:span text:style-name="T126">[DDVXY-113]</text:span><text:span text:style-name="T127"> </text:span><text:a xlink:type="simple" xlink:href="https://hyperlinkinfosystem.atlassian.net/browse/DDVXY-113" text:style-name="Default_20_Style" text:visited-style-name="Default_20_Style"><text:span text:style-name="T45">Offer</text:span></text:a><text:a xlink:type="simple" xlink:href="https://hyperlinkinfosystem.atlassian.net/browse/DDVXY-113" text:style-name="Default_20_Style" text:visited-style-name="Default_20_Style"><text:span text:style-name="T53"> </text:span></text:a><text:a xlink:type="simple" xlink:href="https://hyperlinkinfosystem.atlassian.net/browse/DDVXY-113" text:style-name="Default_20_Style" text:visited-style-name="Default_20_Style"><text:span text:style-name="T45">three</text:span></text:a><text:a xlink:type="simple" xlink:href="https://hyperlinkinfosystem.atlassian.net/browse/DDVXY-113" text:style-name="Default_20_Style" text:visited-style-name="Default_20_Style"><text:span text:style-name="T51"> </text:span></text:a><text:a xlink:type="simple" xlink:href="https://hyperlinkinfosystem.atlassian.net/browse/DDVXY-113" text:style-name="Default_20_Style" text:visited-style-name="Default_20_Style"><text:span text:style-name="T45">dots</text:span></text:a><text:a xlink:type="simple" xlink:href="https://hyperlinkinfosystem.atlassian.net/browse/DDVXY-113" text:style-name="Default_20_Style" text:visited-style-name="Default_20_Style"><text:span text:style-name="T56"> </text:span></text:a><text:a xlink:type="simple" xlink:href="https://hyperlinkinfosystem.atlassian.net/browse/DDVXY-113" text:style-name="Default_20_Style" text:visited-style-name="Default_20_Style"><text:span text:style-name="T45">option</text:span></text:a><text:span text:style-name="T57"> </text:span><text:span text:style-name="T128">Created:</text:span><text:span text:style-name="T129"> </text:span><text:span text:style-name="T128">13/Jun/25</text:span><text:span text:style-name="T130"> </text:span><text:span text:style-name="T128">Updated:</text:span><text:span text:style-name="T131"> </text:span><text:span text:style-name="T132">13/Jun/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8"/>
      </text:section>
      <text:p text:style-name="P530"/>
      <text:p text:style-name="P520"/>
      <text:p text:style-name="P531"><draw:g text:anchor-type="char" draw:z-index="79" draw:name="Group 231" draw:style-name="gr1"><draw:custom-shape draw:name="Textbox 232" draw:style-name="gr2" draw:text-style-name="P729" svg:width="2.408cm" svg:height="1.086cm" svg:x="2.554cm" svg:y="0.515cm"><text:p text:style-name="P728"><text:span text:style-name="T186">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raphic 233" draw:style-name="gr3" draw:text-style-name="P730" svg:width="15.934cm" svg:height="1.137cm" svg:x="2.542cm" svg:y="0.49cm"><text:p/><draw:enhanced-geometry draw:mirror-horizontal="false" draw:mirror-vertical="false" drawooo:sub-view-size="5735955 408940 5735955 408940 5735955 408940 5735955 408940" draw:text-areas="0 0 ?f0 ?f1" svg:viewBox="0 0 0 0" draw:type="ooxml-non-primitive" draw:enhanced-path="M 5726493 399288 L 5726493 399288 0 399288 0 408419 5726493 408419 5726493 399288 Z N M 5726506 0 L 5726506 0 0 0 0 9131 0 28943 0 399275 9144 399275 9144 28943 9144 9131 871677 9131 880821 9131 5726506 9131 5726506 0 Z N M 5735777 399288 L 5726633 399288 5726633 408419 5735777 408419 5735777 399288 Z N M 5735777 0 L 5726633 0 5726633 9131 5726633 28943 5726633 399275 5735777 399275 5735777 28943 5735777 9131 5735777 0 Z N"><draw:equation draw:name="f0" draw:formula="logwidth"/><draw:equation draw:name="f1" draw:formula="logheight"/></draw:enhanced-geometry></draw:custom-shape></draw:g></text:p>
      <text:p text:style-name="Text_20_body"/>
      <text:p text:style-name="P720"/>
      <text:p text:style-name="P719">As a user, I want the offer interaction workflow to provide role-specific actions and a seamless<text:span text:style-name="T141"> </text:span>reporting<text:span text:style-name="T135"> </text:span>process<text:span text:style-name="T141"> </text:span>so<text:span text:style-name="T135"> </text:span>that<text:span text:style-name="T135"> </text:span>I<text:span text:style-name="T151"> </text:span>can<text:span text:style-name="T135"> </text:span>manage<text:span text:style-name="T141"> </text:span>or<text:span text:style-name="T135"> </text:span>report<text:span text:style-name="T135"> </text:span>offers<text:span text:style-name="T141"> </text:span>based<text:span text:style-name="T135"> </text:span>on my<text:span text:style-name="T135"> </text:span>role (business owner or customer).</text:p>
      <text:p text:style-name="P678"/>
      <text:h text:style-name="Heading_20_1" text:outline-level="2">Acceptance<text:span text:style-name="T147"> </text:span><text:span text:style-name="T135">Criteria:</text:span></text:h>
      <text:p text:style-name="P559"/>
      <text:list xml:id="list124225664601773" text:continue-numbering="true" text:style-name="WWNum74">
        <text:list-item>
          <text:p text:style-name="P159"><text:span text:style-name="T88">Given</text:span><text:span text:style-name="T98"> </text:span><text:span text:style-name="T89">I</text:span><text:span text:style-name="T101"> </text:span><text:span text:style-name="T89">am</text:span><text:span text:style-name="T87"> </text:span><text:span text:style-name="T89">a</text:span><text:span text:style-name="T87"> </text:span><text:span text:style-name="T89">offer</text:span><text:span text:style-name="T87"> </text:span><text:span text:style-name="T89">owner</text:span><text:span text:style-name="T87"> </text:span><text:span text:style-name="T89">who</text:span><text:span text:style-name="T87"> </text:span><text:span text:style-name="T89">posted</text:span><text:span text:style-name="T87"> </text:span><text:span text:style-name="T89">the</text:span><text:span text:style-name="T87"> </text:span><text:span text:style-name="T89">offer,</text:span><text:span text:style-name="T97"> </text:span><text:span text:style-name="T88">when</text:span><text:span text:style-name="T98"> </text:span><text:span text:style-name="T89">I</text:span><text:span text:style-name="T101"> </text:span><text:span text:style-name="T89">tap</text:span><text:span text:style-name="T87"> </text:span><text:span text:style-name="T89">the</text:span><text:span text:style-name="T96"> </text:span><text:span text:style-name="T89">three-dot</text:span><text:span text:style-name="T87"> </text:span><text:span text:style-name="T89">menu</text:span><text:span text:style-name="T87"> </text:span><text:span text:style-name="T89">on</text:span><text:span text:style-name="T87"> </text:span><text:span text:style-name="T89">an offer, </text:span><text:span text:style-name="T88">then </text:span><text:span text:style-name="T89">the popup should display the following options: "Edit Offer," "Delete Offer," "Share Offer," and "List in RedeemPlus Store – $5".</text:span></text:p>
        </text:list-item>
      </text:list>
      <text:p text:style-name="P208"/>
      <text:list xml:id="list124224604108548" text:continue-numbering="true" text:style-name="WWNum74">
        <text:list-item>
          <text:p text:style-name="P160"><text:span text:style-name="T88">Given </text:span><text:span text:style-name="T89">I am a other user, </text:span><text:span text:style-name="T88">when </text:span><text:span text:style-name="T89">I tap the three-dot menu on an offer, </text:span><text:span text:style-name="T88">then </text:span><text:span text:style-name="T89">the popup should</text:span><text:span text:style-name="T92"> </text:span><text:span text:style-name="T89">display</text:span><text:span text:style-name="T92"> </text:span><text:span text:style-name="T89">the</text:span><text:span text:style-name="T90"> </text:span><text:span text:style-name="T89">following</text:span><text:span text:style-name="T92"> </text:span><text:span text:style-name="T89">options:</text:span><text:span text:style-name="T96"> </text:span><text:span text:style-name="T89">"Share</text:span><text:span text:style-name="T101"> </text:span><text:span text:style-name="T89">Offer,"</text:span><text:span text:style-name="T90"> </text:span><text:span text:style-name="T89">"Unsubscribe,"</text:span><text:span text:style-name="T90"> </text:span><text:span text:style-name="T89">and</text:span><text:span text:style-name="T92"> </text:span><text:span text:style-name="T89">"Report</text:span><text:span text:style-name="T92"> </text:span><text:span text:style-name="T89">This </text:span><text:span text:style-name="T87">Offer".</text:span></text:p>
        </text:list-item>
        <text:list-item>
          <text:p text:style-name="P218"><text:span text:style-name="T88">When</text:span><text:span text:style-name="T86"> </text:span><text:span text:style-name="T89">I</text:span><text:span text:style-name="T90"> </text:span><text:span text:style-name="T89">tap on</text:span><text:span text:style-name="T97"> </text:span><text:span text:style-name="T89">"Edit offer," </text:span><text:span text:style-name="T88">then</text:span><text:span text:style-name="T98"> </text:span><text:span text:style-name="T89">the edit</text:span><text:span text:style-name="T97"> </text:span><text:span text:style-name="T89">offer page</text:span><text:span text:style-name="T87"> </text:span><text:span text:style-name="T89">should </text:span><text:span text:style-name="T87">appear.</text:span></text:p>
        </text:list-item>
        <text:list-item>
          <text:p text:style-name="P161"><text:span text:style-name="T88">Given </text:span><text:span text:style-name="T89">I am a offer owner, </text:span><text:span text:style-name="T88">when </text:span><text:span text:style-name="T89">I tap "Delete Offer," </text:span><text:span text:style-name="T88">then </text:span><text:span text:style-name="T89">a confirmation prompt should</text:span><text:span text:style-name="T96"> </text:span><text:span text:style-name="T89">appear</text:span><text:span text:style-name="T87"> </text:span><text:span text:style-name="T89">(e.g.,</text:span><text:span text:style-name="T96"> </text:span><text:span text:style-name="T89">"Are</text:span><text:span text:style-name="T87"> </text:span><text:span text:style-name="T89">you</text:span><text:span text:style-name="T96"> </text:span><text:span text:style-name="T89">sure</text:span><text:span text:style-name="T90"> </text:span><text:span text:style-name="T89">you</text:span><text:span text:style-name="T96"> </text:span><text:span text:style-name="T89">want</text:span><text:span text:style-name="T96"> </text:span><text:span text:style-name="T89">to</text:span><text:span text:style-name="T96"> </text:span><text:span text:style-name="T89">delete</text:span><text:span text:style-name="T96"> </text:span><text:span text:style-name="T89">this</text:span><text:span text:style-name="T96"> </text:span><text:span text:style-name="T89">offer?</text:span><text:span text:style-name="T92"> </text:span><text:span text:style-name="T89">This</text:span><text:span text:style-name="T92"> </text:span><text:span text:style-name="T89">action</text:span><text:span text:style-name="T97"> </text:span><text:span text:style-name="T89">cannot</text:span><text:span text:style-name="T96"> </text:span><text:span text:style-name="T89">be undone.") before the offer is removed.</text:span></text:p>
        </text:list-item>
        <text:list-item>
          <text:p text:style-name="P162"><text:span text:style-name="T88">Given</text:span><text:span text:style-name="T98"> </text:span><text:span text:style-name="T89">I</text:span><text:span text:style-name="T101"> </text:span><text:span text:style-name="T89">am</text:span><text:span text:style-name="T87"> </text:span><text:span text:style-name="T89">a</text:span><text:span text:style-name="T87"> </text:span><text:span text:style-name="T89">other</text:span><text:span text:style-name="T87"> </text:span><text:span text:style-name="T89">user, </text:span><text:span text:style-name="T88">when</text:span><text:span text:style-name="T86"> </text:span><text:span text:style-name="T89">I</text:span><text:span text:style-name="T101"> </text:span><text:span text:style-name="T89">tap</text:span><text:span text:style-name="T87"> </text:span><text:span text:style-name="T89">"Report</text:span><text:span text:style-name="T87"> </text:span><text:span text:style-name="T89">This</text:span><text:span text:style-name="T96"> </text:span><text:span text:style-name="T89">Offer,"</text:span><text:span text:style-name="T87"> </text:span><text:span text:style-name="T88">then</text:span><text:span text:style-name="T86"> </text:span><text:span text:style-name="T89">the</text:span><text:span text:style-name="T87"> </text:span><text:span text:style-name="T89">Report</text:span><text:span text:style-name="T97"> </text:span><text:span text:style-name="T89">This</text:span><text:span text:style-name="T96"> </text:span><text:span text:style-name="T89">Offer page should appear.</text:span></text:p>
        </text:list-item>
        <text:list-item>
          <text:p text:style-name="P163"><text:span text:style-name="T88">Given </text:span><text:span text:style-name="T89">I am on the Report This Offer page, </text:span><text:span text:style-name="T88">when </text:span><text:span text:style-name="T89">I select a reason and tap "Send Report,"</text:span><text:span text:style-name="T92"> </text:span><text:span text:style-name="T88">then</text:span><text:span text:style-name="T93"> </text:span><text:span text:style-name="T89">a</text:span><text:span text:style-name="T90"> </text:span><text:span text:style-name="T89">confirmation</text:span><text:span text:style-name="T92"> </text:span><text:span text:style-name="T89">message</text:span><text:span text:style-name="T90"> </text:span><text:span text:style-name="T89">should</text:span><text:span text:style-name="T92"> </text:span><text:span text:style-name="T89">appear</text:span><text:span text:style-name="T92"> </text:span><text:span text:style-name="T89">(e.g.,</text:span><text:span text:style-name="T92"> </text:span><text:span text:style-name="T89">"Thank</text:span><text:span text:style-name="T92"> </text:span><text:span text:style-name="T89">you!</text:span><text:span text:style-name="T96"> </text:span><text:span text:style-name="T89">Your</text:span><text:span text:style-name="T92"> </text:span><text:span text:style-name="T89">report has been submitted. We’ll review it soon."), and the page should close.</text:span></text:p>
        </text:list-item>
        <text:list-item>
          <text:p text:style-name="P200"><text:span text:style-name="T88">When</text:span><text:span text:style-name="T86"> </text:span><text:span text:style-name="T89">I</text:span><text:span text:style-name="T90"> </text:span><text:span text:style-name="T89">tap "Share</text:span><text:span text:style-name="T87"> </text:span><text:span text:style-name="T89">Offer,"</text:span><text:span text:style-name="T103"> </text:span><text:span text:style-name="T88">then</text:span><text:span text:style-name="T98"> </text:span><text:span text:style-name="T89">a</text:span><text:span text:style-name="T97"> </text:span><text:span text:style-name="T89">native</text:span><text:span text:style-name="T87"> </text:span><text:span text:style-name="T89">share</text:span><text:span text:style-name="T97"> </text:span><text:span text:style-name="T89">sheet</text:span><text:span text:style-name="T97"> </text:span><text:span text:style-name="T89">should </text:span><text:span text:style-name="T87">appear.</text:span></text:p>
        </text:list-item>
        <text:list-item>
          <text:p text:style-name="P152"><text:span text:style-name="T88">Given </text:span><text:span text:style-name="T89">I am a other user, </text:span><text:span text:style-name="T88">when </text:span><text:span text:style-name="T89">I tap "Unsubscribe," </text:span><text:span text:style-name="T88">then </text:span><text:span text:style-name="T89">a confirmation prompt should appear (e.g., "Are you sure you want to unsubscribe from </text:span><text:a xlink:type="simple" xlink:href="http://redeemplus.shop/" text:style-name="Default_20_Style" text:visited-style-name="Default_20_Style"><text:span text:style-name="T64">Redeemplus.shop</text:span></text:a><text:span text:style-name="T89">?"),</text:span><text:span text:style-name="T92"> </text:span><text:span text:style-name="T89">and</text:span><text:span text:style-name="T87"> </text:span><text:span text:style-name="T89">upon</text:span><text:span text:style-name="T92"> </text:span><text:span text:style-name="T89">confirmation,</text:span><text:span text:style-name="T87"> </text:span><text:span text:style-name="T89">I</text:span><text:span text:style-name="T108"> </text:span><text:span text:style-name="T89">should</text:span><text:span text:style-name="T92"> </text:span><text:span text:style-name="T89">no</text:span><text:span text:style-name="T92"> </text:span><text:span text:style-name="T89">longer</text:span><text:span text:style-name="T92"> </text:span><text:span text:style-name="T89">receive</text:span><text:span text:style-name="T92"> </text:span><text:span text:style-name="T89">updates</text:span><text:span text:style-name="T90"> </text:span><text:span text:style-name="T89">from this business.</text:span></text:p>
        </text:list-item>
      </text:list>
      <text:p text:style-name="P526"/>
      <text:p text:style-name="P526"/>
      <text:p text:style-name="P532"/>
      <table:table table:name="Table106" table:style-name="Table106">
        <table:table-column table:style-name="Table106.A"/>
        <table:table-row table:style-name="Table106.1">
          <table:table-cell table:style-name="Table106.A1" office:value-type="string">
            <text:p text:style-name="P222"><text:span text:style-name="T37">[DDVXY-117]</text:span><text:span text:style-name="T38"> </text:span><text:a xlink:type="simple" xlink:href="https://hyperlinkinfosystem.atlassian.net/browse/DDVXY-117" text:style-name="Default_20_Style" text:visited-style-name="Default_20_Style"><text:span text:style-name="T45">Edit</text:span></text:a><text:a xlink:type="simple" xlink:href="https://hyperlinkinfosystem.atlassian.net/browse/DDVXY-117" text:style-name="Default_20_Style" text:visited-style-name="Default_20_Style"><text:span text:style-name="T56"> </text:span></text:a><text:a xlink:type="simple" xlink:href="https://hyperlinkinfosystem.atlassian.net/browse/DDVXY-117" text:style-name="Default_20_Style" text:visited-style-name="Default_20_Style"><text:span text:style-name="T45">Offer</text:span></text:a><text:span text:style-name="T49"> </text:span><text:span text:style-name="T70">Created:</text:span><text:span text:style-name="T73"> </text:span><text:span text:style-name="T70">13/Jun/25</text:span><text:span text:style-name="T72"> </text:span><text:span text:style-name="T70">Updated:</text:span><text:span text:style-name="T73"> </text:span><text:span text:style-name="T74">13/Jun/25</text:span></text:p>
          </table:table-cell>
        </table:table-row>
      </table:table>
      <text:p text:style-name="P533"/>
      <text:section text:style-name="Sect1" text:name="Section2">
        <text:p text:style-name="P534"><draw:g text:anchor-type="char" draw:z-index="80" draw:name="Group 234" draw:style-name="gr4"><draw:custom-shape draw:name="Textbox 235" draw:style-name="gr2" draw:text-style-name="P729" svg:width="2.408cm" svg:height="1.086cm" svg:x="2.554cm" svg:y="0.551cm"><text:p text:style-name="P728"><text:span text:style-name="T186">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raphic 236" draw:style-name="gr3" draw:text-style-name="P730" svg:width="15.934cm" svg:height="1.137cm" svg:x="2.542cm" svg:y="0.526cm"><text:p/><draw:enhanced-geometry draw:mirror-horizontal="false" draw:mirror-vertical="false" drawooo:sub-view-size="5735955 408940 5735955 408940" draw:text-areas="0 0 ?f0 ?f1" svg:viewBox="0 0 0 0" draw:type="ooxml-non-primitive" draw:enhanced-path="M 5726506 0 L 5726506 0 0 0 0 9144 0 28956 0 399288 0 408432 9144 408432 862533 408432 871677 408432 5726493 408432 5726493 399288 871728 399288 862533 399288 9144 399288 9144 28956 9144 9144 871677 9144 880821 9144 5726506 9144 5726506 0 Z N M 5735777 0 L 5726633 0 5726633 9144 5726633 28956 5726633 399288 5726633 408432 5735777 408432 5735777 399288 5735777 28956 5735777 9144 5735777 0 Z N"><draw:equation draw:name="f0" draw:formula="logwidth"/><draw:equation draw:name="f1" draw:formula="logheight"/></draw:enhanced-geometry></draw:custom-shape></draw:g></text:p>
        <text:p text:style-name="Text_20_body"/>
        <text:p text:style-name="P721"/>
        <text:h text:style-name="P58" text:outline-level="2"><text:span text:style-name="T135">Description:</text:span></text:h>
        <text:p text:style-name="P560"/>
        <text:p text:style-name="P719">As<text:span text:style-name="T141"> </text:span>a<text:span text:style-name="T147"> </text:span>business<text:span text:style-name="T141"> </text:span>owner,<text:span text:style-name="T138"> </text:span>I<text:span text:style-name="T135"> </text:span>want<text:span text:style-name="T135"> </text:span>the<text:span text:style-name="T141"> </text:span>Edit<text:span text:style-name="T135"> </text:span>Your<text:span text:style-name="T147"> </text:span>Offer<text:span text:style-name="T135"> </text:span>feature<text:span text:style-name="T147"> </text:span>to<text:span text:style-name="T135"> </text:span>be<text:span text:style-name="T135"> </text:span>more<text:span text:style-name="T147"> </text:span>intuitive<text:span text:style-name="T135"> </text:span>and<text:span text:style-name="T135"> </text:span>include proper validation so that I can easily update my offer details accurately and efficiently.</text:p>
        <text:p text:style-name="P678"/>
        <text:h text:style-name="Heading_20_1" text:outline-level="2">Acceptance<text:span text:style-name="T147"> </text:span><text:span text:style-name="T135">Criteria:</text:span></text:h>
        <text:p text:style-name="P561"/>
        <text:list xml:id="list124224990125933" text:continue-numbering="true" text:style-name="WWNum74">
          <text:list-item>
            <text:p text:style-name="P164"><text:span text:style-name="T88">Given</text:span><text:span text:style-name="T98"> </text:span><text:span text:style-name="T89">I</text:span><text:span text:style-name="T101"> </text:span><text:span text:style-name="T89">am</text:span><text:span text:style-name="T87"> </text:span><text:span text:style-name="T89">on</text:span><text:span text:style-name="T87"> </text:span><text:span text:style-name="T89">the</text:span><text:span text:style-name="T96"> </text:span><text:span text:style-name="T89">Edit</text:span><text:span text:style-name="T87"> </text:span><text:span text:style-name="T89">Your</text:span><text:span text:style-name="T87"> </text:span><text:span text:style-name="T89">Offer</text:span><text:span text:style-name="T87"> </text:span><text:span text:style-name="T89">page,</text:span><text:span text:style-name="T97"> </text:span><text:span text:style-name="T88">when </text:span><text:span text:style-name="T89">I</text:span><text:span text:style-name="T101"> </text:span><text:span text:style-name="T89">tap</text:span><text:span text:style-name="T87"> </text:span><text:span text:style-name="T89">the</text:span><text:span text:style-name="T87"> </text:span><text:span text:style-name="T89">offer</text:span><text:span text:style-name="T87"> </text:span><text:span text:style-name="T89">image,</text:span><text:span text:style-name="T97"> </text:span><text:span text:style-name="T88">then </text:span><text:span text:style-name="T89">I</text:span><text:span text:style-name="T96"> </text:span><text:span text:style-name="T89">should</text:span><text:span text:style-name="T87"> </text:span><text:span text:style-name="T89">be able to upload a new image from my gallery or take a new photo with the camera.</text:span></text:p>
          </text:list-item>
          <text:list-item>
            <text:p text:style-name="P165"><text:span text:style-name="T88">Given </text:span><text:span text:style-name="T89">I am on the Edit Your Offer page, </text:span><text:span text:style-name="T88">when </text:span><text:span text:style-name="T89">I tap "Update Your Offer," </text:span><text:span text:style-name="T88">then </text:span><text:span text:style-name="T89">both confirmation checkboxes ("I confirm details are correct" and "I confirm compliance with</text:span><text:span text:style-name="T96"> </text:span><text:span text:style-name="T89">country</text:span><text:span text:style-name="T96"> </text:span><text:span text:style-name="T89">laws")</text:span><text:span text:style-name="T96"> </text:span><text:span text:style-name="T89">must</text:span><text:span text:style-name="T87"> </text:span><text:span text:style-name="T89">be</text:span><text:span text:style-name="T92"> </text:span><text:span text:style-name="T89">checked,</text:span><text:span text:style-name="T96"> </text:span><text:span text:style-name="T89">or</text:span><text:span text:style-name="T87"> </text:span><text:span text:style-name="T89">an</text:span><text:span text:style-name="T96"> </text:span><text:span text:style-name="T89">error</text:span><text:span text:style-name="T96"> </text:span><text:span text:style-name="T89">message</text:span><text:span text:style-name="T92"> </text:span><text:span text:style-name="T89">should</text:span><text:span text:style-name="T96"> </text:span><text:span text:style-name="T89">appear</text:span><text:span text:style-name="T96"> </text:span><text:span text:style-name="T89">(e.g.,</text:span><text:span text:style-name="T96"> </text:span><text:span text:style-name="T89">"Please confirm all details and compliance").</text:span></text:p>
          </text:list-item>
          <text:list-item>
            <text:p text:style-name="P166"><text:span text:style-name="T88">Given</text:span><text:span text:style-name="T86"> </text:span><text:span text:style-name="T89">I</text:span><text:span text:style-name="T101"> </text:span><text:span text:style-name="T89">am</text:span><text:span text:style-name="T96"> </text:span><text:span text:style-name="T89">on</text:span><text:span text:style-name="T96"> </text:span><text:span text:style-name="T89">the</text:span><text:span text:style-name="T92"> </text:span><text:span text:style-name="T89">Edit</text:span><text:span text:style-name="T96"> </text:span><text:span text:style-name="T89">Your</text:span><text:span text:style-name="T96"> </text:span><text:span text:style-name="T89">Offer</text:span><text:span text:style-name="T96"> </text:span><text:span text:style-name="T89">page,</text:span><text:span text:style-name="T87"> </text:span><text:span text:style-name="T88">when </text:span><text:span text:style-name="T89">I</text:span><text:span text:style-name="T101"> </text:span><text:span text:style-name="T89">successfully</text:span><text:span text:style-name="T96"> </text:span><text:span text:style-name="T89">submit</text:span><text:span text:style-name="T96"> </text:span><text:span text:style-name="T89">the</text:span><text:span text:style-name="T96"> </text:span><text:span text:style-name="T89">updated offer, </text:span><text:span text:style-name="T88">then </text:span><text:span text:style-name="T89">a confirmation message should appear (e.g., "Offer updated successfully!"), and the page should close.</text:span></text:p>
          </text:list-item>
          <text:list-item>
            <text:p text:style-name="P218"><text:span text:style-name="T89">All</text:span><text:span text:style-name="T96"> </text:span><text:span text:style-name="T89">faded</text:span><text:span text:style-name="T97"> </text:span><text:span text:style-name="T89">color written in</text:span><text:span text:style-name="T97"> </text:span><text:span text:style-name="T89">this</text:span><text:span text:style-name="T87"> </text:span><text:span text:style-name="T89">page</text:span><text:span text:style-name="T97"> </text:span><text:span text:style-name="T89">are</text:span><text:span text:style-name="T96"> </text:span><text:span text:style-name="T89">unchangable</text:span><text:span text:style-name="T97"> </text:span><text:span text:style-name="T89">by </text:span><text:span text:style-name="T87">user.</text:span></text:p>
          </text:list-item>
          <text:list-item>
            <text:p text:style-name="P200"><text:span text:style-name="T89">Price</text:span><text:span text:style-name="T87"> </text:span><text:span text:style-name="T89">once assign</text:span><text:span text:style-name="T87"> </text:span><text:span text:style-name="T89">can’t</text:span><text:span text:style-name="T97"> </text:span><text:span text:style-name="T89">be</text:span><text:span text:style-name="T97"> </text:span><text:span text:style-name="T87">changed.</text:span></text:p>
          </text:list-item>
          <text:list-item>
            <text:p text:style-name="P197"><text:span text:style-name="T89">Selection</text:span><text:span text:style-name="T97"> </text:span><text:span text:style-name="T89">of</text:span><text:span text:style-name="T87"> </text:span><text:span text:style-name="T89">redeem</text:span><text:span text:style-name="T97"> </text:span><text:span text:style-name="T89">in</text:span><text:span text:style-name="T97"> </text:span><text:span text:style-name="T89">shop</text:span><text:span text:style-name="T97"> </text:span><text:span text:style-name="T89">can’t</text:span><text:span text:style-name="T97"> </text:span><text:span text:style-name="T89">be</text:span><text:span text:style-name="T103"> </text:span><text:span text:style-name="T89">changed</text:span><text:span text:style-name="T97"> </text:span><text:span text:style-name="T89">to</text:span><text:span text:style-name="T103"> </text:span><text:span text:style-name="T89">avoid</text:span><text:span text:style-name="T97"> </text:span><text:span text:style-name="T89">issue</text:span><text:span text:style-name="T97"> </text:span><text:span text:style-name="T89">with</text:span><text:span text:style-name="T97"> </text:span><text:span text:style-name="T89">customer </text:span><text:span text:style-name="T90">who</text:span></text:p>
          </text:list-item>
        </text:list>
        <text:p text:style-name="P631">already<text:span text:style-name="T138"> </text:span>on site.<text:span text:style-name="T138"> </text:span>He<text:span text:style-name="T138"> </text:span>can<text:span text:style-name="T138"> </text:span>change<text:span text:style-name="T138"> </text:span>the <text:span text:style-name="T135">pincode.</text:span></text:p>
        <text:list xml:id="list124223855749331" text:continue-numbering="true" text:style-name="WWNum74">
          <text:list-item>
            <text:p text:style-name="P167"><text:span text:style-name="T89">User</text:span><text:span text:style-name="T97"> </text:span><text:span text:style-name="T89">can’t</text:span><text:span text:style-name="T97"> </text:span><text:span text:style-name="T89">change</text:span><text:span text:style-name="T87"> </text:span><text:span text:style-name="T89">the</text:span><text:span text:style-name="T97"> </text:span><text:span text:style-name="T87">location.</text:span></text:p>
          </text:list-item>
        </text:list>
        <text:p text:style-name="P526"/>
        <text:p text:style-name="P526"><text:soft-page-break/></text:p>
        <text:p text:style-name="P535"/>
        <table:table table:name="Table109" table:style-name="Table109">
          <table:table-column table:style-name="Table109.A"/>
          <table:table-row table:style-name="Table109.1">
            <table:table-cell table:style-name="Table109.A1" office:value-type="string">
              <text:p text:style-name="P236"><text:span text:style-name="T37">[DDVXY-121]</text:span><text:span text:style-name="T41"> </text:span><text:a xlink:type="simple" xlink:href="https://hyperlinkinfosystem.atlassian.net/browse/DDVXY-121" text:style-name="Default_20_Style" text:visited-style-name="Default_20_Style"><text:span text:style-name="T45">Membership</text:span></text:a><text:a xlink:type="simple" xlink:href="https://hyperlinkinfosystem.atlassian.net/browse/DDVXY-121" text:style-name="Default_20_Style" text:visited-style-name="Default_20_Style"><text:span text:style-name="T53"> </text:span></text:a><text:a xlink:type="simple" xlink:href="https://hyperlinkinfosystem.atlassian.net/browse/DDVXY-121" text:style-name="Default_20_Style" text:visited-style-name="Default_20_Style"><text:span text:style-name="T45">Plan</text:span></text:a><text:span text:style-name="T55"> </text:span><text:span text:style-name="T70">Created:</text:span><text:span text:style-name="T71"> </text:span><text:span text:style-name="T70">25/Jun/25</text:span><text:span text:style-name="T77"> </text:span><text:span text:style-name="T70">Updated:</text:span><text:span text:style-name="T73"> </text:span><text:span text:style-name="T74">25/Jun/25</text:span></text:p>
            </table:table-cell>
          </table:table-row>
        </table:table>
        <text:p text:style-name="P526"/>
        <text:p text:style-name="P526"/>
        <text:p text:style-name="P536"/>
        <text:p text:style-name="P434"/>
      </text:section>
      <text:section text:style-name="Sect1" text:name="Section3">
        <text:p text:style-name="P526"/>
        <text:p text:style-name="P526"/>
        <text:p text:style-name="P537"/>
        <text:p text:style-name="P526"/>
        <text:p text:style-name="P526"/>
        <text:p text:style-name="P538"><draw:g text:anchor-type="char" draw:z-index="81" draw:name="Group 237" draw:style-name="gr1"><draw:custom-shape draw:name="Textbox 238" draw:style-name="gr2" draw:text-style-name="P729" svg:width="2.408cm" svg:height="1.086cm" svg:x="2.554cm" svg:y="0.679cm"><text:p text:style-name="P728"><text:span text:style-name="T186">Descri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raphic 239" draw:style-name="gr3" draw:text-style-name="P730" svg:width="15.934cm" svg:height="1.137cm" svg:x="2.542cm" svg:y="0.653cm"><text:p/><draw:enhanced-geometry draw:mirror-horizontal="false" draw:mirror-vertical="false" drawooo:sub-view-size="5735955 408940 5735955 408940" draw:text-areas="0 0 ?f0 ?f1" svg:viewBox="0 0 0 0" draw:type="ooxml-non-primitive" draw:enhanced-path="M 5726506 0 L 5726506 0 0 0 0 9144 0 28905 0 399542 0 408686 9144 408686 862533 408686 871677 408686 5726493 408686 5726493 399542 871728 399542 862533 399542 9144 399542 9144 28956 9144 9144 871677 9144 880821 9144 5726506 9144 5726506 0 Z N M 5735777 0 L 5726633 0 5726633 9144 5726633 28905 5726633 399542 5726633 408686 5735777 408686 5735777 399542 5735777 28956 5735777 9144 5735777 0 Z N"><draw:equation draw:name="f0" draw:formula="logwidth"/><draw:equation draw:name="f1" draw:formula="logheight"/></draw:enhanced-geometry></draw:custom-shape></draw:g></text:p>
        <text:p text:style-name="Text_20_body"/>
        <text:p text:style-name="Text_20_body"/>
        <text:p text:style-name="P722"/>
        <text:p text:style-name="P541">Here<text:span text:style-name="T141"> </text:span>we<text:span text:style-name="T141"> </text:span>have<text:span text:style-name="T135"> </text:span>3<text:span text:style-name="T138"> </text:span>types<text:span text:style-name="T135"> </text:span>of<text:span text:style-name="T143"> </text:span><text:span text:style-name="T135">plans</text:span></text:p>
        <text:p text:style-name="P678"/>
        <text:list xml:id="list3629202462" text:style-name="WWNum75">
          <text:list-item>
            <text:p text:style-name="P191"><text:span text:style-name="T89">Bronze</text:span><text:span text:style-name="T96"> </text:span><text:span text:style-name="T87">membership</text:span></text:p>
            <text:list>
              <text:list-item>
                <text:p text:style-name="P203"><text:span text:style-name="T89">Price:</text:span><text:span text:style-name="T87"> </text:span><text:span text:style-name="T89">$0</text:span><text:span text:style-name="T97"> </text:span><text:span text:style-name="T87">(Free)</text:span></text:p>
              </text:list-item>
              <text:list-item>
                <text:p text:style-name="P203"><text:span text:style-name="T89">Features</text:span><text:span text:style-name="T90"> </text:span><text:span text:style-name="T87">providing</text:span></text:p>
                <text:list>
                  <text:list-item>
                    <text:p text:style-name="P192"><text:span text:style-name="T89">Offers</text:span><text:span text:style-name="T90"> </text:span><text:span text:style-name="T89">per</text:span><text:span text:style-name="T97"> </text:span><text:span text:style-name="T89">year:</text:span><text:span text:style-name="T87"> </text:span><text:span text:style-name="T89">20</text:span><text:span text:style-name="T97"> </text:span><text:span text:style-name="T87">offers</text:span></text:p>
                  </text:list-item>
                  <text:list-item>
                    <text:p text:style-name="P170"><text:span text:style-name="T89">Access</text:span><text:span text:style-name="T96"> </text:span><text:span text:style-name="T89">to</text:span><text:span text:style-name="T87"> </text:span><text:span text:style-name="T89">all</text:span><text:span text:style-name="T87"> </text:span><text:span text:style-name="T89">offer</text:span><text:span text:style-name="T97"> </text:span><text:span text:style-name="T92">types</text:span></text:p>
                  </text:list-item>
                  <text:list-item>
                    <text:p text:style-name="P170"><text:span text:style-name="T89">Price</text:span><text:span text:style-name="T87"> </text:span><text:span text:style-name="T89">control</text:span><text:span text:style-name="T97"> </text:span><text:span text:style-name="T89">&amp;</text:span><text:span text:style-name="T97"> </text:span><text:span text:style-name="T89">No </text:span><text:span text:style-name="T87">commission</text:span></text:p>
                  </text:list-item>
                  <text:list-item>
                    <text:p text:style-name="P171"><text:span text:style-name="T89">Offer</text:span><text:span text:style-name="T87"> </text:span><text:span text:style-name="T89">visibility(Days):</text:span><text:span text:style-name="T87"> </text:span><text:span text:style-name="T89">30</text:span><text:span text:style-name="T87"> </text:span><text:span text:style-name="T92">days</text:span></text:p>
                  </text:list-item>
                  <text:list-item>
                    <text:p text:style-name="P170"><text:span text:style-name="T89">Customisable </text:span><text:span text:style-name="T87">offers</text:span></text:p>
                  </text:list-item>
                  <text:list-item>
                    <text:p text:style-name="P170"><text:span text:style-name="T89">Free</text:span><text:span text:style-name="T96"> </text:span><text:span text:style-name="T89">delivery</text:span><text:span text:style-name="T87"> management</text:span></text:p>
                  </text:list-item>
                  <text:list-item>
                    <text:p text:style-name="P170"><text:span text:style-name="T89">Unlimited</text:span><text:span text:style-name="T87"> </text:span><text:span text:style-name="T89">offer</text:span><text:span text:style-name="T87"> redemption</text:span></text:p>
                  </text:list-item>
                </text:list>
              </text:list-item>
            </text:list>
          </text:list-item>
          <text:list-item>
            <text:p text:style-name="P191"><text:span text:style-name="T89">Silver</text:span><text:span text:style-name="T97"> </text:span><text:span text:style-name="T87">membership</text:span></text:p>
            <text:list>
              <text:list-item>
                <text:p text:style-name="P203"><text:span text:style-name="T89">Price:</text:span><text:span text:style-name="T90"> 15$</text:span></text:p>
              </text:list-item>
              <text:list-item>
                <text:p text:style-name="P203"><text:span text:style-name="T89">Features</text:span><text:span text:style-name="T90"> </text:span><text:span text:style-name="T87">providing</text:span></text:p>
                <text:list>
                  <text:list-item>
                    <text:p text:style-name="P192"><text:span text:style-name="T89">Offers</text:span><text:span text:style-name="T90"> </text:span><text:span text:style-name="T89">per</text:span><text:span text:style-name="T97"> </text:span><text:span text:style-name="T89">year:</text:span><text:span text:style-name="T87"> </text:span><text:span text:style-name="T89">120</text:span><text:span text:style-name="T97"> </text:span><text:span text:style-name="T87">offers</text:span></text:p>
                  </text:list-item>
                  <text:list-item>
                    <text:p text:style-name="P170"><text:span text:style-name="T89">Access</text:span><text:span text:style-name="T96"> </text:span><text:span text:style-name="T89">to</text:span><text:span text:style-name="T87"> </text:span><text:span text:style-name="T89">all</text:span><text:span text:style-name="T87"> </text:span><text:span text:style-name="T89">offer</text:span><text:span text:style-name="T97"> </text:span><text:span text:style-name="T92">types</text:span></text:p>
                  </text:list-item>
                  <text:list-item>
                    <text:p text:style-name="P170"><text:span text:style-name="T89">Price</text:span><text:span text:style-name="T87"> </text:span><text:span text:style-name="T89">control</text:span><text:span text:style-name="T97"> </text:span><text:span text:style-name="T89">&amp;</text:span><text:span text:style-name="T97"> </text:span><text:span text:style-name="T89">No </text:span><text:span text:style-name="T87">commission</text:span></text:p>
                  </text:list-item>
                  <text:list-item>
                    <text:p text:style-name="P170"><text:span text:style-name="T89">Offer</text:span><text:span text:style-name="T96"> </text:span><text:span text:style-name="T89">visibility(Days):</text:span><text:span text:style-name="T87"> </text:span><text:span text:style-name="T89">30</text:span><text:span text:style-name="T87"> </text:span><text:span text:style-name="T92">days</text:span></text:p>
                  </text:list-item>
                </text:list>
              </text:list-item>
            </text:list>
          </text:list-item>
        </text:list>
        <text:p text:style-name="P208"/>
      </text:section>
      <text:list xml:id="list124225358700005" text:continue-numbering="true" text:style-name="WWNum75">
        <text:list-item>
          <text:list>
            <text:list-item>
              <text:list>
                <text:list-item>
                  <text:p text:style-name="P172"><text:span text:style-name="T89">Customisable </text:span><text:span text:style-name="T87">offers</text:span></text:p>
                </text:list-item>
                <text:list-item>
                  <text:p text:style-name="P171"><text:span text:style-name="T89">Free</text:span><text:span text:style-name="T96"> </text:span><text:span text:style-name="T89">delivery</text:span><text:span text:style-name="T87"> management</text:span></text:p>
                </text:list-item>
                <text:list-item>
                  <text:p text:style-name="P170"><text:span text:style-name="T89">Priority</text:span><text:span text:style-name="T97"> </text:span><text:span text:style-name="T89">customer</text:span><text:span text:style-name="T97"> </text:span><text:span text:style-name="T87">support</text:span></text:p>
                </text:list-item>
                <text:list-item>
                  <text:p text:style-name="P170"><text:span text:style-name="T89">Exclusive</text:span><text:span text:style-name="T87"> </text:span><text:span text:style-name="T89">Promo </text:span><text:span text:style-name="T87">Access</text:span></text:p>
                </text:list-item>
                <text:list-item>
                  <text:p text:style-name="P170"><text:span text:style-name="T89">Unlimited</text:span><text:span text:style-name="T87"> </text:span><text:span text:style-name="T89">offer</text:span><text:span text:style-name="T87"> redemption</text:span></text:p>
                </text:list-item>
              </text:list>
            </text:list-item>
          </text:list>
        </text:list-item>
        <text:list-item>
          <text:p text:style-name="P193"><text:span text:style-name="T89">Gold </text:span><text:span text:style-name="T87">Membership</text:span></text:p>
          <text:list>
            <text:list-item>
              <text:p text:style-name="P204"><text:span text:style-name="T89">Price:</text:span><text:span text:style-name="T90"> 30$</text:span></text:p>
            </text:list-item>
            <text:list-item>
              <text:p text:style-name="P203"><text:span text:style-name="T89">Features</text:span><text:span text:style-name="T90"> </text:span><text:span text:style-name="T87">providing</text:span></text:p>
              <text:list>
                <text:list-item>
                  <text:p text:style-name="P192"><text:span text:style-name="T89">Offers</text:span><text:span text:style-name="T90"> </text:span><text:span text:style-name="T89">per</text:span><text:span text:style-name="T97"> </text:span><text:span text:style-name="T89">year:</text:span><text:span text:style-name="T87"> </text:span><text:span text:style-name="T89">Unlimited</text:span><text:span text:style-name="T97"> </text:span><text:span text:style-name="T87">offers</text:span></text:p>
                </text:list-item>
                <text:list-item>
                  <text:p text:style-name="P170"><text:span text:style-name="T89">Free</text:span><text:span text:style-name="T90"> </text:span><text:span text:style-name="T89">Listing</text:span><text:span text:style-name="T87"> </text:span><text:span text:style-name="T89">on</text:span><text:span text:style-name="T87"> </text:span><text:span text:style-name="T89">RedeemPlus</text:span><text:span text:style-name="T87"> Store</text:span></text:p>
                </text:list-item>
                <text:list-item>
                  <text:p text:style-name="P170"><text:span text:style-name="T89">Verified</text:span><text:span text:style-name="T96"> </text:span><text:span text:style-name="T89">Badge</text:span><text:span text:style-name="T87"> </text:span><text:span text:style-name="T89">(Blue </text:span><text:span text:style-name="T87">tick)</text:span></text:p>
                </text:list-item>
                <text:list-item>
                  <text:p text:style-name="P170"><text:span text:style-name="T89">Access</text:span><text:span text:style-name="T96"> </text:span><text:span text:style-name="T89">to</text:span><text:span text:style-name="T87"> </text:span><text:span text:style-name="T89">all</text:span><text:span text:style-name="T87"> </text:span><text:span text:style-name="T89">offer</text:span><text:span text:style-name="T97"> </text:span><text:span text:style-name="T92">types</text:span></text:p>
                </text:list-item>
                <text:list-item>
                  <text:p text:style-name="P170"><text:span text:style-name="T89">Price</text:span><text:span text:style-name="T87"> </text:span><text:span text:style-name="T89">control</text:span><text:span text:style-name="T97"> </text:span><text:span text:style-name="T89">&amp;</text:span><text:span text:style-name="T97"> </text:span><text:span text:style-name="T89">No </text:span><text:span text:style-name="T87">commission</text:span></text:p>
                </text:list-item>
                <text:list-item>
                  <text:p text:style-name="P171"><text:span text:style-name="T89">Offer</text:span><text:span text:style-name="T96"> </text:span><text:span text:style-name="T89">visibility(Days):</text:span><text:span text:style-name="T87"> </text:span><text:span text:style-name="T89">90</text:span><text:span text:style-name="T87"> </text:span><text:span text:style-name="T92">days</text:span></text:p>
                </text:list-item>
                <text:list-item>
                  <text:p text:style-name="P170"><text:span text:style-name="T89">Customisable </text:span><text:span text:style-name="T87">offers</text:span></text:p>
                </text:list-item>
                <text:list-item>
                  <text:p text:style-name="P170"><text:span text:style-name="T89">Free</text:span><text:span text:style-name="T96"> </text:span><text:span text:style-name="T89">delivery</text:span><text:span text:style-name="T87"> management</text:span></text:p>
                </text:list-item>
                <text:list-item>
                  <text:p text:style-name="P170"><text:span text:style-name="T89">Priority</text:span><text:span text:style-name="T97"> </text:span><text:span text:style-name="T89">customer</text:span><text:span text:style-name="T97"> </text:span><text:span text:style-name="T87">support</text:span></text:p>
                </text:list-item>
                <text:list-item>
                  <text:p text:style-name="P170"><text:span text:style-name="T89">Early</text:span><text:span text:style-name="T87"> </text:span><text:span text:style-name="T89">access</text:span><text:span text:style-name="T96"> </text:span><text:span text:style-name="T89">to</text:span><text:span text:style-name="T87"> </text:span><text:span text:style-name="T89">Exclusive </text:span><text:span text:style-name="T92">offer</text:span></text:p>
                </text:list-item>
                <text:list-item>
                  <text:p text:style-name="P170"><text:span text:style-name="T89">Unlimited</text:span><text:span text:style-name="T87"> </text:span><text:span text:style-name="T89">offer</text:span><text:span text:style-name="T87"> redemption</text:span></text:p>
                </text:list-item>
              </text:list>
            </text:list-item>
          </text:list>
        </text:list-item>
      </text:list>
      <text:p text:style-name="P557"/>
      <text:p text:style-name="P556"><text:span text:style-name="T135">General:</text:span></text:p>
      <text:p text:style-name="P723"/>
      <text:list xml:id="list199525634" text:style-name="WWNum76">
        <text:list-item>
          <text:p text:style-name="P168"><text:span text:style-name="T89">All</text:span><text:span text:style-name="T97"> </text:span><text:span text:style-name="T89">plans</text:span><text:span text:style-name="T87"> </text:span><text:span text:style-name="T89">have</text:span><text:span text:style-name="T97"> </text:span><text:span text:style-name="T89">1</text:span><text:span text:style-name="T97"> </text:span><text:span text:style-name="T89">year</text:span><text:span text:style-name="T97"> </text:span><text:span text:style-name="T89">membership </text:span><text:span text:style-name="T87">validity</text:span></text:p>
        </text:list-item>
        <text:list-item>
          <text:p text:style-name="P201"><text:span text:style-name="T89">All</text:span><text:span text:style-name="T97"> </text:span><text:span text:style-name="T89">plans</text:span><text:span text:style-name="T87"> </text:span><text:span text:style-name="T89">will</text:span><text:span text:style-name="T97"> </text:span><text:span text:style-name="T89">be</text:span><text:span text:style-name="T97"> </text:span><text:span text:style-name="T89">auto </text:span><text:span text:style-name="T87">renewal</text:span></text:p>
        </text:list-item>
        <text:list-item>
          <text:p text:style-name="P202"><text:span text:style-name="T89">When</text:span><text:span text:style-name="T97"> </text:span><text:span text:style-name="T89">user</text:span><text:span text:style-name="T97"> </text:span><text:span text:style-name="T89">taps</text:span><text:span text:style-name="T87"> </text:span><text:span text:style-name="T89">on</text:span><text:span text:style-name="T97"> </text:span><text:span text:style-name="T89">“CHOOSE“</text:span><text:span text:style-name="T97"> </text:span><text:span text:style-name="T89">button,</text:span><text:span text:style-name="T97"> </text:span><text:span text:style-name="T89">selected</text:span><text:span text:style-name="T97"> </text:span><text:span text:style-name="T89">plan</text:span><text:span text:style-name="T97"> </text:span><text:span text:style-name="T89">will be</text:span><text:span text:style-name="T87"> </text:span><text:span text:style-name="T89">applied</text:span><text:span text:style-name="T97"> </text:span><text:span text:style-name="T89">to</text:span><text:span text:style-name="T97"> </text:span><text:span text:style-name="T89">that </text:span><text:span text:style-name="T87">particular</text:span></text:p>
        </text:list-item>
      </text:list>
      <text:p text:style-name="P685"><text:span text:style-name="T135">user.</text:span></text:p>
      <text:list xml:id="list124224450336681" text:continue-numbering="true" text:style-name="WWNum76">
        <text:list-item>
          <text:p text:style-name="P169"><text:span text:style-name="T89">Plans</text:span><text:span text:style-name="T96"> </text:span><text:span text:style-name="T89">will</text:span><text:span text:style-name="T97"> </text:span><text:span text:style-name="T89">be</text:span><text:span text:style-name="T97"> </text:span><text:span text:style-name="T89">in</text:span><text:span text:style-name="T97"> </text:span><text:span text:style-name="T89">horizontal</text:span><text:span text:style-name="T97"> </text:span><text:span text:style-name="T89">scrolling</text:span><text:span text:style-name="T97"> </text:span><text:span text:style-name="T87">slider</text:span></text:p>
        </text:list-item>
      </text:list>
      <text:p text:style-name="P726"/>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5"/>
      <text:list xml:id="list124225596400612" text:continue-list="list124223485012632" text:style-name="WWNum41">
        <text:list-item>
          <text:list>
            <text:list-item>
              <text:list>
                <text:list-item>
                  <text:list>
                    <text:list-item>
                      <text:p text:style-name="P173"><text:span text:style-name="T1">Third</text:span><text:span text:style-name="T5"> </text:span><text:span text:style-name="T1">Party</text:span><text:span text:style-name="T5"> </text:span><text:span text:style-name="T6">SDK</text:span></text:p>
                    </text:list-item>
                  </text:list>
                </text:list-item>
              </text:list>
            </text:list-item>
          </text:list>
        </text:list-item>
      </text:list>
      <text:p text:style-name="P513"/>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327"><text:span text:style-name="T8">Third</text:span><text:span text:style-name="T9"> </text:span><text:span text:style-name="T8">Party</text:span><text:span text:style-name="T11"> </text:span><text:span text:style-name="T9">For</text:span></text:p>
          </table:table-cell>
          <table:table-cell table:style-name="Table113.A1" office:value-type="string">
            <text:p text:style-name="P327"><text:span text:style-name="T12">Reason</text:span></text:p>
          </table:table-cell>
          <table:table-cell table:style-name="Table113.A1" office:value-type="string">
            <text:p text:style-name="P328"><text:span text:style-name="T8">Third</text:span><text:span text:style-name="T14"> </text:span><text:span text:style-name="T8">party</text:span><text:span text:style-name="T16"> Name</text:span></text:p>
          </table:table-cell>
        </table:table-row>
        <table:table-row table:style-name="Table113.1">
          <table:table-cell table:style-name="Table113.A1" office:value-type="string">
            <text:p text:style-name="P327"><text:span text:style-name="T13">Notifications</text:span></text:p>
          </table:table-cell>
          <table:table-cell table:style-name="Table113.A1" office:value-type="string">
            <text:p text:style-name="P327"><text:span text:style-name="T18">For</text:span><text:span text:style-name="T19"> </text:span><text:span text:style-name="T18">sending</text:span><text:span text:style-name="T10"> </text:span><text:span text:style-name="T18">push</text:span><text:span text:style-name="T13"> notifications</text:span></text:p>
          </table:table-cell>
          <table:table-cell table:style-name="Table113.A1" office:value-type="string">
            <text:p text:style-name="P328"><text:span text:style-name="T18">Firebase</text:span><text:span text:style-name="T20"> </text:span><text:span text:style-name="T18">Cloud</text:span><text:span text:style-name="T15"> </text:span><text:span text:style-name="T13">Messaging</text:span></text:p>
          </table:table-cell>
        </table:table-row>
        <table:table-row table:style-name="Table113.1">
          <table:table-cell table:style-name="Table113.A1" office:value-type="string">
            <text:p text:style-name="P327"><text:span text:style-name="T13">Location</text:span></text:p>
          </table:table-cell>
          <table:table-cell table:style-name="Table113.A1" office:value-type="string">
            <text:p text:style-name="P327"><text:span text:style-name="T18">For</text:span><text:span text:style-name="T10"> </text:span><text:span text:style-name="T18">accessing</text:span><text:span text:style-name="T21"> </text:span><text:span text:style-name="T18">nearby</text:span><text:span text:style-name="T21"> </text:span><text:span text:style-name="T13">vendors</text:span></text:p>
          </table:table-cell>
          <table:table-cell table:style-name="Table113.A1" office:value-type="string">
            <text:p text:style-name="P257"><draw:g text:anchor-type="char" draw:z-index="48" draw:name="Group 240" draw:style-name="gr21"><draw:custom-shape draw:name="Graphic 241" draw:style-name="gr22" draw:text-style-name="P740" svg:width="1.167cm" svg:height="0.096cm" svg:x="0.101cm" svg:y="0.372cm"><text:p/><draw:enhanced-geometry draw:mirror-horizontal="false" draw:mirror-vertical="false" drawooo:sub-view-size="419734 0" draw:text-areas="0 0 ?f0 ?f1" svg:viewBox="0 0 0 0" draw:type="ooxml-non-primitive" draw:enhanced-path="M 0 0 L 419150 0 N"><draw:equation draw:name="f0" draw:formula="logwidth"/><draw:equation draw:name="f1" draw:formula="logheight"/></draw:enhanced-geometry></draw:custom-shape></draw:g><text:span text:style-name="T181">Google</text:span><text:span text:style-name="T182"><text:tab/></text:span><text:span text:style-name="T183">OpenStreet</text:span><text:span text:style-name="T184"> </text:span><text:span text:style-name="T183">Map</text:span><text:span text:style-name="T184"> </text:span><text:span text:style-name="T185">API</text:span></text:p>
          </table:table-cell>
        </table:table-row>
        <table:table-row table:style-name="Table113.4">
          <table:table-cell table:style-name="Table113.A1" office:value-type="string">
            <text:p text:style-name="P327"><text:span text:style-name="T18">Payment</text:span><text:span text:style-name="T22"> </text:span><text:span text:style-name="T13">Gateway</text:span></text:p>
          </table:table-cell>
          <table:table-cell table:style-name="Table113.A1" office:value-type="string">
            <text:p text:style-name="P327"><text:span text:style-name="T18">For</text:span><text:span text:style-name="T19"> </text:span><text:span text:style-name="T18">online</text:span><text:span text:style-name="T19"> </text:span><text:span text:style-name="T13">transaction</text:span></text:p>
          </table:table-cell>
          <table:table-cell table:style-name="Table113.A1" office:value-type="string">
            <text:p text:style-name="P328"><text:span text:style-name="T18">TBD</text:span><text:span text:style-name="T17"> </text:span><text:span text:style-name="T18">during</text:span><text:span text:style-name="T17"> </text:span><text:span text:style-name="T13">development</text:span></text:p>
            <text:p text:style-name="P487"/>
            <text:p text:style-name="P329"><text:span text:style-name="T18">For</text:span><text:span text:style-name="T21"> </text:span><text:span text:style-name="T18">subscription,</text:span><text:span text:style-name="T20"> </text:span><text:span text:style-name="T18">we</text:span><text:span text:style-name="T22"> </text:span><text:span text:style-name="T18">will</text:span><text:span text:style-name="T21"> </text:span><text:span text:style-name="T18">use</text:span><text:span text:style-name="T22"> </text:span><text:span text:style-name="T18">in- app purchase.</text:span></text:p>
            <text:p text:style-name="P330"><text:span text:style-name="T18">For</text:span><text:span text:style-name="T22"> </text:span><text:span text:style-name="T18">5$</text:span><text:span text:style-name="T22"> </text:span><text:span text:style-name="T18">extra</text:span><text:span text:style-name="T22"> </text:span><text:span text:style-name="T18">we</text:span><text:span text:style-name="T22"> </text:span><text:span text:style-name="T18">will</text:span><text:span text:style-name="T22"> </text:span><text:span text:style-name="T18">use payment gateway.</text:span></text:p>
          </table:table-cell>
        </table:table-row>
      </table:table>
      <text:p text:style-name="P517"/>
      <text:p text:style-name="P515"/>
      <text:p text:style-name="P515"/>
      <text:p text:style-name="P515"/>
      <text:p text:style-name="P515"/>
      <text:p text:style-name="P515"/>
      <text:p text:style-name="P515"/>
      <text:p text:style-name="P515"/>
      <text:p text:style-name="P515"/>
      <text:p text:style-name="P515"/>
      <text:p text:style-name="P516"/>
      <text:list xml:id="list124224005911754" text:continue-numbering="true" text:style-name="WWNum41">
        <text:list-item>
          <text:list>
            <text:list-item>
              <text:list>
                <text:list-item>
                  <text:list>
                    <text:list-item>
                      <text:p text:style-name="P174"><text:span text:style-name="T1">Standard</text:span><text:span text:style-name="T7"> </text:span><text:span text:style-name="T4">Validations</text:span></text:p>
                    </text:list-item>
                  </text:list>
                </text:list-item>
              </text:list>
            </text:list-item>
          </text:list>
        </text:list-item>
      </text:list>
      <text:p text:style-name="P514"/>
      <table:table table:name="Table114" table:style-name="Table114">
        <table:table-column table:style-name="Table114.A"/>
        <table:table-column table:style-name="Table114.B"/>
        <table:table-column table:style-name="Table114.C"/>
        <table:table-column table:style-name="Table114.D"/>
        <table:table-row table:style-name="Table114.1">
          <table:table-cell table:style-name="Table114.A1" office:value-type="string">
            <text:p text:style-name="P489"><text:span text:style-name="T23">Sr</text:span></text:p>
          </table:table-cell>
          <table:table-cell table:style-name="Table114.A1" office:value-type="string">
            <text:p text:style-name="P489"><text:span text:style-name="T24">Validation</text:span><text:span text:style-name="T25"> </text:span><text:span text:style-name="T26">name</text:span></text:p>
          </table:table-cell>
          <table:table-cell table:style-name="Table114.A1" office:value-type="string">
            <text:p text:style-name="P491"><text:span text:style-name="T27">Rules</text:span></text:p>
          </table:table-cell>
          <table:table-cell table:style-name="Table114.A1" office:value-type="string">
            <text:p text:style-name="P492"><text:span text:style-name="T24">Error</text:span><text:span text:style-name="T27"> Message</text:span></text:p>
          </table:table-cell>
        </table:table-row>
        <table:table-row table:style-name="Table114.2">
          <table:table-cell table:style-name="Table114.A1" office:value-type="string">
            <text:p text:style-name="P331"><text:span text:style-name="T23">1.</text:span></text:p>
          </table:table-cell>
          <table:table-cell table:style-name="Table114.A1" office:value-type="string">
            <text:p text:style-name="P333"><text:span text:style-name="T27">Standard Email</text:span></text:p>
            <text:p text:style-name="P490"><text:span text:style-name="T27">Validation</text:span></text:p>
          </table:table-cell>
          <table:table-cell table:style-name="Table114.A1" office:value-type="string">
            <text:p text:style-name="P334"><text:span text:style-name="T24">Must</text:span><text:span text:style-name="T28"> </text:span><text:span text:style-name="T24">not be </text:span><text:span text:style-name="T26">empty</text:span></text:p>
          </table:table-cell>
          <table:table-cell table:style-name="Table114.A1" office:value-type="string">
            <text:p text:style-name="P496"><text:span text:style-name="T24">Please</text:span><text:span text:style-name="T26"> </text:span><text:span text:style-name="T27">enter</text:span></text:p>
            <text:p text:style-name="P497"><text:span text:style-name="T27">{FieldName}.</text:span></text:p>
          </table:table-cell>
        </table:table-row>
        <table:table-row table:style-name="Table114.2">
          <table:table-cell table:style-name="Table114.A1" office:value-type="string">
            <text:p text:style-name="P499"/>
          </table:table-cell>
          <table:table-cell table:style-name="Table114.A1" office:value-type="string">
            <text:p text:style-name="P499"/>
          </table:table-cell>
          <table:table-cell table:style-name="Table114.A1" office:value-type="string">
            <text:p text:style-name="P336"><text:span text:style-name="T24">Must</text:span><text:span text:style-name="T29"> </text:span><text:span text:style-name="T24">be</text:span><text:span text:style-name="T25"> </text:span><text:span text:style-name="T24">a</text:span><text:span text:style-name="T30"> </text:span><text:span text:style-name="T24">valid</text:span><text:span text:style-name="T31"> </text:span><text:span text:style-name="T24">email </text:span><text:span text:style-name="T27">Format</text:span></text:p>
          </table:table-cell>
          <table:table-cell table:style-name="Table114.A1" office:value-type="string">
            <text:p text:style-name="P337"><text:span text:style-name="T24">{FieldName} is not</text:span><text:span text:style-name="T27"> </text:span><text:span text:style-name="T24">valid</text:span><text:span text:style-name="T32"> </text:span><text:span text:style-name="T27">Email</text:span></text:p>
            <text:p text:style-name="P493"><text:span text:style-name="T27">Address.</text:span></text:p>
          </table:table-cell>
        </table:table-row>
        <table:table-row table:style-name="Table114.4">
          <table:table-cell table:style-name="Table114.A1" office:value-type="string">
            <text:p text:style-name="P331"><text:span text:style-name="T25">2</text:span></text:p>
          </table:table-cell>
          <table:table-cell table:style-name="Table114.A1" office:value-type="string">
            <text:p text:style-name="P500"><text:span text:style-name="T24">Standard Not Empty</text:span><text:span text:style-name="T33"> </text:span><text:span text:style-name="T24">Validation</text:span></text:p>
          </table:table-cell>
          <table:table-cell table:style-name="Table114.A1" office:value-type="string">
            <text:p text:style-name="P501"><text:span text:style-name="T27">FieldName.trim().Length== </text:span><text:span text:style-name="T28">00</text:span></text:p>
          </table:table-cell>
          <table:table-cell table:style-name="Table114.A1" office:value-type="string">
            <text:p text:style-name="P496"><text:span text:style-name="T24">Please</text:span><text:span text:style-name="T26"> </text:span><text:span text:style-name="T27">enter</text:span></text:p>
            <text:p text:style-name="P502"><text:span text:style-name="T27">{FieldName}.</text:span></text:p>
          </table:table-cell>
        </table:table-row>
        <table:table-row table:style-name="Table114.5">
          <table:table-cell table:style-name="Table114.A1" office:value-type="string">
            <text:p text:style-name="P331"><text:span text:style-name="T25">3</text:span></text:p>
          </table:table-cell>
          <table:table-cell table:style-name="Table114.A1" office:value-type="string">
            <text:p text:style-name="P338"><text:span text:style-name="T24">Standard Mobile Number</text:span><text:span text:style-name="T33"> </text:span><text:span text:style-name="T24">Validation</text:span></text:p>
          </table:table-cell>
          <table:table-cell table:style-name="Table114.A1" office:value-type="string">
            <text:p text:style-name="P339"><text:span text:style-name="T24">Must</text:span><text:span text:style-name="T33"> </text:span><text:span text:style-name="T24">be</text:span><text:span text:style-name="T33"> </text:span><text:span text:style-name="T24">numeric Must not be </text:span><text:span text:style-name="T27">empty</text:span></text:p>
          </table:table-cell>
          <table:table-cell table:style-name="Table114.A1" office:value-type="string">
            <text:p text:style-name="P340"><text:span text:style-name="T27">Please enter correct</text:span></text:p>
            <text:p text:style-name="P494"><text:span text:style-name="T27">{FieldName}.</text:span></text:p>
          </table:table-cell>
        </table:table-row>
        <table:table-row table:style-name="Table114.4">
          <table:table-cell table:style-name="Table114.A1" office:value-type="string">
            <text:p text:style-name="P332"><text:span text:style-name="T25">4</text:span></text:p>
          </table:table-cell>
          <table:table-cell table:style-name="Table114.A1" office:value-type="string">
            <text:p text:style-name="P503"><text:span text:style-name="T24">Standard</text:span><text:span text:style-name="T33"> </text:span><text:span text:style-name="T24">Password </text:span><text:span text:style-name="T27">Validation</text:span></text:p>
          </table:table-cell>
          <table:table-cell table:style-name="Table114.A1" office:value-type="string">
            <text:p text:style-name="P335"><text:span text:style-name="T24">Must</text:span><text:span text:style-name="T28"> </text:span><text:span text:style-name="T24">not be </text:span><text:span text:style-name="T26">empty</text:span></text:p>
          </table:table-cell>
          <table:table-cell table:style-name="Table114.A1" office:value-type="string">
            <text:p text:style-name="P498"><text:span text:style-name="T24">Please</text:span><text:span text:style-name="T26"> </text:span><text:span text:style-name="T27">enter</text:span></text:p>
            <text:p text:style-name="P502"><text:span text:style-name="T27">{FieldName}.</text:span></text:p>
          </table:table-cell>
        </table:table-row>
        <text:soft-page-break/>
        <table:table-row table:style-name="Table114.7">
          <table:table-cell table:style-name="Table114.A1" office:value-type="string">
            <text:p text:style-name="P499"/>
          </table:table-cell>
          <table:table-cell table:style-name="Table114.A1" office:value-type="string">
            <text:p text:style-name="P499"/>
          </table:table-cell>
          <table:table-cell table:style-name="Table114.A1" office:value-type="string">
            <text:p text:style-name="P334"><text:span text:style-name="T24">At</text:span><text:span text:style-name="T32"> </text:span><text:span text:style-name="T24">least</text:span><text:span text:style-name="T27"> </text:span><text:span text:style-name="T24">8</text:span><text:span text:style-name="T27"> characters</text:span></text:p>
          </table:table-cell>
          <table:table-cell table:style-name="Table114.A1" office:value-type="string">
            <text:p text:style-name="P337"><text:span text:style-name="T27">{FieldName} </text:span><text:span text:style-name="T24">must be 8 </text:span><text:span text:style-name="T27">characters</text:span></text:p>
            <text:p text:style-name="P504"><text:span text:style-name="T27">long.</text:span></text:p>
          </table:table-cell>
        </table:table-row>
      </table:table>
      <text:section text:style-name="Sect1" text:name="Section4">
        <table:table table:name="Table115" table:style-name="Table115">
          <table:table-column table:style-name="Table115.A"/>
          <table:table-column table:style-name="Table115.B"/>
          <table:table-column table:style-name="Table115.C"/>
          <table:table-column table:style-name="Table115.D"/>
          <table:table-row table:style-name="Table115.1">
            <table:table-cell table:style-name="Table115.A1" office:value-type="string">
              <text:p text:style-name="P499"/>
            </table:table-cell>
            <table:table-cell table:style-name="Table115.A1" office:value-type="string">
              <text:p text:style-name="P499"/>
            </table:table-cell>
            <table:table-cell table:style-name="Table115.A1" office:value-type="string">
              <text:p text:style-name="P336"><text:span text:style-name="T24">A mixture of both uppercase</text:span><text:span text:style-name="T33"> </text:span><text:span text:style-name="T24">and</text:span><text:span text:style-name="T33"> </text:span><text:span text:style-name="T24">lowercase </text:span><text:span text:style-name="T27">letters</text:span></text:p>
            </table:table-cell>
            <table:table-cell table:style-name="Table115.A1" office:value-type="string">
              <text:p text:style-name="P337"><text:span text:style-name="T27">{FieldName} </text:span><text:span text:style-name="T24">must use</text:span><text:span text:style-name="T32"> </text:span><text:span text:style-name="T24">both uppercase</text:span><text:span text:style-name="T34"> </text:span><text:span text:style-name="T23">and</text:span></text:p>
              <text:p text:style-name="P505"><text:span text:style-name="T24">lower</text:span><text:span text:style-name="T28"> </text:span><text:span text:style-name="T27">case.</text:span></text:p>
            </table:table-cell>
          </table:table-row>
          <table:table-row table:style-name="Table115.1">
            <table:table-cell table:style-name="Table115.A1" office:value-type="string">
              <text:p text:style-name="P499"/>
            </table:table-cell>
            <table:table-cell table:style-name="Table115.A1" office:value-type="string">
              <text:p text:style-name="P499"/>
            </table:table-cell>
            <table:table-cell table:style-name="Table115.A1" office:value-type="string">
              <text:p text:style-name="P334"><text:span text:style-name="T24">A</text:span><text:span text:style-name="T30"> </text:span><text:span text:style-name="T24">mixture</text:span><text:span text:style-name="T25"> </text:span><text:span text:style-name="T24">of</text:span><text:span text:style-name="T30"> </text:span><text:span text:style-name="T24">letters</text:span><text:span text:style-name="T25"> </text:span><text:span text:style-name="T24">and </text:span><text:span text:style-name="T27">numbers</text:span></text:p>
            </table:table-cell>
            <table:table-cell table:style-name="Table115.A1" office:value-type="string">
              <text:p text:style-name="P341"><text:span text:style-name="T27">{FieldName} </text:span><text:span text:style-name="T24">must</text:span><text:span text:style-name="T35"> </text:span><text:span text:style-name="T24">use</text:span><text:span text:style-name="T35"> </text:span><text:span text:style-name="T24">both </text:span><text:span text:style-name="T27">number</text:span><text:span text:style-name="T24"><text:tab/></text:span><text:span text:style-name="T23">and</text:span></text:p>
              <text:p text:style-name="P505"><text:span text:style-name="T27">letters</text:span></text:p>
            </table:table-cell>
          </table:table-row>
          <table:table-row table:style-name="Table115.3">
            <table:table-cell table:style-name="Table115.A1" office:value-type="string">
              <text:p text:style-name="P499"/>
            </table:table-cell>
            <table:table-cell table:style-name="Table115.A1" office:value-type="string">
              <text:p text:style-name="P499"/>
            </table:table-cell>
            <table:table-cell table:style-name="Table115.A1" office:value-type="string">
              <text:p text:style-name="P334"><text:span text:style-name="T24">Inclusion</text:span><text:span text:style-name="T30"> </text:span><text:span text:style-name="T24">of</text:span><text:span text:style-name="T30"> </text:span><text:span text:style-name="T24">at</text:span><text:span text:style-name="T36"> </text:span><text:span text:style-name="T24">least</text:span><text:span text:style-name="T36"> </text:span><text:span text:style-name="T24">one special character</text:span></text:p>
            </table:table-cell>
            <table:table-cell table:style-name="Table115.A1" office:value-type="string">
              <text:p text:style-name="P342"><text:span text:style-name="T27">{FieldName} </text:span><text:span text:style-name="T24">must</text:span><text:span text:style-name="T33"> </text:span><text:span text:style-name="T24">have</text:span><text:span text:style-name="T33"> </text:span><text:span text:style-name="T24">one </text:span><text:span text:style-name="T27">special</text:span></text:p>
              <text:p text:style-name="P495"><text:span text:style-name="T27">characters.</text:span></text:p>
            </table:table-cell>
          </table:table-row>
        </table:table>
        <text:p text:style-name="P488"/>
      </text:section>
      <text:p text:style-name="P5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MT" svg:font-family="'Arial 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0.041cm" fo:margin-right="0cm" fo:text-indent="0cm" style:auto-text-indent="false"/>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3.93cm" fo:margin-right="0cm" fo:text-indent="-0.635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53cm" fo:margin-right="0cm" fo:margin-top="0.053cm" fo:margin-bottom="0cm" style:contextual-spacing="false" fo:text-indent="0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1" style:display-name="ListLabel 11"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12" style:display-name="ListLabel 12" style:family="text">
      <style:text-properties fo:font-size="12pt" fo:letter-spacing="normal" fo:language="en" fo:country="US" fo:font-style="normal" fo:font-weight="normal" style:font-name-asian="Wingdings1" style:font-family-asian="Wingdings" style:font-family-generic-asian="system" style:font-pitch-asian="variable" style:font-size-asian="12pt" style:language-asian="en" style:country-asian="US" style:font-style-asian="normal" style:font-weight-asian="normal" style:font-name-complex="Wingdings1" style:font-family-complex="Wingdings" style:font-family-generic-complex="system" style:font-pitch-complex="variable" style:font-size-complex="12pt" style:language-complex="ar" style:country-complex="SA" style:font-style-complex="normal" style:font-weight-complex="normal" style:text-scale="100%"/>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letter-spacing="normal" fo:language="en" fo:country="US" style:font-name-asian="Symbol1" style:font-family-asian="Symbol" style:font-family-generic-asian="system" style:font-pitch-asian="variable" style:language-asian="en" style:country-asian="US" style:font-name-complex="Symbol1" style:font-family-complex="Symbol" style:font-family-generic-complex="system" style:font-pitch-complex="variable"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56" style:display-name="ListLabel 56" style:family="text">
      <style:text-properties fo:font-size="12pt" fo:letter-spacing="normal" fo:language="en" fo:country="US" fo:font-style="normal" fo:font-weight="normal" style:font-name-asian="Courier New1" style:font-family-asian="'Courier New'" style:font-family-generic-asian="system" style:font-pitch-asian="variable" style:font-size-asian="12pt" style:language-asian="en" style:country-asian="US" style:font-style-asian="normal" style:font-weight-asian="normal" style:font-name-complex="Courier New1" style:font-family-complex="'Courier New'" style:font-family-generic-complex="system" style:font-pitch-complex="variable" style:font-size-complex="12pt" style:language-complex="ar" style:country-complex="SA" style:font-style-complex="normal" style:font-weight-complex="normal" style:text-scale="100%"/>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65" style:display-name="ListLabel 65" style:family="text">
      <style:text-properties fo:language="en" fo:country="US" style:language-asian="en" style:country-asian="US" style:language-complex="ar" style:country-complex="SA"/>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74" style:display-name="ListLabel 74" style:family="text">
      <style:text-properties fo:font-size="12pt" fo:letter-spacing="normal" fo:language="en" fo:country="US" fo:font-style="normal" fo:font-weight="normal" style:font-name-asian="Courier New1" style:font-family-asian="'Courier New'" style:font-family-generic-asian="system" style:font-pitch-asian="variable" style:font-size-asian="12pt" style:language-asian="en" style:country-asian="US" style:font-style-asian="normal" style:font-weight-asian="normal" style:font-name-complex="Courier New1" style:font-family-complex="'Courier New'" style:font-family-generic-complex="system" style:font-pitch-complex="variable" style:font-size-complex="12pt" style:language-complex="ar" style:country-complex="SA" style:font-style-complex="normal" style:font-weight-complex="normal" style:text-scale="100%"/>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83" style:display-name="ListLabel 83" style:family="text">
      <style:text-properties fo:font-size="12pt" fo:letter-spacing="normal" fo:language="en" fo:country="US" fo:font-style="normal" fo:font-weight="normal" style:font-name-asian="Courier New1" style:font-family-asian="'Courier New'" style:font-family-generic-asian="system" style:font-pitch-asian="variable" style:font-size-asian="12pt" style:language-asian="en" style:country-asian="US" style:font-style-asian="normal" style:font-weight-asian="normal" style:font-name-complex="Courier New1" style:font-family-complex="'Courier New'" style:font-family-generic-complex="system" style:font-pitch-complex="variable" style:font-size-complex="12pt" style:language-complex="ar" style:country-complex="SA" style:font-style-complex="normal" style:font-weight-complex="normal" style:text-scale="100%"/>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91" style:display-name="ListLabel 91" style:family="text">
      <style:text-properties fo:font-size="12pt" fo:letter-spacing="normal" fo:language="en" fo:country="US" fo:font-style="normal" fo:font-weight="normal" style:font-name-asian="Courier New1" style:font-family-asian="'Courier New'" style:font-family-generic-asian="system" style:font-pitch-asian="variable" style:font-size-asian="12pt" style:language-asian="en" style:country-asian="US" style:font-style-asian="normal" style:font-weight-asian="normal" style:font-name-complex="Courier New1" style:font-family-complex="'Courier New'" style:font-family-generic-complex="system" style:font-pitch-complex="variable" style:font-size-complex="12pt" style:language-complex="ar" style:country-complex="SA" style:font-style-complex="normal" style:font-weight-complex="normal" style:text-scale="100%"/>
    </style:style>
    <style:style style:name="ListLabel_20_92" style:display-name="ListLabel 92" style:family="text">
      <style:text-properties fo:language="en" fo:country="US" style:language-asian="en" style:country-asian="US" style:language-complex="ar" style:country-complex="SA"/>
    </style:style>
    <style:style style:name="ListLabel_20_93" style:display-name="ListLabel 93" style:family="text">
      <style:text-properties fo:language="en" fo:country="US" style:language-asian="en" style:country-asian="US" style:language-complex="ar" style:country-complex="SA"/>
    </style:style>
    <style:style style:name="ListLabel_20_94" style:display-name="ListLabel 94" style:family="text">
      <style:text-properties fo:language="en" fo:country="US" style:language-asian="en" style:country-asian="US" style:language-complex="ar" style:country-complex="SA"/>
    </style:style>
    <style:style style:name="ListLabel_20_95" style:display-name="ListLabel 95" style:family="text">
      <style:text-properties fo:language="en" fo:country="US" style:language-asian="en" style:country-asian="US" style:language-complex="ar" style:country-complex="SA"/>
    </style:style>
    <style:style style:name="ListLabel_20_96" style:display-name="ListLabel 96" style:family="text">
      <style:text-properties fo:language="en" fo:country="US" style:language-asian="en" style:country-asian="US" style:language-complex="ar" style:country-complex="SA"/>
    </style:style>
    <style:style style:name="ListLabel_20_97" style:display-name="ListLabel 97" style:family="text">
      <style:text-properties fo:language="en" fo:country="US" style:language-asian="en" style:country-asian="US" style:language-complex="ar" style:country-complex="SA"/>
    </style:style>
    <style:style style:name="ListLabel_20_98" style:display-name="ListLabel 98" style:family="text">
      <style:text-properties fo:language="en" fo:country="US" style:language-asian="en" style:country-asian="US" style:language-complex="ar" style:country-complex="SA"/>
    </style:style>
    <style:style style:name="ListLabel_20_99" style:display-name="ListLabel 99" style:family="text">
      <style:text-properties fo:language="en" fo:country="US" style:language-asian="en" style:country-asian="US" style:language-complex="ar" style:country-complex="SA"/>
    </style:style>
    <style:style style:name="ListLabel_20_100" style:display-name="ListLabel 100"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101" style:display-name="ListLabel 101" style:family="text">
      <style:text-properties fo:font-size="12pt" fo:letter-spacing="normal" fo:language="en" fo:country="US" fo:font-style="normal" fo:font-weight="normal" style:font-name-asian="Courier New1" style:font-family-asian="'Courier New'" style:font-family-generic-asian="system" style:font-pitch-asian="variable" style:font-size-asian="12pt" style:language-asian="en" style:country-asian="US" style:font-style-asian="normal" style:font-weight-asian="normal" style:font-name-complex="Courier New1" style:font-family-complex="'Courier New'" style:font-family-generic-complex="system" style:font-pitch-complex="variable" style:font-size-complex="12pt" style:language-complex="ar" style:country-complex="SA" style:font-style-complex="normal" style:font-weight-complex="normal" style:text-scale="100%"/>
    </style:style>
    <style:style style:name="ListLabel_20_102" style:display-name="ListLabel 102" style:family="text">
      <style:text-properties fo:font-size="12pt" fo:letter-spacing="normal" fo:language="en" fo:country="US" fo:font-style="normal" fo:font-weight="normal" style:font-name-asian="Wingdings1" style:font-family-asian="Wingdings" style:font-family-generic-asian="system" style:font-pitch-asian="variable" style:font-size-asian="12pt" style:language-asian="en" style:country-asian="US" style:font-style-asian="normal" style:font-weight-asian="normal" style:font-name-complex="Wingdings1" style:font-family-complex="Wingdings" style:font-family-generic-complex="system" style:font-pitch-complex="variable" style:font-size-complex="12pt" style:language-complex="ar" style:country-complex="SA" style:font-style-complex="normal" style:font-weight-complex="normal" style:text-scale="100%"/>
    </style:style>
    <style:style style:name="ListLabel_20_103" style:display-name="ListLabel 103" style:family="text">
      <style:text-properties fo:language="en" fo:country="US" style:language-asian="en" style:country-asian="US" style:language-complex="ar" style:country-complex="SA"/>
    </style:style>
    <style:style style:name="ListLabel_20_104" style:display-name="ListLabel 104" style:family="text">
      <style:text-properties fo:language="en" fo:country="US" style:language-asian="en" style:country-asian="US" style:language-complex="ar" style:country-complex="SA"/>
    </style:style>
    <style:style style:name="ListLabel_20_105" style:display-name="ListLabel 105" style:family="text">
      <style:text-properties fo:language="en" fo:country="US" style:language-asian="en" style:country-asian="US" style:language-complex="ar" style:country-complex="SA"/>
    </style:style>
    <style:style style:name="ListLabel_20_106" style:display-name="ListLabel 106" style:family="text">
      <style:text-properties fo:language="en" fo:country="US" style:language-asian="en" style:country-asian="US" style:language-complex="ar" style:country-complex="SA"/>
    </style:style>
    <style:style style:name="ListLabel_20_107" style:display-name="ListLabel 107" style:family="text">
      <style:text-properties fo:language="en" fo:country="US" style:language-asian="en" style:country-asian="US" style:language-complex="ar" style:country-complex="SA"/>
    </style:style>
    <style:style style:name="ListLabel_20_108" style:display-name="ListLabel 108" style:family="text">
      <style:text-properties fo:language="en" fo:country="US" style:language-asian="en" style:country-asian="US" style:language-complex="ar" style:country-complex="SA"/>
    </style:style>
    <style:style style:name="ListLabel_20_109" style:display-name="ListLabel 109"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119" style:display-name="ListLabel 119" style:family="text">
      <style:text-properties fo:language="en" fo:country="US" style:language-asian="en" style:country-asian="US" style:language-complex="ar" style:country-complex="SA"/>
    </style:style>
    <style:style style:name="ListLabel_20_120" style:display-name="ListLabel 120" style:family="text">
      <style:text-properties fo:language="en" fo:country="US" style:language-asian="en" style:country-asian="US" style:language-complex="ar" style:country-complex="SA"/>
    </style:style>
    <style:style style:name="ListLabel_20_121" style:display-name="ListLabel 121" style:family="text">
      <style:text-properties fo:language="en" fo:country="US" style:language-asian="en" style:country-asian="US" style:language-complex="ar" style:country-complex="SA"/>
    </style:style>
    <style:style style:name="ListLabel_20_122" style:display-name="ListLabel 122" style:family="text">
      <style:text-properties fo:language="en" fo:country="US" style:language-asian="en" style:country-asian="US" style:language-complex="ar" style:country-complex="SA"/>
    </style:style>
    <style:style style:name="ListLabel_20_123" style:display-name="ListLabel 123" style:family="text">
      <style:text-properties fo:language="en" fo:country="US" style:language-asian="en" style:country-asian="US" style:language-complex="ar" style:country-complex="SA"/>
    </style:style>
    <style:style style:name="ListLabel_20_124" style:display-name="ListLabel 124" style:family="text">
      <style:text-properties fo:language="en" fo:country="US" style:language-asian="en" style:country-asian="US" style:language-complex="ar" style:country-complex="SA"/>
    </style:style>
    <style:style style:name="ListLabel_20_125" style:display-name="ListLabel 125" style:family="text">
      <style:text-properties fo:language="en" fo:country="US" style:language-asian="en" style:country-asian="US" style:language-complex="ar" style:country-complex="SA"/>
    </style:style>
    <style:style style:name="ListLabel_20_126" style:display-name="ListLabel 126" style:family="text">
      <style:text-properties fo:language="en" fo:country="US" style:language-asian="en" style:country-asian="US" style:language-complex="ar" style:country-complex="SA"/>
    </style:style>
    <style:style style:name="ListLabel_20_127" style:display-name="ListLabel 127"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128" style:display-name="ListLabel 128" style:family="text">
      <style:text-properties fo:language="en" fo:country="US" style:language-asian="en" style:country-asian="US" style:language-complex="ar" style:country-complex="SA"/>
    </style:style>
    <style:style style:name="ListLabel_20_129" style:display-name="ListLabel 129" style:family="text">
      <style:text-properties fo:language="en" fo:country="US" style:language-asian="en" style:country-asian="US" style:language-complex="ar" style:country-complex="SA"/>
    </style:style>
    <style:style style:name="ListLabel_20_130" style:display-name="ListLabel 130" style:family="text">
      <style:text-properties fo:language="en" fo:country="US" style:language-asian="en" style:country-asian="US" style:language-complex="ar" style:country-complex="SA"/>
    </style:style>
    <style:style style:name="ListLabel_20_131" style:display-name="ListLabel 131" style:family="text">
      <style:text-properties fo:language="en" fo:country="US" style:language-asian="en" style:country-asian="US" style:language-complex="ar" style:country-complex="SA"/>
    </style:style>
    <style:style style:name="ListLabel_20_132" style:display-name="ListLabel 132" style:family="text">
      <style:text-properties fo:language="en" fo:country="US" style:language-asian="en" style:country-asian="US" style:language-complex="ar" style:country-complex="SA"/>
    </style:style>
    <style:style style:name="ListLabel_20_133" style:display-name="ListLabel 133" style:family="text">
      <style:text-properties fo:language="en" fo:country="US" style:language-asian="en" style:country-asian="US" style:language-complex="ar" style:country-complex="SA"/>
    </style:style>
    <style:style style:name="ListLabel_20_134" style:display-name="ListLabel 134" style:family="text">
      <style:text-properties fo:language="en" fo:country="US" style:language-asian="en" style:country-asian="US" style:language-complex="ar" style:country-complex="SA"/>
    </style:style>
    <style:style style:name="ListLabel_20_135" style:display-name="ListLabel 135" style:family="text">
      <style:text-properties fo:language="en" fo:country="US" style:language-asian="en" style:country-asian="US" style:language-complex="ar" style:country-complex="SA"/>
    </style:style>
    <style:style style:name="ListLabel_20_136" style:display-name="ListLabel 136"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137" style:display-name="ListLabel 137" style:family="text">
      <style:text-properties fo:language="en" fo:country="US" style:language-asian="en" style:country-asian="US" style:language-complex="ar" style:country-complex="SA"/>
    </style:style>
    <style:style style:name="ListLabel_20_138" style:display-name="ListLabel 138" style:family="text">
      <style:text-properties fo:language="en" fo:country="US" style:language-asian="en" style:country-asian="US" style:language-complex="ar" style:country-complex="SA"/>
    </style:style>
    <style:style style:name="ListLabel_20_139" style:display-name="ListLabel 139" style:family="text">
      <style:text-properties fo:language="en" fo:country="US" style:language-asian="en" style:country-asian="US" style:language-complex="ar" style:country-complex="SA"/>
    </style:style>
    <style:style style:name="ListLabel_20_140" style:display-name="ListLabel 140" style:family="text">
      <style:text-properties fo:language="en" fo:country="US" style:language-asian="en" style:country-asian="US" style:language-complex="ar" style:country-complex="SA"/>
    </style:style>
    <style:style style:name="ListLabel_20_141" style:display-name="ListLabel 141" style:family="text">
      <style:text-properties fo:language="en" fo:country="US" style:language-asian="en" style:country-asian="US" style:language-complex="ar" style:country-complex="SA"/>
    </style:style>
    <style:style style:name="ListLabel_20_142" style:display-name="ListLabel 142" style:family="text">
      <style:text-properties fo:language="en" fo:country="US" style:language-asian="en" style:country-asian="US" style:language-complex="ar" style:country-complex="SA"/>
    </style:style>
    <style:style style:name="ListLabel_20_143" style:display-name="ListLabel 143" style:family="text">
      <style:text-properties fo:language="en" fo:country="US" style:language-asian="en" style:country-asian="US" style:language-complex="ar" style:country-complex="SA"/>
    </style:style>
    <style:style style:name="ListLabel_20_144" style:display-name="ListLabel 144" style:family="text">
      <style:text-properties fo:language="en" fo:country="US" style:language-asian="en" style:country-asian="US" style:language-complex="ar" style:country-complex="SA"/>
    </style:style>
    <style:style style:name="ListLabel_20_145" style:display-name="ListLabel 145"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146" style:display-name="ListLabel 146" style:family="text">
      <style:text-properties fo:language="en" fo:country="US" style:language-asian="en" style:country-asian="US" style:language-complex="ar" style:country-complex="SA"/>
    </style:style>
    <style:style style:name="ListLabel_20_147" style:display-name="ListLabel 147" style:family="text">
      <style:text-properties fo:language="en" fo:country="US" style:language-asian="en" style:country-asian="US" style:language-complex="ar" style:country-complex="SA"/>
    </style:style>
    <style:style style:name="ListLabel_20_148" style:display-name="ListLabel 148" style:family="text">
      <style:text-properties fo:language="en" fo:country="US" style:language-asian="en" style:country-asian="US" style:language-complex="ar" style:country-complex="SA"/>
    </style:style>
    <style:style style:name="ListLabel_20_149" style:display-name="ListLabel 149" style:family="text">
      <style:text-properties fo:language="en" fo:country="US" style:language-asian="en" style:country-asian="US" style:language-complex="ar" style:country-complex="SA"/>
    </style:style>
    <style:style style:name="ListLabel_20_150" style:display-name="ListLabel 150" style:family="text">
      <style:text-properties fo:language="en" fo:country="US" style:language-asian="en" style:country-asian="US" style:language-complex="ar" style:country-complex="SA"/>
    </style:style>
    <style:style style:name="ListLabel_20_151" style:display-name="ListLabel 151" style:family="text">
      <style:text-properties fo:language="en" fo:country="US" style:language-asian="en" style:country-asian="US" style:language-complex="ar" style:country-complex="SA"/>
    </style:style>
    <style:style style:name="ListLabel_20_152" style:display-name="ListLabel 152" style:family="text">
      <style:text-properties fo:language="en" fo:country="US" style:language-asian="en" style:country-asian="US" style:language-complex="ar" style:country-complex="SA"/>
    </style:style>
    <style:style style:name="ListLabel_20_153" style:display-name="ListLabel 153" style:family="text">
      <style:text-properties fo:language="en" fo:country="US" style:language-asian="en" style:country-asian="US" style:language-complex="ar" style:country-complex="SA"/>
    </style:style>
    <style:style style:name="ListLabel_20_154" style:display-name="ListLabel 154"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155" style:display-name="ListLabel 155" style:family="text">
      <style:text-properties fo:language="en" fo:country="US" style:language-asian="en" style:country-asian="US" style:language-complex="ar" style:country-complex="SA"/>
    </style:style>
    <style:style style:name="ListLabel_20_156" style:display-name="ListLabel 156" style:family="text">
      <style:text-properties fo:language="en" fo:country="US" style:language-asian="en" style:country-asian="US" style:language-complex="ar" style:country-complex="SA"/>
    </style:style>
    <style:style style:name="ListLabel_20_157" style:display-name="ListLabel 157" style:family="text">
      <style:text-properties fo:language="en" fo:country="US" style:language-asian="en" style:country-asian="US" style:language-complex="ar" style:country-complex="SA"/>
    </style:style>
    <style:style style:name="ListLabel_20_158" style:display-name="ListLabel 158" style:family="text">
      <style:text-properties fo:language="en" fo:country="US" style:language-asian="en" style:country-asian="US" style:language-complex="ar" style:country-complex="SA"/>
    </style:style>
    <style:style style:name="ListLabel_20_159" style:display-name="ListLabel 159" style:family="text">
      <style:text-properties fo:language="en" fo:country="US" style:language-asian="en" style:country-asian="US" style:language-complex="ar" style:country-complex="SA"/>
    </style:style>
    <style:style style:name="ListLabel_20_160" style:display-name="ListLabel 160" style:family="text">
      <style:text-properties fo:language="en" fo:country="US" style:language-asian="en" style:country-asian="US" style:language-complex="ar" style:country-complex="SA"/>
    </style:style>
    <style:style style:name="ListLabel_20_161" style:display-name="ListLabel 161" style:family="text">
      <style:text-properties fo:language="en" fo:country="US" style:language-asian="en" style:country-asian="US" style:language-complex="ar" style:country-complex="SA"/>
    </style:style>
    <style:style style:name="ListLabel_20_162" style:display-name="ListLabel 162" style:family="text">
      <style:text-properties fo:language="en" fo:country="US" style:language-asian="en" style:country-asian="US" style:language-complex="ar" style:country-complex="SA"/>
    </style:style>
    <style:style style:name="ListLabel_20_163" style:display-name="ListLabel 163"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164" style:display-name="ListLabel 164" style:family="text">
      <style:text-properties fo:language="en" fo:country="US" style:language-asian="en" style:country-asian="US" style:language-complex="ar" style:country-complex="SA"/>
    </style:style>
    <style:style style:name="ListLabel_20_165" style:display-name="ListLabel 165" style:family="text">
      <style:text-properties fo:language="en" fo:country="US" style:language-asian="en" style:country-asian="US" style:language-complex="ar" style:country-complex="SA"/>
    </style:style>
    <style:style style:name="ListLabel_20_166" style:display-name="ListLabel 166" style:family="text">
      <style:text-properties fo:language="en" fo:country="US" style:language-asian="en" style:country-asian="US" style:language-complex="ar" style:country-complex="SA"/>
    </style:style>
    <style:style style:name="ListLabel_20_167" style:display-name="ListLabel 167" style:family="text">
      <style:text-properties fo:language="en" fo:country="US" style:language-asian="en" style:country-asian="US" style:language-complex="ar" style:country-complex="SA"/>
    </style:style>
    <style:style style:name="ListLabel_20_168" style:display-name="ListLabel 168" style:family="text">
      <style:text-properties fo:language="en" fo:country="US" style:language-asian="en" style:country-asian="US" style:language-complex="ar" style:country-complex="SA"/>
    </style:style>
    <style:style style:name="ListLabel_20_169" style:display-name="ListLabel 169" style:family="text">
      <style:text-properties fo:language="en" fo:country="US" style:language-asian="en" style:country-asian="US" style:language-complex="ar" style:country-complex="SA"/>
    </style:style>
    <style:style style:name="ListLabel_20_170" style:display-name="ListLabel 170" style:family="text">
      <style:text-properties fo:language="en" fo:country="US" style:language-asian="en" style:country-asian="US" style:language-complex="ar" style:country-complex="SA"/>
    </style:style>
    <style:style style:name="ListLabel_20_171" style:display-name="ListLabel 171" style:family="text">
      <style:text-properties fo:language="en" fo:country="US" style:language-asian="en" style:country-asian="US" style:language-complex="ar" style:country-complex="SA"/>
    </style:style>
    <style:style style:name="ListLabel_20_172" style:display-name="ListLabel 172"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173" style:display-name="ListLabel 173" style:family="text">
      <style:text-properties fo:language="en" fo:country="US" style:language-asian="en" style:country-asian="US" style:language-complex="ar" style:country-complex="SA"/>
    </style:style>
    <style:style style:name="ListLabel_20_174" style:display-name="ListLabel 174" style:family="text">
      <style:text-properties fo:language="en" fo:country="US" style:language-asian="en" style:country-asian="US" style:language-complex="ar" style:country-complex="SA"/>
    </style:style>
    <style:style style:name="ListLabel_20_175" style:display-name="ListLabel 175" style:family="text">
      <style:text-properties fo:language="en" fo:country="US" style:language-asian="en" style:country-asian="US" style:language-complex="ar" style:country-complex="SA"/>
    </style:style>
    <style:style style:name="ListLabel_20_176" style:display-name="ListLabel 176" style:family="text">
      <style:text-properties fo:language="en" fo:country="US" style:language-asian="en" style:country-asian="US" style:language-complex="ar" style:country-complex="SA"/>
    </style:style>
    <style:style style:name="ListLabel_20_177" style:display-name="ListLabel 177" style:family="text">
      <style:text-properties fo:language="en" fo:country="US" style:language-asian="en" style:country-asian="US" style:language-complex="ar" style:country-complex="SA"/>
    </style:style>
    <style:style style:name="ListLabel_20_178" style:display-name="ListLabel 178" style:family="text">
      <style:text-properties fo:language="en" fo:country="US" style:language-asian="en" style:country-asian="US" style:language-complex="ar" style:country-complex="SA"/>
    </style:style>
    <style:style style:name="ListLabel_20_179" style:display-name="ListLabel 179" style:family="text">
      <style:text-properties fo:language="en" fo:country="US" style:language-asian="en" style:country-asian="US" style:language-complex="ar" style:country-complex="SA"/>
    </style:style>
    <style:style style:name="ListLabel_20_180" style:display-name="ListLabel 180" style:family="text">
      <style:text-properties fo:language="en" fo:country="US" style:language-asian="en" style:country-asian="US" style:language-complex="ar" style:country-complex="SA"/>
    </style:style>
    <style:style style:name="ListLabel_20_181" style:display-name="ListLabel 181"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182" style:display-name="ListLabel 182" style:family="text">
      <style:text-properties fo:language="en" fo:country="US" style:language-asian="en" style:country-asian="US" style:language-complex="ar" style:country-complex="SA"/>
    </style:style>
    <style:style style:name="ListLabel_20_183" style:display-name="ListLabel 183" style:family="text">
      <style:text-properties fo:language="en" fo:country="US" style:language-asian="en" style:country-asian="US" style:language-complex="ar" style:country-complex="SA"/>
    </style:style>
    <style:style style:name="ListLabel_20_184" style:display-name="ListLabel 184" style:family="text">
      <style:text-properties fo:language="en" fo:country="US" style:language-asian="en" style:country-asian="US" style:language-complex="ar" style:country-complex="SA"/>
    </style:style>
    <style:style style:name="ListLabel_20_185" style:display-name="ListLabel 185" style:family="text">
      <style:text-properties fo:language="en" fo:country="US" style:language-asian="en" style:country-asian="US" style:language-complex="ar" style:country-complex="SA"/>
    </style:style>
    <style:style style:name="ListLabel_20_186" style:display-name="ListLabel 186" style:family="text">
      <style:text-properties fo:language="en" fo:country="US" style:language-asian="en" style:country-asian="US" style:language-complex="ar" style:country-complex="SA"/>
    </style:style>
    <style:style style:name="ListLabel_20_187" style:display-name="ListLabel 187" style:family="text">
      <style:text-properties fo:language="en" fo:country="US" style:language-asian="en" style:country-asian="US" style:language-complex="ar" style:country-complex="SA"/>
    </style:style>
    <style:style style:name="ListLabel_20_188" style:display-name="ListLabel 188" style:family="text">
      <style:text-properties fo:language="en" fo:country="US" style:language-asian="en" style:country-asian="US" style:language-complex="ar" style:country-complex="SA"/>
    </style:style>
    <style:style style:name="ListLabel_20_189" style:display-name="ListLabel 189" style:family="text">
      <style:text-properties fo:language="en" fo:country="US" style:language-asian="en" style:country-asian="US" style:language-complex="ar" style:country-complex="SA"/>
    </style:style>
    <style:style style:name="ListLabel_20_190" style:display-name="ListLabel 190" style:family="text">
      <style:text-properties fo:font-size="10pt" fo:letter-spacing="normal" fo:language="en" fo:country="US" fo:font-style="normal" fo:font-weight="normal" style:font-name-asian="Symbol1" style:font-family-asian="Symbol" style:font-family-generic-asian="system" style:font-pitch-asian="variable" style:font-size-asian="10pt" style:language-asian="en" style:country-asian="US" style:font-style-asian="normal" style:font-weight-asian="normal" style:font-name-complex="Symbol1" style:font-family-complex="Symbol" style:font-family-generic-complex="system" style:font-pitch-complex="variable" style:font-size-complex="10pt" style:language-complex="ar" style:country-complex="SA" style:font-style-complex="normal" style:font-weight-complex="normal" style:text-scale="99%"/>
    </style:style>
    <style:style style:name="ListLabel_20_191" style:display-name="ListLabel 191" style:family="text">
      <style:text-properties fo:language="en" fo:country="US" style:language-asian="en" style:country-asian="US" style:language-complex="ar" style:country-complex="SA"/>
    </style:style>
    <style:style style:name="ListLabel_20_192" style:display-name="ListLabel 192" style:family="text">
      <style:text-properties fo:language="en" fo:country="US" style:language-asian="en" style:country-asian="US" style:language-complex="ar" style:country-complex="SA"/>
    </style:style>
    <style:style style:name="ListLabel_20_193" style:display-name="ListLabel 193" style:family="text">
      <style:text-properties fo:language="en" fo:country="US" style:language-asian="en" style:country-asian="US" style:language-complex="ar" style:country-complex="SA"/>
    </style:style>
    <style:style style:name="ListLabel_20_194" style:display-name="ListLabel 194" style:family="text">
      <style:text-properties fo:language="en" fo:country="US" style:language-asian="en" style:country-asian="US" style:language-complex="ar" style:country-complex="SA"/>
    </style:style>
    <style:style style:name="ListLabel_20_195" style:display-name="ListLabel 195" style:family="text">
      <style:text-properties fo:language="en" fo:country="US" style:language-asian="en" style:country-asian="US" style:language-complex="ar" style:country-complex="SA"/>
    </style:style>
    <style:style style:name="ListLabel_20_196" style:display-name="ListLabel 196" style:family="text">
      <style:text-properties fo:language="en" fo:country="US" style:language-asian="en" style:country-asian="US" style:language-complex="ar" style:country-complex="SA"/>
    </style:style>
    <style:style style:name="ListLabel_20_197" style:display-name="ListLabel 197" style:family="text">
      <style:text-properties fo:language="en" fo:country="US" style:language-asian="en" style:country-asian="US" style:language-complex="ar" style:country-complex="SA"/>
    </style:style>
    <style:style style:name="ListLabel_20_198" style:display-name="ListLabel 198" style:family="text">
      <style:text-properties fo:language="en" fo:country="US" style:language-asian="en" style:country-asian="US" style:language-complex="ar" style:country-complex="SA"/>
    </style:style>
    <style:style style:name="ListLabel_20_199" style:display-name="ListLabel 199"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200" style:display-name="ListLabel 200"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01" style:display-name="ListLabel 201" style:family="text">
      <style:text-properties fo:language="en" fo:country="US" style:language-asian="en" style:country-asian="US" style:language-complex="ar" style:country-complex="SA"/>
    </style:style>
    <style:style style:name="ListLabel_20_202" style:display-name="ListLabel 202" style:family="text">
      <style:text-properties fo:language="en" fo:country="US" style:language-asian="en" style:country-asian="US" style:language-complex="ar" style:country-complex="SA"/>
    </style:style>
    <style:style style:name="ListLabel_20_203" style:display-name="ListLabel 203" style:family="text">
      <style:text-properties fo:language="en" fo:country="US" style:language-asian="en" style:country-asian="US" style:language-complex="ar" style:country-complex="SA"/>
    </style:style>
    <style:style style:name="ListLabel_20_204" style:display-name="ListLabel 204" style:family="text">
      <style:text-properties fo:language="en" fo:country="US" style:language-asian="en" style:country-asian="US" style:language-complex="ar" style:country-complex="SA"/>
    </style:style>
    <style:style style:name="ListLabel_20_205" style:display-name="ListLabel 205" style:family="text">
      <style:text-properties fo:language="en" fo:country="US" style:language-asian="en" style:country-asian="US" style:language-complex="ar" style:country-complex="SA"/>
    </style:style>
    <style:style style:name="ListLabel_20_206" style:display-name="ListLabel 206" style:family="text">
      <style:text-properties fo:language="en" fo:country="US" style:language-asian="en" style:country-asian="US" style:language-complex="ar" style:country-complex="SA"/>
    </style:style>
    <style:style style:name="ListLabel_20_207" style:display-name="ListLabel 207" style:family="text">
      <style:text-properties fo:language="en" fo:country="US" style:language-asian="en" style:country-asian="US" style:language-complex="ar" style:country-complex="SA"/>
    </style:style>
    <style:style style:name="ListLabel_20_208" style:display-name="ListLabel 208"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09" style:display-name="ListLabel 209" style:family="text">
      <style:text-properties fo:language="en" fo:country="US" style:language-asian="en" style:country-asian="US" style:language-complex="ar" style:country-complex="SA"/>
    </style:style>
    <style:style style:name="ListLabel_20_210" style:display-name="ListLabel 210" style:family="text">
      <style:text-properties fo:language="en" fo:country="US" style:language-asian="en" style:country-asian="US" style:language-complex="ar" style:country-complex="SA"/>
    </style:style>
    <style:style style:name="ListLabel_20_211" style:display-name="ListLabel 211" style:family="text">
      <style:text-properties fo:language="en" fo:country="US" style:language-asian="en" style:country-asian="US" style:language-complex="ar" style:country-complex="SA"/>
    </style:style>
    <style:style style:name="ListLabel_20_212" style:display-name="ListLabel 212" style:family="text">
      <style:text-properties fo:language="en" fo:country="US" style:language-asian="en" style:country-asian="US" style:language-complex="ar" style:country-complex="SA"/>
    </style:style>
    <style:style style:name="ListLabel_20_213" style:display-name="ListLabel 213" style:family="text">
      <style:text-properties fo:language="en" fo:country="US" style:language-asian="en" style:country-asian="US" style:language-complex="ar" style:country-complex="SA"/>
    </style:style>
    <style:style style:name="ListLabel_20_214" style:display-name="ListLabel 214" style:family="text">
      <style:text-properties fo:language="en" fo:country="US" style:language-asian="en" style:country-asian="US" style:language-complex="ar" style:country-complex="SA"/>
    </style:style>
    <style:style style:name="ListLabel_20_215" style:display-name="ListLabel 215" style:family="text">
      <style:text-properties fo:language="en" fo:country="US" style:language-asian="en" style:country-asian="US" style:language-complex="ar" style:country-complex="SA"/>
    </style:style>
    <style:style style:name="ListLabel_20_216" style:display-name="ListLabel 216" style:family="text">
      <style:text-properties fo:language="en" fo:country="US" style:language-asian="en" style:country-asian="US" style:language-complex="ar" style:country-complex="SA"/>
    </style:style>
    <style:style style:name="ListLabel_20_217" style:display-name="ListLabel 217" style:family="text">
      <style:text-properties fo:font-size="12pt" fo:letter-spacing="normal" fo:language="en" fo:country="US" fo:font-style="normal" fo:font-weight="normal" style:font-name-asian="Courier New1" style:font-family-asian="'Courier New'" style:font-family-generic-asian="system" style:font-pitch-asian="variable" style:font-size-asian="12pt" style:language-asian="en" style:country-asian="US" style:font-style-asian="normal" style:font-weight-asian="normal" style:font-name-complex="Courier New1" style:font-family-complex="'Courier New'" style:font-family-generic-complex="system" style:font-pitch-complex="variable" style:font-size-complex="12pt" style:language-complex="ar" style:country-complex="SA" style:font-style-complex="normal" style:font-weight-complex="normal" style:text-scale="100%"/>
    </style:style>
    <style:style style:name="ListLabel_20_218" style:display-name="ListLabel 218" style:family="text">
      <style:text-properties fo:language="en" fo:country="US" style:language-asian="en" style:country-asian="US" style:language-complex="ar" style:country-complex="SA"/>
    </style:style>
    <style:style style:name="ListLabel_20_219" style:display-name="ListLabel 219" style:family="text">
      <style:text-properties fo:language="en" fo:country="US" style:language-asian="en" style:country-asian="US" style:language-complex="ar" style:country-complex="SA"/>
    </style:style>
    <style:style style:name="ListLabel_20_220" style:display-name="ListLabel 220" style:family="text">
      <style:text-properties fo:language="en" fo:country="US" style:language-asian="en" style:country-asian="US" style:language-complex="ar" style:country-complex="SA"/>
    </style:style>
    <style:style style:name="ListLabel_20_221" style:display-name="ListLabel 221" style:family="text">
      <style:text-properties fo:language="en" fo:country="US" style:language-asian="en" style:country-asian="US" style:language-complex="ar" style:country-complex="SA"/>
    </style:style>
    <style:style style:name="ListLabel_20_222" style:display-name="ListLabel 222" style:family="text">
      <style:text-properties fo:language="en" fo:country="US" style:language-asian="en" style:country-asian="US" style:language-complex="ar" style:country-complex="SA"/>
    </style:style>
    <style:style style:name="ListLabel_20_223" style:display-name="ListLabel 223" style:family="text">
      <style:text-properties fo:language="en" fo:country="US" style:language-asian="en" style:country-asian="US" style:language-complex="ar" style:country-complex="SA"/>
    </style:style>
    <style:style style:name="ListLabel_20_224" style:display-name="ListLabel 224" style:family="text">
      <style:text-properties fo:language="en" fo:country="US" style:language-asian="en" style:country-asian="US" style:language-complex="ar" style:country-complex="SA"/>
    </style:style>
    <style:style style:name="ListLabel_20_225" style:display-name="ListLabel 225" style:family="text">
      <style:text-properties fo:language="en" fo:country="US" style:language-asian="en" style:country-asian="US" style:language-complex="ar" style:country-complex="SA"/>
    </style:style>
    <style:style style:name="ListLabel_20_226" style:display-name="ListLabel 226"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227" style:display-name="ListLabel 227"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28" style:display-name="ListLabel 228" style:family="text">
      <style:text-properties fo:font-size="12pt" fo:letter-spacing="normal" fo:language="en" fo:country="US" fo:font-style="normal" fo:font-weight="normal" style:font-name-asian="Courier New1" style:font-family-asian="'Courier New'" style:font-family-generic-asian="system" style:font-pitch-asian="variable" style:font-size-asian="12pt" style:language-asian="en" style:country-asian="US" style:font-style-asian="normal" style:font-weight-asian="normal" style:font-name-complex="Courier New1" style:font-family-complex="'Courier New'" style:font-family-generic-complex="system" style:font-pitch-complex="variable" style:font-size-complex="12pt" style:language-complex="ar" style:country-complex="SA" style:font-style-complex="normal" style:font-weight-complex="normal" style:text-scale="100%"/>
    </style:style>
    <style:style style:name="ListLabel_20_229" style:display-name="ListLabel 229" style:family="text">
      <style:text-properties fo:font-size="12pt" fo:letter-spacing="normal" fo:language="en" fo:country="US" fo:font-style="normal" fo:font-weight="normal" style:font-name-asian="Wingdings1" style:font-family-asian="Wingdings" style:font-family-generic-asian="system" style:font-pitch-asian="variable" style:font-size-asian="12pt" style:language-asian="en" style:country-asian="US" style:font-style-asian="normal" style:font-weight-asian="normal" style:font-name-complex="Wingdings1" style:font-family-complex="Wingdings" style:font-family-generic-complex="system" style:font-pitch-complex="variable" style:font-size-complex="12pt" style:language-complex="ar" style:country-complex="SA" style:font-style-complex="normal" style:font-weight-complex="normal" style:text-scale="100%"/>
    </style:style>
    <style:style style:name="ListLabel_20_230" style:display-name="ListLabel 230" style:family="text">
      <style:text-properties fo:language="en" fo:country="US" style:language-asian="en" style:country-asian="US" style:language-complex="ar" style:country-complex="SA"/>
    </style:style>
    <style:style style:name="ListLabel_20_231" style:display-name="ListLabel 231" style:family="text">
      <style:text-properties fo:language="en" fo:country="US" style:language-asian="en" style:country-asian="US" style:language-complex="ar" style:country-complex="SA"/>
    </style:style>
    <style:style style:name="ListLabel_20_232" style:display-name="ListLabel 232" style:family="text">
      <style:text-properties fo:language="en" fo:country="US" style:language-asian="en" style:country-asian="US" style:language-complex="ar" style:country-complex="SA"/>
    </style:style>
    <style:style style:name="ListLabel_20_233" style:display-name="ListLabel 233" style:family="text">
      <style:text-properties fo:language="en" fo:country="US" style:language-asian="en" style:country-asian="US" style:language-complex="ar" style:country-complex="SA"/>
    </style:style>
    <style:style style:name="ListLabel_20_234" style:display-name="ListLabel 234" style:family="text">
      <style:text-properties fo:language="en" fo:country="US" style:language-asian="en" style:country-asian="US" style:language-complex="ar" style:country-complex="SA"/>
    </style:style>
    <style:style style:name="ListLabel_20_235" style:display-name="ListLabel 235"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36" style:display-name="ListLabel 236" style:family="text">
      <style:text-properties fo:language="en" fo:country="US" style:language-asian="en" style:country-asian="US" style:language-complex="ar" style:country-complex="SA"/>
    </style:style>
    <style:style style:name="ListLabel_20_237" style:display-name="ListLabel 237" style:family="text">
      <style:text-properties fo:language="en" fo:country="US" style:language-asian="en" style:country-asian="US" style:language-complex="ar" style:country-complex="SA"/>
    </style:style>
    <style:style style:name="ListLabel_20_238" style:display-name="ListLabel 238" style:family="text">
      <style:text-properties fo:language="en" fo:country="US" style:language-asian="en" style:country-asian="US" style:language-complex="ar" style:country-complex="SA"/>
    </style:style>
    <style:style style:name="ListLabel_20_239" style:display-name="ListLabel 239" style:family="text">
      <style:text-properties fo:language="en" fo:country="US" style:language-asian="en" style:country-asian="US" style:language-complex="ar" style:country-complex="SA"/>
    </style:style>
    <style:style style:name="ListLabel_20_240" style:display-name="ListLabel 240" style:family="text">
      <style:text-properties fo:language="en" fo:country="US" style:language-asian="en" style:country-asian="US" style:language-complex="ar" style:country-complex="SA"/>
    </style:style>
    <style:style style:name="ListLabel_20_241" style:display-name="ListLabel 241" style:family="text">
      <style:text-properties fo:language="en" fo:country="US" style:language-asian="en" style:country-asian="US" style:language-complex="ar" style:country-complex="SA"/>
    </style:style>
    <style:style style:name="ListLabel_20_242" style:display-name="ListLabel 242" style:family="text">
      <style:text-properties fo:language="en" fo:country="US" style:language-asian="en" style:country-asian="US" style:language-complex="ar" style:country-complex="SA"/>
    </style:style>
    <style:style style:name="ListLabel_20_243" style:display-name="ListLabel 243" style:family="text">
      <style:text-properties fo:language="en" fo:country="US" style:language-asian="en" style:country-asian="US" style:language-complex="ar" style:country-complex="SA"/>
    </style:style>
    <style:style style:name="ListLabel_20_244" style:display-name="ListLabel 244"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45" style:display-name="ListLabel 245"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46" style:display-name="ListLabel 246" style:family="text">
      <style:text-properties fo:language="en" fo:country="US" style:language-asian="en" style:country-asian="US" style:language-complex="ar" style:country-complex="SA"/>
    </style:style>
    <style:style style:name="ListLabel_20_247" style:display-name="ListLabel 247" style:family="text">
      <style:text-properties fo:language="en" fo:country="US" style:language-asian="en" style:country-asian="US" style:language-complex="ar" style:country-complex="SA"/>
    </style:style>
    <style:style style:name="ListLabel_20_248" style:display-name="ListLabel 248" style:family="text">
      <style:text-properties fo:language="en" fo:country="US" style:language-asian="en" style:country-asian="US" style:language-complex="ar" style:country-complex="SA"/>
    </style:style>
    <style:style style:name="ListLabel_20_249" style:display-name="ListLabel 249" style:family="text">
      <style:text-properties fo:language="en" fo:country="US" style:language-asian="en" style:country-asian="US" style:language-complex="ar" style:country-complex="SA"/>
    </style:style>
    <style:style style:name="ListLabel_20_250" style:display-name="ListLabel 250" style:family="text">
      <style:text-properties fo:language="en" fo:country="US" style:language-asian="en" style:country-asian="US" style:language-complex="ar" style:country-complex="SA"/>
    </style:style>
    <style:style style:name="ListLabel_20_251" style:display-name="ListLabel 251" style:family="text">
      <style:text-properties fo:language="en" fo:country="US" style:language-asian="en" style:country-asian="US" style:language-complex="ar" style:country-complex="SA"/>
    </style:style>
    <style:style style:name="ListLabel_20_252" style:display-name="ListLabel 252" style:family="text">
      <style:text-properties fo:language="en" fo:country="US" style:language-asian="en" style:country-asian="US" style:language-complex="ar" style:country-complex="SA"/>
    </style:style>
    <style:style style:name="ListLabel_20_253" style:display-name="ListLabel 253"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254" style:display-name="ListLabel 254"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55" style:display-name="ListLabel 255"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56" style:display-name="ListLabel 256" style:family="text">
      <style:text-properties fo:letter-spacing="normal" fo:language="en" fo:country="US" style:language-asian="en" style:country-asian="US" style:language-complex="ar" style:country-complex="SA" style:text-scale="100%"/>
    </style:style>
    <style:style style:name="ListLabel_20_257" style:display-name="ListLabel 257" style:family="text">
      <style:text-properties fo:language="en" fo:country="US" style:language-asian="en" style:country-asian="US" style:language-complex="ar" style:country-complex="SA"/>
    </style:style>
    <style:style style:name="ListLabel_20_258" style:display-name="ListLabel 258" style:family="text">
      <style:text-properties fo:language="en" fo:country="US" style:language-asian="en" style:country-asian="US" style:language-complex="ar" style:country-complex="SA"/>
    </style:style>
    <style:style style:name="ListLabel_20_259" style:display-name="ListLabel 259" style:family="text">
      <style:text-properties fo:language="en" fo:country="US" style:language-asian="en" style:country-asian="US" style:language-complex="ar" style:country-complex="SA"/>
    </style:style>
    <style:style style:name="ListLabel_20_260" style:display-name="ListLabel 260" style:family="text">
      <style:text-properties fo:language="en" fo:country="US" style:language-asian="en" style:country-asian="US" style:language-complex="ar" style:country-complex="SA"/>
    </style:style>
    <style:style style:name="ListLabel_20_261" style:display-name="ListLabel 261" style:family="text">
      <style:text-properties fo:language="en" fo:country="US" style:language-asian="en" style:country-asian="US" style:language-complex="ar" style:country-complex="SA"/>
    </style:style>
    <style:style style:name="ListLabel_20_262" style:display-name="ListLabel 262"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263" style:display-name="ListLabel 263"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64" style:display-name="ListLabel 264" style:family="text">
      <style:text-properties fo:language="en" fo:country="US" style:language-asian="en" style:country-asian="US" style:language-complex="ar" style:country-complex="SA"/>
    </style:style>
    <style:style style:name="ListLabel_20_265" style:display-name="ListLabel 265" style:family="text">
      <style:text-properties fo:language="en" fo:country="US" style:language-asian="en" style:country-asian="US" style:language-complex="ar" style:country-complex="SA"/>
    </style:style>
    <style:style style:name="ListLabel_20_266" style:display-name="ListLabel 266" style:family="text">
      <style:text-properties fo:language="en" fo:country="US" style:language-asian="en" style:country-asian="US" style:language-complex="ar" style:country-complex="SA"/>
    </style:style>
    <style:style style:name="ListLabel_20_267" style:display-name="ListLabel 267" style:family="text">
      <style:text-properties fo:language="en" fo:country="US" style:language-asian="en" style:country-asian="US" style:language-complex="ar" style:country-complex="SA"/>
    </style:style>
    <style:style style:name="ListLabel_20_268" style:display-name="ListLabel 268" style:family="text">
      <style:text-properties fo:language="en" fo:country="US" style:language-asian="en" style:country-asian="US" style:language-complex="ar" style:country-complex="SA"/>
    </style:style>
    <style:style style:name="ListLabel_20_269" style:display-name="ListLabel 269" style:family="text">
      <style:text-properties fo:language="en" fo:country="US" style:language-asian="en" style:country-asian="US" style:language-complex="ar" style:country-complex="SA"/>
    </style:style>
    <style:style style:name="ListLabel_20_270" style:display-name="ListLabel 270" style:family="text">
      <style:text-properties fo:language="en" fo:country="US" style:language-asian="en" style:country-asian="US" style:language-complex="ar" style:country-complex="SA"/>
    </style:style>
    <style:style style:name="ListLabel_20_271" style:display-name="ListLabel 271"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272" style:display-name="ListLabel 272"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73" style:display-name="ListLabel 273" style:family="text">
      <style:text-properties fo:language="en" fo:country="US" style:language-asian="en" style:country-asian="US" style:language-complex="ar" style:country-complex="SA"/>
    </style:style>
    <style:style style:name="ListLabel_20_274" style:display-name="ListLabel 274" style:family="text">
      <style:text-properties fo:language="en" fo:country="US" style:language-asian="en" style:country-asian="US" style:language-complex="ar" style:country-complex="SA"/>
    </style:style>
    <style:style style:name="ListLabel_20_275" style:display-name="ListLabel 275" style:family="text">
      <style:text-properties fo:language="en" fo:country="US" style:language-asian="en" style:country-asian="US" style:language-complex="ar" style:country-complex="SA"/>
    </style:style>
    <style:style style:name="ListLabel_20_276" style:display-name="ListLabel 276" style:family="text">
      <style:text-properties fo:language="en" fo:country="US" style:language-asian="en" style:country-asian="US" style:language-complex="ar" style:country-complex="SA"/>
    </style:style>
    <style:style style:name="ListLabel_20_277" style:display-name="ListLabel 277" style:family="text">
      <style:text-properties fo:language="en" fo:country="US" style:language-asian="en" style:country-asian="US" style:language-complex="ar" style:country-complex="SA"/>
    </style:style>
    <style:style style:name="ListLabel_20_278" style:display-name="ListLabel 278" style:family="text">
      <style:text-properties fo:language="en" fo:country="US" style:language-asian="en" style:country-asian="US" style:language-complex="ar" style:country-complex="SA"/>
    </style:style>
    <style:style style:name="ListLabel_20_279" style:display-name="ListLabel 279" style:family="text">
      <style:text-properties fo:language="en" fo:country="US" style:language-asian="en" style:country-asian="US" style:language-complex="ar" style:country-complex="SA"/>
    </style:style>
    <style:style style:name="ListLabel_20_280" style:display-name="ListLabel 280"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81" style:display-name="ListLabel 281"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82" style:display-name="ListLabel 282" style:family="text">
      <style:text-properties fo:letter-spacing="normal" fo:language="en" fo:country="US" style:language-asian="en" style:country-asian="US" style:language-complex="ar" style:country-complex="SA" style:text-scale="100%"/>
    </style:style>
    <style:style style:name="ListLabel_20_283" style:display-name="ListLabel 283"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84" style:display-name="ListLabel 284"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85" style:display-name="ListLabel 285"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86" style:display-name="ListLabel 286" style:family="text">
      <style:text-properties fo:language="en" fo:country="US" style:language-asian="en" style:country-asian="US" style:language-complex="ar" style:country-complex="SA"/>
    </style:style>
    <style:style style:name="ListLabel_20_287" style:display-name="ListLabel 287" style:family="text">
      <style:text-properties fo:language="en" fo:country="US" style:language-asian="en" style:country-asian="US" style:language-complex="ar" style:country-complex="SA"/>
    </style:style>
    <style:style style:name="ListLabel_20_288" style:display-name="ListLabel 288" style:family="text">
      <style:text-properties fo:language="en" fo:country="US" style:language-asian="en" style:country-asian="US" style:language-complex="ar" style:country-complex="SA"/>
    </style:style>
    <style:style style:name="ListLabel_20_289" style:display-name="ListLabel 289"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290" style:display-name="ListLabel 290"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91" style:display-name="ListLabel 291"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92" style:display-name="ListLabel 292" style:family="text">
      <style:text-properties fo:language="en" fo:country="US" style:language-asian="en" style:country-asian="US" style:language-complex="ar" style:country-complex="SA"/>
    </style:style>
    <style:style style:name="ListLabel_20_293" style:display-name="ListLabel 293" style:family="text">
      <style:text-properties fo:language="en" fo:country="US" style:language-asian="en" style:country-asian="US" style:language-complex="ar" style:country-complex="SA"/>
    </style:style>
    <style:style style:name="ListLabel_20_294" style:display-name="ListLabel 294" style:family="text">
      <style:text-properties fo:language="en" fo:country="US" style:language-asian="en" style:country-asian="US" style:language-complex="ar" style:country-complex="SA"/>
    </style:style>
    <style:style style:name="ListLabel_20_295" style:display-name="ListLabel 295" style:family="text">
      <style:text-properties fo:language="en" fo:country="US" style:language-asian="en" style:country-asian="US" style:language-complex="ar" style:country-complex="SA"/>
    </style:style>
    <style:style style:name="ListLabel_20_296" style:display-name="ListLabel 296" style:family="text">
      <style:text-properties fo:language="en" fo:country="US" style:language-asian="en" style:country-asian="US" style:language-complex="ar" style:country-complex="SA"/>
    </style:style>
    <style:style style:name="ListLabel_20_297" style:display-name="ListLabel 297" style:family="text">
      <style:text-properties fo:language="en" fo:country="US" style:language-asian="en" style:country-asian="US" style:language-complex="ar" style:country-complex="SA"/>
    </style:style>
    <style:style style:name="ListLabel_20_298" style:display-name="ListLabel 298"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299" style:display-name="ListLabel 299" style:family="text">
      <style:text-properties fo:font-size="10pt" fo:letter-spacing="normal" fo:language="en" fo:country="US" fo:font-style="normal" fo:font-weight="normal" style:font-name-asian="Wingdings1" style:font-family-asian="Wingdings" style:font-family-generic-asian="system" style:font-pitch-asian="variable" style:font-size-asian="10pt" style:language-asian="en" style:country-asian="US" style:font-style-asian="normal" style:font-weight-asian="normal" style:font-name-complex="Wingdings1" style:font-family-complex="Wingdings" style:font-family-generic-complex="system" style:font-pitch-complex="variable" style:font-size-complex="10pt" style:language-complex="ar" style:country-complex="SA" style:font-style-complex="normal" style:font-weight-complex="normal" style:text-scale="99%"/>
    </style:style>
    <style:style style:name="ListLabel_20_300" style:display-name="ListLabel 300"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01" style:display-name="ListLabel 301" style:family="text">
      <style:text-properties fo:language="en" fo:country="US" style:language-asian="en" style:country-asian="US" style:language-complex="ar" style:country-complex="SA"/>
    </style:style>
    <style:style style:name="ListLabel_20_302" style:display-name="ListLabel 302" style:family="text">
      <style:text-properties fo:language="en" fo:country="US" style:language-asian="en" style:country-asian="US" style:language-complex="ar" style:country-complex="SA"/>
    </style:style>
    <style:style style:name="ListLabel_20_303" style:display-name="ListLabel 303" style:family="text">
      <style:text-properties fo:language="en" fo:country="US" style:language-asian="en" style:country-asian="US" style:language-complex="ar" style:country-complex="SA"/>
    </style:style>
    <style:style style:name="ListLabel_20_304" style:display-name="ListLabel 304" style:family="text">
      <style:text-properties fo:language="en" fo:country="US" style:language-asian="en" style:country-asian="US" style:language-complex="ar" style:country-complex="SA"/>
    </style:style>
    <style:style style:name="ListLabel_20_305" style:display-name="ListLabel 305" style:family="text">
      <style:text-properties fo:language="en" fo:country="US" style:language-asian="en" style:country-asian="US" style:language-complex="ar" style:country-complex="SA"/>
    </style:style>
    <style:style style:name="ListLabel_20_306" style:display-name="ListLabel 306" style:family="text">
      <style:text-properties fo:language="en" fo:country="US" style:language-asian="en" style:country-asian="US" style:language-complex="ar" style:country-complex="SA"/>
    </style:style>
    <style:style style:name="ListLabel_20_307" style:display-name="ListLabel 307"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08" style:display-name="ListLabel 308" style:family="text">
      <style:text-properties fo:language="en" fo:country="US" style:language-asian="en" style:country-asian="US" style:language-complex="ar" style:country-complex="SA"/>
    </style:style>
    <style:style style:name="ListLabel_20_309" style:display-name="ListLabel 309" style:family="text">
      <style:text-properties fo:language="en" fo:country="US" style:language-asian="en" style:country-asian="US" style:language-complex="ar" style:country-complex="SA"/>
    </style:style>
    <style:style style:name="ListLabel_20_310" style:display-name="ListLabel 310" style:family="text">
      <style:text-properties fo:language="en" fo:country="US" style:language-asian="en" style:country-asian="US" style:language-complex="ar" style:country-complex="SA"/>
    </style:style>
    <style:style style:name="ListLabel_20_311" style:display-name="ListLabel 311" style:family="text">
      <style:text-properties fo:language="en" fo:country="US" style:language-asian="en" style:country-asian="US" style:language-complex="ar" style:country-complex="SA"/>
    </style:style>
    <style:style style:name="ListLabel_20_312" style:display-name="ListLabel 312" style:family="text">
      <style:text-properties fo:language="en" fo:country="US" style:language-asian="en" style:country-asian="US" style:language-complex="ar" style:country-complex="SA"/>
    </style:style>
    <style:style style:name="ListLabel_20_313" style:display-name="ListLabel 313" style:family="text">
      <style:text-properties fo:language="en" fo:country="US" style:language-asian="en" style:country-asian="US" style:language-complex="ar" style:country-complex="SA"/>
    </style:style>
    <style:style style:name="ListLabel_20_314" style:display-name="ListLabel 314" style:family="text">
      <style:text-properties fo:language="en" fo:country="US" style:language-asian="en" style:country-asian="US" style:language-complex="ar" style:country-complex="SA"/>
    </style:style>
    <style:style style:name="ListLabel_20_315" style:display-name="ListLabel 315" style:family="text">
      <style:text-properties fo:language="en" fo:country="US" style:language-asian="en" style:country-asian="US" style:language-complex="ar" style:country-complex="SA"/>
    </style:style>
    <style:style style:name="ListLabel_20_316" style:display-name="ListLabel 316"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17" style:display-name="ListLabel 317"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318" style:display-name="ListLabel 318" style:family="text">
      <style:text-properties fo:font-size="10pt" fo:letter-spacing="normal" fo:language="en" fo:country="US" fo:font-style="normal" fo:font-weight="normal" style:font-name-asian="Wingdings1" style:font-family-asian="Wingdings" style:font-family-generic-asian="system" style:font-pitch-asian="variable" style:font-size-asian="10pt" style:language-asian="en" style:country-asian="US" style:font-style-asian="normal" style:font-weight-asian="normal" style:font-name-complex="Wingdings1" style:font-family-complex="Wingdings" style:font-family-generic-complex="system" style:font-pitch-complex="variable" style:font-size-complex="10pt" style:language-complex="ar" style:country-complex="SA" style:font-style-complex="normal" style:font-weight-complex="normal" style:text-scale="99%"/>
    </style:style>
    <style:style style:name="ListLabel_20_319" style:display-name="ListLabel 319" style:family="text">
      <style:text-properties fo:letter-spacing="normal" fo:language="en" fo:country="US" style:language-asian="en" style:country-asian="US" style:language-complex="ar" style:country-complex="SA" style:text-scale="100%"/>
    </style:style>
    <style:style style:name="ListLabel_20_320" style:display-name="ListLabel 320"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21" style:display-name="ListLabel 321" style:family="text">
      <style:text-properties fo:language="en" fo:country="US" style:language-asian="en" style:country-asian="US" style:language-complex="ar" style:country-complex="SA"/>
    </style:style>
    <style:style style:name="ListLabel_20_322" style:display-name="ListLabel 322" style:family="text">
      <style:text-properties fo:language="en" fo:country="US" style:language-asian="en" style:country-asian="US" style:language-complex="ar" style:country-complex="SA"/>
    </style:style>
    <style:style style:name="ListLabel_20_323" style:display-name="ListLabel 323" style:family="text">
      <style:text-properties fo:language="en" fo:country="US" style:language-asian="en" style:country-asian="US" style:language-complex="ar" style:country-complex="SA"/>
    </style:style>
    <style:style style:name="ListLabel_20_324" style:display-name="ListLabel 324" style:family="text">
      <style:text-properties fo:language="en" fo:country="US" style:language-asian="en" style:country-asian="US" style:language-complex="ar" style:country-complex="SA"/>
    </style:style>
    <style:style style:name="ListLabel_20_325" style:display-name="ListLabel 325"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326" style:display-name="ListLabel 326" style:family="text">
      <style:text-properties fo:language="en" fo:country="US" style:language-asian="en" style:country-asian="US" style:language-complex="ar" style:country-complex="SA"/>
    </style:style>
    <style:style style:name="ListLabel_20_327" style:display-name="ListLabel 327" style:family="text">
      <style:text-properties fo:language="en" fo:country="US" style:language-asian="en" style:country-asian="US" style:language-complex="ar" style:country-complex="SA"/>
    </style:style>
    <style:style style:name="ListLabel_20_328" style:display-name="ListLabel 328" style:family="text">
      <style:text-properties fo:language="en" fo:country="US" style:language-asian="en" style:country-asian="US" style:language-complex="ar" style:country-complex="SA"/>
    </style:style>
    <style:style style:name="ListLabel_20_329" style:display-name="ListLabel 329" style:family="text">
      <style:text-properties fo:language="en" fo:country="US" style:language-asian="en" style:country-asian="US" style:language-complex="ar" style:country-complex="SA"/>
    </style:style>
    <style:style style:name="ListLabel_20_330" style:display-name="ListLabel 330" style:family="text">
      <style:text-properties fo:language="en" fo:country="US" style:language-asian="en" style:country-asian="US" style:language-complex="ar" style:country-complex="SA"/>
    </style:style>
    <style:style style:name="ListLabel_20_331" style:display-name="ListLabel 331" style:family="text">
      <style:text-properties fo:language="en" fo:country="US" style:language-asian="en" style:country-asian="US" style:language-complex="ar" style:country-complex="SA"/>
    </style:style>
    <style:style style:name="ListLabel_20_332" style:display-name="ListLabel 332" style:family="text">
      <style:text-properties fo:language="en" fo:country="US" style:language-asian="en" style:country-asian="US" style:language-complex="ar" style:country-complex="SA"/>
    </style:style>
    <style:style style:name="ListLabel_20_333" style:display-name="ListLabel 333" style:family="text">
      <style:text-properties fo:language="en" fo:country="US" style:language-asian="en" style:country-asian="US" style:language-complex="ar" style:country-complex="SA"/>
    </style:style>
    <style:style style:name="ListLabel_20_334" style:display-name="ListLabel 334"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35" style:display-name="ListLabel 335"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336" style:display-name="ListLabel 336" style:family="text">
      <style:text-properties fo:language="en" fo:country="US" style:language-asian="en" style:country-asian="US" style:language-complex="ar" style:country-complex="SA"/>
    </style:style>
    <style:style style:name="ListLabel_20_337" style:display-name="ListLabel 337" style:family="text">
      <style:text-properties fo:language="en" fo:country="US" style:language-asian="en" style:country-asian="US" style:language-complex="ar" style:country-complex="SA"/>
    </style:style>
    <style:style style:name="ListLabel_20_338" style:display-name="ListLabel 338" style:family="text">
      <style:text-properties fo:language="en" fo:country="US" style:language-asian="en" style:country-asian="US" style:language-complex="ar" style:country-complex="SA"/>
    </style:style>
    <style:style style:name="ListLabel_20_339" style:display-name="ListLabel 339" style:family="text">
      <style:text-properties fo:language="en" fo:country="US" style:language-asian="en" style:country-asian="US" style:language-complex="ar" style:country-complex="SA"/>
    </style:style>
    <style:style style:name="ListLabel_20_340" style:display-name="ListLabel 340" style:family="text">
      <style:text-properties fo:language="en" fo:country="US" style:language-asian="en" style:country-asian="US" style:language-complex="ar" style:country-complex="SA"/>
    </style:style>
    <style:style style:name="ListLabel_20_341" style:display-name="ListLabel 341" style:family="text">
      <style:text-properties fo:language="en" fo:country="US" style:language-asian="en" style:country-asian="US" style:language-complex="ar" style:country-complex="SA"/>
    </style:style>
    <style:style style:name="ListLabel_20_342" style:display-name="ListLabel 342" style:family="text">
      <style:text-properties fo:language="en" fo:country="US" style:language-asian="en" style:country-asian="US" style:language-complex="ar" style:country-complex="SA"/>
    </style:style>
    <style:style style:name="ListLabel_20_343" style:display-name="ListLabel 343"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44" style:display-name="ListLabel 344"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345" style:display-name="ListLabel 345" style:family="text">
      <style:text-properties fo:font-size="10pt" fo:letter-spacing="normal" fo:language="en" fo:country="US" fo:font-style="normal" fo:font-weight="normal" style:font-name-asian="Wingdings1" style:font-family-asian="Wingdings" style:font-family-generic-asian="system" style:font-pitch-asian="variable" style:font-size-asian="10pt" style:language-asian="en" style:country-asian="US" style:font-style-asian="normal" style:font-weight-asian="normal" style:font-name-complex="Wingdings1" style:font-family-complex="Wingdings" style:font-family-generic-complex="system" style:font-pitch-complex="variable" style:font-size-complex="10pt" style:language-complex="ar" style:country-complex="SA" style:font-style-complex="normal" style:font-weight-complex="normal" style:text-scale="99%"/>
    </style:style>
    <style:style style:name="ListLabel_20_346" style:display-name="ListLabel 346" style:family="text">
      <style:text-properties fo:language="en" fo:country="US" style:language-asian="en" style:country-asian="US" style:language-complex="ar" style:country-complex="SA"/>
    </style:style>
    <style:style style:name="ListLabel_20_347" style:display-name="ListLabel 347" style:family="text">
      <style:text-properties fo:language="en" fo:country="US" style:language-asian="en" style:country-asian="US" style:language-complex="ar" style:country-complex="SA"/>
    </style:style>
    <style:style style:name="ListLabel_20_348" style:display-name="ListLabel 348" style:family="text">
      <style:text-properties fo:language="en" fo:country="US" style:language-asian="en" style:country-asian="US" style:language-complex="ar" style:country-complex="SA"/>
    </style:style>
    <style:style style:name="ListLabel_20_349" style:display-name="ListLabel 349" style:family="text">
      <style:text-properties fo:language="en" fo:country="US" style:language-asian="en" style:country-asian="US" style:language-complex="ar" style:country-complex="SA"/>
    </style:style>
    <style:style style:name="ListLabel_20_350" style:display-name="ListLabel 350" style:family="text">
      <style:text-properties fo:language="en" fo:country="US" style:language-asian="en" style:country-asian="US" style:language-complex="ar" style:country-complex="SA"/>
    </style:style>
    <style:style style:name="ListLabel_20_351" style:display-name="ListLabel 351" style:family="text">
      <style:text-properties fo:language="en" fo:country="US" style:language-asian="en" style:country-asian="US" style:language-complex="ar" style:country-complex="SA"/>
    </style:style>
    <style:style style:name="ListLabel_20_352" style:display-name="ListLabel 352"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353" style:display-name="ListLabel 353" style:family="text">
      <style:text-properties fo:language="en" fo:country="US" style:language-asian="en" style:country-asian="US" style:language-complex="ar" style:country-complex="SA"/>
    </style:style>
    <style:style style:name="ListLabel_20_354" style:display-name="ListLabel 354" style:family="text">
      <style:text-properties fo:language="en" fo:country="US" style:language-asian="en" style:country-asian="US" style:language-complex="ar" style:country-complex="SA"/>
    </style:style>
    <style:style style:name="ListLabel_20_355" style:display-name="ListLabel 355" style:family="text">
      <style:text-properties fo:language="en" fo:country="US" style:language-asian="en" style:country-asian="US" style:language-complex="ar" style:country-complex="SA"/>
    </style:style>
    <style:style style:name="ListLabel_20_356" style:display-name="ListLabel 356" style:family="text">
      <style:text-properties fo:language="en" fo:country="US" style:language-asian="en" style:country-asian="US" style:language-complex="ar" style:country-complex="SA"/>
    </style:style>
    <style:style style:name="ListLabel_20_357" style:display-name="ListLabel 357" style:family="text">
      <style:text-properties fo:language="en" fo:country="US" style:language-asian="en" style:country-asian="US" style:language-complex="ar" style:country-complex="SA"/>
    </style:style>
    <style:style style:name="ListLabel_20_358" style:display-name="ListLabel 358" style:family="text">
      <style:text-properties fo:language="en" fo:country="US" style:language-asian="en" style:country-asian="US" style:language-complex="ar" style:country-complex="SA"/>
    </style:style>
    <style:style style:name="ListLabel_20_359" style:display-name="ListLabel 359" style:family="text">
      <style:text-properties fo:language="en" fo:country="US" style:language-asian="en" style:country-asian="US" style:language-complex="ar" style:country-complex="SA"/>
    </style:style>
    <style:style style:name="ListLabel_20_360" style:display-name="ListLabel 360" style:family="text">
      <style:text-properties fo:language="en" fo:country="US" style:language-asian="en" style:country-asian="US" style:language-complex="ar" style:country-complex="SA"/>
    </style:style>
    <style:style style:name="ListLabel_20_361" style:display-name="ListLabel 361"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62" style:display-name="ListLabel 362"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363" style:display-name="ListLabel 363" style:family="text">
      <style:text-properties fo:language="en" fo:country="US" style:language-asian="en" style:country-asian="US" style:language-complex="ar" style:country-complex="SA"/>
    </style:style>
    <style:style style:name="ListLabel_20_364" style:display-name="ListLabel 364" style:family="text">
      <style:text-properties fo:language="en" fo:country="US" style:language-asian="en" style:country-asian="US" style:language-complex="ar" style:country-complex="SA"/>
    </style:style>
    <style:style style:name="ListLabel_20_365" style:display-name="ListLabel 365" style:family="text">
      <style:text-properties fo:language="en" fo:country="US" style:language-asian="en" style:country-asian="US" style:language-complex="ar" style:country-complex="SA"/>
    </style:style>
    <style:style style:name="ListLabel_20_366" style:display-name="ListLabel 366" style:family="text">
      <style:text-properties fo:language="en" fo:country="US" style:language-asian="en" style:country-asian="US" style:language-complex="ar" style:country-complex="SA"/>
    </style:style>
    <style:style style:name="ListLabel_20_367" style:display-name="ListLabel 367" style:family="text">
      <style:text-properties fo:language="en" fo:country="US" style:language-asian="en" style:country-asian="US" style:language-complex="ar" style:country-complex="SA"/>
    </style:style>
    <style:style style:name="ListLabel_20_368" style:display-name="ListLabel 368" style:family="text">
      <style:text-properties fo:language="en" fo:country="US" style:language-asian="en" style:country-asian="US" style:language-complex="ar" style:country-complex="SA"/>
    </style:style>
    <style:style style:name="ListLabel_20_369" style:display-name="ListLabel 369" style:family="text">
      <style:text-properties fo:language="en" fo:country="US" style:language-asian="en" style:country-asian="US" style:language-complex="ar" style:country-complex="SA"/>
    </style:style>
    <style:style style:name="ListLabel_20_370" style:display-name="ListLabel 370" style:family="text">
      <style:text-properties fo:color="#292a2d" loext:opacity="100%" fo:font-size="10.5pt" fo:letter-spacing="normal" fo:language="en" fo:country="US" fo:font-style="normal" fo:font-weight="normal" style:font-name-asian="Symbol1" style:font-family-asian="Symbol" style:font-family-generic-asian="system" style:font-pitch-asian="variable" style:font-size-asian="10.5pt" style:language-asian="en" style:country-asian="US" style:font-style-asian="normal" style:font-weight-asian="normal" style:font-name-complex="Symbol1" style:font-family-complex="Symbol" style:font-family-generic-complex="system" style:font-pitch-complex="variable" style:font-size-complex="10.5pt" style:language-complex="ar" style:country-complex="SA" style:font-style-complex="normal" style:font-weight-complex="normal" style:text-scale="100%"/>
    </style:style>
    <style:style style:name="ListLabel_20_371" style:display-name="ListLabel 371" style:family="text">
      <style:text-properties fo:language="en" fo:country="US" style:language-asian="en" style:country-asian="US" style:language-complex="ar" style:country-complex="SA"/>
    </style:style>
    <style:style style:name="ListLabel_20_372" style:display-name="ListLabel 372" style:family="text">
      <style:text-properties fo:language="en" fo:country="US" style:language-asian="en" style:country-asian="US" style:language-complex="ar" style:country-complex="SA"/>
    </style:style>
    <style:style style:name="ListLabel_20_373" style:display-name="ListLabel 373" style:family="text">
      <style:text-properties fo:language="en" fo:country="US" style:language-asian="en" style:country-asian="US" style:language-complex="ar" style:country-complex="SA"/>
    </style:style>
    <style:style style:name="ListLabel_20_374" style:display-name="ListLabel 374" style:family="text">
      <style:text-properties fo:language="en" fo:country="US" style:language-asian="en" style:country-asian="US" style:language-complex="ar" style:country-complex="SA"/>
    </style:style>
    <style:style style:name="ListLabel_20_375" style:display-name="ListLabel 375" style:family="text">
      <style:text-properties fo:language="en" fo:country="US" style:language-asian="en" style:country-asian="US" style:language-complex="ar" style:country-complex="SA"/>
    </style:style>
    <style:style style:name="ListLabel_20_376" style:display-name="ListLabel 376" style:family="text">
      <style:text-properties fo:language="en" fo:country="US" style:language-asian="en" style:country-asian="US" style:language-complex="ar" style:country-complex="SA"/>
    </style:style>
    <style:style style:name="ListLabel_20_377" style:display-name="ListLabel 377" style:family="text">
      <style:text-properties fo:language="en" fo:country="US" style:language-asian="en" style:country-asian="US" style:language-complex="ar" style:country-complex="SA"/>
    </style:style>
    <style:style style:name="ListLabel_20_378" style:display-name="ListLabel 378" style:family="text">
      <style:text-properties fo:language="en" fo:country="US" style:language-asian="en" style:country-asian="US" style:language-complex="ar" style:country-complex="SA"/>
    </style:style>
    <style:style style:name="ListLabel_20_379" style:display-name="ListLabel 379" style:family="text">
      <style:text-properties fo:color="#292a2d" loext:opacity="100%" fo:font-size="10.5pt" fo:letter-spacing="normal" fo:language="en" fo:country="US" fo:font-style="normal" fo:font-weight="normal" style:font-name-asian="Courier New1" style:font-family-asian="'Courier New'" style:font-family-generic-asian="system" style:font-pitch-asian="variable" style:font-size-asian="10.5pt" style:language-asian="en" style:country-asian="US" style:font-style-asian="normal" style:font-weight-asian="normal" style:font-name-complex="Courier New1" style:font-family-complex="'Courier New'" style:font-family-generic-complex="system" style:font-pitch-complex="variable" style:font-size-complex="10.5pt" style:language-complex="ar" style:country-complex="SA" style:font-style-complex="normal" style:font-weight-complex="normal" style:text-scale="100%"/>
    </style:style>
    <style:style style:name="ListLabel_20_380" style:display-name="ListLabel 380" style:family="text">
      <style:text-properties fo:language="en" fo:country="US" style:language-asian="en" style:country-asian="US" style:language-complex="ar" style:country-complex="SA"/>
    </style:style>
    <style:style style:name="ListLabel_20_381" style:display-name="ListLabel 381" style:family="text">
      <style:text-properties fo:language="en" fo:country="US" style:language-asian="en" style:country-asian="US" style:language-complex="ar" style:country-complex="SA"/>
    </style:style>
    <style:style style:name="ListLabel_20_382" style:display-name="ListLabel 382" style:family="text">
      <style:text-properties fo:language="en" fo:country="US" style:language-asian="en" style:country-asian="US" style:language-complex="ar" style:country-complex="SA"/>
    </style:style>
    <style:style style:name="ListLabel_20_383" style:display-name="ListLabel 383" style:family="text">
      <style:text-properties fo:language="en" fo:country="US" style:language-asian="en" style:country-asian="US" style:language-complex="ar" style:country-complex="SA"/>
    </style:style>
    <style:style style:name="ListLabel_20_384" style:display-name="ListLabel 384" style:family="text">
      <style:text-properties fo:language="en" fo:country="US" style:language-asian="en" style:country-asian="US" style:language-complex="ar" style:country-complex="SA"/>
    </style:style>
    <style:style style:name="ListLabel_20_385" style:display-name="ListLabel 385" style:family="text">
      <style:text-properties fo:language="en" fo:country="US" style:language-asian="en" style:country-asian="US" style:language-complex="ar" style:country-complex="SA"/>
    </style:style>
    <style:style style:name="ListLabel_20_386" style:display-name="ListLabel 386" style:family="text">
      <style:text-properties fo:language="en" fo:country="US" style:language-asian="en" style:country-asian="US" style:language-complex="ar" style:country-complex="SA"/>
    </style:style>
    <style:style style:name="ListLabel_20_387" style:display-name="ListLabel 387" style:family="text">
      <style:text-properties fo:language="en" fo:country="US" style:language-asian="en" style:country-asian="US" style:language-complex="ar" style:country-complex="SA"/>
    </style:style>
    <style:style style:name="ListLabel_20_388" style:display-name="ListLabel 388" style:family="text">
      <style:text-properties fo:color="#292a2d" loext:opacity="100%" fo:font-size="10.5pt" fo:letter-spacing="normal" fo:language="en" fo:country="US" fo:font-style="normal" fo:font-weight="normal" style:font-name-asian="Symbol1" style:font-family-asian="Symbol" style:font-family-generic-asian="system" style:font-pitch-asian="variable" style:font-size-asian="10.5pt" style:language-asian="en" style:country-asian="US" style:font-style-asian="normal" style:font-weight-asian="normal" style:font-name-complex="Symbol1" style:font-family-complex="Symbol" style:font-family-generic-complex="system" style:font-pitch-complex="variable" style:font-size-complex="10.5pt" style:language-complex="ar" style:country-complex="SA" style:font-style-complex="normal" style:font-weight-complex="normal" style:text-scale="100%"/>
    </style:style>
    <style:style style:name="ListLabel_20_389" style:display-name="ListLabel 389" style:family="text">
      <style:text-properties fo:color="#292a2d" loext:opacity="100%" fo:font-size="10.5pt" fo:letter-spacing="normal" fo:language="en" fo:country="US" fo:font-style="normal" fo:font-weight="normal" style:font-name-asian="Courier New1" style:font-family-asian="'Courier New'" style:font-family-generic-asian="system" style:font-pitch-asian="variable" style:font-size-asian="10.5pt" style:language-asian="en" style:country-asian="US" style:font-style-asian="normal" style:font-weight-asian="normal" style:font-name-complex="Courier New1" style:font-family-complex="'Courier New'" style:font-family-generic-complex="system" style:font-pitch-complex="variable" style:font-size-complex="10.5pt" style:language-complex="ar" style:country-complex="SA" style:font-style-complex="normal" style:font-weight-complex="normal" style:text-scale="100%"/>
    </style:style>
    <style:style style:name="ListLabel_20_390" style:display-name="ListLabel 390" style:family="text">
      <style:text-properties fo:language="en" fo:country="US" style:language-asian="en" style:country-asian="US" style:language-complex="ar" style:country-complex="SA"/>
    </style:style>
    <style:style style:name="ListLabel_20_391" style:display-name="ListLabel 391" style:family="text">
      <style:text-properties fo:language="en" fo:country="US" style:language-asian="en" style:country-asian="US" style:language-complex="ar" style:country-complex="SA"/>
    </style:style>
    <style:style style:name="ListLabel_20_392" style:display-name="ListLabel 392" style:family="text">
      <style:text-properties fo:language="en" fo:country="US" style:language-asian="en" style:country-asian="US" style:language-complex="ar" style:country-complex="SA"/>
    </style:style>
    <style:style style:name="ListLabel_20_393" style:display-name="ListLabel 393" style:family="text">
      <style:text-properties fo:language="en" fo:country="US" style:language-asian="en" style:country-asian="US" style:language-complex="ar" style:country-complex="SA"/>
    </style:style>
    <style:style style:name="ListLabel_20_394" style:display-name="ListLabel 394" style:family="text">
      <style:text-properties fo:language="en" fo:country="US" style:language-asian="en" style:country-asian="US" style:language-complex="ar" style:country-complex="SA"/>
    </style:style>
    <style:style style:name="ListLabel_20_395" style:display-name="ListLabel 395" style:family="text">
      <style:text-properties fo:language="en" fo:country="US" style:language-asian="en" style:country-asian="US" style:language-complex="ar" style:country-complex="SA"/>
    </style:style>
    <style:style style:name="ListLabel_20_396" style:display-name="ListLabel 396" style:family="text">
      <style:text-properties fo:language="en" fo:country="US" style:language-asian="en" style:country-asian="US" style:language-complex="ar" style:country-complex="SA"/>
    </style:style>
    <style:style style:name="ListLabel_20_397" style:display-name="ListLabel 397"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98" style:display-name="ListLabel 398"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399" style:display-name="ListLabel 399" style:family="text">
      <style:text-properties fo:font-size="12pt" fo:letter-spacing="normal" fo:language="en" fo:country="US" fo:font-style="normal" fo:font-weight="normal" style:font-name-asian="Wingdings1" style:font-family-asian="Wingdings" style:font-family-generic-asian="system" style:font-pitch-asian="variable" style:font-size-asian="12pt" style:language-asian="en" style:country-asian="US" style:font-style-asian="normal" style:font-weight-asian="normal" style:font-name-complex="Wingdings1" style:font-family-complex="Wingdings" style:font-family-generic-complex="system" style:font-pitch-complex="variable" style:font-size-complex="12pt" style:language-complex="ar" style:country-complex="SA" style:font-style-complex="normal" style:font-weight-complex="normal" style:text-scale="100%"/>
    </style:style>
    <style:style style:name="ListLabel_20_400" style:display-name="ListLabel 400"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01" style:display-name="ListLabel 401" style:family="text">
      <style:text-properties fo:language="en" fo:country="US" style:language-asian="en" style:country-asian="US" style:language-complex="ar" style:country-complex="SA"/>
    </style:style>
    <style:style style:name="ListLabel_20_402" style:display-name="ListLabel 402" style:family="text">
      <style:text-properties fo:language="en" fo:country="US" style:language-asian="en" style:country-asian="US" style:language-complex="ar" style:country-complex="SA"/>
    </style:style>
    <style:style style:name="ListLabel_20_403" style:display-name="ListLabel 403" style:family="text">
      <style:text-properties fo:language="en" fo:country="US" style:language-asian="en" style:country-asian="US" style:language-complex="ar" style:country-complex="SA"/>
    </style:style>
    <style:style style:name="ListLabel_20_404" style:display-name="ListLabel 404" style:family="text">
      <style:text-properties fo:language="en" fo:country="US" style:language-asian="en" style:country-asian="US" style:language-complex="ar" style:country-complex="SA"/>
    </style:style>
    <style:style style:name="ListLabel_20_405" style:display-name="ListLabel 405" style:family="text">
      <style:text-properties fo:language="en" fo:country="US" style:language-asian="en" style:country-asian="US" style:language-complex="ar" style:country-complex="SA"/>
    </style:style>
    <style:style style:name="ListLabel_20_406" style:display-name="ListLabel 406"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407" style:display-name="ListLabel 407" style:family="text">
      <style:text-properties fo:language="en" fo:country="US" style:language-asian="en" style:country-asian="US" style:language-complex="ar" style:country-complex="SA"/>
    </style:style>
    <style:style style:name="ListLabel_20_408" style:display-name="ListLabel 408" style:family="text">
      <style:text-properties fo:language="en" fo:country="US" style:language-asian="en" style:country-asian="US" style:language-complex="ar" style:country-complex="SA"/>
    </style:style>
    <style:style style:name="ListLabel_20_409" style:display-name="ListLabel 409" style:family="text">
      <style:text-properties fo:language="en" fo:country="US" style:language-asian="en" style:country-asian="US" style:language-complex="ar" style:country-complex="SA"/>
    </style:style>
    <style:style style:name="ListLabel_20_410" style:display-name="ListLabel 410" style:family="text">
      <style:text-properties fo:language="en" fo:country="US" style:language-asian="en" style:country-asian="US" style:language-complex="ar" style:country-complex="SA"/>
    </style:style>
    <style:style style:name="ListLabel_20_411" style:display-name="ListLabel 411" style:family="text">
      <style:text-properties fo:language="en" fo:country="US" style:language-asian="en" style:country-asian="US" style:language-complex="ar" style:country-complex="SA"/>
    </style:style>
    <style:style style:name="ListLabel_20_412" style:display-name="ListLabel 412" style:family="text">
      <style:text-properties fo:language="en" fo:country="US" style:language-asian="en" style:country-asian="US" style:language-complex="ar" style:country-complex="SA"/>
    </style:style>
    <style:style style:name="ListLabel_20_413" style:display-name="ListLabel 413" style:family="text">
      <style:text-properties fo:language="en" fo:country="US" style:language-asian="en" style:country-asian="US" style:language-complex="ar" style:country-complex="SA"/>
    </style:style>
    <style:style style:name="ListLabel_20_414" style:display-name="ListLabel 414" style:family="text">
      <style:text-properties fo:language="en" fo:country="US" style:language-asian="en" style:country-asian="US" style:language-complex="ar" style:country-complex="SA"/>
    </style:style>
    <style:style style:name="ListLabel_20_415" style:display-name="ListLabel 415"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16" style:display-name="ListLabel 416" style:family="text">
      <style:text-properties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417" style:display-name="ListLabel 417" style:family="text">
      <style:text-properties fo:language="en" fo:country="US" style:language-asian="en" style:country-asian="US" style:language-complex="ar" style:country-complex="SA"/>
    </style:style>
    <style:style style:name="ListLabel_20_418" style:display-name="ListLabel 418" style:family="text">
      <style:text-properties fo:language="en" fo:country="US" style:language-asian="en" style:country-asian="US" style:language-complex="ar" style:country-complex="SA"/>
    </style:style>
    <style:style style:name="ListLabel_20_419" style:display-name="ListLabel 419" style:family="text">
      <style:text-properties fo:language="en" fo:country="US" style:language-asian="en" style:country-asian="US" style:language-complex="ar" style:country-complex="SA"/>
    </style:style>
    <style:style style:name="ListLabel_20_420" style:display-name="ListLabel 420" style:family="text">
      <style:text-properties fo:language="en" fo:country="US" style:language-asian="en" style:country-asian="US" style:language-complex="ar" style:country-complex="SA"/>
    </style:style>
    <style:style style:name="ListLabel_20_421" style:display-name="ListLabel 421" style:family="text">
      <style:text-properties fo:language="en" fo:country="US" style:language-asian="en" style:country-asian="US" style:language-complex="ar" style:country-complex="SA"/>
    </style:style>
    <style:style style:name="ListLabel_20_422" style:display-name="ListLabel 422" style:family="text">
      <style:text-properties fo:language="en" fo:country="US" style:language-asian="en" style:country-asian="US" style:language-complex="ar" style:country-complex="SA"/>
    </style:style>
    <style:style style:name="ListLabel_20_423" style:display-name="ListLabel 423" style:family="text">
      <style:text-properties fo:language="en" fo:country="US" style:language-asian="en" style:country-asian="US" style:language-complex="ar" style:country-complex="SA"/>
    </style:style>
    <style:style style:name="ListLabel_20_424" style:display-name="ListLabel 424"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25" style:display-name="ListLabel 425"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426" style:display-name="ListLabel 426" style:family="text">
      <style:text-properties fo:language="en" fo:country="US" style:language-asian="en" style:country-asian="US" style:language-complex="ar" style:country-complex="SA"/>
    </style:style>
    <style:style style:name="ListLabel_20_427" style:display-name="ListLabel 427" style:family="text">
      <style:text-properties fo:language="en" fo:country="US" style:language-asian="en" style:country-asian="US" style:language-complex="ar" style:country-complex="SA"/>
    </style:style>
    <style:style style:name="ListLabel_20_428" style:display-name="ListLabel 428" style:family="text">
      <style:text-properties fo:language="en" fo:country="US" style:language-asian="en" style:country-asian="US" style:language-complex="ar" style:country-complex="SA"/>
    </style:style>
    <style:style style:name="ListLabel_20_429" style:display-name="ListLabel 429" style:family="text">
      <style:text-properties fo:language="en" fo:country="US" style:language-asian="en" style:country-asian="US" style:language-complex="ar" style:country-complex="SA"/>
    </style:style>
    <style:style style:name="ListLabel_20_430" style:display-name="ListLabel 430" style:family="text">
      <style:text-properties fo:language="en" fo:country="US" style:language-asian="en" style:country-asian="US" style:language-complex="ar" style:country-complex="SA"/>
    </style:style>
    <style:style style:name="ListLabel_20_431" style:display-name="ListLabel 431" style:family="text">
      <style:text-properties fo:language="en" fo:country="US" style:language-asian="en" style:country-asian="US" style:language-complex="ar" style:country-complex="SA"/>
    </style:style>
    <style:style style:name="ListLabel_20_432" style:display-name="ListLabel 432" style:family="text">
      <style:text-properties fo:language="en" fo:country="US" style:language-asian="en" style:country-asian="US" style:language-complex="ar" style:country-complex="SA"/>
    </style:style>
    <style:style style:name="ListLabel_20_433" style:display-name="ListLabel 433"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434" style:display-name="ListLabel 434" style:family="text">
      <style:text-properties fo:language="en" fo:country="US" style:language-asian="en" style:country-asian="US" style:language-complex="ar" style:country-complex="SA"/>
    </style:style>
    <style:style style:name="ListLabel_20_435" style:display-name="ListLabel 435" style:family="text">
      <style:text-properties fo:language="en" fo:country="US" style:language-asian="en" style:country-asian="US" style:language-complex="ar" style:country-complex="SA"/>
    </style:style>
    <style:style style:name="ListLabel_20_436" style:display-name="ListLabel 436" style:family="text">
      <style:text-properties fo:language="en" fo:country="US" style:language-asian="en" style:country-asian="US" style:language-complex="ar" style:country-complex="SA"/>
    </style:style>
    <style:style style:name="ListLabel_20_437" style:display-name="ListLabel 437" style:family="text">
      <style:text-properties fo:language="en" fo:country="US" style:language-asian="en" style:country-asian="US" style:language-complex="ar" style:country-complex="SA"/>
    </style:style>
    <style:style style:name="ListLabel_20_438" style:display-name="ListLabel 438" style:family="text">
      <style:text-properties fo:language="en" fo:country="US" style:language-asian="en" style:country-asian="US" style:language-complex="ar" style:country-complex="SA"/>
    </style:style>
    <style:style style:name="ListLabel_20_439" style:display-name="ListLabel 439" style:family="text">
      <style:text-properties fo:language="en" fo:country="US" style:language-asian="en" style:country-asian="US" style:language-complex="ar" style:country-complex="SA"/>
    </style:style>
    <style:style style:name="ListLabel_20_440" style:display-name="ListLabel 440" style:family="text">
      <style:text-properties fo:language="en" fo:country="US" style:language-asian="en" style:country-asian="US" style:language-complex="ar" style:country-complex="SA"/>
    </style:style>
    <style:style style:name="ListLabel_20_441" style:display-name="ListLabel 441" style:family="text">
      <style:text-properties fo:language="en" fo:country="US" style:language-asian="en" style:country-asian="US" style:language-complex="ar" style:country-complex="SA"/>
    </style:style>
    <style:style style:name="ListLabel_20_442" style:display-name="ListLabel 442"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43" style:display-name="ListLabel 443"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444" style:display-name="ListLabel 444" style:family="text">
      <style:text-properties fo:language="en" fo:country="US" style:language-asian="en" style:country-asian="US" style:language-complex="ar" style:country-complex="SA"/>
    </style:style>
    <style:style style:name="ListLabel_20_445" style:display-name="ListLabel 445" style:family="text">
      <style:text-properties fo:language="en" fo:country="US" style:language-asian="en" style:country-asian="US" style:language-complex="ar" style:country-complex="SA"/>
    </style:style>
    <style:style style:name="ListLabel_20_446" style:display-name="ListLabel 446" style:family="text">
      <style:text-properties fo:language="en" fo:country="US" style:language-asian="en" style:country-asian="US" style:language-complex="ar" style:country-complex="SA"/>
    </style:style>
    <style:style style:name="ListLabel_20_447" style:display-name="ListLabel 447" style:family="text">
      <style:text-properties fo:language="en" fo:country="US" style:language-asian="en" style:country-asian="US" style:language-complex="ar" style:country-complex="SA"/>
    </style:style>
    <style:style style:name="ListLabel_20_448" style:display-name="ListLabel 448" style:family="text">
      <style:text-properties fo:language="en" fo:country="US" style:language-asian="en" style:country-asian="US" style:language-complex="ar" style:country-complex="SA"/>
    </style:style>
    <style:style style:name="ListLabel_20_449" style:display-name="ListLabel 449" style:family="text">
      <style:text-properties fo:language="en" fo:country="US" style:language-asian="en" style:country-asian="US" style:language-complex="ar" style:country-complex="SA"/>
    </style:style>
    <style:style style:name="ListLabel_20_450" style:display-name="ListLabel 450" style:family="text">
      <style:text-properties fo:language="en" fo:country="US" style:language-asian="en" style:country-asian="US" style:language-complex="ar" style:country-complex="SA"/>
    </style:style>
    <style:style style:name="ListLabel_20_451" style:display-name="ListLabel 451"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52" style:display-name="ListLabel 452"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453" style:display-name="ListLabel 453" style:family="text">
      <style:text-properties fo:font-size="10pt" fo:letter-spacing="normal" fo:language="en" fo:country="US" fo:font-style="normal" fo:font-weight="normal" style:font-name-asian="Wingdings1" style:font-family-asian="Wingdings" style:font-family-generic-asian="system" style:font-pitch-asian="variable" style:font-size-asian="10pt" style:language-asian="en" style:country-asian="US" style:font-style-asian="normal" style:font-weight-asian="normal" style:font-name-complex="Wingdings1" style:font-family-complex="Wingdings" style:font-family-generic-complex="system" style:font-pitch-complex="variable" style:font-size-complex="10pt" style:language-complex="ar" style:country-complex="SA" style:font-style-complex="normal" style:font-weight-complex="normal" style:text-scale="99%"/>
    </style:style>
    <style:style style:name="ListLabel_20_454" style:display-name="ListLabel 454" style:family="text">
      <style:text-properties fo:language="en" fo:country="US" style:language-asian="en" style:country-asian="US" style:language-complex="ar" style:country-complex="SA"/>
    </style:style>
    <style:style style:name="ListLabel_20_455" style:display-name="ListLabel 455" style:family="text">
      <style:text-properties fo:language="en" fo:country="US" style:language-asian="en" style:country-asian="US" style:language-complex="ar" style:country-complex="SA"/>
    </style:style>
    <style:style style:name="ListLabel_20_456" style:display-name="ListLabel 456" style:family="text">
      <style:text-properties fo:language="en" fo:country="US" style:language-asian="en" style:country-asian="US" style:language-complex="ar" style:country-complex="SA"/>
    </style:style>
    <style:style style:name="ListLabel_20_457" style:display-name="ListLabel 457" style:family="text">
      <style:text-properties fo:language="en" fo:country="US" style:language-asian="en" style:country-asian="US" style:language-complex="ar" style:country-complex="SA"/>
    </style:style>
    <style:style style:name="ListLabel_20_458" style:display-name="ListLabel 458" style:family="text">
      <style:text-properties fo:language="en" fo:country="US" style:language-asian="en" style:country-asian="US" style:language-complex="ar" style:country-complex="SA"/>
    </style:style>
    <style:style style:name="ListLabel_20_459" style:display-name="ListLabel 459" style:family="text">
      <style:text-properties fo:language="en" fo:country="US" style:language-asian="en" style:country-asian="US" style:language-complex="ar" style:country-complex="SA"/>
    </style:style>
    <style:style style:name="ListLabel_20_460" style:display-name="ListLabel 460" style:family="text">
      <style:text-properties fo:font-size="10pt" fo:letter-spacing="normal" fo:language="en" fo:country="US" fo:font-style="normal" fo:font-weight="normal" style:font-name-asian="Wingdings1" style:font-family-asian="Wingdings" style:font-family-generic-asian="system" style:font-pitch-asian="variable" style:font-size-asian="10pt" style:language-asian="en" style:country-asian="US" style:font-style-asian="normal" style:font-weight-asian="normal" style:font-name-complex="Wingdings1" style:font-family-complex="Wingdings" style:font-family-generic-complex="system" style:font-pitch-complex="variable" style:font-size-complex="10pt" style:language-complex="ar" style:country-complex="SA" style:font-style-complex="normal" style:font-weight-complex="normal" style:text-scale="99%"/>
    </style:style>
    <style:style style:name="ListLabel_20_461" style:display-name="ListLabel 461" style:family="text">
      <style:text-properties fo:language="en" fo:country="US" style:language-asian="en" style:country-asian="US" style:language-complex="ar" style:country-complex="SA"/>
    </style:style>
    <style:style style:name="ListLabel_20_462" style:display-name="ListLabel 462" style:family="text">
      <style:text-properties fo:language="en" fo:country="US" style:language-asian="en" style:country-asian="US" style:language-complex="ar" style:country-complex="SA"/>
    </style:style>
    <style:style style:name="ListLabel_20_463" style:display-name="ListLabel 463" style:family="text">
      <style:text-properties fo:language="en" fo:country="US" style:language-asian="en" style:country-asian="US" style:language-complex="ar" style:country-complex="SA"/>
    </style:style>
    <style:style style:name="ListLabel_20_464" style:display-name="ListLabel 464" style:family="text">
      <style:text-properties fo:language="en" fo:country="US" style:language-asian="en" style:country-asian="US" style:language-complex="ar" style:country-complex="SA"/>
    </style:style>
    <style:style style:name="ListLabel_20_465" style:display-name="ListLabel 465" style:family="text">
      <style:text-properties fo:language="en" fo:country="US" style:language-asian="en" style:country-asian="US" style:language-complex="ar" style:country-complex="SA"/>
    </style:style>
    <style:style style:name="ListLabel_20_466" style:display-name="ListLabel 466" style:family="text">
      <style:text-properties fo:language="en" fo:country="US" style:language-asian="en" style:country-asian="US" style:language-complex="ar" style:country-complex="SA"/>
    </style:style>
    <style:style style:name="ListLabel_20_467" style:display-name="ListLabel 467" style:family="text">
      <style:text-properties fo:language="en" fo:country="US" style:language-asian="en" style:country-asian="US" style:language-complex="ar" style:country-complex="SA"/>
    </style:style>
    <style:style style:name="ListLabel_20_468" style:display-name="ListLabel 468" style:family="text">
      <style:text-properties fo:language="en" fo:country="US" style:language-asian="en" style:country-asian="US" style:language-complex="ar" style:country-complex="SA"/>
    </style:style>
    <style:style style:name="ListLabel_20_469" style:display-name="ListLabel 469"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70" style:display-name="ListLabel 470"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471" style:display-name="ListLabel 471" style:family="text">
      <style:text-properties fo:font-size="10pt" fo:letter-spacing="normal" fo:language="en" fo:country="US" fo:font-style="normal" fo:font-weight="normal" style:font-name-asian="Wingdings1" style:font-family-asian="Wingdings" style:font-family-generic-asian="system" style:font-pitch-asian="variable" style:font-size-asian="10pt" style:language-asian="en" style:country-asian="US" style:font-style-asian="normal" style:font-weight-asian="normal" style:font-name-complex="Wingdings1" style:font-family-complex="Wingdings" style:font-family-generic-complex="system" style:font-pitch-complex="variable" style:font-size-complex="10pt" style:language-complex="ar" style:country-complex="SA" style:font-style-complex="normal" style:font-weight-complex="normal" style:text-scale="99%"/>
    </style:style>
    <style:style style:name="ListLabel_20_472" style:display-name="ListLabel 472" style:family="text">
      <style:text-properties fo:language="en" fo:country="US" style:language-asian="en" style:country-asian="US" style:language-complex="ar" style:country-complex="SA"/>
    </style:style>
    <style:style style:name="ListLabel_20_473" style:display-name="ListLabel 473" style:family="text">
      <style:text-properties fo:language="en" fo:country="US" style:language-asian="en" style:country-asian="US" style:language-complex="ar" style:country-complex="SA"/>
    </style:style>
    <style:style style:name="ListLabel_20_474" style:display-name="ListLabel 474" style:family="text">
      <style:text-properties fo:language="en" fo:country="US" style:language-asian="en" style:country-asian="US" style:language-complex="ar" style:country-complex="SA"/>
    </style:style>
    <style:style style:name="ListLabel_20_475" style:display-name="ListLabel 475" style:family="text">
      <style:text-properties fo:language="en" fo:country="US" style:language-asian="en" style:country-asian="US" style:language-complex="ar" style:country-complex="SA"/>
    </style:style>
    <style:style style:name="ListLabel_20_476" style:display-name="ListLabel 476" style:family="text">
      <style:text-properties fo:language="en" fo:country="US" style:language-asian="en" style:country-asian="US" style:language-complex="ar" style:country-complex="SA"/>
    </style:style>
    <style:style style:name="ListLabel_20_477" style:display-name="ListLabel 477" style:family="text">
      <style:text-properties fo:language="en" fo:country="US" style:language-asian="en" style:country-asian="US" style:language-complex="ar" style:country-complex="SA"/>
    </style:style>
    <style:style style:name="ListLabel_20_478" style:display-name="ListLabel 478"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479" style:display-name="ListLabel 479"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80" style:display-name="ListLabel 480" style:family="text">
      <style:text-properties fo:language="en" fo:country="US" style:language-asian="en" style:country-asian="US" style:language-complex="ar" style:country-complex="SA"/>
    </style:style>
    <style:style style:name="ListLabel_20_481" style:display-name="ListLabel 481" style:family="text">
      <style:text-properties fo:language="en" fo:country="US" style:language-asian="en" style:country-asian="US" style:language-complex="ar" style:country-complex="SA"/>
    </style:style>
    <style:style style:name="ListLabel_20_482" style:display-name="ListLabel 482" style:family="text">
      <style:text-properties fo:language="en" fo:country="US" style:language-asian="en" style:country-asian="US" style:language-complex="ar" style:country-complex="SA"/>
    </style:style>
    <style:style style:name="ListLabel_20_483" style:display-name="ListLabel 483" style:family="text">
      <style:text-properties fo:language="en" fo:country="US" style:language-asian="en" style:country-asian="US" style:language-complex="ar" style:country-complex="SA"/>
    </style:style>
    <style:style style:name="ListLabel_20_484" style:display-name="ListLabel 484" style:family="text">
      <style:text-properties fo:language="en" fo:country="US" style:language-asian="en" style:country-asian="US" style:language-complex="ar" style:country-complex="SA"/>
    </style:style>
    <style:style style:name="ListLabel_20_485" style:display-name="ListLabel 485" style:family="text">
      <style:text-properties fo:language="en" fo:country="US" style:language-asian="en" style:country-asian="US" style:language-complex="ar" style:country-complex="SA"/>
    </style:style>
    <style:style style:name="ListLabel_20_486" style:display-name="ListLabel 486" style:family="text">
      <style:text-properties fo:language="en" fo:country="US" style:language-asian="en" style:country-asian="US" style:language-complex="ar" style:country-complex="SA"/>
    </style:style>
    <style:style style:name="ListLabel_20_487" style:display-name="ListLabel 487"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88" style:display-name="ListLabel 488" style:family="text">
      <style:text-properties fo:language="en" fo:country="US" style:language-asian="en" style:country-asian="US" style:language-complex="ar" style:country-complex="SA"/>
    </style:style>
    <style:style style:name="ListLabel_20_489" style:display-name="ListLabel 489" style:family="text">
      <style:text-properties fo:language="en" fo:country="US" style:language-asian="en" style:country-asian="US" style:language-complex="ar" style:country-complex="SA"/>
    </style:style>
    <style:style style:name="ListLabel_20_490" style:display-name="ListLabel 490" style:family="text">
      <style:text-properties fo:language="en" fo:country="US" style:language-asian="en" style:country-asian="US" style:language-complex="ar" style:country-complex="SA"/>
    </style:style>
    <style:style style:name="ListLabel_20_491" style:display-name="ListLabel 491" style:family="text">
      <style:text-properties fo:language="en" fo:country="US" style:language-asian="en" style:country-asian="US" style:language-complex="ar" style:country-complex="SA"/>
    </style:style>
    <style:style style:name="ListLabel_20_492" style:display-name="ListLabel 492" style:family="text">
      <style:text-properties fo:language="en" fo:country="US" style:language-asian="en" style:country-asian="US" style:language-complex="ar" style:country-complex="SA"/>
    </style:style>
    <style:style style:name="ListLabel_20_493" style:display-name="ListLabel 493" style:family="text">
      <style:text-properties fo:language="en" fo:country="US" style:language-asian="en" style:country-asian="US" style:language-complex="ar" style:country-complex="SA"/>
    </style:style>
    <style:style style:name="ListLabel_20_494" style:display-name="ListLabel 494" style:family="text">
      <style:text-properties fo:language="en" fo:country="US" style:language-asian="en" style:country-asian="US" style:language-complex="ar" style:country-complex="SA"/>
    </style:style>
    <style:style style:name="ListLabel_20_495" style:display-name="ListLabel 495" style:family="text">
      <style:text-properties fo:language="en" fo:country="US" style:language-asian="en" style:country-asian="US" style:language-complex="ar" style:country-complex="SA"/>
    </style:style>
    <style:style style:name="ListLabel_20_496" style:display-name="ListLabel 496"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497" style:display-name="ListLabel 497"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98" style:display-name="ListLabel 498"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99" style:display-name="ListLabel 499" style:family="text">
      <style:text-properties fo:language="en" fo:country="US" style:language-asian="en" style:country-asian="US" style:language-complex="ar" style:country-complex="SA"/>
    </style:style>
    <style:style style:name="ListLabel_20_500" style:display-name="ListLabel 500" style:family="text">
      <style:text-properties fo:language="en" fo:country="US" style:language-asian="en" style:country-asian="US" style:language-complex="ar" style:country-complex="SA"/>
    </style:style>
    <style:style style:name="ListLabel_20_501" style:display-name="ListLabel 501" style:family="text">
      <style:text-properties fo:language="en" fo:country="US" style:language-asian="en" style:country-asian="US" style:language-complex="ar" style:country-complex="SA"/>
    </style:style>
    <style:style style:name="ListLabel_20_502" style:display-name="ListLabel 502" style:family="text">
      <style:text-properties fo:language="en" fo:country="US" style:language-asian="en" style:country-asian="US" style:language-complex="ar" style:country-complex="SA"/>
    </style:style>
    <style:style style:name="ListLabel_20_503" style:display-name="ListLabel 503" style:family="text">
      <style:text-properties fo:language="en" fo:country="US" style:language-asian="en" style:country-asian="US" style:language-complex="ar" style:country-complex="SA"/>
    </style:style>
    <style:style style:name="ListLabel_20_504" style:display-name="ListLabel 504" style:family="text">
      <style:text-properties fo:language="en" fo:country="US" style:language-asian="en" style:country-asian="US" style:language-complex="ar" style:country-complex="SA"/>
    </style:style>
    <style:style style:name="ListLabel_20_505" style:display-name="ListLabel 505"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506" style:display-name="ListLabel 506"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07" style:display-name="ListLabel 507" style:family="text">
      <style:text-properties fo:language="en" fo:country="US" style:language-asian="en" style:country-asian="US" style:language-complex="ar" style:country-complex="SA"/>
    </style:style>
    <style:style style:name="ListLabel_20_508" style:display-name="ListLabel 508" style:family="text">
      <style:text-properties fo:language="en" fo:country="US" style:language-asian="en" style:country-asian="US" style:language-complex="ar" style:country-complex="SA"/>
    </style:style>
    <style:style style:name="ListLabel_20_509" style:display-name="ListLabel 509" style:family="text">
      <style:text-properties fo:language="en" fo:country="US" style:language-asian="en" style:country-asian="US" style:language-complex="ar" style:country-complex="SA"/>
    </style:style>
    <style:style style:name="ListLabel_20_510" style:display-name="ListLabel 510" style:family="text">
      <style:text-properties fo:language="en" fo:country="US" style:language-asian="en" style:country-asian="US" style:language-complex="ar" style:country-complex="SA"/>
    </style:style>
    <style:style style:name="ListLabel_20_511" style:display-name="ListLabel 511" style:family="text">
      <style:text-properties fo:language="en" fo:country="US" style:language-asian="en" style:country-asian="US" style:language-complex="ar" style:country-complex="SA"/>
    </style:style>
    <style:style style:name="ListLabel_20_512" style:display-name="ListLabel 512" style:family="text">
      <style:text-properties fo:language="en" fo:country="US" style:language-asian="en" style:country-asian="US" style:language-complex="ar" style:country-complex="SA"/>
    </style:style>
    <style:style style:name="ListLabel_20_513" style:display-name="ListLabel 513" style:family="text">
      <style:text-properties fo:language="en" fo:country="US" style:language-asian="en" style:country-asian="US" style:language-complex="ar" style:country-complex="SA"/>
    </style:style>
    <style:style style:name="ListLabel_20_514" style:display-name="ListLabel 514"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15" style:display-name="ListLabel 515"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516" style:display-name="ListLabel 516"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17" style:display-name="ListLabel 517" style:family="text">
      <style:text-properties fo:language="en" fo:country="US" style:language-asian="en" style:country-asian="US" style:language-complex="ar" style:country-complex="SA"/>
    </style:style>
    <style:style style:name="ListLabel_20_518" style:display-name="ListLabel 518" style:family="text">
      <style:text-properties fo:language="en" fo:country="US" style:language-asian="en" style:country-asian="US" style:language-complex="ar" style:country-complex="SA"/>
    </style:style>
    <style:style style:name="ListLabel_20_519" style:display-name="ListLabel 519" style:family="text">
      <style:text-properties fo:language="en" fo:country="US" style:language-asian="en" style:country-asian="US" style:language-complex="ar" style:country-complex="SA"/>
    </style:style>
    <style:style style:name="ListLabel_20_520" style:display-name="ListLabel 520" style:family="text">
      <style:text-properties fo:language="en" fo:country="US" style:language-asian="en" style:country-asian="US" style:language-complex="ar" style:country-complex="SA"/>
    </style:style>
    <style:style style:name="ListLabel_20_521" style:display-name="ListLabel 521" style:family="text">
      <style:text-properties fo:language="en" fo:country="US" style:language-asian="en" style:country-asian="US" style:language-complex="ar" style:country-complex="SA"/>
    </style:style>
    <style:style style:name="ListLabel_20_522" style:display-name="ListLabel 522" style:family="text">
      <style:text-properties fo:language="en" fo:country="US" style:language-asian="en" style:country-asian="US" style:language-complex="ar" style:country-complex="SA"/>
    </style:style>
    <style:style style:name="ListLabel_20_523" style:display-name="ListLabel 523"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524" style:display-name="ListLabel 524" style:family="text">
      <style:text-properties fo:language="en" fo:country="US" style:language-asian="en" style:country-asian="US" style:language-complex="ar" style:country-complex="SA"/>
    </style:style>
    <style:style style:name="ListLabel_20_525" style:display-name="ListLabel 525" style:family="text">
      <style:text-properties fo:language="en" fo:country="US" style:language-asian="en" style:country-asian="US" style:language-complex="ar" style:country-complex="SA"/>
    </style:style>
    <style:style style:name="ListLabel_20_526" style:display-name="ListLabel 526" style:family="text">
      <style:text-properties fo:language="en" fo:country="US" style:language-asian="en" style:country-asian="US" style:language-complex="ar" style:country-complex="SA"/>
    </style:style>
    <style:style style:name="ListLabel_20_527" style:display-name="ListLabel 527" style:family="text">
      <style:text-properties fo:language="en" fo:country="US" style:language-asian="en" style:country-asian="US" style:language-complex="ar" style:country-complex="SA"/>
    </style:style>
    <style:style style:name="ListLabel_20_528" style:display-name="ListLabel 528" style:family="text">
      <style:text-properties fo:language="en" fo:country="US" style:language-asian="en" style:country-asian="US" style:language-complex="ar" style:country-complex="SA"/>
    </style:style>
    <style:style style:name="ListLabel_20_529" style:display-name="ListLabel 529" style:family="text">
      <style:text-properties fo:language="en" fo:country="US" style:language-asian="en" style:country-asian="US" style:language-complex="ar" style:country-complex="SA"/>
    </style:style>
    <style:style style:name="ListLabel_20_530" style:display-name="ListLabel 530" style:family="text">
      <style:text-properties fo:language="en" fo:country="US" style:language-asian="en" style:country-asian="US" style:language-complex="ar" style:country-complex="SA"/>
    </style:style>
    <style:style style:name="ListLabel_20_531" style:display-name="ListLabel 531" style:family="text">
      <style:text-properties fo:language="en" fo:country="US" style:language-asian="en" style:country-asian="US" style:language-complex="ar" style:country-complex="SA"/>
    </style:style>
    <style:style style:name="ListLabel_20_532" style:display-name="ListLabel 532"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33" style:display-name="ListLabel 533"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534" style:display-name="ListLabel 534" style:family="text">
      <style:text-properties fo:language="en" fo:country="US" style:language-asian="en" style:country-asian="US" style:language-complex="ar" style:country-complex="SA"/>
    </style:style>
    <style:style style:name="ListLabel_20_535" style:display-name="ListLabel 535" style:family="text">
      <style:text-properties fo:language="en" fo:country="US" style:language-asian="en" style:country-asian="US" style:language-complex="ar" style:country-complex="SA"/>
    </style:style>
    <style:style style:name="ListLabel_20_536" style:display-name="ListLabel 536" style:family="text">
      <style:text-properties fo:language="en" fo:country="US" style:language-asian="en" style:country-asian="US" style:language-complex="ar" style:country-complex="SA"/>
    </style:style>
    <style:style style:name="ListLabel_20_537" style:display-name="ListLabel 537" style:family="text">
      <style:text-properties fo:language="en" fo:country="US" style:language-asian="en" style:country-asian="US" style:language-complex="ar" style:country-complex="SA"/>
    </style:style>
    <style:style style:name="ListLabel_20_538" style:display-name="ListLabel 538" style:family="text">
      <style:text-properties fo:language="en" fo:country="US" style:language-asian="en" style:country-asian="US" style:language-complex="ar" style:country-complex="SA"/>
    </style:style>
    <style:style style:name="ListLabel_20_539" style:display-name="ListLabel 539" style:family="text">
      <style:text-properties fo:language="en" fo:country="US" style:language-asian="en" style:country-asian="US" style:language-complex="ar" style:country-complex="SA"/>
    </style:style>
    <style:style style:name="ListLabel_20_540" style:display-name="ListLabel 540" style:family="text">
      <style:text-properties fo:language="en" fo:country="US" style:language-asian="en" style:country-asian="US" style:language-complex="ar" style:country-complex="SA"/>
    </style:style>
    <style:style style:name="ListLabel_20_541" style:display-name="ListLabel 541"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42" style:display-name="ListLabel 542" style:family="text">
      <style:text-properties fo:language="en" fo:country="US" style:language-asian="en" style:country-asian="US" style:language-complex="ar" style:country-complex="SA"/>
    </style:style>
    <style:style style:name="ListLabel_20_543" style:display-name="ListLabel 543" style:family="text">
      <style:text-properties fo:language="en" fo:country="US" style:language-asian="en" style:country-asian="US" style:language-complex="ar" style:country-complex="SA"/>
    </style:style>
    <style:style style:name="ListLabel_20_544" style:display-name="ListLabel 544" style:family="text">
      <style:text-properties fo:language="en" fo:country="US" style:language-asian="en" style:country-asian="US" style:language-complex="ar" style:country-complex="SA"/>
    </style:style>
    <style:style style:name="ListLabel_20_545" style:display-name="ListLabel 545" style:family="text">
      <style:text-properties fo:language="en" fo:country="US" style:language-asian="en" style:country-asian="US" style:language-complex="ar" style:country-complex="SA"/>
    </style:style>
    <style:style style:name="ListLabel_20_546" style:display-name="ListLabel 546" style:family="text">
      <style:text-properties fo:language="en" fo:country="US" style:language-asian="en" style:country-asian="US" style:language-complex="ar" style:country-complex="SA"/>
    </style:style>
    <style:style style:name="ListLabel_20_547" style:display-name="ListLabel 547" style:family="text">
      <style:text-properties fo:language="en" fo:country="US" style:language-asian="en" style:country-asian="US" style:language-complex="ar" style:country-complex="SA"/>
    </style:style>
    <style:style style:name="ListLabel_20_548" style:display-name="ListLabel 548" style:family="text">
      <style:text-properties fo:language="en" fo:country="US" style:language-asian="en" style:country-asian="US" style:language-complex="ar" style:country-complex="SA"/>
    </style:style>
    <style:style style:name="ListLabel_20_549" style:display-name="ListLabel 549" style:family="text">
      <style:text-properties fo:language="en" fo:country="US" style:language-asian="en" style:country-asian="US" style:language-complex="ar" style:country-complex="SA"/>
    </style:style>
    <style:style style:name="ListLabel_20_550" style:display-name="ListLabel 550"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51" style:display-name="ListLabel 551" style:family="text">
      <style:text-properties fo:language="en" fo:country="US" style:language-asian="en" style:country-asian="US" style:language-complex="ar" style:country-complex="SA"/>
    </style:style>
    <style:style style:name="ListLabel_20_552" style:display-name="ListLabel 552" style:family="text">
      <style:text-properties fo:language="en" fo:country="US" style:language-asian="en" style:country-asian="US" style:language-complex="ar" style:country-complex="SA"/>
    </style:style>
    <style:style style:name="ListLabel_20_553" style:display-name="ListLabel 553" style:family="text">
      <style:text-properties fo:language="en" fo:country="US" style:language-asian="en" style:country-asian="US" style:language-complex="ar" style:country-complex="SA"/>
    </style:style>
    <style:style style:name="ListLabel_20_554" style:display-name="ListLabel 554" style:family="text">
      <style:text-properties fo:language="en" fo:country="US" style:language-asian="en" style:country-asian="US" style:language-complex="ar" style:country-complex="SA"/>
    </style:style>
    <style:style style:name="ListLabel_20_555" style:display-name="ListLabel 555" style:family="text">
      <style:text-properties fo:language="en" fo:country="US" style:language-asian="en" style:country-asian="US" style:language-complex="ar" style:country-complex="SA"/>
    </style:style>
    <style:style style:name="ListLabel_20_556" style:display-name="ListLabel 556" style:family="text">
      <style:text-properties fo:language="en" fo:country="US" style:language-asian="en" style:country-asian="US" style:language-complex="ar" style:country-complex="SA"/>
    </style:style>
    <style:style style:name="ListLabel_20_557" style:display-name="ListLabel 557" style:family="text">
      <style:text-properties fo:language="en" fo:country="US" style:language-asian="en" style:country-asian="US" style:language-complex="ar" style:country-complex="SA"/>
    </style:style>
    <style:style style:name="ListLabel_20_558" style:display-name="ListLabel 558" style:family="text">
      <style:text-properties fo:language="en" fo:country="US" style:language-asian="en" style:country-asian="US" style:language-complex="ar" style:country-complex="SA"/>
    </style:style>
    <style:style style:name="ListLabel_20_559" style:display-name="ListLabel 559"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560" style:display-name="ListLabel 560"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61" style:display-name="ListLabel 561"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62" style:display-name="ListLabel 562" style:family="text">
      <style:text-properties fo:language="en" fo:country="US" style:language-asian="en" style:country-asian="US" style:language-complex="ar" style:country-complex="SA"/>
    </style:style>
    <style:style style:name="ListLabel_20_563" style:display-name="ListLabel 563" style:family="text">
      <style:text-properties fo:language="en" fo:country="US" style:language-asian="en" style:country-asian="US" style:language-complex="ar" style:country-complex="SA"/>
    </style:style>
    <style:style style:name="ListLabel_20_564" style:display-name="ListLabel 564" style:family="text">
      <style:text-properties fo:language="en" fo:country="US" style:language-asian="en" style:country-asian="US" style:language-complex="ar" style:country-complex="SA"/>
    </style:style>
    <style:style style:name="ListLabel_20_565" style:display-name="ListLabel 565" style:family="text">
      <style:text-properties fo:language="en" fo:country="US" style:language-asian="en" style:country-asian="US" style:language-complex="ar" style:country-complex="SA"/>
    </style:style>
    <style:style style:name="ListLabel_20_566" style:display-name="ListLabel 566" style:family="text">
      <style:text-properties fo:language="en" fo:country="US" style:language-asian="en" style:country-asian="US" style:language-complex="ar" style:country-complex="SA"/>
    </style:style>
    <style:style style:name="ListLabel_20_567" style:display-name="ListLabel 567" style:family="text">
      <style:text-properties fo:language="en" fo:country="US" style:language-asian="en" style:country-asian="US" style:language-complex="ar" style:country-complex="SA"/>
    </style:style>
    <style:style style:name="ListLabel_20_568" style:display-name="ListLabel 568"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69" style:display-name="ListLabel 569" style:family="text">
      <style:text-properties fo:language="en" fo:country="US" style:language-asian="en" style:country-asian="US" style:language-complex="ar" style:country-complex="SA"/>
    </style:style>
    <style:style style:name="ListLabel_20_570" style:display-name="ListLabel 570" style:family="text">
      <style:text-properties fo:language="en" fo:country="US" style:language-asian="en" style:country-asian="US" style:language-complex="ar" style:country-complex="SA"/>
    </style:style>
    <style:style style:name="ListLabel_20_571" style:display-name="ListLabel 571" style:family="text">
      <style:text-properties fo:language="en" fo:country="US" style:language-asian="en" style:country-asian="US" style:language-complex="ar" style:country-complex="SA"/>
    </style:style>
    <style:style style:name="ListLabel_20_572" style:display-name="ListLabel 572" style:family="text">
      <style:text-properties fo:language="en" fo:country="US" style:language-asian="en" style:country-asian="US" style:language-complex="ar" style:country-complex="SA"/>
    </style:style>
    <style:style style:name="ListLabel_20_573" style:display-name="ListLabel 573" style:family="text">
      <style:text-properties fo:language="en" fo:country="US" style:language-asian="en" style:country-asian="US" style:language-complex="ar" style:country-complex="SA"/>
    </style:style>
    <style:style style:name="ListLabel_20_574" style:display-name="ListLabel 574" style:family="text">
      <style:text-properties fo:language="en" fo:country="US" style:language-asian="en" style:country-asian="US" style:language-complex="ar" style:country-complex="SA"/>
    </style:style>
    <style:style style:name="ListLabel_20_575" style:display-name="ListLabel 575" style:family="text">
      <style:text-properties fo:language="en" fo:country="US" style:language-asian="en" style:country-asian="US" style:language-complex="ar" style:country-complex="SA"/>
    </style:style>
    <style:style style:name="ListLabel_20_576" style:display-name="ListLabel 576" style:family="text">
      <style:text-properties fo:language="en" fo:country="US" style:language-asian="en" style:country-asian="US" style:language-complex="ar" style:country-complex="SA"/>
    </style:style>
    <style:style style:name="ListLabel_20_577" style:display-name="ListLabel 577"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578" style:display-name="ListLabel 578"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79" style:display-name="ListLabel 579" style:family="text">
      <style:text-properties fo:language="en" fo:country="US" style:language-asian="en" style:country-asian="US" style:language-complex="ar" style:country-complex="SA"/>
    </style:style>
    <style:style style:name="ListLabel_20_580" style:display-name="ListLabel 580" style:family="text">
      <style:text-properties fo:language="en" fo:country="US" style:language-asian="en" style:country-asian="US" style:language-complex="ar" style:country-complex="SA"/>
    </style:style>
    <style:style style:name="ListLabel_20_581" style:display-name="ListLabel 581" style:family="text">
      <style:text-properties fo:language="en" fo:country="US" style:language-asian="en" style:country-asian="US" style:language-complex="ar" style:country-complex="SA"/>
    </style:style>
    <style:style style:name="ListLabel_20_582" style:display-name="ListLabel 582" style:family="text">
      <style:text-properties fo:language="en" fo:country="US" style:language-asian="en" style:country-asian="US" style:language-complex="ar" style:country-complex="SA"/>
    </style:style>
    <style:style style:name="ListLabel_20_583" style:display-name="ListLabel 583" style:family="text">
      <style:text-properties fo:language="en" fo:country="US" style:language-asian="en" style:country-asian="US" style:language-complex="ar" style:country-complex="SA"/>
    </style:style>
    <style:style style:name="ListLabel_20_584" style:display-name="ListLabel 584" style:family="text">
      <style:text-properties fo:language="en" fo:country="US" style:language-asian="en" style:country-asian="US" style:language-complex="ar" style:country-complex="SA"/>
    </style:style>
    <style:style style:name="ListLabel_20_585" style:display-name="ListLabel 585" style:family="text">
      <style:text-properties fo:language="en" fo:country="US" style:language-asian="en" style:country-asian="US" style:language-complex="ar" style:country-complex="SA"/>
    </style:style>
    <style:style style:name="ListLabel_20_586" style:display-name="ListLabel 586"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87" style:display-name="ListLabel 587"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588" style:display-name="ListLabel 588" style:family="text">
      <style:text-properties fo:language="en" fo:country="US" style:language-asian="en" style:country-asian="US" style:language-complex="ar" style:country-complex="SA"/>
    </style:style>
    <style:style style:name="ListLabel_20_589" style:display-name="ListLabel 589" style:family="text">
      <style:text-properties fo:language="en" fo:country="US" style:language-asian="en" style:country-asian="US" style:language-complex="ar" style:country-complex="SA"/>
    </style:style>
    <style:style style:name="ListLabel_20_590" style:display-name="ListLabel 590" style:family="text">
      <style:text-properties fo:language="en" fo:country="US" style:language-asian="en" style:country-asian="US" style:language-complex="ar" style:country-complex="SA"/>
    </style:style>
    <style:style style:name="ListLabel_20_591" style:display-name="ListLabel 591" style:family="text">
      <style:text-properties fo:language="en" fo:country="US" style:language-asian="en" style:country-asian="US" style:language-complex="ar" style:country-complex="SA"/>
    </style:style>
    <style:style style:name="ListLabel_20_592" style:display-name="ListLabel 592" style:family="text">
      <style:text-properties fo:language="en" fo:country="US" style:language-asian="en" style:country-asian="US" style:language-complex="ar" style:country-complex="SA"/>
    </style:style>
    <style:style style:name="ListLabel_20_593" style:display-name="ListLabel 593" style:family="text">
      <style:text-properties fo:language="en" fo:country="US" style:language-asian="en" style:country-asian="US" style:language-complex="ar" style:country-complex="SA"/>
    </style:style>
    <style:style style:name="ListLabel_20_594" style:display-name="ListLabel 594" style:family="text">
      <style:text-properties fo:language="en" fo:country="US" style:language-asian="en" style:country-asian="US" style:language-complex="ar" style:country-complex="SA"/>
    </style:style>
    <style:style style:name="ListLabel_20_595" style:display-name="ListLabel 595"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596" style:display-name="ListLabel 596" style:family="text">
      <style:text-properties fo:language="en" fo:country="US" style:language-asian="en" style:country-asian="US" style:language-complex="ar" style:country-complex="SA"/>
    </style:style>
    <style:style style:name="ListLabel_20_597" style:display-name="ListLabel 597" style:family="text">
      <style:text-properties fo:language="en" fo:country="US" style:language-asian="en" style:country-asian="US" style:language-complex="ar" style:country-complex="SA"/>
    </style:style>
    <style:style style:name="ListLabel_20_598" style:display-name="ListLabel 598" style:family="text">
      <style:text-properties fo:language="en" fo:country="US" style:language-asian="en" style:country-asian="US" style:language-complex="ar" style:country-complex="SA"/>
    </style:style>
    <style:style style:name="ListLabel_20_599" style:display-name="ListLabel 599" style:family="text">
      <style:text-properties fo:language="en" fo:country="US" style:language-asian="en" style:country-asian="US" style:language-complex="ar" style:country-complex="SA"/>
    </style:style>
    <style:style style:name="ListLabel_20_600" style:display-name="ListLabel 600" style:family="text">
      <style:text-properties fo:language="en" fo:country="US" style:language-asian="en" style:country-asian="US" style:language-complex="ar" style:country-complex="SA"/>
    </style:style>
    <style:style style:name="ListLabel_20_601" style:display-name="ListLabel 601" style:family="text">
      <style:text-properties fo:language="en" fo:country="US" style:language-asian="en" style:country-asian="US" style:language-complex="ar" style:country-complex="SA"/>
    </style:style>
    <style:style style:name="ListLabel_20_602" style:display-name="ListLabel 602" style:family="text">
      <style:text-properties fo:language="en" fo:country="US" style:language-asian="en" style:country-asian="US" style:language-complex="ar" style:country-complex="SA"/>
    </style:style>
    <style:style style:name="ListLabel_20_603" style:display-name="ListLabel 603" style:family="text">
      <style:text-properties fo:language="en" fo:country="US" style:language-asian="en" style:country-asian="US" style:language-complex="ar" style:country-complex="SA"/>
    </style:style>
    <style:style style:name="ListLabel_20_604" style:display-name="ListLabel 604"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605" style:display-name="ListLabel 605" style:family="text">
      <style:text-properties fo:font-size="10pt" fo:letter-spacing="normal" fo:language="en" fo:country="US" fo:font-style="normal" fo:font-weight="normal" style:font-name-asian="Courier New1" style:font-family-asian="'Courier New'" style:font-family-generic-asian="system" style:font-pitch-asian="variable" style:font-size-asian="10pt" style:language-asian="en" style:country-asian="US" style:font-style-asian="normal" style:font-weight-asian="normal" style:font-name-complex="Courier New1" style:font-family-complex="'Courier New'" style:font-family-generic-complex="system" style:font-pitch-complex="variable" style:font-size-complex="10pt" style:language-complex="ar" style:country-complex="SA" style:font-style-complex="normal" style:font-weight-complex="normal" style:text-scale="99%"/>
    </style:style>
    <style:style style:name="ListLabel_20_606" style:display-name="ListLabel 606" style:family="text">
      <style:text-properties fo:language="en" fo:country="US" style:language-asian="en" style:country-asian="US" style:language-complex="ar" style:country-complex="SA"/>
    </style:style>
    <style:style style:name="ListLabel_20_607" style:display-name="ListLabel 607" style:family="text">
      <style:text-properties fo:language="en" fo:country="US" style:language-asian="en" style:country-asian="US" style:language-complex="ar" style:country-complex="SA"/>
    </style:style>
    <style:style style:name="ListLabel_20_608" style:display-name="ListLabel 608" style:family="text">
      <style:text-properties fo:language="en" fo:country="US" style:language-asian="en" style:country-asian="US" style:language-complex="ar" style:country-complex="SA"/>
    </style:style>
    <style:style style:name="ListLabel_20_609" style:display-name="ListLabel 609" style:family="text">
      <style:text-properties fo:language="en" fo:country="US" style:language-asian="en" style:country-asian="US" style:language-complex="ar" style:country-complex="SA"/>
    </style:style>
    <style:style style:name="ListLabel_20_610" style:display-name="ListLabel 610" style:family="text">
      <style:text-properties fo:language="en" fo:country="US" style:language-asian="en" style:country-asian="US" style:language-complex="ar" style:country-complex="SA"/>
    </style:style>
    <style:style style:name="ListLabel_20_611" style:display-name="ListLabel 611" style:family="text">
      <style:text-properties fo:language="en" fo:country="US" style:language-asian="en" style:country-asian="US" style:language-complex="ar" style:country-complex="SA"/>
    </style:style>
    <style:style style:name="ListLabel_20_612" style:display-name="ListLabel 612" style:family="text">
      <style:text-properties fo:language="en" fo:country="US" style:language-asian="en" style:country-asian="US" style:language-complex="ar" style:country-complex="SA"/>
    </style:style>
    <style:style style:name="ListLabel_20_613" style:display-name="ListLabel 613"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614" style:display-name="ListLabel 614" style:family="text">
      <style:text-properties fo:language="en" fo:country="US" style:language-asian="en" style:country-asian="US" style:language-complex="ar" style:country-complex="SA"/>
    </style:style>
    <style:style style:name="ListLabel_20_615" style:display-name="ListLabel 615" style:family="text">
      <style:text-properties fo:language="en" fo:country="US" style:language-asian="en" style:country-asian="US" style:language-complex="ar" style:country-complex="SA"/>
    </style:style>
    <style:style style:name="ListLabel_20_616" style:display-name="ListLabel 616" style:family="text">
      <style:text-properties fo:language="en" fo:country="US" style:language-asian="en" style:country-asian="US" style:language-complex="ar" style:country-complex="SA"/>
    </style:style>
    <style:style style:name="ListLabel_20_617" style:display-name="ListLabel 617" style:family="text">
      <style:text-properties fo:language="en" fo:country="US" style:language-asian="en" style:country-asian="US" style:language-complex="ar" style:country-complex="SA"/>
    </style:style>
    <style:style style:name="ListLabel_20_618" style:display-name="ListLabel 618" style:family="text">
      <style:text-properties fo:language="en" fo:country="US" style:language-asian="en" style:country-asian="US" style:language-complex="ar" style:country-complex="SA"/>
    </style:style>
    <style:style style:name="ListLabel_20_619" style:display-name="ListLabel 619" style:family="text">
      <style:text-properties fo:language="en" fo:country="US" style:language-asian="en" style:country-asian="US" style:language-complex="ar" style:country-complex="SA"/>
    </style:style>
    <style:style style:name="ListLabel_20_620" style:display-name="ListLabel 620" style:family="text">
      <style:text-properties fo:language="en" fo:country="US" style:language-asian="en" style:country-asian="US" style:language-complex="ar" style:country-complex="SA"/>
    </style:style>
    <style:style style:name="ListLabel_20_621" style:display-name="ListLabel 621" style:family="text">
      <style:text-properties fo:language="en" fo:country="US" style:language-asian="en" style:country-asian="US" style:language-complex="ar" style:country-complex="SA"/>
    </style:style>
    <style:style style:name="ListLabel_20_622" style:display-name="ListLabel 622"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623" style:display-name="ListLabel 623" style:family="text">
      <style:text-properties fo:language="en" fo:country="US" style:language-asian="en" style:country-asian="US" style:language-complex="ar" style:country-complex="SA"/>
    </style:style>
    <style:style style:name="ListLabel_20_624" style:display-name="ListLabel 624" style:family="text">
      <style:text-properties fo:language="en" fo:country="US" style:language-asian="en" style:country-asian="US" style:language-complex="ar" style:country-complex="SA"/>
    </style:style>
    <style:style style:name="ListLabel_20_625" style:display-name="ListLabel 625" style:family="text">
      <style:text-properties fo:language="en" fo:country="US" style:language-asian="en" style:country-asian="US" style:language-complex="ar" style:country-complex="SA"/>
    </style:style>
    <style:style style:name="ListLabel_20_626" style:display-name="ListLabel 626" style:family="text">
      <style:text-properties fo:language="en" fo:country="US" style:language-asian="en" style:country-asian="US" style:language-complex="ar" style:country-complex="SA"/>
    </style:style>
    <style:style style:name="ListLabel_20_627" style:display-name="ListLabel 627" style:family="text">
      <style:text-properties fo:language="en" fo:country="US" style:language-asian="en" style:country-asian="US" style:language-complex="ar" style:country-complex="SA"/>
    </style:style>
    <style:style style:name="ListLabel_20_628" style:display-name="ListLabel 628" style:family="text">
      <style:text-properties fo:language="en" fo:country="US" style:language-asian="en" style:country-asian="US" style:language-complex="ar" style:country-complex="SA"/>
    </style:style>
    <style:style style:name="ListLabel_20_629" style:display-name="ListLabel 629" style:family="text">
      <style:text-properties fo:language="en" fo:country="US" style:language-asian="en" style:country-asian="US" style:language-complex="ar" style:country-complex="SA"/>
    </style:style>
    <style:style style:name="ListLabel_20_630" style:display-name="ListLabel 630" style:family="text">
      <style:text-properties fo:language="en" fo:country="US" style:language-asian="en" style:country-asian="US" style:language-complex="ar" style:country-complex="SA"/>
    </style:style>
    <style:style style:name="ListLabel_20_631" style:display-name="ListLabel 631"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632" style:display-name="ListLabel 632" style:family="text">
      <style:text-properties fo:language="en" fo:country="US" style:language-asian="en" style:country-asian="US" style:language-complex="ar" style:country-complex="SA"/>
    </style:style>
    <style:style style:name="ListLabel_20_633" style:display-name="ListLabel 633" style:family="text">
      <style:text-properties fo:language="en" fo:country="US" style:language-asian="en" style:country-asian="US" style:language-complex="ar" style:country-complex="SA"/>
    </style:style>
    <style:style style:name="ListLabel_20_634" style:display-name="ListLabel 634" style:family="text">
      <style:text-properties fo:language="en" fo:country="US" style:language-asian="en" style:country-asian="US" style:language-complex="ar" style:country-complex="SA"/>
    </style:style>
    <style:style style:name="ListLabel_20_635" style:display-name="ListLabel 635" style:family="text">
      <style:text-properties fo:language="en" fo:country="US" style:language-asian="en" style:country-asian="US" style:language-complex="ar" style:country-complex="SA"/>
    </style:style>
    <style:style style:name="ListLabel_20_636" style:display-name="ListLabel 636" style:family="text">
      <style:text-properties fo:language="en" fo:country="US" style:language-asian="en" style:country-asian="US" style:language-complex="ar" style:country-complex="SA"/>
    </style:style>
    <style:style style:name="ListLabel_20_637" style:display-name="ListLabel 637" style:family="text">
      <style:text-properties fo:language="en" fo:country="US" style:language-asian="en" style:country-asian="US" style:language-complex="ar" style:country-complex="SA"/>
    </style:style>
    <style:style style:name="ListLabel_20_638" style:display-name="ListLabel 638" style:family="text">
      <style:text-properties fo:language="en" fo:country="US" style:language-asian="en" style:country-asian="US" style:language-complex="ar" style:country-complex="SA"/>
    </style:style>
    <style:style style:name="ListLabel_20_639" style:display-name="ListLabel 639" style:family="text">
      <style:text-properties fo:language="en" fo:country="US" style:language-asian="en" style:country-asian="US" style:language-complex="ar" style:country-complex="SA"/>
    </style:style>
    <style:style style:name="ListLabel_20_640" style:display-name="ListLabel 640"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641" style:display-name="ListLabel 641" style:family="text">
      <style:text-properties fo:language="en" fo:country="US" style:language-asian="en" style:country-asian="US" style:language-complex="ar" style:country-complex="SA"/>
    </style:style>
    <style:style style:name="ListLabel_20_642" style:display-name="ListLabel 642" style:family="text">
      <style:text-properties fo:language="en" fo:country="US" style:language-asian="en" style:country-asian="US" style:language-complex="ar" style:country-complex="SA"/>
    </style:style>
    <style:style style:name="ListLabel_20_643" style:display-name="ListLabel 643" style:family="text">
      <style:text-properties fo:language="en" fo:country="US" style:language-asian="en" style:country-asian="US" style:language-complex="ar" style:country-complex="SA"/>
    </style:style>
    <style:style style:name="ListLabel_20_644" style:display-name="ListLabel 644" style:family="text">
      <style:text-properties fo:language="en" fo:country="US" style:language-asian="en" style:country-asian="US" style:language-complex="ar" style:country-complex="SA"/>
    </style:style>
    <style:style style:name="ListLabel_20_645" style:display-name="ListLabel 645" style:family="text">
      <style:text-properties fo:language="en" fo:country="US" style:language-asian="en" style:country-asian="US" style:language-complex="ar" style:country-complex="SA"/>
    </style:style>
    <style:style style:name="ListLabel_20_646" style:display-name="ListLabel 646" style:family="text">
      <style:text-properties fo:language="en" fo:country="US" style:language-asian="en" style:country-asian="US" style:language-complex="ar" style:country-complex="SA"/>
    </style:style>
    <style:style style:name="ListLabel_20_647" style:display-name="ListLabel 647" style:family="text">
      <style:text-properties fo:language="en" fo:country="US" style:language-asian="en" style:country-asian="US" style:language-complex="ar" style:country-complex="SA"/>
    </style:style>
    <style:style style:name="ListLabel_20_648" style:display-name="ListLabel 648" style:family="text">
      <style:text-properties fo:language="en" fo:country="US" style:language-asian="en" style:country-asian="US" style:language-complex="ar" style:country-complex="SA"/>
    </style:style>
    <style:style style:name="ListLabel_20_649" style:display-name="ListLabel 649"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650" style:display-name="ListLabel 650" style:family="text">
      <style:text-properties fo:language="en" fo:country="US" style:language-asian="en" style:country-asian="US" style:language-complex="ar" style:country-complex="SA"/>
    </style:style>
    <style:style style:name="ListLabel_20_651" style:display-name="ListLabel 651" style:family="text">
      <style:text-properties fo:language="en" fo:country="US" style:language-asian="en" style:country-asian="US" style:language-complex="ar" style:country-complex="SA"/>
    </style:style>
    <style:style style:name="ListLabel_20_652" style:display-name="ListLabel 652" style:family="text">
      <style:text-properties fo:language="en" fo:country="US" style:language-asian="en" style:country-asian="US" style:language-complex="ar" style:country-complex="SA"/>
    </style:style>
    <style:style style:name="ListLabel_20_653" style:display-name="ListLabel 653" style:family="text">
      <style:text-properties fo:language="en" fo:country="US" style:language-asian="en" style:country-asian="US" style:language-complex="ar" style:country-complex="SA"/>
    </style:style>
    <style:style style:name="ListLabel_20_654" style:display-name="ListLabel 654" style:family="text">
      <style:text-properties fo:language="en" fo:country="US" style:language-asian="en" style:country-asian="US" style:language-complex="ar" style:country-complex="SA"/>
    </style:style>
    <style:style style:name="ListLabel_20_655" style:display-name="ListLabel 655" style:family="text">
      <style:text-properties fo:language="en" fo:country="US" style:language-asian="en" style:country-asian="US" style:language-complex="ar" style:country-complex="SA"/>
    </style:style>
    <style:style style:name="ListLabel_20_656" style:display-name="ListLabel 656" style:family="text">
      <style:text-properties fo:language="en" fo:country="US" style:language-asian="en" style:country-asian="US" style:language-complex="ar" style:country-complex="SA"/>
    </style:style>
    <style:style style:name="ListLabel_20_657" style:display-name="ListLabel 657" style:family="text">
      <style:text-properties fo:language="en" fo:country="US" style:language-asian="en" style:country-asian="US" style:language-complex="ar" style:country-complex="SA"/>
    </style:style>
    <style:style style:name="ListLabel_20_658" style:display-name="ListLabel 658"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659" style:display-name="ListLabel 659" style:family="text">
      <style:text-properties fo:language="en" fo:country="US" style:language-asian="en" style:country-asian="US" style:language-complex="ar" style:country-complex="SA"/>
    </style:style>
    <style:style style:name="ListLabel_20_660" style:display-name="ListLabel 660" style:family="text">
      <style:text-properties fo:language="en" fo:country="US" style:language-asian="en" style:country-asian="US" style:language-complex="ar" style:country-complex="SA"/>
    </style:style>
    <style:style style:name="ListLabel_20_661" style:display-name="ListLabel 661" style:family="text">
      <style:text-properties fo:language="en" fo:country="US" style:language-asian="en" style:country-asian="US" style:language-complex="ar" style:country-complex="SA"/>
    </style:style>
    <style:style style:name="ListLabel_20_662" style:display-name="ListLabel 662" style:family="text">
      <style:text-properties fo:language="en" fo:country="US" style:language-asian="en" style:country-asian="US" style:language-complex="ar" style:country-complex="SA"/>
    </style:style>
    <style:style style:name="ListLabel_20_663" style:display-name="ListLabel 663" style:family="text">
      <style:text-properties fo:language="en" fo:country="US" style:language-asian="en" style:country-asian="US" style:language-complex="ar" style:country-complex="SA"/>
    </style:style>
    <style:style style:name="ListLabel_20_664" style:display-name="ListLabel 664" style:family="text">
      <style:text-properties fo:language="en" fo:country="US" style:language-asian="en" style:country-asian="US" style:language-complex="ar" style:country-complex="SA"/>
    </style:style>
    <style:style style:name="ListLabel_20_665" style:display-name="ListLabel 665" style:family="text">
      <style:text-properties fo:language="en" fo:country="US" style:language-asian="en" style:country-asian="US" style:language-complex="ar" style:country-complex="SA"/>
    </style:style>
    <style:style style:name="ListLabel_20_666" style:display-name="ListLabel 666" style:family="text">
      <style:text-properties fo:language="en" fo:country="US" style:language-asian="en" style:country-asian="US" style:language-complex="ar" style:country-complex="SA"/>
    </style:style>
    <style:style style:name="ListLabel_20_667" style:display-name="ListLabel 667"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668" style:display-name="ListLabel 668" style:family="text">
      <style:text-properties fo:language="en" fo:country="US" style:language-asian="en" style:country-asian="US" style:language-complex="ar" style:country-complex="SA"/>
    </style:style>
    <style:style style:name="ListLabel_20_669" style:display-name="ListLabel 669" style:family="text">
      <style:text-properties fo:language="en" fo:country="US" style:language-asian="en" style:country-asian="US" style:language-complex="ar" style:country-complex="SA"/>
    </style:style>
    <style:style style:name="ListLabel_20_670" style:display-name="ListLabel 670" style:family="text">
      <style:text-properties fo:language="en" fo:country="US" style:language-asian="en" style:country-asian="US" style:language-complex="ar" style:country-complex="SA"/>
    </style:style>
    <style:style style:name="ListLabel_20_671" style:display-name="ListLabel 671" style:family="text">
      <style:text-properties fo:language="en" fo:country="US" style:language-asian="en" style:country-asian="US" style:language-complex="ar" style:country-complex="SA"/>
    </style:style>
    <style:style style:name="ListLabel_20_672" style:display-name="ListLabel 672" style:family="text">
      <style:text-properties fo:language="en" fo:country="US" style:language-asian="en" style:country-asian="US" style:language-complex="ar" style:country-complex="SA"/>
    </style:style>
    <style:style style:name="ListLabel_20_673" style:display-name="ListLabel 673" style:family="text">
      <style:text-properties fo:language="en" fo:country="US" style:language-asian="en" style:country-asian="US" style:language-complex="ar" style:country-complex="SA"/>
    </style:style>
    <style:style style:name="ListLabel_20_674" style:display-name="ListLabel 674" style:family="text">
      <style:text-properties fo:language="en" fo:country="US" style:language-asian="en" style:country-asian="US" style:language-complex="ar" style:country-complex="SA"/>
    </style:style>
    <style:style style:name="ListLabel_20_675" style:display-name="ListLabel 675" style:family="text">
      <style:text-properties fo:language="en" fo:country="US" style:language-asian="en" style:country-asian="US" style:language-complex="ar" style:country-complex="SA"/>
    </style:style>
    <style:style style:name="ListLabel_20_676" style:display-name="ListLabel 676"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677" style:display-name="ListLabel 677"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678" style:display-name="ListLabel 678" style:family="text">
      <style:text-properties fo:language="en" fo:country="US" style:language-asian="en" style:country-asian="US" style:language-complex="ar" style:country-complex="SA"/>
    </style:style>
    <style:style style:name="ListLabel_20_679" style:display-name="ListLabel 679" style:family="text">
      <style:text-properties fo:language="en" fo:country="US" style:language-asian="en" style:country-asian="US" style:language-complex="ar" style:country-complex="SA"/>
    </style:style>
    <style:style style:name="ListLabel_20_680" style:display-name="ListLabel 680" style:family="text">
      <style:text-properties fo:language="en" fo:country="US" style:language-asian="en" style:country-asian="US" style:language-complex="ar" style:country-complex="SA"/>
    </style:style>
    <style:style style:name="ListLabel_20_681" style:display-name="ListLabel 681" style:family="text">
      <style:text-properties fo:language="en" fo:country="US" style:language-asian="en" style:country-asian="US" style:language-complex="ar" style:country-complex="SA"/>
    </style:style>
    <style:style style:name="ListLabel_20_682" style:display-name="ListLabel 682" style:family="text">
      <style:text-properties fo:language="en" fo:country="US" style:language-asian="en" style:country-asian="US" style:language-complex="ar" style:country-complex="SA"/>
    </style:style>
    <style:style style:name="ListLabel_20_683" style:display-name="ListLabel 683" style:family="text">
      <style:text-properties fo:language="en" fo:country="US" style:language-asian="en" style:country-asian="US" style:language-complex="ar" style:country-complex="SA"/>
    </style:style>
    <style:style style:name="ListLabel_20_684" style:display-name="ListLabel 684"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1"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849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39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93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482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028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573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11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3.66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10"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2.58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5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07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685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298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912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3.52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19"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849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394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939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7.482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028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573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2.118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66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28"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37"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46"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55"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8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05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25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999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474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948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1.423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8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4"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73"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8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05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525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999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47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94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1.423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8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82" loext:num-list-format=""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93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08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551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7.022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493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962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1.434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9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91" loext:num-list-format="o" style:num-suffix="o" text:bullet-char="o">
        <style:list-level-properties text:list-level-position-and-space-mode="label-alignment">
          <style:list-level-label-alignment text:label-followed-by="listtab" fo:text-indent="-0.635cm" fo:margin-left="2.593cm"/>
        </style:list-level-properties>
        <style:text-properties fo:font-family="'Courier New'"/>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3.933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256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581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7.904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9.229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552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1.875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3.1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100"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81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5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345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846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345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846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1.345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8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109"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118"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127"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36"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145"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154"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163"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172"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181"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90"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199" loext:num-list-format="%1%." style:num-suffix="." style:num-format="1" text:start-value="5">
        <style:list-level-properties text:list-level-position-and-space-mode="label-alignment">
          <style:list-level-label-alignment text:label-followed-by="listtab" fo:text-indent="-0.635cm" fo:margin-left="1.323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93cm"/>
        </style:list-level-properties>
      </text:list-level-style-number>
      <text:list-level-style-bullet text:level="3" text:style-name="ListLabel_20_201" loext:num-list-format="•" style:num-suffix="•" text:bullet-char="•">
        <style:list-level-properties text:list-level-position-and-space-mode="label-alignment">
          <style:list-level-label-alignment text:label-followed-by="listtab" fo:text-indent="-0.635cm" fo:margin-left="4.08cm"/>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551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635cm" fo:margin-left="7.022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8.493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9.962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635cm" fo:margin-left="11.434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2.9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208" loext:num-list-format=""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635cm" fo:margin-left="2.79cm"/>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4.24cm"/>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692cm"/>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35cm" fo:margin-left="7.142cm"/>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8.594cm"/>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10.044cm"/>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35cm" fo:margin-left="11.494cm"/>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2.94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217" loext:num-list-format="o" style:num-suffix="o" text:bullet-char="o">
        <style:list-level-properties text:list-level-position-and-space-mode="label-alignment">
          <style:list-level-label-alignment text:label-followed-by="listtab" fo:text-indent="-0.635cm" fo:margin-left="2.593cm"/>
        </style:list-level-properties>
        <style:text-properties fo:font-family="'Courier New'"/>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3.933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5.256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6.581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7.904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9.229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10.552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11.875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3.1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26" loext:num-list-format="%1%." style:num-suffix="." style:num-format="1" text:start-value="3">
        <style:list-level-properties text:list-level-position-and-space-mode="label-alignment">
          <style:list-level-label-alignment text:label-followed-by="listtab" fo:text-indent="-0.635cm" fo:margin-left="1.392cm"/>
        </style:list-level-properties>
      </text:list-level-style-number>
      <text:list-level-style-bullet text:level="2" text:style-name="ListLabel_20_227" loext:num-list-format="" style:num-suffix="" text:bullet-char="">
        <style:list-level-properties text:list-level-position-and-space-mode="label-alignment">
          <style:list-level-label-alignment text:label-followed-by="listtab" fo:text-indent="-0.635cm" fo:margin-left="1.392cm"/>
        </style:list-level-properties>
        <style:text-properties style:font-name="Symbol"/>
      </text:list-level-style-bullet>
      <text:list-level-style-bullet text:level="3" text:style-name="ListLabel_20_228" loext:num-list-format="o" style:num-suffix="o" text:bullet-char="o">
        <style:list-level-properties text:list-level-position-and-space-mode="label-alignment">
          <style:list-level-label-alignment text:label-followed-by="listtab" fo:text-indent="-0.635cm" fo:margin-left="2.662cm"/>
        </style:list-level-properties>
        <style:text-properties fo:font-family="'Courier New'"/>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3.932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635cm" fo:margin-left="7.124cm"/>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8.729cm"/>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10.333cm"/>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635cm" fo:margin-left="11.938cm"/>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3.5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235" loext:num-list-format="%1%." style:num-suffix="." style:num-format="a" style:num-letter-sync="true" text:start-value="2">
        <style:list-level-properties text:list-level-position-and-space-mode="label-alignment">
          <style:list-level-label-alignment text:label-followed-by="listtab" fo:text-indent="-0.635cm" fo:margin-left="2.662cm"/>
        </style:list-level-properties>
      </text:list-level-style-number>
      <text:list-level-style-bullet text:level="2" text:style-name="ListLabel_20_236" loext:num-list-format="•" style:num-suffix="•" text:bullet-char="•">
        <style:list-level-properties text:list-level-position-and-space-mode="label-alignment">
          <style:list-level-label-alignment text:label-followed-by="listtab" fo:text-indent="-0.635cm" fo:margin-left="4.055cm"/>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5.466cm"/>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6.877cm"/>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635cm" fo:margin-left="8.287cm"/>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9.698cm"/>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11.109cm"/>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635cm" fo:margin-left="12.52cm"/>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3.92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44" loext:num-list-format="%1%." style:num-suffix="." style:num-format="i" text:start-value="3">
        <style:list-level-properties text:list-level-position-and-space-mode="label-alignment">
          <style:list-level-label-alignment text:label-followed-by="listtab" fo:text-indent="-0.776cm" fo:margin-left="3.932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fo:text-indent="-0.635cm" fo:margin-left="5.202cm"/>
        </style:list-level-properties>
      </text:list-level-style-number>
      <text:list-level-style-bullet text:level="3" text:style-name="ListLabel_20_246" loext:num-list-format="•" style:num-suffix="•" text:bullet-char="•">
        <style:list-level-properties text:list-level-position-and-space-mode="label-alignment">
          <style:list-level-label-alignment text:label-followed-by="listtab" fo:text-indent="-0.635cm" fo:margin-left="6.47cm"/>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756cm"/>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635cm" fo:margin-left="9.04cm"/>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10.326cm"/>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1.612cm"/>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635cm" fo:margin-left="12.896cm"/>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4.1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253"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81cm"/>
        </style:list-level-properties>
      </text:list-level-style-number>
      <text:list-level-style-number text:level="3" text:style-name="ListLabel_20_255" loext:num-list-format="%3%." style:num-suffix="." style:num-format="i">
        <style:list-level-properties text:list-level-position-and-space-mode="label-alignment">
          <style:list-level-label-alignment text:label-followed-by="listtab" fo:text-indent="-0.543cm" fo:margin-left="3.85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122cm"/>
        </style:list-level-properties>
      </text:list-level-style-number>
      <text:list-level-style-bullet text:level="5" text:style-name="ListLabel_20_257" loext:num-list-format="•" style:num-suffix="•" text:bullet-char="•">
        <style:list-level-properties text:list-level-position-and-space-mode="label-alignment">
          <style:list-level-label-alignment text:label-followed-by="listtab" fo:text-indent="-0.635cm" fo:margin-left="6.648cm"/>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8.181cm"/>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9.714cm"/>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635cm" fo:margin-left="11.247cm"/>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2.7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62" loext:num-list-format="%1%." style:num-suffix="." style:num-format="1" text:start-value="5">
        <style:list-level-properties text:list-level-position-and-space-mode="label-alignment">
          <style:list-level-label-alignment text:label-followed-by="listtab" fo:text-indent="-0.635cm" fo:margin-left="1.323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93cm"/>
        </style:list-level-properties>
      </text:list-level-style-number>
      <text:list-level-style-bullet text:level="3" text:style-name="ListLabel_20_264" loext:num-list-format="•" style:num-suffix="•" text:bullet-char="•">
        <style:list-level-properties text:list-level-position-and-space-mode="label-alignment">
          <style:list-level-label-alignment text:label-followed-by="listtab" fo:text-indent="-0.635cm" fo:margin-left="4.08cm"/>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551cm"/>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635cm" fo:margin-left="7.022cm"/>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8.493cm"/>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9.962cm"/>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635cm" fo:margin-left="11.434cm"/>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2.9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271" loext:num-list-format="%1%." style:num-suffix="." style:num-format="1" text:start-value="3">
        <style:list-level-properties text:list-level-position-and-space-mode="label-alignment">
          <style:list-level-label-alignment text:label-followed-by="listtab" fo:text-indent="-0.635cm" fo:margin-left="1.392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662cm"/>
        </style:list-level-properties>
      </text:list-level-style-number>
      <text:list-level-style-bullet text:level="3" text:style-name="ListLabel_20_273"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78cm"/>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635cm" fo:margin-left="7.347cm"/>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8.915cm"/>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483cm"/>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635cm" fo:margin-left="12.049cm"/>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3.6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635cm" fo:margin-left="2.662cm"/>
        </style:list-level-properties>
      </text:list-level-style-number>
      <text:list-level-style-number text:level="2" text:style-name="ListLabel_20_281" loext:num-list-format="%2%." style:num-suffix="." style:num-format="i">
        <style:list-level-properties text:list-level-position-and-space-mode="label-alignment">
          <style:list-level-label-alignment text:label-followed-by="listtab" fo:text-indent="-0.543cm" fo:margin-left="3.932cm"/>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635cm" fo:margin-left="5.202cm"/>
        </style:list-level-properties>
      </text:list-level-style-number>
      <text:list-level-style-number text:level="4" text:style-name="ListLabel_20_283" loext:num-list-format="%4%." style:num-suffix="." style:num-format="a" style:num-letter-sync="true">
        <style:list-level-properties text:list-level-position-and-space-mode="label-alignment">
          <style:list-level-label-alignment text:label-followed-by="listtab" fo:text-indent="-0.635cm" fo:margin-left="6.472cm"/>
        </style:list-level-properties>
      </text:list-level-style-number>
      <text:list-level-style-number text:level="5" text:style-name="ListLabel_20_284" loext:num-list-format="%5%." style:num-suffix="." style:num-format="i">
        <style:list-level-properties text:list-level-position-and-space-mode="label-alignment">
          <style:list-level-label-alignment text:label-followed-by="listtab" fo:text-indent="-0.543cm" fo:margin-left="7.742cm"/>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637cm" fo:margin-left="9.013cm"/>
        </style:list-level-properties>
      </text:list-level-style-number>
      <text:list-level-style-bullet text:level="7" text:style-name="ListLabel_20_286" loext:num-list-format="•" style:num-suffix="•" text:bullet-char="•">
        <style:list-level-properties text:list-level-position-and-space-mode="label-alignment">
          <style:list-level-label-alignment text:label-followed-by="listtab" fo:text-indent="-0.637cm" fo:margin-left="10.575cm"/>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637cm" fo:margin-left="12.118cm"/>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7cm" fo:margin-left="13.66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89"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81cm"/>
        </style:list-level-properties>
      </text:list-level-style-number>
      <text:list-level-style-number text:level="3" text:style-name="ListLabel_20_291" loext:num-list-format="%3%." style:num-suffix="." style:num-format="i">
        <style:list-level-properties text:list-level-position-and-space-mode="label-alignment">
          <style:list-level-label-alignment text:label-followed-by="listtab" fo:text-indent="-0.543cm" fo:margin-left="3.851cm"/>
        </style:list-level-properties>
      </text:list-level-style-number>
      <text:list-level-style-bullet text:level="4" text:style-name="ListLabel_20_292" loext:num-list-format="•" style:num-suffix="•" text:bullet-char="•">
        <style:list-level-properties text:list-level-position-and-space-mode="label-alignment">
          <style:list-level-label-alignment text:label-followed-by="listtab" fo:text-indent="-0.543cm" fo:margin-left="5.345cm"/>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543cm" fo:margin-left="6.846cm"/>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543cm" fo:margin-left="8.345cm"/>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543cm" fo:margin-left="9.846cm"/>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543cm" fo:margin-left="11.345cm"/>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543cm" fo:margin-left="12.8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298" loext:num-list-format="o" style:num-suffix="o" text:bullet-char="o">
        <style:list-level-properties text:list-level-position-and-space-mode="label-alignment">
          <style:list-level-label-alignment text:label-followed-by="listtab" fo:text-indent="-0.635cm" fo:margin-left="2.581cm"/>
        </style:list-level-properties>
        <style:text-properties fo:font-family="'Courier New'"/>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635cm" fo:margin-left="3.851cm"/>
        </style:list-level-properties>
        <style:text-properties style:font-name="Wingdings"/>
      </text:list-level-style-bullet>
      <text:list-level-style-number text:level="3" text:style-name="ListLabel_20_300" loext:num-list-format="%3%." style:num-suffix="." style:num-format="1">
        <style:list-level-properties text:list-level-position-and-space-mode="label-alignment">
          <style:list-level-label-alignment text:label-followed-by="listtab" fo:text-indent="-0.635cm" fo:margin-left="5.122cm"/>
        </style:list-level-properties>
      </text:list-level-style-number>
      <text:list-level-style-bullet text:level="4" text:style-name="ListLabel_20_301" loext:num-list-format="•" style:num-suffix="•" text:bullet-char="•">
        <style:list-level-properties text:list-level-position-and-space-mode="label-alignment">
          <style:list-level-label-alignment text:label-followed-by="listtab" fo:text-indent="-0.635cm" fo:margin-left="6.456cm"/>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635cm" fo:margin-left="7.798cm"/>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9.139cm"/>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10.481cm"/>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635cm" fo:margin-left="11.822cm"/>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3.1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07" loext:num-list-format="%1%." style:num-suffix="." style:num-format="1" text:start-value="2">
        <style:list-level-properties text:list-level-position-and-space-mode="label-alignment">
          <style:list-level-label-alignment text:label-followed-by="listtab" fo:text-indent="-0.635cm" fo:margin-left="5.122cm"/>
        </style:list-level-properties>
      </text:list-level-style-number>
      <text:list-level-style-bullet text:level="2" text:style-name="ListLabel_20_308" loext:num-list-format="•" style:num-suffix="•" text:bullet-char="•">
        <style:list-level-properties text:list-level-position-and-space-mode="label-alignment">
          <style:list-level-label-alignment text:label-followed-by="listtab" fo:text-indent="-0.635cm" fo:margin-left="6.188cm"/>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7.26cm"/>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8.334cm"/>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635cm" fo:margin-left="9.407cm"/>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10.481cm"/>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11.553cm"/>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635cm" fo:margin-left="12.628cm"/>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16" loext:num-list-format="%1%." style:num-suffix="." style:num-format="1" text:start-value="4">
        <style:list-level-properties text:list-level-position-and-space-mode="label-alignment">
          <style:list-level-label-alignment text:label-followed-by="listtab" fo:text-indent="-0.635cm" fo:margin-left="1.392cm"/>
        </style:list-level-properties>
      </text:list-level-style-number>
      <text:list-level-style-bullet text:level="2" text:style-name="ListLabel_20_317" loext:num-list-format="o" style:num-suffix="o" text:bullet-char="o">
        <style:list-level-properties text:list-level-position-and-space-mode="label-alignment">
          <style:list-level-label-alignment text:label-followed-by="listtab" fo:text-indent="-0.635cm" fo:margin-left="2.662cm"/>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932cm"/>
        </style:list-level-properties>
        <style:text-properties style:font-name="Wingdings"/>
      </text:list-level-style-bullet>
      <text:list-level-style-number text:level="4" text:style-name="ListLabel_20_319" loext:num-list-format="%4%." style:num-suffix="." style:num-format="1">
        <style:list-level-properties text:list-level-position-and-space-mode="label-alignment">
          <style:list-level-label-alignment text:label-followed-by="listtab" fo:text-indent="-0.635cm" fo:margin-left="5.202cm"/>
        </style:list-level-properties>
      </text:list-level-style-number>
      <text:list-level-style-number text:level="5" text:style-name="ListLabel_20_320" loext:num-list-format="%5%." style:num-suffix="." style:num-format="1">
        <style:list-level-properties text:list-level-position-and-space-mode="label-alignment">
          <style:list-level-label-alignment text:label-followed-by="listtab" fo:text-indent="-0.635cm" fo:margin-left="6.472cm"/>
        </style:list-level-properties>
      </text:list-level-style-number>
      <text:list-level-style-bullet text:level="6" text:style-name="ListLabel_20_321" loext:num-list-format="•" style:num-suffix="•" text:bullet-char="•">
        <style:list-level-properties text:list-level-position-and-space-mode="label-alignment">
          <style:list-level-label-alignment text:label-followed-by="listtab" fo:text-indent="-0.635cm" fo:margin-left="8.17cm"/>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9.887cm"/>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635cm" fo:margin-left="11.603cm"/>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3.31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25" loext:num-list-format="o" style:num-suffix="o" text:bullet-char="o">
        <style:list-level-properties text:list-level-position-and-space-mode="label-alignment">
          <style:list-level-label-alignment text:label-followed-by="listtab" fo:text-indent="-0.635cm" fo:margin-left="2.662cm"/>
        </style:list-level-properties>
        <style:text-properties fo:font-family="'Courier New'"/>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635cm" fo:margin-left="4.055cm"/>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5.466cm"/>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6.877cm"/>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635cm" fo:margin-left="8.287cm"/>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9.698cm"/>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11.109cm"/>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635cm" fo:margin-left="12.52cm"/>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3.92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34"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335" loext:num-list-format="o" style:num-suffix="o" text:bullet-char="o">
        <style:list-level-properties text:list-level-position-and-space-mode="label-alignment">
          <style:list-level-label-alignment text:label-followed-by="listtab" fo:text-indent="-0.635cm" fo:margin-left="2.581cm"/>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4.05cm"/>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525cm"/>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6.999cm"/>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8.474cm"/>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9.948cm"/>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11.423cm"/>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2.8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43" loext:num-list-format="%1%." style:num-suffix="." style:num-format="1" text:start-value="4">
        <style:list-level-properties text:list-level-position-and-space-mode="label-alignment">
          <style:list-level-label-alignment text:label-followed-by="listtab" fo:text-indent="-0.635cm" fo:margin-left="1.323cm"/>
        </style:list-level-properties>
      </text:list-level-style-number>
      <text:list-level-style-bullet text:level="2" text:style-name="ListLabel_20_344" loext:num-list-format="o" style:num-suffix="o" text:bullet-char="o">
        <style:list-level-properties text:list-level-position-and-space-mode="label-alignment">
          <style:list-level-label-alignment text:label-followed-by="listtab" fo:text-indent="-0.635cm" fo:margin-left="2.593cm"/>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376cm"/>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635cm" fo:margin-left="6.872cm"/>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8.368cm"/>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9.864cm"/>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635cm" fo:margin-left="11.359cm"/>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2.8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52" loext:num-list-format="o" style:num-suffix="o" text:bullet-char="o">
        <style:list-level-properties text:list-level-position-and-space-mode="label-alignment">
          <style:list-level-label-alignment text:label-followed-by="listtab" fo:text-indent="-0.635cm" fo:margin-left="2.593cm"/>
        </style:list-level-properties>
        <style:text-properties fo:font-family="'Courier New'"/>
      </text:list-level-style-bullet>
      <text:list-level-style-bullet text:level="2" text:style-name="ListLabel_20_353" loext:num-list-format="•" style:num-suffix="•" text:bullet-char="•">
        <style:list-level-properties text:list-level-position-and-space-mode="label-alignment">
          <style:list-level-label-alignment text:label-followed-by="listtab" fo:text-indent="-0.635cm" fo:margin-left="3.933cm"/>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5.256cm"/>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6.581cm"/>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fo:text-indent="-0.635cm" fo:margin-left="7.904cm"/>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9.229cm"/>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10.552cm"/>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fo:text-indent="-0.635cm" fo:margin-left="11.875cm"/>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3.1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61"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362" loext:num-list-format="o" style:num-suffix="o" text:bullet-char="o">
        <style:list-level-properties text:list-level-position-and-space-mode="label-alignment">
          <style:list-level-label-alignment text:label-followed-by="listtab" fo:text-indent="-0.635cm" fo:margin-left="2.581cm"/>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4.05cm"/>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5.525cm"/>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fo:text-indent="-0.635cm" fo:margin-left="6.999cm"/>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8.474cm"/>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9.948cm"/>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fo:text-indent="-0.635cm" fo:margin-left="11.423cm"/>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2.8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70" loext:num-list-format=""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371" loext:num-list-format="•" style:num-suffix="•" text:bullet-char="•">
        <style:list-level-properties text:list-level-position-and-space-mode="label-alignment">
          <style:list-level-label-alignment text:label-followed-by="listtab" fo:text-indent="-0.635cm" fo:margin-left="2.79cm"/>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635cm" fo:margin-left="4.24cm"/>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635cm" fo:margin-left="5.692cm"/>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fo:text-indent="-0.635cm" fo:margin-left="7.142cm"/>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635cm" fo:margin-left="8.594cm"/>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635cm" fo:margin-left="10.044cm"/>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fo:text-indent="-0.635cm" fo:margin-left="11.494cm"/>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635cm" fo:margin-left="12.94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79" loext:num-list-format="o" style:num-suffix="o" text:bullet-char="o">
        <style:list-level-properties text:list-level-position-and-space-mode="label-alignment">
          <style:list-level-label-alignment text:label-followed-by="listtab" fo:text-indent="-0.635cm" fo:margin-left="2.593cm"/>
        </style:list-level-properties>
        <style:text-properties fo:font-family="'Courier New'"/>
      </text:list-level-style-bullet>
      <text:list-level-style-bullet text:level="2" text:style-name="ListLabel_20_380" loext:num-list-format="•" style:num-suffix="•" text:bullet-char="•">
        <style:list-level-properties text:list-level-position-and-space-mode="label-alignment">
          <style:list-level-label-alignment text:label-followed-by="listtab" fo:text-indent="-0.635cm" fo:margin-left="3.933cm"/>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5.256cm"/>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635cm" fo:margin-left="6.581cm"/>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fo:text-indent="-0.635cm" fo:margin-left="7.904cm"/>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9.229cm"/>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635cm" fo:margin-left="10.552cm"/>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fo:text-indent="-0.635cm" fo:margin-left="11.875cm"/>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13.1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88" loext:num-list-format="" style:num-suffix="" text:bullet-char="">
        <style:list-level-properties text:list-level-position-and-space-mode="label-alignment">
          <style:list-level-label-alignment text:label-followed-by="listtab" fo:text-indent="-0.635cm" fo:margin-left="1.311cm"/>
        </style:list-level-properties>
        <style:text-properties style:font-name="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635cm" fo:margin-left="2.581cm"/>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635cm" fo:margin-left="4.05cm"/>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635cm" fo:margin-left="5.525cm"/>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fo:text-indent="-0.635cm" fo:margin-left="6.999cm"/>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635cm" fo:margin-left="8.474cm"/>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635cm" fo:margin-left="9.948cm"/>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fo:text-indent="-0.635cm" fo:margin-left="11.423cm"/>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635cm" fo:margin-left="12.8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97" loext:num-list-format="%1%." style:num-suffix="." style:num-format="1" text:start-value="2">
        <style:list-level-properties text:list-level-position-and-space-mode="label-alignment">
          <style:list-level-label-alignment text:label-followed-by="listtab" fo:text-indent="-0.635cm" fo:margin-left="1.392cm"/>
        </style:list-level-properties>
      </text:list-level-style-number>
      <text:list-level-style-bullet text:level="2" text:style-name="ListLabel_20_398" loext:num-list-format="" style:num-suffix="" text:bullet-char="">
        <style:list-level-properties text:list-level-position-and-space-mode="label-alignment">
          <style:list-level-label-alignment text:label-followed-by="listtab" fo:text-indent="-0.635cm" fo:margin-left="2.662cm"/>
        </style:list-level-properties>
        <style:text-properties style:font-name="Symbol"/>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635cm" fo:margin-left="3.932cm"/>
        </style:list-level-properties>
        <style:text-properties style:font-name="Wingdings"/>
      </text:list-level-style-bullet>
      <text:list-level-style-number text:level="4" text:style-name="ListLabel_20_400" loext:num-list-format="%4%." style:num-suffix="." style:num-format="1">
        <style:list-level-properties text:list-level-position-and-space-mode="label-alignment">
          <style:list-level-label-alignment text:label-followed-by="listtab" fo:text-indent="-0.635cm" fo:margin-left="5.202cm"/>
        </style:list-level-properties>
      </text:list-level-style-number>
      <text:list-level-style-bullet text:level="5" text:style-name="ListLabel_20_401" loext:num-list-format="•" style:num-suffix="•" text:bullet-char="•">
        <style:list-level-properties text:list-level-position-and-space-mode="label-alignment">
          <style:list-level-label-alignment text:label-followed-by="listtab" fo:text-indent="-0.635cm" fo:margin-left="6.837cm"/>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635cm" fo:margin-left="8.49cm"/>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635cm" fo:margin-left="10.142cm"/>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fo:text-indent="-0.635cm" fo:margin-left="11.795cm"/>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635cm" fo:margin-left="13.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406" loext:num-list-format="" style:num-suffix="" text:bullet-char="">
        <style:list-level-properties text:list-level-position-and-space-mode="label-alignment">
          <style:list-level-label-alignment text:label-followed-by="listtab" fo:text-indent="-0.635cm" fo:margin-left="2.662cm"/>
        </style:list-level-properties>
        <style:text-properties style:font-name="Symbol"/>
      </text:list-level-style-bullet>
      <text:list-level-style-bullet text:level="2" text:style-name="ListLabel_20_407" loext:num-list-format="•" style:num-suffix="•" text:bullet-char="•">
        <style:list-level-properties text:list-level-position-and-space-mode="label-alignment">
          <style:list-level-label-alignment text:label-followed-by="listtab" fo:text-indent="-0.635cm" fo:margin-left="4.055cm"/>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635cm" fo:margin-left="5.466cm"/>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635cm" fo:margin-left="6.877cm"/>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fo:text-indent="-0.635cm" fo:margin-left="8.287cm"/>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635cm" fo:margin-left="9.698cm"/>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635cm" fo:margin-left="11.109cm"/>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fo:text-indent="-0.635cm" fo:margin-left="12.52cm"/>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635cm" fo:margin-left="13.92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415"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416" loext:num-list-format="" style:num-suffix="" text:bullet-char="">
        <style:list-level-properties text:list-level-position-and-space-mode="label-alignment">
          <style:list-level-label-alignment text:label-followed-by="listtab" fo:text-indent="-0.635cm" fo:margin-left="2.581cm"/>
        </style:list-level-properties>
        <style:text-properties style:font-name="Symbol"/>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635cm" fo:margin-left="4.05cm"/>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635cm" fo:margin-left="5.525cm"/>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fo:text-indent="-0.635cm" fo:margin-left="6.999cm"/>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635cm" fo:margin-left="8.474cm"/>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635cm" fo:margin-left="9.948cm"/>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fo:text-indent="-0.635cm" fo:margin-left="11.423cm"/>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635cm" fo:margin-left="12.8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424" loext:num-list-format="%1%." style:num-suffix="." style:num-format="1" text:start-value="3">
        <style:list-level-properties text:list-level-position-and-space-mode="label-alignment">
          <style:list-level-label-alignment text:label-followed-by="listtab" fo:text-indent="-0.635cm" fo:margin-left="1.323cm"/>
        </style:list-level-properties>
      </text:list-level-style-number>
      <text:list-level-style-bullet text:level="2" text:style-name="ListLabel_20_425" loext:num-list-format="o" style:num-suffix="o" text:bullet-char="o">
        <style:list-level-properties text:list-level-position-and-space-mode="label-alignment">
          <style:list-level-label-alignment text:label-followed-by="listtab" fo:text-indent="-0.635cm" fo:margin-left="2.593cm"/>
        </style:list-level-properties>
        <style:text-properties fo:font-family="'Courier New'"/>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635cm" fo:margin-left="4.08cm"/>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635cm" fo:margin-left="5.551cm"/>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fo:text-indent="-0.635cm" fo:margin-left="7.022cm"/>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635cm" fo:margin-left="8.493cm"/>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635cm" fo:margin-left="9.962cm"/>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fo:text-indent="-0.635cm" fo:margin-left="11.434cm"/>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635cm" fo:margin-left="12.9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33" loext:num-list-format="o" style:num-suffix="o" text:bullet-char="o">
        <style:list-level-properties text:list-level-position-and-space-mode="label-alignment">
          <style:list-level-label-alignment text:label-followed-by="listtab" fo:text-indent="-0.635cm" fo:margin-left="2.593cm"/>
        </style:list-level-properties>
        <style:text-properties fo:font-family="'Courier New'"/>
      </text:list-level-style-bullet>
      <text:list-level-style-bullet text:level="2" text:style-name="ListLabel_20_434" loext:num-list-format="•" style:num-suffix="•" text:bullet-char="•">
        <style:list-level-properties text:list-level-position-and-space-mode="label-alignment">
          <style:list-level-label-alignment text:label-followed-by="listtab" fo:text-indent="-0.635cm" fo:margin-left="3.933cm"/>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635cm" fo:margin-left="5.256cm"/>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635cm" fo:margin-left="6.581cm"/>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fo:text-indent="-0.635cm" fo:margin-left="7.904cm"/>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635cm" fo:margin-left="9.229cm"/>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635cm" fo:margin-left="10.552cm"/>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fo:text-indent="-0.635cm" fo:margin-left="11.875cm"/>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635cm" fo:margin-left="13.1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442"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443" loext:num-list-format="o" style:num-suffix="o" text:bullet-char="o">
        <style:list-level-properties text:list-level-position-and-space-mode="label-alignment">
          <style:list-level-label-alignment text:label-followed-by="listtab" fo:text-indent="-0.635cm" fo:margin-left="2.581cm"/>
        </style:list-level-properties>
        <style:text-properties fo:font-family="'Courier New'"/>
      </text:list-level-style-bullet>
      <text:list-level-style-bullet text:level="3" text:style-name="ListLabel_20_444" loext:num-list-format="•" style:num-suffix="•" text:bullet-char="•">
        <style:list-level-properties text:list-level-position-and-space-mode="label-alignment">
          <style:list-level-label-alignment text:label-followed-by="listtab" fo:text-indent="-0.635cm" fo:margin-left="4.05cm"/>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fo:text-indent="-0.635cm" fo:margin-left="5.525cm"/>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fo:text-indent="-0.635cm" fo:margin-left="6.999cm"/>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fo:text-indent="-0.635cm" fo:margin-left="8.474cm"/>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fo:text-indent="-0.635cm" fo:margin-left="9.948cm"/>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fo:text-indent="-0.635cm" fo:margin-left="11.423cm"/>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fo:text-indent="-0.635cm" fo:margin-left="12.8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451" loext:num-list-format="%1%." style:num-suffix="." style:num-format="1" text:start-value="3">
        <style:list-level-properties text:list-level-position-and-space-mode="label-alignment">
          <style:list-level-label-alignment text:label-followed-by="listtab" fo:text-indent="-0.635cm" fo:margin-left="1.392cm"/>
        </style:list-level-properties>
      </text:list-level-style-number>
      <text:list-level-style-bullet text:level="2" text:style-name="ListLabel_20_452" loext:num-list-format="o" style:num-suffix="o" text:bullet-char="o">
        <style:list-level-properties text:list-level-position-and-space-mode="label-alignment">
          <style:list-level-label-alignment text:label-followed-by="listtab" fo:text-indent="-0.635cm" fo:margin-left="2.662cm"/>
        </style:list-level-properties>
        <style:text-properties fo:font-family="'Courier New'"/>
      </text:list-level-style-bullet>
      <text:list-level-style-bullet text:level="3" text:style-name="ListLabel_20_453" loext:num-list-format="" style:num-suffix="" text:bullet-char="">
        <style:list-level-properties text:list-level-position-and-space-mode="label-alignment">
          <style:list-level-label-alignment text:label-followed-by="listtab" fo:text-indent="-0.635cm" fo:margin-left="3.932cm"/>
        </style:list-level-properties>
        <style:text-properties style:font-name="Wingdings"/>
      </text:list-level-style-bullet>
      <text:list-level-style-bullet text:level="4" text:style-name="ListLabel_20_454" loext:num-list-format="•" style:num-suffix="•" text:bullet-char="•">
        <style:list-level-properties text:list-level-position-and-space-mode="label-alignment">
          <style:list-level-label-alignment text:label-followed-by="listtab" fo:text-indent="-0.635cm" fo:margin-left="5.519cm"/>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fo:text-indent="-0.635cm" fo:margin-left="7.124cm"/>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fo:text-indent="-0.635cm" fo:margin-left="8.729cm"/>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fo:text-indent="-0.635cm" fo:margin-left="10.333cm"/>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fo:text-indent="-0.635cm" fo:margin-left="11.938cm"/>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fo:text-indent="-0.635cm" fo:margin-left="13.5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460" loext:num-list-format="" style:num-suffix="" text:bullet-char="">
        <style:list-level-properties text:list-level-position-and-space-mode="label-alignment">
          <style:list-level-label-alignment text:label-followed-by="listtab" fo:text-indent="-0.635cm" fo:margin-left="3.932cm"/>
        </style:list-level-properties>
        <style:text-properties style:font-name="Wingdings"/>
      </text:list-level-style-bullet>
      <text:list-level-style-bullet text:level="2" text:style-name="ListLabel_20_461" loext:num-list-format="•" style:num-suffix="•" text:bullet-char="•">
        <style:list-level-properties text:list-level-position-and-space-mode="label-alignment">
          <style:list-level-label-alignment text:label-followed-by="listtab" fo:text-indent="-0.635cm" fo:margin-left="5.198cm"/>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fo:text-indent="-0.635cm" fo:margin-left="6.482cm"/>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fo:text-indent="-0.635cm" fo:margin-left="7.766cm"/>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fo:text-indent="-0.635cm" fo:margin-left="9.049cm"/>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fo:text-indent="-0.635cm" fo:margin-left="10.333cm"/>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fo:text-indent="-0.635cm" fo:margin-left="11.617cm"/>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fo:text-indent="-0.635cm" fo:margin-left="12.901cm"/>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fo:text-indent="-0.635cm" fo:margin-left="14.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469"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470" loext:num-list-format="o" style:num-suffix="o" text:bullet-char="o">
        <style:list-level-properties text:list-level-position-and-space-mode="label-alignment">
          <style:list-level-label-alignment text:label-followed-by="listtab" fo:text-indent="-0.635cm" fo:margin-left="2.581cm"/>
        </style:list-level-properties>
        <style:text-properties fo:font-family="'Courier New'"/>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635cm" fo:margin-left="3.851cm"/>
        </style:list-level-properties>
        <style:text-properties style:font-name="Wingdings"/>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635cm" fo:margin-left="5.345cm"/>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fo:text-indent="-0.635cm" fo:margin-left="6.846cm"/>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635cm" fo:margin-left="8.345cm"/>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635cm" fo:margin-left="9.846cm"/>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fo:text-indent="-0.635cm" fo:margin-left="11.345cm"/>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635cm" fo:margin-left="12.8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478" loext:num-list-format="%1%." style:num-suffix="." style:num-format="1" text:start-value="7">
        <style:list-level-properties text:list-level-position-and-space-mode="label-alignment">
          <style:list-level-label-alignment text:label-followed-by="listtab" fo:text-indent="-0.635cm" fo:margin-left="1.323cm"/>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635cm" fo:margin-left="2.593cm"/>
        </style:list-level-properties>
      </text:list-level-style-number>
      <text:list-level-style-bullet text:level="3" text:style-name="ListLabel_20_480" loext:num-list-format="•" style:num-suffix="•" text:bullet-char="•">
        <style:list-level-properties text:list-level-position-and-space-mode="label-alignment">
          <style:list-level-label-alignment text:label-followed-by="listtab" fo:text-indent="-0.635cm" fo:margin-left="4.08cm"/>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fo:text-indent="-0.635cm" fo:margin-left="5.551cm"/>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fo:text-indent="-0.635cm" fo:margin-left="7.022cm"/>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fo:text-indent="-0.635cm" fo:margin-left="8.493cm"/>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fo:text-indent="-0.635cm" fo:margin-left="9.962cm"/>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fo:text-indent="-0.635cm" fo:margin-left="11.434cm"/>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fo:text-indent="-0.635cm" fo:margin-left="12.9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487" loext:num-list-format="%1%." style:num-suffix="." style:num-format="a" style:num-letter-sync="true" text:start-value="2">
        <style:list-level-properties text:list-level-position-and-space-mode="label-alignment">
          <style:list-level-label-alignment text:label-followed-by="listtab" fo:text-indent="-0.635cm" fo:margin-left="2.593cm"/>
        </style:list-level-properties>
      </text:list-level-style-number>
      <text:list-level-style-bullet text:level="2" text:style-name="ListLabel_20_488" loext:num-list-format="•" style:num-suffix="•" text:bullet-char="•">
        <style:list-level-properties text:list-level-position-and-space-mode="label-alignment">
          <style:list-level-label-alignment text:label-followed-by="listtab" fo:text-indent="-0.635cm" fo:margin-left="3.933cm"/>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fo:text-indent="-0.635cm" fo:margin-left="5.256cm"/>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fo:text-indent="-0.635cm" fo:margin-left="6.581cm"/>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fo:text-indent="-0.635cm" fo:margin-left="7.904cm"/>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fo:text-indent="-0.635cm" fo:margin-left="9.229cm"/>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fo:text-indent="-0.635cm" fo:margin-left="10.552cm"/>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fo:text-indent="-0.635cm" fo:margin-left="11.875cm"/>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fo:text-indent="-0.635cm" fo:margin-left="13.1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496" loext:num-list-format="%1%." style:num-suffix="." style:num-format="1" text:start-value="4">
        <style:list-level-properties text:list-level-position-and-space-mode="label-alignment">
          <style:list-level-label-alignment text:label-followed-by="listtab" fo:text-indent="-0.635cm" fo:margin-left="1.392cm"/>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635cm" fo:margin-left="2.662cm"/>
        </style:list-level-properties>
      </text:list-level-style-number>
      <text:list-level-style-number text:level="3" text:style-name="ListLabel_20_498" loext:num-list-format="%3%." style:num-suffix="." style:num-format="i">
        <style:list-level-properties text:list-level-position-and-space-mode="label-alignment">
          <style:list-level-label-alignment text:label-followed-by="listtab" fo:text-indent="-0.543cm" fo:margin-left="3.932cm"/>
        </style:list-level-properties>
      </text:list-level-style-number>
      <text:list-level-style-bullet text:level="4" text:style-name="ListLabel_20_499" loext:num-list-format="•" style:num-suffix="•" text:bullet-char="•">
        <style:list-level-properties text:list-level-position-and-space-mode="label-alignment">
          <style:list-level-label-alignment text:label-followed-by="listtab" fo:text-indent="-0.543cm" fo:margin-left="5.519cm"/>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fo:text-indent="-0.543cm" fo:margin-left="7.124cm"/>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543cm" fo:margin-left="8.729cm"/>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543cm" fo:margin-left="10.333cm"/>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fo:text-indent="-0.543cm" fo:margin-left="11.938cm"/>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543cm" fo:margin-left="13.5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505"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635cm" fo:margin-left="2.581cm"/>
        </style:list-level-properties>
      </text:list-level-style-number>
      <text:list-level-style-bullet text:level="3" text:style-name="ListLabel_20_507" loext:num-list-format="•" style:num-suffix="•" text:bullet-char="•">
        <style:list-level-properties text:list-level-position-and-space-mode="label-alignment">
          <style:list-level-label-alignment text:label-followed-by="listtab" fo:text-indent="-0.635cm" fo:margin-left="4.05cm"/>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fo:text-indent="-0.635cm" fo:margin-left="5.525cm"/>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fo:text-indent="-0.635cm" fo:margin-left="6.999cm"/>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fo:text-indent="-0.635cm" fo:margin-left="8.474cm"/>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fo:text-indent="-0.635cm" fo:margin-left="9.948cm"/>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fo:text-indent="-0.635cm" fo:margin-left="11.423cm"/>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fo:text-indent="-0.635cm" fo:margin-left="12.8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14" loext:num-list-format="%1%." style:num-suffix="." style:num-format="1" text:start-value="3">
        <style:list-level-properties text:list-level-position-and-space-mode="label-alignment">
          <style:list-level-label-alignment text:label-followed-by="listtab" fo:text-indent="-0.635cm" fo:margin-left="1.323cm"/>
        </style:list-level-properties>
      </text:list-level-style-number>
      <text:list-level-style-bullet text:level="2" text:style-name="ListLabel_20_515" loext:num-list-format="o" style:num-suffix="o" text:bullet-char="o">
        <style:list-level-properties text:list-level-position-and-space-mode="label-alignment">
          <style:list-level-label-alignment text:label-followed-by="listtab" fo:text-indent="-0.635cm" fo:margin-left="2.593cm"/>
        </style:list-level-properties>
        <style:text-properties fo:font-family="'Courier New'"/>
      </text:list-level-style-bullet>
      <text:list-level-style-number text:level="3" text:style-name="ListLabel_20_516" loext:num-list-format="%3%." style:num-suffix="." style:num-format="1">
        <style:list-level-properties text:list-level-position-and-space-mode="label-alignment">
          <style:list-level-label-alignment text:label-followed-by="listtab" fo:text-indent="-0.635cm" fo:margin-left="3.863cm"/>
        </style:list-level-properties>
      </text:list-level-style-number>
      <text:list-level-style-bullet text:level="4" text:style-name="ListLabel_20_517" loext:num-list-format="•" style:num-suffix="•" text:bullet-char="•">
        <style:list-level-properties text:list-level-position-and-space-mode="label-alignment">
          <style:list-level-label-alignment text:label-followed-by="listtab" fo:text-indent="-0.635cm" fo:margin-left="5.376cm"/>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fo:text-indent="-0.635cm" fo:margin-left="6.872cm"/>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635cm" fo:margin-left="8.368cm"/>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635cm" fo:margin-left="9.864cm"/>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fo:text-indent="-0.635cm" fo:margin-left="11.359cm"/>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635cm" fo:margin-left="12.8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23" loext:num-list-format="o" style:num-suffix="o" text:bullet-char="o">
        <style:list-level-properties text:list-level-position-and-space-mode="label-alignment">
          <style:list-level-label-alignment text:label-followed-by="listtab" fo:text-indent="-0.635cm" fo:margin-left="2.593cm"/>
        </style:list-level-properties>
        <style:text-properties fo:font-family="'Courier New'"/>
      </text:list-level-style-bullet>
      <text:list-level-style-bullet text:level="2" text:style-name="ListLabel_20_524" loext:num-list-format="•" style:num-suffix="•" text:bullet-char="•">
        <style:list-level-properties text:list-level-position-and-space-mode="label-alignment">
          <style:list-level-label-alignment text:label-followed-by="listtab" fo:text-indent="-0.635cm" fo:margin-left="3.933cm"/>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fo:text-indent="-0.635cm" fo:margin-left="5.256cm"/>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fo:text-indent="-0.635cm" fo:margin-left="6.581cm"/>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fo:text-indent="-0.635cm" fo:margin-left="7.904cm"/>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fo:text-indent="-0.635cm" fo:margin-left="9.229cm"/>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fo:text-indent="-0.635cm" fo:margin-left="10.552cm"/>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fo:text-indent="-0.635cm" fo:margin-left="11.875cm"/>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fo:text-indent="-0.635cm" fo:margin-left="13.1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32"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533" loext:num-list-format="o" style:num-suffix="o" text:bullet-char="o">
        <style:list-level-properties text:list-level-position-and-space-mode="label-alignment">
          <style:list-level-label-alignment text:label-followed-by="listtab" fo:text-indent="-0.635cm" fo:margin-left="2.581cm"/>
        </style:list-level-properties>
        <style:text-properties fo:font-family="'Courier New'"/>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635cm" fo:margin-left="4.05cm"/>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635cm" fo:margin-left="5.525cm"/>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fo:text-indent="-0.635cm" fo:margin-left="6.999cm"/>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635cm" fo:margin-left="8.474cm"/>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635cm" fo:margin-left="9.948cm"/>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fo:text-indent="-0.635cm" fo:margin-left="11.423cm"/>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635cm" fo:margin-left="12.8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41" loext:num-list-format="%1%." style:num-suffix="." style:num-format="1" text:start-value="5">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542"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50"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551"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559" loext:num-list-format="%1%." style:num-suffix="." style:num-format="1" text:start-value="3">
        <style:list-level-properties text:list-level-position-and-space-mode="label-alignment">
          <style:list-level-label-alignment text:label-followed-by="listtab" fo:text-indent="-0.635cm" fo:margin-left="1.323cm"/>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635cm" fo:margin-left="2.593cm"/>
        </style:list-level-properties>
      </text:list-level-style-number>
      <text:list-level-style-number text:level="3" text:style-name="ListLabel_20_561" loext:num-list-format="%3%." style:num-suffix="." style:num-format="i">
        <style:list-level-properties text:list-level-position-and-space-mode="label-alignment">
          <style:list-level-label-alignment text:label-followed-by="listtab" fo:text-indent="-0.543cm" fo:margin-left="3.863cm"/>
        </style:list-level-properties>
      </text:list-level-style-number>
      <text:list-level-style-bullet text:level="4" text:style-name="ListLabel_20_562" loext:num-list-format="•" style:num-suffix="•" text:bullet-char="•">
        <style:list-level-properties text:list-level-position-and-space-mode="label-alignment">
          <style:list-level-label-alignment text:label-followed-by="listtab" fo:text-indent="-0.543cm" fo:margin-left="5.376cm"/>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fo:text-indent="-0.543cm" fo:margin-left="6.872cm"/>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fo:text-indent="-0.543cm" fo:margin-left="8.368cm"/>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fo:text-indent="-0.543cm" fo:margin-left="9.864cm"/>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fo:text-indent="-0.543cm" fo:margin-left="11.359cm"/>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fo:text-indent="-0.543cm" fo:margin-left="12.8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68" loext:num-list-format="%1%." style:num-suffix="." style:num-format="a" style:num-letter-sync="true">
        <style:list-level-properties text:list-level-position-and-space-mode="label-alignment">
          <style:list-level-label-alignment text:label-followed-by="listtab" fo:text-indent="-0.635cm" fo:margin-left="2.593cm"/>
        </style:list-level-properties>
      </text:list-level-style-number>
      <text:list-level-style-bullet text:level="2" text:style-name="ListLabel_20_569" loext:num-list-format="•" style:num-suffix="•" text:bullet-char="•">
        <style:list-level-properties text:list-level-position-and-space-mode="label-alignment">
          <style:list-level-label-alignment text:label-followed-by="listtab" fo:text-indent="-0.635cm" fo:margin-left="3.933cm"/>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fo:text-indent="-0.635cm" fo:margin-left="5.256cm"/>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fo:text-indent="-0.635cm" fo:margin-left="6.581cm"/>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fo:text-indent="-0.635cm" fo:margin-left="7.904cm"/>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fo:text-indent="-0.635cm" fo:margin-left="9.229cm"/>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fo:text-indent="-0.635cm" fo:margin-left="10.552cm"/>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fo:text-indent="-0.635cm" fo:margin-left="11.875cm"/>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fo:text-indent="-0.635cm" fo:margin-left="13.1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77"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number text:level="2" text:style-name="ListLabel_20_578" loext:num-list-format="%2%." style:num-suffix="." style:num-format="a" style:num-letter-sync="true">
        <style:list-level-properties text:list-level-position-and-space-mode="label-alignment">
          <style:list-level-label-alignment text:label-followed-by="listtab" fo:text-indent="-0.635cm" fo:margin-left="2.581cm"/>
        </style:list-level-properties>
      </text:list-level-style-number>
      <text:list-level-style-bullet text:level="3" text:style-name="ListLabel_20_579" loext:num-list-format="•" style:num-suffix="•" text:bullet-char="•">
        <style:list-level-properties text:list-level-position-and-space-mode="label-alignment">
          <style:list-level-label-alignment text:label-followed-by="listtab" fo:text-indent="-0.635cm" fo:margin-left="4.05cm"/>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fo:text-indent="-0.635cm" fo:margin-left="5.525cm"/>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fo:text-indent="-0.635cm" fo:margin-left="6.999cm"/>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fo:text-indent="-0.635cm" fo:margin-left="8.474cm"/>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fo:text-indent="-0.635cm" fo:margin-left="9.948cm"/>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fo:text-indent="-0.635cm" fo:margin-left="11.423cm"/>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fo:text-indent="-0.635cm" fo:margin-left="12.8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86" loext:num-list-format="%1%." style:num-suffix="." style:num-format="1" text:start-value="3">
        <style:list-level-properties text:list-level-position-and-space-mode="label-alignment">
          <style:list-level-label-alignment text:label-followed-by="listtab" fo:text-indent="-0.635cm" fo:margin-left="1.323cm"/>
        </style:list-level-properties>
      </text:list-level-style-number>
      <text:list-level-style-bullet text:level="2" text:style-name="ListLabel_20_587" loext:num-list-format="o" style:num-suffix="o" text:bullet-char="o">
        <style:list-level-properties text:list-level-position-and-space-mode="label-alignment">
          <style:list-level-label-alignment text:label-followed-by="listtab" fo:text-indent="-0.635cm" fo:margin-left="2.593cm"/>
        </style:list-level-properties>
        <style:text-properties fo:font-family="'Courier New'"/>
      </text:list-level-style-bullet>
      <text:list-level-style-bullet text:level="3" text:style-name="ListLabel_20_588" loext:num-list-format="•" style:num-suffix="•" text:bullet-char="•">
        <style:list-level-properties text:list-level-position-and-space-mode="label-alignment">
          <style:list-level-label-alignment text:label-followed-by="listtab" fo:text-indent="-0.635cm" fo:margin-left="4.08cm"/>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fo:text-indent="-0.635cm" fo:margin-left="5.551cm"/>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fo:text-indent="-0.635cm" fo:margin-left="7.022cm"/>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fo:text-indent="-0.635cm" fo:margin-left="8.493cm"/>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fo:text-indent="-0.635cm" fo:margin-left="9.962cm"/>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fo:text-indent="-0.635cm" fo:margin-left="11.434cm"/>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fo:text-indent="-0.635cm" fo:margin-left="12.9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95" loext:num-list-format="o" style:num-suffix="o" text:bullet-char="o">
        <style:list-level-properties text:list-level-position-and-space-mode="label-alignment">
          <style:list-level-label-alignment text:label-followed-by="listtab" fo:text-indent="-0.635cm" fo:margin-left="2.593cm"/>
        </style:list-level-properties>
        <style:text-properties fo:font-family="'Courier New'"/>
      </text:list-level-style-bullet>
      <text:list-level-style-bullet text:level="2" text:style-name="ListLabel_20_596" loext:num-list-format="•" style:num-suffix="•" text:bullet-char="•">
        <style:list-level-properties text:list-level-position-and-space-mode="label-alignment">
          <style:list-level-label-alignment text:label-followed-by="listtab" fo:text-indent="-0.635cm" fo:margin-left="3.933cm"/>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fo:text-indent="-0.635cm" fo:margin-left="5.256cm"/>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fo:text-indent="-0.635cm" fo:margin-left="6.581cm"/>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fo:text-indent="-0.635cm" fo:margin-left="7.904cm"/>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fo:text-indent="-0.635cm" fo:margin-left="9.229cm"/>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fo:text-indent="-0.635cm" fo:margin-left="10.552cm"/>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fo:text-indent="-0.635cm" fo:margin-left="11.875cm"/>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fo:text-indent="-0.635cm" fo:margin-left="13.1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04"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605" loext:num-list-format="o" style:num-suffix="o" text:bullet-char="o">
        <style:list-level-properties text:list-level-position-and-space-mode="label-alignment">
          <style:list-level-label-alignment text:label-followed-by="listtab" fo:text-indent="-0.635cm" fo:margin-left="2.581cm"/>
        </style:list-level-properties>
        <style:text-properties fo:font-family="'Courier New'"/>
      </text:list-level-style-bullet>
      <text:list-level-style-bullet text:level="3" text:style-name="ListLabel_20_606" loext:num-list-format="•" style:num-suffix="•" text:bullet-char="•">
        <style:list-level-properties text:list-level-position-and-space-mode="label-alignment">
          <style:list-level-label-alignment text:label-followed-by="listtab" fo:text-indent="-0.635cm" fo:margin-left="4.05cm"/>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fo:text-indent="-0.635cm" fo:margin-left="5.525cm"/>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fo:text-indent="-0.635cm" fo:margin-left="6.999cm"/>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fo:text-indent="-0.635cm" fo:margin-left="8.474cm"/>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fo:text-indent="-0.635cm" fo:margin-left="9.948cm"/>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fo:text-indent="-0.635cm" fo:margin-left="11.423cm"/>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fo:text-indent="-0.635cm" fo:margin-left="12.8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13" loext:num-list-format="%1%." style:num-suffix="." style:num-format="1" text:start-value="5">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614"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22"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623"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631" loext:num-list-format="%1%." style:num-suffix="." style:num-format="1" text:start-value="5">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632"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640"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641"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49" loext:num-list-format="%1%." style:num-suffix="." style:num-format="1" text:start-value="5">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650"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58"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659"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67" loext:num-list-format="%1%." style:num-suffix="." style:num-format="1">
        <style:list-level-properties text:list-level-position-and-space-mode="label-alignment">
          <style:list-level-label-alignment text:label-followed-by="listtab" fo:text-indent="-0.635cm" fo:margin-left="1.311cm"/>
        </style:list-level-properties>
      </text:list-level-style-number>
      <text:list-level-style-bullet text:level="2" text:style-name="ListLabel_20_668" loext:num-list-format="•" style:num-suffix="•" text:bullet-char="•">
        <style:list-level-properties text:list-level-position-and-space-mode="label-alignment">
          <style:list-level-label-alignment text:label-followed-by="listtab" fo:text-indent="-0.635cm" fo:margin-left="2.759cm"/>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fo:text-indent="-0.635cm" fo:margin-left="4.212cm"/>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fo:text-indent="-0.635cm" fo:margin-left="7.121cm"/>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fo:text-indent="-0.635cm" fo:margin-left="8.576cm"/>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fo:text-indent="-0.635cm" fo:margin-left="10.029cm"/>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fo:text-indent="-0.635cm" fo:margin-left="11.485cm"/>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fo:text-indent="-0.635cm" fo:margin-left="12.9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76" loext:num-list-format="%1%." style:num-suffix="." style:num-format="a" style:num-letter-sync="true" text:start-value="2">
        <style:list-level-properties text:list-level-position-and-space-mode="label-alignment">
          <style:list-level-label-alignment text:label-followed-by="listtab" fo:text-indent="-0.635cm" fo:margin-left="2.662cm"/>
        </style:list-level-properties>
      </text:list-level-style-number>
      <text:list-level-style-number text:level="2" text:style-name="ListLabel_20_677" loext:num-list-format="%2%." style:num-suffix="." style:num-format="i">
        <style:list-level-properties text:list-level-position-and-space-mode="label-alignment">
          <style:list-level-label-alignment text:label-followed-by="listtab" fo:text-indent="-0.543cm" fo:margin-left="3.932cm"/>
        </style:list-level-properties>
      </text:list-level-style-number>
      <text:list-level-style-bullet text:level="3" text:style-name="ListLabel_20_678" loext:num-list-format="•" style:num-suffix="•" text:bullet-char="•">
        <style:list-level-properties text:list-level-position-and-space-mode="label-alignment">
          <style:list-level-label-alignment text:label-followed-by="listtab" fo:text-indent="-0.543cm" fo:margin-left="5.341cm"/>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fo:text-indent="-0.543cm" fo:margin-left="6.768cm"/>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fo:text-indent="-0.543cm" fo:margin-left="8.193cm"/>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fo:text-indent="-0.543cm" fo:margin-left="9.62cm"/>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fo:text-indent="-0.543cm" fo:margin-left="11.047cm"/>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fo:text-indent="-0.543cm" fo:margin-left="12.472cm"/>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fo:text-indent="-0.543cm" fo:margin-left="13.8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69cm" fo:margin-bottom="0.494cm" fo:margin-left="2.499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69cm" fo:margin-bottom="0.494cm" fo:margin-left="2.499cm" fo:margin-right="1.75cm" style:writing-mode="lr-tb" style:layout-grid-color="#c0c0c0" style:layout-grid-lines="2673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5cm" fo:margin-bottom="0.494cm" fo:margin-left="2.499cm" fo:margin-right="1.75cm" style:writing-mode="lr-tb" style:layout-grid-color="#c0c0c0" style:layout-grid-lines="267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387cm" fo:margin-bottom="0.494cm" fo:margin-left="2.499cm" fo:margin-right="1.75cm" style:writing-mode="lr-tb" style:layout-grid-color="#c0c0c0" style:layout-grid-lines="2581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34cm" fo:margin-bottom="0.494cm" fo:margin-left="2.499cm" fo:margin-right="1.75cm" style:writing-mode="lr-tb" style:layout-grid-color="#c0c0c0" style:layout-grid-lines="2677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351cm" fo:margin-bottom="2.783cm" fo:margin-left="2.499cm" fo:margin-right="1.75cm" style:writing-mode="lr-tb" style:layout-grid-color="#c0c0c0" style:layout-grid-lines="2356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364cm" fo:margin-bottom="2.648cm" fo:margin-left="2.499cm" fo:margin-right="1.75cm" style:writing-mode="lr-tb" style:layout-grid-color="#c0c0c0" style:layout-grid-lines="2468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364cm" fo:margin-bottom="0.494cm" fo:margin-left="2.499cm" fo:margin-right="1.75cm" style:writing-mode="lr-tb" style:layout-grid-color="#c0c0c0" style:layout-grid-lines="268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387cm" fo:margin-bottom="2.863cm" fo:margin-left="2.499cm" fo:margin-right="1.75cm" style:writing-mode="lr-tb" style:layout-grid-color="#c0c0c0" style:layout-grid-lines="2345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2" draw:style-name="Mdp1"/>
    <style:master-page style:name="Converted4" style:page-layout-name="Mpm3" draw:style-name="Mdp1"/>
    <style:master-page style:name="Converted5" style:page-layout-name="Mpm2"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2" draw:style-name="Mdp1"/>
    <style:master-page style:name="Converted10" style:page-layout-name="Mpm2" draw:style-name="Mdp1"/>
    <style:master-page style:name="Converted11" style:page-layout-name="Mpm2" draw:style-name="Mdp1"/>
    <style:master-page style:name="Converted12" style:page-layout-name="Mpm2" draw:style-name="Mdp1"/>
    <style:master-page style:name="Converted13" style:page-layout-name="Mpm2" draw:style-name="Mdp1"/>
    <style:master-page style:name="Converted14" style:page-layout-name="Mpm3" draw:style-name="Mdp1"/>
    <style:master-page style:name="Converted15" style:page-layout-name="Mpm2" draw:style-name="Mdp1"/>
    <style:master-page style:name="Converted16" style:page-layout-name="Mpm2" draw:style-name="Mdp1"/>
    <style:master-page style:name="Converted17" style:page-layout-name="Mpm2" draw:style-name="Mdp1"/>
    <style:master-page style:name="Converted18" style:page-layout-name="Mpm2" draw:style-name="Mdp1"/>
    <style:master-page style:name="Converted19" style:page-layout-name="Mpm2" draw:style-name="Mdp1"/>
    <style:master-page style:name="Converted20" style:page-layout-name="Mpm2" draw:style-name="Mdp1"/>
    <style:master-page style:name="Converted21" style:page-layout-name="Mpm2" draw:style-name="Mdp1"/>
    <style:master-page style:name="Converted22" style:page-layout-name="Mpm4" draw:style-name="Mdp1"/>
    <style:master-page style:name="Converted23" style:page-layout-name="Mpm2" draw:style-name="Mdp1"/>
    <style:master-page style:name="Converted24" style:page-layout-name="Mpm2" draw:style-name="Mdp1"/>
    <style:master-page style:name="Converted25" style:page-layout-name="Mpm2" draw:style-name="Mdp1"/>
    <style:master-page style:name="Converted26" style:page-layout-name="Mpm5" draw:style-name="Mdp1"/>
    <style:master-page style:name="Converted27" style:page-layout-name="Mpm2" draw:style-name="Mdp1"/>
    <style:master-page style:name="Converted28" style:page-layout-name="Mpm2" draw:style-name="Mdp1"/>
    <style:master-page style:name="Converted29" style:page-layout-name="Mpm2" draw:style-name="Mdp1"/>
    <style:master-page style:name="Converted30" style:page-layout-name="Mpm2" draw:style-name="Mdp1"/>
    <style:master-page style:name="Converted31" style:page-layout-name="Mpm2" draw:style-name="Mdp1"/>
    <style:master-page style:name="Converted32" style:page-layout-name="Mpm2" draw:style-name="Mdp1"/>
    <style:master-page style:name="Converted33" style:page-layout-name="Mpm2" draw:style-name="Mdp1"/>
    <style:master-page style:name="Converted34" style:page-layout-name="Mpm3" draw:style-name="Mdp1"/>
    <style:master-page style:name="Converted35" style:page-layout-name="Mpm2" draw:style-name="Mdp1"/>
    <style:master-page style:name="Converted36" style:page-layout-name="Mpm2" draw:style-name="Mdp1"/>
    <style:master-page style:name="Converted37" style:page-layout-name="Mpm2" draw:style-name="Mdp1"/>
    <style:master-page style:name="Converted38" style:page-layout-name="Mpm2" draw:style-name="Mdp1"/>
    <style:master-page style:name="Converted39" style:page-layout-name="Mpm2" draw:style-name="Mdp1"/>
    <style:master-page style:name="Converted40" style:page-layout-name="Mpm2" draw:style-name="Mdp1"/>
    <style:master-page style:name="Converted41" style:page-layout-name="Mpm2" draw:style-name="Mdp1"/>
    <style:master-page style:name="Converted42" style:page-layout-name="Mpm2" draw:style-name="Mdp1"/>
    <style:master-page style:name="Converted43" style:page-layout-name="Mpm3" draw:style-name="Mdp1"/>
    <style:master-page style:name="Converted44" style:page-layout-name="Mpm2" draw:style-name="Mdp1"/>
    <style:master-page style:name="Converted45" style:page-layout-name="Mpm3" draw:style-name="Mdp1"/>
    <style:master-page style:name="Converted46" style:page-layout-name="Mpm2" draw:style-name="Mdp1"/>
    <style:master-page style:name="Converted47" style:page-layout-name="Mpm3" draw:style-name="Mdp1"/>
    <style:master-page style:name="Converted48" style:page-layout-name="Mpm2" draw:style-name="Mdp1"/>
    <style:master-page style:name="Converted49" style:page-layout-name="Mpm3" draw:style-name="Mdp1"/>
    <style:master-page style:name="Converted50" style:page-layout-name="Mpm2" draw:style-name="Mdp1"/>
    <style:master-page style:name="Converted51" style:page-layout-name="Mpm3" draw:style-name="Mdp1"/>
    <style:master-page style:name="Converted52" style:page-layout-name="Mpm2" draw:style-name="Mdp1"/>
    <style:master-page style:name="Converted53" style:page-layout-name="Mpm2" draw:style-name="Mdp1"/>
    <style:master-page style:name="Converted54" style:page-layout-name="Mpm2" draw:style-name="Mdp1"/>
    <style:master-page style:name="Converted55" style:page-layout-name="Mpm2" draw:style-name="Mdp1"/>
    <style:master-page style:name="Converted56" style:page-layout-name="Mpm3" draw:style-name="Mdp1"/>
    <style:master-page style:name="Converted57" style:page-layout-name="Mpm2" draw:style-name="Mdp1"/>
    <style:master-page style:name="Converted58" style:page-layout-name="Mpm3" draw:style-name="Mdp1"/>
    <style:master-page style:name="Converted59" style:page-layout-name="Mpm2" draw:style-name="Mdp1"/>
    <style:master-page style:name="Converted60" style:page-layout-name="Mpm3" draw:style-name="Mdp1"/>
    <style:master-page style:name="Converted61" style:page-layout-name="Mpm6" draw:style-name="Mdp1"/>
    <style:master-page style:name="Converted62" style:page-layout-name="Mpm2" draw:style-name="Mdp1"/>
    <style:master-page style:name="Converted63" style:page-layout-name="Mpm7" draw:style-name="Mdp1"/>
    <style:master-page style:name="Converted64" style:page-layout-name="Mpm8" draw:style-name="Mdp1"/>
    <style:master-page style:name="Converted65" style:page-layout-name="Mpm4" draw:style-name="Mdp1"/>
    <style:master-page style:name="Converted66" style:page-layout-name="Mpm9" draw:style-name="Mdp1"/>
    <style:master-page style:name="Converted67"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ep Gopani - TL</meta:initial-creator>
    <dc:title>Jira</dc:title>
    <meta:creation-date>2025-07-03T06:20:19</meta:creation-date>
    <dc:date>2025-07-03T12:42:22.018749006</dc:date>
    <meta:editing-duration>PT18M25S</meta:editing-duration>
    <meta:generator>LibreOffice/7.3.7.2$Linux_X86_64 LibreOffice_project/30$Build-2</meta:generator>
    <meta:editing-cycles>3</meta:editing-cycles>
    <meta:document-statistic meta:table-count="47" meta:image-count="0" meta:object-count="0" meta:page-count="70" meta:paragraph-count="1016" meta:word-count="10918" meta:character-count="60984" meta:non-whitespace-character-count="51622"/>
    <meta:user-defined meta:name="AppVersion">12.0000</meta:user-defined>
    <meta:user-defined meta:name="Created" meta:value-type="date">2025-07-01T00:00:00</meta:user-defined>
    <meta:user-defined meta:name="Creator">Microsoft® Word 2019</meta:user-defined>
    <meta:user-defined meta:name="LastSaved" meta:value-type="date">2025-07-03T00:00:00</meta:user-defined>
    <meta:user-defined meta:name="Producer" meta:value-type="string">Microsoft® Word 2019</meta:user-defined>
    <meta:template xlink:type="simple" xlink:actuate="onRequest" xlink:title="Normal" xlink:href=""/>
  </office:meta>
</office:document-meta>
</file>